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2cm"/>
    </style:style>
    <style:style style:name="co3" style:family="table-column">
      <style:table-column-properties fo:break-before="auto" style:column-width="4.7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2"/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7.073cm" svg:height="8.991cm" svg:x="33.486cm" svg:y="39.589cm">
            <draw:object draw:notify-on-update-of-ranges="Feuille1.E2:Feuille1.E129 Feuille1.F2:Feuille1.F129 Feuille1.E2:Feuille1.E129 Feuille1.L2:Feuille1.L1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18cm" svg:height="8.99cm" svg:x="24.127cm" svg:y="46.293cm">
            <draw:object draw:notify-on-update-of-ranges="Feuille1.R2:Feuille1.R129 Feuille1.S2:Feuille1.S129 Feuille1.T2:Feuille1.T129 Feuille1.U2:Feuille1.U1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073cm" svg:height="8.991cm" svg:x="51.93cm" svg:y="40.799cm">
            <draw:object draw:notify-on-update-of-ranges="Feuille1.E2:Feuille1.E129 Feuille1.G2:Feuille1.G129 Feuille1.E2:Feuille1.E129 Feuille1.M2:Feuille1.M1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.073cm" svg:height="8.991cm" svg:x="49.827cm" svg:y="28.349cm">
            <draw:object draw:notify-on-update-of-ranges="Feuille1.E2:Feuille1.E129 Feuille1.H2:Feuille1.H129 Feuille1.E2:Feuille1.E129 Feuille1.N2:Feuille1.N1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12.152cm" svg:x="41.984cm" svg:y="55.849cm">
            <draw:object draw:notify-on-update-of-ranges="Feuille1.W3:Feuille1.W128 Feuille1.X3:Feuille1.X128 Feuille1.Y3:Feuille1.Y128 Feuille1.Z3:Feuille1.Z1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.021cm" svg:height="12.18cm" svg:x="58.054cm" svg:y="55.91cm">
            <draw:object draw:notify-on-update-of-ranges="Feuille1.AB3:Feuille1.AB128 Feuille1.AC3:Feuille1.AC128 Feuille1.AD3:Feuille1.AD128 Feuille1.AE3:Feuille1.AE1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style-name="Default" office:value-type="string" calcext:value-type="string">
            <text:p>cam1:</text:p>
          </table:table-cell>
          <table:table-cell table:style-name="Default" office:value-type="string" calcext:value-type="string">
            <text:p>cam2:</text:p>
          </table:table-cell>
          <table:table-cell table:style-name="Default" office:value-type="string" calcext:value-type="string">
            <text:p>cam1:</text:p>
          </table:table-cell>
          <table:table-cell table:style-name="Default" office:value-type="string" calcext:value-type="string">
            <text:p>cam2: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197</text:p>
          </table:table-cell>
          <table:table-cell office:value-type="string" calcext:value-type="string">
            <text:p>011D</text:p>
          </table:table-cell>
          <table:table-cell table:style-name="Default" office:value-type="string" calcext:value-type="string">
            <text:p>01C1</text:p>
          </table:table-cell>
          <table:table-cell table:style-name="Default" office:value-type="string" calcext:value-type="string">
            <text:p>012A</text:p>
          </table:table-cell>
          <table:table-cell office:value-type="float" office:value="0" calcext:value-type="float">
            <text:p>0</text:p>
          </table:table-cell>
          <table:table-cell table:formula="of:=DECIMAL([.A2];16)" office:value-type="float" office:value="407" calcext:value-type="float">
            <text:p>407</text:p>
          </table:table-cell>
          <table:table-cell table:formula="of:=DECIMAL([.B2];16)" office:value-type="float" office:value="285" calcext:value-type="float">
            <text:p>285</text:p>
          </table:table-cell>
          <table:table-cell table:formula="of:=DECIMAL([.C2];16)" office:value-type="float" office:value="449" calcext:value-type="float">
            <text:p>449</text:p>
          </table:table-cell>
          <table:table-cell table:formula="of:=DECIMAL([.D2];16)" office:value-type="float" office:value="298" calcext:value-type="float">
            <text:p>298</text:p>
          </table:table-cell>
          <table:table-cell/>
          <table:table-cell table:formula="of:=[.E2]-63.5" office:value-type="float" office:value="-63.5" calcext:value-type="float">
            <text:p>-63,5</text:p>
          </table:table-cell>
          <table:table-cell table:formula="of:=[.F$133]+[.F$137]*([.$K2])^2" office:value-type="float" office:value="198.362204724409" calcext:value-type="float">
            <text:p>198,3622047244</text:p>
          </table:table-cell>
          <table:table-cell table:formula="of:=[.G$133]+[.G$137]*([.$K2])^2" office:value-type="float" office:value="33.8818897637796" calcext:value-type="float">
            <text:p>33,8818897638</text:p>
          </table:table-cell>
          <table:table-cell table:formula="of:=[.H$133]+[.H$137]*([.$K2])^2" office:value-type="float" office:value="163.708661417323" calcext:value-type="float">
            <text:p>163,7086614173</text:p>
          </table:table-cell>
          <table:table-cell table:formula="of:=[.I$133]+[.I$137]*([.$K2])^2" office:value-type="float" office:value="77.8740157480313" calcext:value-type="float">
            <text:p>77,874015748</text:p>
          </table:table-cell>
          <table:table-cell table:number-columns-repeated="2"/>
          <table:table-cell table:formula="of:=[.L2]-[.F2]" office:value-type="float" office:value="-208.637795275591" calcext:value-type="float">
            <text:p>-208,6377952756</text:p>
          </table:table-cell>
          <table:table-cell table:formula="of:=[.M2]-[.G2]" office:value-type="float" office:value="-251.11811023622" calcext:value-type="float">
            <text:p>-251,1181102362</text:p>
          </table:table-cell>
          <table:table-cell table:formula="of:=[.N2]-[.H2]" office:value-type="float" office:value="-285.291338582677" calcext:value-type="float">
            <text:p>-285,2913385827</text:p>
          </table:table-cell>
          <table:table-cell table:formula="of:=[.O2]-[.I2]" office:value-type="float" office:value="-220.125984251969" calcext:value-type="float">
            <text:p>-220,125984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B3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0131</text:p>
          </table:table-cell>
          <table:table-cell office:value-type="float" office:value="1" calcext:value-type="float">
            <text:p>1</text:p>
          </table:table-cell>
          <table:table-cell table:formula="of:=DECIMAL([.A3];16)" office:value-type="float" office:value="435" calcext:value-type="float">
            <text:p>435</text:p>
          </table:table-cell>
          <table:table-cell table:formula="of:=DECIMAL([.B3];16)" office:value-type="float" office:value="291" calcext:value-type="float">
            <text:p>291</text:p>
          </table:table-cell>
          <table:table-cell table:formula="of:=DECIMAL([.C3];16)" office:value-type="float" office:value="481" calcext:value-type="float">
            <text:p>481</text:p>
          </table:table-cell>
          <table:table-cell table:formula="of:=DECIMAL([.D3];16)" office:value-type="float" office:value="305" calcext:value-type="float">
            <text:p>305</text:p>
          </table:table-cell>
          <table:table-cell/>
          <table:table-cell table:formula="of:=[.E3]-63.5" office:value-type="float" office:value="-62.5" calcext:value-type="float">
            <text:p>-62,5</text:p>
          </table:table-cell>
          <table:table-cell table:formula="of:=[.F$133]+[.F$137]*([.$K3])^2" office:value-type="float" office:value="232.786251399274" calcext:value-type="float">
            <text:p>232,7862513993</text:p>
          </table:table-cell>
          <table:table-cell table:formula="of:=[.G$133]+[.G$137]*([.$K3])^2" office:value-type="float" office:value="82.6325579737772" calcext:value-type="float">
            <text:p>82,6325579738</text:p>
          </table:table-cell>
          <table:table-cell table:formula="of:=[.H$133]+[.H$137]*([.$K3])^2" office:value-type="float" office:value="204.933959615951" calcext:value-type="float">
            <text:p>204,933959616</text:p>
          </table:table-cell>
          <table:table-cell table:formula="of:=[.I$133]+[.I$137]*([.$K3])^2" office:value-type="float" office:value="129.406007567921" calcext:value-type="float">
            <text:p>129,4060075679</text:p>
          </table:table-cell>
          <table:table-cell table:number-columns-repeated="2"/>
          <table:table-cell table:formula="of:=[.L3]-[.F3]" office:value-type="float" office:value="-202.213748600726" calcext:value-type="float">
            <text:p>-202,2137486007</text:p>
          </table:table-cell>
          <table:table-cell table:formula="of:=[.M3]-[.G3]" office:value-type="float" office:value="-208.367442026223" calcext:value-type="float">
            <text:p>-208,3674420262</text:p>
          </table:table-cell>
          <table:table-cell table:formula="of:=[.N3]-[.H3]" office:value-type="float" office:value="-276.066040384049" calcext:value-type="float">
            <text:p>-276,0660403841</text:p>
          </table:table-cell>
          <table:table-cell table:formula="of:=[.O3]-[.I3]" office:value-type="float" office:value="-175.593992432079" calcext:value-type="float">
            <text:p>-175,5939924321</text:p>
          </table:table-cell>
          <table:table-cell/>
          <table:table-cell table:formula="of:=[.R4]-[.R2]" office:value-type="float" office:value="3.30167991044641" calcext:value-type="float">
            <text:p>3,3016799104</text:p>
          </table:table-cell>
          <table:table-cell table:formula="of:=[.S4]-[.S2]" office:value-type="float" office:value="78.7275162896781" calcext:value-type="float">
            <text:p>78,7275162897</text:p>
          </table:table-cell>
          <table:table-cell table:formula="of:=[.T4]-[.T2]" office:value-type="float" office:value="8.79622658457924" calcext:value-type="float">
            <text:p>8,7962265846</text:p>
          </table:table-cell>
          <table:table-cell table:formula="of:=[.U4]-[.U2]" office:value-type="float" office:value="88.2460155156532" calcext:value-type="float">
            <text:p>88,2460155157</text:p>
          </table:table-cell>
          <table:table-cell/>
          <table:table-cell table:formula="of:=[.F2]-[.F4]" office:value-type="float" office:value="-65" calcext:value-type="float">
            <text:p>-65</text:p>
          </table:table-cell>
          <table:table-cell table:formula="of:=[.G2]-[.G4]" office:value-type="float" office:value="-18" calcext:value-type="float">
            <text:p>-18</text:p>
          </table:table-cell>
          <table:table-cell table:formula="of:=[.H2]-[.H4]" office:value-type="float" office:value="-73" calcext:value-type="float">
            <text:p>-73</text:p>
          </table:table-cell>
          <table:table-cell table:formula="of:=[.I2]-[.I4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01D8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0138</text:p>
          </table:table-cell>
          <table:table-cell office:value-type="float" office:value="2" calcext:value-type="float">
            <text:p>2</text:p>
          </table:table-cell>
          <table:table-cell table:formula="of:=DECIMAL([.A4];16)" office:value-type="float" office:value="472" calcext:value-type="float">
            <text:p>472</text:p>
          </table:table-cell>
          <table:table-cell table:formula="of:=DECIMAL([.B4];16)" office:value-type="float" office:value="303" calcext:value-type="float">
            <text:p>303</text:p>
          </table:table-cell>
          <table:table-cell table:formula="of:=DECIMAL([.C4];16)" office:value-type="float" office:value="522" calcext:value-type="float">
            <text:p>522</text:p>
          </table:table-cell>
          <table:table-cell table:formula="of:=DECIMAL([.D4];16)" office:value-type="float" office:value="312" calcext:value-type="float">
            <text:p>312</text:p>
          </table:table-cell>
          <table:table-cell/>
          <table:table-cell table:formula="of:=[.E4]-63.5" office:value-type="float" office:value="-61.5" calcext:value-type="float">
            <text:p>-61,5</text:p>
          </table:table-cell>
          <table:table-cell table:formula="of:=[.F$133]+[.F$137]*([.$K4])^2" office:value-type="float" office:value="266.663884634856" calcext:value-type="float">
            <text:p>266,6638846349</text:p>
          </table:table-cell>
          <table:table-cell table:formula="of:=[.G$133]+[.G$137]*([.$K4])^2" office:value-type="float" office:value="130.609406053458" calcext:value-type="float">
            <text:p>130,6094060535</text:p>
          </table:table-cell>
          <table:table-cell table:formula="of:=[.H$133]+[.H$137]*([.$K4])^2" office:value-type="float" office:value="245.504888001902" calcext:value-type="float">
            <text:p>245,5048880019</text:p>
          </table:table-cell>
          <table:table-cell table:formula="of:=[.I$133]+[.I$137]*([.$K4])^2" office:value-type="float" office:value="180.120031263685" calcext:value-type="float">
            <text:p>180,1200312637</text:p>
          </table:table-cell>
          <table:table-cell table:number-columns-repeated="2"/>
          <table:table-cell table:formula="of:=[.L4]-[.F4]" office:value-type="float" office:value="-205.336115365144" calcext:value-type="float">
            <text:p>-205,3361153651</text:p>
          </table:table-cell>
          <table:table-cell table:formula="of:=[.M4]-[.G4]" office:value-type="float" office:value="-172.390593946542" calcext:value-type="float">
            <text:p>-172,3905939465</text:p>
          </table:table-cell>
          <table:table-cell table:formula="of:=[.N4]-[.H4]" office:value-type="float" office:value="-276.495111998098" calcext:value-type="float">
            <text:p>-276,4951119981</text:p>
          </table:table-cell>
          <table:table-cell table:formula="of:=[.O4]-[.I4]" office:value-type="float" office:value="-131.879968736316" calcext:value-type="float">
            <text:p>-131,8799687363</text:p>
          </table:table-cell>
          <table:table-cell/>
          <table:table-cell table:formula="of:=[.R5]-[.R3]" office:value-type="float" office:value="-11.7911469681208" calcext:value-type="float">
            <text:p>-11,7911469681</text:p>
          </table:table-cell>
          <table:table-cell table:formula="of:=[.S5]-[.S3]" office:value-type="float" office:value="58.1798760290435" calcext:value-type="float">
            <text:p>58,179876029</text:p>
          </table:table-cell>
          <table:table-cell table:formula="of:=[.T5]-[.T3]" office:value-type="float" office:value="-9.51251304077414" calcext:value-type="float">
            <text:p>-9,5125130408</text:p>
          </table:table-cell>
          <table:table-cell table:formula="of:=[.U5]-[.U3]" office:value-type="float" office:value="67.6100792674026" calcext:value-type="float">
            <text:p>67,6100792674</text:p>
          </table:table-cell>
          <table:table-cell/>
          <table:table-cell table:formula="of:=[.F3]-[.F5]" office:value-type="float" office:value="-79" calcext:value-type="float">
            <text:p>-79</text:p>
          </table:table-cell>
          <table:table-cell table:formula="of:=[.G3]-[.G5]" office:value-type="float" office:value="-37" calcext:value-type="float">
            <text:p>-37</text:p>
          </table:table-cell>
          <table:table-cell table:formula="of:=[.H3]-[.H5]" office:value-type="float" office:value="-90" calcext:value-type="float">
            <text:p>-90</text:p>
          </table:table-cell>
          <table:table-cell table:formula="of:=[.I3]-[.I5]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023B</text:p>
          </table:table-cell>
          <table:table-cell office:value-type="string" calcext:value-type="string">
            <text:p>0152</text:p>
          </table:table-cell>
          <table:table-cell office:value-type="float" office:value="3" calcext:value-type="float">
            <text:p>3</text:p>
          </table:table-cell>
          <table:table-cell table:formula="of:=DECIMAL([.A5];16)" office:value-type="float" office:value="514" calcext:value-type="float">
            <text:p>514</text:p>
          </table:table-cell>
          <table:table-cell table:formula="of:=DECIMAL([.B5];16)" office:value-type="float" office:value="328" calcext:value-type="float">
            <text:p>328</text:p>
          </table:table-cell>
          <table:table-cell table:formula="of:=DECIMAL([.C5];16)" office:value-type="float" office:value="571" calcext:value-type="float">
            <text:p>571</text:p>
          </table:table-cell>
          <table:table-cell table:formula="of:=DECIMAL([.D5];16)" office:value-type="float" office:value="338" calcext:value-type="float">
            <text:p>338</text:p>
          </table:table-cell>
          <table:table-cell/>
          <table:table-cell table:formula="of:=[.E5]-63.5" office:value-type="float" office:value="-60.5" calcext:value-type="float">
            <text:p>-60,5</text:p>
          </table:table-cell>
          <table:table-cell table:formula="of:=[.F$133]+[.F$137]*([.$K5])^2" office:value-type="float" office:value="299.995104431154" calcext:value-type="float">
            <text:p>299,9951044312</text:p>
          </table:table-cell>
          <table:table-cell table:formula="of:=[.G$133]+[.G$137]*([.$K5])^2" office:value-type="float" office:value="177.812434002821" calcext:value-type="float">
            <text:p>177,8124340028</text:p>
          </table:table-cell>
          <table:table-cell table:formula="of:=[.H$133]+[.H$137]*([.$K5])^2" office:value-type="float" office:value="285.421446575177" calcext:value-type="float">
            <text:p>285,4214465752</text:p>
          </table:table-cell>
          <table:table-cell table:formula="of:=[.I$133]+[.I$137]*([.$K5])^2" office:value-type="float" office:value="230.016086835323" calcext:value-type="float">
            <text:p>230,0160868353</text:p>
          </table:table-cell>
          <table:table-cell table:number-columns-repeated="2"/>
          <table:table-cell table:formula="of:=[.L5]-[.F5]" office:value-type="float" office:value="-214.004895568846" calcext:value-type="float">
            <text:p>-214,0048955688</text:p>
          </table:table-cell>
          <table:table-cell table:formula="of:=[.M5]-[.G5]" office:value-type="float" office:value="-150.187565997179" calcext:value-type="float">
            <text:p>-150,1875659972</text:p>
          </table:table-cell>
          <table:table-cell table:formula="of:=[.N5]-[.H5]" office:value-type="float" office:value="-285.578553424823" calcext:value-type="float">
            <text:p>-285,5785534248</text:p>
          </table:table-cell>
          <table:table-cell table:formula="of:=[.O5]-[.I5]" office:value-type="float" office:value="-107.983913164677" calcext:value-type="float">
            <text:p>-107,9839131647</text:p>
          </table:table-cell>
          <table:table-cell/>
          <table:table-cell table:formula="of:=[.R6]-[.R4]" office:value-type="float" office:value="-13.8839738466879" calcext:value-type="float">
            <text:p>-13,8839738467</text:p>
          </table:table-cell>
          <table:table-cell table:formula="of:=[.S6]-[.S4]" office:value-type="float" office:value="38.6322357684087" calcext:value-type="float">
            <text:p>38,6322357684</text:p>
          </table:table-cell>
          <table:table-cell table:formula="of:=[.T6]-[.T4]" office:value-type="float" office:value="-15.8212526661275" calcext:value-type="float">
            <text:p>-15,8212526661</text:p>
          </table:table-cell>
          <table:table-cell table:formula="of:=[.U6]-[.U4]" office:value-type="float" office:value="50.9741430191521" calcext:value-type="float">
            <text:p>50,9741430192</text:p>
          </table:table-cell>
          <table:table-cell/>
          <table:table-cell table:formula="of:=[.F4]-[.F6]" office:value-type="float" office:value="-80" calcext:value-type="float">
            <text:p>-80</text:p>
          </table:table-cell>
          <table:table-cell table:formula="of:=[.G4]-[.G6]" office:value-type="float" office:value="-55" calcext:value-type="float">
            <text:p>-55</text:p>
          </table:table-cell>
          <table:table-cell table:formula="of:=[.H4]-[.H6]" office:value-type="float" office:value="-95" calcext:value-type="float">
            <text:p>-95</text:p>
          </table:table-cell>
          <table:table-cell table:formula="of:=[.I4]-[.I6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0228</text:p>
          </table:table-cell>
          <table:table-cell office:value-type="string" calcext:value-type="string">
            <text:p>0166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0168</text:p>
          </table:table-cell>
          <table:table-cell office:value-type="float" office:value="4" calcext:value-type="float">
            <text:p>4</text:p>
          </table:table-cell>
          <table:table-cell table:formula="of:=DECIMAL([.A6];16)" office:value-type="float" office:value="552" calcext:value-type="float">
            <text:p>552</text:p>
          </table:table-cell>
          <table:table-cell table:formula="of:=DECIMAL([.B6];16)" office:value-type="float" office:value="358" calcext:value-type="float">
            <text:p>358</text:p>
          </table:table-cell>
          <table:table-cell table:formula="of:=DECIMAL([.C6];16)" office:value-type="float" office:value="617" calcext:value-type="float">
            <text:p>617</text:p>
          </table:table-cell>
          <table:table-cell table:formula="of:=DECIMAL([.D6];16)" office:value-type="float" office:value="360" calcext:value-type="float">
            <text:p>360</text:p>
          </table:table-cell>
          <table:table-cell/>
          <table:table-cell table:formula="of:=[.E6]-63.5" office:value-type="float" office:value="-59.5" calcext:value-type="float">
            <text:p>-59,5</text:p>
          </table:table-cell>
          <table:table-cell table:formula="of:=[.F$133]+[.F$137]*([.$K6])^2" office:value-type="float" office:value="332.779910788168" calcext:value-type="float">
            <text:p>332,7799107882</text:p>
          </table:table-cell>
          <table:table-cell table:formula="of:=[.G$133]+[.G$137]*([.$K6])^2" office:value-type="float" office:value="224.241641821866" calcext:value-type="float">
            <text:p>224,2416418219</text:p>
          </table:table-cell>
          <table:table-cell table:formula="of:=[.H$133]+[.H$137]*([.$K6])^2" office:value-type="float" office:value="324.683635335774" calcext:value-type="float">
            <text:p>324,6836353358</text:p>
          </table:table-cell>
          <table:table-cell table:formula="of:=[.I$133]+[.I$137]*([.$K6])^2" office:value-type="float" office:value="279.094174282837" calcext:value-type="float">
            <text:p>279,0941742828</text:p>
          </table:table-cell>
          <table:table-cell table:number-columns-repeated="2"/>
          <table:table-cell table:formula="of:=[.L6]-[.F6]" office:value-type="float" office:value="-219.220089211832" calcext:value-type="float">
            <text:p>-219,2200892118</text:p>
          </table:table-cell>
          <table:table-cell table:formula="of:=[.M6]-[.G6]" office:value-type="float" office:value="-133.758358178134" calcext:value-type="float">
            <text:p>-133,7583581781</text:p>
          </table:table-cell>
          <table:table-cell table:formula="of:=[.N6]-[.H6]" office:value-type="float" office:value="-292.316364664226" calcext:value-type="float">
            <text:p>-292,3163646642</text:p>
          </table:table-cell>
          <table:table-cell table:formula="of:=[.O6]-[.I6]" office:value-type="float" office:value="-80.9058257171635" calcext:value-type="float">
            <text:p>-80,9058257172</text:p>
          </table:table-cell>
          <table:table-cell/>
          <table:table-cell table:formula="of:=[.R7]-[.R5]" office:value-type="float" office:value="-15.976800725255" calcext:value-type="float">
            <text:p>-15,9768007253</text:p>
          </table:table-cell>
          <table:table-cell table:formula="of:=[.S7]-[.S5]" office:value-type="float" office:value="20.0845955077737" calcext:value-type="float">
            <text:p>20,0845955078</text:p>
          </table:table-cell>
          <table:table-cell table:formula="of:=[.T7]-[.T5]" office:value-type="float" office:value="-19.1299922914807" calcext:value-type="float">
            <text:p>-19,1299922915</text:p>
          </table:table-cell>
          <table:table-cell table:formula="of:=[.U7]-[.U5]" office:value-type="float" office:value="75.3382067709017" calcext:value-type="float">
            <text:p>75,3382067709</text:p>
          </table:table-cell>
          <table:table-cell/>
          <table:table-cell table:formula="of:=[.F5]-[.F7]" office:value-type="float" office:value="-81" calcext:value-type="float">
            <text:p>-81</text:p>
          </table:table-cell>
          <table:table-cell table:formula="of:=[.G5]-[.G7]" office:value-type="float" office:value="-72" calcext:value-type="float">
            <text:p>-72</text:p>
          </table:table-cell>
          <table:table-cell table:formula="of:=[.H5]-[.H7]" office:value-type="float" office:value="-97" calcext:value-type="float">
            <text:p>-97</text:p>
          </table:table-cell>
          <table:table-cell table:formula="of:=[.I5]-[.I7]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0253</text:p>
          </table:table-cell>
          <table:table-cell office:value-type="string" calcext:value-type="string">
            <text:p>0190</text:p>
          </table:table-cell>
          <table:table-cell office:value-type="string" calcext:value-type="string">
            <text:p>029C</text:p>
          </table:table-cell>
          <table:table-cell office:value-type="string" calcext:value-type="string">
            <text:p>0168</text:p>
          </table:table-cell>
          <table:table-cell office:value-type="float" office:value="5" calcext:value-type="float">
            <text:p>5</text:p>
          </table:table-cell>
          <table:table-cell table:formula="of:=DECIMAL([.A7];16)" office:value-type="float" office:value="595" calcext:value-type="float">
            <text:p>595</text:p>
          </table:table-cell>
          <table:table-cell table:formula="of:=DECIMAL([.B7];16)" office:value-type="float" office:value="400" calcext:value-type="float">
            <text:p>400</text:p>
          </table:table-cell>
          <table:table-cell table:formula="of:=DECIMAL([.C7];16)" office:value-type="float" office:value="668" calcext:value-type="float">
            <text:p>668</text:p>
          </table:table-cell>
          <table:table-cell table:formula="of:=DECIMAL([.D7];16)" office:value-type="float" office:value="360" calcext:value-type="float">
            <text:p>360</text:p>
          </table:table-cell>
          <table:table-cell/>
          <table:table-cell table:formula="of:=[.E7]-63.5" office:value-type="float" office:value="-58.5" calcext:value-type="float">
            <text:p>-58,5</text:p>
          </table:table-cell>
          <table:table-cell table:formula="of:=[.F$133]+[.F$137]*([.$K7])^2" office:value-type="float" office:value="365.018303705899" calcext:value-type="float">
            <text:p>365,0183037059</text:p>
          </table:table-cell>
          <table:table-cell table:formula="of:=[.G$133]+[.G$137]*([.$K7])^2" office:value-type="float" office:value="269.897029510594" calcext:value-type="float">
            <text:p>269,8970295106</text:p>
          </table:table-cell>
          <table:table-cell table:formula="of:=[.H$133]+[.H$137]*([.$K7])^2" office:value-type="float" office:value="363.291454283696" calcext:value-type="float">
            <text:p>363,2914542837</text:p>
          </table:table-cell>
          <table:table-cell table:formula="of:=[.I$133]+[.I$137]*([.$K7])^2" office:value-type="float" office:value="327.354293606225" calcext:value-type="float">
            <text:p>327,3542936062</text:p>
          </table:table-cell>
          <table:table-cell table:number-columns-repeated="2"/>
          <table:table-cell table:formula="of:=[.L7]-[.F7]" office:value-type="float" office:value="-229.981696294101" calcext:value-type="float">
            <text:p>-229,9816962941</text:p>
          </table:table-cell>
          <table:table-cell table:formula="of:=[.M7]-[.G7]" office:value-type="float" office:value="-130.102970489406" calcext:value-type="float">
            <text:p>-130,1029704894</text:p>
          </table:table-cell>
          <table:table-cell table:formula="of:=[.N7]-[.H7]" office:value-type="float" office:value="-304.708545716304" calcext:value-type="float">
            <text:p>-304,7085457163</text:p>
          </table:table-cell>
          <table:table-cell table:formula="of:=[.O7]-[.I7]" office:value-type="float" office:value="-32.6457063937751" calcext:value-type="float">
            <text:p>-32,6457063938</text:p>
          </table:table-cell>
          <table:table-cell/>
          <table:table-cell table:formula="of:=[.R8]-[.R6]" office:value-type="float" office:value="-22.069627603822" calcext:value-type="float">
            <text:p>-22,0696276038</text:p>
          </table:table-cell>
          <table:table-cell table:formula="of:=[.S8]-[.S6]" office:value-type="float" office:value="-10.4630447528612" calcext:value-type="float">
            <text:p>-10,4630447529</text:p>
          </table:table-cell>
          <table:table-cell table:formula="of:=[.T8]-[.T6]" office:value-type="float" office:value="-24.4387319168338" calcext:value-type="float">
            <text:p>-24,4387319168</text:p>
          </table:table-cell>
          <table:table-cell table:formula="of:=[.U8]-[.U6]" office:value-type="float" office:value="46.7022705226514" calcext:value-type="float">
            <text:p>46,7022705227</text:p>
          </table:table-cell>
          <table:table-cell/>
          <table:table-cell table:formula="of:=[.F6]-[.F8]" office:value-type="float" office:value="-86" calcext:value-type="float">
            <text:p>-86</text:p>
          </table:table-cell>
          <table:table-cell table:formula="of:=[.G6]-[.G8]" office:value-type="float" office:value="-101" calcext:value-type="float">
            <text:p>-101</text:p>
          </table:table-cell>
          <table:table-cell table:formula="of:=[.H6]-[.H8]" office:value-type="float" office:value="-101" calcext:value-type="float">
            <text:p>-101</text:p>
          </table:table-cell>
          <table:table-cell table:formula="of:=[.I6]-[.I8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027E</text:p>
          </table:table-cell>
          <table:table-cell office:value-type="string" calcext:value-type="string">
            <text:p>01CB</text:p>
          </table:table-cell>
          <table:table-cell office:value-type="string" calcext:value-type="string">
            <text:p>02CE</text:p>
          </table:table-cell>
          <table:table-cell office:value-type="string" calcext:value-type="string">
            <text:p>0199</text:p>
          </table:table-cell>
          <table:table-cell office:value-type="float" office:value="6" calcext:value-type="float">
            <text:p>6</text:p>
          </table:table-cell>
          <table:table-cell table:formula="of:=DECIMAL([.A8];16)" office:value-type="float" office:value="638" calcext:value-type="float">
            <text:p>638</text:p>
          </table:table-cell>
          <table:table-cell table:formula="of:=DECIMAL([.B8];16)" office:value-type="float" office:value="459" calcext:value-type="float">
            <text:p>459</text:p>
          </table:table-cell>
          <table:table-cell table:formula="of:=DECIMAL([.C8];16)" office:value-type="float" office:value="718" calcext:value-type="float">
            <text:p>718</text:p>
          </table:table-cell>
          <table:table-cell table:formula="of:=DECIMAL([.D8];16)" office:value-type="float" office:value="409" calcext:value-type="float">
            <text:p>409</text:p>
          </table:table-cell>
          <table:table-cell/>
          <table:table-cell table:formula="of:=[.E8]-63.5" office:value-type="float" office:value="-57.5" calcext:value-type="float">
            <text:p>-57,5</text:p>
          </table:table-cell>
          <table:table-cell table:formula="of:=[.F$133]+[.F$137]*([.$K8])^2" office:value-type="float" office:value="396.710283184346" calcext:value-type="float">
            <text:p>396,7102831843</text:p>
          </table:table-cell>
          <table:table-cell table:formula="of:=[.G$133]+[.G$137]*([.$K8])^2" office:value-type="float" office:value="314.778597069005" calcext:value-type="float">
            <text:p>314,778597069</text:p>
          </table:table-cell>
          <table:table-cell table:formula="of:=[.H$133]+[.H$137]*([.$K8])^2" office:value-type="float" office:value="401.244903418941" calcext:value-type="float">
            <text:p>401,2449034189</text:p>
          </table:table-cell>
          <table:table-cell table:formula="of:=[.I$133]+[.I$137]*([.$K8])^2" office:value-type="float" office:value="374.796444805488" calcext:value-type="float">
            <text:p>374,7964448055</text:p>
          </table:table-cell>
          <table:table-cell table:number-columns-repeated="2"/>
          <table:table-cell table:formula="of:=[.L8]-[.F8]" office:value-type="float" office:value="-241.289716815654" calcext:value-type="float">
            <text:p>-241,2897168157</text:p>
          </table:table-cell>
          <table:table-cell table:formula="of:=[.M8]-[.G8]" office:value-type="float" office:value="-144.221402930995" calcext:value-type="float">
            <text:p>-144,221402931</text:p>
          </table:table-cell>
          <table:table-cell table:formula="of:=[.N8]-[.H8]" office:value-type="float" office:value="-316.755096581059" calcext:value-type="float">
            <text:p>-316,7550965811</text:p>
          </table:table-cell>
          <table:table-cell table:formula="of:=[.O8]-[.I8]" office:value-type="float" office:value="-34.2035551945121" calcext:value-type="float">
            <text:p>-34,2035551945</text:p>
          </table:table-cell>
          <table:table-cell/>
          <table:table-cell table:formula="of:=[.R9]-[.R7]" office:value-type="float" office:value="-20.1624544823892" calcext:value-type="float">
            <text:p>-20,1624544824</text:p>
          </table:table-cell>
          <table:table-cell table:formula="of:=[.S9]-[.S7]" office:value-type="float" office:value="-35.010685013496" calcext:value-type="float">
            <text:p>-35,0106850135</text:p>
          </table:table-cell>
          <table:table-cell table:formula="of:=[.T9]-[.T7]" office:value-type="float" office:value="-21.7474715421872" calcext:value-type="float">
            <text:p>-21,7474715422</text:p>
          </table:table-cell>
          <table:table-cell table:formula="of:=[.U9]-[.U7]" office:value-type="float" office:value="-0.933665725599212" calcext:value-type="float">
            <text:p>-0,9336657256</text:p>
          </table:table-cell>
          <table:table-cell/>
          <table:table-cell table:formula="of:=[.F7]-[.F9]" office:value-type="float" office:value="-83" calcext:value-type="float">
            <text:p>-83</text:p>
          </table:table-cell>
          <table:table-cell table:formula="of:=[.G7]-[.G9]" office:value-type="float" office:value="-124" calcext:value-type="float">
            <text:p>-124</text:p>
          </table:table-cell>
          <table:table-cell table:formula="of:=[.H7]-[.H9]" office:value-type="float" office:value="-97" calcext:value-type="float">
            <text:p>-97</text:p>
          </table:table-cell>
          <table:table-cell table:formula="of:=[.I7]-[.I9]"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02A6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02FD</text:p>
          </table:table-cell>
          <table:table-cell office:value-type="string" calcext:value-type="string">
            <text:p>01C7</text:p>
          </table:table-cell>
          <table:table-cell office:value-type="float" office:value="7" calcext:value-type="float">
            <text:p>7</text:p>
          </table:table-cell>
          <table:table-cell table:formula="of:=DECIMAL([.A9];16)" office:value-type="float" office:value="678" calcext:value-type="float">
            <text:p>678</text:p>
          </table:table-cell>
          <table:table-cell table:formula="of:=DECIMAL([.B9];16)" office:value-type="float" office:value="524" calcext:value-type="float">
            <text:p>524</text:p>
          </table:table-cell>
          <table:table-cell table:formula="of:=DECIMAL([.C9];16)" office:value-type="float" office:value="765" calcext:value-type="float">
            <text:p>765</text:p>
          </table:table-cell>
          <table:table-cell table:formula="of:=DECIMAL([.D9];16)" office:value-type="float" office:value="455" calcext:value-type="float">
            <text:p>455</text:p>
          </table:table-cell>
          <table:table-cell/>
          <table:table-cell table:formula="of:=[.E9]-63.5" office:value-type="float" office:value="-56.5" calcext:value-type="float">
            <text:p>-56,5</text:p>
          </table:table-cell>
          <table:table-cell table:formula="of:=[.F$133]+[.F$137]*([.$K9])^2" office:value-type="float" office:value="427.855849223509" calcext:value-type="float">
            <text:p>427,8558492235</text:p>
          </table:table-cell>
          <table:table-cell table:formula="of:=[.G$133]+[.G$137]*([.$K9])^2" office:value-type="float" office:value="358.886344497098" calcext:value-type="float">
            <text:p>358,8863444971</text:p>
          </table:table-cell>
          <table:table-cell table:formula="of:=[.H$133]+[.H$137]*([.$K9])^2" office:value-type="float" office:value="438.543982741509" calcext:value-type="float">
            <text:p>438,5439827415</text:p>
          </table:table-cell>
          <table:table-cell table:formula="of:=[.I$133]+[.I$137]*([.$K9])^2" office:value-type="float" office:value="421.420627880626" calcext:value-type="float">
            <text:p>421,4206278806</text:p>
          </table:table-cell>
          <table:table-cell table:number-columns-repeated="2"/>
          <table:table-cell table:formula="of:=[.L9]-[.F9]" office:value-type="float" office:value="-250.144150776491" calcext:value-type="float">
            <text:p>-250,1441507765</text:p>
          </table:table-cell>
          <table:table-cell table:formula="of:=[.M9]-[.G9]" office:value-type="float" office:value="-165.113655502902" calcext:value-type="float">
            <text:p>-165,1136555029</text:p>
          </table:table-cell>
          <table:table-cell table:formula="of:=[.N9]-[.H9]" office:value-type="float" office:value="-326.456017258491" calcext:value-type="float">
            <text:p>-326,4560172585</text:p>
          </table:table-cell>
          <table:table-cell table:formula="of:=[.O9]-[.I9]" office:value-type="float" office:value="-33.5793721193743" calcext:value-type="float">
            <text:p>-33,5793721194</text:p>
          </table:table-cell>
          <table:table-cell/>
          <table:table-cell table:formula="of:=[.R10]-[.R8]" office:value-type="float" office:value="-23.2552813609565" calcext:value-type="float">
            <text:p>-23,255281361</text:p>
          </table:table-cell>
          <table:table-cell table:formula="of:=[.S10]-[.S8]" office:value-type="float" office:value="-44.558325274131" calcext:value-type="float">
            <text:p>-44,5583252741</text:p>
          </table:table-cell>
          <table:table-cell table:formula="of:=[.T10]-[.T8]" office:value-type="float" office:value="-25.0562111675405" calcext:value-type="float">
            <text:p>-25,0562111675</text:p>
          </table:table-cell>
          <table:table-cell table:formula="of:=[.U10]-[.U8]" office:value-type="float" office:value="-32.5696019738496" calcext:value-type="float">
            <text:p>-32,5696019738</text:p>
          </table:table-cell>
          <table:table-cell/>
          <table:table-cell table:formula="of:=[.F8]-[.F10]" office:value-type="float" office:value="-85" calcext:value-type="float">
            <text:p>-85</text:p>
          </table:table-cell>
          <table:table-cell table:formula="of:=[.G8]-[.G10]" office:value-type="float" office:value="-132" calcext:value-type="float">
            <text:p>-132</text:p>
          </table:table-cell>
          <table:table-cell table:formula="of:=[.H8]-[.H10]" office:value-type="float" office:value="-99" calcext:value-type="float">
            <text:p>-99</text:p>
          </table:table-cell>
          <table:table-cell table:formula="of:=[.I8]-[.I10]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2D3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0331</text:p>
          </table:table-cell>
          <table:table-cell office:value-type="string" calcext:value-type="string">
            <text:p>0216</text:p>
          </table:table-cell>
          <table:table-cell office:value-type="float" office:value="8" calcext:value-type="float">
            <text:p>8</text:p>
          </table:table-cell>
          <table:table-cell table:formula="of:=DECIMAL([.A10];16)" office:value-type="float" office:value="723" calcext:value-type="float">
            <text:p>723</text:p>
          </table:table-cell>
          <table:table-cell table:formula="of:=DECIMAL([.B10];16)" office:value-type="float" office:value="591" calcext:value-type="float">
            <text:p>591</text:p>
          </table:table-cell>
          <table:table-cell table:formula="of:=DECIMAL([.C10];16)" office:value-type="float" office:value="817" calcext:value-type="float">
            <text:p>817</text:p>
          </table:table-cell>
          <table:table-cell table:formula="of:=DECIMAL([.D10];16)" office:value-type="float" office:value="534" calcext:value-type="float">
            <text:p>534</text:p>
          </table:table-cell>
          <table:table-cell/>
          <table:table-cell table:formula="of:=[.E10]-63.5" office:value-type="float" office:value="-55.5" calcext:value-type="float">
            <text:p>-55,5</text:p>
          </table:table-cell>
          <table:table-cell table:formula="of:=[.F$133]+[.F$137]*([.$K10])^2" office:value-type="float" office:value="458.455001823389" calcext:value-type="float">
            <text:p>458,4550018234</text:p>
          </table:table-cell>
          <table:table-cell table:formula="of:=[.G$133]+[.G$137]*([.$K10])^2" office:value-type="float" office:value="402.220271794874" calcext:value-type="float">
            <text:p>402,2202717949</text:p>
          </table:table-cell>
          <table:table-cell table:formula="of:=[.H$133]+[.H$137]*([.$K10])^2" office:value-type="float" office:value="475.1886922514" calcext:value-type="float">
            <text:p>475,1886922514</text:p>
          </table:table-cell>
          <table:table-cell table:formula="of:=[.I$133]+[.I$137]*([.$K10])^2" office:value-type="float" office:value="467.226842831638" calcext:value-type="float">
            <text:p>467,2268428316</text:p>
          </table:table-cell>
          <table:table-cell table:number-columns-repeated="2"/>
          <table:table-cell table:formula="of:=[.L10]-[.F10]" office:value-type="float" office:value="-264.544998176611" calcext:value-type="float">
            <text:p>-264,5449981766</text:p>
          </table:table-cell>
          <table:table-cell table:formula="of:=[.M10]-[.G10]" office:value-type="float" office:value="-188.779728205126" calcext:value-type="float">
            <text:p>-188,7797282051</text:p>
          </table:table-cell>
          <table:table-cell table:formula="of:=[.N10]-[.H10]" office:value-type="float" office:value="-341.8113077486" calcext:value-type="float">
            <text:p>-341,8113077486</text:p>
          </table:table-cell>
          <table:table-cell table:formula="of:=[.O10]-[.I10]" office:value-type="float" office:value="-66.7731571683617" calcext:value-type="float">
            <text:p>-66,7731571684</text:p>
          </table:table-cell>
          <table:table-cell/>
          <table:table-cell table:formula="of:=[.R11]-[.R9]" office:value-type="float" office:value="-30.3481082395236" calcext:value-type="float">
            <text:p>-30,3481082395</text:p>
          </table:table-cell>
          <table:table-cell table:formula="of:=[.S11]-[.S9]" office:value-type="float" office:value="-51.1059655347658" calcext:value-type="float">
            <text:p>-51,1059655348</text:p>
          </table:table-cell>
          <table:table-cell table:formula="of:=[.T11]-[.T9]" office:value-type="float" office:value="-33.3649507928938" calcext:value-type="float">
            <text:p>-33,3649507929</text:p>
          </table:table-cell>
          <table:table-cell table:formula="of:=[.U11]-[.U9]" office:value-type="float" office:value="-48.2055382221001" calcext:value-type="float">
            <text:p>-48,2055382221</text:p>
          </table:table-cell>
          <table:table-cell/>
          <table:table-cell table:formula="of:=[.F9]-[.F11]" office:value-type="float" office:value="-91" calcext:value-type="float">
            <text:p>-91</text:p>
          </table:table-cell>
          <table:table-cell table:formula="of:=[.G9]-[.G11]" office:value-type="float" office:value="-137" calcext:value-type="float">
            <text:p>-137</text:p>
          </table:table-cell>
          <table:table-cell table:formula="of:=[.H9]-[.H11]" office:value-type="float" office:value="-106" calcext:value-type="float">
            <text:p>-106</text:p>
          </table:table-cell>
          <table:table-cell table:formula="of:=[.I9]-[.I11]" office:value-type="float" office:value="-139" calcext:value-type="float">
            <text:p>-139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0252</text:p>
          </table:table-cell>
          <table:table-cell office:value-type="float" office:value="9" calcext:value-type="float">
            <text:p>9</text:p>
          </table:table-cell>
          <table:table-cell table:formula="of:=DECIMAL([.A11];16)" office:value-type="float" office:value="769" calcext:value-type="float">
            <text:p>769</text:p>
          </table:table-cell>
          <table:table-cell table:formula="of:=DECIMAL([.B11];16)" office:value-type="float" office:value="661" calcext:value-type="float">
            <text:p>661</text:p>
          </table:table-cell>
          <table:table-cell table:formula="of:=DECIMAL([.C11];16)" office:value-type="float" office:value="871" calcext:value-type="float">
            <text:p>871</text:p>
          </table:table-cell>
          <table:table-cell table:formula="of:=DECIMAL([.D11];16)" office:value-type="float" office:value="594" calcext:value-type="float">
            <text:p>594</text:p>
          </table:table-cell>
          <table:table-cell/>
          <table:table-cell table:formula="of:=[.E11]-63.5" office:value-type="float" office:value="-54.5" calcext:value-type="float">
            <text:p>-54,5</text:p>
          </table:table-cell>
          <table:table-cell table:formula="of:=[.F$133]+[.F$137]*([.$K11])^2" office:value-type="float" office:value="488.507740983986" calcext:value-type="float">
            <text:p>488,507740984</text:p>
          </table:table-cell>
          <table:table-cell table:formula="of:=[.G$133]+[.G$137]*([.$K11])^2" office:value-type="float" office:value="444.780378962333" calcext:value-type="float">
            <text:p>444,7803789623</text:p>
          </table:table-cell>
          <table:table-cell table:formula="of:=[.H$133]+[.H$137]*([.$K11])^2" office:value-type="float" office:value="511.179031948615" calcext:value-type="float">
            <text:p>511,1790319486</text:p>
          </table:table-cell>
          <table:table-cell table:formula="of:=[.I$133]+[.I$137]*([.$K11])^2" office:value-type="float" office:value="512.215089658526" calcext:value-type="float">
            <text:p>512,2150896585</text:p>
          </table:table-cell>
          <table:table-cell table:number-columns-repeated="2"/>
          <table:table-cell table:formula="of:=[.L11]-[.F11]" office:value-type="float" office:value="-280.492259016014" calcext:value-type="float">
            <text:p>-280,492259016</text:p>
          </table:table-cell>
          <table:table-cell table:formula="of:=[.M11]-[.G11]" office:value-type="float" office:value="-216.219621037667" calcext:value-type="float">
            <text:p>-216,2196210377</text:p>
          </table:table-cell>
          <table:table-cell table:formula="of:=[.N11]-[.H11]" office:value-type="float" office:value="-359.820968051385" calcext:value-type="float">
            <text:p>-359,8209680514</text:p>
          </table:table-cell>
          <table:table-cell table:formula="of:=[.O11]-[.I11]" office:value-type="float" office:value="-81.7849103414744" calcext:value-type="float">
            <text:p>-81,7849103415</text:p>
          </table:table-cell>
          <table:table-cell/>
          <table:table-cell table:formula="of:=[.R12]-[.R10]" office:value-type="float" office:value="-23.4409351180907" calcext:value-type="float">
            <text:p>-23,4409351181</text:p>
          </table:table-cell>
          <table:table-cell table:formula="of:=[.S12]-[.S10]" office:value-type="float" office:value="-54.6536057954006" calcext:value-type="float">
            <text:p>-54,6536057954</text:p>
          </table:table-cell>
          <table:table-cell table:formula="of:=[.T12]-[.T10]" office:value-type="float" office:value="-25.6736904182469" calcext:value-type="float">
            <text:p>-25,6736904182</text:p>
          </table:table-cell>
          <table:table-cell table:formula="of:=[.U12]-[.U10]" office:value-type="float" office:value="-60.8414744703505" calcext:value-type="float">
            <text:p>-60,8414744704</text:p>
          </table:table-cell>
          <table:table-cell/>
          <table:table-cell table:formula="of:=[.F10]-[.F12]" office:value-type="float" office:value="-83" calcext:value-type="float">
            <text:p>-83</text:p>
          </table:table-cell>
          <table:table-cell table:formula="of:=[.G10]-[.G12]" office:value-type="float" office:value="-139" calcext:value-type="float">
            <text:p>-139</text:p>
          </table:table-cell>
          <table:table-cell table:formula="of:=[.H10]-[.H12]" office:value-type="float" office:value="-97" calcext:value-type="float">
            <text:p>-97</text:p>
          </table:table-cell>
          <table:table-cell table:formula="of:=[.I10]-[.I12]"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0326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0392</text:p>
          </table:table-cell>
          <table:table-cell office:value-type="string" calcext:value-type="string">
            <text:p>02AC</text:p>
          </table:table-cell>
          <table:table-cell office:value-type="float" office:value="10" calcext:value-type="float">
            <text:p>10</text:p>
          </table:table-cell>
          <table:table-cell table:formula="of:=DECIMAL([.A12];16)" office:value-type="float" office:value="806" calcext:value-type="float">
            <text:p>806</text:p>
          </table:table-cell>
          <table:table-cell table:formula="of:=DECIMAL([.B12];16)" office:value-type="float" office:value="730" calcext:value-type="float">
            <text:p>730</text:p>
          </table:table-cell>
          <table:table-cell table:formula="of:=DECIMAL([.C12];16)" office:value-type="float" office:value="914" calcext:value-type="float">
            <text:p>914</text:p>
          </table:table-cell>
          <table:table-cell table:formula="of:=DECIMAL([.D12];16)" office:value-type="float" office:value="684" calcext:value-type="float">
            <text:p>684</text:p>
          </table:table-cell>
          <table:table-cell/>
          <table:table-cell table:formula="of:=[.E12]-63.5" office:value-type="float" office:value="-53.5" calcext:value-type="float">
            <text:p>-53,5</text:p>
          </table:table-cell>
          <table:table-cell table:formula="of:=[.F$133]+[.F$137]*([.$K12])^2" office:value-type="float" office:value="518.014066705299" calcext:value-type="float">
            <text:p>518,0140667053</text:p>
          </table:table-cell>
          <table:table-cell table:formula="of:=[.G$133]+[.G$137]*([.$K12])^2" office:value-type="float" office:value="486.566665999474" calcext:value-type="float">
            <text:p>486,5666659995</text:p>
          </table:table-cell>
          <table:table-cell table:formula="of:=[.H$133]+[.H$137]*([.$K12])^2" office:value-type="float" office:value="546.515001833153" calcext:value-type="float">
            <text:p>546,5150018332</text:p>
          </table:table-cell>
          <table:table-cell table:formula="of:=[.I$133]+[.I$137]*([.$K12])^2" office:value-type="float" office:value="556.385368361288" calcext:value-type="float">
            <text:p>556,3853683613</text:p>
          </table:table-cell>
          <table:table-cell table:number-columns-repeated="2"/>
          <table:table-cell table:formula="of:=[.L12]-[.F12]" office:value-type="float" office:value="-287.985933294701" calcext:value-type="float">
            <text:p>-287,9859332947</text:p>
          </table:table-cell>
          <table:table-cell table:formula="of:=[.M12]-[.G12]" office:value-type="float" office:value="-243.433334000526" calcext:value-type="float">
            <text:p>-243,4333340005</text:p>
          </table:table-cell>
          <table:table-cell table:formula="of:=[.N12]-[.H12]" office:value-type="float" office:value="-367.484998166847" calcext:value-type="float">
            <text:p>-367,4849981668</text:p>
          </table:table-cell>
          <table:table-cell table:formula="of:=[.O12]-[.I12]" office:value-type="float" office:value="-127.614631638712" calcext:value-type="float">
            <text:p>-127,6146316387</text:p>
          </table:table-cell>
          <table:table-cell/>
          <table:table-cell table:formula="of:=[.R13]-[.R11]" office:value-type="float" office:value="-12.5337619966577" calcext:value-type="float">
            <text:p>-12,5337619967</text:p>
          </table:table-cell>
          <table:table-cell table:formula="of:=[.S13]-[.S11]" office:value-type="float" office:value="-37.2012460560354" calcext:value-type="float">
            <text:p>-37,201246056</text:p>
          </table:table-cell>
          <table:table-cell table:formula="of:=[.T13]-[.T11]" office:value-type="float" office:value="-12.9824300436002" calcext:value-type="float">
            <text:p>-12,9824300436</text:p>
          </table:table-cell>
          <table:table-cell table:formula="of:=[.U13]-[.U11]" office:value-type="float" office:value="-65.4774107186008" calcext:value-type="float">
            <text:p>-65,4774107186</text:p>
          </table:table-cell>
          <table:table-cell/>
          <table:table-cell table:formula="of:=[.F11]-[.F13]" office:value-type="float" office:value="-71" calcext:value-type="float">
            <text:p>-71</text:p>
          </table:table-cell>
          <table:table-cell table:formula="of:=[.G11]-[.G13]" office:value-type="float" office:value="-120" calcext:value-type="float">
            <text:p>-120</text:p>
          </table:table-cell>
          <table:table-cell table:formula="of:=[.H11]-[.H13]" office:value-type="float" office:value="-83" calcext:value-type="float">
            <text:p>-83</text:p>
          </table:table-cell>
          <table:table-cell table:formula="of:=[.I11]-[.I13]" office:value-type="float" office:value="-153" calcext:value-type="float">
            <text:p>-153</text:p>
          </table:table-cell>
        </table:table-row>
        <table:table-row table:style-name="ro1">
          <table:table-cell office:value-type="string" calcext:value-type="string">
            <text:p>0348</text:p>
          </table:table-cell>
          <table:table-cell office:value-type="string" calcext:value-type="string">
            <text:p>030D</text:p>
          </table:table-cell>
          <table:table-cell office:value-type="string" calcext:value-type="string">
            <text:p>03BA</text:p>
          </table:table-cell>
          <table:table-cell office:value-type="string" calcext:value-type="string">
            <text:p>02EB</text:p>
          </table:table-cell>
          <table:table-cell office:value-type="float" office:value="11" calcext:value-type="float">
            <text:p>11</text:p>
          </table:table-cell>
          <table:table-cell table:formula="of:=DECIMAL([.A13];16)" office:value-type="float" office:value="840" calcext:value-type="float">
            <text:p>840</text:p>
          </table:table-cell>
          <table:table-cell table:formula="of:=DECIMAL([.B13];16)" office:value-type="float" office:value="781" calcext:value-type="float">
            <text:p>781</text:p>
          </table:table-cell>
          <table:table-cell table:formula="of:=DECIMAL([.C13];16)" office:value-type="float" office:value="954" calcext:value-type="float">
            <text:p>954</text:p>
          </table:table-cell>
          <table:table-cell table:formula="of:=DECIMAL([.D13];16)" office:value-type="float" office:value="747" calcext:value-type="float">
            <text:p>747</text:p>
          </table:table-cell>
          <table:table-cell/>
          <table:table-cell table:formula="of:=[.E13]-63.5" office:value-type="float" office:value="-52.5" calcext:value-type="float">
            <text:p>-52,5</text:p>
          </table:table-cell>
          <table:table-cell table:formula="of:=[.F$133]+[.F$137]*([.$K13])^2" office:value-type="float" office:value="546.973978987328" calcext:value-type="float">
            <text:p>546,9739789873</text:p>
          </table:table-cell>
          <table:table-cell table:formula="of:=[.G$133]+[.G$137]*([.$K13])^2" office:value-type="float" office:value="527.579132906297" calcext:value-type="float">
            <text:p>527,5791329063</text:p>
          </table:table-cell>
          <table:table-cell table:formula="of:=[.H$133]+[.H$137]*([.$K13])^2" office:value-type="float" office:value="581.196601905015" calcext:value-type="float">
            <text:p>581,196601905</text:p>
          </table:table-cell>
          <table:table-cell table:formula="of:=[.I$133]+[.I$137]*([.$K13])^2" office:value-type="float" office:value="599.737678939925" calcext:value-type="float">
            <text:p>599,7376789399</text:p>
          </table:table-cell>
          <table:table-cell table:number-columns-repeated="2"/>
          <table:table-cell table:formula="of:=[.L13]-[.F13]" office:value-type="float" office:value="-293.026021012672" calcext:value-type="float">
            <text:p>-293,0260210127</text:p>
          </table:table-cell>
          <table:table-cell table:formula="of:=[.M13]-[.G13]" office:value-type="float" office:value="-253.420867093703" calcext:value-type="float">
            <text:p>-253,4208670937</text:p>
          </table:table-cell>
          <table:table-cell table:formula="of:=[.N13]-[.H13]" office:value-type="float" office:value="-372.803398094985" calcext:value-type="float">
            <text:p>-372,803398095</text:p>
          </table:table-cell>
          <table:table-cell table:formula="of:=[.O13]-[.I13]" office:value-type="float" office:value="-147.262321060075" calcext:value-type="float">
            <text:p>-147,2623210601</text:p>
          </table:table-cell>
          <table:table-cell/>
          <table:table-cell table:formula="of:=[.R14]-[.R12]" office:value-type="float" office:value="-10.626588875225" calcext:value-type="float">
            <text:p>-10,6265888752</text:p>
          </table:table-cell>
          <table:table-cell table:formula="of:=[.S14]-[.S12]" office:value-type="float" office:value="3.25111368332978" calcext:value-type="float">
            <text:p>3,2511136833</text:p>
          </table:table-cell>
          <table:table-cell table:formula="of:=[.T14]-[.T12]" office:value-type="float" office:value="-13.2911696689536" calcext:value-type="float">
            <text:p>-13,291169669</text:p>
          </table:table-cell>
          <table:table-cell table:formula="of:=[.U14]-[.U12]" office:value-type="float" office:value="-53.1133469668514" calcext:value-type="float">
            <text:p>-53,1133469669</text:p>
          </table:table-cell>
          <table:table-cell/>
          <table:table-cell table:formula="of:=[.F12]-[.F14]" office:value-type="float" office:value="-68" calcext:value-type="float">
            <text:p>-68</text:p>
          </table:table-cell>
          <table:table-cell table:formula="of:=[.G12]-[.G14]" office:value-type="float" office:value="-78" calcext:value-type="float">
            <text:p>-78</text:p>
          </table:table-cell>
          <table:table-cell table:formula="of:=[.H12]-[.H14]" office:value-type="float" office:value="-82" calcext:value-type="float">
            <text:p>-82</text:p>
          </table:table-cell>
          <table:table-cell table:formula="of:=[.I12]-[.I14]" office:value-type="float" office:value="-139" calcext:value-type="float">
            <text:p>-139</text:p>
          </table:table-cell>
        </table:table-row>
        <table:table-row table:style-name="ro1">
          <table:table-cell office:value-type="string" calcext:value-type="string">
            <text:p>036A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03E4</text:p>
          </table:table-cell>
          <table:table-cell office:value-type="string" calcext:value-type="string">
            <text:p>0337</text:p>
          </table:table-cell>
          <table:table-cell office:value-type="float" office:value="12" calcext:value-type="float">
            <text:p>12</text:p>
          </table:table-cell>
          <table:table-cell table:formula="of:=DECIMAL([.A14];16)" office:value-type="float" office:value="874" calcext:value-type="float">
            <text:p>874</text:p>
          </table:table-cell>
          <table:table-cell table:formula="of:=DECIMAL([.B14];16)" office:value-type="float" office:value="808" calcext:value-type="float">
            <text:p>808</text:p>
          </table:table-cell>
          <table:table-cell table:formula="of:=DECIMAL([.C14];16)" office:value-type="float" office:value="996" calcext:value-type="float">
            <text:p>996</text:p>
          </table:table-cell>
          <table:table-cell table:formula="of:=DECIMAL([.D14];16)" office:value-type="float" office:value="823" calcext:value-type="float">
            <text:p>823</text:p>
          </table:table-cell>
          <table:table-cell/>
          <table:table-cell table:formula="of:=[.E14]-63.5" office:value-type="float" office:value="-51.5" calcext:value-type="float">
            <text:p>-51,5</text:p>
          </table:table-cell>
          <table:table-cell table:formula="of:=[.F$133]+[.F$137]*([.$K14])^2" office:value-type="float" office:value="575.387477830074" calcext:value-type="float">
            <text:p>575,3874778301</text:p>
          </table:table-cell>
          <table:table-cell table:formula="of:=[.G$133]+[.G$137]*([.$K14])^2" office:value-type="float" office:value="567.817779682803" calcext:value-type="float">
            <text:p>567,8177796828</text:p>
          </table:table-cell>
          <table:table-cell table:formula="of:=[.H$133]+[.H$137]*([.$K14])^2" office:value-type="float" office:value="615.2238321642" calcext:value-type="float">
            <text:p>615,2238321642</text:p>
          </table:table-cell>
          <table:table-cell table:formula="of:=[.I$133]+[.I$137]*([.$K14])^2" office:value-type="float" office:value="642.272021394436" calcext:value-type="float">
            <text:p>642,2720213944</text:p>
          </table:table-cell>
          <table:table-cell table:number-columns-repeated="2"/>
          <table:table-cell table:formula="of:=[.L14]-[.F14]" office:value-type="float" office:value="-298.612522169926" calcext:value-type="float">
            <text:p>-298,6125221699</text:p>
          </table:table-cell>
          <table:table-cell table:formula="of:=[.M14]-[.G14]" office:value-type="float" office:value="-240.182220317197" calcext:value-type="float">
            <text:p>-240,1822203172</text:p>
          </table:table-cell>
          <table:table-cell table:formula="of:=[.N14]-[.H14]" office:value-type="float" office:value="-380.7761678358" calcext:value-type="float">
            <text:p>-380,7761678358</text:p>
          </table:table-cell>
          <table:table-cell table:formula="of:=[.O14]-[.I14]" office:value-type="float" office:value="-180.727978605564" calcext:value-type="float">
            <text:p>-180,7279786056</text:p>
          </table:table-cell>
          <table:table-cell/>
          <table:table-cell table:formula="of:=[.R15]-[.R13]" office:value-type="float" office:value="-7.71941575379219" calcext:value-type="float">
            <text:p>-7,7194157538</text:p>
          </table:table-cell>
          <table:table-cell table:formula="of:=[.S15]-[.S13]" office:value-type="float" office:value="23.703473422695" calcext:value-type="float">
            <text:p>23,7034734227</text:p>
          </table:table-cell>
          <table:table-cell table:formula="of:=[.T15]-[.T13]" office:value-type="float" office:value="-10.5999092943068" calcext:value-type="float">
            <text:p>-10,5999092943</text:p>
          </table:table-cell>
          <table:table-cell table:formula="of:=[.U15]-[.U13]" office:value-type="float" office:value="-34.749283215102" calcext:value-type="float">
            <text:p>-34,7492832151</text:p>
          </table:table-cell>
          <table:table-cell/>
          <table:table-cell table:formula="of:=[.F13]-[.F15]" office:value-type="float" office:value="-64" calcext:value-type="float">
            <text:p>-64</text:p>
          </table:table-cell>
          <table:table-cell table:formula="of:=[.G13]-[.G15]" office:value-type="float" office:value="-56" calcext:value-type="float">
            <text:p>-56</text:p>
          </table:table-cell>
          <table:table-cell table:formula="of:=[.H13]-[.H15]" office:value-type="float" office:value="-78" calcext:value-type="float">
            <text:p>-78</text:p>
          </table:table-cell>
          <table:table-cell table:formula="of:=[.I13]-[.I15]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0388</text:p>
          </table:table-cell>
          <table:table-cell office:value-type="string" calcext:value-type="string">
            <text:p>0345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0362</text:p>
          </table:table-cell>
          <table:table-cell office:value-type="float" office:value="13" calcext:value-type="float">
            <text:p>13</text:p>
          </table:table-cell>
          <table:table-cell table:formula="of:=DECIMAL([.A15];16)" office:value-type="float" office:value="904" calcext:value-type="float">
            <text:p>904</text:p>
          </table:table-cell>
          <table:table-cell table:formula="of:=DECIMAL([.B15];16)" office:value-type="float" office:value="837" calcext:value-type="float">
            <text:p>837</text:p>
          </table:table-cell>
          <table:table-cell table:formula="of:=DECIMAL([.C15];16)" office:value-type="float" office:value="1032" calcext:value-type="float">
            <text:p>1032</text:p>
          </table:table-cell>
          <table:table-cell table:formula="of:=DECIMAL([.D15];16)" office:value-type="float" office:value="866" calcext:value-type="float">
            <text:p>866</text:p>
          </table:table-cell>
          <table:table-cell/>
          <table:table-cell table:formula="of:=[.E15]-63.5" office:value-type="float" office:value="-50.5" calcext:value-type="float">
            <text:p>-50,5</text:p>
          </table:table-cell>
          <table:table-cell table:formula="of:=[.F$133]+[.F$137]*([.$K15])^2" office:value-type="float" office:value="603.254563233536" calcext:value-type="float">
            <text:p>603,2545632335</text:p>
          </table:table-cell>
          <table:table-cell table:formula="of:=[.G$133]+[.G$137]*([.$K15])^2" office:value-type="float" office:value="607.282606328992" calcext:value-type="float">
            <text:p>607,282606329</text:p>
          </table:table-cell>
          <table:table-cell table:formula="of:=[.H$133]+[.H$137]*([.$K15])^2" office:value-type="float" office:value="648.596692610708" calcext:value-type="float">
            <text:p>648,5966926107</text:p>
          </table:table-cell>
          <table:table-cell table:formula="of:=[.I$133]+[.I$137]*([.$K15])^2" office:value-type="float" office:value="683.988395724823" calcext:value-type="float">
            <text:p>683,9883957248</text:p>
          </table:table-cell>
          <table:table-cell table:number-columns-repeated="2"/>
          <table:table-cell table:formula="of:=[.L15]-[.F15]" office:value-type="float" office:value="-300.745436766464" calcext:value-type="float">
            <text:p>-300,7454367665</text:p>
          </table:table-cell>
          <table:table-cell table:formula="of:=[.M15]-[.G15]" office:value-type="float" office:value="-229.717393671008" calcext:value-type="float">
            <text:p>-229,717393671</text:p>
          </table:table-cell>
          <table:table-cell table:formula="of:=[.N15]-[.H15]" office:value-type="float" office:value="-383.403307389292" calcext:value-type="float">
            <text:p>-383,4033073893</text:p>
          </table:table-cell>
          <table:table-cell table:formula="of:=[.O15]-[.I15]" office:value-type="float" office:value="-182.011604275177" calcext:value-type="float">
            <text:p>-182,0116042752</text:p>
          </table:table-cell>
          <table:table-cell/>
          <table:table-cell table:formula="of:=[.R16]-[.R14]" office:value-type="float" office:value="-2.81224263235924" calcext:value-type="float">
            <text:p>-2,8122426324</text:p>
          </table:table-cell>
          <table:table-cell table:formula="of:=[.S16]-[.S14]" office:value-type="float" office:value="-6.84416683793995" calcext:value-type="float">
            <text:p>-6,8441668379</text:p>
          </table:table-cell>
          <table:table-cell table:formula="of:=[.T16]-[.T14]" office:value-type="float" office:value="-0.908648919659981" calcext:value-type="float">
            <text:p>-0,9086489197</text:p>
          </table:table-cell>
          <table:table-cell table:formula="of:=[.U16]-[.U14]" office:value-type="float" office:value="-8.38521946335231" calcext:value-type="float">
            <text:p>-8,3852194634</text:p>
          </table:table-cell>
          <table:table-cell/>
          <table:table-cell table:formula="of:=[.F14]-[.F16]" office:value-type="float" office:value="-58" calcext:value-type="float">
            <text:p>-58</text:p>
          </table:table-cell>
          <table:table-cell table:formula="of:=[.G14]-[.G16]" office:value-type="float" office:value="-85" calcext:value-type="float">
            <text:p>-85</text:p>
          </table:table-cell>
          <table:table-cell table:formula="of:=[.H14]-[.H16]" office:value-type="float" office:value="-67" calcext:value-type="float">
            <text:p>-67</text:p>
          </table:table-cell>
          <table:table-cell table:formula="of:=[.I14]-[.I16]"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03A4</text:p>
          </table:table-cell>
          <table:table-cell table:style-name="Default" office:value-type="string" calcext:value-type="string">
            <text:p>037D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0392</text:p>
          </table:table-cell>
          <table:table-cell office:value-type="float" office:value="14" calcext:value-type="float">
            <text:p>14</text:p>
          </table:table-cell>
          <table:table-cell table:formula="of:=DECIMAL([.A16];16)" office:value-type="float" office:value="932" calcext:value-type="float">
            <text:p>932</text:p>
          </table:table-cell>
          <table:table-cell table:formula="of:=DECIMAL([.B16];16)" office:value-type="float" office:value="893" calcext:value-type="float">
            <text:p>893</text:p>
          </table:table-cell>
          <table:table-cell table:formula="of:=DECIMAL([.C16];16)" office:value-type="float" office:value="1063" calcext:value-type="float">
            <text:p>1063</text:p>
          </table:table-cell>
          <table:table-cell table:formula="of:=DECIMAL([.D16];16)" office:value-type="float" office:value="914" calcext:value-type="float">
            <text:p>914</text:p>
          </table:table-cell>
          <table:table-cell/>
          <table:table-cell table:formula="of:=[.E16]-63.5" office:value-type="float" office:value="-49.5" calcext:value-type="float">
            <text:p>-49,5</text:p>
          </table:table-cell>
          <table:table-cell table:formula="of:=[.F$133]+[.F$137]*([.$K16])^2" office:value-type="float" office:value="630.575235197714" calcext:value-type="float">
            <text:p>630,5752351977</text:p>
          </table:table-cell>
          <table:table-cell table:formula="of:=[.G$133]+[.G$137]*([.$K16])^2" office:value-type="float" office:value="645.973612844863" calcext:value-type="float">
            <text:p>645,9736128449</text:p>
          </table:table-cell>
          <table:table-cell table:formula="of:=[.H$133]+[.H$137]*([.$K16])^2" office:value-type="float" office:value="681.31518324454" calcext:value-type="float">
            <text:p>681,3151832445</text:p>
          </table:table-cell>
          <table:table-cell table:formula="of:=[.I$133]+[.I$137]*([.$K16])^2" office:value-type="float" office:value="724.886801931084" calcext:value-type="float">
            <text:p>724,8868019311</text:p>
          </table:table-cell>
          <table:table-cell table:number-columns-repeated="2"/>
          <table:table-cell table:formula="of:=[.L16]-[.F16]" office:value-type="float" office:value="-301.424764802286" calcext:value-type="float">
            <text:p>-301,4247648023</text:p>
          </table:table-cell>
          <table:table-cell table:formula="of:=[.M16]-[.G16]" office:value-type="float" office:value="-247.026387155137" calcext:value-type="float">
            <text:p>-247,0263871551</text:p>
          </table:table-cell>
          <table:table-cell table:formula="of:=[.N16]-[.H16]" office:value-type="float" office:value="-381.68481675546" calcext:value-type="float">
            <text:p>-381,6848167555</text:p>
          </table:table-cell>
          <table:table-cell table:formula="of:=[.O16]-[.I16]" office:value-type="float" office:value="-189.113198068916" calcext:value-type="float">
            <text:p>-189,1131980689</text:p>
          </table:table-cell>
          <table:table-cell/>
          <table:table-cell table:formula="of:=[.R17]-[.R15]" office:value-type="float" office:value="1.09493048907359" calcext:value-type="float">
            <text:p>1,0949304891</text:p>
          </table:table-cell>
          <table:table-cell table:formula="of:=[.S17]-[.S15]" office:value-type="float" office:value="-34.3918070985749" calcext:value-type="float">
            <text:p>-34,3918070986</text:p>
          </table:table-cell>
          <table:table-cell table:formula="of:=[.T17]-[.T15]" office:value-type="float" office:value="4.78261145498675" calcext:value-type="float">
            <text:p>4,782611455</text:p>
          </table:table-cell>
          <table:table-cell table:formula="of:=[.U17]-[.U15]" office:value-type="float" office:value="14.9788442883973" calcext:value-type="float">
            <text:p>14,9788442884</text:p>
          </table:table-cell>
          <table:table-cell/>
          <table:table-cell table:formula="of:=[.F15]-[.F17]" office:value-type="float" office:value="-53" calcext:value-type="float">
            <text:p>-53</text:p>
          </table:table-cell>
          <table:table-cell table:formula="of:=[.G15]-[.G17]" office:value-type="float" office:value="-111" calcext:value-type="float">
            <text:p>-111</text:p>
          </table:table-cell>
          <table:table-cell table:formula="of:=[.H15]-[.H17]" office:value-type="float" office:value="-60" calcext:value-type="float">
            <text:p>-60</text:p>
          </table:table-cell>
          <table:table-cell table:formula="of:=[.I15]-[.I17]"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03BD</text:p>
          </table:table-cell>
          <table:table-cell office:value-type="string" calcext:value-type="string">
            <text:p>03B4</text:p>
          </table:table-cell>
          <table:table-cell office:value-type="string" calcext:value-type="string">
            <text:p>0444</text:p>
          </table:table-cell>
          <table:table-cell office:value-type="string" calcext:value-type="string">
            <text:p>03A4</text:p>
          </table:table-cell>
          <table:table-cell office:value-type="float" office:value="15" calcext:value-type="float">
            <text:p>15</text:p>
          </table:table-cell>
          <table:table-cell table:formula="of:=DECIMAL([.A17];16)" office:value-type="float" office:value="957" calcext:value-type="float">
            <text:p>957</text:p>
          </table:table-cell>
          <table:table-cell table:formula="of:=DECIMAL([.B17];16)" office:value-type="float" office:value="948" calcext:value-type="float">
            <text:p>948</text:p>
          </table:table-cell>
          <table:table-cell table:formula="of:=DECIMAL([.C17];16)" office:value-type="float" office:value="1092" calcext:value-type="float">
            <text:p>1092</text:p>
          </table:table-cell>
          <table:table-cell table:formula="of:=DECIMAL([.D17];16)" office:value-type="float" office:value="932" calcext:value-type="float">
            <text:p>932</text:p>
          </table:table-cell>
          <table:table-cell/>
          <table:table-cell table:formula="of:=[.E17]-63.5" office:value-type="float" office:value="-48.5" calcext:value-type="float">
            <text:p>-48,5</text:p>
          </table:table-cell>
          <table:table-cell table:formula="of:=[.F$133]+[.F$137]*([.$K17])^2" office:value-type="float" office:value="657.349493722609" calcext:value-type="float">
            <text:p>657,3494937226</text:p>
          </table:table-cell>
          <table:table-cell table:formula="of:=[.G$133]+[.G$137]*([.$K17])^2" office:value-type="float" office:value="683.890799230417" calcext:value-type="float">
            <text:p>683,8907992304</text:p>
          </table:table-cell>
          <table:table-cell table:formula="of:=[.H$133]+[.H$137]*([.$K17])^2" office:value-type="float" office:value="713.379304065695" calcext:value-type="float">
            <text:p>713,3793040657</text:p>
          </table:table-cell>
          <table:table-cell table:formula="of:=[.I$133]+[.I$137]*([.$K17])^2" office:value-type="float" office:value="764.96724001322" calcext:value-type="float">
            <text:p>764,9672400132</text:p>
          </table:table-cell>
          <table:table-cell table:number-columns-repeated="2"/>
          <table:table-cell table:formula="of:=[.L17]-[.F17]" office:value-type="float" office:value="-299.650506277391" calcext:value-type="float">
            <text:p>-299,6505062774</text:p>
          </table:table-cell>
          <table:table-cell table:formula="of:=[.M17]-[.G17]" office:value-type="float" office:value="-264.109200769583" calcext:value-type="float">
            <text:p>-264,1092007696</text:p>
          </table:table-cell>
          <table:table-cell table:formula="of:=[.N17]-[.H17]" office:value-type="float" office:value="-378.620695934305" calcext:value-type="float">
            <text:p>-378,6206959343</text:p>
          </table:table-cell>
          <table:table-cell table:formula="of:=[.O17]-[.I17]" office:value-type="float" office:value="-167.03275998678" calcext:value-type="float">
            <text:p>-167,0327599868</text:p>
          </table:table-cell>
          <table:table-cell/>
          <table:table-cell table:formula="of:=[.R18]-[.R16]" office:value-type="float" office:value="7.00210361050642" calcext:value-type="float">
            <text:p>7,0021036105</text:p>
          </table:table-cell>
          <table:table-cell table:formula="of:=[.S18]-[.S16]" office:value-type="float" office:value="-45.9394473592097" calcext:value-type="float">
            <text:p>-45,9394473592</text:p>
          </table:table-cell>
          <table:table-cell table:formula="of:=[.T18]-[.T16]" office:value-type="float" office:value="9.47387182963337" calcext:value-type="float">
            <text:p>9,4738718296</text:p>
          </table:table-cell>
          <table:table-cell table:formula="of:=[.U18]-[.U16]" office:value-type="float" office:value="-13.6570919598532" calcext:value-type="float">
            <text:p>-13,6570919599</text:p>
          </table:table-cell>
          <table:table-cell/>
          <table:table-cell table:formula="of:=[.F16]-[.F18]" office:value-type="float" office:value="-46" calcext:value-type="float">
            <text:p>-46</text:p>
          </table:table-cell>
          <table:table-cell table:formula="of:=[.G16]-[.G18]" office:value-type="float" office:value="-121" calcext:value-type="float">
            <text:p>-121</text:p>
          </table:table-cell>
          <table:table-cell table:formula="of:=[.H16]-[.H18]" office:value-type="float" office:value="-54" calcext:value-type="float">
            <text:p>-54</text:p>
          </table:table-cell>
          <table:table-cell table:formula="of:=[.I16]-[.I18]"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03D2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045D</text:p>
          </table:table-cell>
          <table:table-cell office:value-type="string" calcext:value-type="string">
            <text:p>03EF</text:p>
          </table:table-cell>
          <table:table-cell office:value-type="float" office:value="16" calcext:value-type="float">
            <text:p>16</text:p>
          </table:table-cell>
          <table:table-cell table:formula="of:=DECIMAL([.A18];16)" office:value-type="float" office:value="978" calcext:value-type="float">
            <text:p>978</text:p>
          </table:table-cell>
          <table:table-cell table:formula="of:=DECIMAL([.B18];16)" office:value-type="float" office:value="1014" calcext:value-type="float">
            <text:p>1014</text:p>
          </table:table-cell>
          <table:table-cell table:formula="of:=DECIMAL([.C18];16)" office:value-type="float" office:value="1117" calcext:value-type="float">
            <text:p>1117</text:p>
          </table:table-cell>
          <table:table-cell table:formula="of:=DECIMAL([.D18];16)" office:value-type="float" office:value="1007" calcext:value-type="float">
            <text:p>1007</text:p>
          </table:table-cell>
          <table:table-cell/>
          <table:table-cell table:formula="of:=[.E18]-63.5" office:value-type="float" office:value="-47.5" calcext:value-type="float">
            <text:p>-47,5</text:p>
          </table:table-cell>
          <table:table-cell table:formula="of:=[.F$133]+[.F$137]*([.$K18])^2" office:value-type="float" office:value="683.577338808221" calcext:value-type="float">
            <text:p>683,5773388082</text:p>
          </table:table-cell>
          <table:table-cell table:formula="of:=[.G$133]+[.G$137]*([.$K18])^2" office:value-type="float" office:value="721.034165485654" calcext:value-type="float">
            <text:p>721,0341654857</text:p>
          </table:table-cell>
          <table:table-cell table:formula="of:=[.H$133]+[.H$137]*([.$K18])^2" office:value-type="float" office:value="744.789055074173" calcext:value-type="float">
            <text:p>744,7890550742</text:p>
          </table:table-cell>
          <table:table-cell table:formula="of:=[.I$133]+[.I$137]*([.$K18])^2" office:value-type="float" office:value="804.229709971231" calcext:value-type="float">
            <text:p>804,2297099712</text:p>
          </table:table-cell>
          <table:table-cell table:number-columns-repeated="2"/>
          <table:table-cell table:formula="of:=[.L18]-[.F18]" office:value-type="float" office:value="-294.422661191779" calcext:value-type="float">
            <text:p>-294,4226611918</text:p>
          </table:table-cell>
          <table:table-cell table:formula="of:=[.M18]-[.G18]" office:value-type="float" office:value="-292.965834514346" calcext:value-type="float">
            <text:p>-292,9658345143</text:p>
          </table:table-cell>
          <table:table-cell table:formula="of:=[.N18]-[.H18]" office:value-type="float" office:value="-372.210944925827" calcext:value-type="float">
            <text:p>-372,2109449258</text:p>
          </table:table-cell>
          <table:table-cell table:formula="of:=[.O18]-[.I18]" office:value-type="float" office:value="-202.770290028769" calcext:value-type="float">
            <text:p>-202,7702900288</text:p>
          </table:table-cell>
          <table:table-cell/>
          <table:table-cell table:formula="of:=[.R19]-[.R17]" office:value-type="float" office:value="10.9092767319393" calcext:value-type="float">
            <text:p>10,9092767319</text:p>
          </table:table-cell>
          <table:table-cell table:formula="of:=[.S19]-[.S17]" office:value-type="float" office:value="-81.4870876198445" calcext:value-type="float">
            <text:p>-81,4870876198</text:p>
          </table:table-cell>
          <table:table-cell table:formula="of:=[.T19]-[.T17]" office:value-type="float" office:value="14.1651322042801" calcext:value-type="float">
            <text:p>14,1651322043</text:p>
          </table:table-cell>
          <table:table-cell table:formula="of:=[.U19]-[.U17]" office:value-type="float" office:value="-59.2930282081037" calcext:value-type="float">
            <text:p>-59,2930282081</text:p>
          </table:table-cell>
          <table:table-cell/>
          <table:table-cell table:formula="of:=[.F17]-[.F19]" office:value-type="float" office:value="-41" calcext:value-type="float">
            <text:p>-41</text:p>
          </table:table-cell>
          <table:table-cell table:formula="of:=[.G17]-[.G19]" office:value-type="float" office:value="-155" calcext:value-type="float">
            <text:p>-155</text:p>
          </table:table-cell>
          <table:table-cell table:formula="of:=[.H17]-[.H19]" office:value-type="float" office:value="-48" calcext:value-type="float">
            <text:p>-48</text:p>
          </table:table-cell>
          <table:table-cell table:formula="of:=[.I17]-[.I19]" office:value-type="float" office:value="-137" calcext:value-type="float">
            <text:p>-137</text:p>
          </table:table-cell>
        </table:table-row>
        <table:table-row table:style-name="ro1">
          <table:table-cell office:value-type="string" calcext:value-type="string">
            <text:p>03E6</text:p>
          </table:table-cell>
          <table:table-cell office:value-type="string" calcext:value-type="string">
            <text:p>044F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2D</text:p>
          </table:table-cell>
          <table:table-cell office:value-type="float" office:value="17" calcext:value-type="float">
            <text:p>17</text:p>
          </table:table-cell>
          <table:table-cell table:formula="of:=DECIMAL([.A19];16)" office:value-type="float" office:value="998" calcext:value-type="float">
            <text:p>998</text:p>
          </table:table-cell>
          <table:table-cell table:formula="of:=DECIMAL([.B19];16)" office:value-type="float" office:value="1103" calcext:value-type="float">
            <text:p>1103</text:p>
          </table:table-cell>
          <table:table-cell table:formula="of:=DECIMAL([.C19];16)" office:value-type="float" office:value="1140" calcext:value-type="float">
            <text:p>1140</text:p>
          </table:table-cell>
          <table:table-cell table:formula="of:=DECIMAL([.D19];16)" office:value-type="float" office:value="1069" calcext:value-type="float">
            <text:p>1069</text:p>
          </table:table-cell>
          <table:table-cell/>
          <table:table-cell table:formula="of:=[.E19]-63.5" office:value-type="float" office:value="-46.5" calcext:value-type="float">
            <text:p>-46,5</text:p>
          </table:table-cell>
          <table:table-cell table:formula="of:=[.F$133]+[.F$137]*([.$K19])^2" office:value-type="float" office:value="709.258770454549" calcext:value-type="float">
            <text:p>709,2587704545</text:p>
          </table:table-cell>
          <table:table-cell table:formula="of:=[.G$133]+[.G$137]*([.$K19])^2" office:value-type="float" office:value="757.403711610573" calcext:value-type="float">
            <text:p>757,4037116106</text:p>
          </table:table-cell>
          <table:table-cell table:formula="of:=[.H$133]+[.H$137]*([.$K19])^2" office:value-type="float" office:value="775.544436269975" calcext:value-type="float">
            <text:p>775,54443627</text:p>
          </table:table-cell>
          <table:table-cell table:formula="of:=[.I$133]+[.I$137]*([.$K19])^2" office:value-type="float" office:value="842.674211805116" calcext:value-type="float">
            <text:p>842,6742118051</text:p>
          </table:table-cell>
          <table:table-cell table:number-columns-repeated="2"/>
          <table:table-cell table:formula="of:=[.L19]-[.F19]" office:value-type="float" office:value="-288.741229545451" calcext:value-type="float">
            <text:p>-288,7412295455</text:p>
          </table:table-cell>
          <table:table-cell table:formula="of:=[.M19]-[.G19]" office:value-type="float" office:value="-345.596288389427" calcext:value-type="float">
            <text:p>-345,5962883894</text:p>
          </table:table-cell>
          <table:table-cell table:formula="of:=[.N19]-[.H19]" office:value-type="float" office:value="-364.455563730025" calcext:value-type="float">
            <text:p>-364,45556373</text:p>
          </table:table-cell>
          <table:table-cell table:formula="of:=[.O19]-[.I19]" office:value-type="float" office:value="-226.325788194884" calcext:value-type="float">
            <text:p>-226,3257881949</text:p>
          </table:table-cell>
          <table:table-cell/>
          <table:table-cell table:formula="of:=[.R20]-[.R18]" office:value-type="float" office:value="11.8164498533722" calcext:value-type="float">
            <text:p>11,8164498534</text:p>
          </table:table-cell>
          <table:table-cell table:formula="of:=[.S20]-[.S18]" office:value-type="float" office:value="-104.034727880479" calcext:value-type="float">
            <text:p>-104,0347278805</text:p>
          </table:table-cell>
          <table:table-cell table:formula="of:=[.T20]-[.T18]" office:value-type="float" office:value="16.8563925789269" calcext:value-type="float">
            <text:p>16,8563925789</text:p>
          </table:table-cell>
          <table:table-cell table:formula="of:=[.U20]-[.U18]" office:value-type="float" office:value="-73.9289644563542" calcext:value-type="float">
            <text:p>-73,9289644564</text:p>
          </table:table-cell>
          <table:table-cell/>
          <table:table-cell table:formula="of:=[.F18]-[.F20]" office:value-type="float" office:value="-39" calcext:value-type="float">
            <text:p>-39</text:p>
          </table:table-cell>
          <table:table-cell table:formula="of:=[.G18]-[.G20]" office:value-type="float" office:value="-176" calcext:value-type="float">
            <text:p>-176</text:p>
          </table:table-cell>
          <table:table-cell table:formula="of:=[.H18]-[.H20]" office:value-type="float" office:value="-44" calcext:value-type="float">
            <text:p>-44</text:p>
          </table:table-cell>
          <table:table-cell table:formula="of:=[.I18]-[.I20]" office:value-type="float" office:value="-150" calcext:value-type="float">
            <text:p>-150</text:p>
          </table:table-cell>
        </table:table-row>
        <table:table-row table:style-name="ro1">
          <table:table-cell table:style-name="Default" office:value-type="string" calcext:value-type="string">
            <text:p>03F9</text:p>
          </table:table-cell>
          <table:table-cell office:value-type="string" calcext:value-type="string">
            <text:p>04A6</text:p>
          </table:table-cell>
          <table:table-cell office:value-type="string" calcext:value-type="string">
            <text:p>0489</text:p>
          </table:table-cell>
          <table:table-cell office:value-type="string" calcext:value-type="string">
            <text:p>0485</text:p>
          </table:table-cell>
          <table:table-cell office:value-type="float" office:value="18" calcext:value-type="float">
            <text:p>18</text:p>
          </table:table-cell>
          <table:table-cell table:formula="of:=DECIMAL([.A20];16)" office:value-type="float" office:value="1017" calcext:value-type="float">
            <text:p>1017</text:p>
          </table:table-cell>
          <table:table-cell table:formula="of:=DECIMAL([.B20];16)" office:value-type="float" office:value="1190" calcext:value-type="float">
            <text:p>1190</text:p>
          </table:table-cell>
          <table:table-cell table:formula="of:=DECIMAL([.C20];16)" office:value-type="float" office:value="1161" calcext:value-type="float">
            <text:p>1161</text:p>
          </table:table-cell>
          <table:table-cell table:formula="of:=DECIMAL([.D20];16)" office:value-type="float" office:value="1157" calcext:value-type="float">
            <text:p>1157</text:p>
          </table:table-cell>
          <table:table-cell/>
          <table:table-cell table:formula="of:=[.E20]-63.5" office:value-type="float" office:value="-45.5" calcext:value-type="float">
            <text:p>-45,5</text:p>
          </table:table-cell>
          <table:table-cell table:formula="of:=[.F$133]+[.F$137]*([.$K20])^2" office:value-type="float" office:value="734.393788661593" calcext:value-type="float">
            <text:p>734,3937886616</text:p>
          </table:table-cell>
          <table:table-cell table:formula="of:=[.G$133]+[.G$137]*([.$K20])^2" office:value-type="float" office:value="792.999437605174" calcext:value-type="float">
            <text:p>792,9994376052</text:p>
          </table:table-cell>
          <table:table-cell table:formula="of:=[.H$133]+[.H$137]*([.$K20])^2" office:value-type="float" office:value="805.6454476531" calcext:value-type="float">
            <text:p>805,6454476531</text:p>
          </table:table-cell>
          <table:table-cell table:formula="of:=[.I$133]+[.I$137]*([.$K20])^2" office:value-type="float" office:value="880.300745514877" calcext:value-type="float">
            <text:p>880,3007455149</text:p>
          </table:table-cell>
          <table:table-cell table:number-columns-repeated="2"/>
          <table:table-cell table:formula="of:=[.L20]-[.F20]" office:value-type="float" office:value="-282.606211338407" calcext:value-type="float">
            <text:p>-282,6062113384</text:p>
          </table:table-cell>
          <table:table-cell table:formula="of:=[.M20]-[.G20]" office:value-type="float" office:value="-397.000562394826" calcext:value-type="float">
            <text:p>-397,0005623948</text:p>
          </table:table-cell>
          <table:table-cell table:formula="of:=[.N20]-[.H20]" office:value-type="float" office:value="-355.3545523469" calcext:value-type="float">
            <text:p>-355,3545523469</text:p>
          </table:table-cell>
          <table:table-cell table:formula="of:=[.O20]-[.I20]" office:value-type="float" office:value="-276.699254485123" calcext:value-type="float">
            <text:p>-276,6992544851</text:p>
          </table:table-cell>
          <table:table-cell/>
          <table:table-cell table:formula="of:=[.R21]-[.R19]" office:value-type="float" office:value="11.723622974805" calcext:value-type="float">
            <text:p>11,7236229748</text:p>
          </table:table-cell>
          <table:table-cell table:formula="of:=[.S21]-[.S19]" office:value-type="float" office:value="-47.5823681411142" calcext:value-type="float">
            <text:p>-47,5823681411</text:p>
          </table:table-cell>
          <table:table-cell table:formula="of:=[.T21]-[.T19]" office:value-type="float" office:value="16.5476529535737" calcext:value-type="float">
            <text:p>16,5476529536</text:p>
          </table:table-cell>
          <table:table-cell table:formula="of:=[.U21]-[.U19]" office:value-type="float" office:value="-96.5649007046045" calcext:value-type="float">
            <text:p>-96,5649007046</text:p>
          </table:table-cell>
          <table:table-cell/>
          <table:table-cell table:formula="of:=[.F19]-[.F21]" office:value-type="float" office:value="-38" calcext:value-type="float">
            <text:p>-38</text:p>
          </table:table-cell>
          <table:table-cell table:formula="of:=[.G19]-[.G21]" office:value-type="float" office:value="-118" calcext:value-type="float">
            <text:p>-118</text:p>
          </table:table-cell>
          <table:table-cell table:formula="of:=[.H19]-[.H21]" office:value-type="float" office:value="-43" calcext:value-type="float">
            <text:p>-43</text:p>
          </table:table-cell>
          <table:table-cell table:formula="of:=[.I19]-[.I21]" office:value-type="float" office:value="-171" calcext:value-type="float">
            <text:p>-171</text:p>
          </table:table-cell>
        </table:table-row>
        <table:table-row table:style-name="ro1">
          <table:table-cell office:value-type="string" calcext:value-type="string">
            <text:p>040C</text:p>
          </table:table-cell>
          <table:table-cell office:value-type="string" calcext:value-type="string">
            <text:p>04C5</text:p>
          </table:table-cell>
          <table:table-cell office:value-type="string" calcext:value-type="string">
            <text:p>049F</text:p>
          </table:table-cell>
          <table:table-cell office:value-type="string" calcext:value-type="string">
            <text:p>04D8</text:p>
          </table:table-cell>
          <table:table-cell office:value-type="float" office:value="19" calcext:value-type="float">
            <text:p>19</text:p>
          </table:table-cell>
          <table:table-cell table:formula="of:=DECIMAL([.A21];16)" office:value-type="float" office:value="1036" calcext:value-type="float">
            <text:p>1036</text:p>
          </table:table-cell>
          <table:table-cell table:formula="of:=DECIMAL([.B21];16)" office:value-type="float" office:value="1221" calcext:value-type="float">
            <text:p>1221</text:p>
          </table:table-cell>
          <table:table-cell table:formula="of:=DECIMAL([.C21];16)" office:value-type="float" office:value="1183" calcext:value-type="float">
            <text:p>1183</text:p>
          </table:table-cell>
          <table:table-cell table:formula="of:=DECIMAL([.D21];16)" office:value-type="float" office:value="1240" calcext:value-type="float">
            <text:p>1240</text:p>
          </table:table-cell>
          <table:table-cell/>
          <table:table-cell table:formula="of:=[.E21]-63.5" office:value-type="float" office:value="-44.5" calcext:value-type="float">
            <text:p>-44,5</text:p>
          </table:table-cell>
          <table:table-cell table:formula="of:=[.F$133]+[.F$137]*([.$K21])^2" office:value-type="float" office:value="758.982393429354" calcext:value-type="float">
            <text:p>758,9823934294</text:p>
          </table:table-cell>
          <table:table-cell table:formula="of:=[.G$133]+[.G$137]*([.$K21])^2" office:value-type="float" office:value="827.821343469459" calcext:value-type="float">
            <text:p>827,8213434695</text:p>
          </table:table-cell>
          <table:table-cell table:formula="of:=[.H$133]+[.H$137]*([.$K21])^2" office:value-type="float" office:value="835.092089223548" calcext:value-type="float">
            <text:p>835,0920892235</text:p>
          </table:table-cell>
          <table:table-cell table:formula="of:=[.I$133]+[.I$137]*([.$K21])^2" office:value-type="float" office:value="917.109311100512" calcext:value-type="float">
            <text:p>917,1093111005</text:p>
          </table:table-cell>
          <table:table-cell table:number-columns-repeated="2"/>
          <table:table-cell table:formula="of:=[.L21]-[.F21]" office:value-type="float" office:value="-277.017606570646" calcext:value-type="float">
            <text:p>-277,0176065706</text:p>
          </table:table-cell>
          <table:table-cell table:formula="of:=[.M21]-[.G21]" office:value-type="float" office:value="-393.178656530541" calcext:value-type="float">
            <text:p>-393,1786565305</text:p>
          </table:table-cell>
          <table:table-cell table:formula="of:=[.N21]-[.H21]" office:value-type="float" office:value="-347.907910776452" calcext:value-type="float">
            <text:p>-347,9079107765</text:p>
          </table:table-cell>
          <table:table-cell table:formula="of:=[.O21]-[.I21]" office:value-type="float" office:value="-322.890688899488" calcext:value-type="float">
            <text:p>-322,8906888995</text:p>
          </table:table-cell>
          <table:table-cell/>
          <table:table-cell table:formula="of:=[.R22]-[.R20]" office:value-type="float" office:value="7.63079609623787" calcext:value-type="float">
            <text:p>7,6307960962</text:p>
          </table:table-cell>
          <table:table-cell table:formula="of:=[.S22]-[.S20]" office:value-type="float" office:value="12.8699915982509" calcext:value-type="float">
            <text:p>12,8699915983</text:p>
          </table:table-cell>
          <table:table-cell table:formula="of:=[.T22]-[.T20]" office:value-type="float" office:value="10.2389133282204" calcext:value-type="float">
            <text:p>10,2389133282</text:p>
          </table:table-cell>
          <table:table-cell table:formula="of:=[.U22]-[.U20]" office:value-type="float" office:value="-91.200836952855" calcext:value-type="float">
            <text:p>-91,2008369529</text:p>
          </table:table-cell>
          <table:table-cell/>
          <table:table-cell table:formula="of:=[.F20]-[.F22]" office:value-type="float" office:value="-41" calcext:value-type="float">
            <text:p>-41</text:p>
          </table:table-cell>
          <table:table-cell table:formula="of:=[.G20]-[.G22]" office:value-type="float" office:value="-56" calcext:value-type="float">
            <text:p>-56</text:p>
          </table:table-cell>
          <table:table-cell table:formula="of:=[.H20]-[.H22]" office:value-type="float" office:value="-48" calcext:value-type="float">
            <text:p>-48</text:p>
          </table:table-cell>
          <table:table-cell table:formula="of:=[.I20]-[.I22]" office:value-type="float" office:value="-164" calcext:value-type="float">
            <text:p>-164</text:p>
          </table:table-cell>
        </table:table-row>
        <table:table-row table:style-name="ro1">
          <table:table-cell office:value-type="string" calcext:value-type="string">
            <text:p>0422</text:p>
          </table:table-cell>
          <table:table-cell office:value-type="string" calcext:value-type="string">
            <text:p>04DE</text:p>
          </table:table-cell>
          <table:table-cell office:value-type="string" calcext:value-type="string">
            <text:p>04B9</text:p>
          </table:table-cell>
          <table:table-cell office:value-type="string" calcext:value-type="string">
            <text:p>0529</text:p>
          </table:table-cell>
          <table:table-cell office:value-type="float" office:value="20" calcext:value-type="float">
            <text:p>20</text:p>
          </table:table-cell>
          <table:table-cell table:formula="of:=DECIMAL([.A22];16)" office:value-type="float" office:value="1058" calcext:value-type="float">
            <text:p>1058</text:p>
          </table:table-cell>
          <table:table-cell table:formula="of:=DECIMAL([.B22];16)" office:value-type="float" office:value="1246" calcext:value-type="float">
            <text:p>1246</text:p>
          </table:table-cell>
          <table:table-cell table:formula="of:=DECIMAL([.C22];16)" office:value-type="float" office:value="1209" calcext:value-type="float">
            <text:p>1209</text:p>
          </table:table-cell>
          <table:table-cell table:formula="of:=DECIMAL([.D22];16)" office:value-type="float" office:value="1321" calcext:value-type="float">
            <text:p>1321</text:p>
          </table:table-cell>
          <table:table-cell/>
          <table:table-cell table:formula="of:=[.E22]-63.5" office:value-type="float" office:value="-43.5" calcext:value-type="float">
            <text:p>-43,5</text:p>
          </table:table-cell>
          <table:table-cell table:formula="of:=[.F$133]+[.F$137]*([.$K22])^2" office:value-type="float" office:value="783.024584757831" calcext:value-type="float">
            <text:p>783,0245847578</text:p>
          </table:table-cell>
          <table:table-cell table:formula="of:=[.G$133]+[.G$137]*([.$K22])^2" office:value-type="float" office:value="861.869429203425" calcext:value-type="float">
            <text:p>861,8694292034</text:p>
          </table:table-cell>
          <table:table-cell table:formula="of:=[.H$133]+[.H$137]*([.$K22])^2" office:value-type="float" office:value="863.88436098132" calcext:value-type="float">
            <text:p>863,8843609813</text:p>
          </table:table-cell>
          <table:table-cell table:formula="of:=[.I$133]+[.I$137]*([.$K22])^2" office:value-type="float" office:value="953.099908562022" calcext:value-type="float">
            <text:p>953,099908562</text:p>
          </table:table-cell>
          <table:table-cell table:number-columns-repeated="2"/>
          <table:table-cell table:formula="of:=[.L22]-[.F22]" office:value-type="float" office:value="-274.975415242169" calcext:value-type="float">
            <text:p>-274,9754152422</text:p>
          </table:table-cell>
          <table:table-cell table:formula="of:=[.M22]-[.G22]" office:value-type="float" office:value="-384.130570796575" calcext:value-type="float">
            <text:p>-384,1305707966</text:p>
          </table:table-cell>
          <table:table-cell table:formula="of:=[.N22]-[.H22]" office:value-type="float" office:value="-345.11563901868" calcext:value-type="float">
            <text:p>-345,1156390187</text:p>
          </table:table-cell>
          <table:table-cell table:formula="of:=[.O22]-[.I22]" office:value-type="float" office:value="-367.900091437978" calcext:value-type="float">
            <text:p>-367,900091438</text:p>
          </table:table-cell>
          <table:table-cell/>
          <table:table-cell table:formula="of:=[.R23]-[.R21]" office:value-type="float" office:value="1.53796921767082" calcext:value-type="float">
            <text:p>1,5379692177</text:p>
          </table:table-cell>
          <table:table-cell table:formula="of:=[.S23]-[.S21]" office:value-type="float" office:value="4.32235133761606" calcext:value-type="float">
            <text:p>4,3223513376</text:p>
          </table:table-cell>
          <table:table-cell table:formula="of:=[.T23]-[.T21]" office:value-type="float" office:value="3.93017370286714" calcext:value-type="float">
            <text:p>3,9301737029</text:p>
          </table:table-cell>
          <table:table-cell table:formula="of:=[.U23]-[.U21]" office:value-type="float" office:value="-33.8367732011055" calcext:value-type="float">
            <text:p>-33,8367732011</text:p>
          </table:table-cell>
          <table:table-cell/>
          <table:table-cell table:formula="of:=[.F21]-[.F23]" office:value-type="float" office:value="-46" calcext:value-type="float">
            <text:p>-46</text:p>
          </table:table-cell>
          <table:table-cell table:formula="of:=[.G21]-[.G23]" office:value-type="float" office:value="-63" calcext:value-type="float">
            <text:p>-63</text:p>
          </table:table-cell>
          <table:table-cell table:formula="of:=[.H21]-[.H23]" office:value-type="float" office:value="-53" calcext:value-type="float">
            <text:p>-53</text:p>
          </table:table-cell>
          <table:table-cell table:formula="of:=[.I21]-[.I23]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043A</text:p>
          </table:table-cell>
          <table:table-cell office:value-type="string" calcext:value-type="string">
            <text:p>0504</text:p>
          </table:table-cell>
          <table:table-cell table:style-name="Default" office:value-type="string" calcext:value-type="string">
            <text:p>04D4</text:p>
          </table:table-cell>
          <table:table-cell office:value-type="string" calcext:value-type="string">
            <text:p>0541</text:p>
          </table:table-cell>
          <table:table-cell office:value-type="float" office:value="21" calcext:value-type="float">
            <text:p>21</text:p>
          </table:table-cell>
          <table:table-cell table:formula="of:=DECIMAL([.A23];16)" office:value-type="float" office:value="1082" calcext:value-type="float">
            <text:p>1082</text:p>
          </table:table-cell>
          <table:table-cell table:formula="of:=DECIMAL([.B23];16)" office:value-type="float" office:value="1284" calcext:value-type="float">
            <text:p>1284</text:p>
          </table:table-cell>
          <table:table-cell table:formula="of:=DECIMAL([.C23];16)" office:value-type="float" office:value="1236" calcext:value-type="float">
            <text:p>1236</text:p>
          </table:table-cell>
          <table:table-cell table:formula="of:=DECIMAL([.D23];16)" office:value-type="float" office:value="1345" calcext:value-type="float">
            <text:p>1345</text:p>
          </table:table-cell>
          <table:table-cell/>
          <table:table-cell table:formula="of:=[.E23]-63.5" office:value-type="float" office:value="-42.5" calcext:value-type="float">
            <text:p>-42,5</text:p>
          </table:table-cell>
          <table:table-cell table:formula="of:=[.F$133]+[.F$137]*([.$K23])^2" office:value-type="float" office:value="806.520362647025" calcext:value-type="float">
            <text:p>806,520362647</text:p>
          </table:table-cell>
          <table:table-cell table:formula="of:=[.G$133]+[.G$137]*([.$K23])^2" office:value-type="float" office:value="895.143694807075" calcext:value-type="float">
            <text:p>895,1436948071</text:p>
          </table:table-cell>
          <table:table-cell table:formula="of:=[.H$133]+[.H$137]*([.$K23])^2" office:value-type="float" office:value="892.022262926416" calcext:value-type="float">
            <text:p>892,0222629264</text:p>
          </table:table-cell>
          <table:table-cell table:formula="of:=[.I$133]+[.I$137]*([.$K23])^2" office:value-type="float" office:value="988.272537899406" calcext:value-type="float">
            <text:p>988,2725378994</text:p>
          </table:table-cell>
          <table:table-cell table:number-columns-repeated="2"/>
          <table:table-cell table:formula="of:=[.L23]-[.F23]" office:value-type="float" office:value="-275.479637352975" calcext:value-type="float">
            <text:p>-275,479637353</text:p>
          </table:table-cell>
          <table:table-cell table:formula="of:=[.M23]-[.G23]" office:value-type="float" office:value="-388.856305192925" calcext:value-type="float">
            <text:p>-388,8563051929</text:p>
          </table:table-cell>
          <table:table-cell table:formula="of:=[.N23]-[.H23]" office:value-type="float" office:value="-343.977737073584" calcext:value-type="float">
            <text:p>-343,9777370736</text:p>
          </table:table-cell>
          <table:table-cell table:formula="of:=[.O23]-[.I23]" office:value-type="float" office:value="-356.727462100594" calcext:value-type="float">
            <text:p>-356,7274621006</text:p>
          </table:table-cell>
          <table:table-cell/>
          <table:table-cell table:formula="of:=[.R24]-[.R22]" office:value-type="float" office:value="-1.55485766089646" calcext:value-type="float">
            <text:p>-1,5548576609</text:p>
          </table:table-cell>
          <table:table-cell table:formula="of:=[.S24]-[.S22]" office:value-type="float" office:value="-9.22528892301875" calcext:value-type="float">
            <text:p>-9,225288923</text:p>
          </table:table-cell>
          <table:table-cell table:formula="of:=[.T24]-[.T22]" office:value-type="float" office:value="2.62143407751375" calcext:value-type="float">
            <text:p>2,6214340775</text:p>
          </table:table-cell>
          <table:table-cell table:formula="of:=[.U24]-[.U22]" office:value-type="float" office:value="-11.4727094493559" calcext:value-type="float">
            <text:p>-11,4727094494</text:p>
          </table:table-cell>
          <table:table-cell/>
          <table:table-cell table:formula="of:=[.F22]-[.F24]" office:value-type="float" office:value="-48" calcext:value-type="float">
            <text:p>-48</text:p>
          </table:table-cell>
          <table:table-cell table:formula="of:=[.G22]-[.G24]" office:value-type="float" office:value="-75" calcext:value-type="float">
            <text:p>-75</text:p>
          </table:table-cell>
          <table:table-cell table:formula="of:=[.H22]-[.H24]" office:value-type="float" office:value="-53" calcext:value-type="float">
            <text:p>-53</text:p>
          </table:table-cell>
          <table:table-cell table:formula="of:=[.I22]-[.I24]"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0452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04EE</text:p>
          </table:table-cell>
          <table:table-cell office:value-type="string" calcext:value-type="string">
            <text:p>057A</text:p>
          </table:table-cell>
          <table:table-cell office:value-type="float" office:value="22" calcext:value-type="float">
            <text:p>22</text:p>
          </table:table-cell>
          <table:table-cell table:formula="of:=DECIMAL([.A24];16)" office:value-type="float" office:value="1106" calcext:value-type="float">
            <text:p>1106</text:p>
          </table:table-cell>
          <table:table-cell table:formula="of:=DECIMAL([.B24];16)" office:value-type="float" office:value="1321" calcext:value-type="float">
            <text:p>1321</text:p>
          </table:table-cell>
          <table:table-cell table:formula="of:=DECIMAL([.C24];16)" office:value-type="float" office:value="1262" calcext:value-type="float">
            <text:p>1262</text:p>
          </table:table-cell>
          <table:table-cell table:formula="of:=DECIMAL([.D24];16)" office:value-type="float" office:value="1402" calcext:value-type="float">
            <text:p>1402</text:p>
          </table:table-cell>
          <table:table-cell/>
          <table:table-cell table:formula="of:=[.E24]-63.5" office:value-type="float" office:value="-41.5" calcext:value-type="float">
            <text:p>-41,5</text:p>
          </table:table-cell>
          <table:table-cell table:formula="of:=[.F$133]+[.F$137]*([.$K24])^2" office:value-type="float" office:value="829.469727096934" calcext:value-type="float">
            <text:p>829,4697270969</text:p>
          </table:table-cell>
          <table:table-cell table:formula="of:=[.G$133]+[.G$137]*([.$K24])^2" office:value-type="float" office:value="927.644140280407" calcext:value-type="float">
            <text:p>927,6441402804</text:p>
          </table:table-cell>
          <table:table-cell table:formula="of:=[.H$133]+[.H$137]*([.$K24])^2" office:value-type="float" office:value="919.505795058834" calcext:value-type="float">
            <text:p>919,5057950588</text:p>
          </table:table-cell>
          <table:table-cell table:formula="of:=[.I$133]+[.I$137]*([.$K24])^2" office:value-type="float" office:value="1022.62719911267" calcext:value-type="float">
            <text:p>1022,6271991127</text:p>
          </table:table-cell>
          <table:table-cell table:number-columns-repeated="2"/>
          <table:table-cell table:formula="of:=[.L24]-[.F24]" office:value-type="float" office:value="-276.530272903066" calcext:value-type="float">
            <text:p>-276,5302729031</text:p>
          </table:table-cell>
          <table:table-cell table:formula="of:=[.M24]-[.G24]" office:value-type="float" office:value="-393.355859719593" calcext:value-type="float">
            <text:p>-393,3558597196</text:p>
          </table:table-cell>
          <table:table-cell table:formula="of:=[.N24]-[.H24]" office:value-type="float" office:value="-342.494204941166" calcext:value-type="float">
            <text:p>-342,4942049412</text:p>
          </table:table-cell>
          <table:table-cell table:formula="of:=[.O24]-[.I24]" office:value-type="float" office:value="-379.372800887334" calcext:value-type="float">
            <text:p>-379,3728008873</text:p>
          </table:table-cell>
          <table:table-cell/>
          <table:table-cell table:formula="of:=[.R25]-[.R23]" office:value-type="float" office:value="1.35231546053637" calcext:value-type="float">
            <text:p>1,3523154605</text:p>
          </table:table-cell>
          <table:table-cell table:formula="of:=[.S25]-[.S23]" office:value-type="float" office:value="11.2270708163463" calcext:value-type="float">
            <text:p>11,2270708163</text:p>
          </table:table-cell>
          <table:table-cell table:formula="of:=[.T25]-[.T23]" office:value-type="float" office:value="5.31269445216049" calcext:value-type="float">
            <text:p>5,3126944522</text:p>
          </table:table-cell>
          <table:table-cell table:formula="of:=[.U25]-[.U23]" office:value-type="float" office:value="-20.1086456976063" calcext:value-type="float">
            <text:p>-20,1086456976</text:p>
          </table:table-cell>
          <table:table-cell/>
          <table:table-cell table:formula="of:=[.F23]-[.F25]" office:value-type="float" office:value="-44" calcext:value-type="float">
            <text:p>-44</text:p>
          </table:table-cell>
          <table:table-cell table:formula="of:=[.G23]-[.G25]" office:value-type="float" office:value="-53" calcext:value-type="float">
            <text:p>-53</text:p>
          </table:table-cell>
          <table:table-cell table:formula="of:=[.H23]-[.H25]" office:value-type="float" office:value="-49" calcext:value-type="float">
            <text:p>-49</text:p>
          </table:table-cell>
          <table:table-cell table:formula="of:=[.I23]-[.I25]"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0466</text:p>
          </table:table-cell>
          <table:table-cell office:value-type="string" calcext:value-type="string">
            <text:p>0539</text:p>
          </table:table-cell>
          <table:table-cell office:value-type="string" calcext:value-type="string">
            <text:p>0505</text:p>
          </table:table-cell>
          <table:table-cell office:value-type="string" calcext:value-type="string">
            <text:p>0599</text:p>
          </table:table-cell>
          <table:table-cell office:value-type="float" office:value="23" calcext:value-type="float">
            <text:p>23</text:p>
          </table:table-cell>
          <table:table-cell table:formula="of:=DECIMAL([.A25];16)" office:value-type="float" office:value="1126" calcext:value-type="float">
            <text:p>1126</text:p>
          </table:table-cell>
          <table:table-cell table:formula="of:=DECIMAL([.B25];16)" office:value-type="float" office:value="1337" calcext:value-type="float">
            <text:p>1337</text:p>
          </table:table-cell>
          <table:table-cell table:formula="of:=DECIMAL([.C25];16)" office:value-type="float" office:value="1285" calcext:value-type="float">
            <text:p>1285</text:p>
          </table:table-cell>
          <table:table-cell table:formula="of:=DECIMAL([.D25];16)" office:value-type="float" office:value="1433" calcext:value-type="float">
            <text:p>1433</text:p>
          </table:table-cell>
          <table:table-cell/>
          <table:table-cell table:formula="of:=[.E25]-63.5" office:value-type="float" office:value="-40.5" calcext:value-type="float">
            <text:p>-40,5</text:p>
          </table:table-cell>
          <table:table-cell table:formula="of:=[.F$133]+[.F$137]*([.$K25])^2" office:value-type="float" office:value="851.872678107561" calcext:value-type="float">
            <text:p>851,8726781076</text:p>
          </table:table-cell>
          <table:table-cell table:formula="of:=[.G$133]+[.G$137]*([.$K25])^2" office:value-type="float" office:value="959.370765623421" calcext:value-type="float">
            <text:p>959,3707656234</text:p>
          </table:table-cell>
          <table:table-cell table:formula="of:=[.H$133]+[.H$137]*([.$K25])^2" office:value-type="float" office:value="946.334957378576" calcext:value-type="float">
            <text:p>946,3349573786</text:p>
          </table:table-cell>
          <table:table-cell table:formula="of:=[.I$133]+[.I$137]*([.$K25])^2" office:value-type="float" office:value="1056.1638922018" calcext:value-type="float">
            <text:p>1056,1638922018</text:p>
          </table:table-cell>
          <table:table-cell table:number-columns-repeated="2"/>
          <table:table-cell table:formula="of:=[.L25]-[.F25]" office:value-type="float" office:value="-274.127321892439" calcext:value-type="float">
            <text:p>-274,1273218924</text:p>
          </table:table-cell>
          <table:table-cell table:formula="of:=[.M25]-[.G25]" office:value-type="float" office:value="-377.629234376579" calcext:value-type="float">
            <text:p>-377,6292343766</text:p>
          </table:table-cell>
          <table:table-cell table:formula="of:=[.N25]-[.H25]" office:value-type="float" office:value="-338.665042621424" calcext:value-type="float">
            <text:p>-338,6650426214</text:p>
          </table:table-cell>
          <table:table-cell table:formula="of:=[.O25]-[.I25]" office:value-type="float" office:value="-376.8361077982" calcext:value-type="float">
            <text:p>-376,8361077982</text:p>
          </table:table-cell>
          <table:table-cell/>
          <table:table-cell table:formula="of:=[.R26]-[.R24]" office:value-type="float" office:value="7.25948858196932" calcext:value-type="float">
            <text:p>7,259488582</text:p>
          </table:table-cell>
          <table:table-cell table:formula="of:=[.S26]-[.S24]" office:value-type="float" office:value="2.67943055571152" calcext:value-type="float">
            <text:p>2,6794305557</text:p>
          </table:table-cell>
          <table:table-cell table:formula="of:=[.T26]-[.T24]" office:value-type="float" office:value="9.00395482680733" calcext:value-type="float">
            <text:p>9,0039548268</text:p>
          </table:table-cell>
          <table:table-cell table:formula="of:=[.U26]-[.U24]" office:value-type="float" office:value="0.255418054143092" calcext:value-type="float">
            <text:p>0,2554180541</text:p>
          </table:table-cell>
          <table:table-cell/>
          <table:table-cell table:formula="of:=[.F24]-[.F26]" office:value-type="float" office:value="-37" calcext:value-type="float">
            <text:p>-37</text:p>
          </table:table-cell>
          <table:table-cell table:formula="of:=[.G24]-[.G26]" office:value-type="float" office:value="-60" calcext:value-type="float">
            <text:p>-60</text:p>
          </table:table-cell>
          <table:table-cell table:formula="of:=[.H24]-[.H26]" office:value-type="float" office:value="-44" calcext:value-type="float">
            <text:p>-44</text:p>
          </table:table-cell>
          <table:table-cell table:formula="of:=[.I24]-[.I26]"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0477</text:p>
          </table:table-cell>
          <table:table-cell office:value-type="string" calcext:value-type="string">
            <text:p>0565</text:p>
          </table:table-cell>
          <table:table-cell table:style-name="Default" office:value-type="string" calcext:value-type="string">
            <text:p>051A</text:p>
          </table:table-cell>
          <table:table-cell office:value-type="string" calcext:value-type="string">
            <text:p>05BC</text:p>
          </table:table-cell>
          <table:table-cell office:value-type="float" office:value="24" calcext:value-type="float">
            <text:p>24</text:p>
          </table:table-cell>
          <table:table-cell table:formula="of:=DECIMAL([.A26];16)" office:value-type="float" office:value="1143" calcext:value-type="float">
            <text:p>1143</text:p>
          </table:table-cell>
          <table:table-cell table:formula="of:=DECIMAL([.B26];16)" office:value-type="float" office:value="1381" calcext:value-type="float">
            <text:p>1381</text:p>
          </table:table-cell>
          <table:table-cell table:formula="of:=DECIMAL([.C26];16)" office:value-type="float" office:value="1306" calcext:value-type="float">
            <text:p>1306</text:p>
          </table:table-cell>
          <table:table-cell table:formula="of:=DECIMAL([.D26];16)" office:value-type="float" office:value="1468" calcext:value-type="float">
            <text:p>1468</text:p>
          </table:table-cell>
          <table:table-cell/>
          <table:table-cell table:formula="of:=[.E26]-63.5" office:value-type="float" office:value="-39.5" calcext:value-type="float">
            <text:p>-39,5</text:p>
          </table:table-cell>
          <table:table-cell table:formula="of:=[.F$133]+[.F$137]*([.$K26])^2" office:value-type="float" office:value="873.729215678904" calcext:value-type="float">
            <text:p>873,7292156789</text:p>
          </table:table-cell>
          <table:table-cell table:formula="of:=[.G$133]+[.G$137]*([.$K26])^2" office:value-type="float" office:value="990.323570836118" calcext:value-type="float">
            <text:p>990,3235708361</text:p>
          </table:table-cell>
          <table:table-cell table:formula="of:=[.H$133]+[.H$137]*([.$K26])^2" office:value-type="float" office:value="972.509749885641" calcext:value-type="float">
            <text:p>972,5097498856</text:p>
          </table:table-cell>
          <table:table-cell table:formula="of:=[.I$133]+[.I$137]*([.$K26])^2" office:value-type="float" office:value="1088.88261716681" calcext:value-type="float">
            <text:p>1088,8826171668</text:p>
          </table:table-cell>
          <table:table-cell table:number-columns-repeated="2"/>
          <table:table-cell table:formula="of:=[.L26]-[.F26]" office:value-type="float" office:value="-269.270784321096" calcext:value-type="float">
            <text:p>-269,2707843211</text:p>
          </table:table-cell>
          <table:table-cell table:formula="of:=[.M26]-[.G26]" office:value-type="float" office:value="-390.676429163882" calcext:value-type="float">
            <text:p>-390,6764291639</text:p>
          </table:table-cell>
          <table:table-cell table:formula="of:=[.N26]-[.H26]" office:value-type="float" office:value="-333.490250114359" calcext:value-type="float">
            <text:p>-333,4902501144</text:p>
          </table:table-cell>
          <table:table-cell table:formula="of:=[.O26]-[.I26]" office:value-type="float" office:value="-379.117382833191" calcext:value-type="float">
            <text:p>-379,1173828332</text:p>
          </table:table-cell>
          <table:table-cell/>
          <table:table-cell table:formula="of:=[.R27]-[.R25]" office:value-type="float" office:value="12.1666617034022" calcext:value-type="float">
            <text:p>12,1666617034</text:p>
          </table:table-cell>
          <table:table-cell table:formula="of:=[.S27]-[.S25]" office:value-type="float" office:value="-21.8682097049234" calcext:value-type="float">
            <text:p>-21,8682097049</text:p>
          </table:table-cell>
          <table:table-cell table:formula="of:=[.T27]-[.T25]" office:value-type="float" office:value="14.6952152014541" calcext:value-type="float">
            <text:p>14,6952152015</text:p>
          </table:table-cell>
          <table:table-cell table:formula="of:=[.U27]-[.U25]" office:value-type="float" office:value="-7.38051819410725" calcext:value-type="float">
            <text:p>-7,3805181941</text:p>
          </table:table-cell>
          <table:table-cell/>
          <table:table-cell table:formula="of:=[.F25]-[.F27]" office:value-type="float" office:value="-31" calcext:value-type="float">
            <text:p>-31</text:p>
          </table:table-cell>
          <table:table-cell table:formula="of:=[.G25]-[.G27]" office:value-type="float" office:value="-83" calcext:value-type="float">
            <text:p>-83</text:p>
          </table:table-cell>
          <table:table-cell table:formula="of:=[.H25]-[.H27]" office:value-type="float" office:value="-37" calcext:value-type="float">
            <text:p>-37</text:p>
          </table:table-cell>
          <table:table-cell table:formula="of:=[.I25]-[.I27]"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0485</text:p>
          </table:table-cell>
          <table:table-cell office:value-type="string" calcext:value-type="string">
            <text:p>058C</text:p>
          </table:table-cell>
          <table:table-cell table:style-name="Default" office:value-type="string" calcext:value-type="string">
            <text:p>052A</text:p>
          </table:table-cell>
          <table:table-cell office:value-type="string" calcext:value-type="string">
            <text:p>05E1</text:p>
          </table:table-cell>
          <table:table-cell office:value-type="float" office:value="25" calcext:value-type="float">
            <text:p>25</text:p>
          </table:table-cell>
          <table:table-cell table:formula="of:=DECIMAL([.A27];16)" office:value-type="float" office:value="1157" calcext:value-type="float">
            <text:p>1157</text:p>
          </table:table-cell>
          <table:table-cell table:formula="of:=DECIMAL([.B27];16)" office:value-type="float" office:value="1420" calcext:value-type="float">
            <text:p>1420</text:p>
          </table:table-cell>
          <table:table-cell table:formula="of:=DECIMAL([.C27];16)" office:value-type="float" office:value="1322" calcext:value-type="float">
            <text:p>1322</text:p>
          </table:table-cell>
          <table:table-cell table:formula="of:=DECIMAL([.D27];16)" office:value-type="float" office:value="1505" calcext:value-type="float">
            <text:p>1505</text:p>
          </table:table-cell>
          <table:table-cell/>
          <table:table-cell table:formula="of:=[.E27]-63.5" office:value-type="float" office:value="-38.5" calcext:value-type="float">
            <text:p>-38,5</text:p>
          </table:table-cell>
          <table:table-cell table:formula="of:=[.F$133]+[.F$137]*([.$K27])^2" office:value-type="float" office:value="895.039339810963" calcext:value-type="float">
            <text:p>895,039339811</text:p>
          </table:table-cell>
          <table:table-cell table:formula="of:=[.G$133]+[.G$137]*([.$K27])^2" office:value-type="float" office:value="1020.5025559185" calcext:value-type="float">
            <text:p>1020,5025559185</text:p>
          </table:table-cell>
          <table:table-cell table:formula="of:=[.H$133]+[.H$137]*([.$K27])^2" office:value-type="float" office:value="998.03017258003" calcext:value-type="float">
            <text:p>998,03017258</text:p>
          </table:table-cell>
          <table:table-cell table:formula="of:=[.I$133]+[.I$137]*([.$K27])^2" office:value-type="float" office:value="1120.78337400769" calcext:value-type="float">
            <text:p>1120,7833740077</text:p>
          </table:table-cell>
          <table:table-cell table:number-columns-repeated="2"/>
          <table:table-cell table:formula="of:=[.L27]-[.F27]" office:value-type="float" office:value="-261.960660189037" calcext:value-type="float">
            <text:p>-261,960660189</text:p>
          </table:table-cell>
          <table:table-cell table:formula="of:=[.M27]-[.G27]" office:value-type="float" office:value="-399.497444081502" calcext:value-type="float">
            <text:p>-399,4974440815</text:p>
          </table:table-cell>
          <table:table-cell table:formula="of:=[.N27]-[.H27]" office:value-type="float" office:value="-323.96982741997" calcext:value-type="float">
            <text:p>-323,96982742</text:p>
          </table:table-cell>
          <table:table-cell table:formula="of:=[.O27]-[.I27]" office:value-type="float" office:value="-384.216625992307" calcext:value-type="float">
            <text:p>-384,2166259923</text:p>
          </table:table-cell>
          <table:table-cell/>
          <table:table-cell table:formula="of:=[.R28]-[.R26]" office:value-type="float" office:value="16.073834824835" calcext:value-type="float">
            <text:p>16,0738348248</text:p>
          </table:table-cell>
          <table:table-cell table:formula="of:=[.S28]-[.S26]" office:value-type="float" office:value="4.58415003444179" calcext:value-type="float">
            <text:p>4,5841500344</text:p>
          </table:table-cell>
          <table:table-cell table:formula="of:=[.T28]-[.T26]" office:value-type="float" office:value="20.3864755761008" calcext:value-type="float">
            <text:p>20,3864755761</text:p>
          </table:table-cell>
          <table:table-cell table:formula="of:=[.U28]-[.U26]" office:value-type="float" office:value="-24.0164544423576" calcext:value-type="float">
            <text:p>-24,0164544424</text:p>
          </table:table-cell>
          <table:table-cell/>
          <table:table-cell table:formula="of:=[.F26]-[.F28]" office:value-type="float" office:value="-26" calcext:value-type="float">
            <text:p>-26</text:p>
          </table:table-cell>
          <table:table-cell table:formula="of:=[.G26]-[.G28]" office:value-type="float" office:value="-55" calcext:value-type="float">
            <text:p>-55</text:p>
          </table:table-cell>
          <table:table-cell table:formula="of:=[.H26]-[.H28]" office:value-type="float" office:value="-30" calcext:value-type="float">
            <text:p>-30</text:p>
          </table:table-cell>
          <table:table-cell table:formula="of:=[.I26]-[.I28]"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0491</text:p>
          </table:table-cell>
          <table:table-cell office:value-type="string" calcext:value-type="string">
            <text:p>059C</text:p>
          </table:table-cell>
          <table:table-cell office:value-type="string" calcext:value-type="string">
            <text:p>0538</text:p>
          </table:table-cell>
          <table:table-cell office:value-type="string" calcext:value-type="string">
            <text:p>0613</text:p>
          </table:table-cell>
          <table:table-cell office:value-type="float" office:value="26" calcext:value-type="float">
            <text:p>26</text:p>
          </table:table-cell>
          <table:table-cell table:formula="of:=DECIMAL([.A28];16)" office:value-type="float" office:value="1169" calcext:value-type="float">
            <text:p>1169</text:p>
          </table:table-cell>
          <table:table-cell table:formula="of:=DECIMAL([.B28];16)" office:value-type="float" office:value="1436" calcext:value-type="float">
            <text:p>1436</text:p>
          </table:table-cell>
          <table:table-cell table:formula="of:=DECIMAL([.C28];16)" office:value-type="float" office:value="1336" calcext:value-type="float">
            <text:p>1336</text:p>
          </table:table-cell>
          <table:table-cell table:formula="of:=DECIMAL([.D28];16)" office:value-type="float" office:value="1555" calcext:value-type="float">
            <text:p>1555</text:p>
          </table:table-cell>
          <table:table-cell/>
          <table:table-cell table:formula="of:=[.E28]-63.5" office:value-type="float" office:value="-37.5" calcext:value-type="float">
            <text:p>-37,5</text:p>
          </table:table-cell>
          <table:table-cell table:formula="of:=[.F$133]+[.F$137]*([.$K28])^2" office:value-type="float" office:value="915.803050503739" calcext:value-type="float">
            <text:p>915,8030505037</text:p>
          </table:table-cell>
          <table:table-cell table:formula="of:=[.G$133]+[.G$137]*([.$K28])^2" office:value-type="float" office:value="1049.90772087056" calcext:value-type="float">
            <text:p>1049,9077208706</text:p>
          </table:table-cell>
          <table:table-cell table:formula="of:=[.H$133]+[.H$137]*([.$K28])^2" office:value-type="float" office:value="1022.89622546174" calcext:value-type="float">
            <text:p>1022,8962254618</text:p>
          </table:table-cell>
          <table:table-cell table:formula="of:=[.I$133]+[.I$137]*([.$K28])^2" office:value-type="float" office:value="1151.86616272445" calcext:value-type="float">
            <text:p>1151,8661627245</text:p>
          </table:table-cell>
          <table:table-cell table:number-columns-repeated="2"/>
          <table:table-cell table:formula="of:=[.L28]-[.F28]" office:value-type="float" office:value="-253.196949496261" calcext:value-type="float">
            <text:p>-253,1969494963</text:p>
          </table:table-cell>
          <table:table-cell table:formula="of:=[.M28]-[.G28]" office:value-type="float" office:value="-386.09227912944" calcext:value-type="float">
            <text:p>-386,0922791294</text:p>
          </table:table-cell>
          <table:table-cell table:formula="of:=[.N28]-[.H28]" office:value-type="float" office:value="-313.103774538258" calcext:value-type="float">
            <text:p>-313,1037745383</text:p>
          </table:table-cell>
          <table:table-cell table:formula="of:=[.O28]-[.I28]" office:value-type="float" office:value="-403.133837275549" calcext:value-type="float">
            <text:p>-403,1338372755</text:p>
          </table:table-cell>
          <table:table-cell/>
          <table:table-cell table:formula="of:=[.R29]-[.R27]" office:value-type="float" office:value="18.9810079462678" calcext:value-type="float">
            <text:p>18,9810079463</text:p>
          </table:table-cell>
          <table:table-cell table:formula="of:=[.S29]-[.S27]" office:value-type="float" office:value="42.036509773807" calcext:value-type="float">
            <text:p>42,0365097738</text:p>
          </table:table-cell>
          <table:table-cell table:formula="of:=[.T29]-[.T27]" office:value-type="float" office:value="23.0777359507475" calcext:value-type="float">
            <text:p>23,0777359507</text:p>
          </table:table-cell>
          <table:table-cell table:formula="of:=[.U29]-[.U27]" office:value-type="float" office:value="-5.65239069060817" calcext:value-type="float">
            <text:p>-5,6523906906</text:p>
          </table:table-cell>
          <table:table-cell/>
          <table:table-cell table:formula="of:=[.F27]-[.F29]" office:value-type="float" office:value="-22" calcext:value-type="float">
            <text:p>-22</text:p>
          </table:table-cell>
          <table:table-cell table:formula="of:=[.G27]-[.G29]" office:value-type="float" office:value="-16" calcext:value-type="float">
            <text:p>-16</text:p>
          </table:table-cell>
          <table:table-cell table:formula="of:=[.H27]-[.H29]" office:value-type="float" office:value="-26" calcext:value-type="float">
            <text:p>-26</text:p>
          </table:table-cell>
          <table:table-cell table:formula="of:=[.I27]-[.I29]"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049B</text:p>
          </table:table-cell>
          <table:table-cell office:value-type="string" calcext:value-type="string">
            <text:p>059C</text:p>
          </table:table-cell>
          <table:table-cell office:value-type="string" calcext:value-type="string">
            <text:p>0544</text:p>
          </table:table-cell>
          <table:table-cell office:value-type="string" calcext:value-type="string">
            <text:p>0624</text:p>
          </table:table-cell>
          <table:table-cell office:value-type="float" office:value="27" calcext:value-type="float">
            <text:p>27</text:p>
          </table:table-cell>
          <table:table-cell table:formula="of:=DECIMAL([.A29];16)" office:value-type="float" office:value="1179" calcext:value-type="float">
            <text:p>1179</text:p>
          </table:table-cell>
          <table:table-cell table:formula="of:=DECIMAL([.B29];16)" office:value-type="float" office:value="1436" calcext:value-type="float">
            <text:p>1436</text:p>
          </table:table-cell>
          <table:table-cell table:formula="of:=DECIMAL([.C29];16)" office:value-type="float" office:value="1348" calcext:value-type="float">
            <text:p>1348</text:p>
          </table:table-cell>
          <table:table-cell table:formula="of:=DECIMAL([.D29];16)" office:value-type="float" office:value="1572" calcext:value-type="float">
            <text:p>1572</text:p>
          </table:table-cell>
          <table:table-cell/>
          <table:table-cell table:formula="of:=[.E29]-63.5" office:value-type="float" office:value="-36.5" calcext:value-type="float">
            <text:p>-36,5</text:p>
          </table:table-cell>
          <table:table-cell table:formula="of:=[.F$133]+[.F$137]*([.$K29])^2" office:value-type="float" office:value="936.020347757231" calcext:value-type="float">
            <text:p>936,0203477572</text:p>
          </table:table-cell>
          <table:table-cell table:formula="of:=[.G$133]+[.G$137]*([.$K29])^2" office:value-type="float" office:value="1078.5390656923" calcext:value-type="float">
            <text:p>1078,5390656923</text:p>
          </table:table-cell>
          <table:table-cell table:formula="of:=[.H$133]+[.H$137]*([.$K29])^2" office:value-type="float" office:value="1047.10790853078" calcext:value-type="float">
            <text:p>1047,1079085308</text:p>
          </table:table-cell>
          <table:table-cell table:formula="of:=[.I$133]+[.I$137]*([.$K29])^2" office:value-type="float" office:value="1182.13098331708" calcext:value-type="float">
            <text:p>1182,1309833171</text:p>
          </table:table-cell>
          <table:table-cell table:number-columns-repeated="2"/>
          <table:table-cell table:formula="of:=[.L29]-[.F29]" office:value-type="float" office:value="-242.979652242769" calcext:value-type="float">
            <text:p>-242,9796522428</text:p>
          </table:table-cell>
          <table:table-cell table:formula="of:=[.M29]-[.G29]" office:value-type="float" office:value="-357.460934307695" calcext:value-type="float">
            <text:p>-357,4609343077</text:p>
          </table:table-cell>
          <table:table-cell table:formula="of:=[.N29]-[.H29]" office:value-type="float" office:value="-300.892091469222" calcext:value-type="float">
            <text:p>-300,8920914692</text:p>
          </table:table-cell>
          <table:table-cell table:formula="of:=[.O29]-[.I29]" office:value-type="float" office:value="-389.869016682915" calcext:value-type="float">
            <text:p>-389,8690166829</text:p>
          </table:table-cell>
          <table:table-cell/>
          <table:table-cell table:formula="of:=[.R30]-[.R28]" office:value-type="float" office:value="19.8881810677007" calcext:value-type="float">
            <text:p>19,8881810677</text:p>
          </table:table-cell>
          <table:table-cell table:formula="of:=[.S30]-[.S28]" office:value-type="float" office:value="43.4888695131722" calcext:value-type="float">
            <text:p>43,4888695132</text:p>
          </table:table-cell>
          <table:table-cell table:formula="of:=[.T30]-[.T28]" office:value-type="float" office:value="23.7689963253943" calcext:value-type="float">
            <text:p>23,7689963254</text:p>
          </table:table-cell>
          <table:table-cell table:formula="of:=[.U30]-[.U28]" office:value-type="float" office:value="31.7116730611415" calcext:value-type="float">
            <text:p>31,7116730611</text:p>
          </table:table-cell>
          <table:table-cell/>
          <table:table-cell table:formula="of:=[.F28]-[.F30]" office:value-type="float" office:value="-20" calcext:value-type="float">
            <text:p>-20</text:p>
          </table:table-cell>
          <table:table-cell table:formula="of:=[.G28]-[.G30]" office:value-type="float" office:value="-13" calcext:value-type="float">
            <text:p>-13</text:p>
          </table:table-cell>
          <table:table-cell table:formula="of:=[.H28]-[.H30]" office:value-type="float" office:value="-24" calcext:value-type="float">
            <text:p>-24</text:p>
          </table:table-cell>
          <table:table-cell table:formula="of:=[.I28]-[.I30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04A5</text:p>
          </table:table-cell>
          <table:table-cell office:value-type="string" calcext:value-type="string">
            <text:p>05A9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062F</text:p>
          </table:table-cell>
          <table:table-cell office:value-type="float" office:value="28" calcext:value-type="float">
            <text:p>28</text:p>
          </table:table-cell>
          <table:table-cell table:formula="of:=DECIMAL([.A30];16)" office:value-type="float" office:value="1189" calcext:value-type="float">
            <text:p>1189</text:p>
          </table:table-cell>
          <table:table-cell table:formula="of:=DECIMAL([.B30];16)" office:value-type="float" office:value="1449" calcext:value-type="float">
            <text:p>1449</text:p>
          </table:table-cell>
          <table:table-cell table:formula="of:=DECIMAL([.C30];16)" office:value-type="float" office:value="1360" calcext:value-type="float">
            <text:p>1360</text:p>
          </table:table-cell>
          <table:table-cell table:formula="of:=DECIMAL([.D30];16)" office:value-type="float" office:value="1583" calcext:value-type="float">
            <text:p>1583</text:p>
          </table:table-cell>
          <table:table-cell/>
          <table:table-cell table:formula="of:=[.E30]-63.5" office:value-type="float" office:value="-35.5" calcext:value-type="float">
            <text:p>-35,5</text:p>
          </table:table-cell>
          <table:table-cell table:formula="of:=[.F$133]+[.F$137]*([.$K30])^2" office:value-type="float" office:value="955.691231571439" calcext:value-type="float">
            <text:p>955,6912315714</text:p>
          </table:table-cell>
          <table:table-cell table:formula="of:=[.G$133]+[.G$137]*([.$K30])^2" office:value-type="float" office:value="1106.39659038373" calcext:value-type="float">
            <text:p>1106,3965903837</text:p>
          </table:table-cell>
          <table:table-cell table:formula="of:=[.H$133]+[.H$137]*([.$K30])^2" office:value-type="float" office:value="1070.66522178714" calcext:value-type="float">
            <text:p>1070,6652217871</text:p>
          </table:table-cell>
          <table:table-cell table:formula="of:=[.I$133]+[.I$137]*([.$K30])^2" office:value-type="float" office:value="1211.57783578559" calcext:value-type="float">
            <text:p>1211,5778357856</text:p>
          </table:table-cell>
          <table:table-cell table:number-columns-repeated="2"/>
          <table:table-cell table:formula="of:=[.L30]-[.F30]" office:value-type="float" office:value="-233.308768428561" calcext:value-type="float">
            <text:p>-233,3087684286</text:p>
          </table:table-cell>
          <table:table-cell table:formula="of:=[.M30]-[.G30]" office:value-type="float" office:value="-342.603409616268" calcext:value-type="float">
            <text:p>-342,6034096163</text:p>
          </table:table-cell>
          <table:table-cell table:formula="of:=[.N30]-[.H30]" office:value-type="float" office:value="-289.334778212863" calcext:value-type="float">
            <text:p>-289,3347782129</text:p>
          </table:table-cell>
          <table:table-cell table:formula="of:=[.O30]-[.I30]" office:value-type="float" office:value="-371.422164214407" calcext:value-type="float">
            <text:p>-371,4221642144</text:p>
          </table:table-cell>
          <table:table-cell/>
          <table:table-cell table:formula="of:=[.R31]-[.R29]" office:value-type="float" office:value="23.7953541891336" calcext:value-type="float">
            <text:p>23,7953541891</text:p>
          </table:table-cell>
          <table:table-cell table:formula="of:=[.S31]-[.S29]" office:value-type="float" office:value="43.9412292525371" calcext:value-type="float">
            <text:p>43,9412292525</text:p>
          </table:table-cell>
          <table:table-cell table:formula="of:=[.T31]-[.T29]" office:value-type="float" office:value="29.4602567000409" calcext:value-type="float">
            <text:p>29,4602567</text:p>
          </table:table-cell>
          <table:table-cell table:formula="of:=[.U31]-[.U29]" office:value-type="float" office:value="40.0757368128909" calcext:value-type="float">
            <text:p>40,0757368129</text:p>
          </table:table-cell>
          <table:table-cell/>
          <table:table-cell table:formula="of:=[.F29]-[.F31]" office:value-type="float" office:value="-15" calcext:value-type="float">
            <text:p>-15</text:p>
          </table:table-cell>
          <table:table-cell table:formula="of:=[.G29]-[.G31]" office:value-type="float" office:value="-11" calcext:value-type="float">
            <text:p>-11</text:p>
          </table:table-cell>
          <table:table-cell table:formula="of:=[.H29]-[.H31]" office:value-type="float" office:value="-17" calcext:value-type="float">
            <text:p>-17</text:p>
          </table:table-cell>
          <table:table-cell table:formula="of:=[.I29]-[.I31]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04AA</text:p>
          </table:table-cell>
          <table:table-cell office:value-type="string" calcext:value-type="string">
            <text:p>05A7</text:p>
          </table:table-cell>
          <table:table-cell office:value-type="string" calcext:value-type="string">
            <text:p>0555</text:p>
          </table:table-cell>
          <table:table-cell office:value-type="string" calcext:value-type="string">
            <text:p>0636</text:p>
          </table:table-cell>
          <table:table-cell office:value-type="float" office:value="29" calcext:value-type="float">
            <text:p>29</text:p>
          </table:table-cell>
          <table:table-cell table:formula="of:=DECIMAL([.A31];16)" office:value-type="float" office:value="1194" calcext:value-type="float">
            <text:p>1194</text:p>
          </table:table-cell>
          <table:table-cell table:formula="of:=DECIMAL([.B31];16)" office:value-type="float" office:value="1447" calcext:value-type="float">
            <text:p>1447</text:p>
          </table:table-cell>
          <table:table-cell table:formula="of:=DECIMAL([.C31];16)" office:value-type="float" office:value="1365" calcext:value-type="float">
            <text:p>1365</text:p>
          </table:table-cell>
          <table:table-cell table:formula="of:=DECIMAL([.D31];16)" office:value-type="float" office:value="1590" calcext:value-type="float">
            <text:p>1590</text:p>
          </table:table-cell>
          <table:table-cell/>
          <table:table-cell table:formula="of:=[.E31]-63.5" office:value-type="float" office:value="-34.5" calcext:value-type="float">
            <text:p>-34,5</text:p>
          </table:table-cell>
          <table:table-cell table:formula="of:=[.F$133]+[.F$137]*([.$K31])^2" office:value-type="float" office:value="974.815701946364" calcext:value-type="float">
            <text:p>974,8157019464</text:p>
          </table:table-cell>
          <table:table-cell table:formula="of:=[.G$133]+[.G$137]*([.$K31])^2" office:value-type="float" office:value="1133.48029494484" calcext:value-type="float">
            <text:p>1133,4802949449</text:p>
          </table:table-cell>
          <table:table-cell table:formula="of:=[.H$133]+[.H$137]*([.$K31])^2" office:value-type="float" office:value="1093.56816523082" calcext:value-type="float">
            <text:p>1093,5681652308</text:p>
          </table:table-cell>
          <table:table-cell table:formula="of:=[.I$133]+[.I$137]*([.$K31])^2" office:value-type="float" office:value="1240.20672012998" calcext:value-type="float">
            <text:p>1240,20672013</text:p>
          </table:table-cell>
          <table:table-cell table:number-columns-repeated="2"/>
          <table:table-cell table:formula="of:=[.L31]-[.F31]" office:value-type="float" office:value="-219.184298053636" calcext:value-type="float">
            <text:p>-219,1842980536</text:p>
          </table:table-cell>
          <table:table-cell table:formula="of:=[.M31]-[.G31]" office:value-type="float" office:value="-313.519705055158" calcext:value-type="float">
            <text:p>-313,5197050552</text:p>
          </table:table-cell>
          <table:table-cell table:formula="of:=[.N31]-[.H31]" office:value-type="float" office:value="-271.431834769181" calcext:value-type="float">
            <text:p>-271,4318347692</text:p>
          </table:table-cell>
          <table:table-cell table:formula="of:=[.O31]-[.I31]" office:value-type="float" office:value="-349.793279870024" calcext:value-type="float">
            <text:p>-349,79327987</text:p>
          </table:table-cell>
          <table:table-cell/>
          <table:table-cell table:formula="of:=[.R32]-[.R30]" office:value-type="float" office:value="28.7025273105664" calcext:value-type="float">
            <text:p>28,7025273106</text:p>
          </table:table-cell>
          <table:table-cell table:formula="of:=[.S32]-[.S30]" office:value-type="float" office:value="42.3935889919023" calcext:value-type="float">
            <text:p>42,3935889919</text:p>
          </table:table-cell>
          <table:table-cell table:formula="of:=[.T32]-[.T30]" office:value-type="float" office:value="39.1515170746877" calcext:value-type="float">
            <text:p>39,1515170747</text:p>
          </table:table-cell>
          <table:table-cell table:formula="of:=[.U32]-[.U30]" office:value-type="float" office:value="35.4398005646403" calcext:value-type="float">
            <text:p>35,4398005646</text:p>
          </table:table-cell>
          <table:table-cell/>
          <table:table-cell table:formula="of:=[.F30]-[.F32]" office:value-type="float" office:value="-9" calcext:value-type="float">
            <text:p>-9</text:p>
          </table:table-cell>
          <table:table-cell table:formula="of:=[.G30]-[.G32]" office:value-type="float" office:value="-11" calcext:value-type="float">
            <text:p>-11</text:p>
          </table:table-cell>
          <table:table-cell table:formula="of:=[.H30]-[.H32]" office:value-type="float" office:value="-6" calcext:value-type="float">
            <text:p>-6</text:p>
          </table:table-cell>
          <table:table-cell table:formula="of:=[.I30]-[.I32]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04AE</text:p>
          </table:table-cell>
          <table:table-cell table:style-name="Default" office:value-type="string" calcext:value-type="string">
            <text:p>05B4</text:p>
          </table:table-cell>
          <table:table-cell office:value-type="string" calcext:value-type="string">
            <text:p>0556</text:p>
          </table:table-cell>
          <table:table-cell office:value-type="string" calcext:value-type="string">
            <text:p>0644</text:p>
          </table:table-cell>
          <table:table-cell office:value-type="float" office:value="30" calcext:value-type="float">
            <text:p>30</text:p>
          </table:table-cell>
          <table:table-cell table:formula="of:=DECIMAL([.A32];16)" office:value-type="float" office:value="1198" calcext:value-type="float">
            <text:p>1198</text:p>
          </table:table-cell>
          <table:table-cell table:formula="of:=DECIMAL([.B32];16)" office:value-type="float" office:value="1460" calcext:value-type="float">
            <text:p>1460</text:p>
          </table:table-cell>
          <table:table-cell table:formula="of:=DECIMAL([.C32];16)" office:value-type="float" office:value="1366" calcext:value-type="float">
            <text:p>1366</text:p>
          </table:table-cell>
          <table:table-cell table:formula="of:=DECIMAL([.D32];16)" office:value-type="float" office:value="1604" calcext:value-type="float">
            <text:p>1604</text:p>
          </table:table-cell>
          <table:table-cell/>
          <table:table-cell table:formula="of:=[.E32]-63.5" office:value-type="float" office:value="-33.5" calcext:value-type="float">
            <text:p>-33,5</text:p>
          </table:table-cell>
          <table:table-cell table:formula="of:=[.F$133]+[.F$137]*([.$K32])^2" office:value-type="float" office:value="993.393758882006" calcext:value-type="float">
            <text:p>993,393758882</text:p>
          </table:table-cell>
          <table:table-cell table:formula="of:=[.G$133]+[.G$137]*([.$K32])^2" office:value-type="float" office:value="1159.79017937563" calcext:value-type="float">
            <text:p>1159,7901793756</text:p>
          </table:table-cell>
          <table:table-cell table:formula="of:=[.H$133]+[.H$137]*([.$K32])^2" office:value-type="float" office:value="1115.81673886182" calcext:value-type="float">
            <text:p>1115,8167388618</text:p>
          </table:table-cell>
          <table:table-cell table:formula="of:=[.I$133]+[.I$137]*([.$K32])^2" office:value-type="float" office:value="1268.01763635023" calcext:value-type="float">
            <text:p>1268,0176363502</text:p>
          </table:table-cell>
          <table:table-cell table:number-columns-repeated="2"/>
          <table:table-cell table:formula="of:=[.L32]-[.F32]" office:value-type="float" office:value="-204.606241117994" calcext:value-type="float">
            <text:p>-204,606241118</text:p>
          </table:table-cell>
          <table:table-cell table:formula="of:=[.M32]-[.G32]" office:value-type="float" office:value="-300.209820624366" calcext:value-type="float">
            <text:p>-300,2098206244</text:p>
          </table:table-cell>
          <table:table-cell table:formula="of:=[.N32]-[.H32]" office:value-type="float" office:value="-250.183261138176" calcext:value-type="float">
            <text:p>-250,1832611382</text:p>
          </table:table-cell>
          <table:table-cell table:formula="of:=[.O32]-[.I32]" office:value-type="float" office:value="-335.982363649767" calcext:value-type="float">
            <text:p>-335,9823636498</text:p>
          </table:table-cell>
          <table:table-cell/>
          <table:table-cell table:formula="of:=[.R33]-[.R31]" office:value-type="float" office:value="27.6097004319993" calcext:value-type="float">
            <text:p>27,609700432</text:p>
          </table:table-cell>
          <table:table-cell table:formula="of:=[.S33]-[.S31]" office:value-type="float" office:value="30.8459487312675" calcext:value-type="float">
            <text:p>30,8459487313</text:p>
          </table:table-cell>
          <table:table-cell table:formula="of:=[.T33]-[.T31]" office:value-type="float" office:value="41.8427774493346" calcext:value-type="float">
            <text:p>41,8427774493</text:p>
          </table:table-cell>
          <table:table-cell table:formula="of:=[.U33]-[.U31]" office:value-type="float" office:value="39.8038643163902" calcext:value-type="float">
            <text:p>39,8038643164</text:p>
          </table:table-cell>
          <table:table-cell/>
          <table:table-cell table:formula="of:=[.F31]-[.F33]" office:value-type="float" office:value="-9" calcext:value-type="float">
            <text:p>-9</text:p>
          </table:table-cell>
          <table:table-cell table:formula="of:=[.G31]-[.G33]" office:value-type="float" office:value="-21" calcext:value-type="float">
            <text:p>-21</text:p>
          </table:table-cell>
          <table:table-cell table:formula="of:=[.H31]-[.H33]" office:value-type="float" office:value="-2" calcext:value-type="float">
            <text:p>-2</text:p>
          </table:table-cell>
          <table:table-cell table:formula="of:=[.I31]-[.I33]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04B3</text:p>
          </table:table-cell>
          <table:table-cell office:value-type="string" calcext:value-type="string">
            <text:p>05BC</text:p>
          </table:table-cell>
          <table:table-cell office:value-type="string" calcext:value-type="string">
            <text:p>0557</text:p>
          </table:table-cell>
          <table:table-cell office:value-type="string" calcext:value-type="string">
            <text:p>0645</text:p>
          </table:table-cell>
          <table:table-cell office:value-type="float" office:value="31" calcext:value-type="float">
            <text:p>31</text:p>
          </table:table-cell>
          <table:table-cell table:formula="of:=DECIMAL([.A33];16)" office:value-type="float" office:value="1203" calcext:value-type="float">
            <text:p>1203</text:p>
          </table:table-cell>
          <table:table-cell table:formula="of:=DECIMAL([.B33];16)" office:value-type="float" office:value="1468" calcext:value-type="float">
            <text:p>1468</text:p>
          </table:table-cell>
          <table:table-cell table:formula="of:=DECIMAL([.C33];16)" office:value-type="float" office:value="1367" calcext:value-type="float">
            <text:p>1367</text:p>
          </table:table-cell>
          <table:table-cell table:formula="of:=DECIMAL([.D33];16)" office:value-type="float" office:value="1605" calcext:value-type="float">
            <text:p>1605</text:p>
          </table:table-cell>
          <table:table-cell/>
          <table:table-cell table:formula="of:=[.E33]-63.5" office:value-type="float" office:value="-32.5" calcext:value-type="float">
            <text:p>-32,5</text:p>
          </table:table-cell>
          <table:table-cell table:formula="of:=[.F$133]+[.F$137]*([.$K33])^2" office:value-type="float" office:value="1011.42540237836" calcext:value-type="float">
            <text:p>1011,4254023784</text:p>
          </table:table-cell>
          <table:table-cell table:formula="of:=[.G$133]+[.G$137]*([.$K33])^2" office:value-type="float" office:value="1185.32624367611" calcext:value-type="float">
            <text:p>1185,3262436761</text:p>
          </table:table-cell>
          <table:table-cell table:formula="of:=[.H$133]+[.H$137]*([.$K33])^2" office:value-type="float" office:value="1137.41094268015" calcext:value-type="float">
            <text:p>1137,4109426802</text:p>
          </table:table-cell>
          <table:table-cell table:formula="of:=[.I$133]+[.I$137]*([.$K33])^2" office:value-type="float" office:value="1295.01058444637" calcext:value-type="float">
            <text:p>1295,0105844464</text:p>
          </table:table-cell>
          <table:table-cell table:number-columns-repeated="2"/>
          <table:table-cell table:formula="of:=[.L33]-[.F33]" office:value-type="float" office:value="-191.574597621636" calcext:value-type="float">
            <text:p>-191,5745976216</text:p>
          </table:table-cell>
          <table:table-cell table:formula="of:=[.M33]-[.G33]" office:value-type="float" office:value="-282.673756323891" calcext:value-type="float">
            <text:p>-282,6737563239</text:p>
          </table:table-cell>
          <table:table-cell table:formula="of:=[.N33]-[.H33]" office:value-type="float" office:value="-229.589057319847" calcext:value-type="float">
            <text:p>-229,5890573198</text:p>
          </table:table-cell>
          <table:table-cell table:formula="of:=[.O33]-[.I33]" office:value-type="float" office:value="-309.989415553634" calcext:value-type="float">
            <text:p>-309,9894155536</text:p>
          </table:table-cell>
          <table:table-cell/>
          <table:table-cell table:formula="of:=[.R34]-[.R32]" office:value-type="float" office:value="20.5168735534321" calcext:value-type="float">
            <text:p>20,5168735534</text:p>
          </table:table-cell>
          <table:table-cell table:formula="of:=[.S34]-[.S32]" office:value-type="float" office:value="31.2983084706327" calcext:value-type="float">
            <text:p>31,2983084706</text:p>
          </table:table-cell>
          <table:table-cell table:formula="of:=[.T34]-[.T32]" office:value-type="float" office:value="30.5340378239812" calcext:value-type="float">
            <text:p>30,534037824</text:p>
          </table:table-cell>
          <table:table-cell table:formula="of:=[.U34]-[.U32]" office:value-type="float" office:value="42.1679280681397" calcext:value-type="float">
            <text:p>42,1679280681</text:p>
          </table:table-cell>
          <table:table-cell/>
          <table:table-cell table:formula="of:=[.F32]-[.F34]" office:value-type="float" office:value="-15" calcext:value-type="float">
            <text:p>-15</text:p>
          </table:table-cell>
          <table:table-cell table:formula="of:=[.G32]-[.G34]" office:value-type="float" office:value="-19" calcext:value-type="float">
            <text:p>-19</text:p>
          </table:table-cell>
          <table:table-cell table:formula="of:=[.H32]-[.H34]" office:value-type="float" office:value="-12" calcext:value-type="float">
            <text:p>-12</text:p>
          </table:table-cell>
          <table:table-cell table:formula="of:=[.I32]-[.I34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04BD</text:p>
          </table:table-cell>
          <table:table-cell office:value-type="string" calcext:value-type="string">
            <text:p>05C7</text:p>
          </table:table-cell>
          <table:table-cell office:value-type="string" calcext:value-type="string">
            <text:p>0562</text:p>
          </table:table-cell>
          <table:table-cell office:value-type="string" calcext:value-type="string">
            <text:p>064F</text:p>
          </table:table-cell>
          <table:table-cell office:value-type="float" office:value="32" calcext:value-type="float">
            <text:p>32</text:p>
          </table:table-cell>
          <table:table-cell table:formula="of:=DECIMAL([.A34];16)" office:value-type="float" office:value="1213" calcext:value-type="float">
            <text:p>1213</text:p>
          </table:table-cell>
          <table:table-cell table:formula="of:=DECIMAL([.B34];16)" office:value-type="float" office:value="1479" calcext:value-type="float">
            <text:p>1479</text:p>
          </table:table-cell>
          <table:table-cell table:formula="of:=DECIMAL([.C34];16)" office:value-type="float" office:value="1378" calcext:value-type="float">
            <text:p>1378</text:p>
          </table:table-cell>
          <table:table-cell table:formula="of:=DECIMAL([.D34];16)" office:value-type="float" office:value="1615" calcext:value-type="float">
            <text:p>1615</text:p>
          </table:table-cell>
          <table:table-cell/>
          <table:table-cell table:formula="of:=[.E34]-63.5" office:value-type="float" office:value="-31.5" calcext:value-type="float">
            <text:p>-31,5</text:p>
          </table:table-cell>
          <table:table-cell table:formula="of:=[.F$133]+[.F$137]*([.$K34])^2" office:value-type="float" office:value="1028.91063243544" calcext:value-type="float">
            <text:p>1028,9106324354</text:p>
          </table:table-cell>
          <table:table-cell table:formula="of:=[.G$133]+[.G$137]*([.$K34])^2" office:value-type="float" office:value="1210.08848784627" calcext:value-type="float">
            <text:p>1210,0884878463</text:p>
          </table:table-cell>
          <table:table-cell table:formula="of:=[.H$133]+[.H$137]*([.$K34])^2" office:value-type="float" office:value="1158.35077668581" calcext:value-type="float">
            <text:p>1158,3507766858</text:p>
          </table:table-cell>
          <table:table-cell table:formula="of:=[.I$133]+[.I$137]*([.$K34])^2" office:value-type="float" office:value="1321.18556441837" calcext:value-type="float">
            <text:p>1321,1855644184</text:p>
          </table:table-cell>
          <table:table-cell table:number-columns-repeated="2"/>
          <table:table-cell table:formula="of:=[.L34]-[.F34]" office:value-type="float" office:value="-184.089367564562" calcext:value-type="float">
            <text:p>-184,0893675646</text:p>
          </table:table-cell>
          <table:table-cell table:formula="of:=[.M34]-[.G34]" office:value-type="float" office:value="-268.911512153733" calcext:value-type="float">
            <text:p>-268,9115121537</text:p>
          </table:table-cell>
          <table:table-cell table:formula="of:=[.N34]-[.H34]" office:value-type="float" office:value="-219.649223314195" calcext:value-type="float">
            <text:p>-219,6492233142</text:p>
          </table:table-cell>
          <table:table-cell table:formula="of:=[.O34]-[.I34]" office:value-type="float" office:value="-293.814435581627" calcext:value-type="float">
            <text:p>-293,8144355816</text:p>
          </table:table-cell>
          <table:table-cell/>
          <table:table-cell table:formula="of:=[.R35]-[.R33]" office:value-type="float" office:value="14.4240466748649" calcext:value-type="float">
            <text:p>14,4240466749</text:p>
          </table:table-cell>
          <table:table-cell table:formula="of:=[.S35]-[.S33]" office:value-type="float" office:value="37.7506682099979" calcext:value-type="float">
            <text:p>37,75066821</text:p>
          </table:table-cell>
          <table:table-cell table:formula="of:=[.T35]-[.T33]" office:value-type="float" office:value="18.2252981986278" calcext:value-type="float">
            <text:p>18,2252981986</text:p>
          </table:table-cell>
          <table:table-cell table:formula="of:=[.U35]-[.U33]" office:value-type="float" office:value="25.5319918198891" calcext:value-type="float">
            <text:p>25,5319918199</text:p>
          </table:table-cell>
          <table:table-cell/>
          <table:table-cell table:formula="of:=[.F33]-[.F35]" office:value-type="float" office:value="-20" calcext:value-type="float">
            <text:p>-20</text:p>
          </table:table-cell>
          <table:table-cell table:formula="of:=[.G33]-[.G35]" office:value-type="float" office:value="-11" calcext:value-type="float">
            <text:p>-11</text:p>
          </table:table-cell>
          <table:table-cell table:formula="of:=[.H33]-[.H35]" office:value-type="float" office:value="-23" calcext:value-type="float">
            <text:p>-23</text:p>
          </table:table-cell>
          <table:table-cell table:formula="of:=[.I33]-[.I35]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04C7</text:p>
          </table:table-cell>
          <table:table-cell office:value-type="string" calcext:value-type="string">
            <text:p>05C7</text:p>
          </table:table-cell>
          <table:table-cell office:value-type="string" calcext:value-type="string">
            <text:p>056E</text:p>
          </table:table-cell>
          <table:table-cell office:value-type="string" calcext:value-type="string">
            <text:p>065F</text:p>
          </table:table-cell>
          <table:table-cell office:value-type="float" office:value="33" calcext:value-type="float">
            <text:p>33</text:p>
          </table:table-cell>
          <table:table-cell table:formula="of:=DECIMAL([.A35];16)" office:value-type="float" office:value="1223" calcext:value-type="float">
            <text:p>1223</text:p>
          </table:table-cell>
          <table:table-cell table:formula="of:=DECIMAL([.B35];16)" office:value-type="float" office:value="1479" calcext:value-type="float">
            <text:p>1479</text:p>
          </table:table-cell>
          <table:table-cell table:formula="of:=DECIMAL([.C35];16)" office:value-type="float" office:value="1390" calcext:value-type="float">
            <text:p>1390</text:p>
          </table:table-cell>
          <table:table-cell table:formula="of:=DECIMAL([.D35];16)" office:value-type="float" office:value="1631" calcext:value-type="float">
            <text:p>1631</text:p>
          </table:table-cell>
          <table:table-cell/>
          <table:table-cell table:formula="of:=[.E35]-63.5" office:value-type="float" office:value="-30.5" calcext:value-type="float">
            <text:p>-30,5</text:p>
          </table:table-cell>
          <table:table-cell table:formula="of:=[.F$133]+[.F$137]*([.$K35])^2" office:value-type="float" office:value="1045.84944905323" calcext:value-type="float">
            <text:p>1045,8494490532</text:p>
          </table:table-cell>
          <table:table-cell table:formula="of:=[.G$133]+[.G$137]*([.$K35])^2" office:value-type="float" office:value="1234.07691188611" calcext:value-type="float">
            <text:p>1234,0769118861</text:p>
          </table:table-cell>
          <table:table-cell table:formula="of:=[.H$133]+[.H$137]*([.$K35])^2" office:value-type="float" office:value="1178.63624087878" calcext:value-type="float">
            <text:p>1178,6362408788</text:p>
          </table:table-cell>
          <table:table-cell table:formula="of:=[.I$133]+[.I$137]*([.$K35])^2" office:value-type="float" office:value="1346.54257626625" calcext:value-type="float">
            <text:p>1346,5425762663</text:p>
          </table:table-cell>
          <table:table-cell table:number-columns-repeated="2"/>
          <table:table-cell table:formula="of:=[.L35]-[.F35]" office:value-type="float" office:value="-177.150550946771" calcext:value-type="float">
            <text:p>-177,1505509468</text:p>
          </table:table-cell>
          <table:table-cell table:formula="of:=[.M35]-[.G35]" office:value-type="float" office:value="-244.923088113893" calcext:value-type="float">
            <text:p>-244,9230881139</text:p>
          </table:table-cell>
          <table:table-cell table:formula="of:=[.N35]-[.H35]" office:value-type="float" office:value="-211.363759121219" calcext:value-type="float">
            <text:p>-211,3637591212</text:p>
          </table:table-cell>
          <table:table-cell table:formula="of:=[.O35]-[.I35]" office:value-type="float" office:value="-284.457423733745" calcext:value-type="float">
            <text:p>-284,4574237337</text:p>
          </table:table-cell>
          <table:table-cell/>
          <table:table-cell table:formula="of:=[.R36]-[.R34]" office:value-type="float" office:value="9.331219796298" calcext:value-type="float">
            <text:p>9,3312197963</text:p>
          </table:table-cell>
          <table:table-cell table:formula="of:=[.S36]-[.S34]" office:value-type="float" office:value="39.2030279493629" calcext:value-type="float">
            <text:p>39,2030279494</text:p>
          </table:table-cell>
          <table:table-cell table:formula="of:=[.T36]-[.T34]" office:value-type="float" office:value="11.9165585732746" calcext:value-type="float">
            <text:p>11,9165585733</text:p>
          </table:table-cell>
          <table:table-cell table:formula="of:=[.U36]-[.U34]" office:value-type="float" office:value="22.8960555716387" calcext:value-type="float">
            <text:p>22,8960555716</text:p>
          </table:table-cell>
          <table:table-cell/>
          <table:table-cell table:formula="of:=[.F34]-[.F36]" office:value-type="float" office:value="-24" calcext:value-type="float">
            <text:p>-24</text:p>
          </table:table-cell>
          <table:table-cell table:formula="of:=[.G34]-[.G36]" office:value-type="float" office:value="-8" calcext:value-type="float">
            <text:p>-8</text:p>
          </table:table-cell>
          <table:table-cell table:formula="of:=[.H34]-[.H36]" office:value-type="float" office:value="-28" calcext:value-type="float">
            <text:p>-28</text:p>
          </table:table-cell>
          <table:table-cell table:formula="of:=[.I34]-[.I36]" office:value-type="float" office:value="-27" calcext:value-type="float">
            <text:p>-27</text:p>
          </table:table-cell>
        </table:table-row>
        <table:table-row table:style-name="ro1">
          <table:table-cell table:style-name="Default" office:value-type="string" calcext:value-type="string">
            <text:p>04D5</text:p>
          </table:table-cell>
          <table:table-cell office:value-type="string" calcext:value-type="string">
            <text:p>05CF</text:p>
          </table:table-cell>
          <table:table-cell table:style-name="Default" office:value-type="string" calcext:value-type="string">
            <text:p>057E</text:p>
          </table:table-cell>
          <table:table-cell office:value-type="string" calcext:value-type="string">
            <text:p>066A</text:p>
          </table:table-cell>
          <table:table-cell office:value-type="float" office:value="34" calcext:value-type="float">
            <text:p>34</text:p>
          </table:table-cell>
          <table:table-cell table:formula="of:=DECIMAL([.A36];16)" office:value-type="float" office:value="1237" calcext:value-type="float">
            <text:p>1237</text:p>
          </table:table-cell>
          <table:table-cell table:formula="of:=DECIMAL([.B36];16)" office:value-type="float" office:value="1487" calcext:value-type="float">
            <text:p>1487</text:p>
          </table:table-cell>
          <table:table-cell table:formula="of:=DECIMAL([.C36];16)" office:value-type="float" office:value="1406" calcext:value-type="float">
            <text:p>1406</text:p>
          </table:table-cell>
          <table:table-cell table:formula="of:=DECIMAL([.D36];16)" office:value-type="float" office:value="1642" calcext:value-type="float">
            <text:p>1642</text:p>
          </table:table-cell>
          <table:table-cell/>
          <table:table-cell table:formula="of:=[.E36]-63.5" office:value-type="float" office:value="-29.5" calcext:value-type="float">
            <text:p>-29,5</text:p>
          </table:table-cell>
          <table:table-cell table:formula="of:=[.F$133]+[.F$137]*([.$K36])^2" office:value-type="float" office:value="1062.24185223174" calcext:value-type="float">
            <text:p>1062,2418522317</text:p>
          </table:table-cell>
          <table:table-cell table:formula="of:=[.G$133]+[.G$137]*([.$K36])^2" office:value-type="float" office:value="1257.29151579563" calcext:value-type="float">
            <text:p>1257,2915157956</text:p>
          </table:table-cell>
          <table:table-cell table:formula="of:=[.H$133]+[.H$137]*([.$K36])^2" office:value-type="float" office:value="1198.26733525908" calcext:value-type="float">
            <text:p>1198,2673352591</text:p>
          </table:table-cell>
          <table:table-cell table:formula="of:=[.I$133]+[.I$137]*([.$K36])^2" office:value-type="float" office:value="1371.08161999001" calcext:value-type="float">
            <text:p>1371,08161999</text:p>
          </table:table-cell>
          <table:table-cell table:number-columns-repeated="2"/>
          <table:table-cell table:formula="of:=[.L36]-[.F36]" office:value-type="float" office:value="-174.758147768264" calcext:value-type="float">
            <text:p>-174,7581477683</text:p>
          </table:table-cell>
          <table:table-cell table:formula="of:=[.M36]-[.G36]" office:value-type="float" office:value="-229.70848420437" calcext:value-type="float">
            <text:p>-229,7084842044</text:p>
          </table:table-cell>
          <table:table-cell table:formula="of:=[.N36]-[.H36]" office:value-type="float" office:value="-207.73266474092" calcext:value-type="float">
            <text:p>-207,7326647409</text:p>
          </table:table-cell>
          <table:table-cell table:formula="of:=[.O36]-[.I36]" office:value-type="float" office:value="-270.918380009988" calcext:value-type="float">
            <text:p>-270,91838001</text:p>
          </table:table-cell>
          <table:table-cell/>
          <table:table-cell table:formula="of:=[.R37]-[.R35]" office:value-type="float" office:value="4.23839291773083" calcext:value-type="float">
            <text:p>4,2383929177</text:p>
          </table:table-cell>
          <table:table-cell table:formula="of:=[.S37]-[.S35]" office:value-type="float" office:value="46.6553876887283" calcext:value-type="float">
            <text:p>46,6553876887</text:p>
          </table:table-cell>
          <table:table-cell table:formula="of:=[.T37]-[.T35]" office:value-type="float" office:value="4.60781894792149" calcext:value-type="float">
            <text:p>4,6078189479</text:p>
          </table:table-cell>
          <table:table-cell table:formula="of:=[.U37]-[.U35]" office:value-type="float" office:value="33.2601193233882" calcext:value-type="float">
            <text:p>33,2601193234</text:p>
          </table:table-cell>
          <table:table-cell/>
          <table:table-cell table:formula="of:=[.F35]-[.F37]" office:value-type="float" office:value="-28" calcext:value-type="float">
            <text:p>-28</text:p>
          </table:table-cell>
          <table:table-cell table:formula="of:=[.G35]-[.G37]" office:value-type="float" office:value="1" calcext:value-type="float">
            <text:p>1</text:p>
          </table:table-cell>
          <table:table-cell table:formula="of:=[.H35]-[.H37]" office:value-type="float" office:value="-34" calcext:value-type="float">
            <text:p>-34</text:p>
          </table:table-cell>
          <table:table-cell table:formula="of:=[.I35]-[.I37]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04E3</text:p>
          </table:table-cell>
          <table:table-cell office:value-type="string" calcext:value-type="string">
            <text:p>05C6</text:p>
          </table:table-cell>
          <table:table-cell office:value-type="string" calcext:value-type="string">
            <text:p>0590</text:p>
          </table:table-cell>
          <table:table-cell office:value-type="string" calcext:value-type="string">
            <text:p>066E</text:p>
          </table:table-cell>
          <table:table-cell office:value-type="float" office:value="35" calcext:value-type="float">
            <text:p>35</text:p>
          </table:table-cell>
          <table:table-cell table:formula="of:=DECIMAL([.A37];16)" office:value-type="float" office:value="1251" calcext:value-type="float">
            <text:p>1251</text:p>
          </table:table-cell>
          <table:table-cell table:formula="of:=DECIMAL([.B37];16)" office:value-type="float" office:value="1478" calcext:value-type="float">
            <text:p>1478</text:p>
          </table:table-cell>
          <table:table-cell table:formula="of:=DECIMAL([.C37];16)" office:value-type="float" office:value="1424" calcext:value-type="float">
            <text:p>1424</text:p>
          </table:table-cell>
          <table:table-cell table:formula="of:=DECIMAL([.D37];16)" office:value-type="float" office:value="1646" calcext:value-type="float">
            <text:p>1646</text:p>
          </table:table-cell>
          <table:table-cell/>
          <table:table-cell table:formula="of:=[.E37]-63.5" office:value-type="float" office:value="-28.5" calcext:value-type="float">
            <text:p>-28,5</text:p>
          </table:table-cell>
          <table:table-cell table:formula="of:=[.F$133]+[.F$137]*([.$K37])^2" office:value-type="float" office:value="1078.08784197096" calcext:value-type="float">
            <text:p>1078,087841971</text:p>
          </table:table-cell>
          <table:table-cell table:formula="of:=[.G$133]+[.G$137]*([.$K37])^2" office:value-type="float" office:value="1279.73229957484" calcext:value-type="float">
            <text:p>1279,7322995748</text:p>
          </table:table-cell>
          <table:table-cell table:formula="of:=[.H$133]+[.H$137]*([.$K37])^2" office:value-type="float" office:value="1217.2440598267" calcext:value-type="float">
            <text:p>1217,2440598267</text:p>
          </table:table-cell>
          <table:table-cell table:formula="of:=[.I$133]+[.I$137]*([.$K37])^2" office:value-type="float" office:value="1394.80269558964" calcext:value-type="float">
            <text:p>1394,8026955897</text:p>
          </table:table-cell>
          <table:table-cell table:number-columns-repeated="2"/>
          <table:table-cell table:formula="of:=[.L37]-[.F37]" office:value-type="float" office:value="-172.91215802904" calcext:value-type="float">
            <text:p>-172,912158029</text:p>
          </table:table-cell>
          <table:table-cell table:formula="of:=[.M37]-[.G37]" office:value-type="float" office:value="-198.267700425165" calcext:value-type="float">
            <text:p>-198,2677004252</text:p>
          </table:table-cell>
          <table:table-cell table:formula="of:=[.N37]-[.H37]" office:value-type="float" office:value="-206.755940173298" calcext:value-type="float">
            <text:p>-206,7559401733</text:p>
          </table:table-cell>
          <table:table-cell table:formula="of:=[.O37]-[.I37]" office:value-type="float" office:value="-251.197304410357" calcext:value-type="float">
            <text:p>-251,1973044104</text:p>
          </table:table-cell>
          <table:table-cell/>
          <table:table-cell table:formula="of:=[.R38]-[.R36]" office:value-type="float" office:value="6.14556603916367" calcext:value-type="float">
            <text:p>6,1455660392</text:p>
          </table:table-cell>
          <table:table-cell table:formula="of:=[.S38]-[.S36]" office:value-type="float" office:value="53.1077474280933" calcext:value-type="float">
            <text:p>53,1077474281</text:p>
          </table:table-cell>
          <table:table-cell table:formula="of:=[.T38]-[.T36]" office:value-type="float" office:value="1.2990793225681" calcext:value-type="float">
            <text:p>1,2990793226</text:p>
          </table:table-cell>
          <table:table-cell table:formula="of:=[.U38]-[.U36]" office:value-type="float" office:value="34.6241830751378" calcext:value-type="float">
            <text:p>34,6241830751</text:p>
          </table:table-cell>
          <table:table-cell/>
          <table:table-cell table:formula="of:=[.F36]-[.F38]" office:value-type="float" office:value="-25" calcext:value-type="float">
            <text:p>-25</text:p>
          </table:table-cell>
          <table:table-cell table:formula="of:=[.G36]-[.G38]" office:value-type="float" office:value="9" calcext:value-type="float">
            <text:p>9</text:p>
          </table:table-cell>
          <table:table-cell table:formula="of:=[.H36]-[.H38]" office:value-type="float" office:value="-36" calcext:value-type="float">
            <text:p>-36</text:p>
          </table:table-cell>
          <table:table-cell table:formula="of:=[.I36]-[.I38]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04EE</text:p>
          </table:table-cell>
          <table:table-cell office:value-type="string" calcext:value-type="string">
            <text:p>05C6</text:p>
          </table:table-cell>
          <table:table-cell office:value-type="string" calcext:value-type="string">
            <text:p>05A2</text:p>
          </table:table-cell>
          <table:table-cell office:value-type="string" calcext:value-type="string">
            <text:p>0676</text:p>
          </table:table-cell>
          <table:table-cell office:value-type="float" office:value="36" calcext:value-type="float">
            <text:p>36</text:p>
          </table:table-cell>
          <table:table-cell table:formula="of:=DECIMAL([.A38];16)" office:value-type="float" office:value="1262" calcext:value-type="float">
            <text:p>1262</text:p>
          </table:table-cell>
          <table:table-cell table:formula="of:=DECIMAL([.B38];16)" office:value-type="float" office:value="1478" calcext:value-type="float">
            <text:p>1478</text:p>
          </table:table-cell>
          <table:table-cell table:formula="of:=DECIMAL([.C38];16)" office:value-type="float" office:value="1442" calcext:value-type="float">
            <text:p>1442</text:p>
          </table:table-cell>
          <table:table-cell table:formula="of:=DECIMAL([.D38];16)" office:value-type="float" office:value="1654" calcext:value-type="float">
            <text:p>1654</text:p>
          </table:table-cell>
          <table:table-cell/>
          <table:table-cell table:formula="of:=[.E38]-63.5" office:value-type="float" office:value="-27.5" calcext:value-type="float">
            <text:p>-27,5</text:p>
          </table:table-cell>
          <table:table-cell table:formula="of:=[.F$133]+[.F$137]*([.$K38])^2" office:value-type="float" office:value="1093.3874182709" calcext:value-type="float">
            <text:p>1093,3874182709</text:p>
          </table:table-cell>
          <table:table-cell table:formula="of:=[.G$133]+[.G$137]*([.$K38])^2" office:value-type="float" office:value="1301.39926322372" calcext:value-type="float">
            <text:p>1301,3992632237</text:p>
          </table:table-cell>
          <table:table-cell table:formula="of:=[.H$133]+[.H$137]*([.$K38])^2" office:value-type="float" office:value="1235.56641458165" calcext:value-type="float">
            <text:p>1235,5664145817</text:p>
          </table:table-cell>
          <table:table-cell table:formula="of:=[.I$133]+[.I$137]*([.$K38])^2" office:value-type="float" office:value="1417.70580306515" calcext:value-type="float">
            <text:p>1417,7058030652</text:p>
          </table:table-cell>
          <table:table-cell table:number-columns-repeated="2"/>
          <table:table-cell table:formula="of:=[.L38]-[.F38]" office:value-type="float" office:value="-168.6125817291" calcext:value-type="float">
            <text:p>-168,6125817291</text:p>
          </table:table-cell>
          <table:table-cell table:formula="of:=[.M38]-[.G38]" office:value-type="float" office:value="-176.600736776277" calcext:value-type="float">
            <text:p>-176,6007367763</text:p>
          </table:table-cell>
          <table:table-cell table:formula="of:=[.N38]-[.H38]" office:value-type="float" office:value="-206.433585418352" calcext:value-type="float">
            <text:p>-206,4335854184</text:p>
          </table:table-cell>
          <table:table-cell table:formula="of:=[.O38]-[.I38]" office:value-type="float" office:value="-236.294196934851" calcext:value-type="float">
            <text:p>-236,2941969349</text:p>
          </table:table-cell>
          <table:table-cell/>
          <table:table-cell table:formula="of:=[.R39]-[.R37]" office:value-type="float" office:value="8.0527391605965" calcext:value-type="float">
            <text:p>8,0527391606</text:p>
          </table:table-cell>
          <table:table-cell table:formula="of:=[.S39]-[.S37]" office:value-type="float" office:value="47.5601071674582" calcext:value-type="float">
            <text:p>47,5601071675</text:p>
          </table:table-cell>
          <table:table-cell table:formula="of:=[.T39]-[.T37]" office:value-type="float" office:value="3.99033969721472" calcext:value-type="float">
            <text:p>3,9903396972</text:p>
          </table:table-cell>
          <table:table-cell table:formula="of:=[.U39]-[.U37]" office:value-type="float" office:value="37.9882468268875" calcext:value-type="float">
            <text:p>37,9882468269</text:p>
          </table:table-cell>
          <table:table-cell/>
          <table:table-cell table:formula="of:=[.F37]-[.F39]" office:value-type="float" office:value="-22" calcext:value-type="float">
            <text:p>-22</text:p>
          </table:table-cell>
          <table:table-cell table:formula="of:=[.G37]-[.G39]" office:value-type="float" office:value="5" calcext:value-type="float">
            <text:p>5</text:p>
          </table:table-cell>
          <table:table-cell table:formula="of:=[.H37]-[.H39]" office:value-type="float" office:value="-32" calcext:value-type="float">
            <text:p>-32</text:p>
          </table:table-cell>
          <table:table-cell table:formula="of:=[.I37]-[.I39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04F9</text:p>
          </table:table-cell>
          <table:table-cell office:value-type="string" calcext:value-type="string">
            <text:p>05C1</text:p>
          </table:table-cell>
          <table:table-cell office:value-type="string" calcext:value-type="string">
            <text:p>05B0</text:p>
          </table:table-cell>
          <table:table-cell office:value-type="string" calcext:value-type="string">
            <text:p>0675</text:p>
          </table:table-cell>
          <table:table-cell office:value-type="float" office:value="37" calcext:value-type="float">
            <text:p>37</text:p>
          </table:table-cell>
          <table:table-cell table:formula="of:=DECIMAL([.A39];16)" office:value-type="float" office:value="1273" calcext:value-type="float">
            <text:p>1273</text:p>
          </table:table-cell>
          <table:table-cell table:formula="of:=DECIMAL([.B39];16)" office:value-type="float" office:value="1473" calcext:value-type="float">
            <text:p>1473</text:p>
          </table:table-cell>
          <table:table-cell table:formula="of:=DECIMAL([.C39];16)" office:value-type="float" office:value="1456" calcext:value-type="float">
            <text:p>1456</text:p>
          </table:table-cell>
          <table:table-cell table:formula="of:=DECIMAL([.D39];16)" office:value-type="float" office:value="1653" calcext:value-type="float">
            <text:p>1653</text:p>
          </table:table-cell>
          <table:table-cell/>
          <table:table-cell table:formula="of:=[.E39]-63.5" office:value-type="float" office:value="-26.5" calcext:value-type="float">
            <text:p>-26,5</text:p>
          </table:table-cell>
          <table:table-cell table:formula="of:=[.F$133]+[.F$137]*([.$K39])^2" office:value-type="float" office:value="1108.14058113156" calcext:value-type="float">
            <text:p>1108,1405811316</text:p>
          </table:table-cell>
          <table:table-cell table:formula="of:=[.G$133]+[.G$137]*([.$K39])^2" office:value-type="float" office:value="1322.29240674229" calcext:value-type="float">
            <text:p>1322,2924067423</text:p>
          </table:table-cell>
          <table:table-cell table:formula="of:=[.H$133]+[.H$137]*([.$K39])^2" office:value-type="float" office:value="1253.23439952392" calcext:value-type="float">
            <text:p>1253,2343995239</text:p>
          </table:table-cell>
          <table:table-cell table:formula="of:=[.I$133]+[.I$137]*([.$K39])^2" office:value-type="float" office:value="1439.79094241653" calcext:value-type="float">
            <text:p>1439,7909424165</text:p>
          </table:table-cell>
          <table:table-cell table:number-columns-repeated="2"/>
          <table:table-cell table:formula="of:=[.L39]-[.F39]" office:value-type="float" office:value="-164.859418868444" calcext:value-type="float">
            <text:p>-164,8594188684</text:p>
          </table:table-cell>
          <table:table-cell table:formula="of:=[.M39]-[.G39]" office:value-type="float" office:value="-150.707593257706" calcext:value-type="float">
            <text:p>-150,7075932577</text:p>
          </table:table-cell>
          <table:table-cell table:formula="of:=[.N39]-[.H39]" office:value-type="float" office:value="-202.765600476083" calcext:value-type="float">
            <text:p>-202,7656004761</text:p>
          </table:table-cell>
          <table:table-cell table:formula="of:=[.O39]-[.I39]" office:value-type="float" office:value="-213.20905758347" calcext:value-type="float">
            <text:p>-213,2090575835</text:p>
          </table:table-cell>
          <table:table-cell/>
          <table:table-cell table:formula="of:=[.R40]-[.R38]" office:value-type="float" office:value="6.95991228202911" calcext:value-type="float">
            <text:p>6,959912282</text:p>
          </table:table-cell>
          <table:table-cell table:formula="of:=[.S40]-[.S38]" office:value-type="float" office:value="39.0124669068236" calcext:value-type="float">
            <text:p>39,0124669068</text:p>
          </table:table-cell>
          <table:table-cell table:formula="of:=[.T40]-[.T38]" office:value-type="float" office:value="9.68160007186134" calcext:value-type="float">
            <text:p>9,6816000719</text:p>
          </table:table-cell>
          <table:table-cell table:formula="of:=[.U40]-[.U38]" office:value-type="float" office:value="45.3523105786369" calcext:value-type="float">
            <text:p>45,3523105786</text:p>
          </table:table-cell>
          <table:table-cell/>
          <table:table-cell table:formula="of:=[.F38]-[.F40]" office:value-type="float" office:value="-22" calcext:value-type="float">
            <text:p>-22</text:p>
          </table:table-cell>
          <table:table-cell table:formula="of:=[.G38]-[.G40]" office:value-type="float" office:value="-2" calcext:value-type="float">
            <text:p>-2</text:p>
          </table:table-cell>
          <table:table-cell table:formula="of:=[.H38]-[.H40]" office:value-type="float" office:value="-25" calcext:value-type="float">
            <text:p>-25</text:p>
          </table:table-cell>
          <table:table-cell table:formula="of:=[.I38]-[.I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05C8</text:p>
          </table:table-cell>
          <table:table-cell table:style-name="Default" office:value-type="string" calcext:value-type="string">
            <text:p>05BB</text:p>
          </table:table-cell>
          <table:table-cell office:value-type="string" calcext:value-type="string">
            <text:p>0674</text:p>
          </table:table-cell>
          <table:table-cell office:value-type="float" office:value="38" calcext:value-type="float">
            <text:p>38</text:p>
          </table:table-cell>
          <table:table-cell table:formula="of:=DECIMAL([.A40];16)" office:value-type="float" office:value="1284" calcext:value-type="float">
            <text:p>1284</text:p>
          </table:table-cell>
          <table:table-cell table:formula="of:=DECIMAL([.B40];16)" office:value-type="float" office:value="1480" calcext:value-type="float">
            <text:p>1480</text:p>
          </table:table-cell>
          <table:table-cell table:formula="of:=DECIMAL([.C40];16)" office:value-type="float" office:value="1467" calcext:value-type="float">
            <text:p>1467</text:p>
          </table:table-cell>
          <table:table-cell table:formula="of:=DECIMAL([.D40];16)" office:value-type="float" office:value="1652" calcext:value-type="float">
            <text:p>1652</text:p>
          </table:table-cell>
          <table:table-cell/>
          <table:table-cell table:formula="of:=[.E40]-63.5" office:value-type="float" office:value="-25.5" calcext:value-type="float">
            <text:p>-25,5</text:p>
          </table:table-cell>
          <table:table-cell table:formula="of:=[.F$133]+[.F$137]*([.$K40])^2" office:value-type="float" office:value="1122.34733055293" calcext:value-type="float">
            <text:p>1122,3473305529</text:p>
          </table:table-cell>
          <table:table-cell table:formula="of:=[.G$133]+[.G$137]*([.$K40])^2" office:value-type="float" office:value="1342.41173013055" calcext:value-type="float">
            <text:p>1342,4117301306</text:p>
          </table:table-cell>
          <table:table-cell table:formula="of:=[.H$133]+[.H$137]*([.$K40])^2" office:value-type="float" office:value="1270.24801465351" calcext:value-type="float">
            <text:p>1270,2480146535</text:p>
          </table:table-cell>
          <table:table-cell table:formula="of:=[.I$133]+[.I$137]*([.$K40])^2" office:value-type="float" office:value="1461.05811364379" calcext:value-type="float">
            <text:p>1461,0581136438</text:p>
          </table:table-cell>
          <table:table-cell table:number-columns-repeated="2"/>
          <table:table-cell table:formula="of:=[.L40]-[.F40]" office:value-type="float" office:value="-161.652669447071" calcext:value-type="float">
            <text:p>-161,6526694471</text:p>
          </table:table-cell>
          <table:table-cell table:formula="of:=[.M40]-[.G40]" office:value-type="float" office:value="-137.588269869453" calcext:value-type="float">
            <text:p>-137,5882698695</text:p>
          </table:table-cell>
          <table:table-cell table:formula="of:=[.N40]-[.H40]" office:value-type="float" office:value="-196.751985346491" calcext:value-type="float">
            <text:p>-196,7519853465</text:p>
          </table:table-cell>
          <table:table-cell table:formula="of:=[.O40]-[.I40]" office:value-type="float" office:value="-190.941886356214" calcext:value-type="float">
            <text:p>-190,9418863562</text:p>
          </table:table-cell>
          <table:table-cell/>
          <table:table-cell table:formula="of:=[.R41]-[.R39]" office:value-type="float" office:value="8.86708540346194" calcext:value-type="float">
            <text:p>8,8670854035</text:p>
          </table:table-cell>
          <table:table-cell table:formula="of:=[.S41]-[.S39]" office:value-type="float" office:value="32.4648266461888" calcext:value-type="float">
            <text:p>32,4648266462</text:p>
          </table:table-cell>
          <table:table-cell table:formula="of:=[.T41]-[.T39]" office:value-type="float" office:value="14.3728604465084" calcext:value-type="float">
            <text:p>14,3728604465</text:p>
          </table:table-cell>
          <table:table-cell table:formula="of:=[.U41]-[.U39]" office:value-type="float" office:value="38.7163743303865" calcext:value-type="float">
            <text:p>38,7163743304</text:p>
          </table:table-cell>
          <table:table-cell/>
          <table:table-cell table:formula="of:=[.F39]-[.F41]" office:value-type="float" office:value="-19" calcext:value-type="float">
            <text:p>-19</text:p>
          </table:table-cell>
          <table:table-cell table:formula="of:=[.G39]-[.G41]" office:value-type="float" office:value="-7" calcext:value-type="float">
            <text:p>-7</text:p>
          </table:table-cell>
          <table:table-cell table:formula="of:=[.H39]-[.H41]" office:value-type="float" office:value="-19" calcext:value-type="float">
            <text:p>-19</text:p>
          </table:table-cell>
          <table:table-cell table:formula="of:=[.I39]-[.I4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050C</text:p>
          </table:table-cell>
          <table:table-cell office:value-type="string" calcext:value-type="string">
            <text:p>05C8</text:p>
          </table:table-cell>
          <table:table-cell table:style-name="Default" office:value-type="string" calcext:value-type="string">
            <text:p>05C3</text:p>
          </table:table-cell>
          <table:table-cell office:value-type="string" calcext:value-type="string">
            <text:p>0678</text:p>
          </table:table-cell>
          <table:table-cell office:value-type="float" office:value="39" calcext:value-type="float">
            <text:p>39</text:p>
          </table:table-cell>
          <table:table-cell table:formula="of:=DECIMAL([.A41];16)" office:value-type="float" office:value="1292" calcext:value-type="float">
            <text:p>1292</text:p>
          </table:table-cell>
          <table:table-cell table:formula="of:=DECIMAL([.B41];16)" office:value-type="float" office:value="1480" calcext:value-type="float">
            <text:p>1480</text:p>
          </table:table-cell>
          <table:table-cell table:formula="of:=DECIMAL([.C41];16)" office:value-type="float" office:value="1475" calcext:value-type="float">
            <text:p>1475</text:p>
          </table:table-cell>
          <table:table-cell table:formula="of:=DECIMAL([.D41];16)" office:value-type="float" office:value="1656" calcext:value-type="float">
            <text:p>1656</text:p>
          </table:table-cell>
          <table:table-cell/>
          <table:table-cell table:formula="of:=[.E41]-63.5" office:value-type="float" office:value="-24.5" calcext:value-type="float">
            <text:p>-24,5</text:p>
          </table:table-cell>
          <table:table-cell table:formula="of:=[.F$133]+[.F$137]*([.$K41])^2" office:value-type="float" office:value="1136.00766653502" calcext:value-type="float">
            <text:p>1136,007666535</text:p>
          </table:table-cell>
          <table:table-cell table:formula="of:=[.G$133]+[.G$137]*([.$K41])^2" office:value-type="float" office:value="1361.75723338848" calcext:value-type="float">
            <text:p>1361,7572333885</text:p>
          </table:table-cell>
          <table:table-cell table:formula="of:=[.H$133]+[.H$137]*([.$K41])^2" office:value-type="float" office:value="1286.60725997043" calcext:value-type="float">
            <text:p>1286,6072599704</text:p>
          </table:table-cell>
          <table:table-cell table:formula="of:=[.I$133]+[.I$137]*([.$K41])^2" office:value-type="float" office:value="1481.50731674692" calcext:value-type="float">
            <text:p>1481,5073167469</text:p>
          </table:table-cell>
          <table:table-cell table:number-columns-repeated="2"/>
          <table:table-cell table:formula="of:=[.L41]-[.F41]" office:value-type="float" office:value="-155.992333464982" calcext:value-type="float">
            <text:p>-155,992333465</text:p>
          </table:table-cell>
          <table:table-cell table:formula="of:=[.M41]-[.G41]" office:value-type="float" office:value="-118.242766611518" calcext:value-type="float">
            <text:p>-118,2427666115</text:p>
          </table:table-cell>
          <table:table-cell table:formula="of:=[.N41]-[.H41]" office:value-type="float" office:value="-188.392740029575" calcext:value-type="float">
            <text:p>-188,3927400296</text:p>
          </table:table-cell>
          <table:table-cell table:formula="of:=[.O41]-[.I41]" office:value-type="float" office:value="-174.492683253083" calcext:value-type="float">
            <text:p>-174,4926832531</text:p>
          </table:table-cell>
          <table:table-cell/>
          <table:table-cell table:formula="of:=[.R42]-[.R40]" office:value-type="float" office:value="13.774258524895" calcext:value-type="float">
            <text:p>13,7742585249</text:p>
          </table:table-cell>
          <table:table-cell table:formula="of:=[.S42]-[.S40]" office:value-type="float" office:value="26.9171863855538" calcext:value-type="float">
            <text:p>26,9171863856</text:p>
          </table:table-cell>
          <table:table-cell table:formula="of:=[.T42]-[.T40]" office:value-type="float" office:value="18.0641208211553" calcext:value-type="float">
            <text:p>18,0641208212</text:p>
          </table:table-cell>
          <table:table-cell table:formula="of:=[.U42]-[.U40]" office:value-type="float" office:value="27.080438082136" calcext:value-type="float">
            <text:p>27,0804380821</text:p>
          </table:table-cell>
          <table:table-cell/>
          <table:table-cell table:formula="of:=[.F40]-[.F42]" office:value-type="float" office:value="-13" calcext:value-type="float">
            <text:p>-13</text:p>
          </table:table-cell>
          <table:table-cell table:formula="of:=[.G40]-[.G42]" office:value-type="float" office:value="-11" calcext:value-type="float">
            <text:p>-11</text:p>
          </table:table-cell>
          <table:table-cell table:formula="of:=[.H40]-[.H42]" office:value-type="float" office:value="-14" calcext:value-type="float">
            <text:p>-14</text:p>
          </table:table-cell>
          <table:table-cell table:formula="of:=[.I40]-[.I42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0511</text:p>
          </table:table-cell>
          <table:table-cell office:value-type="string" calcext:value-type="string">
            <text:p>05D3</text:p>
          </table:table-cell>
          <table:table-cell office:value-type="string" calcext:value-type="string">
            <text:p>05C9</text:p>
          </table:table-cell>
          <table:table-cell office:value-type="string" calcext:value-type="string">
            <text:p>0681</text:p>
          </table:table-cell>
          <table:table-cell office:value-type="float" office:value="40" calcext:value-type="float">
            <text:p>40</text:p>
          </table:table-cell>
          <table:table-cell table:formula="of:=DECIMAL([.A42];16)" office:value-type="float" office:value="1297" calcext:value-type="float">
            <text:p>1297</text:p>
          </table:table-cell>
          <table:table-cell table:formula="of:=DECIMAL([.B42];16)" office:value-type="float" office:value="1491" calcext:value-type="float">
            <text:p>1491</text:p>
          </table:table-cell>
          <table:table-cell table:formula="of:=DECIMAL([.C42];16)" office:value-type="float" office:value="1481" calcext:value-type="float">
            <text:p>1481</text:p>
          </table:table-cell>
          <table:table-cell table:formula="of:=DECIMAL([.D42];16)" office:value-type="float" office:value="1665" calcext:value-type="float">
            <text:p>1665</text:p>
          </table:table-cell>
          <table:table-cell/>
          <table:table-cell table:formula="of:=[.E42]-63.5" office:value-type="float" office:value="-23.5" calcext:value-type="float">
            <text:p>-23,5</text:p>
          </table:table-cell>
          <table:table-cell table:formula="of:=[.F$133]+[.F$137]*([.$K42])^2" office:value-type="float" office:value="1149.12158907782" calcext:value-type="float">
            <text:p>1149,1215890778</text:p>
          </table:table-cell>
          <table:table-cell table:formula="of:=[.G$133]+[.G$137]*([.$K42])^2" office:value-type="float" office:value="1380.3289165161" calcext:value-type="float">
            <text:p>1380,3289165161</text:p>
          </table:table-cell>
          <table:table-cell table:formula="of:=[.H$133]+[.H$137]*([.$K42])^2" office:value-type="float" office:value="1302.31213547466" calcext:value-type="float">
            <text:p>1302,3121354747</text:p>
          </table:table-cell>
          <table:table-cell table:formula="of:=[.I$133]+[.I$137]*([.$K42])^2" office:value-type="float" office:value="1501.13855172592" calcext:value-type="float">
            <text:p>1501,1385517259</text:p>
          </table:table-cell>
          <table:table-cell table:number-columns-repeated="2"/>
          <table:table-cell table:formula="of:=[.L42]-[.F42]" office:value-type="float" office:value="-147.878410922176" calcext:value-type="float">
            <text:p>-147,8784109222</text:p>
          </table:table-cell>
          <table:table-cell table:formula="of:=[.M42]-[.G42]" office:value-type="float" office:value="-110.671083483899" calcext:value-type="float">
            <text:p>-110,6710834839</text:p>
          </table:table-cell>
          <table:table-cell table:formula="of:=[.N42]-[.H42]" office:value-type="float" office:value="-178.687864525335" calcext:value-type="float">
            <text:p>-178,6878645253</text:p>
          </table:table-cell>
          <table:table-cell table:formula="of:=[.O42]-[.I42]" office:value-type="float" office:value="-163.861448274078" calcext:value-type="float">
            <text:p>-163,8614482741</text:p>
          </table:table-cell>
          <table:table-cell/>
          <table:table-cell table:formula="of:=[.R43]-[.R41]" office:value-type="float" office:value="17.6814316463281" calcext:value-type="float">
            <text:p>17,6814316463</text:p>
          </table:table-cell>
          <table:table-cell table:formula="of:=[.S43]-[.S41]" office:value-type="float" office:value="24.369546124919" calcext:value-type="float">
            <text:p>24,3695461249</text:p>
          </table:table-cell>
          <table:table-cell table:formula="of:=[.T43]-[.T41]" office:value-type="float" office:value="22.7553811958016" calcext:value-type="float">
            <text:p>22,7553811958</text:p>
          </table:table-cell>
          <table:table-cell table:formula="of:=[.U43]-[.U41]" office:value-type="float" office:value="24.4445018338854" calcext:value-type="float">
            <text:p>24,4445018339</text:p>
          </table:table-cell>
          <table:table-cell/>
          <table:table-cell table:formula="of:=[.F41]-[.F43]" office:value-type="float" office:value="-8" calcext:value-type="float">
            <text:p>-8</text:p>
          </table:table-cell>
          <table:table-cell table:formula="of:=[.G41]-[.G43]" office:value-type="float" office:value="-12" calcext:value-type="float">
            <text:p>-12</text:p>
          </table:table-cell>
          <table:table-cell table:formula="of:=[.H41]-[.H43]" office:value-type="float" office:value="-8" calcext:value-type="float">
            <text:p>-8</text:p>
          </table:table-cell>
          <table:table-cell table:formula="of:=[.I41]-[.I43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0514</text:p>
          </table:table-cell>
          <table:table-cell office:value-type="string" calcext:value-type="string">
            <text:p>05D4</text:p>
          </table:table-cell>
          <table:table-cell office:value-type="string" calcext:value-type="string">
            <text:p>05CB</text:p>
          </table:table-cell>
          <table:table-cell office:value-type="string" calcext:value-type="string">
            <text:p>0686</text:p>
          </table:table-cell>
          <table:table-cell office:value-type="float" office:value="41" calcext:value-type="float">
            <text:p>41</text:p>
          </table:table-cell>
          <table:table-cell table:formula="of:=DECIMAL([.A43];16)" office:value-type="float" office:value="1300" calcext:value-type="float">
            <text:p>1300</text:p>
          </table:table-cell>
          <table:table-cell table:formula="of:=DECIMAL([.B43];16)" office:value-type="float" office:value="1492" calcext:value-type="float">
            <text:p>1492</text:p>
          </table:table-cell>
          <table:table-cell table:formula="of:=DECIMAL([.C43];16)" office:value-type="float" office:value="1483" calcext:value-type="float">
            <text:p>1483</text:p>
          </table:table-cell>
          <table:table-cell table:formula="of:=DECIMAL([.D43];16)" office:value-type="float" office:value="1670" calcext:value-type="float">
            <text:p>1670</text:p>
          </table:table-cell>
          <table:table-cell/>
          <table:table-cell table:formula="of:=[.E43]-63.5" office:value-type="float" office:value="-22.5" calcext:value-type="float">
            <text:p>-22,5</text:p>
          </table:table-cell>
          <table:table-cell table:formula="of:=[.F$133]+[.F$137]*([.$K43])^2" office:value-type="float" office:value="1161.68909818135" calcext:value-type="float">
            <text:p>1161,6890981814</text:p>
          </table:table-cell>
          <table:table-cell table:formula="of:=[.G$133]+[.G$137]*([.$K43])^2" office:value-type="float" office:value="1398.1267795134" calcext:value-type="float">
            <text:p>1398,1267795134</text:p>
          </table:table-cell>
          <table:table-cell table:formula="of:=[.H$133]+[.H$137]*([.$K43])^2" office:value-type="float" office:value="1317.36264116623" calcext:value-type="float">
            <text:p>1317,3626411662</text:p>
          </table:table-cell>
          <table:table-cell table:formula="of:=[.I$133]+[.I$137]*([.$K43])^2" office:value-type="float" office:value="1519.9518185808" calcext:value-type="float">
            <text:p>1519,9518185808</text:p>
          </table:table-cell>
          <table:table-cell table:number-columns-repeated="2"/>
          <table:table-cell table:formula="of:=[.L43]-[.F43]" office:value-type="float" office:value="-138.310901818654" calcext:value-type="float">
            <text:p>-138,3109018187</text:p>
          </table:table-cell>
          <table:table-cell table:formula="of:=[.M43]-[.G43]" office:value-type="float" office:value="-93.8732204865985" calcext:value-type="float">
            <text:p>-93,8732204866</text:p>
          </table:table-cell>
          <table:table-cell table:formula="of:=[.N43]-[.H43]" office:value-type="float" office:value="-165.637358833773" calcext:value-type="float">
            <text:p>-165,6373588338</text:p>
          </table:table-cell>
          <table:table-cell table:formula="of:=[.O43]-[.I43]" office:value-type="float" office:value="-150.048181419198" calcext:value-type="float">
            <text:p>-150,0481814192</text:p>
          </table:table-cell>
          <table:table-cell/>
          <table:table-cell table:formula="of:=[.R44]-[.R42]" office:value-type="float" office:value="27.5886047677609" calcext:value-type="float">
            <text:p>27,5886047678</text:p>
          </table:table-cell>
          <table:table-cell table:formula="of:=[.S44]-[.S42]" office:value-type="float" office:value="17.8219058642842" calcext:value-type="float">
            <text:p>17,8219058643</text:p>
          </table:table-cell>
          <table:table-cell table:formula="of:=[.T44]-[.T42]" office:value-type="float" office:value="35.4466415704485" calcext:value-type="float">
            <text:p>35,4466415704</text:p>
          </table:table-cell>
          <table:table-cell table:formula="of:=[.U44]-[.U42]" office:value-type="float" office:value="19.8085655856351" calcext:value-type="float">
            <text:p>19,8085655856</text:p>
          </table:table-cell>
          <table:table-cell/>
          <table:table-cell table:formula="of:=[.F42]-[.F44]" office:value-type="float" office:value="3" calcext:value-type="float">
            <text:p>3</text:p>
          </table:table-cell>
          <table:table-cell table:formula="of:=[.G42]-[.G44]" office:value-type="float" office:value="-17" calcext:value-type="float">
            <text:p>-17</text:p>
          </table:table-cell>
          <table:table-cell table:formula="of:=[.H42]-[.H44]" office:value-type="float" office:value="6" calcext:value-type="float">
            <text:p>6</text:p>
          </table:table-cell>
          <table:table-cell table:formula="of:=[.I42]-[.I44]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050E</text:p>
          </table:table-cell>
          <table:table-cell office:value-type="string" calcext:value-type="string">
            <text:p>05E4</text:p>
          </table:table-cell>
          <table:table-cell office:value-type="string" calcext:value-type="string">
            <text:p>05C3</text:p>
          </table:table-cell>
          <table:table-cell office:value-type="string" calcext:value-type="string">
            <text:p>0692</text:p>
          </table:table-cell>
          <table:table-cell office:value-type="float" office:value="42" calcext:value-type="float">
            <text:p>42</text:p>
          </table:table-cell>
          <table:table-cell table:formula="of:=DECIMAL([.A44];16)" office:value-type="float" office:value="1294" calcext:value-type="float">
            <text:p>1294</text:p>
          </table:table-cell>
          <table:table-cell table:formula="of:=DECIMAL([.B44];16)" office:value-type="float" office:value="1508" calcext:value-type="float">
            <text:p>1508</text:p>
          </table:table-cell>
          <table:table-cell table:formula="of:=DECIMAL([.C44];16)" office:value-type="float" office:value="1475" calcext:value-type="float">
            <text:p>1475</text:p>
          </table:table-cell>
          <table:table-cell table:formula="of:=DECIMAL([.D44];16)" office:value-type="float" office:value="1682" calcext:value-type="float">
            <text:p>1682</text:p>
          </table:table-cell>
          <table:table-cell/>
          <table:table-cell table:formula="of:=[.E44]-63.5" office:value-type="float" office:value="-21.5" calcext:value-type="float">
            <text:p>-21,5</text:p>
          </table:table-cell>
          <table:table-cell table:formula="of:=[.F$133]+[.F$137]*([.$K44])^2" office:value-type="float" office:value="1173.71019384558" calcext:value-type="float">
            <text:p>1173,7101938456</text:p>
          </table:table-cell>
          <table:table-cell table:formula="of:=[.G$133]+[.G$137]*([.$K44])^2" office:value-type="float" office:value="1415.15082238038" calcext:value-type="float">
            <text:p>1415,1508223804</text:p>
          </table:table-cell>
          <table:table-cell table:formula="of:=[.H$133]+[.H$137]*([.$K44])^2" office:value-type="float" office:value="1331.75877704511" calcext:value-type="float">
            <text:p>1331,7587770451</text:p>
          </table:table-cell>
          <table:table-cell table:formula="of:=[.I$133]+[.I$137]*([.$K44])^2" office:value-type="float" office:value="1537.94711731156" calcext:value-type="float">
            <text:p>1537,9471173116</text:p>
          </table:table-cell>
          <table:table-cell table:number-columns-repeated="2"/>
          <table:table-cell table:formula="of:=[.L44]-[.F44]" office:value-type="float" office:value="-120.289806154415" calcext:value-type="float">
            <text:p>-120,2898061544</text:p>
          </table:table-cell>
          <table:table-cell table:formula="of:=[.M44]-[.G44]" office:value-type="float" office:value="-92.8491776196151" calcext:value-type="float">
            <text:p>-92,8491776196</text:p>
          </table:table-cell>
          <table:table-cell table:formula="of:=[.N44]-[.H44]" office:value-type="float" office:value="-143.241222954887" calcext:value-type="float">
            <text:p>-143,2412229549</text:p>
          </table:table-cell>
          <table:table-cell table:formula="of:=[.O44]-[.I44]" office:value-type="float" office:value="-144.052882688443" calcext:value-type="float">
            <text:p>-144,0528826884</text:p>
          </table:table-cell>
          <table:table-cell/>
          <table:table-cell table:formula="of:=[.R45]-[.R43]" office:value-type="float" office:value="38.4957778891935" calcext:value-type="float">
            <text:p>38,4957778892</text:p>
          </table:table-cell>
          <table:table-cell table:formula="of:=[.S45]-[.S43]" office:value-type="float" office:value="12.2742656036494" calcext:value-type="float">
            <text:p>12,2742656036</text:p>
          </table:table-cell>
          <table:table-cell table:formula="of:=[.T45]-[.T43]" office:value-type="float" office:value="47.1379019450953" calcext:value-type="float">
            <text:p>47,1379019451</text:p>
          </table:table-cell>
          <table:table-cell table:formula="of:=[.U45]-[.U43]" office:value-type="float" office:value="11.1726293373847" calcext:value-type="float">
            <text:p>11,1726293374</text:p>
          </table:table-cell>
          <table:table-cell/>
          <table:table-cell table:formula="of:=[.F43]-[.F45]" office:value-type="float" office:value="15" calcext:value-type="float">
            <text:p>15</text:p>
          </table:table-cell>
          <table:table-cell table:formula="of:=[.G43]-[.G45]" office:value-type="float" office:value="-21" calcext:value-type="float">
            <text:p>-21</text:p>
          </table:table-cell>
          <table:table-cell table:formula="of:=[.H43]-[.H45]" office:value-type="float" office:value="19" calcext:value-type="float">
            <text:p>19</text:p>
          </table:table-cell>
          <table:table-cell table:formula="of:=[.I43]-[.I45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05E9</text:p>
          </table:table-cell>
          <table:table-cell office:value-type="string" calcext:value-type="string">
            <text:p>05B8</text:p>
          </table:table-cell>
          <table:table-cell office:value-type="string" calcext:value-type="string">
            <text:p>069E</text:p>
          </table:table-cell>
          <table:table-cell office:value-type="float" office:value="43" calcext:value-type="float">
            <text:p>43</text:p>
          </table:table-cell>
          <table:table-cell table:formula="of:=DECIMAL([.A45];16)" office:value-type="float" office:value="1285" calcext:value-type="float">
            <text:p>1285</text:p>
          </table:table-cell>
          <table:table-cell table:formula="of:=DECIMAL([.B45];16)" office:value-type="float" office:value="1513" calcext:value-type="float">
            <text:p>1513</text:p>
          </table:table-cell>
          <table:table-cell table:formula="of:=DECIMAL([.C45];16)" office:value-type="float" office:value="1464" calcext:value-type="float">
            <text:p>1464</text:p>
          </table:table-cell>
          <table:table-cell table:formula="of:=DECIMAL([.D45];16)" office:value-type="float" office:value="1694" calcext:value-type="float">
            <text:p>1694</text:p>
          </table:table-cell>
          <table:table-cell/>
          <table:table-cell table:formula="of:=[.E45]-63.5" office:value-type="float" office:value="-20.5" calcext:value-type="float">
            <text:p>-20,5</text:p>
          </table:table-cell>
          <table:table-cell table:formula="of:=[.F$133]+[.F$137]*([.$K45])^2" office:value-type="float" office:value="1185.18487607054" calcext:value-type="float">
            <text:p>1185,1848760705</text:p>
          </table:table-cell>
          <table:table-cell table:formula="of:=[.G$133]+[.G$137]*([.$K45])^2" office:value-type="float" office:value="1431.40104511705" calcext:value-type="float">
            <text:p>1431,4010451171</text:p>
          </table:table-cell>
          <table:table-cell table:formula="of:=[.H$133]+[.H$137]*([.$K45])^2" office:value-type="float" office:value="1345.50054311132" calcext:value-type="float">
            <text:p>1345,5005431113</text:p>
          </table:table-cell>
          <table:table-cell table:formula="of:=[.I$133]+[.I$137]*([.$K45])^2" office:value-type="float" office:value="1555.12444791819" calcext:value-type="float">
            <text:p>1555,1244479182</text:p>
          </table:table-cell>
          <table:table-cell table:number-columns-repeated="2"/>
          <table:table-cell table:formula="of:=[.L45]-[.F45]" office:value-type="float" office:value="-99.8151239294605" calcext:value-type="float">
            <text:p>-99,8151239295</text:p>
          </table:table-cell>
          <table:table-cell table:formula="of:=[.M45]-[.G45]" office:value-type="float" office:value="-81.5989548829491" calcext:value-type="float">
            <text:p>-81,5989548829</text:p>
          </table:table-cell>
          <table:table-cell table:formula="of:=[.N45]-[.H45]" office:value-type="float" office:value="-118.499456888678" calcext:value-type="float">
            <text:p>-118,4994568887</text:p>
          </table:table-cell>
          <table:table-cell table:formula="of:=[.O45]-[.I45]" office:value-type="float" office:value="-138.875552081813" calcext:value-type="float">
            <text:p>-138,8755520818</text:p>
          </table:table-cell>
          <table:table-cell/>
          <table:table-cell table:formula="of:=[.R46]-[.R44]" office:value-type="float" office:value="38.4029510106263" calcext:value-type="float">
            <text:p>38,4029510106</text:p>
          </table:table-cell>
          <table:table-cell table:formula="of:=[.S46]-[.S44]" office:value-type="float" office:value="15.7266253430146" calcext:value-type="float">
            <text:p>15,726625343</text:p>
          </table:table-cell>
          <table:table-cell table:formula="of:=[.T46]-[.T44]" office:value-type="float" office:value="46.829162319742" calcext:value-type="float">
            <text:p>46,8291623197</text:p>
          </table:table-cell>
          <table:table-cell table:formula="of:=[.U46]-[.U44]" office:value-type="float" office:value="8.53669308913436" calcext:value-type="float">
            <text:p>8,5366930891</text:p>
          </table:table-cell>
          <table:table-cell/>
          <table:table-cell table:formula="of:=[.F44]-[.F46]" office:value-type="float" office:value="16" calcext:value-type="float">
            <text:p>16</text:p>
          </table:table-cell>
          <table:table-cell table:formula="of:=[.G44]-[.G46]" office:value-type="float" office:value="-16" calcext:value-type="float">
            <text:p>-16</text:p>
          </table:table-cell>
          <table:table-cell table:formula="of:=[.H44]-[.H46]" office:value-type="float" office:value="20" calcext:value-type="float">
            <text:p>20</text:p>
          </table:table-cell>
          <table:table-cell table:formula="of:=[.I44]-[.I46]"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04FE</text:p>
          </table:table-cell>
          <table:table-cell office:value-type="string" calcext:value-type="string">
            <text:p>05F4</text:p>
          </table:table-cell>
          <table:table-cell office:value-type="string" calcext:value-type="string">
            <text:p>05AF</text:p>
          </table:table-cell>
          <table:table-cell office:value-type="string" calcext:value-type="string">
            <text:p>06AB</text:p>
          </table:table-cell>
          <table:table-cell office:value-type="float" office:value="44" calcext:value-type="float">
            <text:p>44</text:p>
          </table:table-cell>
          <table:table-cell table:formula="of:=DECIMAL([.A46];16)" office:value-type="float" office:value="1278" calcext:value-type="float">
            <text:p>1278</text:p>
          </table:table-cell>
          <table:table-cell table:formula="of:=DECIMAL([.B46];16)" office:value-type="float" office:value="1524" calcext:value-type="float">
            <text:p>1524</text:p>
          </table:table-cell>
          <table:table-cell table:formula="of:=DECIMAL([.C46];16)" office:value-type="float" office:value="1455" calcext:value-type="float">
            <text:p>1455</text:p>
          </table:table-cell>
          <table:table-cell table:formula="of:=DECIMAL([.D46];16)" office:value-type="float" office:value="1707" calcext:value-type="float">
            <text:p>1707</text:p>
          </table:table-cell>
          <table:table-cell/>
          <table:table-cell table:formula="of:=[.E46]-63.5" office:value-type="float" office:value="-19.5" calcext:value-type="float">
            <text:p>-19,5</text:p>
          </table:table-cell>
          <table:table-cell table:formula="of:=[.F$133]+[.F$137]*([.$K46])^2" office:value-type="float" office:value="1196.11314485621" calcext:value-type="float">
            <text:p>1196,1131448562</text:p>
          </table:table-cell>
          <table:table-cell table:formula="of:=[.G$133]+[.G$137]*([.$K46])^2" office:value-type="float" office:value="1446.8774477234" calcext:value-type="float">
            <text:p>1446,8774477234</text:p>
          </table:table-cell>
          <table:table-cell table:formula="of:=[.H$133]+[.H$137]*([.$K46])^2" office:value-type="float" office:value="1358.58793936486" calcext:value-type="float">
            <text:p>1358,5879393649</text:p>
          </table:table-cell>
          <table:table-cell table:formula="of:=[.I$133]+[.I$137]*([.$K46])^2" office:value-type="float" office:value="1571.48381040069" calcext:value-type="float">
            <text:p>1571,4838104007</text:p>
          </table:table-cell>
          <table:table-cell table:number-columns-repeated="2"/>
          <table:table-cell table:formula="of:=[.L46]-[.F46]" office:value-type="float" office:value="-81.886855143789" calcext:value-type="float">
            <text:p>-81,8868551438</text:p>
          </table:table-cell>
          <table:table-cell table:formula="of:=[.M46]-[.G46]" office:value-type="float" office:value="-77.1225522766006" calcext:value-type="float">
            <text:p>-77,1225522766</text:p>
          </table:table-cell>
          <table:table-cell table:formula="of:=[.N46]-[.H46]" office:value-type="float" office:value="-96.4120606351448" calcext:value-type="float">
            <text:p>-96,4120606351</text:p>
          </table:table-cell>
          <table:table-cell table:formula="of:=[.O46]-[.I46]" office:value-type="float" office:value="-135.516189599308" calcext:value-type="float">
            <text:p>-135,5161895993</text:p>
          </table:table-cell>
          <table:table-cell/>
          <table:table-cell table:formula="of:=[.R47]-[.R45]" office:value-type="float" office:value="35.3101241320594" calcext:value-type="float">
            <text:p>35,3101241321</text:p>
          </table:table-cell>
          <table:table-cell table:formula="of:=[.S47]-[.S45]" office:value-type="float" office:value="21.1789850823795" calcext:value-type="float">
            <text:p>21,1789850824</text:p>
          </table:table-cell>
          <table:table-cell table:formula="of:=[.T47]-[.T45]" office:value-type="float" office:value="43.5204226943886" calcext:value-type="float">
            <text:p>43,5204226944</text:p>
          </table:table-cell>
          <table:table-cell table:formula="of:=[.U47]-[.U45]" office:value-type="float" office:value="10.9007568408838" calcext:value-type="float">
            <text:p>10,9007568409</text:p>
          </table:table-cell>
          <table:table-cell/>
          <table:table-cell table:formula="of:=[.F45]-[.F47]" office:value-type="float" office:value="14" calcext:value-type="float">
            <text:p>14</text:p>
          </table:table-cell>
          <table:table-cell table:formula="of:=[.G45]-[.G47]" office:value-type="float" office:value="-9" calcext:value-type="float">
            <text:p>-9</text:p>
          </table:table-cell>
          <table:table-cell table:formula="of:=[.H45]-[.H47]" office:value-type="float" office:value="18" calcext:value-type="float">
            <text:p>18</text:p>
          </table:table-cell>
          <table:table-cell table:formula="of:=[.I45]-[.I47]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04F7</text:p>
          </table:table-cell>
          <table:table-cell office:value-type="string" calcext:value-type="string">
            <text:p>05F2</text:p>
          </table:table-cell>
          <table:table-cell office:value-type="string" calcext:value-type="string">
            <text:p>05A6</text:p>
          </table:table-cell>
          <table:table-cell office:value-type="string" calcext:value-type="string">
            <text:p>06B3</text:p>
          </table:table-cell>
          <table:table-cell office:value-type="float" office:value="45" calcext:value-type="float">
            <text:p>45</text:p>
          </table:table-cell>
          <table:table-cell table:formula="of:=DECIMAL([.A47];16)" office:value-type="float" office:value="1271" calcext:value-type="float">
            <text:p>1271</text:p>
          </table:table-cell>
          <table:table-cell table:formula="of:=DECIMAL([.B47];16)" office:value-type="float" office:value="1522" calcext:value-type="float">
            <text:p>1522</text:p>
          </table:table-cell>
          <table:table-cell table:formula="of:=DECIMAL([.C47];16)" office:value-type="float" office:value="1446" calcext:value-type="float">
            <text:p>1446</text:p>
          </table:table-cell>
          <table:table-cell table:formula="of:=DECIMAL([.D47];16)" office:value-type="float" office:value="1715" calcext:value-type="float">
            <text:p>1715</text:p>
          </table:table-cell>
          <table:table-cell/>
          <table:table-cell table:formula="of:=[.E47]-63.5" office:value-type="float" office:value="-18.5" calcext:value-type="float">
            <text:p>-18,5</text:p>
          </table:table-cell>
          <table:table-cell table:formula="of:=[.F$133]+[.F$137]*([.$K47])^2" office:value-type="float" office:value="1206.4950002026" calcext:value-type="float">
            <text:p>1206,4950002026</text:p>
          </table:table-cell>
          <table:table-cell table:formula="of:=[.G$133]+[.G$137]*([.$K47])^2" office:value-type="float" office:value="1461.58003019943" calcext:value-type="float">
            <text:p>1461,5800301994</text:p>
          </table:table-cell>
          <table:table-cell table:formula="of:=[.H$133]+[.H$137]*([.$K47])^2" office:value-type="float" office:value="1371.02096580571" calcext:value-type="float">
            <text:p>1371,0209658057</text:p>
          </table:table-cell>
          <table:table-cell table:formula="of:=[.I$133]+[.I$137]*([.$K47])^2" office:value-type="float" office:value="1587.02520475907" calcext:value-type="float">
            <text:p>1587,0252047591</text:p>
          </table:table-cell>
          <table:table-cell table:number-columns-repeated="2"/>
          <table:table-cell table:formula="of:=[.L47]-[.F47]" office:value-type="float" office:value="-64.5049997974011" calcext:value-type="float">
            <text:p>-64,5049997974</text:p>
          </table:table-cell>
          <table:table-cell table:formula="of:=[.M47]-[.G47]" office:value-type="float" office:value="-60.4199698005696" calcext:value-type="float">
            <text:p>-60,4199698006</text:p>
          </table:table-cell>
          <table:table-cell table:formula="of:=[.N47]-[.H47]" office:value-type="float" office:value="-74.9790341942889" calcext:value-type="float">
            <text:p>-74,9790341943</text:p>
          </table:table-cell>
          <table:table-cell table:formula="of:=[.O47]-[.I47]" office:value-type="float" office:value="-127.974795240929" calcext:value-type="float">
            <text:p>-127,9747952409</text:p>
          </table:table-cell>
          <table:table-cell/>
          <table:table-cell table:formula="of:=[.R48]-[.R46]" office:value-type="float" office:value="39.2172972534922" calcext:value-type="float">
            <text:p>39,2172972535</text:p>
          </table:table-cell>
          <table:table-cell table:formula="of:=[.S48]-[.S46]" office:value-type="float" office:value="22.6313448217447" calcext:value-type="float">
            <text:p>22,6313448217</text:p>
          </table:table-cell>
          <table:table-cell table:formula="of:=[.T48]-[.T46]" office:value-type="float" office:value="47.2116830690354" calcext:value-type="float">
            <text:p>47,211683069</text:p>
          </table:table-cell>
          <table:table-cell table:formula="of:=[.U48]-[.U46]" office:value-type="float" office:value="13.2648205926332" calcext:value-type="float">
            <text:p>13,2648205926</text:p>
          </table:table-cell>
          <table:table-cell/>
          <table:table-cell table:formula="of:=[.F46]-[.F48]" office:value-type="float" office:value="19" calcext:value-type="float">
            <text:p>19</text:p>
          </table:table-cell>
          <table:table-cell table:formula="of:=[.G46]-[.G48]" office:value-type="float" office:value="-6" calcext:value-type="float">
            <text:p>-6</text:p>
          </table:table-cell>
          <table:table-cell table:formula="of:=[.H46]-[.H48]" office:value-type="float" office:value="23" calcext:value-type="float">
            <text:p>23</text:p>
          </table:table-cell>
          <table:table-cell table:formula="of:=[.I46]-[.I48]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04EB</text:p>
          </table:table-cell>
          <table:table-cell office:value-type="string" calcext:value-type="string">
            <text:p>05FA</text:p>
          </table:table-cell>
          <table:table-cell office:value-type="string" calcext:value-type="string">
            <text:p>0598</text:p>
          </table:table-cell>
          <table:table-cell office:value-type="string" calcext:value-type="string">
            <text:p>06BC</text:p>
          </table:table-cell>
          <table:table-cell office:value-type="float" office:value="46" calcext:value-type="float">
            <text:p>46</text:p>
          </table:table-cell>
          <table:table-cell table:formula="of:=DECIMAL([.A48];16)" office:value-type="float" office:value="1259" calcext:value-type="float">
            <text:p>1259</text:p>
          </table:table-cell>
          <table:table-cell table:formula="of:=DECIMAL([.B48];16)" office:value-type="float" office:value="1530" calcext:value-type="float">
            <text:p>1530</text:p>
          </table:table-cell>
          <table:table-cell table:formula="of:=DECIMAL([.C48];16)" office:value-type="float" office:value="1432" calcext:value-type="float">
            <text:p>1432</text:p>
          </table:table-cell>
          <table:table-cell table:formula="of:=DECIMAL([.D48];16)" office:value-type="float" office:value="1724" calcext:value-type="float">
            <text:p>1724</text:p>
          </table:table-cell>
          <table:table-cell/>
          <table:table-cell table:formula="of:=[.E48]-63.5" office:value-type="float" office:value="-17.5" calcext:value-type="float">
            <text:p>-17,5</text:p>
          </table:table-cell>
          <table:table-cell table:formula="of:=[.F$133]+[.F$137]*([.$K48])^2" office:value-type="float" office:value="1216.3304421097" calcext:value-type="float">
            <text:p>1216,3304421097</text:p>
          </table:table-cell>
          <table:table-cell table:formula="of:=[.G$133]+[.G$137]*([.$K48])^2" office:value-type="float" office:value="1475.50879254514" calcext:value-type="float">
            <text:p>1475,5087925452</text:p>
          </table:table-cell>
          <table:table-cell table:formula="of:=[.H$133]+[.H$137]*([.$K48])^2" office:value-type="float" office:value="1382.79962243389" calcext:value-type="float">
            <text:p>1382,7996224339</text:p>
          </table:table-cell>
          <table:table-cell table:formula="of:=[.I$133]+[.I$137]*([.$K48])^2" office:value-type="float" office:value="1601.74863099333" calcext:value-type="float">
            <text:p>1601,7486309933</text:p>
          </table:table-cell>
          <table:table-cell table:number-columns-repeated="2"/>
          <table:table-cell table:formula="of:=[.L48]-[.F48]" office:value-type="float" office:value="-42.6695578902968" calcext:value-type="float">
            <text:p>-42,6695578903</text:p>
          </table:table-cell>
          <table:table-cell table:formula="of:=[.M48]-[.G48]" office:value-type="float" office:value="-54.4912074548558" calcext:value-type="float">
            <text:p>-54,4912074549</text:p>
          </table:table-cell>
          <table:table-cell table:formula="of:=[.N48]-[.H48]" office:value-type="float" office:value="-49.2003775661094" calcext:value-type="float">
            <text:p>-49,2003775661</text:p>
          </table:table-cell>
          <table:table-cell table:formula="of:=[.O48]-[.I48]" office:value-type="float" office:value="-122.251369006675" calcext:value-type="float">
            <text:p>-122,2513690067</text:p>
          </table:table-cell>
          <table:table-cell/>
          <table:table-cell table:formula="of:=[.R49]-[.R47]" office:value-type="float" office:value="45.1244703749248" calcext:value-type="float">
            <text:p>45,1244703749</text:p>
          </table:table-cell>
          <table:table-cell table:formula="of:=[.S49]-[.S47]" office:value-type="float" office:value="21.0837045611099" calcext:value-type="float">
            <text:p>21,0837045611</text:p>
          </table:table-cell>
          <table:table-cell table:formula="of:=[.T49]-[.T47]" office:value-type="float" office:value="53.9029434436823" calcext:value-type="float">
            <text:p>53,9029434437</text:p>
          </table:table-cell>
          <table:table-cell table:formula="of:=[.U49]-[.U47]" office:value-type="float" office:value="17.6288843443829" calcext:value-type="float">
            <text:p>17,6288843444</text:p>
          </table:table-cell>
          <table:table-cell/>
          <table:table-cell table:formula="of:=[.F47]-[.F49]" office:value-type="float" office:value="26" calcext:value-type="float">
            <text:p>26</text:p>
          </table:table-cell>
          <table:table-cell table:formula="of:=[.G47]-[.G49]" office:value-type="float" office:value="-6" calcext:value-type="float">
            <text:p>-6</text:p>
          </table:table-cell>
          <table:table-cell table:formula="of:=[.H47]-[.H49]" office:value-type="float" office:value="31" calcext:value-type="float">
            <text:p>31</text:p>
          </table:table-cell>
          <table:table-cell table:formula="of:=[.I47]-[.I49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04DD</text:p>
          </table:table-cell>
          <table:table-cell office:value-type="string" calcext:value-type="string">
            <text:p>05F8</text:p>
          </table:table-cell>
          <table:table-cell office:value-type="string" calcext:value-type="string">
            <text:p>0587</text:p>
          </table:table-cell>
          <table:table-cell table:style-name="Default" office:value-type="string" calcext:value-type="string">
            <text:p>06BE</text:p>
          </table:table-cell>
          <table:table-cell office:value-type="float" office:value="47" calcext:value-type="float">
            <text:p>47</text:p>
          </table:table-cell>
          <table:table-cell table:formula="of:=DECIMAL([.A49];16)" office:value-type="float" office:value="1245" calcext:value-type="float">
            <text:p>1245</text:p>
          </table:table-cell>
          <table:table-cell table:formula="of:=DECIMAL([.B49];16)" office:value-type="float" office:value="1528" calcext:value-type="float">
            <text:p>1528</text:p>
          </table:table-cell>
          <table:table-cell table:formula="of:=DECIMAL([.C49];16)" office:value-type="float" office:value="1415" calcext:value-type="float">
            <text:p>1415</text:p>
          </table:table-cell>
          <table:table-cell table:formula="of:=DECIMAL([.D49];16)" office:value-type="float" office:value="1726" calcext:value-type="float">
            <text:p>1726</text:p>
          </table:table-cell>
          <table:table-cell/>
          <table:table-cell table:formula="of:=[.E49]-63.5" office:value-type="float" office:value="-16.5" calcext:value-type="float">
            <text:p>-16,5</text:p>
          </table:table-cell>
          <table:table-cell table:formula="of:=[.F$133]+[.F$137]*([.$K49])^2" office:value-type="float" office:value="1225.61947057752" calcext:value-type="float">
            <text:p>1225,6194705775</text:p>
          </table:table-cell>
          <table:table-cell table:formula="of:=[.G$133]+[.G$137]*([.$K49])^2" office:value-type="float" office:value="1488.66373476054" calcext:value-type="float">
            <text:p>1488,6637347605</text:p>
          </table:table-cell>
          <table:table-cell table:formula="of:=[.H$133]+[.H$137]*([.$K49])^2" office:value-type="float" office:value="1393.92390924939" calcext:value-type="float">
            <text:p>1393,9239092494</text:p>
          </table:table-cell>
          <table:table-cell table:formula="of:=[.I$133]+[.I$137]*([.$K49])^2" office:value-type="float" office:value="1615.65408910345" calcext:value-type="float">
            <text:p>1615,6540891035</text:p>
          </table:table-cell>
          <table:table-cell table:number-columns-repeated="2"/>
          <table:table-cell table:formula="of:=[.L49]-[.F49]" office:value-type="float" office:value="-19.3805294224762" calcext:value-type="float">
            <text:p>-19,3805294225</text:p>
          </table:table-cell>
          <table:table-cell table:formula="of:=[.M49]-[.G49]" office:value-type="float" office:value="-39.3362652394596" calcext:value-type="float">
            <text:p>-39,3362652395</text:p>
          </table:table-cell>
          <table:table-cell table:formula="of:=[.N49]-[.H49]" office:value-type="float" office:value="-21.0760907506067" calcext:value-type="float">
            <text:p>-21,0760907506</text:p>
          </table:table-cell>
          <table:table-cell table:formula="of:=[.O49]-[.I49]" office:value-type="float" office:value="-110.345910896546" calcext:value-type="float">
            <text:p>-110,3459108965</text:p>
          </table:table-cell>
          <table:table-cell/>
          <table:table-cell table:formula="of:=[.R50]-[.R48]" office:value-type="float" office:value="47.0316434963577" calcext:value-type="float">
            <text:p>47,0316434964</text:p>
          </table:table-cell>
          <table:table-cell table:formula="of:=[.S50]-[.S48]" office:value-type="float" office:value="22.5360643004751" calcext:value-type="float">
            <text:p>22,5360643005</text:p>
          </table:table-cell>
          <table:table-cell table:formula="of:=[.T50]-[.T48]" office:value-type="float" office:value="55.5942038183289" calcext:value-type="float">
            <text:p>55,5942038183</text:p>
          </table:table-cell>
          <table:table-cell table:formula="of:=[.U50]-[.U48]" office:value-type="float" office:value="23.9929480961325" calcext:value-type="float">
            <text:p>23,9929480961</text:p>
          </table:table-cell>
          <table:table-cell/>
          <table:table-cell table:formula="of:=[.F48]-[.F50]" office:value-type="float" office:value="29" calcext:value-type="float">
            <text:p>29</text:p>
          </table:table-cell>
          <table:table-cell table:formula="of:=[.G48]-[.G50]" office:value-type="float" office:value="-3" calcext:value-type="float">
            <text:p>-3</text:p>
          </table:table-cell>
          <table:table-cell table:formula="of:=[.H48]-[.H50]" office:value-type="float" office:value="34" calcext:value-type="float">
            <text:p>34</text:p>
          </table:table-cell>
          <table:table-cell table:formula="of:=[.I48]-[.I50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04CE</text:p>
          </table:table-cell>
          <table:table-cell office:value-type="string" calcext:value-type="string">
            <text:p>05FD</text:p>
          </table:table-cell>
          <table:table-cell office:value-type="string" calcext:value-type="string">
            <text:p>0576</text:p>
          </table:table-cell>
          <table:table-cell table:style-name="Default" office:value-type="string" calcext:value-type="string">
            <text:p>06BF</text:p>
          </table:table-cell>
          <table:table-cell office:value-type="float" office:value="48" calcext:value-type="float">
            <text:p>48</text:p>
          </table:table-cell>
          <table:table-cell table:formula="of:=DECIMAL([.A50];16)" office:value-type="float" office:value="1230" calcext:value-type="float">
            <text:p>1230</text:p>
          </table:table-cell>
          <table:table-cell table:formula="of:=DECIMAL([.B50];16)" office:value-type="float" office:value="1533" calcext:value-type="float">
            <text:p>1533</text:p>
          </table:table-cell>
          <table:table-cell table:formula="of:=DECIMAL([.C50];16)" office:value-type="float" office:value="1398" calcext:value-type="float">
            <text:p>1398</text:p>
          </table:table-cell>
          <table:table-cell table:formula="of:=DECIMAL([.D50];16)" office:value-type="float" office:value="1727" calcext:value-type="float">
            <text:p>1727</text:p>
          </table:table-cell>
          <table:table-cell/>
          <table:table-cell table:formula="of:=[.E50]-63.5" office:value-type="float" office:value="-15.5" calcext:value-type="float">
            <text:p>-15,5</text:p>
          </table:table-cell>
          <table:table-cell table:formula="of:=[.F$133]+[.F$137]*([.$K50])^2" office:value-type="float" office:value="1234.36208560606" calcext:value-type="float">
            <text:p>1234,3620856061</text:p>
          </table:table-cell>
          <table:table-cell table:formula="of:=[.G$133]+[.G$137]*([.$K50])^2" office:value-type="float" office:value="1501.04485684562" calcext:value-type="float">
            <text:p>1501,0448568456</text:p>
          </table:table-cell>
          <table:table-cell table:formula="of:=[.H$133]+[.H$137]*([.$K50])^2" office:value-type="float" office:value="1404.39382625222" calcext:value-type="float">
            <text:p>1404,3938262522</text:p>
          </table:table-cell>
          <table:table-cell table:formula="of:=[.I$133]+[.I$137]*([.$K50])^2" office:value-type="float" office:value="1628.74157908946" calcext:value-type="float">
            <text:p>1628,7415790895</text:p>
          </table:table-cell>
          <table:table-cell table:number-columns-repeated="2"/>
          <table:table-cell table:formula="of:=[.L50]-[.F50]" office:value-type="float" office:value="4.36208560606087" calcext:value-type="float">
            <text:p>4,3620856061</text:p>
          </table:table-cell>
          <table:table-cell table:formula="of:=[.M50]-[.G50]" office:value-type="float" office:value="-31.9551431543807" calcext:value-type="float">
            <text:p>-31,9551431544</text:p>
          </table:table-cell>
          <table:table-cell table:formula="of:=[.N50]-[.H50]" office:value-type="float" office:value="6.39382625221947" calcext:value-type="float">
            <text:p>6,3938262522</text:p>
          </table:table-cell>
          <table:table-cell table:formula="of:=[.O50]-[.I50]" office:value-type="float" office:value="-98.2584209105426" calcext:value-type="float">
            <text:p>-98,2584209105</text:p>
          </table:table-cell>
          <table:table-cell/>
          <table:table-cell table:formula="of:=[.R51]-[.R49]" office:value-type="float" office:value="39.9388166177907" calcext:value-type="float">
            <text:p>39,9388166178</text:p>
          </table:table-cell>
          <table:table-cell table:formula="of:=[.S51]-[.S49]" office:value-type="float" office:value="22.9884240398403" calcext:value-type="float">
            <text:p>22,9884240398</text:p>
          </table:table-cell>
          <table:table-cell table:formula="of:=[.T51]-[.T49]" office:value-type="float" office:value="46.2854641929755" calcext:value-type="float">
            <text:p>46,285464193</text:p>
          </table:table-cell>
          <table:table-cell table:formula="of:=[.U51]-[.U49]" office:value-type="float" office:value="24.3570118478819" calcext:value-type="float">
            <text:p>24,3570118479</text:p>
          </table:table-cell>
          <table:table-cell/>
          <table:table-cell table:formula="of:=[.F49]-[.F51]" office:value-type="float" office:value="23" calcext:value-type="float">
            <text:p>23</text:p>
          </table:table-cell>
          <table:table-cell table:formula="of:=[.G49]-[.G51]" office:value-type="float" office:value="-1" calcext:value-type="float">
            <text:p>-1</text:p>
          </table:table-cell>
          <table:table-cell table:formula="of:=[.H49]-[.H51]" office:value-type="float" office:value="26" calcext:value-type="float">
            <text:p>26</text:p>
          </table:table-cell>
          <table:table-cell table:formula="of:=[.I49]-[.I5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4C6</text:p>
          </table:table-cell>
          <table:table-cell office:value-type="string" calcext:value-type="string">
            <text:p>05F9</text:p>
          </table:table-cell>
          <table:table-cell office:value-type="string" calcext:value-type="string">
            <text:p>056D</text:p>
          </table:table-cell>
          <table:table-cell table:style-name="Default" office:value-type="string" calcext:value-type="string">
            <text:p>06BF</text:p>
          </table:table-cell>
          <table:table-cell office:value-type="float" office:value="49" calcext:value-type="float">
            <text:p>49</text:p>
          </table:table-cell>
          <table:table-cell table:formula="of:=DECIMAL([.A51];16)" office:value-type="float" office:value="1222" calcext:value-type="float">
            <text:p>1222</text:p>
          </table:table-cell>
          <table:table-cell table:formula="of:=DECIMAL([.B51];16)" office:value-type="float" office:value="1529" calcext:value-type="float">
            <text:p>1529</text:p>
          </table:table-cell>
          <table:table-cell table:formula="of:=DECIMAL([.C51];16)" office:value-type="float" office:value="1389" calcext:value-type="float">
            <text:p>1389</text:p>
          </table:table-cell>
          <table:table-cell table:formula="of:=DECIMAL([.D51];16)" office:value-type="float" office:value="1727" calcext:value-type="float">
            <text:p>1727</text:p>
          </table:table-cell>
          <table:table-cell/>
          <table:table-cell table:formula="of:=[.E51]-63.5" office:value-type="float" office:value="-14.5" calcext:value-type="float">
            <text:p>-14,5</text:p>
          </table:table-cell>
          <table:table-cell table:formula="of:=[.F$133]+[.F$137]*([.$K51])^2" office:value-type="float" office:value="1242.55828719531" calcext:value-type="float">
            <text:p>1242,5582871953</text:p>
          </table:table-cell>
          <table:table-cell table:formula="of:=[.G$133]+[.G$137]*([.$K51])^2" office:value-type="float" office:value="1512.65215880038" calcext:value-type="float">
            <text:p>1512,6521588004</text:p>
          </table:table-cell>
          <table:table-cell table:formula="of:=[.H$133]+[.H$137]*([.$K51])^2" office:value-type="float" office:value="1414.20937344237" calcext:value-type="float">
            <text:p>1414,2093734424</text:p>
          </table:table-cell>
          <table:table-cell table:formula="of:=[.I$133]+[.I$137]*([.$K51])^2" office:value-type="float" office:value="1641.01110095134" calcext:value-type="float">
            <text:p>1641,0111009513</text:p>
          </table:table-cell>
          <table:table-cell table:number-columns-repeated="2"/>
          <table:table-cell table:formula="of:=[.L51]-[.F51]" office:value-type="float" office:value="20.5582871953145" calcext:value-type="float">
            <text:p>20,5582871953</text:p>
          </table:table-cell>
          <table:table-cell table:formula="of:=[.M51]-[.G51]" office:value-type="float" office:value="-16.3478411996193" calcext:value-type="float">
            <text:p>-16,3478411996</text:p>
          </table:table-cell>
          <table:table-cell table:formula="of:=[.N51]-[.H51]" office:value-type="float" office:value="25.2093734423688" calcext:value-type="float">
            <text:p>25,2093734424</text:p>
          </table:table-cell>
          <table:table-cell table:formula="of:=[.O51]-[.I51]" office:value-type="float" office:value="-85.9888990486643" calcext:value-type="float">
            <text:p>-85,9888990487</text:p>
          </table:table-cell>
          <table:table-cell/>
          <table:table-cell table:formula="of:=[.R52]-[.R50]" office:value-type="float" office:value="28.8459897392236" calcext:value-type="float">
            <text:p>28,8459897392</text:p>
          </table:table-cell>
          <table:table-cell table:formula="of:=[.S52]-[.S50]" office:value-type="float" office:value="22.4407837792053" calcext:value-type="float">
            <text:p>22,4407837792</text:p>
          </table:table-cell>
          <table:table-cell table:formula="of:=[.T52]-[.T50]" office:value-type="float" office:value="32.9767245676223" calcext:value-type="float">
            <text:p>32,9767245676</text:p>
          </table:table-cell>
          <table:table-cell table:formula="of:=[.U52]-[.U50]" office:value-type="float" office:value="23.7210755996314" calcext:value-type="float">
            <text:p>23,7210755996</text:p>
          </table:table-cell>
          <table:table-cell/>
          <table:table-cell table:formula="of:=[.F50]-[.F52]" office:value-type="float" office:value="13" calcext:value-type="float">
            <text:p>13</text:p>
          </table:table-cell>
          <table:table-cell table:formula="of:=[.G50]-[.G52]" office:value-type="float" office:value="0" calcext:value-type="float">
            <text:p>0</text:p>
          </table:table-cell>
          <table:table-cell table:formula="of:=[.H50]-[.H52]" office:value-type="float" office:value="14" calcext:value-type="float">
            <text:p>14</text:p>
          </table:table-cell>
          <table:table-cell table:formula="of:=[.I50]-[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C1</text:p>
          </table:table-cell>
          <table:table-cell office:value-type="string" calcext:value-type="string">
            <text:p>05FD</text:p>
          </table:table-cell>
          <table:table-cell office:value-type="string" calcext:value-type="string">
            <text:p>0568</text:p>
          </table:table-cell>
          <table:table-cell table:style-name="Default" office:value-type="string" calcext:value-type="string">
            <text:p>06BF</text:p>
          </table:table-cell>
          <table:table-cell office:value-type="float" office:value="50" calcext:value-type="float">
            <text:p>50</text:p>
          </table:table-cell>
          <table:table-cell table:formula="of:=DECIMAL([.A52];16)" office:value-type="float" office:value="1217" calcext:value-type="float">
            <text:p>1217</text:p>
          </table:table-cell>
          <table:table-cell table:formula="of:=DECIMAL([.B52];16)" office:value-type="float" office:value="1533" calcext:value-type="float">
            <text:p>1533</text:p>
          </table:table-cell>
          <table:table-cell table:formula="of:=DECIMAL([.C52];16)" office:value-type="float" office:value="1384" calcext:value-type="float">
            <text:p>1384</text:p>
          </table:table-cell>
          <table:table-cell table:formula="of:=DECIMAL([.D52];16)" office:value-type="float" office:value="1727" calcext:value-type="float">
            <text:p>1727</text:p>
          </table:table-cell>
          <table:table-cell/>
          <table:table-cell table:formula="of:=[.E52]-63.5" office:value-type="float" office:value="-13.5" calcext:value-type="float">
            <text:p>-13,5</text:p>
          </table:table-cell>
          <table:table-cell table:formula="of:=[.F$133]+[.F$137]*([.$K52])^2" office:value-type="float" office:value="1250.20807534528" calcext:value-type="float">
            <text:p>1250,2080753453</text:p>
          </table:table-cell>
          <table:table-cell table:formula="of:=[.G$133]+[.G$137]*([.$K52])^2" office:value-type="float" office:value="1523.48564062482" calcext:value-type="float">
            <text:p>1523,4856406248</text:p>
          </table:table-cell>
          <table:table-cell table:formula="of:=[.H$133]+[.H$137]*([.$K52])^2" office:value-type="float" office:value="1423.37055081984" calcext:value-type="float">
            <text:p>1423,3705508199</text:p>
          </table:table-cell>
          <table:table-cell table:formula="of:=[.I$133]+[.I$137]*([.$K52])^2" office:value-type="float" office:value="1652.46265468909" calcext:value-type="float">
            <text:p>1652,4626546891</text:p>
          </table:table-cell>
          <table:table-cell table:number-columns-repeated="2"/>
          <table:table-cell table:formula="of:=[.L52]-[.F52]" office:value-type="float" office:value="33.2080753452844" calcext:value-type="float">
            <text:p>33,2080753453</text:p>
          </table:table-cell>
          <table:table-cell table:formula="of:=[.M52]-[.G52]" office:value-type="float" office:value="-9.51435937517545" calcext:value-type="float">
            <text:p>-9,5143593752</text:p>
          </table:table-cell>
          <table:table-cell table:formula="of:=[.N52]-[.H52]" office:value-type="float" office:value="39.3705508198418" calcext:value-type="float">
            <text:p>39,3705508198</text:p>
          </table:table-cell>
          <table:table-cell table:formula="of:=[.O52]-[.I52]" office:value-type="float" office:value="-74.5373453109112" calcext:value-type="float">
            <text:p>-74,5373453109</text:p>
          </table:table-cell>
          <table:table-cell/>
          <table:table-cell table:formula="of:=[.R53]-[.R51]" office:value-type="float" office:value="14.7531628606564" calcext:value-type="float">
            <text:p>14,7531628607</text:p>
          </table:table-cell>
          <table:table-cell table:formula="of:=[.S53]-[.S51]" office:value-type="float" office:value="21.8931435185705" calcext:value-type="float">
            <text:p>21,8931435186</text:p>
          </table:table-cell>
          <table:table-cell table:formula="of:=[.T53]-[.T51]" office:value-type="float" office:value="19.6679849422692" calcext:value-type="float">
            <text:p>19,6679849423</text:p>
          </table:table-cell>
          <table:table-cell table:formula="of:=[.U53]-[.U51]" office:value-type="float" office:value="23.085139351381" calcext:value-type="float">
            <text:p>23,0851393514</text:p>
          </table:table-cell>
          <table:table-cell/>
          <table:table-cell table:formula="of:=[.F51]-[.F53]" office:value-type="float" office:value="0" calcext:value-type="float">
            <text:p>0</text:p>
          </table:table-cell>
          <table:table-cell table:formula="of:=[.G51]-[.G53]" office:value-type="float" office:value="1" calcext:value-type="float">
            <text:p>1</text:p>
          </table:table-cell>
          <table:table-cell table:formula="of:=[.H51]-[.H53]" office:value-type="float" office:value="2" calcext:value-type="float">
            <text:p>2</text:p>
          </table:table-cell>
          <table:table-cell table:formula="of:=[.I51]-[.I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C6</text:p>
          </table:table-cell>
          <table:table-cell office:value-type="string" calcext:value-type="string">
            <text:p>05F8</text:p>
          </table:table-cell>
          <table:table-cell office:value-type="string" calcext:value-type="string">
            <text:p>056B</text:p>
          </table:table-cell>
          <table:table-cell table:style-name="Default" office:value-type="string" calcext:value-type="string">
            <text:p>06BE</text:p>
          </table:table-cell>
          <table:table-cell office:value-type="float" office:value="51" calcext:value-type="float">
            <text:p>51</text:p>
          </table:table-cell>
          <table:table-cell table:formula="of:=DECIMAL([.A53];16)" office:value-type="float" office:value="1222" calcext:value-type="float">
            <text:p>1222</text:p>
          </table:table-cell>
          <table:table-cell table:formula="of:=DECIMAL([.B53];16)" office:value-type="float" office:value="1528" calcext:value-type="float">
            <text:p>1528</text:p>
          </table:table-cell>
          <table:table-cell table:formula="of:=DECIMAL([.C53];16)" office:value-type="float" office:value="1387" calcext:value-type="float">
            <text:p>1387</text:p>
          </table:table-cell>
          <table:table-cell table:formula="of:=DECIMAL([.D53];16)" office:value-type="float" office:value="1726" calcext:value-type="float">
            <text:p>1726</text:p>
          </table:table-cell>
          <table:table-cell/>
          <table:table-cell table:formula="of:=[.E53]-63.5" office:value-type="float" office:value="-12.5" calcext:value-type="float">
            <text:p>-12,5</text:p>
          </table:table-cell>
          <table:table-cell table:formula="of:=[.F$133]+[.F$137]*([.$K53])^2" office:value-type="float" office:value="1257.31145005597" calcext:value-type="float">
            <text:p>1257,311450056</text:p>
          </table:table-cell>
          <table:table-cell table:formula="of:=[.G$133]+[.G$137]*([.$K53])^2" office:value-type="float" office:value="1533.54530231895" calcext:value-type="float">
            <text:p>1533,545302319</text:p>
          </table:table-cell>
          <table:table-cell table:formula="of:=[.H$133]+[.H$137]*([.$K53])^2" office:value-type="float" office:value="1431.87735838464" calcext:value-type="float">
            <text:p>1431,8773583846</text:p>
          </table:table-cell>
          <table:table-cell table:formula="of:=[.I$133]+[.I$137]*([.$K53])^2" office:value-type="float" office:value="1663.09624030272" calcext:value-type="float">
            <text:p>1663,0962403027</text:p>
          </table:table-cell>
          <table:table-cell table:number-columns-repeated="2"/>
          <table:table-cell table:formula="of:=[.L53]-[.F53]" office:value-type="float" office:value="35.3114500559709" calcext:value-type="float">
            <text:p>35,311450056</text:p>
          </table:table-cell>
          <table:table-cell table:formula="of:=[.M53]-[.G53]" office:value-type="float" office:value="5.54530231895114" calcext:value-type="float">
            <text:p>5,545302319</text:p>
          </table:table-cell>
          <table:table-cell table:formula="of:=[.N53]-[.H53]" office:value-type="float" office:value="44.877358384638" calcext:value-type="float">
            <text:p>44,8773583846</text:p>
          </table:table-cell>
          <table:table-cell table:formula="of:=[.O53]-[.I53]" office:value-type="float" office:value="-62.9037596972833" calcext:value-type="float">
            <text:p>-62,9037596973</text:p>
          </table:table-cell>
          <table:table-cell/>
          <table:table-cell table:formula="of:=[.R54]-[.R52]" office:value-type="float" office:value="-0.339664017910536" calcext:value-type="float">
            <text:p>-0,3396640179</text:p>
          </table:table-cell>
          <table:table-cell table:formula="of:=[.S54]-[.S52]" office:value-type="float" office:value="26.3455032579357" calcext:value-type="float">
            <text:p>26,3455032579</text:p>
          </table:table-cell>
          <table:table-cell table:formula="of:=[.T54]-[.T52]" office:value-type="float" office:value="5.3592453169158" calcext:value-type="float">
            <text:p>5,3592453169</text:p>
          </table:table-cell>
          <table:table-cell table:formula="of:=[.U54]-[.U52]" office:value-type="float" office:value="25.4492031031307" calcext:value-type="float">
            <text:p>25,4492031031</text:p>
          </table:table-cell>
          <table:table-cell/>
          <table:table-cell table:formula="of:=[.F52]-[.F54]" office:value-type="float" office:value="-14" calcext:value-type="float">
            <text:p>-14</text:p>
          </table:table-cell>
          <table:table-cell table:formula="of:=[.G52]-[.G54]" office:value-type="float" office:value="7" calcext:value-type="float">
            <text:p>7</text:p>
          </table:table-cell>
          <table:table-cell table:formula="of:=[.H52]-[.H54]" office:value-type="float" office:value="-11" calcext:value-type="float">
            <text:p>-11</text:p>
          </table:table-cell>
          <table:table-cell table:formula="of:=[.I52]-[.I5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4CF</text:p>
          </table:table-cell>
          <table:table-cell office:value-type="string" calcext:value-type="string">
            <text:p>05F6</text:p>
          </table:table-cell>
          <table:table-cell office:value-type="string" calcext:value-type="string">
            <text:p>0573</text:p>
          </table:table-cell>
          <table:table-cell table:style-name="Default" office:value-type="string" calcext:value-type="string">
            <text:p>06BA</text:p>
          </table:table-cell>
          <table:table-cell office:value-type="float" office:value="52" calcext:value-type="float">
            <text:p>52</text:p>
          </table:table-cell>
          <table:table-cell table:formula="of:=DECIMAL([.A54];16)" office:value-type="float" office:value="1231" calcext:value-type="float">
            <text:p>1231</text:p>
          </table:table-cell>
          <table:table-cell table:formula="of:=DECIMAL([.B54];16)" office:value-type="float" office:value="1526" calcext:value-type="float">
            <text:p>1526</text:p>
          </table:table-cell>
          <table:table-cell table:formula="of:=DECIMAL([.C54];16)" office:value-type="float" office:value="1395" calcext:value-type="float">
            <text:p>1395</text:p>
          </table:table-cell>
          <table:table-cell table:formula="of:=DECIMAL([.D54];16)" office:value-type="float" office:value="1722" calcext:value-type="float">
            <text:p>1722</text:p>
          </table:table-cell>
          <table:table-cell/>
          <table:table-cell table:formula="of:=[.E54]-63.5" office:value-type="float" office:value="-11.5" calcext:value-type="float">
            <text:p>-11,5</text:p>
          </table:table-cell>
          <table:table-cell table:formula="of:=[.F$133]+[.F$137]*([.$K54])^2" office:value-type="float" office:value="1263.86841132737" calcext:value-type="float">
            <text:p>1263,8684113274</text:p>
          </table:table-cell>
          <table:table-cell table:formula="of:=[.G$133]+[.G$137]*([.$K54])^2" office:value-type="float" office:value="1542.83114388276" calcext:value-type="float">
            <text:p>1542,8311438828</text:p>
          </table:table-cell>
          <table:table-cell table:formula="of:=[.H$133]+[.H$137]*([.$K54])^2" office:value-type="float" office:value="1439.72979613676" calcext:value-type="float">
            <text:p>1439,7297961368</text:p>
          </table:table-cell>
          <table:table-cell table:formula="of:=[.I$133]+[.I$137]*([.$K54])^2" office:value-type="float" office:value="1672.91185779222" calcext:value-type="float">
            <text:p>1672,9118577922</text:p>
          </table:table-cell>
          <table:table-cell table:number-columns-repeated="2"/>
          <table:table-cell table:formula="of:=[.L54]-[.F54]" office:value-type="float" office:value="32.8684113273739" calcext:value-type="float">
            <text:p>32,8684113274</text:p>
          </table:table-cell>
          <table:table-cell table:formula="of:=[.M54]-[.G54]" office:value-type="float" office:value="16.8311438827602" calcext:value-type="float">
            <text:p>16,8311438828</text:p>
          </table:table-cell>
          <table:table-cell table:formula="of:=[.N54]-[.H54]" office:value-type="float" office:value="44.7297961367576" calcext:value-type="float">
            <text:p>44,7297961368</text:p>
          </table:table-cell>
          <table:table-cell table:formula="of:=[.O54]-[.I54]" office:value-type="float" office:value="-49.0881422077805" calcext:value-type="float">
            <text:p>-49,0881422078</text:p>
          </table:table-cell>
          <table:table-cell/>
          <table:table-cell table:formula="of:=[.R55]-[.R53]" office:value-type="float" office:value="-7.4324908964777" calcext:value-type="float">
            <text:p>-7,4324908965</text:p>
          </table:table-cell>
          <table:table-cell table:formula="of:=[.S55]-[.S53]" office:value-type="float" office:value="30.7978629973009" calcext:value-type="float">
            <text:p>30,7978629973</text:p>
          </table:table-cell>
          <table:table-cell table:formula="of:=[.T55]-[.T53]" office:value-type="float" office:value="-5.94949430843735" calcext:value-type="float">
            <text:p>-5,9494943084</text:p>
          </table:table-cell>
          <table:table-cell table:formula="of:=[.U55]-[.U53]" office:value-type="float" office:value="25.8132668548803" calcext:value-type="float">
            <text:p>25,8132668549</text:p>
          </table:table-cell>
          <table:table-cell/>
          <table:table-cell table:formula="of:=[.F53]-[.F55]" office:value-type="float" office:value="-20" calcext:value-type="float">
            <text:p>-20</text:p>
          </table:table-cell>
          <table:table-cell table:formula="of:=[.G53]-[.G55]" office:value-type="float" office:value="13" calcext:value-type="float">
            <text:p>13</text:p>
          </table:table-cell>
          <table:table-cell table:formula="of:=[.H53]-[.H55]" office:value-type="float" office:value="-21" calcext:value-type="float">
            <text:p>-21</text:p>
          </table:table-cell>
          <table:table-cell table:formula="of:=[.I53]-[.I5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4DA</text:p>
          </table:table-cell>
          <table:table-cell office:value-type="string" calcext:value-type="string">
            <text:p>05EB</text:p>
          </table:table-cell>
          <table:table-cell office:value-type="string" calcext:value-type="string">
            <text:p>0580</text:p>
          </table:table-cell>
          <table:table-cell table:style-name="Default" office:value-type="string" calcext:value-type="string">
            <text:p>06B7</text:p>
          </table:table-cell>
          <table:table-cell office:value-type="float" office:value="53" calcext:value-type="float">
            <text:p>53</text:p>
          </table:table-cell>
          <table:table-cell table:formula="of:=DECIMAL([.A55];16)" office:value-type="float" office:value="1242" calcext:value-type="float">
            <text:p>1242</text:p>
          </table:table-cell>
          <table:table-cell table:formula="of:=DECIMAL([.B55];16)" office:value-type="float" office:value="1515" calcext:value-type="float">
            <text:p>1515</text:p>
          </table:table-cell>
          <table:table-cell table:formula="of:=DECIMAL([.C55];16)" office:value-type="float" office:value="1408" calcext:value-type="float">
            <text:p>1408</text:p>
          </table:table-cell>
          <table:table-cell table:formula="of:=DECIMAL([.D55];16)" office:value-type="float" office:value="1719" calcext:value-type="float">
            <text:p>1719</text:p>
          </table:table-cell>
          <table:table-cell/>
          <table:table-cell table:formula="of:=[.E55]-63.5" office:value-type="float" office:value="-10.5" calcext:value-type="float">
            <text:p>-10,5</text:p>
          </table:table-cell>
          <table:table-cell table:formula="of:=[.F$133]+[.F$137]*([.$K55])^2" office:value-type="float" office:value="1269.87895915949" calcext:value-type="float">
            <text:p>1269,8789591595</text:p>
          </table:table-cell>
          <table:table-cell table:formula="of:=[.G$133]+[.G$137]*([.$K55])^2" office:value-type="float" office:value="1551.34316531625" calcext:value-type="float">
            <text:p>1551,3431653163</text:p>
          </table:table-cell>
          <table:table-cell table:formula="of:=[.H$133]+[.H$137]*([.$K55])^2" office:value-type="float" office:value="1446.9278640762" calcext:value-type="float">
            <text:p>1446,9278640762</text:p>
          </table:table-cell>
          <table:table-cell table:formula="of:=[.I$133]+[.I$137]*([.$K55])^2" office:value-type="float" office:value="1681.9095071576" calcext:value-type="float">
            <text:p>1681,9095071576</text:p>
          </table:table-cell>
          <table:table-cell table:number-columns-repeated="2"/>
          <table:table-cell table:formula="of:=[.L55]-[.F55]" office:value-type="float" office:value="27.8789591594932" calcext:value-type="float">
            <text:p>27,8789591595</text:p>
          </table:table-cell>
          <table:table-cell table:formula="of:=[.M55]-[.G55]" office:value-type="float" office:value="36.343165316252" calcext:value-type="float">
            <text:p>36,3431653163</text:p>
          </table:table-cell>
          <table:table-cell table:formula="of:=[.N55]-[.H55]" office:value-type="float" office:value="38.9278640762006" calcext:value-type="float">
            <text:p>38,9278640762</text:p>
          </table:table-cell>
          <table:table-cell table:formula="of:=[.O55]-[.I55]" office:value-type="float" office:value="-37.0904928424029" calcext:value-type="float">
            <text:p>-37,0904928424</text:p>
          </table:table-cell>
          <table:table-cell/>
          <table:table-cell table:formula="of:=[.R56]-[.R54]" office:value-type="float" office:value="-4.5253177750451" calcext:value-type="float">
            <text:p>-4,525317775</text:p>
          </table:table-cell>
          <table:table-cell table:formula="of:=[.S56]-[.S54]" office:value-type="float" office:value="28.250222736666" calcext:value-type="float">
            <text:p>28,2502227367</text:p>
          </table:table-cell>
          <table:table-cell table:formula="of:=[.T56]-[.T54]" office:value-type="float" office:value="-5.25823393379073" calcext:value-type="float">
            <text:p>-5,2582339338</text:p>
          </table:table-cell>
          <table:table-cell table:formula="of:=[.U56]-[.U54]" office:value-type="float" office:value="30.1773306066298" calcext:value-type="float">
            <text:p>30,1773306066</text:p>
          </table:table-cell>
          <table:table-cell/>
          <table:table-cell table:formula="of:=[.F54]-[.F56]" office:value-type="float" office:value="-16" calcext:value-type="float">
            <text:p>-16</text:p>
          </table:table-cell>
          <table:table-cell table:formula="of:=[.G54]-[.G56]" office:value-type="float" office:value="12" calcext:value-type="float">
            <text:p>12</text:p>
          </table:table-cell>
          <table:table-cell table:formula="of:=[.H54]-[.H56]" office:value-type="float" office:value="-19" calcext:value-type="float">
            <text:p>-19</text:p>
          </table:table-cell>
          <table:table-cell table:formula="of:=[.I54]-[.I5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4DF</text:p>
          </table:table-cell>
          <table:table-cell office:value-type="string" calcext:value-type="string">
            <text:p>05EA</text:p>
          </table:table-cell>
          <table:table-cell office:value-type="string" calcext:value-type="string">
            <text:p>0586</text:p>
          </table:table-cell>
          <table:table-cell office:value-type="string" calcext:value-type="string">
            <text:p>06AD</text:p>
          </table:table-cell>
          <table:table-cell office:value-type="float" office:value="54" calcext:value-type="float">
            <text:p>54</text:p>
          </table:table-cell>
          <table:table-cell table:formula="of:=DECIMAL([.A56];16)" office:value-type="float" office:value="1247" calcext:value-type="float">
            <text:p>1247</text:p>
          </table:table-cell>
          <table:table-cell table:formula="of:=DECIMAL([.B56];16)" office:value-type="float" office:value="1514" calcext:value-type="float">
            <text:p>1514</text:p>
          </table:table-cell>
          <table:table-cell table:formula="of:=DECIMAL([.C56];16)" office:value-type="float" office:value="1414" calcext:value-type="float">
            <text:p>1414</text:p>
          </table:table-cell>
          <table:table-cell table:formula="of:=DECIMAL([.D56];16)" office:value-type="float" office:value="1709" calcext:value-type="float">
            <text:p>1709</text:p>
          </table:table-cell>
          <table:table-cell/>
          <table:table-cell table:formula="of:=[.E56]-63.5" office:value-type="float" office:value="-9.5" calcext:value-type="float">
            <text:p>-9,5</text:p>
          </table:table-cell>
          <table:table-cell table:formula="of:=[.F$133]+[.F$137]*([.$K56])^2" office:value-type="float" office:value="1275.34309355233" calcext:value-type="float">
            <text:p>1275,3430935523</text:p>
          </table:table-cell>
          <table:table-cell table:formula="of:=[.G$133]+[.G$137]*([.$K56])^2" office:value-type="float" office:value="1559.08136661943" calcext:value-type="float">
            <text:p>1559,0813666194</text:p>
          </table:table-cell>
          <table:table-cell table:formula="of:=[.H$133]+[.H$137]*([.$K56])^2" office:value-type="float" office:value="1453.47156220297" calcext:value-type="float">
            <text:p>1453,471562203</text:p>
          </table:table-cell>
          <table:table-cell table:formula="of:=[.I$133]+[.I$137]*([.$K56])^2" office:value-type="float" office:value="1690.08918839885" calcext:value-type="float">
            <text:p>1690,0891883989</text:p>
          </table:table-cell>
          <table:table-cell table:number-columns-repeated="2"/>
          <table:table-cell table:formula="of:=[.L56]-[.F56]" office:value-type="float" office:value="28.3430935523288" calcext:value-type="float">
            <text:p>28,3430935523</text:p>
          </table:table-cell>
          <table:table-cell table:formula="of:=[.M56]-[.G56]" office:value-type="float" office:value="45.0813666194263" calcext:value-type="float">
            <text:p>45,0813666194</text:p>
          </table:table-cell>
          <table:table-cell table:formula="of:=[.N56]-[.H56]" office:value-type="float" office:value="39.4715622029669" calcext:value-type="float">
            <text:p>39,471562203</text:p>
          </table:table-cell>
          <table:table-cell table:formula="of:=[.O56]-[.I56]" office:value-type="float" office:value="-18.9108116011507" calcext:value-type="float">
            <text:p>-18,9108116012</text:p>
          </table:table-cell>
          <table:table-cell/>
          <table:table-cell table:formula="of:=[.R57]-[.R55]" office:value-type="float" office:value="2.38185534638774" calcext:value-type="float">
            <text:p>2,3818553464</text:p>
          </table:table-cell>
          <table:table-cell table:formula="of:=[.S57]-[.S55]" office:value-type="float" office:value="23.702582476031" calcext:value-type="float">
            <text:p>23,702582476</text:p>
          </table:table-cell>
          <table:table-cell table:formula="of:=[.T57]-[.T55]" office:value-type="float" office:value="5.43302644085588" calcext:value-type="float">
            <text:p>5,4330264409</text:p>
          </table:table-cell>
          <table:table-cell table:formula="of:=[.U57]-[.U55]" office:value-type="float" office:value="35.5413943583792" calcext:value-type="float">
            <text:p>35,5413943584</text:p>
          </table:table-cell>
          <table:table-cell/>
          <table:table-cell table:formula="of:=[.F55]-[.F57]" office:value-type="float" office:value="-8" calcext:value-type="float">
            <text:p>-8</text:p>
          </table:table-cell>
          <table:table-cell table:formula="of:=[.G55]-[.G57]" office:value-type="float" office:value="9" calcext:value-type="float">
            <text:p>9</text:p>
          </table:table-cell>
          <table:table-cell table:formula="of:=[.H55]-[.H57]" office:value-type="float" office:value="-7" calcext:value-type="float">
            <text:p>-7</text:p>
          </table:table-cell>
          <table:table-cell table:formula="of:=[.I55]-[.I5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4E2</text:p>
          </table:table-cell>
          <table:table-cell office:value-type="string" calcext:value-type="string">
            <text:p>05E2</text:p>
          </table:table-cell>
          <table:table-cell office:value-type="string" calcext:value-type="string">
            <text:p>0587</text:p>
          </table:table-cell>
          <table:table-cell office:value-type="string" calcext:value-type="string">
            <text:p>06A3</text:p>
          </table:table-cell>
          <table:table-cell office:value-type="float" office:value="55" calcext:value-type="float">
            <text:p>55</text:p>
          </table:table-cell>
          <table:table-cell table:formula="of:=DECIMAL([.A57];16)" office:value-type="float" office:value="1250" calcext:value-type="float">
            <text:p>1250</text:p>
          </table:table-cell>
          <table:table-cell table:formula="of:=DECIMAL([.B57];16)" office:value-type="float" office:value="1506" calcext:value-type="float">
            <text:p>1506</text:p>
          </table:table-cell>
          <table:table-cell table:formula="of:=DECIMAL([.C57];16)" office:value-type="float" office:value="1415" calcext:value-type="float">
            <text:p>1415</text:p>
          </table:table-cell>
          <table:table-cell table:formula="of:=DECIMAL([.D57];16)" office:value-type="float" office:value="1699" calcext:value-type="float">
            <text:p>1699</text:p>
          </table:table-cell>
          <table:table-cell/>
          <table:table-cell table:formula="of:=[.E57]-63.5" office:value-type="float" office:value="-8.5" calcext:value-type="float">
            <text:p>-8,5</text:p>
          </table:table-cell>
          <table:table-cell table:formula="of:=[.F$133]+[.F$137]*([.$K57])^2" office:value-type="float" office:value="1280.26081450588" calcext:value-type="float">
            <text:p>1280,2608145059</text:p>
          </table:table-cell>
          <table:table-cell table:formula="of:=[.G$133]+[.G$137]*([.$K57])^2" office:value-type="float" office:value="1566.04574779228" calcext:value-type="float">
            <text:p>1566,0457477923</text:p>
          </table:table-cell>
          <table:table-cell table:formula="of:=[.H$133]+[.H$137]*([.$K57])^2" office:value-type="float" office:value="1459.36089051706" calcext:value-type="float">
            <text:p>1459,3608905171</text:p>
          </table:table-cell>
          <table:table-cell table:formula="of:=[.I$133]+[.I$137]*([.$K57])^2" office:value-type="float" office:value="1697.45090151598" calcext:value-type="float">
            <text:p>1697,450901516</text:p>
          </table:table-cell>
          <table:table-cell table:number-columns-repeated="2"/>
          <table:table-cell table:formula="of:=[.L57]-[.F57]" office:value-type="float" office:value="30.2608145058809" calcext:value-type="float">
            <text:p>30,2608145059</text:p>
          </table:table-cell>
          <table:table-cell table:formula="of:=[.M57]-[.G57]" office:value-type="float" office:value="60.045747792283" calcext:value-type="float">
            <text:p>60,0457477923</text:p>
          </table:table-cell>
          <table:table-cell table:formula="of:=[.N57]-[.H57]" office:value-type="float" office:value="44.3608905170565" calcext:value-type="float">
            <text:p>44,3608905171</text:p>
          </table:table-cell>
          <table:table-cell table:formula="of:=[.O57]-[.I57]" office:value-type="float" office:value="-1.54909848402372" calcext:value-type="float">
            <text:p>-1,549098484</text:p>
          </table:table-cell>
          <table:table-cell/>
          <table:table-cell table:formula="of:=[.R58]-[.R56]" office:value-type="float" office:value="7.2890284678208" calcext:value-type="float">
            <text:p>7,2890284678</text:p>
          </table:table-cell>
          <table:table-cell table:formula="of:=[.S58]-[.S56]" office:value-type="float" office:value="22.1549422153962" calcext:value-type="float">
            <text:p>22,1549422154</text:p>
          </table:table-cell>
          <table:table-cell table:formula="of:=[.T58]-[.T56]" office:value-type="float" office:value="11.1242868155027" calcext:value-type="float">
            <text:p>11,1242868155</text:p>
          </table:table-cell>
          <table:table-cell table:formula="of:=[.U58]-[.U56]" office:value-type="float" office:value="31.9054581101288" calcext:value-type="float">
            <text:p>31,9054581101</text:p>
          </table:table-cell>
          <table:table-cell/>
          <table:table-cell table:formula="of:=[.F56]-[.F58]" office:value-type="float" office:value="-2" calcext:value-type="float">
            <text:p>-2</text:p>
          </table:table-cell>
          <table:table-cell table:formula="of:=[.G56]-[.G58]" office:value-type="float" office:value="9" calcext:value-type="float">
            <text:p>9</text:p>
          </table:table-cell>
          <table:table-cell table:formula="of:=[.H56]-[.H58]" office:value-type="float" office:value="0" calcext:value-type="float">
            <text:p>0</text:p>
          </table:table-cell>
          <table:table-cell table:formula="of:=[.I56]-[.I5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4E1</text:p>
          </table:table-cell>
          <table:table-cell office:value-type="string" calcext:value-type="string">
            <text:p>05E1</text:p>
          </table:table-cell>
          <table:table-cell office:value-type="string" calcext:value-type="string">
            <text:p>0586</text:p>
          </table:table-cell>
          <table:table-cell office:value-type="string" calcext:value-type="string">
            <text:p>069B</text:p>
          </table:table-cell>
          <table:table-cell office:value-type="float" office:value="56" calcext:value-type="float">
            <text:p>56</text:p>
          </table:table-cell>
          <table:table-cell table:formula="of:=DECIMAL([.A58];16)" office:value-type="float" office:value="1249" calcext:value-type="float">
            <text:p>1249</text:p>
          </table:table-cell>
          <table:table-cell table:formula="of:=DECIMAL([.B58];16)" office:value-type="float" office:value="1505" calcext:value-type="float">
            <text:p>1505</text:p>
          </table:table-cell>
          <table:table-cell table:formula="of:=DECIMAL([.C58];16)" office:value-type="float" office:value="1414" calcext:value-type="float">
            <text:p>1414</text:p>
          </table:table-cell>
          <table:table-cell table:formula="of:=DECIMAL([.D58];16)" office:value-type="float" office:value="1691" calcext:value-type="float">
            <text:p>1691</text:p>
          </table:table-cell>
          <table:table-cell/>
          <table:table-cell table:formula="of:=[.E58]-63.5" office:value-type="float" office:value="-7.5" calcext:value-type="float">
            <text:p>-7,5</text:p>
          </table:table-cell>
          <table:table-cell table:formula="of:=[.F$133]+[.F$137]*([.$K58])^2" office:value-type="float" office:value="1284.63212202015" calcext:value-type="float">
            <text:p>1284,6321220202</text:p>
          </table:table-cell>
          <table:table-cell table:formula="of:=[.G$133]+[.G$137]*([.$K58])^2" office:value-type="float" office:value="1572.23630883482" calcext:value-type="float">
            <text:p>1572,2363088348</text:p>
          </table:table-cell>
          <table:table-cell table:formula="of:=[.H$133]+[.H$137]*([.$K58])^2" office:value-type="float" office:value="1464.59584901847" calcext:value-type="float">
            <text:p>1464,5958490185</text:p>
          </table:table-cell>
          <table:table-cell table:formula="of:=[.I$133]+[.I$137]*([.$K58])^2" office:value-type="float" office:value="1703.99464650898" calcext:value-type="float">
            <text:p>1703,994646509</text:p>
          </table:table-cell>
          <table:table-cell table:number-columns-repeated="2"/>
          <table:table-cell table:formula="of:=[.L58]-[.F58]" office:value-type="float" office:value="35.6321220201496" calcext:value-type="float">
            <text:p>35,6321220201</text:p>
          </table:table-cell>
          <table:table-cell table:formula="of:=[.M58]-[.G58]" office:value-type="float" office:value="67.2363088348225" calcext:value-type="float">
            <text:p>67,2363088348</text:p>
          </table:table-cell>
          <table:table-cell table:formula="of:=[.N58]-[.H58]" office:value-type="float" office:value="50.5958490184696" calcext:value-type="float">
            <text:p>50,5958490185</text:p>
          </table:table-cell>
          <table:table-cell table:formula="of:=[.O58]-[.I58]" office:value-type="float" office:value="12.9946465089781" calcext:value-type="float">
            <text:p>12,994646509</text:p>
          </table:table-cell>
          <table:table-cell/>
          <table:table-cell table:formula="of:=[.R59]-[.R57]" office:value-type="float" office:value="12.1962015892536" calcext:value-type="float">
            <text:p>12,1962015893</text:p>
          </table:table-cell>
          <table:table-cell table:formula="of:=[.S59]-[.S57]" office:value-type="float" office:value="43.6073019547614" calcext:value-type="float">
            <text:p>43,6073019548</text:p>
          </table:table-cell>
          <table:table-cell table:formula="of:=[.T59]-[.T57]" office:value-type="float" office:value="12.8155471901496" calcext:value-type="float">
            <text:p>12,8155471901</text:p>
          </table:table-cell>
          <table:table-cell table:formula="of:=[.U59]-[.U57]" office:value-type="float" office:value="25.2695218618783" calcext:value-type="float">
            <text:p>25,2695218619</text:p>
          </table:table-cell>
          <table:table-cell/>
          <table:table-cell table:formula="of:=[.F57]-[.F59]" office:value-type="float" office:value="4" calcext:value-type="float">
            <text:p>4</text:p>
          </table:table-cell>
          <table:table-cell table:formula="of:=[.G57]-[.G59]" office:value-type="float" office:value="32" calcext:value-type="float">
            <text:p>32</text:p>
          </table:table-cell>
          <table:table-cell table:formula="of:=[.H57]-[.H59]" office:value-type="float" office:value="3" calcext:value-type="float">
            <text:p>3</text:p>
          </table:table-cell>
          <table:table-cell table:formula="of:=[.I57]-[.I5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4DE</text:p>
          </table:table-cell>
          <table:table-cell office:value-type="string" calcext:value-type="string">
            <text:p>05C2</text:p>
          </table:table-cell>
          <table:table-cell office:value-type="string" calcext:value-type="string">
            <text:p>0584</text:p>
          </table:table-cell>
          <table:table-cell office:value-type="string" calcext:value-type="string">
            <text:p>0696</text:p>
          </table:table-cell>
          <table:table-cell office:value-type="float" office:value="57" calcext:value-type="float">
            <text:p>57</text:p>
          </table:table-cell>
          <table:table-cell table:formula="of:=DECIMAL([.A59];16)" office:value-type="float" office:value="1246" calcext:value-type="float">
            <text:p>1246</text:p>
          </table:table-cell>
          <table:table-cell table:formula="of:=DECIMAL([.B59];16)" office:value-type="float" office:value="1474" calcext:value-type="float">
            <text:p>1474</text:p>
          </table:table-cell>
          <table:table-cell table:formula="of:=DECIMAL([.C59];16)" office:value-type="float" office:value="1412" calcext:value-type="float">
            <text:p>1412</text:p>
          </table:table-cell>
          <table:table-cell table:formula="of:=DECIMAL([.D59];16)" office:value-type="float" office:value="1686" calcext:value-type="float">
            <text:p>1686</text:p>
          </table:table-cell>
          <table:table-cell/>
          <table:table-cell table:formula="of:=[.E59]-63.5" office:value-type="float" office:value="-6.5" calcext:value-type="float">
            <text:p>-6,5</text:p>
          </table:table-cell>
          <table:table-cell table:formula="of:=[.F$133]+[.F$137]*([.$K59])^2" office:value-type="float" office:value="1288.45701609513" calcext:value-type="float">
            <text:p>1288,4570160951</text:p>
          </table:table-cell>
          <table:table-cell table:formula="of:=[.G$133]+[.G$137]*([.$K59])^2" office:value-type="float" office:value="1577.65304974704" calcext:value-type="float">
            <text:p>1577,6530497471</text:p>
          </table:table-cell>
          <table:table-cell table:formula="of:=[.H$133]+[.H$137]*([.$K59])^2" office:value-type="float" office:value="1469.17643770721" calcext:value-type="float">
            <text:p>1469,1764377072</text:p>
          </table:table-cell>
          <table:table-cell table:formula="of:=[.I$133]+[.I$137]*([.$K59])^2" office:value-type="float" office:value="1709.72042337785" calcext:value-type="float">
            <text:p>1709,7204233779</text:p>
          </table:table-cell>
          <table:table-cell table:number-columns-repeated="2"/>
          <table:table-cell table:formula="of:=[.L59]-[.F59]" office:value-type="float" office:value="42.4570160951346" calcext:value-type="float">
            <text:p>42,4570160951</text:p>
          </table:table-cell>
          <table:table-cell table:formula="of:=[.M59]-[.G59]" office:value-type="float" office:value="103.653049747044" calcext:value-type="float">
            <text:p>103,653049747</text:p>
          </table:table-cell>
          <table:table-cell table:formula="of:=[.N59]-[.H59]" office:value-type="float" office:value="57.1764377072061" calcext:value-type="float">
            <text:p>57,1764377072</text:p>
          </table:table-cell>
          <table:table-cell table:formula="of:=[.O59]-[.I59]" office:value-type="float" office:value="23.7204233778546" calcext:value-type="float">
            <text:p>23,7204233779</text:p>
          </table:table-cell>
          <table:table-cell/>
          <table:table-cell table:formula="of:=[.R60]-[.R58]" office:value-type="float" office:value="55.1033747106865" calcext:value-type="float">
            <text:p>55,1033747107</text:p>
          </table:table-cell>
          <table:table-cell table:formula="of:=[.S60]-[.S58]" office:value-type="float" office:value="109.059661694126" calcext:value-type="float">
            <text:p>109,0596616941</text:p>
          </table:table-cell>
          <table:table-cell table:formula="of:=[.T60]-[.T58]" office:value-type="float" office:value="63.5068075647964" calcext:value-type="float">
            <text:p>63,5068075648</text:p>
          </table:table-cell>
          <table:table-cell table:formula="of:=[.U60]-[.U58]" office:value-type="float" office:value="51.6335856136279" calcext:value-type="float">
            <text:p>51,6335856136</text:p>
          </table:table-cell>
          <table:table-cell/>
          <table:table-cell table:formula="of:=[.F58]-[.F60]" office:value-type="float" office:value="48" calcext:value-type="float">
            <text:p>48</text:p>
          </table:table-cell>
          <table:table-cell table:formula="of:=[.G58]-[.G60]" office:value-type="float" office:value="99" calcext:value-type="float">
            <text:p>99</text:p>
          </table:table-cell>
          <table:table-cell table:formula="of:=[.H58]-[.H60]" office:value-type="float" office:value="55" calcext:value-type="float">
            <text:p>55</text:p>
          </table:table-cell>
          <table:table-cell table:formula="of:=[.I58]-[.I60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4B1</text:p>
          </table:table-cell>
          <table:table-cell office:value-type="string" calcext:value-type="string">
            <text:p>057E</text:p>
          </table:table-cell>
          <table:table-cell office:value-type="string" calcext:value-type="string">
            <text:p>054F</text:p>
          </table:table-cell>
          <table:table-cell office:value-type="string" calcext:value-type="string">
            <text:p>0672</text:p>
          </table:table-cell>
          <table:table-cell office:value-type="float" office:value="58" calcext:value-type="float">
            <text:p>58</text:p>
          </table:table-cell>
          <table:table-cell table:formula="of:=DECIMAL([.A60];16)" office:value-type="float" office:value="1201" calcext:value-type="float">
            <text:p>1201</text:p>
          </table:table-cell>
          <table:table-cell table:formula="of:=DECIMAL([.B60];16)" office:value-type="float" office:value="1406" calcext:value-type="float">
            <text:p>1406</text:p>
          </table:table-cell>
          <table:table-cell table:formula="of:=DECIMAL([.C60];16)" office:value-type="float" office:value="1359" calcext:value-type="float">
            <text:p>1359</text:p>
          </table:table-cell>
          <table:table-cell table:formula="of:=DECIMAL([.D60];16)" office:value-type="float" office:value="1650" calcext:value-type="float">
            <text:p>1650</text:p>
          </table:table-cell>
          <table:table-cell/>
          <table:table-cell table:formula="of:=[.E60]-63.5" office:value-type="float" office:value="-5.5" calcext:value-type="float">
            <text:p>-5,5</text:p>
          </table:table-cell>
          <table:table-cell table:formula="of:=[.F$133]+[.F$137]*([.$K60])^2" office:value-type="float" office:value="1291.73549673084" calcext:value-type="float">
            <text:p>1291,7354967308</text:p>
          </table:table-cell>
          <table:table-cell table:formula="of:=[.G$133]+[.G$137]*([.$K60])^2" office:value-type="float" office:value="1582.29597052895" calcext:value-type="float">
            <text:p>1582,295970529</text:p>
          </table:table-cell>
          <table:table-cell table:formula="of:=[.H$133]+[.H$137]*([.$K60])^2" office:value-type="float" office:value="1473.10265658327" calcext:value-type="float">
            <text:p>1473,1026565833</text:p>
          </table:table-cell>
          <table:table-cell table:formula="of:=[.I$133]+[.I$137]*([.$K60])^2" office:value-type="float" office:value="1714.62823212261" calcext:value-type="float">
            <text:p>1714,6282321226</text:p>
          </table:table-cell>
          <table:table-cell table:number-columns-repeated="2"/>
          <table:table-cell table:formula="of:=[.L60]-[.F60]" office:value-type="float" office:value="90.7354967308361" calcext:value-type="float">
            <text:p>90,7354967308</text:p>
          </table:table-cell>
          <table:table-cell table:formula="of:=[.M60]-[.G60]" office:value-type="float" office:value="176.295970528949" calcext:value-type="float">
            <text:p>176,2959705289</text:p>
          </table:table-cell>
          <table:table-cell table:formula="of:=[.N60]-[.H60]" office:value-type="float" office:value="114.102656583266" calcext:value-type="float">
            <text:p>114,1026565833</text:p>
          </table:table-cell>
          <table:table-cell table:formula="of:=[.O60]-[.I60]" office:value-type="float" office:value="64.6282321226061" calcext:value-type="float">
            <text:p>64,6282321226</text:p>
          </table:table-cell>
          <table:table-cell/>
          <table:table-cell table:formula="of:=[.R61]-[.R59]" office:value-type="float" office:value="168.010547832119" calcext:value-type="float">
            <text:p>168,0105478321</text:p>
          </table:table-cell>
          <table:table-cell table:formula="of:=[.S61]-[.S59]" office:value-type="float" office:value="200.512021433492" calcext:value-type="float">
            <text:p>200,5120214335</text:p>
          </table:table-cell>
          <table:table-cell table:formula="of:=[.T61]-[.T59]" office:value-type="float" office:value="196.198067939443" calcext:value-type="float">
            <text:p>196,1980679394</text:p>
          </table:table-cell>
          <table:table-cell table:formula="of:=[.U61]-[.U59]" office:value-type="float" office:value="73.9976493653776" calcext:value-type="float">
            <text:p>73,9976493654</text:p>
          </table:table-cell>
          <table:table-cell/>
          <table:table-cell table:formula="of:=[.F59]-[.F61]" office:value-type="float" office:value="162" calcext:value-type="float">
            <text:p>162</text:p>
          </table:table-cell>
          <table:table-cell table:formula="of:=[.G59]-[.G61]" office:value-type="float" office:value="192" calcext:value-type="float">
            <text:p>192</text:p>
          </table:table-cell>
          <table:table-cell table:formula="of:=[.H59]-[.H61]" office:value-type="float" office:value="189" calcext:value-type="float">
            <text:p>189</text:p>
          </table:table-cell>
          <table:table-cell table:formula="of:=[.I59]-[.I61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43C</text:p>
          </table:table-cell>
          <table:table-cell office:value-type="string" calcext:value-type="string">
            <text:p>0502</text:p>
          </table:table-cell>
          <table:table-cell office:value-type="string" calcext:value-type="string">
            <text:p>04C7</text:p>
          </table:table-cell>
          <table:table-cell office:value-type="string" calcext:value-type="string">
            <text:p>0655</text:p>
          </table:table-cell>
          <table:table-cell office:value-type="float" office:value="59" calcext:value-type="float">
            <text:p>59</text:p>
          </table:table-cell>
          <table:table-cell table:formula="of:=DECIMAL([.A61];16)" office:value-type="float" office:value="1084" calcext:value-type="float">
            <text:p>1084</text:p>
          </table:table-cell>
          <table:table-cell table:formula="of:=DECIMAL([.B61];16)" office:value-type="float" office:value="1282" calcext:value-type="float">
            <text:p>1282</text:p>
          </table:table-cell>
          <table:table-cell table:formula="of:=DECIMAL([.C61];16)" office:value-type="float" office:value="1223" calcext:value-type="float">
            <text:p>1223</text:p>
          </table:table-cell>
          <table:table-cell table:formula="of:=DECIMAL([.D61];16)" office:value-type="float" office:value="1621" calcext:value-type="float">
            <text:p>1621</text:p>
          </table:table-cell>
          <table:table-cell/>
          <table:table-cell table:formula="of:=[.E61]-63.5" office:value-type="float" office:value="-4.5" calcext:value-type="float">
            <text:p>-4,5</text:p>
          </table:table-cell>
          <table:table-cell table:formula="of:=[.F$133]+[.F$137]*([.$K61])^2" office:value-type="float" office:value="1294.46756392725" calcext:value-type="float">
            <text:p>1294,4675639273</text:p>
          </table:table-cell>
          <table:table-cell table:formula="of:=[.G$133]+[.G$137]*([.$K61])^2" office:value-type="float" office:value="1586.16507118054" calcext:value-type="float">
            <text:p>1586,1650711805</text:p>
          </table:table-cell>
          <table:table-cell table:formula="of:=[.H$133]+[.H$137]*([.$K61])^2" office:value-type="float" office:value="1476.37450564665" calcext:value-type="float">
            <text:p>1476,3745056467</text:p>
          </table:table-cell>
          <table:table-cell table:formula="of:=[.I$133]+[.I$137]*([.$K61])^2" office:value-type="float" office:value="1718.71807274323" calcext:value-type="float">
            <text:p>1718,7180727432</text:p>
          </table:table-cell>
          <table:table-cell table:number-columns-repeated="2"/>
          <table:table-cell table:formula="of:=[.L61]-[.F61]" office:value-type="float" office:value="210.467563927254" calcext:value-type="float">
            <text:p>210,4675639273</text:p>
          </table:table-cell>
          <table:table-cell table:formula="of:=[.M61]-[.G61]" office:value-type="float" office:value="304.165071180536" calcext:value-type="float">
            <text:p>304,1650711805</text:p>
          </table:table-cell>
          <table:table-cell table:formula="of:=[.N61]-[.H61]" office:value-type="float" office:value="253.374505646649" calcext:value-type="float">
            <text:p>253,3745056467</text:p>
          </table:table-cell>
          <table:table-cell table:formula="of:=[.O61]-[.I61]" office:value-type="float" office:value="97.7180727432321" calcext:value-type="float">
            <text:p>97,7180727432</text:p>
          </table:table-cell>
          <table:table-cell/>
          <table:table-cell table:formula="of:=[.R62]-[.R60]" office:value-type="float" office:value="305.917720953552" calcext:value-type="float">
            <text:p>305,9177209536</text:p>
          </table:table-cell>
          <table:table-cell table:formula="of:=[.S62]-[.S60]" office:value-type="float" office:value="294.964381172857" calcext:value-type="float">
            <text:p>294,9643811729</text:p>
          </table:table-cell>
          <table:table-cell table:formula="of:=[.T62]-[.T60]" office:value-type="float" office:value="350.88932831409" calcext:value-type="float">
            <text:p>350,8893283141</text:p>
          </table:table-cell>
          <table:table-cell table:formula="of:=[.U62]-[.U60]" office:value-type="float" office:value="174.361713117127" calcext:value-type="float">
            <text:p>174,3617131171</text:p>
          </table:table-cell>
          <table:table-cell/>
          <table:table-cell table:formula="of:=[.F60]-[.F62]" office:value-type="float" office:value="301" calcext:value-type="float">
            <text:p>301</text:p>
          </table:table-cell>
          <table:table-cell table:formula="of:=[.G60]-[.G62]" office:value-type="float" office:value="288" calcext:value-type="float">
            <text:p>288</text:p>
          </table:table-cell>
          <table:table-cell table:formula="of:=[.H60]-[.H62]" office:value-type="float" office:value="345" calcext:value-type="float">
            <text:p>345</text:p>
          </table:table-cell>
          <table:table-cell table:formula="of:=[.I60]-[.I62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384</text:p>
          </table:table-cell>
          <table:table-cell table:style-name="Default" office:value-type="string" calcext:value-type="string">
            <text:p>045E</text:p>
          </table:table-cell>
          <table:table-cell table:style-name="Default" office:value-type="string" calcext:value-type="string">
            <text:p>03F6</text:p>
          </table:table-cell>
          <table:table-cell table:style-name="Default" office:value-type="string" calcext:value-type="string">
            <text:p>05CB</text:p>
          </table:table-cell>
          <table:table-cell office:value-type="float" office:value="60" calcext:value-type="float">
            <text:p>60</text:p>
          </table:table-cell>
          <table:table-cell table:formula="of:=DECIMAL([.A62];16)" office:value-type="float" office:value="900" calcext:value-type="float">
            <text:p>900</text:p>
          </table:table-cell>
          <table:table-cell table:formula="of:=DECIMAL([.B62];16)" office:value-type="float" office:value="1118" calcext:value-type="float">
            <text:p>1118</text:p>
          </table:table-cell>
          <table:table-cell table:formula="of:=DECIMAL([.C62];16)" office:value-type="float" office:value="1014" calcext:value-type="float">
            <text:p>1014</text:p>
          </table:table-cell>
          <table:table-cell table:formula="of:=DECIMAL([.D62];16)" office:value-type="float" office:value="1483" calcext:value-type="float">
            <text:p>1483</text:p>
          </table:table-cell>
          <table:table-cell/>
          <table:table-cell table:formula="of:=[.E62]-63.5" office:value-type="float" office:value="-3.5" calcext:value-type="float">
            <text:p>-3,5</text:p>
          </table:table-cell>
          <table:table-cell table:formula="of:=[.F$133]+[.F$137]*([.$K62])^2" office:value-type="float" office:value="1296.65321768439" calcext:value-type="float">
            <text:p>1296,6532176844</text:p>
          </table:table-cell>
          <table:table-cell table:formula="of:=[.G$133]+[.G$137]*([.$K62])^2" office:value-type="float" office:value="1589.26035170181" calcext:value-type="float">
            <text:p>1589,2603517018</text:p>
          </table:table-cell>
          <table:table-cell table:formula="of:=[.H$133]+[.H$137]*([.$K62])^2" office:value-type="float" office:value="1478.99198489736" calcext:value-type="float">
            <text:p>1478,9919848974</text:p>
          </table:table-cell>
          <table:table-cell table:formula="of:=[.I$133]+[.I$137]*([.$K62])^2" office:value-type="float" office:value="1721.98994523973" calcext:value-type="float">
            <text:p>1721,9899452397</text:p>
          </table:table-cell>
          <table:table-cell table:number-columns-repeated="2"/>
          <table:table-cell table:formula="of:=[.L62]-[.F62]" office:value-type="float" office:value="396.653217684388" calcext:value-type="float">
            <text:p>396,6532176844</text:p>
          </table:table-cell>
          <table:table-cell table:formula="of:=[.M62]-[.G62]" office:value-type="float" office:value="471.260351701806" calcext:value-type="float">
            <text:p>471,2603517018</text:p>
          </table:table-cell>
          <table:table-cell table:formula="of:=[.N62]-[.H62]" office:value-type="float" office:value="464.991984897356" calcext:value-type="float">
            <text:p>464,9919848974</text:p>
          </table:table-cell>
          <table:table-cell table:formula="of:=[.O62]-[.I62]" office:value-type="float" office:value="238.989945239733" calcext:value-type="float">
            <text:p>238,9899452397</text:p>
          </table:table-cell>
          <table:table-cell/>
          <table:table-cell table:formula="of:=[.R63]-[.R61]" office:value-type="float" office:value="380.824894074985" calcext:value-type="float">
            <text:p>380,824894075</text:p>
          </table:table-cell>
          <table:table-cell table:formula="of:=[.S63]-[.S61]" office:value-type="float" office:value="374.416740912222" calcext:value-type="float">
            <text:p>374,4167409122</text:p>
          </table:table-cell>
          <table:table-cell table:formula="of:=[.T63]-[.T61]" office:value-type="float" office:value="432.580588688736" calcext:value-type="float">
            <text:p>432,5805886887</text:p>
          </table:table-cell>
          <table:table-cell table:formula="of:=[.U63]-[.U61]" office:value-type="float" office:value="283.725776868876" calcext:value-type="float">
            <text:p>283,7257768689</text:p>
          </table:table-cell>
          <table:table-cell/>
          <table:table-cell table:formula="of:=[.F61]-[.F63]" office:value-type="float" office:value="377" calcext:value-type="float">
            <text:p>377</text:p>
          </table:table-cell>
          <table:table-cell table:formula="of:=[.G61]-[.G63]" office:value-type="float" office:value="369" calcext:value-type="float">
            <text:p>369</text:p>
          </table:table-cell>
          <table:table-cell table:formula="of:=[.H61]-[.H63]" office:value-type="float" office:value="428" calcext:value-type="float">
            <text:p>428</text:p>
          </table:table-cell>
          <table:table-cell table:formula="of:=[.I61]-[.I63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2C3</text:p>
          </table:table-cell>
          <table:table-cell office:value-type="string" calcext:value-type="string">
            <text:p>0391</text:p>
          </table:table-cell>
          <table:table-cell table:style-name="Default" office:value-type="string" calcext:value-type="string">
            <text:p>031B</text:p>
          </table:table-cell>
          <table:table-cell table:style-name="Default" office:value-type="string" calcext:value-type="string">
            <text:p>053F</text:p>
          </table:table-cell>
          <table:table-cell office:value-type="float" office:value="61" calcext:value-type="float">
            <text:p>61</text:p>
          </table:table-cell>
          <table:table-cell table:formula="of:=DECIMAL([.A63];16)" office:value-type="float" office:value="707" calcext:value-type="float">
            <text:p>707</text:p>
          </table:table-cell>
          <table:table-cell table:formula="of:=DECIMAL([.B63];16)" office:value-type="float" office:value="913" calcext:value-type="float">
            <text:p>913</text:p>
          </table:table-cell>
          <table:table-cell table:formula="of:=DECIMAL([.C63];16)" office:value-type="float" office:value="795" calcext:value-type="float">
            <text:p>795</text:p>
          </table:table-cell>
          <table:table-cell table:formula="of:=DECIMAL([.D63];16)" office:value-type="float" office:value="1343" calcext:value-type="float">
            <text:p>1343</text:p>
          </table:table-cell>
          <table:table-cell/>
          <table:table-cell table:formula="of:=[.E63]-63.5" office:value-type="float" office:value="-2.5" calcext:value-type="float">
            <text:p>-2,5</text:p>
          </table:table-cell>
          <table:table-cell table:formula="of:=[.F$133]+[.F$137]*([.$K63])^2" office:value-type="float" office:value="1298.29245800224" calcext:value-type="float">
            <text:p>1298,2924580022</text:p>
          </table:table-cell>
          <table:table-cell table:formula="of:=[.G$133]+[.G$137]*([.$K63])^2" office:value-type="float" office:value="1591.58181209276" calcext:value-type="float">
            <text:p>1591,5818120928</text:p>
          </table:table-cell>
          <table:table-cell table:formula="of:=[.H$133]+[.H$137]*([.$K63])^2" office:value-type="float" office:value="1480.95509433539" calcext:value-type="float">
            <text:p>1480,9550943354</text:p>
          </table:table-cell>
          <table:table-cell table:formula="of:=[.I$133]+[.I$137]*([.$K63])^2" office:value-type="float" office:value="1724.44384961211" calcext:value-type="float">
            <text:p>1724,4438496121</text:p>
          </table:table-cell>
          <table:table-cell table:number-columns-repeated="2"/>
          <table:table-cell table:formula="of:=[.L63]-[.F63]" office:value-type="float" office:value="591.292458002239" calcext:value-type="float">
            <text:p>591,2924580022</text:p>
          </table:table-cell>
          <table:table-cell table:formula="of:=[.M63]-[.G63]" office:value-type="float" office:value="678.581812092758" calcext:value-type="float">
            <text:p>678,5818120928</text:p>
          </table:table-cell>
          <table:table-cell table:formula="of:=[.N63]-[.H63]" office:value-type="float" office:value="685.955094335385" calcext:value-type="float">
            <text:p>685,9550943354</text:p>
          </table:table-cell>
          <table:table-cell table:formula="of:=[.O63]-[.I63]" office:value-type="float" office:value="381.443849612109" calcext:value-type="float">
            <text:p>381,4438496121</text:p>
          </table:table-cell>
          <table:table-cell/>
          <table:table-cell table:formula="of:=[.R64]-[.R62]" office:value-type="float" office:value="387.732067196418" calcext:value-type="float">
            <text:p>387,7320671964</text:p>
          </table:table-cell>
          <table:table-cell table:formula="of:=[.S64]-[.S62]" office:value-type="float" office:value="391.869100651587" calcext:value-type="float">
            <text:p>391,8691006516</text:p>
          </table:table-cell>
          <table:table-cell table:formula="of:=[.T64]-[.T62]" office:value-type="float" office:value="442.271849063383" calcext:value-type="float">
            <text:p>442,2718490634</text:p>
          </table:table-cell>
          <table:table-cell table:formula="of:=[.U64]-[.U62]" office:value-type="float" office:value="377.089840620626" calcext:value-type="float">
            <text:p>377,0898406206</text:p>
          </table:table-cell>
          <table:table-cell/>
          <table:table-cell table:formula="of:=[.F62]-[.F64]" office:value-type="float" office:value="385" calcext:value-type="float">
            <text:p>385</text:p>
          </table:table-cell>
          <table:table-cell table:formula="of:=[.G62]-[.G64]" office:value-type="float" office:value="388" calcext:value-type="float">
            <text:p>388</text:p>
          </table:table-cell>
          <table:table-cell table:formula="of:=[.H62]-[.H64]" office:value-type="float" office:value="439" calcext:value-type="float">
            <text:p>439</text:p>
          </table:table-cell>
          <table:table-cell table:formula="of:=[.I62]-[.I64]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02DA</text:p>
          </table:table-cell>
          <table:table-cell table:style-name="Default" office:value-type="string" calcext:value-type="string">
            <text:p>023F</text:p>
          </table:table-cell>
          <table:table-cell office:value-type="string" calcext:value-type="string">
            <text:p>0456</text:p>
          </table:table-cell>
          <table:table-cell office:value-type="float" office:value="62" calcext:value-type="float">
            <text:p>62</text:p>
          </table:table-cell>
          <table:table-cell table:formula="of:=DECIMAL([.A64];16)" office:value-type="float" office:value="515" calcext:value-type="float">
            <text:p>515</text:p>
          </table:table-cell>
          <table:table-cell table:formula="of:=DECIMAL([.B64];16)" office:value-type="float" office:value="730" calcext:value-type="float">
            <text:p>730</text:p>
          </table:table-cell>
          <table:table-cell table:formula="of:=DECIMAL([.C64];16)" office:value-type="float" office:value="575" calcext:value-type="float">
            <text:p>575</text:p>
          </table:table-cell>
          <table:table-cell table:formula="of:=DECIMAL([.D64];16)" office:value-type="float" office:value="1110" calcext:value-type="float">
            <text:p>1110</text:p>
          </table:table-cell>
          <table:table-cell/>
          <table:table-cell table:formula="of:=[.E64]-63.5" office:value-type="float" office:value="-1.5" calcext:value-type="float">
            <text:p>-1,5</text:p>
          </table:table-cell>
          <table:table-cell table:formula="of:=[.F$133]+[.F$137]*([.$K64])^2" office:value-type="float" office:value="1299.38528488081" calcext:value-type="float">
            <text:p>1299,3852848808</text:p>
          </table:table-cell>
          <table:table-cell table:formula="of:=[.G$133]+[.G$137]*([.$K64])^2" office:value-type="float" office:value="1593.12945235339" calcext:value-type="float">
            <text:p>1593,1294523534</text:p>
          </table:table-cell>
          <table:table-cell table:formula="of:=[.H$133]+[.H$137]*([.$K64])^2" office:value-type="float" office:value="1482.26383396074" calcext:value-type="float">
            <text:p>1482,2638339607</text:p>
          </table:table-cell>
          <table:table-cell table:formula="of:=[.I$133]+[.I$137]*([.$K64])^2" office:value-type="float" office:value="1726.07978586036" calcext:value-type="float">
            <text:p>1726,0797858604</text:p>
          </table:table-cell>
          <table:table-cell table:number-columns-repeated="2"/>
          <table:table-cell table:formula="of:=[.L64]-[.F64]" office:value-type="float" office:value="784.385284880806" calcext:value-type="float">
            <text:p>784,3852848808</text:p>
          </table:table-cell>
          <table:table-cell table:formula="of:=[.M64]-[.G64]" office:value-type="float" office:value="863.129452353393" calcext:value-type="float">
            <text:p>863,1294523534</text:p>
          </table:table-cell>
          <table:table-cell table:formula="of:=[.N64]-[.H64]" office:value-type="float" office:value="907.263833960739" calcext:value-type="float">
            <text:p>907,2638339607</text:p>
          </table:table-cell>
          <table:table-cell table:formula="of:=[.O64]-[.I64]" office:value-type="float" office:value="616.079785860359" calcext:value-type="float">
            <text:p>616,0797858604</text:p>
          </table:table-cell>
          <table:table-cell/>
          <table:table-cell table:formula="of:=[.R65]-[.R63]" office:value-type="float" office:value="342.639240317851" calcext:value-type="float">
            <text:p>342,6392403179</text:p>
          </table:table-cell>
          <table:table-cell table:formula="of:=[.S65]-[.S63]" office:value-type="float" office:value="325.321460390952" calcext:value-type="float">
            <text:p>325,321460391</text:p>
          </table:table-cell>
          <table:table-cell table:formula="of:=[.T65]-[.T63]" office:value-type="float" office:value="393.96310943803" calcext:value-type="float">
            <text:p>393,963109438</text:p>
          </table:table-cell>
          <table:table-cell table:formula="of:=[.U65]-[.U63]" office:value-type="float" office:value="437.453904372376" calcext:value-type="float">
            <text:p>437,4539043724</text:p>
          </table:table-cell>
          <table:table-cell/>
          <table:table-cell table:formula="of:=[.F63]-[.F65]" office:value-type="float" office:value="341" calcext:value-type="float">
            <text:p>341</text:p>
          </table:table-cell>
          <table:table-cell table:formula="of:=[.G63]-[.G65]" office:value-type="float" office:value="323" calcext:value-type="float">
            <text:p>323</text:p>
          </table:table-cell>
          <table:table-cell table:formula="of:=[.H63]-[.H65]" office:value-type="float" office:value="392" calcext:value-type="float">
            <text:p>392</text:p>
          </table:table-cell>
          <table:table-cell table:formula="of:=[.I63]-[.I65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16E</text:p>
          </table:table-cell>
          <table:table-cell office:value-type="string" calcext:value-type="string">
            <text:p>024E</text:p>
          </table:table-cell>
          <table:table-cell office:value-type="string" calcext:value-type="string">
            <text:p>0193</text:p>
          </table:table-cell>
          <table:table-cell office:value-type="string" calcext:value-type="string">
            <text:p>038C</text:p>
          </table:table-cell>
          <table:table-cell office:value-type="float" office:value="63" calcext:value-type="float">
            <text:p>63</text:p>
          </table:table-cell>
          <table:table-cell table:formula="of:=DECIMAL([.A65];16)" office:value-type="float" office:value="366" calcext:value-type="float">
            <text:p>366</text:p>
          </table:table-cell>
          <table:table-cell table:formula="of:=DECIMAL([.B65];16)" office:value-type="float" office:value="590" calcext:value-type="float">
            <text:p>590</text:p>
          </table:table-cell>
          <table:table-cell table:formula="of:=DECIMAL([.C65];16)" office:value-type="float" office:value="403" calcext:value-type="float">
            <text:p>403</text:p>
          </table:table-cell>
          <table:table-cell table:formula="of:=DECIMAL([.D65];16)" office:value-type="float" office:value="908" calcext:value-type="float">
            <text:p>908</text:p>
          </table:table-cell>
          <table:table-cell/>
          <table:table-cell table:formula="of:=[.E65]-63.5" office:value-type="float" office:value="-0.5" calcext:value-type="float">
            <text:p>-0,5</text:p>
          </table:table-cell>
          <table:table-cell table:formula="of:=[.F$133]+[.F$137]*([.$K65])^2" office:value-type="float" office:value="1299.93169832009" calcext:value-type="float">
            <text:p>1299,9316983201</text:p>
          </table:table-cell>
          <table:table-cell table:formula="of:=[.G$133]+[.G$137]*([.$K65])^2" office:value-type="float" office:value="1593.90327248371" calcext:value-type="float">
            <text:p>1593,9032724837</text:p>
          </table:table-cell>
          <table:table-cell table:formula="of:=[.H$133]+[.H$137]*([.$K65])^2" office:value-type="float" office:value="1482.91820377342" calcext:value-type="float">
            <text:p>1482,9182037734</text:p>
          </table:table-cell>
          <table:table-cell table:formula="of:=[.I$133]+[.I$137]*([.$K65])^2" office:value-type="float" office:value="1726.89775398448" calcext:value-type="float">
            <text:p>1726,8977539845</text:p>
          </table:table-cell>
          <table:table-cell table:number-columns-repeated="2"/>
          <table:table-cell table:formula="of:=[.L65]-[.F65]" office:value-type="float" office:value="933.93169832009" calcext:value-type="float">
            <text:p>933,9316983201</text:p>
          </table:table-cell>
          <table:table-cell table:formula="of:=[.M65]-[.G65]" office:value-type="float" office:value="1003.90327248371" calcext:value-type="float">
            <text:p>1003,9032724837</text:p>
          </table:table-cell>
          <table:table-cell table:formula="of:=[.N65]-[.H65]" office:value-type="float" office:value="1079.91820377342" calcext:value-type="float">
            <text:p>1079,9182037734</text:p>
          </table:table-cell>
          <table:table-cell table:formula="of:=[.O65]-[.I65]" office:value-type="float" office:value="818.897753984484" calcext:value-type="float">
            <text:p>818,8977539845</text:p>
          </table:table-cell>
          <table:table-cell/>
          <table:table-cell table:formula="of:=[.R66]-[.R64]" office:value-type="float" office:value="227.546413439283" calcext:value-type="float">
            <text:p>227,5464134393</text:p>
          </table:table-cell>
          <table:table-cell table:formula="of:=[.S66]-[.S64]" office:value-type="float" office:value="229.773820130317" calcext:value-type="float">
            <text:p>229,7738201303</text:p>
          </table:table-cell>
          <table:table-cell table:formula="of:=[.T66]-[.T64]" office:value-type="float" office:value="261.654369812677" calcext:value-type="float">
            <text:p>261,6543698127</text:p>
          </table:table-cell>
          <table:table-cell table:formula="of:=[.U66]-[.U64]" office:value-type="float" office:value="414.817968124125" calcext:value-type="float">
            <text:p>414,8179681241</text:p>
          </table:table-cell>
          <table:table-cell/>
          <table:table-cell table:formula="of:=[.F64]-[.F66]" office:value-type="float" office:value="227" calcext:value-type="float">
            <text:p>227</text:p>
          </table:table-cell>
          <table:table-cell table:formula="of:=[.G64]-[.G66]" office:value-type="float" office:value="229" calcext:value-type="float">
            <text:p>229</text:p>
          </table:table-cell>
          <table:table-cell table:formula="of:=[.H64]-[.H66]" office:value-type="float" office:value="261" calcext:value-type="float">
            <text:p>261</text:p>
          </table:table-cell>
          <table:table-cell table:formula="of:=[.I64]-[.I66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0120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02B8</text:p>
          </table:table-cell>
          <table:table-cell office:value-type="float" office:value="64" calcext:value-type="float">
            <text:p>64</text:p>
          </table:table-cell>
          <table:table-cell table:formula="of:=DECIMAL([.A66];16)" office:value-type="float" office:value="288" calcext:value-type="float">
            <text:p>288</text:p>
          </table:table-cell>
          <table:table-cell table:formula="of:=DECIMAL([.B66];16)" office:value-type="float" office:value="501" calcext:value-type="float">
            <text:p>501</text:p>
          </table:table-cell>
          <table:table-cell table:formula="of:=DECIMAL([.C66];16)" office:value-type="float" office:value="314" calcext:value-type="float">
            <text:p>314</text:p>
          </table:table-cell>
          <table:table-cell table:formula="of:=DECIMAL([.D66];16)" office:value-type="float" office:value="696" calcext:value-type="float">
            <text:p>696</text:p>
          </table:table-cell>
          <table:table-cell/>
          <table:table-cell table:formula="of:=[.E66]-63.5" office:value-type="float" office:value="0.5" calcext:value-type="float">
            <text:p>0,5</text:p>
          </table:table-cell>
          <table:table-cell table:formula="of:=[.F$133]+[.F$137]*([.$K66])^2" office:value-type="float" office:value="1299.93169832009" calcext:value-type="float">
            <text:p>1299,9316983201</text:p>
          </table:table-cell>
          <table:table-cell table:formula="of:=[.G$133]+[.G$137]*([.$K66])^2" office:value-type="float" office:value="1593.90327248371" calcext:value-type="float">
            <text:p>1593,9032724837</text:p>
          </table:table-cell>
          <table:table-cell table:formula="of:=[.H$133]+[.H$137]*([.$K66])^2" office:value-type="float" office:value="1482.91820377342" calcext:value-type="float">
            <text:p>1482,9182037734</text:p>
          </table:table-cell>
          <table:table-cell table:formula="of:=[.I$133]+[.I$137]*([.$K66])^2" office:value-type="float" office:value="1726.89775398448" calcext:value-type="float">
            <text:p>1726,8977539845</text:p>
          </table:table-cell>
          <table:table-cell table:number-columns-repeated="2"/>
          <table:table-cell table:formula="of:=[.L66]-[.F66]" office:value-type="float" office:value="1011.93169832009" calcext:value-type="float">
            <text:p>1011,9316983201</text:p>
          </table:table-cell>
          <table:table-cell table:formula="of:=[.M66]-[.G66]" office:value-type="float" office:value="1092.90327248371" calcext:value-type="float">
            <text:p>1092,9032724837</text:p>
          </table:table-cell>
          <table:table-cell table:formula="of:=[.N66]-[.H66]" office:value-type="float" office:value="1168.91820377342" calcext:value-type="float">
            <text:p>1168,9182037734</text:p>
          </table:table-cell>
          <table:table-cell table:formula="of:=[.O66]-[.I66]" office:value-type="float" office:value="1030.89775398448" calcext:value-type="float">
            <text:p>1030,8977539845</text:p>
          </table:table-cell>
          <table:table-cell/>
          <table:table-cell table:formula="of:=[.R67]-[.R65]" office:value-type="float" office:value="87.4535865607165" calcext:value-type="float">
            <text:p>87,4535865607</text:p>
          </table:table-cell>
          <table:table-cell table:formula="of:=[.S67]-[.S65]" office:value-type="float" office:value="135.226179869683" calcext:value-type="float">
            <text:p>135,2261798697</text:p>
          </table:table-cell>
          <table:table-cell table:formula="of:=[.T67]-[.T65]" office:value-type="float" office:value="100.345630187323" calcext:value-type="float">
            <text:p>100,3456301873</text:p>
          </table:table-cell>
          <table:table-cell table:formula="of:=[.U67]-[.U65]" office:value-type="float" office:value="314.182031875875" calcext:value-type="float">
            <text:p>314,1820318759</text:p>
          </table:table-cell>
          <table:table-cell/>
          <table:table-cell table:formula="of:=[.F65]-[.F67]" office:value-type="float" office:value="88" calcext:value-type="float">
            <text:p>88</text:p>
          </table:table-cell>
          <table:table-cell table:formula="of:=[.G65]-[.G67]" office:value-type="float" office:value="136" calcext:value-type="float">
            <text:p>136</text:p>
          </table:table-cell>
          <table:table-cell table:formula="of:=[.H65]-[.H67]" office:value-type="float" office:value="101" calcext:value-type="float">
            <text:p>101</text:p>
          </table:table-cell>
          <table:table-cell table:formula="of:=[.I65]-[.I67]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116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0251</text:p>
          </table:table-cell>
          <table:table-cell office:value-type="float" office:value="65" calcext:value-type="float">
            <text:p>65</text:p>
          </table:table-cell>
          <table:table-cell table:formula="of:=DECIMAL([.A67];16)" office:value-type="float" office:value="278" calcext:value-type="float">
            <text:p>278</text:p>
          </table:table-cell>
          <table:table-cell table:formula="of:=DECIMAL([.B67];16)" office:value-type="float" office:value="454" calcext:value-type="float">
            <text:p>454</text:p>
          </table:table-cell>
          <table:table-cell table:formula="of:=DECIMAL([.C67];16)" office:value-type="float" office:value="302" calcext:value-type="float">
            <text:p>302</text:p>
          </table:table-cell>
          <table:table-cell table:formula="of:=DECIMAL([.D67];16)" office:value-type="float" office:value="593" calcext:value-type="float">
            <text:p>593</text:p>
          </table:table-cell>
          <table:table-cell/>
          <table:table-cell table:formula="of:=[.E67]-63.5" office:value-type="float" office:value="1.5" calcext:value-type="float">
            <text:p>1,5</text:p>
          </table:table-cell>
          <table:table-cell table:formula="of:=[.F$133]+[.F$137]*([.$K67])^2" office:value-type="float" office:value="1299.38528488081" calcext:value-type="float">
            <text:p>1299,3852848808</text:p>
          </table:table-cell>
          <table:table-cell table:formula="of:=[.G$133]+[.G$137]*([.$K67])^2" office:value-type="float" office:value="1593.12945235339" calcext:value-type="float">
            <text:p>1593,1294523534</text:p>
          </table:table-cell>
          <table:table-cell table:formula="of:=[.H$133]+[.H$137]*([.$K67])^2" office:value-type="float" office:value="1482.26383396074" calcext:value-type="float">
            <text:p>1482,2638339607</text:p>
          </table:table-cell>
          <table:table-cell table:formula="of:=[.I$133]+[.I$137]*([.$K67])^2" office:value-type="float" office:value="1726.07978586036" calcext:value-type="float">
            <text:p>1726,0797858604</text:p>
          </table:table-cell>
          <table:table-cell table:number-columns-repeated="2"/>
          <table:table-cell table:formula="of:=[.L67]-[.F67]" office:value-type="float" office:value="1021.38528488081" calcext:value-type="float">
            <text:p>1021,3852848808</text:p>
          </table:table-cell>
          <table:table-cell table:formula="of:=[.M67]-[.G67]" office:value-type="float" office:value="1139.12945235339" calcext:value-type="float">
            <text:p>1139,1294523534</text:p>
          </table:table-cell>
          <table:table-cell table:formula="of:=[.N67]-[.H67]" office:value-type="float" office:value="1180.26383396074" calcext:value-type="float">
            <text:p>1180,2638339607</text:p>
          </table:table-cell>
          <table:table-cell table:formula="of:=[.O67]-[.I67]" office:value-type="float" office:value="1133.07978586036" calcext:value-type="float">
            <text:p>1133,0797858604</text:p>
          </table:table-cell>
          <table:table-cell/>
          <table:table-cell table:formula="of:=[.R68]-[.R66]" office:value-type="float" office:value="9.36075968214936" calcext:value-type="float">
            <text:p>9,3607596821</text:p>
          </table:table-cell>
          <table:table-cell table:formula="of:=[.S68]-[.S66]" office:value-type="float" office:value="53.6785396090479" calcext:value-type="float">
            <text:p>53,678539609</text:p>
          </table:table-cell>
          <table:table-cell table:formula="of:=[.T68]-[.T66]" office:value-type="float" office:value="11.03689056197" calcext:value-type="float">
            <text:p>11,036890562</text:p>
          </table:table-cell>
          <table:table-cell table:formula="of:=[.U68]-[.U66]" office:value-type="float" office:value="204.546095627624" calcext:value-type="float">
            <text:p>204,5460956276</text:p>
          </table:table-cell>
          <table:table-cell/>
          <table:table-cell table:formula="of:=[.F66]-[.F68]" office:value-type="float" office:value="11" calcext:value-type="float">
            <text:p>11</text:p>
          </table:table-cell>
          <table:table-cell table:formula="of:=[.G66]-[.G68]" office:value-type="float" office:value="56" calcext:value-type="float">
            <text:p>56</text:p>
          </table:table-cell>
          <table:table-cell table:formula="of:=[.H66]-[.H68]" office:value-type="float" office:value="13" calcext:value-type="float">
            <text:p>13</text:p>
          </table:table-cell>
          <table:table-cell table:formula="of:=[.I66]-[.I68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01E9</text:p>
          </table:table-cell>
          <table:table-cell office:value-type="float" office:value="66" calcext:value-type="float">
            <text:p>66</text:p>
          </table:table-cell>
          <table:table-cell table:formula="of:=DECIMAL([.A68];16)" office:value-type="float" office:value="277" calcext:value-type="float">
            <text:p>277</text:p>
          </table:table-cell>
          <table:table-cell table:formula="of:=DECIMAL([.B68];16)" office:value-type="float" office:value="445" calcext:value-type="float">
            <text:p>445</text:p>
          </table:table-cell>
          <table:table-cell table:formula="of:=DECIMAL([.C68];16)" office:value-type="float" office:value="301" calcext:value-type="float">
            <text:p>301</text:p>
          </table:table-cell>
          <table:table-cell table:formula="of:=DECIMAL([.D68];16)" office:value-type="float" office:value="489" calcext:value-type="float">
            <text:p>489</text:p>
          </table:table-cell>
          <table:table-cell/>
          <table:table-cell table:formula="of:=[.E68]-63.5" office:value-type="float" office:value="2.5" calcext:value-type="float">
            <text:p>2,5</text:p>
          </table:table-cell>
          <table:table-cell table:formula="of:=[.F$133]+[.F$137]*([.$K68])^2" office:value-type="float" office:value="1298.29245800224" calcext:value-type="float">
            <text:p>1298,2924580022</text:p>
          </table:table-cell>
          <table:table-cell table:formula="of:=[.G$133]+[.G$137]*([.$K68])^2" office:value-type="float" office:value="1591.58181209276" calcext:value-type="float">
            <text:p>1591,5818120928</text:p>
          </table:table-cell>
          <table:table-cell table:formula="of:=[.H$133]+[.H$137]*([.$K68])^2" office:value-type="float" office:value="1480.95509433539" calcext:value-type="float">
            <text:p>1480,9550943354</text:p>
          </table:table-cell>
          <table:table-cell table:formula="of:=[.I$133]+[.I$137]*([.$K68])^2" office:value-type="float" office:value="1724.44384961211" calcext:value-type="float">
            <text:p>1724,4438496121</text:p>
          </table:table-cell>
          <table:table-cell table:number-columns-repeated="2"/>
          <table:table-cell table:formula="of:=[.L68]-[.F68]" office:value-type="float" office:value="1021.29245800224" calcext:value-type="float">
            <text:p>1021,2924580022</text:p>
          </table:table-cell>
          <table:table-cell table:formula="of:=[.M68]-[.G68]" office:value-type="float" office:value="1146.58181209276" calcext:value-type="float">
            <text:p>1146,5818120928</text:p>
          </table:table-cell>
          <table:table-cell table:formula="of:=[.N68]-[.H68]" office:value-type="float" office:value="1179.95509433539" calcext:value-type="float">
            <text:p>1179,9550943354</text:p>
          </table:table-cell>
          <table:table-cell table:formula="of:=[.O68]-[.I68]" office:value-type="float" office:value="1235.44384961211" calcext:value-type="float">
            <text:p>1235,4438496121</text:p>
          </table:table-cell>
          <table:table-cell/>
          <table:table-cell table:formula="of:=[.R69]-[.R67]" office:value-type="float" office:value="-1.7320671964178" calcext:value-type="float">
            <text:p>-1,7320671964</text:p>
          </table:table-cell>
          <table:table-cell table:formula="of:=[.S69]-[.S67]" office:value-type="float" office:value="6.13089934841287" calcext:value-type="float">
            <text:p>6,1308993484</text:p>
          </table:table-cell>
          <table:table-cell table:formula="of:=[.T69]-[.T67]" office:value-type="float" office:value="-1.27184906338312" calcext:value-type="float">
            <text:p>-1,2718490634</text:p>
          </table:table-cell>
          <table:table-cell table:formula="of:=[.U69]-[.U67]" office:value-type="float" office:value="110.910159379374" calcext:value-type="float">
            <text:p>110,9101593794</text:p>
          </table:table-cell>
          <table:table-cell/>
          <table:table-cell table:formula="of:=[.F67]-[.F69]" office:value-type="float" office:value="1" calcext:value-type="float">
            <text:p>1</text:p>
          </table:table-cell>
          <table:table-cell table:formula="of:=[.G67]-[.G69]" office:value-type="float" office:value="10" calcext:value-type="float">
            <text:p>10</text:p>
          </table:table-cell>
          <table:table-cell table:formula="of:=[.H67]-[.H69]" office:value-type="float" office:value="2" calcext:value-type="float">
            <text:p>2</text:p>
          </table:table-cell>
          <table:table-cell table:formula="of:=[.I67]-[.I69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01BC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01DE</text:p>
          </table:table-cell>
          <table:table-cell office:value-type="float" office:value="67" calcext:value-type="float">
            <text:p>67</text:p>
          </table:table-cell>
          <table:table-cell table:formula="of:=DECIMAL([.A69];16)" office:value-type="float" office:value="277" calcext:value-type="float">
            <text:p>277</text:p>
          </table:table-cell>
          <table:table-cell table:formula="of:=DECIMAL([.B69];16)" office:value-type="float" office:value="444" calcext:value-type="float">
            <text:p>444</text:p>
          </table:table-cell>
          <table:table-cell table:formula="of:=DECIMAL([.C69];16)" office:value-type="float" office:value="300" calcext:value-type="float">
            <text:p>300</text:p>
          </table:table-cell>
          <table:table-cell table:formula="of:=DECIMAL([.D69];16)" office:value-type="float" office:value="478" calcext:value-type="float">
            <text:p>478</text:p>
          </table:table-cell>
          <table:table-cell/>
          <table:table-cell table:formula="of:=[.E69]-63.5" office:value-type="float" office:value="3.5" calcext:value-type="float">
            <text:p>3,5</text:p>
          </table:table-cell>
          <table:table-cell table:formula="of:=[.F$133]+[.F$137]*([.$K69])^2" office:value-type="float" office:value="1296.65321768439" calcext:value-type="float">
            <text:p>1296,6532176844</text:p>
          </table:table-cell>
          <table:table-cell table:formula="of:=[.G$133]+[.G$137]*([.$K69])^2" office:value-type="float" office:value="1589.26035170181" calcext:value-type="float">
            <text:p>1589,2603517018</text:p>
          </table:table-cell>
          <table:table-cell table:formula="of:=[.H$133]+[.H$137]*([.$K69])^2" office:value-type="float" office:value="1478.99198489736" calcext:value-type="float">
            <text:p>1478,9919848974</text:p>
          </table:table-cell>
          <table:table-cell table:formula="of:=[.I$133]+[.I$137]*([.$K69])^2" office:value-type="float" office:value="1721.98994523973" calcext:value-type="float">
            <text:p>1721,9899452397</text:p>
          </table:table-cell>
          <table:table-cell table:number-columns-repeated="2"/>
          <table:table-cell table:formula="of:=[.L69]-[.F69]" office:value-type="float" office:value="1019.65321768439" calcext:value-type="float">
            <text:p>1019,6532176844</text:p>
          </table:table-cell>
          <table:table-cell table:formula="of:=[.M69]-[.G69]" office:value-type="float" office:value="1145.26035170181" calcext:value-type="float">
            <text:p>1145,2603517018</text:p>
          </table:table-cell>
          <table:table-cell table:formula="of:=[.N69]-[.H69]" office:value-type="float" office:value="1178.99198489736" calcext:value-type="float">
            <text:p>1178,9919848974</text:p>
          </table:table-cell>
          <table:table-cell table:formula="of:=[.O69]-[.I69]" office:value-type="float" office:value="1243.98994523973" calcext:value-type="float">
            <text:p>1243,9899452397</text:p>
          </table:table-cell>
          <table:table-cell/>
          <table:table-cell table:formula="of:=[.R70]-[.R68]" office:value-type="float" office:value="-2.82489407498497" calcext:value-type="float">
            <text:p>-2,824894075</text:p>
          </table:table-cell>
          <table:table-cell table:formula="of:=[.S70]-[.S68]" office:value-type="float" office:value="-2.41674091222217" calcext:value-type="float">
            <text:p>-2,4167409122</text:p>
          </table:table-cell>
          <table:table-cell table:formula="of:=[.T70]-[.T68]" office:value-type="float" office:value="-4.58058868873627" calcext:value-type="float">
            <text:p>-4,5805886887</text:p>
          </table:table-cell>
          <table:table-cell table:formula="of:=[.U70]-[.U68]" office:value-type="float" office:value="17.2742231311236" calcext:value-type="float">
            <text:p>17,2742231311</text:p>
          </table:table-cell>
          <table:table-cell/>
          <table:table-cell table:formula="of:=[.F68]-[.F70]" office:value-type="float" office:value="1" calcext:value-type="float">
            <text:p>1</text:p>
          </table:table-cell>
          <table:table-cell table:formula="of:=[.G68]-[.G70]" office:value-type="float" office:value="3" calcext:value-type="float">
            <text:p>3</text:p>
          </table:table-cell>
          <table:table-cell table:formula="of:=[.H68]-[.H70]" office:value-type="float" office:value="0" calcext:value-type="float">
            <text:p>0</text:p>
          </table:table-cell>
          <table:table-cell table:formula="of:=[.I68]-[.I7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01D2</text:p>
          </table:table-cell>
          <table:table-cell office:value-type="float" office:value="68" calcext:value-type="float">
            <text:p>68</text:p>
          </table:table-cell>
          <table:table-cell table:formula="of:=DECIMAL([.A70];16)" office:value-type="float" office:value="276" calcext:value-type="float">
            <text:p>276</text:p>
          </table:table-cell>
          <table:table-cell table:formula="of:=DECIMAL([.B70];16)" office:value-type="float" office:value="442" calcext:value-type="float">
            <text:p>442</text:p>
          </table:table-cell>
          <table:table-cell table:formula="of:=DECIMAL([.C70];16)" office:value-type="float" office:value="301" calcext:value-type="float">
            <text:p>301</text:p>
          </table:table-cell>
          <table:table-cell table:formula="of:=DECIMAL([.D70];16)" office:value-type="float" office:value="466" calcext:value-type="float">
            <text:p>466</text:p>
          </table:table-cell>
          <table:table-cell/>
          <table:table-cell table:formula="of:=[.E70]-63.5" office:value-type="float" office:value="4.5" calcext:value-type="float">
            <text:p>4,5</text:p>
          </table:table-cell>
          <table:table-cell table:formula="of:=[.F$133]+[.F$137]*([.$K70])^2" office:value-type="float" office:value="1294.46756392725" calcext:value-type="float">
            <text:p>1294,4675639273</text:p>
          </table:table-cell>
          <table:table-cell table:formula="of:=[.G$133]+[.G$137]*([.$K70])^2" office:value-type="float" office:value="1586.16507118054" calcext:value-type="float">
            <text:p>1586,1650711805</text:p>
          </table:table-cell>
          <table:table-cell table:formula="of:=[.H$133]+[.H$137]*([.$K70])^2" office:value-type="float" office:value="1476.37450564665" calcext:value-type="float">
            <text:p>1476,3745056467</text:p>
          </table:table-cell>
          <table:table-cell table:formula="of:=[.I$133]+[.I$137]*([.$K70])^2" office:value-type="float" office:value="1718.71807274323" calcext:value-type="float">
            <text:p>1718,7180727432</text:p>
          </table:table-cell>
          <table:table-cell table:number-columns-repeated="2"/>
          <table:table-cell table:formula="of:=[.L70]-[.F70]" office:value-type="float" office:value="1018.46756392725" calcext:value-type="float">
            <text:p>1018,4675639273</text:p>
          </table:table-cell>
          <table:table-cell table:formula="of:=[.M70]-[.G70]" office:value-type="float" office:value="1144.16507118054" calcext:value-type="float">
            <text:p>1144,1650711805</text:p>
          </table:table-cell>
          <table:table-cell table:formula="of:=[.N70]-[.H70]" office:value-type="float" office:value="1175.37450564665" calcext:value-type="float">
            <text:p>1175,3745056467</text:p>
          </table:table-cell>
          <table:table-cell table:formula="of:=[.O70]-[.I70]" office:value-type="float" office:value="1252.71807274323" calcext:value-type="float">
            <text:p>1252,7180727432</text:p>
          </table:table-cell>
          <table:table-cell/>
          <table:table-cell table:formula="of:=[.R71]-[.R69]" office:value-type="float" office:value="-5.91772095355213" calcext:value-type="float">
            <text:p>-5,9177209536</text:p>
          </table:table-cell>
          <table:table-cell table:formula="of:=[.S71]-[.S69]" office:value-type="float" office:value="-1.96438117285697" calcext:value-type="float">
            <text:p>-1,9643811729</text:p>
          </table:table-cell>
          <table:table-cell table:formula="of:=[.T71]-[.T69]" office:value-type="float" office:value="-9.88932831408965" calcext:value-type="float">
            <text:p>-9,8893283141</text:p>
          </table:table-cell>
          <table:table-cell table:formula="of:=[.U71]-[.U69]" office:value-type="float" office:value="6.63828688287299" calcext:value-type="float">
            <text:p>6,6382868829</text:p>
          </table:table-cell>
          <table:table-cell/>
          <table:table-cell table:formula="of:=[.F69]-[.F71]" office:value-type="float" office:value="-1" calcext:value-type="float">
            <text:p>-1</text:p>
          </table:table-cell>
          <table:table-cell table:formula="of:=[.G69]-[.G71]" office:value-type="float" office:value="5" calcext:value-type="float">
            <text:p>5</text:p>
          </table:table-cell>
          <table:table-cell table:formula="of:=[.H69]-[.H71]" office:value-type="float" office:value="-4" calcext:value-type="float">
            <text:p>-4</text:p>
          </table:table-cell>
          <table:table-cell table:formula="of:=[.I69]-[.I71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116</text:p>
          </table:table-cell>
          <table:table-cell office:value-type="string" calcext:value-type="string">
            <text:p>01B7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1D0</text:p>
          </table:table-cell>
          <table:table-cell office:value-type="float" office:value="69" calcext:value-type="float">
            <text:p>69</text:p>
          </table:table-cell>
          <table:table-cell table:formula="of:=DECIMAL([.A71];16)" office:value-type="float" office:value="278" calcext:value-type="float">
            <text:p>278</text:p>
          </table:table-cell>
          <table:table-cell table:formula="of:=DECIMAL([.B71];16)" office:value-type="float" office:value="439" calcext:value-type="float">
            <text:p>439</text:p>
          </table:table-cell>
          <table:table-cell table:formula="of:=DECIMAL([.C71];16)" office:value-type="float" office:value="304" calcext:value-type="float">
            <text:p>304</text:p>
          </table:table-cell>
          <table:table-cell table:formula="of:=DECIMAL([.D71];16)" office:value-type="float" office:value="464" calcext:value-type="float">
            <text:p>464</text:p>
          </table:table-cell>
          <table:table-cell/>
          <table:table-cell table:formula="of:=[.E71]-63.5" office:value-type="float" office:value="5.5" calcext:value-type="float">
            <text:p>5,5</text:p>
          </table:table-cell>
          <table:table-cell table:formula="of:=[.F$133]+[.F$137]*([.$K71])^2" office:value-type="float" office:value="1291.73549673084" calcext:value-type="float">
            <text:p>1291,7354967308</text:p>
          </table:table-cell>
          <table:table-cell table:formula="of:=[.G$133]+[.G$137]*([.$K71])^2" office:value-type="float" office:value="1582.29597052895" calcext:value-type="float">
            <text:p>1582,295970529</text:p>
          </table:table-cell>
          <table:table-cell table:formula="of:=[.H$133]+[.H$137]*([.$K71])^2" office:value-type="float" office:value="1473.10265658327" calcext:value-type="float">
            <text:p>1473,1026565833</text:p>
          </table:table-cell>
          <table:table-cell table:formula="of:=[.I$133]+[.I$137]*([.$K71])^2" office:value-type="float" office:value="1714.62823212261" calcext:value-type="float">
            <text:p>1714,6282321226</text:p>
          </table:table-cell>
          <table:table-cell table:number-columns-repeated="2"/>
          <table:table-cell table:formula="of:=[.L71]-[.F71]" office:value-type="float" office:value="1013.73549673084" calcext:value-type="float">
            <text:p>1013,7354967308</text:p>
          </table:table-cell>
          <table:table-cell table:formula="of:=[.M71]-[.G71]" office:value-type="float" office:value="1143.29597052895" calcext:value-type="float">
            <text:p>1143,295970529</text:p>
          </table:table-cell>
          <table:table-cell table:formula="of:=[.N71]-[.H71]" office:value-type="float" office:value="1169.10265658327" calcext:value-type="float">
            <text:p>1169,1026565833</text:p>
          </table:table-cell>
          <table:table-cell table:formula="of:=[.O71]-[.I71]" office:value-type="float" office:value="1250.62823212261" calcext:value-type="float">
            <text:p>1250,6282321226</text:p>
          </table:table-cell>
          <table:table-cell/>
          <table:table-cell table:formula="of:=[.R72]-[.R70]" office:value-type="float" office:value="-10.0105478321193" calcext:value-type="float">
            <text:p>-10,0105478321</text:p>
          </table:table-cell>
          <table:table-cell table:formula="of:=[.S72]-[.S70]" office:value-type="float" office:value="-4.51202143349155" calcext:value-type="float">
            <text:p>-4,5120214335</text:p>
          </table:table-cell>
          <table:table-cell table:formula="of:=[.T72]-[.T70]" office:value-type="float" office:value="-11.198067939443" calcext:value-type="float">
            <text:p>-11,1980679394</text:p>
          </table:table-cell>
          <table:table-cell table:formula="of:=[.U72]-[.U70]" office:value-type="float" office:value="-4.99764936537758" calcext:value-type="float">
            <text:p>-4,9976493654</text:p>
          </table:table-cell>
          <table:table-cell/>
          <table:table-cell table:formula="of:=[.F70]-[.F72]" office:value-type="float" office:value="-4" calcext:value-type="float">
            <text:p>-4</text:p>
          </table:table-cell>
          <table:table-cell table:formula="of:=[.G70]-[.G72]" office:value-type="float" office:value="4" calcext:value-type="float">
            <text:p>4</text:p>
          </table:table-cell>
          <table:table-cell table:formula="of:=[.H70]-[.H72]" office:value-type="float" office:value="-4" calcext:value-type="float">
            <text:p>-4</text:p>
          </table:table-cell>
          <table:table-cell table:formula="of:=[.I70]-[.I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8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01CE</text:p>
          </table:table-cell>
          <table:table-cell office:value-type="float" office:value="70" calcext:value-type="float">
            <text:p>70</text:p>
          </table:table-cell>
          <table:table-cell table:formula="of:=DECIMAL([.A72];16)" office:value-type="float" office:value="280" calcext:value-type="float">
            <text:p>280</text:p>
          </table:table-cell>
          <table:table-cell table:formula="of:=DECIMAL([.B72];16)" office:value-type="float" office:value="438" calcext:value-type="float">
            <text:p>438</text:p>
          </table:table-cell>
          <table:table-cell table:formula="of:=DECIMAL([.C72];16)" office:value-type="float" office:value="305" calcext:value-type="float">
            <text:p>305</text:p>
          </table:table-cell>
          <table:table-cell table:formula="of:=DECIMAL([.D72];16)" office:value-type="float" office:value="462" calcext:value-type="float">
            <text:p>462</text:p>
          </table:table-cell>
          <table:table-cell/>
          <table:table-cell table:formula="of:=[.E72]-63.5" office:value-type="float" office:value="6.5" calcext:value-type="float">
            <text:p>6,5</text:p>
          </table:table-cell>
          <table:table-cell table:formula="of:=[.F$133]+[.F$137]*([.$K72])^2" office:value-type="float" office:value="1288.45701609513" calcext:value-type="float">
            <text:p>1288,4570160951</text:p>
          </table:table-cell>
          <table:table-cell table:formula="of:=[.G$133]+[.G$137]*([.$K72])^2" office:value-type="float" office:value="1577.65304974704" calcext:value-type="float">
            <text:p>1577,6530497471</text:p>
          </table:table-cell>
          <table:table-cell table:formula="of:=[.H$133]+[.H$137]*([.$K72])^2" office:value-type="float" office:value="1469.17643770721" calcext:value-type="float">
            <text:p>1469,1764377072</text:p>
          </table:table-cell>
          <table:table-cell table:formula="of:=[.I$133]+[.I$137]*([.$K72])^2" office:value-type="float" office:value="1709.72042337785" calcext:value-type="float">
            <text:p>1709,7204233779</text:p>
          </table:table-cell>
          <table:table-cell table:number-columns-repeated="2"/>
          <table:table-cell table:formula="of:=[.L72]-[.F72]" office:value-type="float" office:value="1008.45701609513" calcext:value-type="float">
            <text:p>1008,4570160951</text:p>
          </table:table-cell>
          <table:table-cell table:formula="of:=[.M72]-[.G72]" office:value-type="float" office:value="1139.65304974704" calcext:value-type="float">
            <text:p>1139,6530497471</text:p>
          </table:table-cell>
          <table:table-cell table:formula="of:=[.N72]-[.H72]" office:value-type="float" office:value="1164.17643770721" calcext:value-type="float">
            <text:p>1164,1764377072</text:p>
          </table:table-cell>
          <table:table-cell table:formula="of:=[.O72]-[.I72]" office:value-type="float" office:value="1247.72042337785" calcext:value-type="float">
            <text:p>1247,7204233779</text:p>
          </table:table-cell>
          <table:table-cell/>
          <table:table-cell table:formula="of:=[.R73]-[.R71]" office:value-type="float" office:value="-12.1033747106865" calcext:value-type="float">
            <text:p>-12,1033747107</text:p>
          </table:table-cell>
          <table:table-cell table:formula="of:=[.S73]-[.S71]" office:value-type="float" office:value="-9.05966169412636" calcext:value-type="float">
            <text:p>-9,0596616941</text:p>
          </table:table-cell>
          <table:table-cell table:formula="of:=[.T73]-[.T71]" office:value-type="float" office:value="-11.5068075647964" calcext:value-type="float">
            <text:p>-11,5068075648</text:p>
          </table:table-cell>
          <table:table-cell table:formula="of:=[.U73]-[.U71]" office:value-type="float" office:value="-7.63358561362793" calcext:value-type="float">
            <text:p>-7,6335856136</text:p>
          </table:table-cell>
          <table:table-cell/>
          <table:table-cell table:formula="of:=[.F71]-[.F73]" office:value-type="float" office:value="-5" calcext:value-type="float">
            <text:p>-5</text:p>
          </table:table-cell>
          <table:table-cell table:formula="of:=[.G71]-[.G73]" office:value-type="float" office:value="1" calcext:value-type="float">
            <text:p>1</text:p>
          </table:table-cell>
          <table:table-cell table:formula="of:=[.H71]-[.H73]" office:value-type="float" office:value="-3" calcext:value-type="float">
            <text:p>-3</text:p>
          </table:table-cell>
          <table:table-cell table:formula="of:=[.I71]-[.I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B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01CD</text:p>
          </table:table-cell>
          <table:table-cell office:value-type="float" office:value="71" calcext:value-type="float">
            <text:p>71</text:p>
          </table:table-cell>
          <table:table-cell table:formula="of:=DECIMAL([.A73];16)" office:value-type="float" office:value="283" calcext:value-type="float">
            <text:p>283</text:p>
          </table:table-cell>
          <table:table-cell table:formula="of:=DECIMAL([.B73];16)" office:value-type="float" office:value="438" calcext:value-type="float">
            <text:p>438</text:p>
          </table:table-cell>
          <table:table-cell table:formula="of:=DECIMAL([.C73];16)" office:value-type="float" office:value="307" calcext:value-type="float">
            <text:p>307</text:p>
          </table:table-cell>
          <table:table-cell table:formula="of:=DECIMAL([.D73];16)" office:value-type="float" office:value="461" calcext:value-type="float">
            <text:p>461</text:p>
          </table:table-cell>
          <table:table-cell/>
          <table:table-cell table:formula="of:=[.E73]-63.5" office:value-type="float" office:value="7.5" calcext:value-type="float">
            <text:p>7,5</text:p>
          </table:table-cell>
          <table:table-cell table:formula="of:=[.F$133]+[.F$137]*([.$K73])^2" office:value-type="float" office:value="1284.63212202015" calcext:value-type="float">
            <text:p>1284,6321220202</text:p>
          </table:table-cell>
          <table:table-cell table:formula="of:=[.G$133]+[.G$137]*([.$K73])^2" office:value-type="float" office:value="1572.23630883482" calcext:value-type="float">
            <text:p>1572,2363088348</text:p>
          </table:table-cell>
          <table:table-cell table:formula="of:=[.H$133]+[.H$137]*([.$K73])^2" office:value-type="float" office:value="1464.59584901847" calcext:value-type="float">
            <text:p>1464,5958490185</text:p>
          </table:table-cell>
          <table:table-cell table:formula="of:=[.I$133]+[.I$137]*([.$K73])^2" office:value-type="float" office:value="1703.99464650898" calcext:value-type="float">
            <text:p>1703,994646509</text:p>
          </table:table-cell>
          <table:table-cell table:number-columns-repeated="2"/>
          <table:table-cell table:formula="of:=[.L73]-[.F73]" office:value-type="float" office:value="1001.63212202015" calcext:value-type="float">
            <text:p>1001,6321220202</text:p>
          </table:table-cell>
          <table:table-cell table:formula="of:=[.M73]-[.G73]" office:value-type="float" office:value="1134.23630883482" calcext:value-type="float">
            <text:p>1134,2363088348</text:p>
          </table:table-cell>
          <table:table-cell table:formula="of:=[.N73]-[.H73]" office:value-type="float" office:value="1157.59584901847" calcext:value-type="float">
            <text:p>1157,5958490185</text:p>
          </table:table-cell>
          <table:table-cell table:formula="of:=[.O73]-[.I73]" office:value-type="float" office:value="1242.99464650898" calcext:value-type="float">
            <text:p>1242,994646509</text:p>
          </table:table-cell>
          <table:table-cell/>
          <table:table-cell table:formula="of:=[.R74]-[.R72]" office:value-type="float" office:value="-46.1962015892536" calcext:value-type="float">
            <text:p>-46,1962015893</text:p>
          </table:table-cell>
          <table:table-cell table:formula="of:=[.S74]-[.S72]" office:value-type="float" office:value="-10.6073019547614" calcext:value-type="float">
            <text:p>-10,6073019548</text:p>
          </table:table-cell>
          <table:table-cell table:formula="of:=[.T74]-[.T72]" office:value-type="float" office:value="-51.8155471901496" calcext:value-type="float">
            <text:p>-51,8155471901</text:p>
          </table:table-cell>
          <table:table-cell table:formula="of:=[.U74]-[.U72]" office:value-type="float" office:value="-10.2695218618783" calcext:value-type="float">
            <text:p>-10,2695218619</text:p>
          </table:table-cell>
          <table:table-cell/>
          <table:table-cell table:formula="of:=[.F72]-[.F74]" office:value-type="float" office:value="-38" calcext:value-type="float">
            <text:p>-38</text:p>
          </table:table-cell>
          <table:table-cell table:formula="of:=[.G72]-[.G74]" office:value-type="float" office:value="1" calcext:value-type="float">
            <text:p>1</text:p>
          </table:table-cell>
          <table:table-cell table:formula="of:=[.H72]-[.H74]" office:value-type="float" office:value="-42" calcext:value-type="float">
            <text:p>-42</text:p>
          </table:table-cell>
          <table:table-cell table:formula="of:=[.I72]-[.I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3E</text:p>
          </table:table-cell>
          <table:table-cell office:value-type="string" calcext:value-type="string">
            <text:p>01B5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01CC</text:p>
          </table:table-cell>
          <table:table-cell office:value-type="float" office:value="72" calcext:value-type="float">
            <text:p>72</text:p>
          </table:table-cell>
          <table:table-cell table:formula="of:=DECIMAL([.A74];16)" office:value-type="float" office:value="318" calcext:value-type="float">
            <text:p>318</text:p>
          </table:table-cell>
          <table:table-cell table:formula="of:=DECIMAL([.B74];16)" office:value-type="float" office:value="437" calcext:value-type="float">
            <text:p>437</text:p>
          </table:table-cell>
          <table:table-cell table:formula="of:=DECIMAL([.C74];16)" office:value-type="float" office:value="347" calcext:value-type="float">
            <text:p>347</text:p>
          </table:table-cell>
          <table:table-cell table:formula="of:=DECIMAL([.D74];16)" office:value-type="float" office:value="460" calcext:value-type="float">
            <text:p>460</text:p>
          </table:table-cell>
          <table:table-cell/>
          <table:table-cell table:formula="of:=[.E74]-63.5" office:value-type="float" office:value="8.5" calcext:value-type="float">
            <text:p>8,5</text:p>
          </table:table-cell>
          <table:table-cell table:formula="of:=[.F$133]+[.F$137]*([.$K74])^2" office:value-type="float" office:value="1280.26081450588" calcext:value-type="float">
            <text:p>1280,2608145059</text:p>
          </table:table-cell>
          <table:table-cell table:formula="of:=[.G$133]+[.G$137]*([.$K74])^2" office:value-type="float" office:value="1566.04574779228" calcext:value-type="float">
            <text:p>1566,0457477923</text:p>
          </table:table-cell>
          <table:table-cell table:formula="of:=[.H$133]+[.H$137]*([.$K74])^2" office:value-type="float" office:value="1459.36089051706" calcext:value-type="float">
            <text:p>1459,3608905171</text:p>
          </table:table-cell>
          <table:table-cell table:formula="of:=[.I$133]+[.I$137]*([.$K74])^2" office:value-type="float" office:value="1697.45090151598" calcext:value-type="float">
            <text:p>1697,450901516</text:p>
          </table:table-cell>
          <table:table-cell table:number-columns-repeated="2"/>
          <table:table-cell table:formula="of:=[.L74]-[.F74]" office:value-type="float" office:value="962.260814505881" calcext:value-type="float">
            <text:p>962,2608145059</text:p>
          </table:table-cell>
          <table:table-cell table:formula="of:=[.M74]-[.G74]" office:value-type="float" office:value="1129.04574779228" calcext:value-type="float">
            <text:p>1129,0457477923</text:p>
          </table:table-cell>
          <table:table-cell table:formula="of:=[.N74]-[.H74]" office:value-type="float" office:value="1112.36089051706" calcext:value-type="float">
            <text:p>1112,3608905171</text:p>
          </table:table-cell>
          <table:table-cell table:formula="of:=[.O74]-[.I74]" office:value-type="float" office:value="1237.45090151598" calcext:value-type="float">
            <text:p>1237,450901516</text:p>
          </table:table-cell>
          <table:table-cell/>
          <table:table-cell table:formula="of:=[.R75]-[.R73]" office:value-type="float" office:value="-153.289028467821" calcext:value-type="float">
            <text:p>-153,2890284678</text:p>
          </table:table-cell>
          <table:table-cell table:formula="of:=[.S75]-[.S73]" office:value-type="float" office:value="-10.1549422153962" calcext:value-type="float">
            <text:p>-10,1549422154</text:p>
          </table:table-cell>
          <table:table-cell table:formula="of:=[.T75]-[.T73]" office:value-type="float" office:value="-173.124286815503" calcext:value-type="float">
            <text:p>-173,1242868155</text:p>
          </table:table-cell>
          <table:table-cell table:formula="of:=[.U75]-[.U73]" office:value-type="float" office:value="-12.9054581101288" calcext:value-type="float">
            <text:p>-12,9054581101</text:p>
          </table:table-cell>
          <table:table-cell/>
          <table:table-cell table:formula="of:=[.F73]-[.F75]" office:value-type="float" office:value="-144" calcext:value-type="float">
            <text:p>-144</text:p>
          </table:table-cell>
          <table:table-cell table:formula="of:=[.G73]-[.G75]" office:value-type="float" office:value="3" calcext:value-type="float">
            <text:p>3</text:p>
          </table:table-cell>
          <table:table-cell table:formula="of:=[.H73]-[.H75]" office:value-type="float" office:value="-162" calcext:value-type="float">
            <text:p>-162</text:p>
          </table:table-cell>
          <table:table-cell table:formula="of:=[.I73]-[.I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AB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01CC</text:p>
          </table:table-cell>
          <table:table-cell office:value-type="float" office:value="73" calcext:value-type="float">
            <text:p>73</text:p>
          </table:table-cell>
          <table:table-cell table:formula="of:=DECIMAL([.A75];16)" office:value-type="float" office:value="427" calcext:value-type="float">
            <text:p>427</text:p>
          </table:table-cell>
          <table:table-cell table:formula="of:=DECIMAL([.B75];16)" office:value-type="float" office:value="435" calcext:value-type="float">
            <text:p>435</text:p>
          </table:table-cell>
          <table:table-cell table:formula="of:=DECIMAL([.C75];16)" office:value-type="float" office:value="469" calcext:value-type="float">
            <text:p>469</text:p>
          </table:table-cell>
          <table:table-cell table:formula="of:=DECIMAL([.D75];16)" office:value-type="float" office:value="460" calcext:value-type="float">
            <text:p>460</text:p>
          </table:table-cell>
          <table:table-cell/>
          <table:table-cell table:formula="of:=[.E75]-63.5" office:value-type="float" office:value="9.5" calcext:value-type="float">
            <text:p>9,5</text:p>
          </table:table-cell>
          <table:table-cell table:formula="of:=[.F$133]+[.F$137]*([.$K75])^2" office:value-type="float" office:value="1275.34309355233" calcext:value-type="float">
            <text:p>1275,3430935523</text:p>
          </table:table-cell>
          <table:table-cell table:formula="of:=[.G$133]+[.G$137]*([.$K75])^2" office:value-type="float" office:value="1559.08136661943" calcext:value-type="float">
            <text:p>1559,0813666194</text:p>
          </table:table-cell>
          <table:table-cell table:formula="of:=[.H$133]+[.H$137]*([.$K75])^2" office:value-type="float" office:value="1453.47156220297" calcext:value-type="float">
            <text:p>1453,471562203</text:p>
          </table:table-cell>
          <table:table-cell table:formula="of:=[.I$133]+[.I$137]*([.$K75])^2" office:value-type="float" office:value="1690.08918839885" calcext:value-type="float">
            <text:p>1690,0891883989</text:p>
          </table:table-cell>
          <table:table-cell table:number-columns-repeated="2"/>
          <table:table-cell table:formula="of:=[.L75]-[.F75]" office:value-type="float" office:value="848.343093552329" calcext:value-type="float">
            <text:p>848,3430935523</text:p>
          </table:table-cell>
          <table:table-cell table:formula="of:=[.M75]-[.G75]" office:value-type="float" office:value="1124.08136661943" calcext:value-type="float">
            <text:p>1124,0813666194</text:p>
          </table:table-cell>
          <table:table-cell table:formula="of:=[.N75]-[.H75]" office:value-type="float" office:value="984.471562202967" calcext:value-type="float">
            <text:p>984,471562203</text:p>
          </table:table-cell>
          <table:table-cell table:formula="of:=[.O75]-[.I75]" office:value-type="float" office:value="1230.08918839885" calcext:value-type="float">
            <text:p>1230,0891883989</text:p>
          </table:table-cell>
          <table:table-cell/>
          <table:table-cell table:formula="of:=[.R76]-[.R74]" office:value-type="float" office:value="-292.381855346388" calcext:value-type="float">
            <text:p>-292,3818553464</text:p>
          </table:table-cell>
          <table:table-cell table:formula="of:=[.S76]-[.S74]" office:value-type="float" office:value="-13.702582476031" calcext:value-type="float">
            <text:p>-13,702582476</text:p>
          </table:table-cell>
          <table:table-cell table:formula="of:=[.T76]-[.T74]" office:value-type="float" office:value="-329.433026440856" calcext:value-type="float">
            <text:p>-329,4330264409</text:p>
          </table:table-cell>
          <table:table-cell table:formula="of:=[.U76]-[.U74]" office:value-type="float" office:value="-14.5413943583792" calcext:value-type="float">
            <text:p>-14,5413943584</text:p>
          </table:table-cell>
          <table:table-cell/>
          <table:table-cell table:formula="of:=[.F74]-[.F76]" office:value-type="float" office:value="-282" calcext:value-type="float">
            <text:p>-282</text:p>
          </table:table-cell>
          <table:table-cell table:formula="of:=[.G74]-[.G76]" office:value-type="float" office:value="1" calcext:value-type="float">
            <text:p>1</text:p>
          </table:table-cell>
          <table:table-cell table:formula="of:=[.H74]-[.H76]" office:value-type="float" office:value="-317" calcext:value-type="float">
            <text:p>-317</text:p>
          </table:table-cell>
          <table:table-cell table:formula="of:=[.I74]-[.I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58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01CB</text:p>
          </table:table-cell>
          <table:table-cell office:value-type="float" office:value="74" calcext:value-type="float">
            <text:p>74</text:p>
          </table:table-cell>
          <table:table-cell table:formula="of:=DECIMAL([.A76];16)" office:value-type="float" office:value="600" calcext:value-type="float">
            <text:p>600</text:p>
          </table:table-cell>
          <table:table-cell table:formula="of:=DECIMAL([.B76];16)" office:value-type="float" office:value="436" calcext:value-type="float">
            <text:p>436</text:p>
          </table:table-cell>
          <table:table-cell table:formula="of:=DECIMAL([.C76];16)" office:value-type="float" office:value="664" calcext:value-type="float">
            <text:p>664</text:p>
          </table:table-cell>
          <table:table-cell table:formula="of:=DECIMAL([.D76];16)" office:value-type="float" office:value="459" calcext:value-type="float">
            <text:p>459</text:p>
          </table:table-cell>
          <table:table-cell/>
          <table:table-cell table:formula="of:=[.E76]-63.5" office:value-type="float" office:value="10.5" calcext:value-type="float">
            <text:p>10,5</text:p>
          </table:table-cell>
          <table:table-cell table:formula="of:=[.F$133]+[.F$137]*([.$K76])^2" office:value-type="float" office:value="1269.87895915949" calcext:value-type="float">
            <text:p>1269,8789591595</text:p>
          </table:table-cell>
          <table:table-cell table:formula="of:=[.G$133]+[.G$137]*([.$K76])^2" office:value-type="float" office:value="1551.34316531625" calcext:value-type="float">
            <text:p>1551,3431653163</text:p>
          </table:table-cell>
          <table:table-cell table:formula="of:=[.H$133]+[.H$137]*([.$K76])^2" office:value-type="float" office:value="1446.9278640762" calcext:value-type="float">
            <text:p>1446,9278640762</text:p>
          </table:table-cell>
          <table:table-cell table:formula="of:=[.I$133]+[.I$137]*([.$K76])^2" office:value-type="float" office:value="1681.9095071576" calcext:value-type="float">
            <text:p>1681,9095071576</text:p>
          </table:table-cell>
          <table:table-cell table:number-columns-repeated="2"/>
          <table:table-cell table:formula="of:=[.L76]-[.F76]" office:value-type="float" office:value="669.878959159493" calcext:value-type="float">
            <text:p>669,8789591595</text:p>
          </table:table-cell>
          <table:table-cell table:formula="of:=[.M76]-[.G76]" office:value-type="float" office:value="1115.34316531625" calcext:value-type="float">
            <text:p>1115,3431653163</text:p>
          </table:table-cell>
          <table:table-cell table:formula="of:=[.N76]-[.H76]" office:value-type="float" office:value="782.927864076201" calcext:value-type="float">
            <text:p>782,9278640762</text:p>
          </table:table-cell>
          <table:table-cell table:formula="of:=[.O76]-[.I76]" office:value-type="float" office:value="1222.9095071576" calcext:value-type="float">
            <text:p>1222,9095071576</text:p>
          </table:table-cell>
          <table:table-cell/>
          <table:table-cell table:formula="of:=[.R77]-[.R75]" office:value-type="float" office:value="-376.474682224955" calcext:value-type="float">
            <text:p>-376,474682225</text:p>
          </table:table-cell>
          <table:table-cell table:formula="of:=[.S77]-[.S75]" office:value-type="float" office:value="-17.250222736666" calcext:value-type="float">
            <text:p>-17,2502227367</text:p>
          </table:table-cell>
          <table:table-cell table:formula="of:=[.T77]-[.T75]" office:value-type="float" office:value="-424.741766066209" calcext:value-type="float">
            <text:p>-424,7417660662</text:p>
          </table:table-cell>
          <table:table-cell table:formula="of:=[.U77]-[.U75]" office:value-type="float" office:value="-15.1773306066298" calcext:value-type="float">
            <text:p>-15,1773306066</text:p>
          </table:table-cell>
          <table:table-cell/>
          <table:table-cell table:formula="of:=[.F75]-[.F77]" office:value-type="float" office:value="-365" calcext:value-type="float">
            <text:p>-365</text:p>
          </table:table-cell>
          <table:table-cell table:formula="of:=[.G75]-[.G77]" office:value-type="float" office:value="-1" calcext:value-type="float">
            <text:p>-1</text:p>
          </table:table-cell>
          <table:table-cell table:formula="of:=[.H75]-[.H77]" office:value-type="float" office:value="-411" calcext:value-type="float">
            <text:p>-411</text:p>
          </table:table-cell>
          <table:table-cell table:formula="of:=[.I75]-[.I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18</text:p>
          </table:table-cell>
          <table:table-cell table:style-name="Default" office:value-type="string" calcext:value-type="string">
            <text:p>01B4</text:p>
          </table:table-cell>
          <table:table-cell office:value-type="string" calcext:value-type="string">
            <text:p>0370</text:p>
          </table:table-cell>
          <table:table-cell office:value-type="string" calcext:value-type="string">
            <text:p>01CA</text:p>
          </table:table-cell>
          <table:table-cell office:value-type="float" office:value="75" calcext:value-type="float">
            <text:p>75</text:p>
          </table:table-cell>
          <table:table-cell table:formula="of:=DECIMAL([.A77];16)" office:value-type="float" office:value="792" calcext:value-type="float">
            <text:p>792</text:p>
          </table:table-cell>
          <table:table-cell table:formula="of:=DECIMAL([.B77];16)" office:value-type="float" office:value="436" calcext:value-type="float">
            <text:p>436</text:p>
          </table:table-cell>
          <table:table-cell table:formula="of:=DECIMAL([.C77];16)" office:value-type="float" office:value="880" calcext:value-type="float">
            <text:p>880</text:p>
          </table:table-cell>
          <table:table-cell table:formula="of:=DECIMAL([.D77];16)" office:value-type="float" office:value="458" calcext:value-type="float">
            <text:p>458</text:p>
          </table:table-cell>
          <table:table-cell/>
          <table:table-cell table:formula="of:=[.E77]-63.5" office:value-type="float" office:value="11.5" calcext:value-type="float">
            <text:p>11,5</text:p>
          </table:table-cell>
          <table:table-cell table:formula="of:=[.F$133]+[.F$137]*([.$K77])^2" office:value-type="float" office:value="1263.86841132737" calcext:value-type="float">
            <text:p>1263,8684113274</text:p>
          </table:table-cell>
          <table:table-cell table:formula="of:=[.G$133]+[.G$137]*([.$K77])^2" office:value-type="float" office:value="1542.83114388276" calcext:value-type="float">
            <text:p>1542,8311438828</text:p>
          </table:table-cell>
          <table:table-cell table:formula="of:=[.H$133]+[.H$137]*([.$K77])^2" office:value-type="float" office:value="1439.72979613676" calcext:value-type="float">
            <text:p>1439,7297961368</text:p>
          </table:table-cell>
          <table:table-cell table:formula="of:=[.I$133]+[.I$137]*([.$K77])^2" office:value-type="float" office:value="1672.91185779222" calcext:value-type="float">
            <text:p>1672,9118577922</text:p>
          </table:table-cell>
          <table:table-cell table:number-columns-repeated="2"/>
          <table:table-cell table:formula="of:=[.L77]-[.F77]" office:value-type="float" office:value="471.868411327374" calcext:value-type="float">
            <text:p>471,8684113274</text:p>
          </table:table-cell>
          <table:table-cell table:formula="of:=[.M77]-[.G77]" office:value-type="float" office:value="1106.83114388276" calcext:value-type="float">
            <text:p>1106,8311438828</text:p>
          </table:table-cell>
          <table:table-cell table:formula="of:=[.N77]-[.H77]" office:value-type="float" office:value="559.729796136758" calcext:value-type="float">
            <text:p>559,7297961368</text:p>
          </table:table-cell>
          <table:table-cell table:formula="of:=[.O77]-[.I77]" office:value-type="float" office:value="1214.91185779222" calcext:value-type="float">
            <text:p>1214,9118577922</text:p>
          </table:table-cell>
          <table:table-cell/>
          <table:table-cell table:formula="of:=[.R78]-[.R76]" office:value-type="float" office:value="-397.567509103522" calcext:value-type="float">
            <text:p>-397,5675091035</text:p>
          </table:table-cell>
          <table:table-cell table:formula="of:=[.S78]-[.S76]" office:value-type="float" office:value="-16.7978629973009" calcext:value-type="float">
            <text:p>-16,7978629973</text:p>
          </table:table-cell>
          <table:table-cell table:formula="of:=[.T78]-[.T76]" office:value-type="float" office:value="-448.050505691563" calcext:value-type="float">
            <text:p>-448,0505056916</text:p>
          </table:table-cell>
          <table:table-cell table:formula="of:=[.U78]-[.U76]" office:value-type="float" office:value="-16.8132668548803" calcext:value-type="float">
            <text:p>-16,8132668549</text:p>
          </table:table-cell>
          <table:table-cell/>
          <table:table-cell table:formula="of:=[.F76]-[.F78]" office:value-type="float" office:value="-385" calcext:value-type="float">
            <text:p>-385</text:p>
          </table:table-cell>
          <table:table-cell table:formula="of:=[.G76]-[.G78]" office:value-type="float" office:value="1" calcext:value-type="float">
            <text:p>1</text:p>
          </table:table-cell>
          <table:table-cell table:formula="of:=[.H76]-[.H78]" office:value-type="float" office:value="-433" calcext:value-type="float">
            <text:p>-433</text:p>
          </table:table-cell>
          <table:table-cell table:formula="of:=[.I76]-[.I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D9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449</text:p>
          </table:table-cell>
          <table:table-cell table:style-name="Default" office:value-type="string" calcext:value-type="string">
            <text:p>01C9</text:p>
          </table:table-cell>
          <table:table-cell office:value-type="float" office:value="76" calcext:value-type="float">
            <text:p>76</text:p>
          </table:table-cell>
          <table:table-cell table:formula="of:=DECIMAL([.A78];16)" office:value-type="float" office:value="985" calcext:value-type="float">
            <text:p>985</text:p>
          </table:table-cell>
          <table:table-cell table:formula="of:=DECIMAL([.B78];16)" office:value-type="float" office:value="435" calcext:value-type="float">
            <text:p>435</text:p>
          </table:table-cell>
          <table:table-cell table:formula="of:=DECIMAL([.C78];16)" office:value-type="float" office:value="1097" calcext:value-type="float">
            <text:p>1097</text:p>
          </table:table-cell>
          <table:table-cell table:formula="of:=DECIMAL([.D78];16)" office:value-type="float" office:value="457" calcext:value-type="float">
            <text:p>457</text:p>
          </table:table-cell>
          <table:table-cell/>
          <table:table-cell table:formula="of:=[.E78]-63.5" office:value-type="float" office:value="12.5" calcext:value-type="float">
            <text:p>12,5</text:p>
          </table:table-cell>
          <table:table-cell table:formula="of:=[.F$133]+[.F$137]*([.$K78])^2" office:value-type="float" office:value="1257.31145005597" calcext:value-type="float">
            <text:p>1257,311450056</text:p>
          </table:table-cell>
          <table:table-cell table:formula="of:=[.G$133]+[.G$137]*([.$K78])^2" office:value-type="float" office:value="1533.54530231895" calcext:value-type="float">
            <text:p>1533,545302319</text:p>
          </table:table-cell>
          <table:table-cell table:formula="of:=[.H$133]+[.H$137]*([.$K78])^2" office:value-type="float" office:value="1431.87735838464" calcext:value-type="float">
            <text:p>1431,8773583846</text:p>
          </table:table-cell>
          <table:table-cell table:formula="of:=[.I$133]+[.I$137]*([.$K78])^2" office:value-type="float" office:value="1663.09624030272" calcext:value-type="float">
            <text:p>1663,0962403027</text:p>
          </table:table-cell>
          <table:table-cell table:number-columns-repeated="2"/>
          <table:table-cell table:formula="of:=[.L78]-[.F78]" office:value-type="float" office:value="272.311450055971" calcext:value-type="float">
            <text:p>272,311450056</text:p>
          </table:table-cell>
          <table:table-cell table:formula="of:=[.M78]-[.G78]" office:value-type="float" office:value="1098.54530231895" calcext:value-type="float">
            <text:p>1098,545302319</text:p>
          </table:table-cell>
          <table:table-cell table:formula="of:=[.N78]-[.H78]" office:value-type="float" office:value="334.877358384638" calcext:value-type="float">
            <text:p>334,8773583846</text:p>
          </table:table-cell>
          <table:table-cell table:formula="of:=[.O78]-[.I78]" office:value-type="float" office:value="1206.09624030272" calcext:value-type="float">
            <text:p>1206,0962403027</text:p>
          </table:table-cell>
          <table:table-cell/>
          <table:table-cell table:formula="of:=[.R79]-[.R77]" office:value-type="float" office:value="-365.660335982089" calcext:value-type="float">
            <text:p>-365,6603359821</text:p>
          </table:table-cell>
          <table:table-cell table:formula="of:=[.S79]-[.S77]" office:value-type="float" office:value="-17.3455032579357" calcext:value-type="float">
            <text:p>-17,3455032579</text:p>
          </table:table-cell>
          <table:table-cell table:formula="of:=[.T79]-[.T77]" office:value-type="float" office:value="-414.359245316916" calcext:value-type="float">
            <text:p>-414,3592453169</text:p>
          </table:table-cell>
          <table:table-cell table:formula="of:=[.U79]-[.U77]" office:value-type="float" office:value="-18.4492031031307" calcext:value-type="float">
            <text:p>-18,4492031031</text:p>
          </table:table-cell>
          <table:table-cell/>
          <table:table-cell table:formula="of:=[.F77]-[.F79]" office:value-type="float" office:value="-352" calcext:value-type="float">
            <text:p>-352</text:p>
          </table:table-cell>
          <table:table-cell table:formula="of:=[.G77]-[.G79]" office:value-type="float" office:value="2" calcext:value-type="float">
            <text:p>2</text:p>
          </table:table-cell>
          <table:table-cell table:formula="of:=[.H77]-[.H79]" office:value-type="float" office:value="-398" calcext:value-type="float">
            <text:p>-398</text:p>
          </table:table-cell>
          <table:table-cell table:formula="of:=[.I77]-[.I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78</text:p>
          </table:table-cell>
          <table:table-cell office:value-type="string" calcext:value-type="string">
            <text:p>01B2</text:p>
          </table:table-cell>
          <table:table-cell office:value-type="string" calcext:value-type="string">
            <text:p>04FE</text:p>
          </table:table-cell>
          <table:table-cell table:style-name="Default" office:value-type="string" calcext:value-type="string">
            <text:p>01C8</text:p>
          </table:table-cell>
          <table:table-cell office:value-type="float" office:value="77" calcext:value-type="float">
            <text:p>77</text:p>
          </table:table-cell>
          <table:table-cell table:formula="of:=DECIMAL([.A79];16)" office:value-type="float" office:value="1144" calcext:value-type="float">
            <text:p>1144</text:p>
          </table:table-cell>
          <table:table-cell table:formula="of:=DECIMAL([.B79];16)" office:value-type="float" office:value="434" calcext:value-type="float">
            <text:p>434</text:p>
          </table:table-cell>
          <table:table-cell table:formula="of:=DECIMAL([.C79];16)" office:value-type="float" office:value="1278" calcext:value-type="float">
            <text:p>1278</text:p>
          </table:table-cell>
          <table:table-cell table:formula="of:=DECIMAL([.D79];16)" office:value-type="float" office:value="456" calcext:value-type="float">
            <text:p>456</text:p>
          </table:table-cell>
          <table:table-cell/>
          <table:table-cell table:formula="of:=[.E79]-63.5" office:value-type="float" office:value="13.5" calcext:value-type="float">
            <text:p>13,5</text:p>
          </table:table-cell>
          <table:table-cell table:formula="of:=[.F$133]+[.F$137]*([.$K79])^2" office:value-type="float" office:value="1250.20807534528" calcext:value-type="float">
            <text:p>1250,2080753453</text:p>
          </table:table-cell>
          <table:table-cell table:formula="of:=[.G$133]+[.G$137]*([.$K79])^2" office:value-type="float" office:value="1523.48564062482" calcext:value-type="float">
            <text:p>1523,4856406248</text:p>
          </table:table-cell>
          <table:table-cell table:formula="of:=[.H$133]+[.H$137]*([.$K79])^2" office:value-type="float" office:value="1423.37055081984" calcext:value-type="float">
            <text:p>1423,3705508199</text:p>
          </table:table-cell>
          <table:table-cell table:formula="of:=[.I$133]+[.I$137]*([.$K79])^2" office:value-type="float" office:value="1652.46265468909" calcext:value-type="float">
            <text:p>1652,4626546891</text:p>
          </table:table-cell>
          <table:table-cell table:number-columns-repeated="2"/>
          <table:table-cell table:formula="of:=[.L79]-[.F79]" office:value-type="float" office:value="106.208075345284" calcext:value-type="float">
            <text:p>106,2080753453</text:p>
          </table:table-cell>
          <table:table-cell table:formula="of:=[.M79]-[.G79]" office:value-type="float" office:value="1089.48564062482" calcext:value-type="float">
            <text:p>1089,4856406248</text:p>
          </table:table-cell>
          <table:table-cell table:formula="of:=[.N79]-[.H79]" office:value-type="float" office:value="145.370550819842" calcext:value-type="float">
            <text:p>145,3705508198</text:p>
          </table:table-cell>
          <table:table-cell table:formula="of:=[.O79]-[.I79]" office:value-type="float" office:value="1196.46265468909" calcext:value-type="float">
            <text:p>1196,4626546891</text:p>
          </table:table-cell>
          <table:table-cell/>
          <table:table-cell table:formula="of:=[.R80]-[.R78]" office:value-type="float" office:value="-259.753162860656" calcext:value-type="float">
            <text:p>-259,7531628607</text:p>
          </table:table-cell>
          <table:table-cell table:formula="of:=[.S80]-[.S78]" office:value-type="float" office:value="-20.8931435185705" calcext:value-type="float">
            <text:p>-20,8931435186</text:p>
          </table:table-cell>
          <table:table-cell table:formula="of:=[.T80]-[.T78]" office:value-type="float" office:value="-295.667984942269" calcext:value-type="float">
            <text:p>-295,6679849423</text:p>
          </table:table-cell>
          <table:table-cell table:formula="of:=[.U80]-[.U78]" office:value-type="float" office:value="-20.085139351381" calcext:value-type="float">
            <text:p>-20,0851393514</text:p>
          </table:table-cell>
          <table:table-cell/>
          <table:table-cell table:formula="of:=[.F78]-[.F80]" office:value-type="float" office:value="-245" calcext:value-type="float">
            <text:p>-245</text:p>
          </table:table-cell>
          <table:table-cell table:formula="of:=[.G78]-[.G80]" office:value-type="float" office:value="0" calcext:value-type="float">
            <text:p>0</text:p>
          </table:table-cell>
          <table:table-cell table:formula="of:=[.H78]-[.H80]" office:value-type="float" office:value="-278" calcext:value-type="float">
            <text:p>-278</text:p>
          </table:table-cell>
          <table:table-cell table:formula="of:=[.I78]-[.I8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CE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55F</text:p>
          </table:table-cell>
          <table:table-cell table:style-name="Default" office:value-type="string" calcext:value-type="string">
            <text:p>01C7</text:p>
          </table:table-cell>
          <table:table-cell office:value-type="float" office:value="78" calcext:value-type="float">
            <text:p>78</text:p>
          </table:table-cell>
          <table:table-cell table:formula="of:=DECIMAL([.A80];16)" office:value-type="float" office:value="1230" calcext:value-type="float">
            <text:p>1230</text:p>
          </table:table-cell>
          <table:table-cell table:formula="of:=DECIMAL([.B80];16)" office:value-type="float" office:value="435" calcext:value-type="float">
            <text:p>435</text:p>
          </table:table-cell>
          <table:table-cell table:formula="of:=DECIMAL([.C80];16)" office:value-type="float" office:value="1375" calcext:value-type="float">
            <text:p>1375</text:p>
          </table:table-cell>
          <table:table-cell table:formula="of:=DECIMAL([.D80];16)" office:value-type="float" office:value="455" calcext:value-type="float">
            <text:p>455</text:p>
          </table:table-cell>
          <table:table-cell/>
          <table:table-cell table:formula="of:=[.E80]-63.5" office:value-type="float" office:value="14.5" calcext:value-type="float">
            <text:p>14,5</text:p>
          </table:table-cell>
          <table:table-cell table:formula="of:=[.F$133]+[.F$137]*([.$K80])^2" office:value-type="float" office:value="1242.55828719531" calcext:value-type="float">
            <text:p>1242,5582871953</text:p>
          </table:table-cell>
          <table:table-cell table:formula="of:=[.G$133]+[.G$137]*([.$K80])^2" office:value-type="float" office:value="1512.65215880038" calcext:value-type="float">
            <text:p>1512,6521588004</text:p>
          </table:table-cell>
          <table:table-cell table:formula="of:=[.H$133]+[.H$137]*([.$K80])^2" office:value-type="float" office:value="1414.20937344237" calcext:value-type="float">
            <text:p>1414,2093734424</text:p>
          </table:table-cell>
          <table:table-cell table:formula="of:=[.I$133]+[.I$137]*([.$K80])^2" office:value-type="float" office:value="1641.01110095134" calcext:value-type="float">
            <text:p>1641,0111009513</text:p>
          </table:table-cell>
          <table:table-cell table:number-columns-repeated="2"/>
          <table:table-cell table:formula="of:=[.L80]-[.F80]" office:value-type="float" office:value="12.5582871953145" calcext:value-type="float">
            <text:p>12,5582871953</text:p>
          </table:table-cell>
          <table:table-cell table:formula="of:=[.M80]-[.G80]" office:value-type="float" office:value="1077.65215880038" calcext:value-type="float">
            <text:p>1077,6521588004</text:p>
          </table:table-cell>
          <table:table-cell table:formula="of:=[.N80]-[.H80]" office:value-type="float" office:value="39.2093734423688" calcext:value-type="float">
            <text:p>39,2093734424</text:p>
          </table:table-cell>
          <table:table-cell table:formula="of:=[.O80]-[.I80]" office:value-type="float" office:value="1186.01110095134" calcext:value-type="float">
            <text:p>1186,0111009513</text:p>
          </table:table-cell>
          <table:table-cell/>
          <table:table-cell table:formula="of:=[.R81]-[.R79]" office:value-type="float" office:value="-124.845989739224" calcext:value-type="float">
            <text:p>-124,8459897392</text:p>
          </table:table-cell>
          <table:table-cell table:formula="of:=[.S81]-[.S79]" office:value-type="float" office:value="-23.4407837792053" calcext:value-type="float">
            <text:p>-23,4407837792</text:p>
          </table:table-cell>
          <table:table-cell table:formula="of:=[.T81]-[.T79]" office:value-type="float" office:value="-139.976724567622" calcext:value-type="float">
            <text:p>-139,9767245676</text:p>
          </table:table-cell>
          <table:table-cell table:formula="of:=[.U81]-[.U79]" office:value-type="float" office:value="-22.7210755996314" calcext:value-type="float">
            <text:p>-22,7210755996</text:p>
          </table:table-cell>
          <table:table-cell/>
          <table:table-cell table:formula="of:=[.F79]-[.F81]" office:value-type="float" office:value="-109" calcext:value-type="float">
            <text:p>-109</text:p>
          </table:table-cell>
          <table:table-cell table:formula="of:=[.G79]-[.G81]" office:value-type="float" office:value="-1" calcext:value-type="float">
            <text:p>-1</text:p>
          </table:table-cell>
          <table:table-cell table:formula="of:=[.H79]-[.H81]" office:value-type="float" office:value="-121" calcext:value-type="float">
            <text:p>-121</text:p>
          </table:table-cell>
          <table:table-cell table:formula="of:=[.I79]-[.I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E5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577</text:p>
          </table:table-cell>
          <table:table-cell table:style-name="Default" office:value-type="string" calcext:value-type="string">
            <text:p>01C7</text:p>
          </table:table-cell>
          <table:table-cell office:value-type="float" office:value="79" calcext:value-type="float">
            <text:p>79</text:p>
          </table:table-cell>
          <table:table-cell table:formula="of:=DECIMAL([.A81];16)" office:value-type="float" office:value="1253" calcext:value-type="float">
            <text:p>1253</text:p>
          </table:table-cell>
          <table:table-cell table:formula="of:=DECIMAL([.B81];16)" office:value-type="float" office:value="435" calcext:value-type="float">
            <text:p>435</text:p>
          </table:table-cell>
          <table:table-cell table:formula="of:=DECIMAL([.C81];16)" office:value-type="float" office:value="1399" calcext:value-type="float">
            <text:p>1399</text:p>
          </table:table-cell>
          <table:table-cell table:formula="of:=DECIMAL([.D81];16)" office:value-type="float" office:value="455" calcext:value-type="float">
            <text:p>455</text:p>
          </table:table-cell>
          <table:table-cell/>
          <table:table-cell table:formula="of:=[.E81]-63.5" office:value-type="float" office:value="15.5" calcext:value-type="float">
            <text:p>15,5</text:p>
          </table:table-cell>
          <table:table-cell table:formula="of:=[.F$133]+[.F$137]*([.$K81])^2" office:value-type="float" office:value="1234.36208560606" calcext:value-type="float">
            <text:p>1234,3620856061</text:p>
          </table:table-cell>
          <table:table-cell table:formula="of:=[.G$133]+[.G$137]*([.$K81])^2" office:value-type="float" office:value="1501.04485684562" calcext:value-type="float">
            <text:p>1501,0448568456</text:p>
          </table:table-cell>
          <table:table-cell table:formula="of:=[.H$133]+[.H$137]*([.$K81])^2" office:value-type="float" office:value="1404.39382625222" calcext:value-type="float">
            <text:p>1404,3938262522</text:p>
          </table:table-cell>
          <table:table-cell table:formula="of:=[.I$133]+[.I$137]*([.$K81])^2" office:value-type="float" office:value="1628.74157908946" calcext:value-type="float">
            <text:p>1628,7415790895</text:p>
          </table:table-cell>
          <table:table-cell table:number-columns-repeated="2"/>
          <table:table-cell table:formula="of:=[.L81]-[.F81]" office:value-type="float" office:value="-18.6379143939391" calcext:value-type="float">
            <text:p>-18,6379143939</text:p>
          </table:table-cell>
          <table:table-cell table:formula="of:=[.M81]-[.G81]" office:value-type="float" office:value="1066.04485684562" calcext:value-type="float">
            <text:p>1066,0448568456</text:p>
          </table:table-cell>
          <table:table-cell table:formula="of:=[.N81]-[.H81]" office:value-type="float" office:value="5.39382625221947" calcext:value-type="float">
            <text:p>5,3938262522</text:p>
          </table:table-cell>
          <table:table-cell table:formula="of:=[.O81]-[.I81]" office:value-type="float" office:value="1173.74157908946" calcext:value-type="float">
            <text:p>1173,7415790895</text:p>
          </table:table-cell>
          <table:table-cell/>
          <table:table-cell table:formula="of:=[.R82]-[.R80]" office:value-type="float" office:value="-42.9388166177907" calcext:value-type="float">
            <text:p>-42,9388166178</text:p>
          </table:table-cell>
          <table:table-cell table:formula="of:=[.S82]-[.S80]" office:value-type="float" office:value="-24.9884240398403" calcext:value-type="float">
            <text:p>-24,9884240398</text:p>
          </table:table-cell>
          <table:table-cell table:formula="of:=[.T82]-[.T80]" office:value-type="float" office:value="-48.2854641929755" calcext:value-type="float">
            <text:p>-48,285464193</text:p>
          </table:table-cell>
          <table:table-cell table:formula="of:=[.U82]-[.U80]" office:value-type="float" office:value="-25.3570118478819" calcext:value-type="float">
            <text:p>-25,3570118479</text:p>
          </table:table-cell>
          <table:table-cell/>
          <table:table-cell table:formula="of:=[.F80]-[.F82]" office:value-type="float" office:value="-26" calcext:value-type="float">
            <text:p>-26</text:p>
          </table:table-cell>
          <table:table-cell table:formula="of:=[.G80]-[.G82]" office:value-type="float" office:value="-1" calcext:value-type="float">
            <text:p>-1</text:p>
          </table:table-cell>
          <table:table-cell table:formula="of:=[.H80]-[.H82]" office:value-type="float" office:value="-28" calcext:value-type="float">
            <text:p>-28</text:p>
          </table:table-cell>
          <table:table-cell table:formula="of:=[.I80]-[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E8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057B</text:p>
          </table:table-cell>
          <table:table-cell office:value-type="string" calcext:value-type="string">
            <text:p>01C7</text:p>
          </table:table-cell>
          <table:table-cell office:value-type="float" office:value="80" calcext:value-type="float">
            <text:p>80</text:p>
          </table:table-cell>
          <table:table-cell table:formula="of:=DECIMAL([.A82];16)" office:value-type="float" office:value="1256" calcext:value-type="float">
            <text:p>1256</text:p>
          </table:table-cell>
          <table:table-cell table:formula="of:=DECIMAL([.B82];16)" office:value-type="float" office:value="436" calcext:value-type="float">
            <text:p>436</text:p>
          </table:table-cell>
          <table:table-cell table:formula="of:=DECIMAL([.C82];16)" office:value-type="float" office:value="1403" calcext:value-type="float">
            <text:p>1403</text:p>
          </table:table-cell>
          <table:table-cell table:formula="of:=DECIMAL([.D82];16)" office:value-type="float" office:value="455" calcext:value-type="float">
            <text:p>455</text:p>
          </table:table-cell>
          <table:table-cell/>
          <table:table-cell table:formula="of:=[.E82]-63.5" office:value-type="float" office:value="16.5" calcext:value-type="float">
            <text:p>16,5</text:p>
          </table:table-cell>
          <table:table-cell table:formula="of:=[.F$133]+[.F$137]*([.$K82])^2" office:value-type="float" office:value="1225.61947057752" calcext:value-type="float">
            <text:p>1225,6194705775</text:p>
          </table:table-cell>
          <table:table-cell table:formula="of:=[.G$133]+[.G$137]*([.$K82])^2" office:value-type="float" office:value="1488.66373476054" calcext:value-type="float">
            <text:p>1488,6637347605</text:p>
          </table:table-cell>
          <table:table-cell table:formula="of:=[.H$133]+[.H$137]*([.$K82])^2" office:value-type="float" office:value="1393.92390924939" calcext:value-type="float">
            <text:p>1393,9239092494</text:p>
          </table:table-cell>
          <table:table-cell table:formula="of:=[.I$133]+[.I$137]*([.$K82])^2" office:value-type="float" office:value="1615.65408910345" calcext:value-type="float">
            <text:p>1615,6540891035</text:p>
          </table:table-cell>
          <table:table-cell table:number-columns-repeated="2"/>
          <table:table-cell table:formula="of:=[.L82]-[.F82]" office:value-type="float" office:value="-30.3805294224762" calcext:value-type="float">
            <text:p>-30,3805294225</text:p>
          </table:table-cell>
          <table:table-cell table:formula="of:=[.M82]-[.G82]" office:value-type="float" office:value="1052.66373476054" calcext:value-type="float">
            <text:p>1052,6637347605</text:p>
          </table:table-cell>
          <table:table-cell table:formula="of:=[.N82]-[.H82]" office:value-type="float" office:value="-9.07609075060668" calcext:value-type="float">
            <text:p>-9,0760907506</text:p>
          </table:table-cell>
          <table:table-cell table:formula="of:=[.O82]-[.I82]" office:value-type="float" office:value="1160.65408910345" calcext:value-type="float">
            <text:p>1160,6540891035</text:p>
          </table:table-cell>
          <table:table-cell/>
          <table:table-cell table:formula="of:=[.R83]-[.R81]" office:value-type="float" office:value="-23.0316434963577" calcext:value-type="float">
            <text:p>-23,0316434964</text:p>
          </table:table-cell>
          <table:table-cell table:formula="of:=[.S83]-[.S81]" office:value-type="float" office:value="-28.5360643004751" calcext:value-type="float">
            <text:p>-28,5360643005</text:p>
          </table:table-cell>
          <table:table-cell table:formula="of:=[.T83]-[.T81]" office:value-type="float" office:value="-27.5942038183289" calcext:value-type="float">
            <text:p>-27,5942038183</text:p>
          </table:table-cell>
          <table:table-cell table:formula="of:=[.U83]-[.U81]" office:value-type="float" office:value="-26.9929480961325" calcext:value-type="float">
            <text:p>-26,9929480961</text:p>
          </table:table-cell>
          <table:table-cell/>
          <table:table-cell table:formula="of:=[.F81]-[.F83]" office:value-type="float" office:value="-5" calcext:value-type="float">
            <text:p>-5</text:p>
          </table:table-cell>
          <table:table-cell table:formula="of:=[.G81]-[.G83]" office:value-type="float" office:value="-3" calcext:value-type="float">
            <text:p>-3</text:p>
          </table:table-cell>
          <table:table-cell table:formula="of:=[.H81]-[.H83]" office:value-type="float" office:value="-6" calcext:value-type="float">
            <text:p>-6</text:p>
          </table:table-cell>
          <table:table-cell table:formula="of:=[.I81]-[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EA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57D</text:p>
          </table:table-cell>
          <table:table-cell office:value-type="string" calcext:value-type="string">
            <text:p>01C7</text:p>
          </table:table-cell>
          <table:table-cell office:value-type="float" office:value="81" calcext:value-type="float">
            <text:p>81</text:p>
          </table:table-cell>
          <table:table-cell table:formula="of:=DECIMAL([.A83];16)" office:value-type="float" office:value="1258" calcext:value-type="float">
            <text:p>1258</text:p>
          </table:table-cell>
          <table:table-cell table:formula="of:=DECIMAL([.B83];16)" office:value-type="float" office:value="438" calcext:value-type="float">
            <text:p>438</text:p>
          </table:table-cell>
          <table:table-cell table:formula="of:=DECIMAL([.C83];16)" office:value-type="float" office:value="1405" calcext:value-type="float">
            <text:p>1405</text:p>
          </table:table-cell>
          <table:table-cell table:formula="of:=DECIMAL([.D83];16)" office:value-type="float" office:value="455" calcext:value-type="float">
            <text:p>455</text:p>
          </table:table-cell>
          <table:table-cell/>
          <table:table-cell table:formula="of:=[.E83]-63.5" office:value-type="float" office:value="17.5" calcext:value-type="float">
            <text:p>17,5</text:p>
          </table:table-cell>
          <table:table-cell table:formula="of:=[.F$133]+[.F$137]*([.$K83])^2" office:value-type="float" office:value="1216.3304421097" calcext:value-type="float">
            <text:p>1216,3304421097</text:p>
          </table:table-cell>
          <table:table-cell table:formula="of:=[.G$133]+[.G$137]*([.$K83])^2" office:value-type="float" office:value="1475.50879254514" calcext:value-type="float">
            <text:p>1475,5087925452</text:p>
          </table:table-cell>
          <table:table-cell table:formula="of:=[.H$133]+[.H$137]*([.$K83])^2" office:value-type="float" office:value="1382.79962243389" calcext:value-type="float">
            <text:p>1382,7996224339</text:p>
          </table:table-cell>
          <table:table-cell table:formula="of:=[.I$133]+[.I$137]*([.$K83])^2" office:value-type="float" office:value="1601.74863099333" calcext:value-type="float">
            <text:p>1601,7486309933</text:p>
          </table:table-cell>
          <table:table-cell table:number-columns-repeated="2"/>
          <table:table-cell table:formula="of:=[.L83]-[.F83]" office:value-type="float" office:value="-41.6695578902968" calcext:value-type="float">
            <text:p>-41,6695578903</text:p>
          </table:table-cell>
          <table:table-cell table:formula="of:=[.M83]-[.G83]" office:value-type="float" office:value="1037.50879254514" calcext:value-type="float">
            <text:p>1037,5087925452</text:p>
          </table:table-cell>
          <table:table-cell table:formula="of:=[.N83]-[.H83]" office:value-type="float" office:value="-22.2003775661094" calcext:value-type="float">
            <text:p>-22,2003775661</text:p>
          </table:table-cell>
          <table:table-cell table:formula="of:=[.O83]-[.I83]" office:value-type="float" office:value="1146.74863099333" calcext:value-type="float">
            <text:p>1146,7486309933</text:p>
          </table:table-cell>
          <table:table-cell/>
          <table:table-cell table:formula="of:=[.R84]-[.R82]" office:value-type="float" office:value="-24.1244703749248" calcext:value-type="float">
            <text:p>-24,1244703749</text:p>
          </table:table-cell>
          <table:table-cell table:formula="of:=[.S84]-[.S82]" office:value-type="float" office:value="-34.0837045611099" calcext:value-type="float">
            <text:p>-34,0837045611</text:p>
          </table:table-cell>
          <table:table-cell table:formula="of:=[.T84]-[.T82]" office:value-type="float" office:value="-24.9029434436823" calcext:value-type="float">
            <text:p>-24,9029434437</text:p>
          </table:table-cell>
          <table:table-cell table:formula="of:=[.U84]-[.U82]" office:value-type="float" office:value="-32.6288843443829" calcext:value-type="float">
            <text:p>-32,6288843444</text:p>
          </table:table-cell>
          <table:table-cell/>
          <table:table-cell table:formula="of:=[.F82]-[.F84]" office:value-type="float" office:value="-5" calcext:value-type="float">
            <text:p>-5</text:p>
          </table:table-cell>
          <table:table-cell table:formula="of:=[.G82]-[.G84]" office:value-type="float" office:value="-7" calcext:value-type="float">
            <text:p>-7</text:p>
          </table:table-cell>
          <table:table-cell table:formula="of:=[.H82]-[.H84]" office:value-type="float" office:value="-2" calcext:value-type="float">
            <text:p>-2</text:p>
          </table:table-cell>
          <table:table-cell table:formula="of:=[.I82]-[.I84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04ED</text:p>
          </table:table-cell>
          <table:table-cell office:value-type="string" calcext:value-type="string">
            <text:p>01BB</text:p>
          </table:table-cell>
          <table:table-cell office:value-type="string" calcext:value-type="string">
            <text:p>057D</text:p>
          </table:table-cell>
          <table:table-cell office:value-type="string" calcext:value-type="string">
            <text:p>01CB</text:p>
          </table:table-cell>
          <table:table-cell office:value-type="float" office:value="82" calcext:value-type="float">
            <text:p>82</text:p>
          </table:table-cell>
          <table:table-cell table:formula="of:=DECIMAL([.A84];16)" office:value-type="float" office:value="1261" calcext:value-type="float">
            <text:p>1261</text:p>
          </table:table-cell>
          <table:table-cell table:formula="of:=DECIMAL([.B84];16)" office:value-type="float" office:value="443" calcext:value-type="float">
            <text:p>443</text:p>
          </table:table-cell>
          <table:table-cell table:formula="of:=DECIMAL([.C84];16)" office:value-type="float" office:value="1405" calcext:value-type="float">
            <text:p>1405</text:p>
          </table:table-cell>
          <table:table-cell table:formula="of:=DECIMAL([.D84];16)" office:value-type="float" office:value="459" calcext:value-type="float">
            <text:p>459</text:p>
          </table:table-cell>
          <table:table-cell/>
          <table:table-cell table:formula="of:=[.E84]-63.5" office:value-type="float" office:value="18.5" calcext:value-type="float">
            <text:p>18,5</text:p>
          </table:table-cell>
          <table:table-cell table:formula="of:=[.F$133]+[.F$137]*([.$K84])^2" office:value-type="float" office:value="1206.4950002026" calcext:value-type="float">
            <text:p>1206,4950002026</text:p>
          </table:table-cell>
          <table:table-cell table:formula="of:=[.G$133]+[.G$137]*([.$K84])^2" office:value-type="float" office:value="1461.58003019943" calcext:value-type="float">
            <text:p>1461,5800301994</text:p>
          </table:table-cell>
          <table:table-cell table:formula="of:=[.H$133]+[.H$137]*([.$K84])^2" office:value-type="float" office:value="1371.02096580571" calcext:value-type="float">
            <text:p>1371,0209658057</text:p>
          </table:table-cell>
          <table:table-cell table:formula="of:=[.I$133]+[.I$137]*([.$K84])^2" office:value-type="float" office:value="1587.02520475907" calcext:value-type="float">
            <text:p>1587,0252047591</text:p>
          </table:table-cell>
          <table:table-cell table:number-columns-repeated="2"/>
          <table:table-cell table:formula="of:=[.L84]-[.F84]" office:value-type="float" office:value="-54.5049997974011" calcext:value-type="float">
            <text:p>-54,5049997974</text:p>
          </table:table-cell>
          <table:table-cell table:formula="of:=[.M84]-[.G84]" office:value-type="float" office:value="1018.58003019943" calcext:value-type="float">
            <text:p>1018,5800301994</text:p>
          </table:table-cell>
          <table:table-cell table:formula="of:=[.N84]-[.H84]" office:value-type="float" office:value="-33.9790341942889" calcext:value-type="float">
            <text:p>-33,9790341943</text:p>
          </table:table-cell>
          <table:table-cell table:formula="of:=[.O84]-[.I84]" office:value-type="float" office:value="1128.02520475907" calcext:value-type="float">
            <text:p>1128,0252047591</text:p>
          </table:table-cell>
          <table:table-cell/>
          <table:table-cell table:formula="of:=[.R85]-[.R83]" office:value-type="float" office:value="-25.2172972534922" calcext:value-type="float">
            <text:p>-25,2172972535</text:p>
          </table:table-cell>
          <table:table-cell table:formula="of:=[.S85]-[.S83]" office:value-type="float" office:value="-59.6313448217447" calcext:value-type="float">
            <text:p>-59,6313448217</text:p>
          </table:table-cell>
          <table:table-cell table:formula="of:=[.T85]-[.T83]" office:value-type="float" office:value="-24.2116830690354" calcext:value-type="float">
            <text:p>-24,211683069</text:p>
          </table:table-cell>
          <table:table-cell table:formula="of:=[.U85]-[.U83]" office:value-type="float" office:value="-38.2648205926332" calcext:value-type="float">
            <text:p>-38,2648205926</text:p>
          </table:table-cell>
          <table:table-cell/>
          <table:table-cell table:formula="of:=[.F83]-[.F85]" office:value-type="float" office:value="-5" calcext:value-type="float">
            <text:p>-5</text:p>
          </table:table-cell>
          <table:table-cell table:formula="of:=[.G83]-[.G85]" office:value-type="float" office:value="-31" calcext:value-type="float">
            <text:p>-31</text:p>
          </table:table-cell>
          <table:table-cell table:formula="of:=[.H83]-[.H85]" office:value-type="float" office:value="0" calcext:value-type="float">
            <text:p>0</text:p>
          </table:table-cell>
          <table:table-cell table:formula="of:=[.I83]-[.I8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04EF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057D</text:p>
          </table:table-cell>
          <table:table-cell office:value-type="string" calcext:value-type="string">
            <text:p>01CF</text:p>
          </table:table-cell>
          <table:table-cell office:value-type="float" office:value="83" calcext:value-type="float">
            <text:p>83</text:p>
          </table:table-cell>
          <table:table-cell table:formula="of:=DECIMAL([.A85];16)" office:value-type="float" office:value="1263" calcext:value-type="float">
            <text:p>1263</text:p>
          </table:table-cell>
          <table:table-cell table:formula="of:=DECIMAL([.B85];16)" office:value-type="float" office:value="469" calcext:value-type="float">
            <text:p>469</text:p>
          </table:table-cell>
          <table:table-cell table:formula="of:=DECIMAL([.C85];16)" office:value-type="float" office:value="1405" calcext:value-type="float">
            <text:p>1405</text:p>
          </table:table-cell>
          <table:table-cell table:formula="of:=DECIMAL([.D85];16)" office:value-type="float" office:value="463" calcext:value-type="float">
            <text:p>463</text:p>
          </table:table-cell>
          <table:table-cell/>
          <table:table-cell table:formula="of:=[.E85]-63.5" office:value-type="float" office:value="19.5" calcext:value-type="float">
            <text:p>19,5</text:p>
          </table:table-cell>
          <table:table-cell table:formula="of:=[.F$133]+[.F$137]*([.$K85])^2" office:value-type="float" office:value="1196.11314485621" calcext:value-type="float">
            <text:p>1196,1131448562</text:p>
          </table:table-cell>
          <table:table-cell table:formula="of:=[.G$133]+[.G$137]*([.$K85])^2" office:value-type="float" office:value="1446.8774477234" calcext:value-type="float">
            <text:p>1446,8774477234</text:p>
          </table:table-cell>
          <table:table-cell table:formula="of:=[.H$133]+[.H$137]*([.$K85])^2" office:value-type="float" office:value="1358.58793936486" calcext:value-type="float">
            <text:p>1358,5879393649</text:p>
          </table:table-cell>
          <table:table-cell table:formula="of:=[.I$133]+[.I$137]*([.$K85])^2" office:value-type="float" office:value="1571.48381040069" calcext:value-type="float">
            <text:p>1571,4838104007</text:p>
          </table:table-cell>
          <table:table-cell table:number-columns-repeated="2"/>
          <table:table-cell table:formula="of:=[.L85]-[.F85]" office:value-type="float" office:value="-66.886855143789" calcext:value-type="float">
            <text:p>-66,8868551438</text:p>
          </table:table-cell>
          <table:table-cell table:formula="of:=[.M85]-[.G85]" office:value-type="float" office:value="977.8774477234" calcext:value-type="float">
            <text:p>977,8774477234</text:p>
          </table:table-cell>
          <table:table-cell table:formula="of:=[.N85]-[.H85]" office:value-type="float" office:value="-46.4120606351448" calcext:value-type="float">
            <text:p>-46,4120606351</text:p>
          </table:table-cell>
          <table:table-cell table:formula="of:=[.O85]-[.I85]" office:value-type="float" office:value="1108.48381040069" calcext:value-type="float">
            <text:p>1108,4838104007</text:p>
          </table:table-cell>
          <table:table-cell/>
          <table:table-cell table:formula="of:=[.R86]-[.R84]" office:value-type="float" office:value="-19.3101241320594" calcext:value-type="float">
            <text:p>-19,3101241321</text:p>
          </table:table-cell>
          <table:table-cell table:formula="of:=[.S86]-[.S84]" office:value-type="float" office:value="-127.17898508238" calcext:value-type="float">
            <text:p>-127,1789850824</text:p>
          </table:table-cell>
          <table:table-cell table:formula="of:=[.T86]-[.T84]" office:value-type="float" office:value="-20.5204226943886" calcext:value-type="float">
            <text:p>-20,5204226944</text:p>
          </table:table-cell>
          <table:table-cell table:formula="of:=[.U86]-[.U84]" office:value-type="float" office:value="-63.9007568408838" calcext:value-type="float">
            <text:p>-63,9007568409</text:p>
          </table:table-cell>
          <table:table-cell/>
          <table:table-cell table:formula="of:=[.F84]-[.F86]" office:value-type="float" office:value="2" calcext:value-type="float">
            <text:p>2</text:p>
          </table:table-cell>
          <table:table-cell table:formula="of:=[.G84]-[.G86]" office:value-type="float" office:value="-97" calcext:value-type="float">
            <text:p>-97</text:p>
          </table:table-cell>
          <table:table-cell table:formula="of:=[.H84]-[.H86]" office:value-type="float" office:value="5" calcext:value-type="float">
            <text:p>5</text:p>
          </table:table-cell>
          <table:table-cell table:formula="of:=[.I84]-[.I86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04EB</text:p>
          </table:table-cell>
          <table:table-cell office:value-type="string" calcext:value-type="string">
            <text:p>021C</text:p>
          </table:table-cell>
          <table:table-cell office:value-type="string" calcext:value-type="string">
            <text:p>0578</text:p>
          </table:table-cell>
          <table:table-cell office:value-type="string" calcext:value-type="string">
            <text:p>01EB</text:p>
          </table:table-cell>
          <table:table-cell office:value-type="float" office:value="84" calcext:value-type="float">
            <text:p>84</text:p>
          </table:table-cell>
          <table:table-cell table:formula="of:=DECIMAL([.A86];16)" office:value-type="float" office:value="1259" calcext:value-type="float">
            <text:p>1259</text:p>
          </table:table-cell>
          <table:table-cell table:formula="of:=DECIMAL([.B86];16)" office:value-type="float" office:value="540" calcext:value-type="float">
            <text:p>540</text:p>
          </table:table-cell>
          <table:table-cell table:formula="of:=DECIMAL([.C86];16)" office:value-type="float" office:value="1400" calcext:value-type="float">
            <text:p>1400</text:p>
          </table:table-cell>
          <table:table-cell table:formula="of:=DECIMAL([.D86];16)" office:value-type="float" office:value="491" calcext:value-type="float">
            <text:p>491</text:p>
          </table:table-cell>
          <table:table-cell/>
          <table:table-cell table:formula="of:=[.E86]-63.5" office:value-type="float" office:value="20.5" calcext:value-type="float">
            <text:p>20,5</text:p>
          </table:table-cell>
          <table:table-cell table:formula="of:=[.F$133]+[.F$137]*([.$K86])^2" office:value-type="float" office:value="1185.18487607054" calcext:value-type="float">
            <text:p>1185,1848760705</text:p>
          </table:table-cell>
          <table:table-cell table:formula="of:=[.G$133]+[.G$137]*([.$K86])^2" office:value-type="float" office:value="1431.40104511705" calcext:value-type="float">
            <text:p>1431,4010451171</text:p>
          </table:table-cell>
          <table:table-cell table:formula="of:=[.H$133]+[.H$137]*([.$K86])^2" office:value-type="float" office:value="1345.50054311132" calcext:value-type="float">
            <text:p>1345,5005431113</text:p>
          </table:table-cell>
          <table:table-cell table:formula="of:=[.I$133]+[.I$137]*([.$K86])^2" office:value-type="float" office:value="1555.12444791819" calcext:value-type="float">
            <text:p>1555,1244479182</text:p>
          </table:table-cell>
          <table:table-cell table:number-columns-repeated="2"/>
          <table:table-cell table:formula="of:=[.L86]-[.F86]" office:value-type="float" office:value="-73.8151239294605" calcext:value-type="float">
            <text:p>-73,8151239295</text:p>
          </table:table-cell>
          <table:table-cell table:formula="of:=[.M86]-[.G86]" office:value-type="float" office:value="891.401045117051" calcext:value-type="float">
            <text:p>891,4010451171</text:p>
          </table:table-cell>
          <table:table-cell table:formula="of:=[.N86]-[.H86]" office:value-type="float" office:value="-54.4994568886775" calcext:value-type="float">
            <text:p>-54,4994568887</text:p>
          </table:table-cell>
          <table:table-cell table:formula="of:=[.O86]-[.I86]" office:value-type="float" office:value="1064.12444791819" calcext:value-type="float">
            <text:p>1064,1244479182</text:p>
          </table:table-cell>
          <table:table-cell/>
          <table:table-cell table:formula="of:=[.R87]-[.R85]" office:value-type="float" office:value="-13.4029510106263" calcext:value-type="float">
            <text:p>-13,4029510106</text:p>
          </table:table-cell>
          <table:table-cell table:formula="of:=[.S87]-[.S85]" office:value-type="float" office:value="-220.726625343015" calcext:value-type="float">
            <text:p>-220,726625343</text:p>
          </table:table-cell>
          <table:table-cell table:formula="of:=[.T87]-[.T85]" office:value-type="float" office:value="-16.829162319742" calcext:value-type="float">
            <text:p>-16,8291623197</text:p>
          </table:table-cell>
          <table:table-cell table:formula="of:=[.U87]-[.U85]" office:value-type="float" office:value="-89.5366930891344" calcext:value-type="float">
            <text:p>-89,5366930891</text:p>
          </table:table-cell>
          <table:table-cell/>
          <table:table-cell table:formula="of:=[.F85]-[.F87]" office:value-type="float" office:value="9" calcext:value-type="float">
            <text:p>9</text:p>
          </table:table-cell>
          <table:table-cell table:formula="of:=[.G85]-[.G87]" office:value-type="float" office:value="-189" calcext:value-type="float">
            <text:p>-189</text:p>
          </table:table-cell>
          <table:table-cell table:formula="of:=[.H85]-[.H87]" office:value-type="float" office:value="10" calcext:value-type="float">
            <text:p>10</text:p>
          </table:table-cell>
          <table:table-cell table:formula="of:=[.I85]-[.I87]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04E6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0573</text:p>
          </table:table-cell>
          <table:table-cell office:value-type="string" calcext:value-type="string">
            <text:p>0207</text:p>
          </table:table-cell>
          <table:table-cell office:value-type="float" office:value="85" calcext:value-type="float">
            <text:p>85</text:p>
          </table:table-cell>
          <table:table-cell table:formula="of:=DECIMAL([.A87];16)" office:value-type="float" office:value="1254" calcext:value-type="float">
            <text:p>1254</text:p>
          </table:table-cell>
          <table:table-cell table:formula="of:=DECIMAL([.B87];16)" office:value-type="float" office:value="658" calcext:value-type="float">
            <text:p>658</text:p>
          </table:table-cell>
          <table:table-cell table:formula="of:=DECIMAL([.C87];16)" office:value-type="float" office:value="1395" calcext:value-type="float">
            <text:p>1395</text:p>
          </table:table-cell>
          <table:table-cell table:formula="of:=DECIMAL([.D87];16)" office:value-type="float" office:value="519" calcext:value-type="float">
            <text:p>519</text:p>
          </table:table-cell>
          <table:table-cell/>
          <table:table-cell table:formula="of:=[.E87]-63.5" office:value-type="float" office:value="21.5" calcext:value-type="float">
            <text:p>21,5</text:p>
          </table:table-cell>
          <table:table-cell table:formula="of:=[.F$133]+[.F$137]*([.$K87])^2" office:value-type="float" office:value="1173.71019384558" calcext:value-type="float">
            <text:p>1173,7101938456</text:p>
          </table:table-cell>
          <table:table-cell table:formula="of:=[.G$133]+[.G$137]*([.$K87])^2" office:value-type="float" office:value="1415.15082238038" calcext:value-type="float">
            <text:p>1415,1508223804</text:p>
          </table:table-cell>
          <table:table-cell table:formula="of:=[.H$133]+[.H$137]*([.$K87])^2" office:value-type="float" office:value="1331.75877704511" calcext:value-type="float">
            <text:p>1331,7587770451</text:p>
          </table:table-cell>
          <table:table-cell table:formula="of:=[.I$133]+[.I$137]*([.$K87])^2" office:value-type="float" office:value="1537.94711731156" calcext:value-type="float">
            <text:p>1537,9471173116</text:p>
          </table:table-cell>
          <table:table-cell table:number-columns-repeated="2"/>
          <table:table-cell table:formula="of:=[.L87]-[.F87]" office:value-type="float" office:value="-80.2898061544154" calcext:value-type="float">
            <text:p>-80,2898061544</text:p>
          </table:table-cell>
          <table:table-cell table:formula="of:=[.M87]-[.G87]" office:value-type="float" office:value="757.150822380385" calcext:value-type="float">
            <text:p>757,1508223804</text:p>
          </table:table-cell>
          <table:table-cell table:formula="of:=[.N87]-[.H87]" office:value-type="float" office:value="-63.2412229548868" calcext:value-type="float">
            <text:p>-63,2412229549</text:p>
          </table:table-cell>
          <table:table-cell table:formula="of:=[.O87]-[.I87]" office:value-type="float" office:value="1018.94711731156" calcext:value-type="float">
            <text:p>1018,9471173116</text:p>
          </table:table-cell>
          <table:table-cell/>
          <table:table-cell table:formula="of:=[.R88]-[.R86]" office:value-type="float" office:value="-11.4957778891935" calcext:value-type="float">
            <text:p>-11,4957778892</text:p>
          </table:table-cell>
          <table:table-cell table:formula="of:=[.S88]-[.S86]" office:value-type="float" office:value="-324.274265603649" calcext:value-type="float">
            <text:p>-324,2742656037</text:p>
          </table:table-cell>
          <table:table-cell table:formula="of:=[.T88]-[.T86]" office:value-type="float" office:value="-14.1379019450953" calcext:value-type="float">
            <text:p>-14,1379019451</text:p>
          </table:table-cell>
          <table:table-cell table:formula="of:=[.U88]-[.U86]" office:value-type="float" office:value="-196.172629337385" calcext:value-type="float">
            <text:p>-196,1726293374</text:p>
          </table:table-cell>
          <table:table-cell/>
          <table:table-cell table:formula="of:=[.F86]-[.F88]" office:value-type="float" office:value="12" calcext:value-type="float">
            <text:p>12</text:p>
          </table:table-cell>
          <table:table-cell table:formula="of:=[.G86]-[.G88]" office:value-type="float" office:value="-291" calcext:value-type="float">
            <text:p>-291</text:p>
          </table:table-cell>
          <table:table-cell table:formula="of:=[.H86]-[.H88]" office:value-type="float" office:value="14" calcext:value-type="float">
            <text:p>14</text:p>
          </table:table-cell>
          <table:table-cell table:formula="of:=[.I86]-[.I88]" office:value-type="float" office:value="-161" calcext:value-type="float">
            <text:p>-161</text:p>
          </table:table-cell>
        </table:table-row>
        <table:table-row table:style-name="ro1">
          <table:table-cell office:value-type="string" calcext:value-type="string">
            <text:p>04DF</text:p>
          </table:table-cell>
          <table:table-cell office:value-type="string" calcext:value-type="string">
            <text:p>033F</text:p>
          </table:table-cell>
          <table:table-cell office:value-type="string" calcext:value-type="string">
            <text:p>056A</text:p>
          </table:table-cell>
          <table:table-cell office:value-type="string" calcext:value-type="string">
            <text:p>028C</text:p>
          </table:table-cell>
          <table:table-cell office:value-type="float" office:value="86" calcext:value-type="float">
            <text:p>86</text:p>
          </table:table-cell>
          <table:table-cell table:formula="of:=DECIMAL([.A88];16)" office:value-type="float" office:value="1247" calcext:value-type="float">
            <text:p>1247</text:p>
          </table:table-cell>
          <table:table-cell table:formula="of:=DECIMAL([.B88];16)" office:value-type="float" office:value="831" calcext:value-type="float">
            <text:p>831</text:p>
          </table:table-cell>
          <table:table-cell table:formula="of:=DECIMAL([.C88];16)" office:value-type="float" office:value="1386" calcext:value-type="float">
            <text:p>1386</text:p>
          </table:table-cell>
          <table:table-cell table:formula="of:=DECIMAL([.D88];16)" office:value-type="float" office:value="652" calcext:value-type="float">
            <text:p>652</text:p>
          </table:table-cell>
          <table:table-cell/>
          <table:table-cell table:formula="of:=[.E88]-63.5" office:value-type="float" office:value="22.5" calcext:value-type="float">
            <text:p>22,5</text:p>
          </table:table-cell>
          <table:table-cell table:formula="of:=[.F$133]+[.F$137]*([.$K88])^2" office:value-type="float" office:value="1161.68909818135" calcext:value-type="float">
            <text:p>1161,6890981814</text:p>
          </table:table-cell>
          <table:table-cell table:formula="of:=[.G$133]+[.G$137]*([.$K88])^2" office:value-type="float" office:value="1398.1267795134" calcext:value-type="float">
            <text:p>1398,1267795134</text:p>
          </table:table-cell>
          <table:table-cell table:formula="of:=[.H$133]+[.H$137]*([.$K88])^2" office:value-type="float" office:value="1317.36264116623" calcext:value-type="float">
            <text:p>1317,3626411662</text:p>
          </table:table-cell>
          <table:table-cell table:formula="of:=[.I$133]+[.I$137]*([.$K88])^2" office:value-type="float" office:value="1519.9518185808" calcext:value-type="float">
            <text:p>1519,9518185808</text:p>
          </table:table-cell>
          <table:table-cell table:number-columns-repeated="2"/>
          <table:table-cell table:formula="of:=[.L88]-[.F88]" office:value-type="float" office:value="-85.310901818654" calcext:value-type="float">
            <text:p>-85,3109018187</text:p>
          </table:table-cell>
          <table:table-cell table:formula="of:=[.M88]-[.G88]" office:value-type="float" office:value="567.126779513402" calcext:value-type="float">
            <text:p>567,1267795134</text:p>
          </table:table-cell>
          <table:table-cell table:formula="of:=[.N88]-[.H88]" office:value-type="float" office:value="-68.6373588337729" calcext:value-type="float">
            <text:p>-68,6373588338</text:p>
          </table:table-cell>
          <table:table-cell table:formula="of:=[.O88]-[.I88]" office:value-type="float" office:value="867.951818580803" calcext:value-type="float">
            <text:p>867,9518185808</text:p>
          </table:table-cell>
          <table:table-cell/>
          <table:table-cell table:formula="of:=[.R89]-[.R87]" office:value-type="float" office:value="-9.5886047677609" calcext:value-type="float">
            <text:p>-9,5886047678</text:p>
          </table:table-cell>
          <table:table-cell table:formula="of:=[.S89]-[.S87]" office:value-type="float" office:value="-419.821905864284" calcext:value-type="float">
            <text:p>-419,8219058643</text:p>
          </table:table-cell>
          <table:table-cell table:formula="of:=[.T89]-[.T87]" office:value-type="float" office:value="-11.4466415704485" calcext:value-type="float">
            <text:p>-11,4466415704</text:p>
          </table:table-cell>
          <table:table-cell table:formula="of:=[.U89]-[.U87]" office:value-type="float" office:value="-298.808565585635" calcext:value-type="float">
            <text:p>-298,8085655856</text:p>
          </table:table-cell>
          <table:table-cell/>
          <table:table-cell table:formula="of:=[.F87]-[.F89]" office:value-type="float" office:value="15" calcext:value-type="float">
            <text:p>15</text:p>
          </table:table-cell>
          <table:table-cell table:formula="of:=[.G87]-[.G89]" office:value-type="float" office:value="-385" calcext:value-type="float">
            <text:p>-385</text:p>
          </table:table-cell>
          <table:table-cell table:formula="of:=[.H87]-[.H89]" office:value-type="float" office:value="18" calcext:value-type="float">
            <text:p>18</text:p>
          </table:table-cell>
          <table:table-cell table:formula="of:=[.I87]-[.I89]" office:value-type="float" office:value="-262" calcext:value-type="float">
            <text:p>-262</text:p>
          </table:table-cell>
        </table:table-row>
        <table:table-row table:style-name="ro1">
          <table:table-cell office:value-type="string" calcext:value-type="string">
            <text:p>04D7</text:p>
          </table:table-cell>
          <table:table-cell office:value-type="string" calcext:value-type="string">
            <text:p>0413</text:p>
          </table:table-cell>
          <table:table-cell office:value-type="string" calcext:value-type="string">
            <text:p>0561</text:p>
          </table:table-cell>
          <table:table-cell office:value-type="string" calcext:value-type="string">
            <text:p>030D</text:p>
          </table:table-cell>
          <table:table-cell office:value-type="float" office:value="87" calcext:value-type="float">
            <text:p>87</text:p>
          </table:table-cell>
          <table:table-cell table:formula="of:=DECIMAL([.A89];16)" office:value-type="float" office:value="1239" calcext:value-type="float">
            <text:p>1239</text:p>
          </table:table-cell>
          <table:table-cell table:formula="of:=DECIMAL([.B89];16)" office:value-type="float" office:value="1043" calcext:value-type="float">
            <text:p>1043</text:p>
          </table:table-cell>
          <table:table-cell table:formula="of:=DECIMAL([.C89];16)" office:value-type="float" office:value="1377" calcext:value-type="float">
            <text:p>1377</text:p>
          </table:table-cell>
          <table:table-cell table:formula="of:=DECIMAL([.D89];16)" office:value-type="float" office:value="781" calcext:value-type="float">
            <text:p>781</text:p>
          </table:table-cell>
          <table:table-cell/>
          <table:table-cell table:formula="of:=[.E89]-63.5" office:value-type="float" office:value="23.5" calcext:value-type="float">
            <text:p>23,5</text:p>
          </table:table-cell>
          <table:table-cell table:formula="of:=[.F$133]+[.F$137]*([.$K89])^2" office:value-type="float" office:value="1149.12158907782" calcext:value-type="float">
            <text:p>1149,1215890778</text:p>
          </table:table-cell>
          <table:table-cell table:formula="of:=[.G$133]+[.G$137]*([.$K89])^2" office:value-type="float" office:value="1380.3289165161" calcext:value-type="float">
            <text:p>1380,3289165161</text:p>
          </table:table-cell>
          <table:table-cell table:formula="of:=[.H$133]+[.H$137]*([.$K89])^2" office:value-type="float" office:value="1302.31213547466" calcext:value-type="float">
            <text:p>1302,3121354747</text:p>
          </table:table-cell>
          <table:table-cell table:formula="of:=[.I$133]+[.I$137]*([.$K89])^2" office:value-type="float" office:value="1501.13855172592" calcext:value-type="float">
            <text:p>1501,1385517259</text:p>
          </table:table-cell>
          <table:table-cell table:number-columns-repeated="2"/>
          <table:table-cell table:formula="of:=[.L89]-[.F89]" office:value-type="float" office:value="-89.8784109221763" calcext:value-type="float">
            <text:p>-89,8784109222</text:p>
          </table:table-cell>
          <table:table-cell table:formula="of:=[.M89]-[.G89]" office:value-type="float" office:value="337.328916516101" calcext:value-type="float">
            <text:p>337,3289165161</text:p>
          </table:table-cell>
          <table:table-cell table:formula="of:=[.N89]-[.H89]" office:value-type="float" office:value="-74.6878645253353" calcext:value-type="float">
            <text:p>-74,6878645253</text:p>
          </table:table-cell>
          <table:table-cell table:formula="of:=[.O89]-[.I89]" office:value-type="float" office:value="720.138551725922" calcext:value-type="float">
            <text:p>720,1385517259</text:p>
          </table:table-cell>
          <table:table-cell/>
          <table:table-cell table:formula="of:=[.R90]-[.R88]" office:value-type="float" office:value="-10.6814316463281" calcext:value-type="float">
            <text:p>-10,6814316463</text:p>
          </table:table-cell>
          <table:table-cell table:formula="of:=[.S90]-[.S88]" office:value-type="float" office:value="-460.369546124919" calcext:value-type="float">
            <text:p>-460,3695461249</text:p>
          </table:table-cell>
          <table:table-cell table:formula="of:=[.T90]-[.T88]" office:value-type="float" office:value="-13.7553811958016" calcext:value-type="float">
            <text:p>-13,7553811958</text:p>
          </table:table-cell>
          <table:table-cell table:formula="of:=[.U90]-[.U88]" office:value-type="float" office:value="-404.444501833885" calcext:value-type="float">
            <text:p>-404,4445018339</text:p>
          </table:table-cell>
          <table:table-cell/>
          <table:table-cell table:formula="of:=[.F88]-[.F90]" office:value-type="float" office:value="15" calcext:value-type="float">
            <text:p>15</text:p>
          </table:table-cell>
          <table:table-cell table:formula="of:=[.G88]-[.G90]" office:value-type="float" office:value="-424" calcext:value-type="float">
            <text:p>-424</text:p>
          </table:table-cell>
          <table:table-cell table:formula="of:=[.H88]-[.H90]" office:value-type="float" office:value="17" calcext:value-type="float">
            <text:p>17</text:p>
          </table:table-cell>
          <table:table-cell table:formula="of:=[.I88]-[.I90]" office:value-type="float" office:value="-366" calcext:value-type="float">
            <text:p>-366</text:p>
          </table:table-cell>
        </table:table-row>
        <table:table-row table:style-name="ro1">
          <table:table-cell office:value-type="string" calcext:value-type="string">
            <text:p>04D0</text:p>
          </table:table-cell>
          <table:table-cell office:value-type="string" calcext:value-type="string">
            <text:p>04E7</text:p>
          </table:table-cell>
          <table:table-cell office:value-type="string" calcext:value-type="string">
            <text:p>0559</text:p>
          </table:table-cell>
          <table:table-cell office:value-type="string" calcext:value-type="string">
            <text:p>03FA</text:p>
          </table:table-cell>
          <table:table-cell office:value-type="float" office:value="88" calcext:value-type="float">
            <text:p>88</text:p>
          </table:table-cell>
          <table:table-cell table:formula="of:=DECIMAL([.A90];16)" office:value-type="float" office:value="1232" calcext:value-type="float">
            <text:p>1232</text:p>
          </table:table-cell>
          <table:table-cell table:formula="of:=DECIMAL([.B90];16)" office:value-type="float" office:value="1255" calcext:value-type="float">
            <text:p>1255</text:p>
          </table:table-cell>
          <table:table-cell table:formula="of:=DECIMAL([.C90];16)" office:value-type="float" office:value="1369" calcext:value-type="float">
            <text:p>1369</text:p>
          </table:table-cell>
          <table:table-cell table:formula="of:=DECIMAL([.D90];16)" office:value-type="float" office:value="1018" calcext:value-type="float">
            <text:p>1018</text:p>
          </table:table-cell>
          <table:table-cell/>
          <table:table-cell table:formula="of:=[.E90]-63.5" office:value-type="float" office:value="24.5" calcext:value-type="float">
            <text:p>24,5</text:p>
          </table:table-cell>
          <table:table-cell table:formula="of:=[.F$133]+[.F$137]*([.$K90])^2" office:value-type="float" office:value="1136.00766653502" calcext:value-type="float">
            <text:p>1136,007666535</text:p>
          </table:table-cell>
          <table:table-cell table:formula="of:=[.G$133]+[.G$137]*([.$K90])^2" office:value-type="float" office:value="1361.75723338848" calcext:value-type="float">
            <text:p>1361,7572333885</text:p>
          </table:table-cell>
          <table:table-cell table:formula="of:=[.H$133]+[.H$137]*([.$K90])^2" office:value-type="float" office:value="1286.60725997043" calcext:value-type="float">
            <text:p>1286,6072599704</text:p>
          </table:table-cell>
          <table:table-cell table:formula="of:=[.I$133]+[.I$137]*([.$K90])^2" office:value-type="float" office:value="1481.50731674692" calcext:value-type="float">
            <text:p>1481,5073167469</text:p>
          </table:table-cell>
          <table:table-cell table:number-columns-repeated="2"/>
          <table:table-cell table:formula="of:=[.L90]-[.F90]" office:value-type="float" office:value="-95.992333464982" calcext:value-type="float">
            <text:p>-95,992333465</text:p>
          </table:table-cell>
          <table:table-cell table:formula="of:=[.M90]-[.G90]" office:value-type="float" office:value="106.757233388483" calcext:value-type="float">
            <text:p>106,7572333885</text:p>
          </table:table-cell>
          <table:table-cell table:formula="of:=[.N90]-[.H90]" office:value-type="float" office:value="-82.3927400295745" calcext:value-type="float">
            <text:p>-82,3927400296</text:p>
          </table:table-cell>
          <table:table-cell table:formula="of:=[.O90]-[.I90]" office:value-type="float" office:value="463.507316746917" calcext:value-type="float">
            <text:p>463,5073167469</text:p>
          </table:table-cell>
          <table:table-cell/>
          <table:table-cell table:formula="of:=[.R91]-[.R89]" office:value-type="float" office:value="-14.774258524895" calcext:value-type="float">
            <text:p>-14,7742585249</text:p>
          </table:table-cell>
          <table:table-cell table:formula="of:=[.S91]-[.S89]" office:value-type="float" office:value="-411.917186385554" calcext:value-type="float">
            <text:p>-411,9171863856</text:p>
          </table:table-cell>
          <table:table-cell table:formula="of:=[.T91]-[.T89]" office:value-type="float" office:value="-19.0641208211553" calcext:value-type="float">
            <text:p>-19,0641208212</text:p>
          </table:table-cell>
          <table:table-cell table:formula="of:=[.U91]-[.U89]" office:value-type="float" office:value="-490.080438082136" calcext:value-type="float">
            <text:p>-490,0804380821</text:p>
          </table:table-cell>
          <table:table-cell/>
          <table:table-cell table:formula="of:=[.F89]-[.F91]" office:value-type="float" office:value="12" calcext:value-type="float">
            <text:p>12</text:p>
          </table:table-cell>
          <table:table-cell table:formula="of:=[.G89]-[.G91]" office:value-type="float" office:value="-374" calcext:value-type="float">
            <text:p>-374</text:p>
          </table:table-cell>
          <table:table-cell table:formula="of:=[.H89]-[.H91]" office:value-type="float" office:value="13" calcext:value-type="float">
            <text:p>13</text:p>
          </table:table-cell>
          <table:table-cell table:formula="of:=[.I89]-[.I91]" office:value-type="float" office:value="-450" calcext:value-type="float">
            <text:p>-450</text:p>
          </table:table-cell>
        </table:table-row>
        <table:table-row table:style-name="ro1">
          <table:table-cell office:value-type="string" calcext:value-type="string">
            <text:p>04CB</text:p>
          </table:table-cell>
          <table:table-cell office:value-type="string" calcext:value-type="string">
            <text:p>0589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04CF</text:p>
          </table:table-cell>
          <table:table-cell office:value-type="float" office:value="89" calcext:value-type="float">
            <text:p>89</text:p>
          </table:table-cell>
          <table:table-cell table:formula="of:=DECIMAL([.A91];16)" office:value-type="float" office:value="1227" calcext:value-type="float">
            <text:p>1227</text:p>
          </table:table-cell>
          <table:table-cell table:formula="of:=DECIMAL([.B91];16)" office:value-type="float" office:value="1417" calcext:value-type="float">
            <text:p>1417</text:p>
          </table:table-cell>
          <table:table-cell table:formula="of:=DECIMAL([.C91];16)" office:value-type="float" office:value="1364" calcext:value-type="float">
            <text:p>1364</text:p>
          </table:table-cell>
          <table:table-cell table:formula="of:=DECIMAL([.D91];16)" office:value-type="float" office:value="1231" calcext:value-type="float">
            <text:p>1231</text:p>
          </table:table-cell>
          <table:table-cell/>
          <table:table-cell table:formula="of:=[.E91]-63.5" office:value-type="float" office:value="25.5" calcext:value-type="float">
            <text:p>25,5</text:p>
          </table:table-cell>
          <table:table-cell table:formula="of:=[.F$133]+[.F$137]*([.$K91])^2" office:value-type="float" office:value="1122.34733055293" calcext:value-type="float">
            <text:p>1122,3473305529</text:p>
          </table:table-cell>
          <table:table-cell table:formula="of:=[.G$133]+[.G$137]*([.$K91])^2" office:value-type="float" office:value="1342.41173013055" calcext:value-type="float">
            <text:p>1342,4117301306</text:p>
          </table:table-cell>
          <table:table-cell table:formula="of:=[.H$133]+[.H$137]*([.$K91])^2" office:value-type="float" office:value="1270.24801465351" calcext:value-type="float">
            <text:p>1270,2480146535</text:p>
          </table:table-cell>
          <table:table-cell table:formula="of:=[.I$133]+[.I$137]*([.$K91])^2" office:value-type="float" office:value="1461.05811364379" calcext:value-type="float">
            <text:p>1461,0581136438</text:p>
          </table:table-cell>
          <table:table-cell table:number-columns-repeated="2"/>
          <table:table-cell table:formula="of:=[.L91]-[.F91]" office:value-type="float" office:value="-104.652669447071" calcext:value-type="float">
            <text:p>-104,6526694471</text:p>
          </table:table-cell>
          <table:table-cell table:formula="of:=[.M91]-[.G91]" office:value-type="float" office:value="-74.5882698694531" calcext:value-type="float">
            <text:p>-74,5882698695</text:p>
          </table:table-cell>
          <table:table-cell table:formula="of:=[.N91]-[.H91]" office:value-type="float" office:value="-93.7519853464905" calcext:value-type="float">
            <text:p>-93,7519853465</text:p>
          </table:table-cell>
          <table:table-cell table:formula="of:=[.O91]-[.I91]" office:value-type="float" office:value="230.058113643786" calcext:value-type="float">
            <text:p>230,0581136438</text:p>
          </table:table-cell>
          <table:table-cell/>
          <table:table-cell table:formula="of:=[.R92]-[.R90]" office:value-type="float" office:value="-19.8670854034619" calcext:value-type="float">
            <text:p>-19,8670854035</text:p>
          </table:table-cell>
          <table:table-cell table:formula="of:=[.S92]-[.S90]" office:value-type="float" office:value="-316.464826646189" calcext:value-type="float">
            <text:p>-316,4648266462</text:p>
          </table:table-cell>
          <table:table-cell table:formula="of:=[.T92]-[.T90]" office:value-type="float" office:value="-23.3728604465084" calcext:value-type="float">
            <text:p>-23,3728604465</text:p>
          </table:table-cell>
          <table:table-cell table:formula="of:=[.U92]-[.U90]" office:value-type="float" office:value="-489.716374330387" calcext:value-type="float">
            <text:p>-489,7163743304</text:p>
          </table:table-cell>
          <table:table-cell/>
          <table:table-cell table:formula="of:=[.F90]-[.F92]" office:value-type="float" office:value="8" calcext:value-type="float">
            <text:p>8</text:p>
          </table:table-cell>
          <table:table-cell table:formula="of:=[.G90]-[.G92]" office:value-type="float" office:value="-277" calcext:value-type="float">
            <text:p>-277</text:p>
          </table:table-cell>
          <table:table-cell table:formula="of:=[.H90]-[.H92]" office:value-type="float" office:value="10" calcext:value-type="float">
            <text:p>10</text:p>
          </table:table-cell>
          <table:table-cell table:formula="of:=[.I90]-[.I92]" office:value-type="float" office:value="-448" calcext:value-type="float">
            <text:p>-448</text:p>
          </table:table-cell>
        </table:table-row>
        <table:table-row table:style-name="ro1">
          <table:table-cell office:value-type="string" calcext:value-type="string">
            <text:p>04C8</text:p>
          </table:table-cell>
          <table:table-cell office:value-type="string" calcext:value-type="string">
            <text:p>05FC</text:p>
          </table:table-cell>
          <table:table-cell office:value-type="string" calcext:value-type="string">
            <text:p>054F</text:p>
          </table:table-cell>
          <table:table-cell office:value-type="string" calcext:value-type="string">
            <text:p>05BA</text:p>
          </table:table-cell>
          <table:table-cell office:value-type="float" office:value="90" calcext:value-type="float">
            <text:p>90</text:p>
          </table:table-cell>
          <table:table-cell table:formula="of:=DECIMAL([.A92];16)" office:value-type="float" office:value="1224" calcext:value-type="float">
            <text:p>1224</text:p>
          </table:table-cell>
          <table:table-cell table:formula="of:=DECIMAL([.B92];16)" office:value-type="float" office:value="1532" calcext:value-type="float">
            <text:p>1532</text:p>
          </table:table-cell>
          <table:table-cell table:formula="of:=DECIMAL([.C92];16)" office:value-type="float" office:value="1359" calcext:value-type="float">
            <text:p>1359</text:p>
          </table:table-cell>
          <table:table-cell table:formula="of:=DECIMAL([.D92];16)" office:value-type="float" office:value="1466" calcext:value-type="float">
            <text:p>1466</text:p>
          </table:table-cell>
          <table:table-cell/>
          <table:table-cell table:formula="of:=[.E92]-63.5" office:value-type="float" office:value="26.5" calcext:value-type="float">
            <text:p>26,5</text:p>
          </table:table-cell>
          <table:table-cell table:formula="of:=[.F$133]+[.F$137]*([.$K92])^2" office:value-type="float" office:value="1108.14058113156" calcext:value-type="float">
            <text:p>1108,1405811316</text:p>
          </table:table-cell>
          <table:table-cell table:formula="of:=[.G$133]+[.G$137]*([.$K92])^2" office:value-type="float" office:value="1322.29240674229" calcext:value-type="float">
            <text:p>1322,2924067423</text:p>
          </table:table-cell>
          <table:table-cell table:formula="of:=[.H$133]+[.H$137]*([.$K92])^2" office:value-type="float" office:value="1253.23439952392" calcext:value-type="float">
            <text:p>1253,2343995239</text:p>
          </table:table-cell>
          <table:table-cell table:formula="of:=[.I$133]+[.I$137]*([.$K92])^2" office:value-type="float" office:value="1439.79094241653" calcext:value-type="float">
            <text:p>1439,7909424165</text:p>
          </table:table-cell>
          <table:table-cell table:number-columns-repeated="2"/>
          <table:table-cell table:formula="of:=[.L92]-[.F92]" office:value-type="float" office:value="-115.859418868444" calcext:value-type="float">
            <text:p>-115,8594188684</text:p>
          </table:table-cell>
          <table:table-cell table:formula="of:=[.M92]-[.G92]" office:value-type="float" office:value="-209.707593257706" calcext:value-type="float">
            <text:p>-209,7075932577</text:p>
          </table:table-cell>
          <table:table-cell table:formula="of:=[.N92]-[.H92]" office:value-type="float" office:value="-105.765600476083" calcext:value-type="float">
            <text:p>-105,7656004761</text:p>
          </table:table-cell>
          <table:table-cell table:formula="of:=[.O92]-[.I92]" office:value-type="float" office:value="-26.2090575834695" calcext:value-type="float">
            <text:p>-26,2090575835</text:p>
          </table:table-cell>
          <table:table-cell/>
          <table:table-cell table:formula="of:=[.R93]-[.R91]" office:value-type="float" office:value="-21.9599122820291" calcext:value-type="float">
            <text:p>-21,959912282</text:p>
          </table:table-cell>
          <table:table-cell table:formula="of:=[.S93]-[.S91]" office:value-type="float" office:value="-207.012466906824" calcext:value-type="float">
            <text:p>-207,0124669068</text:p>
          </table:table-cell>
          <table:table-cell table:formula="of:=[.T93]-[.T91]" office:value-type="float" office:value="-24.6816000718613" calcext:value-type="float">
            <text:p>-24,6816000719</text:p>
          </table:table-cell>
          <table:table-cell table:formula="of:=[.U93]-[.U91]" office:value-type="float" office:value="-408.352310578637" calcext:value-type="float">
            <text:p>-408,3523105786</text:p>
          </table:table-cell>
          <table:table-cell/>
          <table:table-cell table:formula="of:=[.F91]-[.F93]" office:value-type="float" office:value="7" calcext:value-type="float">
            <text:p>7</text:p>
          </table:table-cell>
          <table:table-cell table:formula="of:=[.G91]-[.G93]" office:value-type="float" office:value="-166" calcext:value-type="float">
            <text:p>-166</text:p>
          </table:table-cell>
          <table:table-cell table:formula="of:=[.H91]-[.H93]" office:value-type="float" office:value="10" calcext:value-type="float">
            <text:p>10</text:p>
          </table:table-cell>
          <table:table-cell table:formula="of:=[.I91]-[.I93]" office:value-type="float" office:value="-365" calcext:value-type="float">
            <text:p>-365</text:p>
          </table:table-cell>
        </table:table-row>
        <table:table-row table:style-name="ro1">
          <table:table-cell office:value-type="string" calcext:value-type="string">
            <text:p>04C4</text:p>
          </table:table-cell>
          <table:table-cell office:value-type="string" calcext:value-type="string">
            <text:p>062F</text:p>
          </table:table-cell>
          <table:table-cell office:value-type="string" calcext:value-type="string">
            <text:p>054A</text:p>
          </table:table-cell>
          <table:table-cell office:value-type="string" calcext:value-type="string">
            <text:p>063C</text:p>
          </table:table-cell>
          <table:table-cell office:value-type="float" office:value="91" calcext:value-type="float">
            <text:p>91</text:p>
          </table:table-cell>
          <table:table-cell table:formula="of:=DECIMAL([.A93];16)" office:value-type="float" office:value="1220" calcext:value-type="float">
            <text:p>1220</text:p>
          </table:table-cell>
          <table:table-cell table:formula="of:=DECIMAL([.B93];16)" office:value-type="float" office:value="1583" calcext:value-type="float">
            <text:p>1583</text:p>
          </table:table-cell>
          <table:table-cell table:formula="of:=DECIMAL([.C93];16)" office:value-type="float" office:value="1354" calcext:value-type="float">
            <text:p>1354</text:p>
          </table:table-cell>
          <table:table-cell table:formula="of:=DECIMAL([.D93];16)" office:value-type="float" office:value="1596" calcext:value-type="float">
            <text:p>1596</text:p>
          </table:table-cell>
          <table:table-cell/>
          <table:table-cell table:formula="of:=[.E93]-63.5" office:value-type="float" office:value="27.5" calcext:value-type="float">
            <text:p>27,5</text:p>
          </table:table-cell>
          <table:table-cell table:formula="of:=[.F$133]+[.F$137]*([.$K93])^2" office:value-type="float" office:value="1093.3874182709" calcext:value-type="float">
            <text:p>1093,3874182709</text:p>
          </table:table-cell>
          <table:table-cell table:formula="of:=[.G$133]+[.G$137]*([.$K93])^2" office:value-type="float" office:value="1301.39926322372" calcext:value-type="float">
            <text:p>1301,3992632237</text:p>
          </table:table-cell>
          <table:table-cell table:formula="of:=[.H$133]+[.H$137]*([.$K93])^2" office:value-type="float" office:value="1235.56641458165" calcext:value-type="float">
            <text:p>1235,5664145817</text:p>
          </table:table-cell>
          <table:table-cell table:formula="of:=[.I$133]+[.I$137]*([.$K93])^2" office:value-type="float" office:value="1417.70580306515" calcext:value-type="float">
            <text:p>1417,7058030652</text:p>
          </table:table-cell>
          <table:table-cell table:number-columns-repeated="2"/>
          <table:table-cell table:formula="of:=[.L93]-[.F93]" office:value-type="float" office:value="-126.6125817291" calcext:value-type="float">
            <text:p>-126,6125817291</text:p>
          </table:table-cell>
          <table:table-cell table:formula="of:=[.M93]-[.G93]" office:value-type="float" office:value="-281.600736776277" calcext:value-type="float">
            <text:p>-281,6007367763</text:p>
          </table:table-cell>
          <table:table-cell table:formula="of:=[.N93]-[.H93]" office:value-type="float" office:value="-118.433585418352" calcext:value-type="float">
            <text:p>-118,4335854184</text:p>
          </table:table-cell>
          <table:table-cell table:formula="of:=[.O93]-[.I93]" office:value-type="float" office:value="-178.294196934851" calcext:value-type="float">
            <text:p>-178,2941969349</text:p>
          </table:table-cell>
          <table:table-cell/>
          <table:table-cell table:formula="of:=[.R94]-[.R92]" office:value-type="float" office:value="-23.0527391605965" calcext:value-type="float">
            <text:p>-23,0527391606</text:p>
          </table:table-cell>
          <table:table-cell table:formula="of:=[.S94]-[.S92]" office:value-type="float" office:value="-104.560107167458" calcext:value-type="float">
            <text:p>-104,5601071675</text:p>
          </table:table-cell>
          <table:table-cell table:formula="of:=[.T94]-[.T92]" office:value-type="float" office:value="-25.9903396972147" calcext:value-type="float">
            <text:p>-25,9903396972</text:p>
          </table:table-cell>
          <table:table-cell table:formula="of:=[.U94]-[.U92]" office:value-type="float" office:value="-292.988246826887" calcext:value-type="float">
            <text:p>-292,9882468269</text:p>
          </table:table-cell>
          <table:table-cell/>
          <table:table-cell table:formula="of:=[.F92]-[.F94]" office:value-type="float" office:value="7" calcext:value-type="float">
            <text:p>7</text:p>
          </table:table-cell>
          <table:table-cell table:formula="of:=[.G92]-[.G94]" office:value-type="float" office:value="-62" calcext:value-type="float">
            <text:p>-62</text:p>
          </table:table-cell>
          <table:table-cell table:formula="of:=[.H92]-[.H94]" office:value-type="float" office:value="10" calcext:value-type="float">
            <text:p>10</text:p>
          </table:table-cell>
          <table:table-cell table:formula="of:=[.I92]-[.I94]" office:value-type="float" office:value="-248" calcext:value-type="float">
            <text:p>-248</text:p>
          </table:table-cell>
        </table:table-row>
        <table:table-row table:style-name="ro1">
          <table:table-cell office:value-type="string" calcext:value-type="string">
            <text:p>04C1</text:p>
          </table:table-cell>
          <table:table-cell office:value-type="string" calcext:value-type="string">
            <text:p>063A</text:p>
          </table:table-cell>
          <table:table-cell office:value-type="string" calcext:value-type="string">
            <text:p>0545</text:p>
          </table:table-cell>
          <table:table-cell office:value-type="string" calcext:value-type="string">
            <text:p>06B2</text:p>
          </table:table-cell>
          <table:table-cell office:value-type="float" office:value="92" calcext:value-type="float">
            <text:p>92</text:p>
          </table:table-cell>
          <table:table-cell table:formula="of:=DECIMAL([.A94];16)" office:value-type="float" office:value="1217" calcext:value-type="float">
            <text:p>1217</text:p>
          </table:table-cell>
          <table:table-cell table:formula="of:=DECIMAL([.B94];16)" office:value-type="float" office:value="1594" calcext:value-type="float">
            <text:p>1594</text:p>
          </table:table-cell>
          <table:table-cell table:formula="of:=DECIMAL([.C94];16)" office:value-type="float" office:value="1349" calcext:value-type="float">
            <text:p>1349</text:p>
          </table:table-cell>
          <table:table-cell table:formula="of:=DECIMAL([.D94];16)" office:value-type="float" office:value="1714" calcext:value-type="float">
            <text:p>1714</text:p>
          </table:table-cell>
          <table:table-cell/>
          <table:table-cell table:formula="of:=[.E94]-63.5" office:value-type="float" office:value="28.5" calcext:value-type="float">
            <text:p>28,5</text:p>
          </table:table-cell>
          <table:table-cell table:formula="of:=[.F$133]+[.F$137]*([.$K94])^2" office:value-type="float" office:value="1078.08784197096" calcext:value-type="float">
            <text:p>1078,087841971</text:p>
          </table:table-cell>
          <table:table-cell table:formula="of:=[.G$133]+[.G$137]*([.$K94])^2" office:value-type="float" office:value="1279.73229957484" calcext:value-type="float">
            <text:p>1279,7322995748</text:p>
          </table:table-cell>
          <table:table-cell table:formula="of:=[.H$133]+[.H$137]*([.$K94])^2" office:value-type="float" office:value="1217.2440598267" calcext:value-type="float">
            <text:p>1217,2440598267</text:p>
          </table:table-cell>
          <table:table-cell table:formula="of:=[.I$133]+[.I$137]*([.$K94])^2" office:value-type="float" office:value="1394.80269558964" calcext:value-type="float">
            <text:p>1394,8026955897</text:p>
          </table:table-cell>
          <table:table-cell table:number-columns-repeated="2"/>
          <table:table-cell table:formula="of:=[.L94]-[.F94]" office:value-type="float" office:value="-138.91215802904" calcext:value-type="float">
            <text:p>-138,912158029</text:p>
          </table:table-cell>
          <table:table-cell table:formula="of:=[.M94]-[.G94]" office:value-type="float" office:value="-314.267700425165" calcext:value-type="float">
            <text:p>-314,2677004252</text:p>
          </table:table-cell>
          <table:table-cell table:formula="of:=[.N94]-[.H94]" office:value-type="float" office:value="-131.755940173298" calcext:value-type="float">
            <text:p>-131,7559401733</text:p>
          </table:table-cell>
          <table:table-cell table:formula="of:=[.O94]-[.I94]" office:value-type="float" office:value="-319.197304410357" calcext:value-type="float">
            <text:p>-319,1973044104</text:p>
          </table:table-cell>
          <table:table-cell/>
          <table:table-cell table:formula="of:=[.R95]-[.R93]" office:value-type="float" office:value="-22.1455660391637" calcext:value-type="float">
            <text:p>-22,1455660392</text:p>
          </table:table-cell>
          <table:table-cell table:formula="of:=[.S95]-[.S93]" office:value-type="float" office:value="-30.1077474280933" calcext:value-type="float">
            <text:p>-30,1077474281</text:p>
          </table:table-cell>
          <table:table-cell table:formula="of:=[.T95]-[.T93]" office:value-type="float" office:value="-24.2990793225681" calcext:value-type="float">
            <text:p>-24,2990793226</text:p>
          </table:table-cell>
          <table:table-cell table:formula="of:=[.U95]-[.U93]" office:value-type="float" office:value="-174.624183075138" calcext:value-type="float">
            <text:p>-174,6241830751</text:p>
          </table:table-cell>
          <table:table-cell/>
          <table:table-cell table:formula="of:=[.F93]-[.F95]" office:value-type="float" office:value="9" calcext:value-type="float">
            <text:p>9</text:p>
          </table:table-cell>
          <table:table-cell table:formula="of:=[.G93]-[.G95]" office:value-type="float" office:value="14" calcext:value-type="float">
            <text:p>14</text:p>
          </table:table-cell>
          <table:table-cell table:formula="of:=[.H93]-[.H95]" office:value-type="float" office:value="13" calcext:value-type="float">
            <text:p>13</text:p>
          </table:table-cell>
          <table:table-cell table:formula="of:=[.I93]-[.I95]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4BB</text:p>
          </table:table-cell>
          <table:table-cell office:value-type="string" calcext:value-type="string">
            <text:p>0621</text:p>
          </table:table-cell>
          <table:table-cell office:value-type="string" calcext:value-type="string">
            <text:p>053D</text:p>
          </table:table-cell>
          <table:table-cell office:value-type="string" calcext:value-type="string">
            <text:p>06BC</text:p>
          </table:table-cell>
          <table:table-cell office:value-type="float" office:value="93" calcext:value-type="float">
            <text:p>93</text:p>
          </table:table-cell>
          <table:table-cell table:formula="of:=DECIMAL([.A95];16)" office:value-type="float" office:value="1211" calcext:value-type="float">
            <text:p>1211</text:p>
          </table:table-cell>
          <table:table-cell table:formula="of:=DECIMAL([.B95];16)" office:value-type="float" office:value="1569" calcext:value-type="float">
            <text:p>1569</text:p>
          </table:table-cell>
          <table:table-cell table:formula="of:=DECIMAL([.C95];16)" office:value-type="float" office:value="1341" calcext:value-type="float">
            <text:p>1341</text:p>
          </table:table-cell>
          <table:table-cell table:formula="of:=DECIMAL([.D95];16)" office:value-type="float" office:value="1724" calcext:value-type="float">
            <text:p>1724</text:p>
          </table:table-cell>
          <table:table-cell/>
          <table:table-cell table:formula="of:=[.E95]-63.5" office:value-type="float" office:value="29.5" calcext:value-type="float">
            <text:p>29,5</text:p>
          </table:table-cell>
          <table:table-cell table:formula="of:=[.F$133]+[.F$137]*([.$K95])^2" office:value-type="float" office:value="1062.24185223174" calcext:value-type="float">
            <text:p>1062,2418522317</text:p>
          </table:table-cell>
          <table:table-cell table:formula="of:=[.G$133]+[.G$137]*([.$K95])^2" office:value-type="float" office:value="1257.29151579563" calcext:value-type="float">
            <text:p>1257,2915157956</text:p>
          </table:table-cell>
          <table:table-cell table:formula="of:=[.H$133]+[.H$137]*([.$K95])^2" office:value-type="float" office:value="1198.26733525908" calcext:value-type="float">
            <text:p>1198,2673352591</text:p>
          </table:table-cell>
          <table:table-cell table:formula="of:=[.I$133]+[.I$137]*([.$K95])^2" office:value-type="float" office:value="1371.08161999001" calcext:value-type="float">
            <text:p>1371,08161999</text:p>
          </table:table-cell>
          <table:table-cell table:number-columns-repeated="2"/>
          <table:table-cell table:formula="of:=[.L95]-[.F95]" office:value-type="float" office:value="-148.758147768264" calcext:value-type="float">
            <text:p>-148,7581477683</text:p>
          </table:table-cell>
          <table:table-cell table:formula="of:=[.M95]-[.G95]" office:value-type="float" office:value="-311.70848420437" calcext:value-type="float">
            <text:p>-311,7084842044</text:p>
          </table:table-cell>
          <table:table-cell table:formula="of:=[.N95]-[.H95]" office:value-type="float" office:value="-142.73266474092" calcext:value-type="float">
            <text:p>-142,7326647409</text:p>
          </table:table-cell>
          <table:table-cell table:formula="of:=[.O95]-[.I95]" office:value-type="float" office:value="-352.918380009988" calcext:value-type="float">
            <text:p>-352,91838001</text:p>
          </table:table-cell>
          <table:table-cell/>
          <table:table-cell table:formula="of:=[.R96]-[.R94]" office:value-type="float" office:value="-21.2383929177308" calcext:value-type="float">
            <text:p>-21,2383929177</text:p>
          </table:table-cell>
          <table:table-cell table:formula="of:=[.S96]-[.S94]" office:value-type="float" office:value="5.3446123112717" calcext:value-type="float">
            <text:p>5,3446123113</text:p>
          </table:table-cell>
          <table:table-cell table:formula="of:=[.T96]-[.T94]" office:value-type="float" office:value="-23.6078189479215" calcext:value-type="float">
            <text:p>-23,6078189479</text:p>
          </table:table-cell>
          <table:table-cell table:formula="of:=[.U96]-[.U94]" office:value-type="float" office:value="-56.2601193233882" calcext:value-type="float">
            <text:p>-56,2601193234</text:p>
          </table:table-cell>
          <table:table-cell/>
          <table:table-cell table:formula="of:=[.F94]-[.F96]" office:value-type="float" office:value="11" calcext:value-type="float">
            <text:p>11</text:p>
          </table:table-cell>
          <table:table-cell table:formula="of:=[.G94]-[.G96]" office:value-type="float" office:value="51" calcext:value-type="float">
            <text:p>51</text:p>
          </table:table-cell>
          <table:table-cell table:formula="of:=[.H94]-[.H96]" office:value-type="float" office:value="15" calcext:value-type="float">
            <text:p>15</text:p>
          </table:table-cell>
          <table:table-cell table:formula="of:=[.I94]-[.I96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04B6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0536</text:p>
          </table:table-cell>
          <table:table-cell office:value-type="string" calcext:value-type="string">
            <text:p>06BA</text:p>
          </table:table-cell>
          <table:table-cell office:value-type="float" office:value="94" calcext:value-type="float">
            <text:p>94</text:p>
          </table:table-cell>
          <table:table-cell table:formula="of:=DECIMAL([.A96];16)" office:value-type="float" office:value="1206" calcext:value-type="float">
            <text:p>1206</text:p>
          </table:table-cell>
          <table:table-cell table:formula="of:=DECIMAL([.B96];16)" office:value-type="float" office:value="1543" calcext:value-type="float">
            <text:p>1543</text:p>
          </table:table-cell>
          <table:table-cell table:formula="of:=DECIMAL([.C96];16)" office:value-type="float" office:value="1334" calcext:value-type="float">
            <text:p>1334</text:p>
          </table:table-cell>
          <table:table-cell table:formula="of:=DECIMAL([.D96];16)" office:value-type="float" office:value="1722" calcext:value-type="float">
            <text:p>1722</text:p>
          </table:table-cell>
          <table:table-cell/>
          <table:table-cell table:formula="of:=[.E96]-63.5" office:value-type="float" office:value="30.5" calcext:value-type="float">
            <text:p>30,5</text:p>
          </table:table-cell>
          <table:table-cell table:formula="of:=[.F$133]+[.F$137]*([.$K96])^2" office:value-type="float" office:value="1045.84944905323" calcext:value-type="float">
            <text:p>1045,8494490532</text:p>
          </table:table-cell>
          <table:table-cell table:formula="of:=[.G$133]+[.G$137]*([.$K96])^2" office:value-type="float" office:value="1234.07691188611" calcext:value-type="float">
            <text:p>1234,0769118861</text:p>
          </table:table-cell>
          <table:table-cell table:formula="of:=[.H$133]+[.H$137]*([.$K96])^2" office:value-type="float" office:value="1178.63624087878" calcext:value-type="float">
            <text:p>1178,6362408788</text:p>
          </table:table-cell>
          <table:table-cell table:formula="of:=[.I$133]+[.I$137]*([.$K96])^2" office:value-type="float" office:value="1346.54257626625" calcext:value-type="float">
            <text:p>1346,5425762663</text:p>
          </table:table-cell>
          <table:table-cell table:number-columns-repeated="2"/>
          <table:table-cell table:formula="of:=[.L96]-[.F96]" office:value-type="float" office:value="-160.150550946771" calcext:value-type="float">
            <text:p>-160,1505509468</text:p>
          </table:table-cell>
          <table:table-cell table:formula="of:=[.M96]-[.G96]" office:value-type="float" office:value="-308.923088113893" calcext:value-type="float">
            <text:p>-308,9230881139</text:p>
          </table:table-cell>
          <table:table-cell table:formula="of:=[.N96]-[.H96]" office:value-type="float" office:value="-155.363759121219" calcext:value-type="float">
            <text:p>-155,3637591212</text:p>
          </table:table-cell>
          <table:table-cell table:formula="of:=[.O96]-[.I96]" office:value-type="float" office:value="-375.457423733745" calcext:value-type="float">
            <text:p>-375,4574237337</text:p>
          </table:table-cell>
          <table:table-cell/>
          <table:table-cell table:formula="of:=[.R97]-[.R95]" office:value-type="float" office:value="-21.331219796298" calcext:value-type="float">
            <text:p>-21,3312197963</text:p>
          </table:table-cell>
          <table:table-cell table:formula="of:=[.S97]-[.S95]" office:value-type="float" office:value="9.79697205063712" calcext:value-type="float">
            <text:p>9,7969720506</text:p>
          </table:table-cell>
          <table:table-cell table:formula="of:=[.T97]-[.T95]" office:value-type="float" office:value="-21.9165585732746" calcext:value-type="float">
            <text:p>-21,9165585733</text:p>
          </table:table-cell>
          <table:table-cell table:formula="of:=[.U97]-[.U95]" office:value-type="float" office:value="-23.8960555716387" calcext:value-type="float">
            <text:p>-23,8960555716</text:p>
          </table:table-cell>
          <table:table-cell/>
          <table:table-cell table:formula="of:=[.F95]-[.F97]" office:value-type="float" office:value="12" calcext:value-type="float">
            <text:p>12</text:p>
          </table:table-cell>
          <table:table-cell table:formula="of:=[.G95]-[.G97]" office:value-type="float" office:value="57" calcext:value-type="float">
            <text:p>57</text:p>
          </table:table-cell>
          <table:table-cell table:formula="of:=[.H95]-[.H97]" office:value-type="float" office:value="18" calcext:value-type="float">
            <text:p>18</text:p>
          </table:table-cell>
          <table:table-cell table:formula="of:=[.I95]-[.I97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4AF</text:p>
          </table:table-cell>
          <table:table-cell office:value-type="string" calcext:value-type="string">
            <text:p>05E8</text:p>
          </table:table-cell>
          <table:table-cell office:value-type="string" calcext:value-type="string">
            <text:p>052B</text:p>
          </table:table-cell>
          <table:table-cell table:style-name="Default" office:value-type="string" calcext:value-type="string">
            <text:p>06A2</text:p>
          </table:table-cell>
          <table:table-cell office:value-type="float" office:value="95" calcext:value-type="float">
            <text:p>95</text:p>
          </table:table-cell>
          <table:table-cell table:formula="of:=DECIMAL([.A97];16)" office:value-type="float" office:value="1199" calcext:value-type="float">
            <text:p>1199</text:p>
          </table:table-cell>
          <table:table-cell table:formula="of:=DECIMAL([.B97];16)" office:value-type="float" office:value="1512" calcext:value-type="float">
            <text:p>1512</text:p>
          </table:table-cell>
          <table:table-cell table:formula="of:=DECIMAL([.C97];16)" office:value-type="float" office:value="1323" calcext:value-type="float">
            <text:p>1323</text:p>
          </table:table-cell>
          <table:table-cell table:formula="of:=DECIMAL([.D97];16)" office:value-type="float" office:value="1698" calcext:value-type="float">
            <text:p>1698</text:p>
          </table:table-cell>
          <table:table-cell/>
          <table:table-cell table:formula="of:=[.E97]-63.5" office:value-type="float" office:value="31.5" calcext:value-type="float">
            <text:p>31,5</text:p>
          </table:table-cell>
          <table:table-cell table:formula="of:=[.F$133]+[.F$137]*([.$K97])^2" office:value-type="float" office:value="1028.91063243544" calcext:value-type="float">
            <text:p>1028,9106324354</text:p>
          </table:table-cell>
          <table:table-cell table:formula="of:=[.G$133]+[.G$137]*([.$K97])^2" office:value-type="float" office:value="1210.08848784627" calcext:value-type="float">
            <text:p>1210,0884878463</text:p>
          </table:table-cell>
          <table:table-cell table:formula="of:=[.H$133]+[.H$137]*([.$K97])^2" office:value-type="float" office:value="1158.35077668581" calcext:value-type="float">
            <text:p>1158,3507766858</text:p>
          </table:table-cell>
          <table:table-cell table:formula="of:=[.I$133]+[.I$137]*([.$K97])^2" office:value-type="float" office:value="1321.18556441837" calcext:value-type="float">
            <text:p>1321,1855644184</text:p>
          </table:table-cell>
          <table:table-cell table:number-columns-repeated="2"/>
          <table:table-cell table:formula="of:=[.L97]-[.F97]" office:value-type="float" office:value="-170.089367564562" calcext:value-type="float">
            <text:p>-170,0893675646</text:p>
          </table:table-cell>
          <table:table-cell table:formula="of:=[.M97]-[.G97]" office:value-type="float" office:value="-301.911512153733" calcext:value-type="float">
            <text:p>-301,9115121537</text:p>
          </table:table-cell>
          <table:table-cell table:formula="of:=[.N97]-[.H97]" office:value-type="float" office:value="-164.649223314195" calcext:value-type="float">
            <text:p>-164,6492233142</text:p>
          </table:table-cell>
          <table:table-cell table:formula="of:=[.O97]-[.I97]" office:value-type="float" office:value="-376.814435581627" calcext:value-type="float">
            <text:p>-376,8144355816</text:p>
          </table:table-cell>
          <table:table-cell/>
          <table:table-cell table:formula="of:=[.R98]-[.R96]" office:value-type="float" office:value="-20.4240466748649" calcext:value-type="float">
            <text:p>-20,4240466749</text:p>
          </table:table-cell>
          <table:table-cell table:formula="of:=[.S98]-[.S96]" office:value-type="float" office:value="2.24933179000209" calcext:value-type="float">
            <text:p>2,24933179</text:p>
          </table:table-cell>
          <table:table-cell table:formula="of:=[.T98]-[.T96]" office:value-type="float" office:value="-20.2252981986278" calcext:value-type="float">
            <text:p>-20,2252981986</text:p>
          </table:table-cell>
          <table:table-cell table:formula="of:=[.U98]-[.U96]" office:value-type="float" office:value="8.46800818011093" calcext:value-type="float">
            <text:p>8,4680081801</text:p>
          </table:table-cell>
          <table:table-cell/>
          <table:table-cell table:formula="of:=[.F96]-[.F98]" office:value-type="float" office:value="14" calcext:value-type="float">
            <text:p>14</text:p>
          </table:table-cell>
          <table:table-cell table:formula="of:=[.G96]-[.G98]" office:value-type="float" office:value="51" calcext:value-type="float">
            <text:p>51</text:p>
          </table:table-cell>
          <table:table-cell table:formula="of:=[.H96]-[.H98]" office:value-type="float" office:value="21" calcext:value-type="float">
            <text:p>21</text:p>
          </table:table-cell>
          <table:table-cell table:formula="of:=[.I96]-[.I98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A8</text:p>
          </table:table-cell>
          <table:table-cell office:value-type="string" calcext:value-type="string">
            <text:p>05D4</text:p>
          </table:table-cell>
          <table:table-cell office:value-type="string" calcext:value-type="string">
            <text:p>0521</text:p>
          </table:table-cell>
          <table:table-cell table:style-name="Default" office:value-type="string" calcext:value-type="string">
            <text:p>067E</text:p>
          </table:table-cell>
          <table:table-cell office:value-type="float" office:value="96" calcext:value-type="float">
            <text:p>96</text:p>
          </table:table-cell>
          <table:table-cell table:formula="of:=DECIMAL([.A98];16)" office:value-type="float" office:value="1192" calcext:value-type="float">
            <text:p>1192</text:p>
          </table:table-cell>
          <table:table-cell table:formula="of:=DECIMAL([.B98];16)" office:value-type="float" office:value="1492" calcext:value-type="float">
            <text:p>1492</text:p>
          </table:table-cell>
          <table:table-cell table:formula="of:=DECIMAL([.C98];16)" office:value-type="float" office:value="1313" calcext:value-type="float">
            <text:p>1313</text:p>
          </table:table-cell>
          <table:table-cell table:formula="of:=DECIMAL([.D98];16)" office:value-type="float" office:value="1662" calcext:value-type="float">
            <text:p>1662</text:p>
          </table:table-cell>
          <table:table-cell/>
          <table:table-cell table:formula="of:=[.E98]-63.5" office:value-type="float" office:value="32.5" calcext:value-type="float">
            <text:p>32,5</text:p>
          </table:table-cell>
          <table:table-cell table:formula="of:=[.F$133]+[.F$137]*([.$K98])^2" office:value-type="float" office:value="1011.42540237836" calcext:value-type="float">
            <text:p>1011,4254023784</text:p>
          </table:table-cell>
          <table:table-cell table:formula="of:=[.G$133]+[.G$137]*([.$K98])^2" office:value-type="float" office:value="1185.32624367611" calcext:value-type="float">
            <text:p>1185,3262436761</text:p>
          </table:table-cell>
          <table:table-cell table:formula="of:=[.H$133]+[.H$137]*([.$K98])^2" office:value-type="float" office:value="1137.41094268015" calcext:value-type="float">
            <text:p>1137,4109426802</text:p>
          </table:table-cell>
          <table:table-cell table:formula="of:=[.I$133]+[.I$137]*([.$K98])^2" office:value-type="float" office:value="1295.01058444637" calcext:value-type="float">
            <text:p>1295,0105844464</text:p>
          </table:table-cell>
          <table:table-cell table:number-columns-repeated="2"/>
          <table:table-cell table:formula="of:=[.L98]-[.F98]" office:value-type="float" office:value="-180.574597621636" calcext:value-type="float">
            <text:p>-180,5745976216</text:p>
          </table:table-cell>
          <table:table-cell table:formula="of:=[.M98]-[.G98]" office:value-type="float" office:value="-306.673756323891" calcext:value-type="float">
            <text:p>-306,6737563239</text:p>
          </table:table-cell>
          <table:table-cell table:formula="of:=[.N98]-[.H98]" office:value-type="float" office:value="-175.589057319847" calcext:value-type="float">
            <text:p>-175,5890573198</text:p>
          </table:table-cell>
          <table:table-cell table:formula="of:=[.O98]-[.I98]" office:value-type="float" office:value="-366.989415553634" calcext:value-type="float">
            <text:p>-366,9894155536</text:p>
          </table:table-cell>
          <table:table-cell/>
          <table:table-cell table:formula="of:=[.R99]-[.R97]" office:value-type="float" office:value="-17.5168735534321" calcext:value-type="float">
            <text:p>-17,5168735534</text:p>
          </table:table-cell>
          <table:table-cell table:formula="of:=[.S99]-[.S97]" office:value-type="float" office:value="-11.2983084706327" calcext:value-type="float">
            <text:p>-11,2983084706</text:p>
          </table:table-cell>
          <table:table-cell table:formula="of:=[.T99]-[.T97]" office:value-type="float" office:value="-19.5340378239812" calcext:value-type="float">
            <text:p>-19,534037824</text:p>
          </table:table-cell>
          <table:table-cell table:formula="of:=[.U99]-[.U97]" office:value-type="float" office:value="6.83207193186036" calcext:value-type="float">
            <text:p>6,8320719319</text:p>
          </table:table-cell>
          <table:table-cell/>
          <table:table-cell table:formula="of:=[.F97]-[.F99]" office:value-type="float" office:value="18" calcext:value-type="float">
            <text:p>18</text:p>
          </table:table-cell>
          <table:table-cell table:formula="of:=[.G97]-[.G99]" office:value-type="float" office:value="39" calcext:value-type="float">
            <text:p>39</text:p>
          </table:table-cell>
          <table:table-cell table:formula="of:=[.H97]-[.H99]" office:value-type="float" office:value="23" calcext:value-type="float">
            <text:p>23</text:p>
          </table:table-cell>
          <table:table-cell table:formula="of:=[.I97]-[.I9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9D</text:p>
          </table:table-cell>
          <table:table-cell office:value-type="string" calcext:value-type="string">
            <text:p>05C1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0666</text:p>
          </table:table-cell>
          <table:table-cell office:value-type="float" office:value="97" calcext:value-type="float">
            <text:p>97</text:p>
          </table:table-cell>
          <table:table-cell table:formula="of:=DECIMAL([.A99];16)" office:value-type="float" office:value="1181" calcext:value-type="float">
            <text:p>1181</text:p>
          </table:table-cell>
          <table:table-cell table:formula="of:=DECIMAL([.B99];16)" office:value-type="float" office:value="1473" calcext:value-type="float">
            <text:p>1473</text:p>
          </table:table-cell>
          <table:table-cell table:formula="of:=DECIMAL([.C99];16)" office:value-type="float" office:value="1300" calcext:value-type="float">
            <text:p>1300</text:p>
          </table:table-cell>
          <table:table-cell table:formula="of:=DECIMAL([.D99];16)" office:value-type="float" office:value="1638" calcext:value-type="float">
            <text:p>1638</text:p>
          </table:table-cell>
          <table:table-cell/>
          <table:table-cell table:formula="of:=[.E99]-63.5" office:value-type="float" office:value="33.5" calcext:value-type="float">
            <text:p>33,5</text:p>
          </table:table-cell>
          <table:table-cell table:formula="of:=[.F$133]+[.F$137]*([.$K99])^2" office:value-type="float" office:value="993.393758882006" calcext:value-type="float">
            <text:p>993,393758882</text:p>
          </table:table-cell>
          <table:table-cell table:formula="of:=[.G$133]+[.G$137]*([.$K99])^2" office:value-type="float" office:value="1159.79017937563" calcext:value-type="float">
            <text:p>1159,7901793756</text:p>
          </table:table-cell>
          <table:table-cell table:formula="of:=[.H$133]+[.H$137]*([.$K99])^2" office:value-type="float" office:value="1115.81673886182" calcext:value-type="float">
            <text:p>1115,8167388618</text:p>
          </table:table-cell>
          <table:table-cell table:formula="of:=[.I$133]+[.I$137]*([.$K99])^2" office:value-type="float" office:value="1268.01763635023" calcext:value-type="float">
            <text:p>1268,0176363502</text:p>
          </table:table-cell>
          <table:table-cell table:number-columns-repeated="2"/>
          <table:table-cell table:formula="of:=[.L99]-[.F99]" office:value-type="float" office:value="-187.606241117994" calcext:value-type="float">
            <text:p>-187,606241118</text:p>
          </table:table-cell>
          <table:table-cell table:formula="of:=[.M99]-[.G99]" office:value-type="float" office:value="-313.209820624366" calcext:value-type="float">
            <text:p>-313,2098206244</text:p>
          </table:table-cell>
          <table:table-cell table:formula="of:=[.N99]-[.H99]" office:value-type="float" office:value="-184.183261138176" calcext:value-type="float">
            <text:p>-184,1832611382</text:p>
          </table:table-cell>
          <table:table-cell table:formula="of:=[.O99]-[.I99]" office:value-type="float" office:value="-369.982363649767" calcext:value-type="float">
            <text:p>-369,9823636498</text:p>
          </table:table-cell>
          <table:table-cell/>
          <table:table-cell table:formula="of:=[.R100]-[.R98]" office:value-type="float" office:value="-9.60970043199927" calcext:value-type="float">
            <text:p>-9,609700432</text:p>
          </table:table-cell>
          <table:table-cell table:formula="of:=[.S100]-[.S98]" office:value-type="float" office:value="-28.8459487312675" calcext:value-type="float">
            <text:p>-28,8459487313</text:p>
          </table:table-cell>
          <table:table-cell table:formula="of:=[.T100]-[.T98]" office:value-type="float" office:value="-12.8427774493346" calcext:value-type="float">
            <text:p>-12,8427774493</text:p>
          </table:table-cell>
          <table:table-cell table:formula="of:=[.U100]-[.U98]" office:value-type="float" office:value="-14.8038643163902" calcext:value-type="float">
            <text:p>-14,8038643164</text:p>
          </table:table-cell>
          <table:table-cell/>
          <table:table-cell table:formula="of:=[.F98]-[.F100]" office:value-type="float" office:value="27" calcext:value-type="float">
            <text:p>27</text:p>
          </table:table-cell>
          <table:table-cell table:formula="of:=[.G98]-[.G100]" office:value-type="float" office:value="23" calcext:value-type="float">
            <text:p>23</text:p>
          </table:table-cell>
          <table:table-cell table:formula="of:=[.H98]-[.H100]" office:value-type="float" office:value="31" calcext:value-type="float">
            <text:p>31</text:p>
          </table:table-cell>
          <table:table-cell table:formula="of:=[.I98]-[.I10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48D</text:p>
          </table:table-cell>
          <table:table-cell office:value-type="string" calcext:value-type="string">
            <text:p>05BD</text:p>
          </table:table-cell>
          <table:table-cell office:value-type="string" calcext:value-type="string">
            <text:p>0502</text:p>
          </table:table-cell>
          <table:table-cell office:value-type="string" calcext:value-type="string">
            <text:p>0656</text:p>
          </table:table-cell>
          <table:table-cell office:value-type="float" office:value="98" calcext:value-type="float">
            <text:p>98</text:p>
          </table:table-cell>
          <table:table-cell table:formula="of:=DECIMAL([.A100];16)" office:value-type="float" office:value="1165" calcext:value-type="float">
            <text:p>1165</text:p>
          </table:table-cell>
          <table:table-cell table:formula="of:=DECIMAL([.B100];16)" office:value-type="float" office:value="1469" calcext:value-type="float">
            <text:p>1469</text:p>
          </table:table-cell>
          <table:table-cell table:formula="of:=DECIMAL([.C100];16)" office:value-type="float" office:value="1282" calcext:value-type="float">
            <text:p>1282</text:p>
          </table:table-cell>
          <table:table-cell table:formula="of:=DECIMAL([.D100];16)" office:value-type="float" office:value="1622" calcext:value-type="float">
            <text:p>1622</text:p>
          </table:table-cell>
          <table:table-cell/>
          <table:table-cell table:formula="of:=[.E100]-63.5" office:value-type="float" office:value="34.5" calcext:value-type="float">
            <text:p>34,5</text:p>
          </table:table-cell>
          <table:table-cell table:formula="of:=[.F$133]+[.F$137]*([.$K100])^2" office:value-type="float" office:value="974.815701946364" calcext:value-type="float">
            <text:p>974,8157019464</text:p>
          </table:table-cell>
          <table:table-cell table:formula="of:=[.G$133]+[.G$137]*([.$K100])^2" office:value-type="float" office:value="1133.48029494484" calcext:value-type="float">
            <text:p>1133,4802949449</text:p>
          </table:table-cell>
          <table:table-cell table:formula="of:=[.H$133]+[.H$137]*([.$K100])^2" office:value-type="float" office:value="1093.56816523082" calcext:value-type="float">
            <text:p>1093,5681652308</text:p>
          </table:table-cell>
          <table:table-cell table:formula="of:=[.I$133]+[.I$137]*([.$K100])^2" office:value-type="float" office:value="1240.20672012998" calcext:value-type="float">
            <text:p>1240,20672013</text:p>
          </table:table-cell>
          <table:table-cell table:number-columns-repeated="2"/>
          <table:table-cell table:formula="of:=[.L100]-[.F100]" office:value-type="float" office:value="-190.184298053636" calcext:value-type="float">
            <text:p>-190,1842980536</text:p>
          </table:table-cell>
          <table:table-cell table:formula="of:=[.M100]-[.G100]" office:value-type="float" office:value="-335.519705055158" calcext:value-type="float">
            <text:p>-335,5197050552</text:p>
          </table:table-cell>
          <table:table-cell table:formula="of:=[.N100]-[.H100]" office:value-type="float" office:value="-188.431834769181" calcext:value-type="float">
            <text:p>-188,4318347692</text:p>
          </table:table-cell>
          <table:table-cell table:formula="of:=[.O100]-[.I100]" office:value-type="float" office:value="-381.793279870024" calcext:value-type="float">
            <text:p>-381,79327987</text:p>
          </table:table-cell>
          <table:table-cell/>
          <table:table-cell table:formula="of:=[.R101]-[.R99]" office:value-type="float" office:value="-1.70252731056644" calcext:value-type="float">
            <text:p>-1,7025273106</text:p>
          </table:table-cell>
          <table:table-cell table:formula="of:=[.S101]-[.S99]" office:value-type="float" office:value="-43.3935889919023" calcext:value-type="float">
            <text:p>-43,3935889919</text:p>
          </table:table-cell>
          <table:table-cell table:formula="of:=[.T101]-[.T99]" office:value-type="float" office:value="-4.15151707468772" calcext:value-type="float">
            <text:p>-4,1515170747</text:p>
          </table:table-cell>
          <table:table-cell table:formula="of:=[.U101]-[.U99]" office:value-type="float" office:value="-36.4398005646403" calcext:value-type="float">
            <text:p>-36,4398005646</text:p>
          </table:table-cell>
          <table:table-cell/>
          <table:table-cell table:formula="of:=[.F99]-[.F101]" office:value-type="float" office:value="36" calcext:value-type="float">
            <text:p>36</text:p>
          </table:table-cell>
          <table:table-cell table:formula="of:=[.G99]-[.G101]" office:value-type="float" office:value="10" calcext:value-type="float">
            <text:p>10</text:p>
          </table:table-cell>
          <table:table-cell table:formula="of:=[.H99]-[.H101]" office:value-type="float" office:value="41" calcext:value-type="float">
            <text:p>41</text:p>
          </table:table-cell>
          <table:table-cell table:formula="of:=[.I99]-[.I10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479</text:p>
          </table:table-cell>
          <table:table-cell office:value-type="string" calcext:value-type="string">
            <text:p>05B7</text:p>
          </table:table-cell>
          <table:table-cell table:style-name="Default" office:value-type="string" calcext:value-type="string">
            <text:p>04EB</text:p>
          </table:table-cell>
          <table:table-cell office:value-type="string" calcext:value-type="string">
            <text:p>0652</text:p>
          </table:table-cell>
          <table:table-cell office:value-type="float" office:value="99" calcext:value-type="float">
            <text:p>99</text:p>
          </table:table-cell>
          <table:table-cell table:formula="of:=DECIMAL([.A101];16)" office:value-type="float" office:value="1145" calcext:value-type="float">
            <text:p>1145</text:p>
          </table:table-cell>
          <table:table-cell table:formula="of:=DECIMAL([.B101];16)" office:value-type="float" office:value="1463" calcext:value-type="float">
            <text:p>1463</text:p>
          </table:table-cell>
          <table:table-cell table:formula="of:=DECIMAL([.C101];16)" office:value-type="float" office:value="1259" calcext:value-type="float">
            <text:p>1259</text:p>
          </table:table-cell>
          <table:table-cell table:formula="of:=DECIMAL([.D101];16)" office:value-type="float" office:value="1618" calcext:value-type="float">
            <text:p>1618</text:p>
          </table:table-cell>
          <table:table-cell/>
          <table:table-cell table:formula="of:=[.E101]-63.5" office:value-type="float" office:value="35.5" calcext:value-type="float">
            <text:p>35,5</text:p>
          </table:table-cell>
          <table:table-cell table:formula="of:=[.F$133]+[.F$137]*([.$K101])^2" office:value-type="float" office:value="955.691231571439" calcext:value-type="float">
            <text:p>955,6912315714</text:p>
          </table:table-cell>
          <table:table-cell table:formula="of:=[.G$133]+[.G$137]*([.$K101])^2" office:value-type="float" office:value="1106.39659038373" calcext:value-type="float">
            <text:p>1106,3965903837</text:p>
          </table:table-cell>
          <table:table-cell table:formula="of:=[.H$133]+[.H$137]*([.$K101])^2" office:value-type="float" office:value="1070.66522178714" calcext:value-type="float">
            <text:p>1070,6652217871</text:p>
          </table:table-cell>
          <table:table-cell table:formula="of:=[.I$133]+[.I$137]*([.$K101])^2" office:value-type="float" office:value="1211.57783578559" calcext:value-type="float">
            <text:p>1211,5778357856</text:p>
          </table:table-cell>
          <table:table-cell table:number-columns-repeated="2"/>
          <table:table-cell table:formula="of:=[.L101]-[.F101]" office:value-type="float" office:value="-189.308768428561" calcext:value-type="float">
            <text:p>-189,3087684286</text:p>
          </table:table-cell>
          <table:table-cell table:formula="of:=[.M101]-[.G101]" office:value-type="float" office:value="-356.603409616268" calcext:value-type="float">
            <text:p>-356,6034096163</text:p>
          </table:table-cell>
          <table:table-cell table:formula="of:=[.N101]-[.H101]" office:value-type="float" office:value="-188.334778212864" calcext:value-type="float">
            <text:p>-188,3347782129</text:p>
          </table:table-cell>
          <table:table-cell table:formula="of:=[.O101]-[.I101]" office:value-type="float" office:value="-406.422164214407" calcext:value-type="float">
            <text:p>-406,4221642144</text:p>
          </table:table-cell>
          <table:table-cell/>
          <table:table-cell table:formula="of:=[.R102]-[.R100]" office:value-type="float" office:value="-0.795354189133604" calcext:value-type="float">
            <text:p>-0,7953541891</text:p>
          </table:table-cell>
          <table:table-cell table:formula="of:=[.S102]-[.S100]" office:value-type="float" office:value="-48.9412292525371" calcext:value-type="float">
            <text:p>-48,9412292525</text:p>
          </table:table-cell>
          <table:table-cell table:formula="of:=[.T102]-[.T100]" office:value-type="float" office:value="-2.46025670004087" calcext:value-type="float">
            <text:p>-2,4602567</text:p>
          </table:table-cell>
          <table:table-cell table:formula="of:=[.U102]-[.U100]" office:value-type="float" office:value="-41.0757368128909" calcext:value-type="float">
            <text:p>-41,0757368129</text:p>
          </table:table-cell>
          <table:table-cell/>
          <table:table-cell table:formula="of:=[.F100]-[.F102]" office:value-type="float" office:value="38" calcext:value-type="float">
            <text:p>38</text:p>
          </table:table-cell>
          <table:table-cell table:formula="of:=[.G100]-[.G102]" office:value-type="float" office:value="6" calcext:value-type="float">
            <text:p>6</text:p>
          </table:table-cell>
          <table:table-cell table:formula="of:=[.H100]-[.H102]" office:value-type="float" office:value="44" calcext:value-type="float">
            <text:p>44</text:p>
          </table:table-cell>
          <table:table-cell table:formula="of:=[.I100]-[.I102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467</text:p>
          </table:table-cell>
          <table:table-cell office:value-type="string" calcext:value-type="string">
            <text:p>05B7</text:p>
          </table:table-cell>
          <table:table-cell office:value-type="string" calcext:value-type="string">
            <text:p>04D6</text:p>
          </table:table-cell>
          <table:table-cell office:value-type="string" calcext:value-type="string">
            <text:p>0645</text:p>
          </table:table-cell>
          <table:table-cell office:value-type="float" office:value="100" calcext:value-type="float">
            <text:p>100</text:p>
          </table:table-cell>
          <table:table-cell table:formula="of:=DECIMAL([.A102];16)" office:value-type="float" office:value="1127" calcext:value-type="float">
            <text:p>1127</text:p>
          </table:table-cell>
          <table:table-cell table:formula="of:=DECIMAL([.B102];16)" office:value-type="float" office:value="1463" calcext:value-type="float">
            <text:p>1463</text:p>
          </table:table-cell>
          <table:table-cell table:formula="of:=DECIMAL([.C102];16)" office:value-type="float" office:value="1238" calcext:value-type="float">
            <text:p>1238</text:p>
          </table:table-cell>
          <table:table-cell table:formula="of:=DECIMAL([.D102];16)" office:value-type="float" office:value="1605" calcext:value-type="float">
            <text:p>1605</text:p>
          </table:table-cell>
          <table:table-cell/>
          <table:table-cell table:formula="of:=[.E102]-63.5" office:value-type="float" office:value="36.5" calcext:value-type="float">
            <text:p>36,5</text:p>
          </table:table-cell>
          <table:table-cell table:formula="of:=[.F$133]+[.F$137]*([.$K102])^2" office:value-type="float" office:value="936.020347757231" calcext:value-type="float">
            <text:p>936,0203477572</text:p>
          </table:table-cell>
          <table:table-cell table:formula="of:=[.G$133]+[.G$137]*([.$K102])^2" office:value-type="float" office:value="1078.5390656923" calcext:value-type="float">
            <text:p>1078,5390656923</text:p>
          </table:table-cell>
          <table:table-cell table:formula="of:=[.H$133]+[.H$137]*([.$K102])^2" office:value-type="float" office:value="1047.10790853078" calcext:value-type="float">
            <text:p>1047,1079085308</text:p>
          </table:table-cell>
          <table:table-cell table:formula="of:=[.I$133]+[.I$137]*([.$K102])^2" office:value-type="float" office:value="1182.13098331708" calcext:value-type="float">
            <text:p>1182,1309833171</text:p>
          </table:table-cell>
          <table:table-cell table:number-columns-repeated="2"/>
          <table:table-cell table:formula="of:=[.L102]-[.F102]" office:value-type="float" office:value="-190.979652242769" calcext:value-type="float">
            <text:p>-190,9796522428</text:p>
          </table:table-cell>
          <table:table-cell table:formula="of:=[.M102]-[.G102]" office:value-type="float" office:value="-384.460934307695" calcext:value-type="float">
            <text:p>-384,4609343077</text:p>
          </table:table-cell>
          <table:table-cell table:formula="of:=[.N102]-[.H102]" office:value-type="float" office:value="-190.892091469222" calcext:value-type="float">
            <text:p>-190,8920914692</text:p>
          </table:table-cell>
          <table:table-cell table:formula="of:=[.O102]-[.I102]" office:value-type="float" office:value="-422.869016682915" calcext:value-type="float">
            <text:p>-422,8690166829</text:p>
          </table:table-cell>
          <table:table-cell/>
          <table:table-cell table:formula="of:=[.R103]-[.R101]" office:value-type="float" office:value="0.111818932299343" calcext:value-type="float">
            <text:p>0,1118189323</text:p>
          </table:table-cell>
          <table:table-cell table:formula="of:=[.S103]-[.S101]" office:value-type="float" office:value="-45.4888695131722" calcext:value-type="float">
            <text:p>-45,4888695132</text:p>
          </table:table-cell>
          <table:table-cell table:formula="of:=[.T103]-[.T101]" office:value-type="float" office:value="-1.76899632539426" calcext:value-type="float">
            <text:p>-1,7689963254</text:p>
          </table:table-cell>
          <table:table-cell table:formula="of:=[.U103]-[.U101]" office:value-type="float" office:value="-45.7116730611415" calcext:value-type="float">
            <text:p>-45,7116730611</text:p>
          </table:table-cell>
          <table:table-cell/>
          <table:table-cell table:formula="of:=[.F101]-[.F103]" office:value-type="float" office:value="40" calcext:value-type="float">
            <text:p>40</text:p>
          </table:table-cell>
          <table:table-cell table:formula="of:=[.G101]-[.G103]" office:value-type="float" office:value="11" calcext:value-type="float">
            <text:p>11</text:p>
          </table:table-cell>
          <table:table-cell table:formula="of:=[.H101]-[.H103]" office:value-type="float" office:value="46" calcext:value-type="float">
            <text:p>46</text:p>
          </table:table-cell>
          <table:table-cell table:formula="of:=[.I101]-[.I10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451</text:p>
          </table:table-cell>
          <table:table-cell office:value-type="string" calcext:value-type="string">
            <text:p>05AC</text:p>
          </table:table-cell>
          <table:table-cell office:value-type="string" calcext:value-type="string">
            <text:p>04BD</text:p>
          </table:table-cell>
          <table:table-cell office:value-type="string" calcext:value-type="string">
            <text:p>0644</text:p>
          </table:table-cell>
          <table:table-cell office:value-type="float" office:value="101" calcext:value-type="float">
            <text:p>101</text:p>
          </table:table-cell>
          <table:table-cell table:formula="of:=DECIMAL([.A103];16)" office:value-type="float" office:value="1105" calcext:value-type="float">
            <text:p>1105</text:p>
          </table:table-cell>
          <table:table-cell table:formula="of:=DECIMAL([.B103];16)" office:value-type="float" office:value="1452" calcext:value-type="float">
            <text:p>1452</text:p>
          </table:table-cell>
          <table:table-cell table:formula="of:=DECIMAL([.C103];16)" office:value-type="float" office:value="1213" calcext:value-type="float">
            <text:p>1213</text:p>
          </table:table-cell>
          <table:table-cell table:formula="of:=DECIMAL([.D103];16)" office:value-type="float" office:value="1604" calcext:value-type="float">
            <text:p>1604</text:p>
          </table:table-cell>
          <table:table-cell/>
          <table:table-cell table:formula="of:=[.E103]-63.5" office:value-type="float" office:value="37.5" calcext:value-type="float">
            <text:p>37,5</text:p>
          </table:table-cell>
          <table:table-cell table:formula="of:=[.F$133]+[.F$137]*([.$K103])^2" office:value-type="float" office:value="915.803050503739" calcext:value-type="float">
            <text:p>915,8030505037</text:p>
          </table:table-cell>
          <table:table-cell table:formula="of:=[.G$133]+[.G$137]*([.$K103])^2" office:value-type="float" office:value="1049.90772087056" calcext:value-type="float">
            <text:p>1049,9077208706</text:p>
          </table:table-cell>
          <table:table-cell table:formula="of:=[.H$133]+[.H$137]*([.$K103])^2" office:value-type="float" office:value="1022.89622546174" calcext:value-type="float">
            <text:p>1022,8962254618</text:p>
          </table:table-cell>
          <table:table-cell table:formula="of:=[.I$133]+[.I$137]*([.$K103])^2" office:value-type="float" office:value="1151.86616272445" calcext:value-type="float">
            <text:p>1151,8661627245</text:p>
          </table:table-cell>
          <table:table-cell table:number-columns-repeated="2"/>
          <table:table-cell table:formula="of:=[.L103]-[.F103]" office:value-type="float" office:value="-189.196949496261" calcext:value-type="float">
            <text:p>-189,1969494963</text:p>
          </table:table-cell>
          <table:table-cell table:formula="of:=[.M103]-[.G103]" office:value-type="float" office:value="-402.09227912944" calcext:value-type="float">
            <text:p>-402,0922791294</text:p>
          </table:table-cell>
          <table:table-cell table:formula="of:=[.N103]-[.H103]" office:value-type="float" office:value="-190.103774538258" calcext:value-type="float">
            <text:p>-190,1037745383</text:p>
          </table:table-cell>
          <table:table-cell table:formula="of:=[.O103]-[.I103]" office:value-type="float" office:value="-452.133837275549" calcext:value-type="float">
            <text:p>-452,1338372755</text:p>
          </table:table-cell>
          <table:table-cell/>
          <table:table-cell table:formula="of:=[.R104]-[.R102]" office:value-type="float" office:value="3.01899205373218" calcext:value-type="float">
            <text:p>3,0189920537</text:p>
          </table:table-cell>
          <table:table-cell table:formula="of:=[.S104]-[.S102]" office:value-type="float" office:value="-35.036509773807" calcext:value-type="float">
            <text:p>-35,0365097738</text:p>
          </table:table-cell>
          <table:table-cell table:formula="of:=[.T104]-[.T102]" office:value-type="float" office:value="0.922264049252476" calcext:value-type="float">
            <text:p>0,9222640493</text:p>
          </table:table-cell>
          <table:table-cell table:formula="of:=[.U104]-[.U102]" office:value-type="float" office:value="-54.3476093093918" calcext:value-type="float">
            <text:p>-54,3476093094</text:p>
          </table:table-cell>
          <table:table-cell/>
          <table:table-cell table:formula="of:=[.F102]-[.F104]" office:value-type="float" office:value="44" calcext:value-type="float">
            <text:p>44</text:p>
          </table:table-cell>
          <table:table-cell table:formula="of:=[.G102]-[.G104]" office:value-type="float" office:value="23" calcext:value-type="float">
            <text:p>23</text:p>
          </table:table-cell>
          <table:table-cell table:formula="of:=[.H102]-[.H104]" office:value-type="float" office:value="50" calcext:value-type="float">
            <text:p>50</text:p>
          </table:table-cell>
          <table:table-cell table:formula="of:=[.I102]-[.I10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43B</text:p>
          </table:table-cell>
          <table:table-cell office:value-type="string" calcext:value-type="string">
            <text:p>05A0</text:p>
          </table:table-cell>
          <table:table-cell office:value-type="string" calcext:value-type="string">
            <text:p>04A4</text:p>
          </table:table-cell>
          <table:table-cell office:value-type="string" calcext:value-type="string">
            <text:p>063E</text:p>
          </table:table-cell>
          <table:table-cell office:value-type="float" office:value="102" calcext:value-type="float">
            <text:p>102</text:p>
          </table:table-cell>
          <table:table-cell table:formula="of:=DECIMAL([.A104];16)" office:value-type="float" office:value="1083" calcext:value-type="float">
            <text:p>1083</text:p>
          </table:table-cell>
          <table:table-cell table:formula="of:=DECIMAL([.B104];16)" office:value-type="float" office:value="1440" calcext:value-type="float">
            <text:p>1440</text:p>
          </table:table-cell>
          <table:table-cell table:formula="of:=DECIMAL([.C104];16)" office:value-type="float" office:value="1188" calcext:value-type="float">
            <text:p>1188</text:p>
          </table:table-cell>
          <table:table-cell table:formula="of:=DECIMAL([.D104];16)" office:value-type="float" office:value="1598" calcext:value-type="float">
            <text:p>1598</text:p>
          </table:table-cell>
          <table:table-cell/>
          <table:table-cell table:formula="of:=[.E104]-63.5" office:value-type="float" office:value="38.5" calcext:value-type="float">
            <text:p>38,5</text:p>
          </table:table-cell>
          <table:table-cell table:formula="of:=[.F$133]+[.F$137]*([.$K104])^2" office:value-type="float" office:value="895.039339810963" calcext:value-type="float">
            <text:p>895,039339811</text:p>
          </table:table-cell>
          <table:table-cell table:formula="of:=[.G$133]+[.G$137]*([.$K104])^2" office:value-type="float" office:value="1020.5025559185" calcext:value-type="float">
            <text:p>1020,5025559185</text:p>
          </table:table-cell>
          <table:table-cell table:formula="of:=[.H$133]+[.H$137]*([.$K104])^2" office:value-type="float" office:value="998.03017258003" calcext:value-type="float">
            <text:p>998,03017258</text:p>
          </table:table-cell>
          <table:table-cell table:formula="of:=[.I$133]+[.I$137]*([.$K104])^2" office:value-type="float" office:value="1120.78337400769" calcext:value-type="float">
            <text:p>1120,7833740077</text:p>
          </table:table-cell>
          <table:table-cell table:number-columns-repeated="2"/>
          <table:table-cell table:formula="of:=[.L104]-[.F104]" office:value-type="float" office:value="-187.960660189037" calcext:value-type="float">
            <text:p>-187,960660189</text:p>
          </table:table-cell>
          <table:table-cell table:formula="of:=[.M104]-[.G104]" office:value-type="float" office:value="-419.497444081502" calcext:value-type="float">
            <text:p>-419,4974440815</text:p>
          </table:table-cell>
          <table:table-cell table:formula="of:=[.N104]-[.H104]" office:value-type="float" office:value="-189.96982741997" calcext:value-type="float">
            <text:p>-189,96982742</text:p>
          </table:table-cell>
          <table:table-cell table:formula="of:=[.O104]-[.I104]" office:value-type="float" office:value="-477.216625992307" calcext:value-type="float">
            <text:p>-477,2166259923</text:p>
          </table:table-cell>
          <table:table-cell/>
          <table:table-cell table:formula="of:=[.R105]-[.R103]" office:value-type="float" office:value="-5.07383482483499" calcext:value-type="float">
            <text:p>-5,0738348248</text:p>
          </table:table-cell>
          <table:table-cell table:formula="of:=[.S105]-[.S103]" office:value-type="float" office:value="-28.5841500344418" calcext:value-type="float">
            <text:p>-28,5841500344</text:p>
          </table:table-cell>
          <table:table-cell table:formula="of:=[.T105]-[.T103]" office:value-type="float" office:value="-4.38647557610079" calcext:value-type="float">
            <text:p>-4,3864755761</text:p>
          </table:table-cell>
          <table:table-cell table:formula="of:=[.U105]-[.U103]" office:value-type="float" office:value="-42.9835455576424" calcext:value-type="float">
            <text:p>-42,9835455576</text:p>
          </table:table-cell>
          <table:table-cell/>
          <table:table-cell table:formula="of:=[.F103]-[.F105]" office:value-type="float" office:value="37" calcext:value-type="float">
            <text:p>37</text:p>
          </table:table-cell>
          <table:table-cell table:formula="of:=[.G103]-[.G105]" office:value-type="float" office:value="31" calcext:value-type="float">
            <text:p>31</text:p>
          </table:table-cell>
          <table:table-cell table:formula="of:=[.H103]-[.H105]" office:value-type="float" office:value="46" calcext:value-type="float">
            <text:p>46</text:p>
          </table:table-cell>
          <table:table-cell table:formula="of:=[.I103]-[.I10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42C</text:p>
          </table:table-cell>
          <table:table-cell office:value-type="string" calcext:value-type="string">
            <text:p>058D</text:p>
          </table:table-cell>
          <table:table-cell office:value-type="string" calcext:value-type="string">
            <text:p>048F</text:p>
          </table:table-cell>
          <table:table-cell office:value-type="string" calcext:value-type="string">
            <text:p>0630</text:p>
          </table:table-cell>
          <table:table-cell office:value-type="float" office:value="103" calcext:value-type="float">
            <text:p>103</text:p>
          </table:table-cell>
          <table:table-cell table:formula="of:=DECIMAL([.A105];16)" office:value-type="float" office:value="1068" calcext:value-type="float">
            <text:p>1068</text:p>
          </table:table-cell>
          <table:table-cell table:formula="of:=DECIMAL([.B105];16)" office:value-type="float" office:value="1421" calcext:value-type="float">
            <text:p>1421</text:p>
          </table:table-cell>
          <table:table-cell table:formula="of:=DECIMAL([.C105];16)" office:value-type="float" office:value="1167" calcext:value-type="float">
            <text:p>1167</text:p>
          </table:table-cell>
          <table:table-cell table:formula="of:=DECIMAL([.D105];16)" office:value-type="float" office:value="1584" calcext:value-type="float">
            <text:p>1584</text:p>
          </table:table-cell>
          <table:table-cell/>
          <table:table-cell table:formula="of:=[.E105]-63.5" office:value-type="float" office:value="39.5" calcext:value-type="float">
            <text:p>39,5</text:p>
          </table:table-cell>
          <table:table-cell table:formula="of:=[.F$133]+[.F$137]*([.$K105])^2" office:value-type="float" office:value="873.729215678904" calcext:value-type="float">
            <text:p>873,7292156789</text:p>
          </table:table-cell>
          <table:table-cell table:formula="of:=[.G$133]+[.G$137]*([.$K105])^2" office:value-type="float" office:value="990.323570836118" calcext:value-type="float">
            <text:p>990,3235708361</text:p>
          </table:table-cell>
          <table:table-cell table:formula="of:=[.H$133]+[.H$137]*([.$K105])^2" office:value-type="float" office:value="972.509749885641" calcext:value-type="float">
            <text:p>972,5097498856</text:p>
          </table:table-cell>
          <table:table-cell table:formula="of:=[.I$133]+[.I$137]*([.$K105])^2" office:value-type="float" office:value="1088.88261716681" calcext:value-type="float">
            <text:p>1088,8826171668</text:p>
          </table:table-cell>
          <table:table-cell table:number-columns-repeated="2"/>
          <table:table-cell table:formula="of:=[.L105]-[.F105]" office:value-type="float" office:value="-194.270784321096" calcext:value-type="float">
            <text:p>-194,2707843211</text:p>
          </table:table-cell>
          <table:table-cell table:formula="of:=[.M105]-[.G105]" office:value-type="float" office:value="-430.676429163882" calcext:value-type="float">
            <text:p>-430,6764291639</text:p>
          </table:table-cell>
          <table:table-cell table:formula="of:=[.N105]-[.H105]" office:value-type="float" office:value="-194.490250114359" calcext:value-type="float">
            <text:p>-194,4902501144</text:p>
          </table:table-cell>
          <table:table-cell table:formula="of:=[.O105]-[.I105]" office:value-type="float" office:value="-495.117382833191" calcext:value-type="float">
            <text:p>-495,1173828332</text:p>
          </table:table-cell>
          <table:table-cell/>
          <table:table-cell table:formula="of:=[.R106]-[.R104]" office:value-type="float" office:value="-17.1666617034022" calcext:value-type="float">
            <text:p>-17,1666617034</text:p>
          </table:table-cell>
          <table:table-cell table:formula="of:=[.S106]-[.S104]" office:value-type="float" office:value="-30.1317902950766" calcext:value-type="float">
            <text:p>-30,1317902951</text:p>
          </table:table-cell>
          <table:table-cell table:formula="of:=[.T106]-[.T104]" office:value-type="float" office:value="-15.6952152014541" calcext:value-type="float">
            <text:p>-15,6952152015</text:p>
          </table:table-cell>
          <table:table-cell table:formula="of:=[.U106]-[.U104]" office:value-type="float" office:value="-29.6194818058927" calcext:value-type="float">
            <text:p>-29,6194818059</text:p>
          </table:table-cell>
          <table:table-cell/>
          <table:table-cell table:formula="of:=[.F104]-[.F106]" office:value-type="float" office:value="26" calcext:value-type="float">
            <text:p>26</text:p>
          </table:table-cell>
          <table:table-cell table:formula="of:=[.G104]-[.G106]" office:value-type="float" office:value="31" calcext:value-type="float">
            <text:p>31</text:p>
          </table:table-cell>
          <table:table-cell table:formula="of:=[.H104]-[.H106]" office:value-type="float" office:value="36" calcext:value-type="float">
            <text:p>36</text:p>
          </table:table-cell>
          <table:table-cell table:formula="of:=[.I104]-[.I10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421</text:p>
          </table:table-cell>
          <table:table-cell office:value-type="string" calcext:value-type="string">
            <text:p>0581</text:p>
          </table:table-cell>
          <table:table-cell office:value-type="string" calcext:value-type="string">
            <text:p>0480</text:p>
          </table:table-cell>
          <table:table-cell office:value-type="string" calcext:value-type="string">
            <text:p>061B</text:p>
          </table:table-cell>
          <table:table-cell office:value-type="float" office:value="104" calcext:value-type="float">
            <text:p>104</text:p>
          </table:table-cell>
          <table:table-cell table:formula="of:=DECIMAL([.A106];16)" office:value-type="float" office:value="1057" calcext:value-type="float">
            <text:p>1057</text:p>
          </table:table-cell>
          <table:table-cell table:formula="of:=DECIMAL([.B106];16)" office:value-type="float" office:value="1409" calcext:value-type="float">
            <text:p>1409</text:p>
          </table:table-cell>
          <table:table-cell table:formula="of:=DECIMAL([.C106];16)" office:value-type="float" office:value="1152" calcext:value-type="float">
            <text:p>1152</text:p>
          </table:table-cell>
          <table:table-cell table:formula="of:=DECIMAL([.D106];16)" office:value-type="float" office:value="1563" calcext:value-type="float">
            <text:p>1563</text:p>
          </table:table-cell>
          <table:table-cell/>
          <table:table-cell table:formula="of:=[.E106]-63.5" office:value-type="float" office:value="40.5" calcext:value-type="float">
            <text:p>40,5</text:p>
          </table:table-cell>
          <table:table-cell table:formula="of:=[.F$133]+[.F$137]*([.$K106])^2" office:value-type="float" office:value="851.872678107561" calcext:value-type="float">
            <text:p>851,8726781076</text:p>
          </table:table-cell>
          <table:table-cell table:formula="of:=[.G$133]+[.G$137]*([.$K106])^2" office:value-type="float" office:value="959.370765623421" calcext:value-type="float">
            <text:p>959,3707656234</text:p>
          </table:table-cell>
          <table:table-cell table:formula="of:=[.H$133]+[.H$137]*([.$K106])^2" office:value-type="float" office:value="946.334957378576" calcext:value-type="float">
            <text:p>946,3349573786</text:p>
          </table:table-cell>
          <table:table-cell table:formula="of:=[.I$133]+[.I$137]*([.$K106])^2" office:value-type="float" office:value="1056.1638922018" calcext:value-type="float">
            <text:p>1056,1638922018</text:p>
          </table:table-cell>
          <table:table-cell table:number-columns-repeated="2"/>
          <table:table-cell table:formula="of:=[.L106]-[.F106]" office:value-type="float" office:value="-205.127321892439" calcext:value-type="float">
            <text:p>-205,1273218924</text:p>
          </table:table-cell>
          <table:table-cell table:formula="of:=[.M106]-[.G106]" office:value-type="float" office:value="-449.629234376579" calcext:value-type="float">
            <text:p>-449,6292343766</text:p>
          </table:table-cell>
          <table:table-cell table:formula="of:=[.N106]-[.H106]" office:value-type="float" office:value="-205.665042621424" calcext:value-type="float">
            <text:p>-205,6650426214</text:p>
          </table:table-cell>
          <table:table-cell table:formula="of:=[.O106]-[.I106]" office:value-type="float" office:value="-506.8361077982" calcext:value-type="float">
            <text:p>-506,8361077982</text:p>
          </table:table-cell>
          <table:table-cell/>
          <table:table-cell table:formula="of:=[.R107]-[.R105]" office:value-type="float" office:value="-19.2594885819693" calcext:value-type="float">
            <text:p>-19,259488582</text:p>
          </table:table-cell>
          <table:table-cell table:formula="of:=[.S107]-[.S105]" office:value-type="float" office:value="-29.6794305557115" calcext:value-type="float">
            <text:p>-29,6794305557</text:p>
          </table:table-cell>
          <table:table-cell table:formula="of:=[.T107]-[.T105]" office:value-type="float" office:value="-22.0039548268073" calcext:value-type="float">
            <text:p>-22,0039548268</text:p>
          </table:table-cell>
          <table:table-cell table:formula="of:=[.U107]-[.U105]" office:value-type="float" office:value="-33.2554180541431" calcext:value-type="float">
            <text:p>-33,2554180541</text:p>
          </table:table-cell>
          <table:table-cell/>
          <table:table-cell table:formula="of:=[.F105]-[.F107]" office:value-type="float" office:value="25" calcext:value-type="float">
            <text:p>25</text:p>
          </table:table-cell>
          <table:table-cell table:formula="of:=[.G105]-[.G107]" office:value-type="float" office:value="33" calcext:value-type="float">
            <text:p>33</text:p>
          </table:table-cell>
          <table:table-cell table:formula="of:=[.H105]-[.H107]" office:value-type="float" office:value="31" calcext:value-type="float">
            <text:p>31</text:p>
          </table:table-cell>
          <table:table-cell table:formula="of:=[.I105]-[.I107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413</text:p>
          </table:table-cell>
          <table:table-cell office:value-type="string" calcext:value-type="string">
            <text:p>056C</text:p>
          </table:table-cell>
          <table:table-cell office:value-type="string" calcext:value-type="string">
            <text:p>0470</text:p>
          </table:table-cell>
          <table:table-cell office:value-type="string" calcext:value-type="string">
            <text:p>060F</text:p>
          </table:table-cell>
          <table:table-cell office:value-type="float" office:value="105" calcext:value-type="float">
            <text:p>105</text:p>
          </table:table-cell>
          <table:table-cell table:formula="of:=DECIMAL([.A107];16)" office:value-type="float" office:value="1043" calcext:value-type="float">
            <text:p>1043</text:p>
          </table:table-cell>
          <table:table-cell table:formula="of:=DECIMAL([.B107];16)" office:value-type="float" office:value="1388" calcext:value-type="float">
            <text:p>1388</text:p>
          </table:table-cell>
          <table:table-cell table:formula="of:=DECIMAL([.C107];16)" office:value-type="float" office:value="1136" calcext:value-type="float">
            <text:p>1136</text:p>
          </table:table-cell>
          <table:table-cell table:formula="of:=DECIMAL([.D107];16)" office:value-type="float" office:value="1551" calcext:value-type="float">
            <text:p>1551</text:p>
          </table:table-cell>
          <table:table-cell/>
          <table:table-cell table:formula="of:=[.E107]-63.5" office:value-type="float" office:value="41.5" calcext:value-type="float">
            <text:p>41,5</text:p>
          </table:table-cell>
          <table:table-cell table:formula="of:=[.F$133]+[.F$137]*([.$K107])^2" office:value-type="float" office:value="829.469727096934" calcext:value-type="float">
            <text:p>829,4697270969</text:p>
          </table:table-cell>
          <table:table-cell table:formula="of:=[.G$133]+[.G$137]*([.$K107])^2" office:value-type="float" office:value="927.644140280407" calcext:value-type="float">
            <text:p>927,6441402804</text:p>
          </table:table-cell>
          <table:table-cell table:formula="of:=[.H$133]+[.H$137]*([.$K107])^2" office:value-type="float" office:value="919.505795058834" calcext:value-type="float">
            <text:p>919,5057950588</text:p>
          </table:table-cell>
          <table:table-cell table:formula="of:=[.I$133]+[.I$137]*([.$K107])^2" office:value-type="float" office:value="1022.62719911267" calcext:value-type="float">
            <text:p>1022,6271991127</text:p>
          </table:table-cell>
          <table:table-cell table:number-columns-repeated="2"/>
          <table:table-cell table:formula="of:=[.L107]-[.F107]" office:value-type="float" office:value="-213.530272903066" calcext:value-type="float">
            <text:p>-213,5302729031</text:p>
          </table:table-cell>
          <table:table-cell table:formula="of:=[.M107]-[.G107]" office:value-type="float" office:value="-460.355859719594" calcext:value-type="float">
            <text:p>-460,3558597196</text:p>
          </table:table-cell>
          <table:table-cell table:formula="of:=[.N107]-[.H107]" office:value-type="float" office:value="-216.494204941166" calcext:value-type="float">
            <text:p>-216,4942049412</text:p>
          </table:table-cell>
          <table:table-cell table:formula="of:=[.O107]-[.I107]" office:value-type="float" office:value="-528.372800887334" calcext:value-type="float">
            <text:p>-528,3728008873</text:p>
          </table:table-cell>
          <table:table-cell/>
          <table:table-cell table:formula="of:=[.R108]-[.R106]" office:value-type="float" office:value="-20.3523154605364" calcext:value-type="float">
            <text:p>-20,3523154605</text:p>
          </table:table-cell>
          <table:table-cell table:formula="of:=[.S108]-[.S106]" office:value-type="float" office:value="-34.2270708163463" calcext:value-type="float">
            <text:p>-34,2270708163</text:p>
          </table:table-cell>
          <table:table-cell table:formula="of:=[.T108]-[.T106]" office:value-type="float" office:value="-24.3126944521605" calcext:value-type="float">
            <text:p>-24,3126944522</text:p>
          </table:table-cell>
          <table:table-cell table:formula="of:=[.U108]-[.U106]" office:value-type="float" office:value="-35.8913543023937" calcext:value-type="float">
            <text:p>-35,8913543024</text:p>
          </table:table-cell>
          <table:table-cell/>
          <table:table-cell table:formula="of:=[.F106]-[.F108]" office:value-type="float" office:value="25" calcext:value-type="float">
            <text:p>25</text:p>
          </table:table-cell>
          <table:table-cell table:formula="of:=[.G106]-[.G108]" office:value-type="float" office:value="30" calcext:value-type="float">
            <text:p>30</text:p>
          </table:table-cell>
          <table:table-cell table:formula="of:=[.H106]-[.H108]" office:value-type="float" office:value="30" calcext:value-type="float">
            <text:p>30</text:p>
          </table:table-cell>
          <table:table-cell table:formula="of:=[.I106]-[.I108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string" calcext:value-type="string">
            <text:p>0563</text:p>
          </table:table-cell>
          <table:table-cell office:value-type="string" calcext:value-type="string">
            <text:p>0462</text:p>
          </table:table-cell>
          <table:table-cell office:value-type="string" calcext:value-type="string">
            <text:p>05FB</text:p>
          </table:table-cell>
          <table:table-cell office:value-type="float" office:value="106" calcext:value-type="float">
            <text:p>106</text:p>
          </table:table-cell>
          <table:table-cell table:formula="of:=DECIMAL([.A108];16)" office:value-type="float" office:value="1032" calcext:value-type="float">
            <text:p>1032</text:p>
          </table:table-cell>
          <table:table-cell table:formula="of:=DECIMAL([.B108];16)" office:value-type="float" office:value="1379" calcext:value-type="float">
            <text:p>1379</text:p>
          </table:table-cell>
          <table:table-cell table:formula="of:=DECIMAL([.C108];16)" office:value-type="float" office:value="1122" calcext:value-type="float">
            <text:p>1122</text:p>
          </table:table-cell>
          <table:table-cell table:formula="of:=DECIMAL([.D108];16)" office:value-type="float" office:value="1531" calcext:value-type="float">
            <text:p>1531</text:p>
          </table:table-cell>
          <table:table-cell/>
          <table:table-cell table:formula="of:=[.E108]-63.5" office:value-type="float" office:value="42.5" calcext:value-type="float">
            <text:p>42,5</text:p>
          </table:table-cell>
          <table:table-cell table:formula="of:=[.F$133]+[.F$137]*([.$K108])^2" office:value-type="float" office:value="806.520362647025" calcext:value-type="float">
            <text:p>806,520362647</text:p>
          </table:table-cell>
          <table:table-cell table:formula="of:=[.G$133]+[.G$137]*([.$K108])^2" office:value-type="float" office:value="895.143694807075" calcext:value-type="float">
            <text:p>895,1436948071</text:p>
          </table:table-cell>
          <table:table-cell table:formula="of:=[.H$133]+[.H$137]*([.$K108])^2" office:value-type="float" office:value="892.022262926416" calcext:value-type="float">
            <text:p>892,0222629264</text:p>
          </table:table-cell>
          <table:table-cell table:formula="of:=[.I$133]+[.I$137]*([.$K108])^2" office:value-type="float" office:value="988.272537899406" calcext:value-type="float">
            <text:p>988,2725378994</text:p>
          </table:table-cell>
          <table:table-cell table:number-columns-repeated="2"/>
          <table:table-cell table:formula="of:=[.L108]-[.F108]" office:value-type="float" office:value="-225.479637352975" calcext:value-type="float">
            <text:p>-225,479637353</text:p>
          </table:table-cell>
          <table:table-cell table:formula="of:=[.M108]-[.G108]" office:value-type="float" office:value="-483.856305192925" calcext:value-type="float">
            <text:p>-483,8563051929</text:p>
          </table:table-cell>
          <table:table-cell table:formula="of:=[.N108]-[.H108]" office:value-type="float" office:value="-229.977737073584" calcext:value-type="float">
            <text:p>-229,9777370736</text:p>
          </table:table-cell>
          <table:table-cell table:formula="of:=[.O108]-[.I108]" office:value-type="float" office:value="-542.727462100594" calcext:value-type="float">
            <text:p>-542,7274621006</text:p>
          </table:table-cell>
          <table:table-cell/>
          <table:table-cell table:formula="of:=[.R109]-[.R107]" office:value-type="float" office:value="-23.4451423391035" calcext:value-type="float">
            <text:p>-23,4451423391</text:p>
          </table:table-cell>
          <table:table-cell table:formula="of:=[.S109]-[.S107]" office:value-type="float" office:value="-41.7747110769813" calcext:value-type="float">
            <text:p>-41,774711077</text:p>
          </table:table-cell>
          <table:table-cell table:formula="of:=[.T109]-[.T107]" office:value-type="float" office:value="-25.6214340775138" calcext:value-type="float">
            <text:p>-25,6214340775</text:p>
          </table:table-cell>
          <table:table-cell table:formula="of:=[.U109]-[.U107]" office:value-type="float" office:value="-34.5272905506441" calcext:value-type="float">
            <text:p>-34,5272905506</text:p>
          </table:table-cell>
          <table:table-cell/>
          <table:table-cell table:formula="of:=[.F107]-[.F109]" office:value-type="float" office:value="23" calcext:value-type="float">
            <text:p>23</text:p>
          </table:table-cell>
          <table:table-cell table:formula="of:=[.G107]-[.G109]" office:value-type="float" office:value="24" calcext:value-type="float">
            <text:p>24</text:p>
          </table:table-cell>
          <table:table-cell table:formula="of:=[.H107]-[.H109]" office:value-type="float" office:value="30" calcext:value-type="float">
            <text:p>30</text:p>
          </table:table-cell>
          <table:table-cell table:formula="of:=[.I107]-[.I109]" office:value-type="float" office:value="35" calcext:value-type="float">
            <text:p>35</text:p>
          </table:table-cell>
        </table:table-row>
        <table:table-row table:style-name="ro1">
          <table:table-cell table:style-name="Default" office:value-type="string" calcext:value-type="string">
            <text:p>03FC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0452</text:p>
          </table:table-cell>
          <table:table-cell office:value-type="string" calcext:value-type="string">
            <text:p>05EC</text:p>
          </table:table-cell>
          <table:table-cell office:value-type="float" office:value="107" calcext:value-type="float">
            <text:p>107</text:p>
          </table:table-cell>
          <table:table-cell table:formula="of:=DECIMAL([.A109];16)" office:value-type="float" office:value="1020" calcext:value-type="float">
            <text:p>1020</text:p>
          </table:table-cell>
          <table:table-cell table:formula="of:=DECIMAL([.B109];16)" office:value-type="float" office:value="1364" calcext:value-type="float">
            <text:p>1364</text:p>
          </table:table-cell>
          <table:table-cell table:formula="of:=DECIMAL([.C109];16)" office:value-type="float" office:value="1106" calcext:value-type="float">
            <text:p>1106</text:p>
          </table:table-cell>
          <table:table-cell table:formula="of:=DECIMAL([.D109];16)" office:value-type="float" office:value="1516" calcext:value-type="float">
            <text:p>1516</text:p>
          </table:table-cell>
          <table:table-cell/>
          <table:table-cell table:formula="of:=[.E109]-63.5" office:value-type="float" office:value="43.5" calcext:value-type="float">
            <text:p>43,5</text:p>
          </table:table-cell>
          <table:table-cell table:formula="of:=[.F$133]+[.F$137]*([.$K109])^2" office:value-type="float" office:value="783.024584757831" calcext:value-type="float">
            <text:p>783,0245847578</text:p>
          </table:table-cell>
          <table:table-cell table:formula="of:=[.G$133]+[.G$137]*([.$K109])^2" office:value-type="float" office:value="861.869429203425" calcext:value-type="float">
            <text:p>861,8694292034</text:p>
          </table:table-cell>
          <table:table-cell table:formula="of:=[.H$133]+[.H$137]*([.$K109])^2" office:value-type="float" office:value="863.88436098132" calcext:value-type="float">
            <text:p>863,8843609813</text:p>
          </table:table-cell>
          <table:table-cell table:formula="of:=[.I$133]+[.I$137]*([.$K109])^2" office:value-type="float" office:value="953.099908562022" calcext:value-type="float">
            <text:p>953,099908562</text:p>
          </table:table-cell>
          <table:table-cell table:number-columns-repeated="2"/>
          <table:table-cell table:formula="of:=[.L109]-[.F109]" office:value-type="float" office:value="-236.975415242169" calcext:value-type="float">
            <text:p>-236,9754152422</text:p>
          </table:table-cell>
          <table:table-cell table:formula="of:=[.M109]-[.G109]" office:value-type="float" office:value="-502.130570796575" calcext:value-type="float">
            <text:p>-502,1305707966</text:p>
          </table:table-cell>
          <table:table-cell table:formula="of:=[.N109]-[.H109]" office:value-type="float" office:value="-242.11563901868" calcext:value-type="float">
            <text:p>-242,1156390187</text:p>
          </table:table-cell>
          <table:table-cell table:formula="of:=[.O109]-[.I109]" office:value-type="float" office:value="-562.900091437978" calcext:value-type="float">
            <text:p>-562,900091438</text:p>
          </table:table-cell>
          <table:table-cell/>
          <table:table-cell table:formula="of:=[.R110]-[.R108]" office:value-type="float" office:value="-18.5379692176708" calcext:value-type="float">
            <text:p>-18,5379692177</text:p>
          </table:table-cell>
          <table:table-cell table:formula="of:=[.S110]-[.S108]" office:value-type="float" office:value="-42.3223513376161" calcext:value-type="float">
            <text:p>-42,3223513376</text:p>
          </table:table-cell>
          <table:table-cell table:formula="of:=[.T110]-[.T108]" office:value-type="float" office:value="-19.9301737028671" calcext:value-type="float">
            <text:p>-19,9301737029</text:p>
          </table:table-cell>
          <table:table-cell table:formula="of:=[.U110]-[.U108]" office:value-type="float" office:value="-37.1632267988945" calcext:value-type="float">
            <text:p>-37,1632267989</text:p>
          </table:table-cell>
          <table:table-cell/>
          <table:table-cell table:formula="of:=[.F108]-[.F110]" office:value-type="float" office:value="29" calcext:value-type="float">
            <text:p>29</text:p>
          </table:table-cell>
          <table:table-cell table:formula="of:=[.G108]-[.G110]" office:value-type="float" office:value="25" calcext:value-type="float">
            <text:p>25</text:p>
          </table:table-cell>
          <table:table-cell table:formula="of:=[.H108]-[.H110]" office:value-type="float" office:value="37" calcext:value-type="float">
            <text:p>37</text:p>
          </table:table-cell>
          <table:table-cell table:formula="of:=[.I108]-[.I110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3EB</text:p>
          </table:table-cell>
          <table:table-cell office:value-type="string" calcext:value-type="string">
            <text:p>054A</text:p>
          </table:table-cell>
          <table:table-cell office:value-type="string" calcext:value-type="string">
            <text:p>043D</text:p>
          </table:table-cell>
          <table:table-cell office:value-type="string" calcext:value-type="string">
            <text:p>05D9</text:p>
          </table:table-cell>
          <table:table-cell office:value-type="float" office:value="108" calcext:value-type="float">
            <text:p>108</text:p>
          </table:table-cell>
          <table:table-cell table:formula="of:=DECIMAL([.A110];16)" office:value-type="float" office:value="1003" calcext:value-type="float">
            <text:p>1003</text:p>
          </table:table-cell>
          <table:table-cell table:formula="of:=DECIMAL([.B110];16)" office:value-type="float" office:value="1354" calcext:value-type="float">
            <text:p>1354</text:p>
          </table:table-cell>
          <table:table-cell table:formula="of:=DECIMAL([.C110];16)" office:value-type="float" office:value="1085" calcext:value-type="float">
            <text:p>1085</text:p>
          </table:table-cell>
          <table:table-cell table:formula="of:=DECIMAL([.D110];16)" office:value-type="float" office:value="1497" calcext:value-type="float">
            <text:p>1497</text:p>
          </table:table-cell>
          <table:table-cell/>
          <table:table-cell table:formula="of:=[.E110]-63.5" office:value-type="float" office:value="44.5" calcext:value-type="float">
            <text:p>44,5</text:p>
          </table:table-cell>
          <table:table-cell table:formula="of:=[.F$133]+[.F$137]*([.$K110])^2" office:value-type="float" office:value="758.982393429354" calcext:value-type="float">
            <text:p>758,9823934294</text:p>
          </table:table-cell>
          <table:table-cell table:formula="of:=[.G$133]+[.G$137]*([.$K110])^2" office:value-type="float" office:value="827.821343469459" calcext:value-type="float">
            <text:p>827,8213434695</text:p>
          </table:table-cell>
          <table:table-cell table:formula="of:=[.H$133]+[.H$137]*([.$K110])^2" office:value-type="float" office:value="835.092089223548" calcext:value-type="float">
            <text:p>835,0920892235</text:p>
          </table:table-cell>
          <table:table-cell table:formula="of:=[.I$133]+[.I$137]*([.$K110])^2" office:value-type="float" office:value="917.109311100512" calcext:value-type="float">
            <text:p>917,1093111005</text:p>
          </table:table-cell>
          <table:table-cell table:number-columns-repeated="2"/>
          <table:table-cell table:formula="of:=[.L110]-[.F110]" office:value-type="float" office:value="-244.017606570646" calcext:value-type="float">
            <text:p>-244,0176065706</text:p>
          </table:table-cell>
          <table:table-cell table:formula="of:=[.M110]-[.G110]" office:value-type="float" office:value="-526.178656530541" calcext:value-type="float">
            <text:p>-526,1786565305</text:p>
          </table:table-cell>
          <table:table-cell table:formula="of:=[.N110]-[.H110]" office:value-type="float" office:value="-249.907910776452" calcext:value-type="float">
            <text:p>-249,9079107765</text:p>
          </table:table-cell>
          <table:table-cell table:formula="of:=[.O110]-[.I110]" office:value-type="float" office:value="-579.890688899488" calcext:value-type="float">
            <text:p>-579,8906888995</text:p>
          </table:table-cell>
          <table:table-cell/>
          <table:table-cell table:formula="of:=[.R111]-[.R109]" office:value-type="float" office:value="-7.63079609623787" calcext:value-type="float">
            <text:p>-7,6307960962</text:p>
          </table:table-cell>
          <table:table-cell table:formula="of:=[.S111]-[.S109]" office:value-type="float" office:value="-42.8699915982509" calcext:value-type="float">
            <text:p>-42,8699915983</text:p>
          </table:table-cell>
          <table:table-cell table:formula="of:=[.T111]-[.T109]" office:value-type="float" office:value="-8.23891332822041" calcext:value-type="float">
            <text:p>-8,2389133282</text:p>
          </table:table-cell>
          <table:table-cell table:formula="of:=[.U111]-[.U109]" office:value-type="float" office:value="-41.7991630471451" calcext:value-type="float">
            <text:p>-41,7991630471</text:p>
          </table:table-cell>
          <table:table-cell/>
          <table:table-cell table:formula="of:=[.F109]-[.F111]" office:value-type="float" office:value="41" calcext:value-type="float">
            <text:p>41</text:p>
          </table:table-cell>
          <table:table-cell table:formula="of:=[.G109]-[.G111]" office:value-type="float" office:value="26" calcext:value-type="float">
            <text:p>26</text:p>
          </table:table-cell>
          <table:table-cell table:formula="of:=[.H109]-[.H111]" office:value-type="float" office:value="50" calcext:value-type="float">
            <text:p>50</text:p>
          </table:table-cell>
          <table:table-cell table:formula="of:=[.I109]-[.I111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3D3</text:p>
          </table:table-cell>
          <table:table-cell office:value-type="string" calcext:value-type="string">
            <text:p>053A</text:p>
          </table:table-cell>
          <table:table-cell office:value-type="string" calcext:value-type="string">
            <text:p>0420</text:p>
          </table:table-cell>
          <table:table-cell office:value-type="string" calcext:value-type="string">
            <text:p>05CD</text:p>
          </table:table-cell>
          <table:table-cell office:value-type="float" office:value="109" calcext:value-type="float">
            <text:p>109</text:p>
          </table:table-cell>
          <table:table-cell table:formula="of:=DECIMAL([.A111];16)" office:value-type="float" office:value="979" calcext:value-type="float">
            <text:p>979</text:p>
          </table:table-cell>
          <table:table-cell table:formula="of:=DECIMAL([.B111];16)" office:value-type="float" office:value="1338" calcext:value-type="float">
            <text:p>1338</text:p>
          </table:table-cell>
          <table:table-cell table:formula="of:=DECIMAL([.C111];16)" office:value-type="float" office:value="1056" calcext:value-type="float">
            <text:p>1056</text:p>
          </table:table-cell>
          <table:table-cell table:formula="of:=DECIMAL([.D111];16)" office:value-type="float" office:value="1485" calcext:value-type="float">
            <text:p>1485</text:p>
          </table:table-cell>
          <table:table-cell/>
          <table:table-cell table:formula="of:=[.E111]-63.5" office:value-type="float" office:value="45.5" calcext:value-type="float">
            <text:p>45,5</text:p>
          </table:table-cell>
          <table:table-cell table:formula="of:=[.F$133]+[.F$137]*([.$K111])^2" office:value-type="float" office:value="734.393788661593" calcext:value-type="float">
            <text:p>734,3937886616</text:p>
          </table:table-cell>
          <table:table-cell table:formula="of:=[.G$133]+[.G$137]*([.$K111])^2" office:value-type="float" office:value="792.999437605174" calcext:value-type="float">
            <text:p>792,9994376052</text:p>
          </table:table-cell>
          <table:table-cell table:formula="of:=[.H$133]+[.H$137]*([.$K111])^2" office:value-type="float" office:value="805.6454476531" calcext:value-type="float">
            <text:p>805,6454476531</text:p>
          </table:table-cell>
          <table:table-cell table:formula="of:=[.I$133]+[.I$137]*([.$K111])^2" office:value-type="float" office:value="880.300745514877" calcext:value-type="float">
            <text:p>880,3007455149</text:p>
          </table:table-cell>
          <table:table-cell table:number-columns-repeated="2"/>
          <table:table-cell table:formula="of:=[.L111]-[.F111]" office:value-type="float" office:value="-244.606211338407" calcext:value-type="float">
            <text:p>-244,6062113384</text:p>
          </table:table-cell>
          <table:table-cell table:formula="of:=[.M111]-[.G111]" office:value-type="float" office:value="-545.000562394826" calcext:value-type="float">
            <text:p>-545,0005623948</text:p>
          </table:table-cell>
          <table:table-cell table:formula="of:=[.N111]-[.H111]" office:value-type="float" office:value="-250.3545523469" calcext:value-type="float">
            <text:p>-250,3545523469</text:p>
          </table:table-cell>
          <table:table-cell table:formula="of:=[.O111]-[.I111]" office:value-type="float" office:value="-604.699254485123" calcext:value-type="float">
            <text:p>-604,6992544851</text:p>
          </table:table-cell>
          <table:table-cell/>
          <table:table-cell table:formula="of:=[.R112]-[.R110]" office:value-type="float" office:value="8.27637702519496" calcext:value-type="float">
            <text:p>8,2763770252</text:p>
          </table:table-cell>
          <table:table-cell table:formula="of:=[.S112]-[.S110]" office:value-type="float" office:value="-47.4176318588858" calcext:value-type="float">
            <text:p>-47,4176318589</text:p>
          </table:table-cell>
          <table:table-cell table:formula="of:=[.T112]-[.T110]" office:value-type="float" office:value="8.45234704642633" calcext:value-type="float">
            <text:p>8,4523470464</text:p>
          </table:table-cell>
          <table:table-cell table:formula="of:=[.U112]-[.U110]" office:value-type="float" office:value="-44.4350992953955" calcext:value-type="float">
            <text:p>-44,4350992954</text:p>
          </table:table-cell>
          <table:table-cell/>
          <table:table-cell table:formula="of:=[.F110]-[.F112]" office:value-type="float" office:value="58" calcext:value-type="float">
            <text:p>58</text:p>
          </table:table-cell>
          <table:table-cell table:formula="of:=[.G110]-[.G112]" office:value-type="float" office:value="23" calcext:value-type="float">
            <text:p>23</text:p>
          </table:table-cell>
          <table:table-cell table:formula="of:=[.H110]-[.H112]" office:value-type="float" office:value="68" calcext:value-type="float">
            <text:p>68</text:p>
          </table:table-cell>
          <table:table-cell table:formula="of:=[.I110]-[.I11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3B1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03F9</text:p>
          </table:table-cell>
          <table:table-cell office:value-type="string" calcext:value-type="string">
            <text:p>05BB</text:p>
          </table:table-cell>
          <table:table-cell office:value-type="float" office:value="110" calcext:value-type="float">
            <text:p>110</text:p>
          </table:table-cell>
          <table:table-cell table:formula="of:=DECIMAL([.A112];16)" office:value-type="float" office:value="945" calcext:value-type="float">
            <text:p>945</text:p>
          </table:table-cell>
          <table:table-cell table:formula="of:=DECIMAL([.B112];16)" office:value-type="float" office:value="1331" calcext:value-type="float">
            <text:p>1331</text:p>
          </table:table-cell>
          <table:table-cell table:formula="of:=DECIMAL([.C112];16)" office:value-type="float" office:value="1017" calcext:value-type="float">
            <text:p>1017</text:p>
          </table:table-cell>
          <table:table-cell table:formula="of:=DECIMAL([.D112];16)" office:value-type="float" office:value="1467" calcext:value-type="float">
            <text:p>1467</text:p>
          </table:table-cell>
          <table:table-cell/>
          <table:table-cell table:formula="of:=[.E112]-63.5" office:value-type="float" office:value="46.5" calcext:value-type="float">
            <text:p>46,5</text:p>
          </table:table-cell>
          <table:table-cell table:formula="of:=[.F$133]+[.F$137]*([.$K112])^2" office:value-type="float" office:value="709.258770454549" calcext:value-type="float">
            <text:p>709,2587704545</text:p>
          </table:table-cell>
          <table:table-cell table:formula="of:=[.G$133]+[.G$137]*([.$K112])^2" office:value-type="float" office:value="757.403711610573" calcext:value-type="float">
            <text:p>757,4037116106</text:p>
          </table:table-cell>
          <table:table-cell table:formula="of:=[.H$133]+[.H$137]*([.$K112])^2" office:value-type="float" office:value="775.544436269975" calcext:value-type="float">
            <text:p>775,54443627</text:p>
          </table:table-cell>
          <table:table-cell table:formula="of:=[.I$133]+[.I$137]*([.$K112])^2" office:value-type="float" office:value="842.674211805116" calcext:value-type="float">
            <text:p>842,6742118051</text:p>
          </table:table-cell>
          <table:table-cell table:number-columns-repeated="2"/>
          <table:table-cell table:formula="of:=[.L112]-[.F112]" office:value-type="float" office:value="-235.741229545451" calcext:value-type="float">
            <text:p>-235,7412295455</text:p>
          </table:table-cell>
          <table:table-cell table:formula="of:=[.M112]-[.G112]" office:value-type="float" office:value="-573.596288389427" calcext:value-type="float">
            <text:p>-573,5962883894</text:p>
          </table:table-cell>
          <table:table-cell table:formula="of:=[.N112]-[.H112]" office:value-type="float" office:value="-241.455563730025" calcext:value-type="float">
            <text:p>-241,45556373</text:p>
          </table:table-cell>
          <table:table-cell table:formula="of:=[.O112]-[.I112]" office:value-type="float" office:value="-624.325788194884" calcext:value-type="float">
            <text:p>-624,3257881949</text:p>
          </table:table-cell>
          <table:table-cell/>
          <table:table-cell table:formula="of:=[.R113]-[.R111]" office:value-type="float" office:value="25.1835501466278" calcext:value-type="float">
            <text:p>25,1835501466</text:p>
          </table:table-cell>
          <table:table-cell table:formula="of:=[.S113]-[.S111]" office:value-type="float" office:value="-46.9652721195207" calcext:value-type="float">
            <text:p>-46,9652721195</text:p>
          </table:table-cell>
          <table:table-cell table:formula="of:=[.T113]-[.T111]" office:value-type="float" office:value="26.1436074210731" calcext:value-type="float">
            <text:p>26,1436074211</text:p>
          </table:table-cell>
          <table:table-cell table:formula="of:=[.U113]-[.U111]" office:value-type="float" office:value="-48.0710355436459" calcext:value-type="float">
            <text:p>-48,0710355436</text:p>
          </table:table-cell>
          <table:table-cell/>
          <table:table-cell table:formula="of:=[.F111]-[.F113]" office:value-type="float" office:value="76" calcext:value-type="float">
            <text:p>76</text:p>
          </table:table-cell>
          <table:table-cell table:formula="of:=[.G111]-[.G113]" office:value-type="float" office:value="25" calcext:value-type="float">
            <text:p>25</text:p>
          </table:table-cell>
          <table:table-cell table:formula="of:=[.H111]-[.H113]" office:value-type="float" office:value="87" calcext:value-type="float">
            <text:p>87</text:p>
          </table:table-cell>
          <table:table-cell table:formula="of:=[.I111]-[.I11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387</text:p>
          </table:table-cell>
          <table:table-cell office:value-type="string" calcext:value-type="string">
            <text:p>0521</text:p>
          </table:table-cell>
          <table:table-cell office:value-type="string" calcext:value-type="string">
            <text:p>03C9</text:p>
          </table:table-cell>
          <table:table-cell office:value-type="string" calcext:value-type="string">
            <text:p>05B1</text:p>
          </table:table-cell>
          <table:table-cell office:value-type="float" office:value="111" calcext:value-type="float">
            <text:p>111</text:p>
          </table:table-cell>
          <table:table-cell table:formula="of:=DECIMAL([.A113];16)" office:value-type="float" office:value="903" calcext:value-type="float">
            <text:p>903</text:p>
          </table:table-cell>
          <table:table-cell table:formula="of:=DECIMAL([.B113];16)" office:value-type="float" office:value="1313" calcext:value-type="float">
            <text:p>1313</text:p>
          </table:table-cell>
          <table:table-cell table:formula="of:=DECIMAL([.C113];16)" office:value-type="float" office:value="969" calcext:value-type="float">
            <text:p>969</text:p>
          </table:table-cell>
          <table:table-cell table:formula="of:=DECIMAL([.D113];16)" office:value-type="float" office:value="1457" calcext:value-type="float">
            <text:p>1457</text:p>
          </table:table-cell>
          <table:table-cell/>
          <table:table-cell table:formula="of:=[.E113]-63.5" office:value-type="float" office:value="47.5" calcext:value-type="float">
            <text:p>47,5</text:p>
          </table:table-cell>
          <table:table-cell table:formula="of:=[.F$133]+[.F$137]*([.$K113])^2" office:value-type="float" office:value="683.577338808221" calcext:value-type="float">
            <text:p>683,5773388082</text:p>
          </table:table-cell>
          <table:table-cell table:formula="of:=[.G$133]+[.G$137]*([.$K113])^2" office:value-type="float" office:value="721.034165485654" calcext:value-type="float">
            <text:p>721,0341654857</text:p>
          </table:table-cell>
          <table:table-cell table:formula="of:=[.H$133]+[.H$137]*([.$K113])^2" office:value-type="float" office:value="744.789055074173" calcext:value-type="float">
            <text:p>744,7890550742</text:p>
          </table:table-cell>
          <table:table-cell table:formula="of:=[.I$133]+[.I$137]*([.$K113])^2" office:value-type="float" office:value="804.229709971231" calcext:value-type="float">
            <text:p>804,2297099712</text:p>
          </table:table-cell>
          <table:table-cell table:number-columns-repeated="2"/>
          <table:table-cell table:formula="of:=[.L113]-[.F113]" office:value-type="float" office:value="-219.422661191779" calcext:value-type="float">
            <text:p>-219,4226611918</text:p>
          </table:table-cell>
          <table:table-cell table:formula="of:=[.M113]-[.G113]" office:value-type="float" office:value="-591.965834514346" calcext:value-type="float">
            <text:p>-591,9658345143</text:p>
          </table:table-cell>
          <table:table-cell table:formula="of:=[.N113]-[.H113]" office:value-type="float" office:value="-224.210944925827" calcext:value-type="float">
            <text:p>-224,2109449258</text:p>
          </table:table-cell>
          <table:table-cell table:formula="of:=[.O113]-[.I113]" office:value-type="float" office:value="-652.770290028769" calcext:value-type="float">
            <text:p>-652,7702900288</text:p>
          </table:table-cell>
          <table:table-cell/>
          <table:table-cell table:formula="of:=[.R114]-[.R112]" office:value-type="float" office:value="32.0907232680607" calcext:value-type="float">
            <text:p>32,0907232681</text:p>
          </table:table-cell>
          <table:table-cell table:formula="of:=[.S114]-[.S112]" office:value-type="float" office:value="-40.5129123801555" calcext:value-type="float">
            <text:p>-40,5129123802</text:p>
          </table:table-cell>
          <table:table-cell table:formula="of:=[.T114]-[.T112]" office:value-type="float" office:value="33.8348677957199" calcext:value-type="float">
            <text:p>33,8348677957</text:p>
          </table:table-cell>
          <table:table-cell table:formula="of:=[.U114]-[.U112]" office:value-type="float" office:value="-50.7069717918963" calcext:value-type="float">
            <text:p>-50,7069717919</text:p>
          </table:table-cell>
          <table:table-cell/>
          <table:table-cell table:formula="of:=[.F112]-[.F114]" office:value-type="float" office:value="84" calcext:value-type="float">
            <text:p>84</text:p>
          </table:table-cell>
          <table:table-cell table:formula="of:=[.G112]-[.G114]" office:value-type="float" office:value="33" calcext:value-type="float">
            <text:p>33</text:p>
          </table:table-cell>
          <table:table-cell table:formula="of:=[.H112]-[.H114]" office:value-type="float" office:value="96" calcext:value-type="float">
            <text:p>96</text:p>
          </table:table-cell>
          <table:table-cell table:formula="of:=[.I112]-[.I11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35D</text:p>
          </table:table-cell>
          <table:table-cell office:value-type="string" calcext:value-type="string">
            <text:p>0512</text:p>
          </table:table-cell>
          <table:table-cell office:value-type="string" calcext:value-type="string">
            <text:p>0399</text:p>
          </table:table-cell>
          <table:table-cell office:value-type="string" calcext:value-type="string">
            <text:p>05A0</text:p>
          </table:table-cell>
          <table:table-cell office:value-type="float" office:value="112" calcext:value-type="float">
            <text:p>112</text:p>
          </table:table-cell>
          <table:table-cell table:formula="of:=DECIMAL([.A114];16)" office:value-type="float" office:value="861" calcext:value-type="float">
            <text:p>861</text:p>
          </table:table-cell>
          <table:table-cell table:formula="of:=DECIMAL([.B114];16)" office:value-type="float" office:value="1298" calcext:value-type="float">
            <text:p>1298</text:p>
          </table:table-cell>
          <table:table-cell table:formula="of:=DECIMAL([.C114];16)" office:value-type="float" office:value="921" calcext:value-type="float">
            <text:p>921</text:p>
          </table:table-cell>
          <table:table-cell table:formula="of:=DECIMAL([.D114];16)" office:value-type="float" office:value="1440" calcext:value-type="float">
            <text:p>1440</text:p>
          </table:table-cell>
          <table:table-cell/>
          <table:table-cell table:formula="of:=[.E114]-63.5" office:value-type="float" office:value="48.5" calcext:value-type="float">
            <text:p>48,5</text:p>
          </table:table-cell>
          <table:table-cell table:formula="of:=[.F$133]+[.F$137]*([.$K114])^2" office:value-type="float" office:value="657.349493722609" calcext:value-type="float">
            <text:p>657,3494937226</text:p>
          </table:table-cell>
          <table:table-cell table:formula="of:=[.G$133]+[.G$137]*([.$K114])^2" office:value-type="float" office:value="683.890799230417" calcext:value-type="float">
            <text:p>683,8907992304</text:p>
          </table:table-cell>
          <table:table-cell table:formula="of:=[.H$133]+[.H$137]*([.$K114])^2" office:value-type="float" office:value="713.379304065695" calcext:value-type="float">
            <text:p>713,3793040657</text:p>
          </table:table-cell>
          <table:table-cell table:formula="of:=[.I$133]+[.I$137]*([.$K114])^2" office:value-type="float" office:value="764.96724001322" calcext:value-type="float">
            <text:p>764,9672400132</text:p>
          </table:table-cell>
          <table:table-cell table:number-columns-repeated="2"/>
          <table:table-cell table:formula="of:=[.L114]-[.F114]" office:value-type="float" office:value="-203.650506277391" calcext:value-type="float">
            <text:p>-203,6505062774</text:p>
          </table:table-cell>
          <table:table-cell table:formula="of:=[.M114]-[.G114]" office:value-type="float" office:value="-614.109200769583" calcext:value-type="float">
            <text:p>-614,1092007696</text:p>
          </table:table-cell>
          <table:table-cell table:formula="of:=[.N114]-[.H114]" office:value-type="float" office:value="-207.620695934305" calcext:value-type="float">
            <text:p>-207,6206959343</text:p>
          </table:table-cell>
          <table:table-cell table:formula="of:=[.O114]-[.I114]" office:value-type="float" office:value="-675.03275998678" calcext:value-type="float">
            <text:p>-675,0327599868</text:p>
          </table:table-cell>
          <table:table-cell/>
          <table:table-cell table:formula="of:=[.R115]-[.R113]" office:value-type="float" office:value="32.9978963894936" calcext:value-type="float">
            <text:p>32,9978963895</text:p>
          </table:table-cell>
          <table:table-cell table:formula="of:=[.S115]-[.S113]" office:value-type="float" office:value="-36.0605526407903" calcext:value-type="float">
            <text:p>-36,0605526408</text:p>
          </table:table-cell>
          <table:table-cell table:formula="of:=[.T115]-[.T113]" office:value-type="float" office:value="32.5261281703666" calcext:value-type="float">
            <text:p>32,5261281704</text:p>
          </table:table-cell>
          <table:table-cell table:formula="of:=[.U115]-[.U113]" office:value-type="float" office:value="-49.3429080401468" calcext:value-type="float">
            <text:p>-49,3429080401</text:p>
          </table:table-cell>
          <table:table-cell/>
          <table:table-cell table:formula="of:=[.F113]-[.F115]" office:value-type="float" office:value="86" calcext:value-type="float">
            <text:p>86</text:p>
          </table:table-cell>
          <table:table-cell table:formula="of:=[.G113]-[.G115]" office:value-type="float" office:value="39" calcext:value-type="float">
            <text:p>39</text:p>
          </table:table-cell>
          <table:table-cell table:formula="of:=[.H113]-[.H115]" office:value-type="float" office:value="96" calcext:value-type="float">
            <text:p>96</text:p>
          </table:table-cell>
          <table:table-cell table:formula="of:=[.I113]-[.I11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331</text:p>
          </table:table-cell>
          <table:table-cell office:value-type="string" calcext:value-type="string">
            <text:p>04FA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0593</text:p>
          </table:table-cell>
          <table:table-cell office:value-type="float" office:value="113" calcext:value-type="float">
            <text:p>113</text:p>
          </table:table-cell>
          <table:table-cell table:formula="of:=DECIMAL([.A115];16)" office:value-type="float" office:value="817" calcext:value-type="float">
            <text:p>817</text:p>
          </table:table-cell>
          <table:table-cell table:formula="of:=DECIMAL([.B115];16)" office:value-type="float" office:value="1274" calcext:value-type="float">
            <text:p>1274</text:p>
          </table:table-cell>
          <table:table-cell table:formula="of:=DECIMAL([.C115];16)" office:value-type="float" office:value="873" calcext:value-type="float">
            <text:p>873</text:p>
          </table:table-cell>
          <table:table-cell table:formula="of:=DECIMAL([.D115];16)" office:value-type="float" office:value="1427" calcext:value-type="float">
            <text:p>1427</text:p>
          </table:table-cell>
          <table:table-cell/>
          <table:table-cell table:formula="of:=[.E115]-63.5" office:value-type="float" office:value="49.5" calcext:value-type="float">
            <text:p>49,5</text:p>
          </table:table-cell>
          <table:table-cell table:formula="of:=[.F$133]+[.F$137]*([.$K115])^2" office:value-type="float" office:value="630.575235197714" calcext:value-type="float">
            <text:p>630,5752351977</text:p>
          </table:table-cell>
          <table:table-cell table:formula="of:=[.G$133]+[.G$137]*([.$K115])^2" office:value-type="float" office:value="645.973612844863" calcext:value-type="float">
            <text:p>645,9736128449</text:p>
          </table:table-cell>
          <table:table-cell table:formula="of:=[.H$133]+[.H$137]*([.$K115])^2" office:value-type="float" office:value="681.31518324454" calcext:value-type="float">
            <text:p>681,3151832445</text:p>
          </table:table-cell>
          <table:table-cell table:formula="of:=[.I$133]+[.I$137]*([.$K115])^2" office:value-type="float" office:value="724.886801931084" calcext:value-type="float">
            <text:p>724,8868019311</text:p>
          </table:table-cell>
          <table:table-cell table:number-columns-repeated="2"/>
          <table:table-cell table:formula="of:=[.L115]-[.F115]" office:value-type="float" office:value="-186.424764802286" calcext:value-type="float">
            <text:p>-186,4247648023</text:p>
          </table:table-cell>
          <table:table-cell table:formula="of:=[.M115]-[.G115]" office:value-type="float" office:value="-628.026387155137" calcext:value-type="float">
            <text:p>-628,0263871551</text:p>
          </table:table-cell>
          <table:table-cell table:formula="of:=[.N115]-[.H115]" office:value-type="float" office:value="-191.68481675546" calcext:value-type="float">
            <text:p>-191,6848167555</text:p>
          </table:table-cell>
          <table:table-cell table:formula="of:=[.O115]-[.I115]" office:value-type="float" office:value="-702.113198068916" calcext:value-type="float">
            <text:p>-702,1131980689</text:p>
          </table:table-cell>
          <table:table-cell/>
          <table:table-cell table:formula="of:=[.R116]-[.R114]" office:value-type="float" office:value="39.9050695109264" calcext:value-type="float">
            <text:p>39,9050695109</text:p>
          </table:table-cell>
          <table:table-cell table:formula="of:=[.S116]-[.S114]" office:value-type="float" office:value="-30.6081929014251" calcext:value-type="float">
            <text:p>-30,6081929014</text:p>
          </table:table-cell>
          <table:table-cell table:formula="of:=[.T116]-[.T114]" office:value-type="float" office:value="38.2173885450132" calcext:value-type="float">
            <text:p>38,217388545</text:p>
          </table:table-cell>
          <table:table-cell table:formula="of:=[.U116]-[.U114]" office:value-type="float" office:value="-40.9788442883973" calcext:value-type="float">
            <text:p>-40,9788442884</text:p>
          </table:table-cell>
          <table:table-cell/>
          <table:table-cell table:formula="of:=[.F114]-[.F116]" office:value-type="float" office:value="94" calcext:value-type="float">
            <text:p>94</text:p>
          </table:table-cell>
          <table:table-cell table:formula="of:=[.G114]-[.G116]" office:value-type="float" office:value="46" calcext:value-type="float">
            <text:p>46</text:p>
          </table:table-cell>
          <table:table-cell table:formula="of:=[.H114]-[.H116]" office:value-type="float" office:value="103" calcext:value-type="float">
            <text:p>103</text:p>
          </table:table-cell>
          <table:table-cell table:formula="of:=[.I114]-[.I11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2FF</text:p>
          </table:table-cell>
          <table:table-cell office:value-type="string" calcext:value-type="string">
            <text:p>04E4</text:p>
          </table:table-cell>
          <table:table-cell office:value-type="string" calcext:value-type="string">
            <text:p>0332</text:p>
          </table:table-cell>
          <table:table-cell office:value-type="string" calcext:value-type="string">
            <text:p>0578</text:p>
          </table:table-cell>
          <table:table-cell office:value-type="float" office:value="114" calcext:value-type="float">
            <text:p>114</text:p>
          </table:table-cell>
          <table:table-cell table:formula="of:=DECIMAL([.A116];16)" office:value-type="float" office:value="767" calcext:value-type="float">
            <text:p>767</text:p>
          </table:table-cell>
          <table:table-cell table:formula="of:=DECIMAL([.B116];16)" office:value-type="float" office:value="1252" calcext:value-type="float">
            <text:p>1252</text:p>
          </table:table-cell>
          <table:table-cell table:formula="of:=DECIMAL([.C116];16)" office:value-type="float" office:value="818" calcext:value-type="float">
            <text:p>818</text:p>
          </table:table-cell>
          <table:table-cell table:formula="of:=DECIMAL([.D116];16)" office:value-type="float" office:value="1400" calcext:value-type="float">
            <text:p>1400</text:p>
          </table:table-cell>
          <table:table-cell/>
          <table:table-cell table:formula="of:=[.E116]-63.5" office:value-type="float" office:value="50.5" calcext:value-type="float">
            <text:p>50,5</text:p>
          </table:table-cell>
          <table:table-cell table:formula="of:=[.F$133]+[.F$137]*([.$K116])^2" office:value-type="float" office:value="603.254563233536" calcext:value-type="float">
            <text:p>603,2545632335</text:p>
          </table:table-cell>
          <table:table-cell table:formula="of:=[.G$133]+[.G$137]*([.$K116])^2" office:value-type="float" office:value="607.282606328992" calcext:value-type="float">
            <text:p>607,282606329</text:p>
          </table:table-cell>
          <table:table-cell table:formula="of:=[.H$133]+[.H$137]*([.$K116])^2" office:value-type="float" office:value="648.596692610708" calcext:value-type="float">
            <text:p>648,5966926107</text:p>
          </table:table-cell>
          <table:table-cell table:formula="of:=[.I$133]+[.I$137]*([.$K116])^2" office:value-type="float" office:value="683.988395724823" calcext:value-type="float">
            <text:p>683,9883957248</text:p>
          </table:table-cell>
          <table:table-cell table:number-columns-repeated="2"/>
          <table:table-cell table:formula="of:=[.L116]-[.F116]" office:value-type="float" office:value="-163.745436766464" calcext:value-type="float">
            <text:p>-163,7454367665</text:p>
          </table:table-cell>
          <table:table-cell table:formula="of:=[.M116]-[.G116]" office:value-type="float" office:value="-644.717393671008" calcext:value-type="float">
            <text:p>-644,717393671</text:p>
          </table:table-cell>
          <table:table-cell table:formula="of:=[.N116]-[.H116]" office:value-type="float" office:value="-169.403307389292" calcext:value-type="float">
            <text:p>-169,4033073893</text:p>
          </table:table-cell>
          <table:table-cell table:formula="of:=[.O116]-[.I116]" office:value-type="float" office:value="-716.011604275177" calcext:value-type="float">
            <text:p>-716,0116042752</text:p>
          </table:table-cell>
          <table:table-cell/>
          <table:table-cell table:formula="of:=[.R117]-[.R115]" office:value-type="float" office:value="41.8122426323592" calcext:value-type="float">
            <text:p>41,8122426324</text:p>
          </table:table-cell>
          <table:table-cell table:formula="of:=[.S117]-[.S115]" office:value-type="float" office:value="-22.15583316206" calcext:value-type="float">
            <text:p>-22,1558331621</text:p>
          </table:table-cell>
          <table:table-cell table:formula="of:=[.T117]-[.T115]" office:value-type="float" office:value="41.90864891966" calcext:value-type="float">
            <text:p>41,9086489197</text:p>
          </table:table-cell>
          <table:table-cell table:formula="of:=[.U117]-[.U115]" office:value-type="float" office:value="-34.6147805366477" calcext:value-type="float">
            <text:p>-34,6147805366</text:p>
          </table:table-cell>
          <table:table-cell/>
          <table:table-cell table:formula="of:=[.F115]-[.F117]" office:value-type="float" office:value="97" calcext:value-type="float">
            <text:p>97</text:p>
          </table:table-cell>
          <table:table-cell table:formula="of:=[.G115]-[.G117]" office:value-type="float" office:value="56" calcext:value-type="float">
            <text:p>56</text:p>
          </table:table-cell>
          <table:table-cell table:formula="of:=[.H115]-[.H117]" office:value-type="float" office:value="108" calcext:value-type="float">
            <text:p>108</text:p>
          </table:table-cell>
          <table:table-cell table:formula="of:=[.I115]-[.I11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2D0</text:p>
          </table:table-cell>
          <table:table-cell office:value-type="string" calcext:value-type="string">
            <text:p>04C2</text:p>
          </table:table-cell>
          <table:table-cell office:value-type="string" calcext:value-type="string">
            <text:p>02FD</text:p>
          </table:table-cell>
          <table:table-cell office:value-type="string" calcext:value-type="string">
            <text:p>0563</text:p>
          </table:table-cell>
          <table:table-cell office:value-type="float" office:value="115" calcext:value-type="float">
            <text:p>115</text:p>
          </table:table-cell>
          <table:table-cell table:formula="of:=DECIMAL([.A117];16)" office:value-type="float" office:value="720" calcext:value-type="float">
            <text:p>720</text:p>
          </table:table-cell>
          <table:table-cell table:formula="of:=DECIMAL([.B117];16)" office:value-type="float" office:value="1218" calcext:value-type="float">
            <text:p>1218</text:p>
          </table:table-cell>
          <table:table-cell table:formula="of:=DECIMAL([.C117];16)" office:value-type="float" office:value="765" calcext:value-type="float">
            <text:p>765</text:p>
          </table:table-cell>
          <table:table-cell table:formula="of:=DECIMAL([.D117];16)" office:value-type="float" office:value="1379" calcext:value-type="float">
            <text:p>1379</text:p>
          </table:table-cell>
          <table:table-cell/>
          <table:table-cell table:formula="of:=[.E117]-63.5" office:value-type="float" office:value="51.5" calcext:value-type="float">
            <text:p>51,5</text:p>
          </table:table-cell>
          <table:table-cell table:formula="of:=[.F$133]+[.F$137]*([.$K117])^2" office:value-type="float" office:value="575.387477830074" calcext:value-type="float">
            <text:p>575,3874778301</text:p>
          </table:table-cell>
          <table:table-cell table:formula="of:=[.G$133]+[.G$137]*([.$K117])^2" office:value-type="float" office:value="567.817779682803" calcext:value-type="float">
            <text:p>567,8177796828</text:p>
          </table:table-cell>
          <table:table-cell table:formula="of:=[.H$133]+[.H$137]*([.$K117])^2" office:value-type="float" office:value="615.2238321642" calcext:value-type="float">
            <text:p>615,2238321642</text:p>
          </table:table-cell>
          <table:table-cell table:formula="of:=[.I$133]+[.I$137]*([.$K117])^2" office:value-type="float" office:value="642.272021394436" calcext:value-type="float">
            <text:p>642,2720213944</text:p>
          </table:table-cell>
          <table:table-cell table:number-columns-repeated="2"/>
          <table:table-cell table:formula="of:=[.L117]-[.F117]" office:value-type="float" office:value="-144.612522169926" calcext:value-type="float">
            <text:p>-144,6125221699</text:p>
          </table:table-cell>
          <table:table-cell table:formula="of:=[.M117]-[.G117]" office:value-type="float" office:value="-650.182220317197" calcext:value-type="float">
            <text:p>-650,1822203172</text:p>
          </table:table-cell>
          <table:table-cell table:formula="of:=[.N117]-[.H117]" office:value-type="float" office:value="-149.7761678358" calcext:value-type="float">
            <text:p>-149,7761678358</text:p>
          </table:table-cell>
          <table:table-cell table:formula="of:=[.O117]-[.I117]" office:value-type="float" office:value="-736.727978605564" calcext:value-type="float">
            <text:p>-736,7279786056</text:p>
          </table:table-cell>
          <table:table-cell/>
          <table:table-cell table:formula="of:=[.R118]-[.R116]" office:value-type="float" office:value="39.7194157537922" calcext:value-type="float">
            <text:p>39,7194157538</text:p>
          </table:table-cell>
          <table:table-cell table:formula="of:=[.S118]-[.S116]" office:value-type="float" office:value="-14.703473422695" calcext:value-type="float">
            <text:p>-14,7034734227</text:p>
          </table:table-cell>
          <table:table-cell table:formula="of:=[.T118]-[.T116]" office:value-type="float" office:value="39.5999092943068" calcext:value-type="float">
            <text:p>39,5999092943</text:p>
          </table:table-cell>
          <table:table-cell table:formula="of:=[.U118]-[.U116]" office:value-type="float" office:value="-26.250716784898" calcext:value-type="float">
            <text:p>-26,2507167849</text:p>
          </table:table-cell>
          <table:table-cell/>
          <table:table-cell table:formula="of:=[.F116]-[.F118]" office:value-type="float" office:value="96" calcext:value-type="float">
            <text:p>96</text:p>
          </table:table-cell>
          <table:table-cell table:formula="of:=[.G116]-[.G118]" office:value-type="float" office:value="65" calcext:value-type="float">
            <text:p>65</text:p>
          </table:table-cell>
          <table:table-cell table:formula="of:=[.H116]-[.H118]" office:value-type="float" office:value="107" calcext:value-type="float">
            <text:p>107</text:p>
          </table:table-cell>
          <table:table-cell table:formula="of:=[.I116]-[.I118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29F</text:p>
          </table:table-cell>
          <table:table-cell office:value-type="string" calcext:value-type="string">
            <text:p>04A3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053E</text:p>
          </table:table-cell>
          <table:table-cell office:value-type="float" office:value="116" calcext:value-type="float">
            <text:p>116</text:p>
          </table:table-cell>
          <table:table-cell table:formula="of:=DECIMAL([.A118];16)" office:value-type="float" office:value="671" calcext:value-type="float">
            <text:p>671</text:p>
          </table:table-cell>
          <table:table-cell table:formula="of:=DECIMAL([.B118];16)" office:value-type="float" office:value="1187" calcext:value-type="float">
            <text:p>1187</text:p>
          </table:table-cell>
          <table:table-cell table:formula="of:=DECIMAL([.C118];16)" office:value-type="float" office:value="711" calcext:value-type="float">
            <text:p>711</text:p>
          </table:table-cell>
          <table:table-cell table:formula="of:=DECIMAL([.D118];16)" office:value-type="float" office:value="1342" calcext:value-type="float">
            <text:p>1342</text:p>
          </table:table-cell>
          <table:table-cell/>
          <table:table-cell table:formula="of:=[.E118]-63.5" office:value-type="float" office:value="52.5" calcext:value-type="float">
            <text:p>52,5</text:p>
          </table:table-cell>
          <table:table-cell table:formula="of:=[.F$133]+[.F$137]*([.$K118])^2" office:value-type="float" office:value="546.973978987328" calcext:value-type="float">
            <text:p>546,9739789873</text:p>
          </table:table-cell>
          <table:table-cell table:formula="of:=[.G$133]+[.G$137]*([.$K118])^2" office:value-type="float" office:value="527.579132906297" calcext:value-type="float">
            <text:p>527,5791329063</text:p>
          </table:table-cell>
          <table:table-cell table:formula="of:=[.H$133]+[.H$137]*([.$K118])^2" office:value-type="float" office:value="581.196601905015" calcext:value-type="float">
            <text:p>581,196601905</text:p>
          </table:table-cell>
          <table:table-cell table:formula="of:=[.I$133]+[.I$137]*([.$K118])^2" office:value-type="float" office:value="599.737678939925" calcext:value-type="float">
            <text:p>599,7376789399</text:p>
          </table:table-cell>
          <table:table-cell table:number-columns-repeated="2"/>
          <table:table-cell table:formula="of:=[.L118]-[.F118]" office:value-type="float" office:value="-124.026021012672" calcext:value-type="float">
            <text:p>-124,0260210127</text:p>
          </table:table-cell>
          <table:table-cell table:formula="of:=[.M118]-[.G118]" office:value-type="float" office:value="-659.420867093703" calcext:value-type="float">
            <text:p>-659,4208670937</text:p>
          </table:table-cell>
          <table:table-cell table:formula="of:=[.N118]-[.H118]" office:value-type="float" office:value="-129.803398094985" calcext:value-type="float">
            <text:p>-129,803398095</text:p>
          </table:table-cell>
          <table:table-cell table:formula="of:=[.O118]-[.I118]" office:value-type="float" office:value="-742.262321060075" calcext:value-type="float">
            <text:p>-742,2623210601</text:p>
          </table:table-cell>
          <table:table-cell/>
          <table:table-cell table:formula="of:=[.R119]-[.R117]" office:value-type="float" office:value="45.626588875225" calcext:value-type="float">
            <text:p>45,6265888752</text:p>
          </table:table-cell>
          <table:table-cell table:formula="of:=[.S119]-[.S117]" office:value-type="float" office:value="-1.25111368332978" calcext:value-type="float">
            <text:p>-1,2511136833</text:p>
          </table:table-cell>
          <table:table-cell table:formula="of:=[.T119]-[.T117]" office:value-type="float" office:value="43.2911696689536" calcext:value-type="float">
            <text:p>43,291169669</text:p>
          </table:table-cell>
          <table:table-cell table:formula="of:=[.U119]-[.U117]" office:value-type="float" office:value="-18.8866530331486" calcext:value-type="float">
            <text:p>-18,8866530331</text:p>
          </table:table-cell>
          <table:table-cell/>
          <table:table-cell table:formula="of:=[.F117]-[.F119]" office:value-type="float" office:value="103" calcext:value-type="float">
            <text:p>103</text:p>
          </table:table-cell>
          <table:table-cell table:formula="of:=[.G117]-[.G119]" office:value-type="float" office:value="80" calcext:value-type="float">
            <text:p>80</text:p>
          </table:table-cell>
          <table:table-cell table:formula="of:=[.H117]-[.H119]" office:value-type="float" office:value="112" calcext:value-type="float">
            <text:p>112</text:p>
          </table:table-cell>
          <table:table-cell table:formula="of:=[.I117]-[.I119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269</text:p>
          </table:table-cell>
          <table:table-cell office:value-type="string" calcext:value-type="string">
            <text:p>0472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0520</text:p>
          </table:table-cell>
          <table:table-cell office:value-type="float" office:value="117" calcext:value-type="float">
            <text:p>117</text:p>
          </table:table-cell>
          <table:table-cell table:formula="of:=DECIMAL([.A119];16)" office:value-type="float" office:value="617" calcext:value-type="float">
            <text:p>617</text:p>
          </table:table-cell>
          <table:table-cell table:formula="of:=DECIMAL([.B119];16)" office:value-type="float" office:value="1138" calcext:value-type="float">
            <text:p>1138</text:p>
          </table:table-cell>
          <table:table-cell table:formula="of:=DECIMAL([.C119];16)" office:value-type="float" office:value="653" calcext:value-type="float">
            <text:p>653</text:p>
          </table:table-cell>
          <table:table-cell table:formula="of:=DECIMAL([.D119];16)" office:value-type="float" office:value="1312" calcext:value-type="float">
            <text:p>1312</text:p>
          </table:table-cell>
          <table:table-cell/>
          <table:table-cell table:formula="of:=[.E119]-63.5" office:value-type="float" office:value="53.5" calcext:value-type="float">
            <text:p>53,5</text:p>
          </table:table-cell>
          <table:table-cell table:formula="of:=[.F$133]+[.F$137]*([.$K119])^2" office:value-type="float" office:value="518.014066705299" calcext:value-type="float">
            <text:p>518,0140667053</text:p>
          </table:table-cell>
          <table:table-cell table:formula="of:=[.G$133]+[.G$137]*([.$K119])^2" office:value-type="float" office:value="486.566665999474" calcext:value-type="float">
            <text:p>486,5666659995</text:p>
          </table:table-cell>
          <table:table-cell table:formula="of:=[.H$133]+[.H$137]*([.$K119])^2" office:value-type="float" office:value="546.515001833153" calcext:value-type="float">
            <text:p>546,5150018332</text:p>
          </table:table-cell>
          <table:table-cell table:formula="of:=[.I$133]+[.I$137]*([.$K119])^2" office:value-type="float" office:value="556.385368361288" calcext:value-type="float">
            <text:p>556,3853683613</text:p>
          </table:table-cell>
          <table:table-cell table:number-columns-repeated="2"/>
          <table:table-cell table:formula="of:=[.L119]-[.F119]" office:value-type="float" office:value="-98.9859332947014" calcext:value-type="float">
            <text:p>-98,9859332947</text:p>
          </table:table-cell>
          <table:table-cell table:formula="of:=[.M119]-[.G119]" office:value-type="float" office:value="-651.433334000526" calcext:value-type="float">
            <text:p>-651,4333340005</text:p>
          </table:table-cell>
          <table:table-cell table:formula="of:=[.N119]-[.H119]" office:value-type="float" office:value="-106.484998166847" calcext:value-type="float">
            <text:p>-106,4849981668</text:p>
          </table:table-cell>
          <table:table-cell table:formula="of:=[.O119]-[.I119]" office:value-type="float" office:value="-755.614631638712" calcext:value-type="float">
            <text:p>-755,6146316387</text:p>
          </table:table-cell>
          <table:table-cell/>
          <table:table-cell table:formula="of:=[.R120]-[.R118]" office:value-type="float" office:value="58.5337619966577" calcext:value-type="float">
            <text:p>58,5337619967</text:p>
          </table:table-cell>
          <table:table-cell table:formula="of:=[.S120]-[.S118]" office:value-type="float" office:value="19.2012460560354" calcext:value-type="float">
            <text:p>19,201246056</text:p>
          </table:table-cell>
          <table:table-cell table:formula="of:=[.T120]-[.T118]" office:value-type="float" office:value="54.9824300436002" calcext:value-type="float">
            <text:p>54,9824300436</text:p>
          </table:table-cell>
          <table:table-cell table:formula="of:=[.U120]-[.U118]" office:value-type="float" office:value="0.477410718600822" calcext:value-type="float">
            <text:p>0,4774107186</text:p>
          </table:table-cell>
          <table:table-cell/>
          <table:table-cell table:formula="of:=[.F118]-[.F120]" office:value-type="float" office:value="117" calcext:value-type="float">
            <text:p>117</text:p>
          </table:table-cell>
          <table:table-cell table:formula="of:=[.G118]-[.G120]" office:value-type="float" office:value="102" calcext:value-type="float">
            <text:p>102</text:p>
          </table:table-cell>
          <table:table-cell table:formula="of:=[.H118]-[.H120]" office:value-type="float" office:value="125" calcext:value-type="float">
            <text:p>125</text:p>
          </table:table-cell>
          <table:table-cell table:formula="of:=[.I118]-[.I120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22A</text:p>
          </table:table-cell>
          <table:table-cell office:value-type="string" calcext:value-type="string">
            <text:p>043D</text:p>
          </table:table-cell>
          <table:table-cell office:value-type="string" calcext:value-type="string">
            <text:p>024A</text:p>
          </table:table-cell>
          <table:table-cell office:value-type="string" calcext:value-type="string">
            <text:p>04E6</text:p>
          </table:table-cell>
          <table:table-cell office:value-type="float" office:value="118" calcext:value-type="float">
            <text:p>118</text:p>
          </table:table-cell>
          <table:table-cell table:formula="of:=DECIMAL([.A120];16)" office:value-type="float" office:value="554" calcext:value-type="float">
            <text:p>554</text:p>
          </table:table-cell>
          <table:table-cell table:formula="of:=DECIMAL([.B120];16)" office:value-type="float" office:value="1085" calcext:value-type="float">
            <text:p>1085</text:p>
          </table:table-cell>
          <table:table-cell table:formula="of:=DECIMAL([.C120];16)" office:value-type="float" office:value="586" calcext:value-type="float">
            <text:p>586</text:p>
          </table:table-cell>
          <table:table-cell table:formula="of:=DECIMAL([.D120];16)" office:value-type="float" office:value="1254" calcext:value-type="float">
            <text:p>1254</text:p>
          </table:table-cell>
          <table:table-cell/>
          <table:table-cell table:formula="of:=[.E120]-63.5" office:value-type="float" office:value="54.5" calcext:value-type="float">
            <text:p>54,5</text:p>
          </table:table-cell>
          <table:table-cell table:formula="of:=[.F$133]+[.F$137]*([.$K120])^2" office:value-type="float" office:value="488.507740983986" calcext:value-type="float">
            <text:p>488,507740984</text:p>
          </table:table-cell>
          <table:table-cell table:formula="of:=[.G$133]+[.G$137]*([.$K120])^2" office:value-type="float" office:value="444.780378962333" calcext:value-type="float">
            <text:p>444,7803789623</text:p>
          </table:table-cell>
          <table:table-cell table:formula="of:=[.H$133]+[.H$137]*([.$K120])^2" office:value-type="float" office:value="511.179031948615" calcext:value-type="float">
            <text:p>511,1790319486</text:p>
          </table:table-cell>
          <table:table-cell table:formula="of:=[.I$133]+[.I$137]*([.$K120])^2" office:value-type="float" office:value="512.215089658526" calcext:value-type="float">
            <text:p>512,2150896585</text:p>
          </table:table-cell>
          <table:table-cell table:number-columns-repeated="2"/>
          <table:table-cell table:formula="of:=[.L120]-[.F120]" office:value-type="float" office:value="-65.4922590160143" calcext:value-type="float">
            <text:p>-65,492259016</text:p>
          </table:table-cell>
          <table:table-cell table:formula="of:=[.M120]-[.G120]" office:value-type="float" office:value="-640.219621037667" calcext:value-type="float">
            <text:p>-640,2196210377</text:p>
          </table:table-cell>
          <table:table-cell table:formula="of:=[.N120]-[.H120]" office:value-type="float" office:value="-74.8209680513851" calcext:value-type="float">
            <text:p>-74,8209680514</text:p>
          </table:table-cell>
          <table:table-cell table:formula="of:=[.O120]-[.I120]" office:value-type="float" office:value="-741.784910341474" calcext:value-type="float">
            <text:p>-741,7849103415</text:p>
          </table:table-cell>
          <table:table-cell/>
          <table:table-cell table:formula="of:=[.R121]-[.R119]" office:value-type="float" office:value="64.4409351180907" calcext:value-type="float">
            <text:p>64,4409351181</text:p>
          </table:table-cell>
          <table:table-cell table:formula="of:=[.S121]-[.S119]" office:value-type="float" office:value="23.6536057954006" calcext:value-type="float">
            <text:p>23,6536057954</text:p>
          </table:table-cell>
          <table:table-cell table:formula="of:=[.T121]-[.T119]" office:value-type="float" office:value="59.6736904182469" calcext:value-type="float">
            <text:p>59,6736904182</text:p>
          </table:table-cell>
          <table:table-cell table:formula="of:=[.U121]-[.U119]" office:value-type="float" office:value="12.8414744703505" calcext:value-type="float">
            <text:p>12,8414744704</text:p>
          </table:table-cell>
          <table:table-cell/>
          <table:table-cell table:formula="of:=[.F119]-[.F121]" office:value-type="float" office:value="124" calcext:value-type="float">
            <text:p>124</text:p>
          </table:table-cell>
          <table:table-cell table:formula="of:=[.G119]-[.G121]" office:value-type="float" office:value="108" calcext:value-type="float">
            <text:p>108</text:p>
          </table:table-cell>
          <table:table-cell table:formula="of:=[.H119]-[.H121]" office:value-type="float" office:value="131" calcext:value-type="float">
            <text:p>131</text:p>
          </table:table-cell>
          <table:table-cell table:formula="of:=[.I119]-[.I121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1ED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04BA</text:p>
          </table:table-cell>
          <table:table-cell office:value-type="float" office:value="119" calcext:value-type="float">
            <text:p>119</text:p>
          </table:table-cell>
          <table:table-cell table:formula="of:=DECIMAL([.A121];16)" office:value-type="float" office:value="493" calcext:value-type="float">
            <text:p>493</text:p>
          </table:table-cell>
          <table:table-cell table:formula="of:=DECIMAL([.B121];16)" office:value-type="float" office:value="1030" calcext:value-type="float">
            <text:p>1030</text:p>
          </table:table-cell>
          <table:table-cell table:formula="of:=DECIMAL([.C121];16)" office:value-type="float" office:value="522" calcext:value-type="float">
            <text:p>522</text:p>
          </table:table-cell>
          <table:table-cell table:formula="of:=DECIMAL([.D121];16)" office:value-type="float" office:value="1210" calcext:value-type="float">
            <text:p>1210</text:p>
          </table:table-cell>
          <table:table-cell/>
          <table:table-cell table:formula="of:=[.E121]-63.5" office:value-type="float" office:value="55.5" calcext:value-type="float">
            <text:p>55,5</text:p>
          </table:table-cell>
          <table:table-cell table:formula="of:=[.F$133]+[.F$137]*([.$K121])^2" office:value-type="float" office:value="458.455001823389" calcext:value-type="float">
            <text:p>458,4550018234</text:p>
          </table:table-cell>
          <table:table-cell table:formula="of:=[.G$133]+[.G$137]*([.$K121])^2" office:value-type="float" office:value="402.220271794874" calcext:value-type="float">
            <text:p>402,2202717949</text:p>
          </table:table-cell>
          <table:table-cell table:formula="of:=[.H$133]+[.H$137]*([.$K121])^2" office:value-type="float" office:value="475.1886922514" calcext:value-type="float">
            <text:p>475,1886922514</text:p>
          </table:table-cell>
          <table:table-cell table:formula="of:=[.I$133]+[.I$137]*([.$K121])^2" office:value-type="float" office:value="467.226842831638" calcext:value-type="float">
            <text:p>467,2268428316</text:p>
          </table:table-cell>
          <table:table-cell table:number-columns-repeated="2"/>
          <table:table-cell table:formula="of:=[.L121]-[.F121]" office:value-type="float" office:value="-34.5449981766106" calcext:value-type="float">
            <text:p>-34,5449981766</text:p>
          </table:table-cell>
          <table:table-cell table:formula="of:=[.M121]-[.G121]" office:value-type="float" office:value="-627.779728205126" calcext:value-type="float">
            <text:p>-627,7797282051</text:p>
          </table:table-cell>
          <table:table-cell table:formula="of:=[.N121]-[.H121]" office:value-type="float" office:value="-46.8113077485999" calcext:value-type="float">
            <text:p>-46,8113077486</text:p>
          </table:table-cell>
          <table:table-cell table:formula="of:=[.O121]-[.I121]" office:value-type="float" office:value="-742.773157168362" calcext:value-type="float">
            <text:p>-742,7731571684</text:p>
          </table:table-cell>
          <table:table-cell/>
          <table:table-cell table:formula="of:=[.R122]-[.R120]" office:value-type="float" office:value="62.3481082395236" calcext:value-type="float">
            <text:p>62,3481082395</text:p>
          </table:table-cell>
          <table:table-cell table:formula="of:=[.S122]-[.S120]" office:value-type="float" office:value="15.1059655347658" calcext:value-type="float">
            <text:p>15,1059655348</text:p>
          </table:table-cell>
          <table:table-cell table:formula="of:=[.T122]-[.T120]" office:value-type="float" office:value="58.3649507928938" calcext:value-type="float">
            <text:p>58,3649507929</text:p>
          </table:table-cell>
          <table:table-cell table:formula="of:=[.U122]-[.U120]" office:value-type="float" office:value="22.2055382221001" calcext:value-type="float">
            <text:p>22,2055382221</text:p>
          </table:table-cell>
          <table:table-cell/>
          <table:table-cell table:formula="of:=[.F120]-[.F122]" office:value-type="float" office:value="123" calcext:value-type="float">
            <text:p>123</text:p>
          </table:table-cell>
          <table:table-cell table:formula="of:=[.G120]-[.G122]" office:value-type="float" office:value="101" calcext:value-type="float">
            <text:p>101</text:p>
          </table:table-cell>
          <table:table-cell table:formula="of:=[.H120]-[.H122]" office:value-type="float" office:value="131" calcext:value-type="float">
            <text:p>131</text:p>
          </table:table-cell>
          <table:table-cell table:formula="of:=[.I120]-[.I122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1AF</text:p>
          </table:table-cell>
          <table:table-cell office:value-type="string" calcext:value-type="string">
            <text:p>03D8</text:p>
          </table:table-cell>
          <table:table-cell office:value-type="string" calcext:value-type="string">
            <text:p>01C7</text:p>
          </table:table-cell>
          <table:table-cell office:value-type="string" calcext:value-type="string">
            <text:p>0475</text:p>
          </table:table-cell>
          <table:table-cell office:value-type="float" office:value="120" calcext:value-type="float">
            <text:p>120</text:p>
          </table:table-cell>
          <table:table-cell table:formula="of:=DECIMAL([.A122];16)" office:value-type="float" office:value="431" calcext:value-type="float">
            <text:p>431</text:p>
          </table:table-cell>
          <table:table-cell table:formula="of:=DECIMAL([.B122];16)" office:value-type="float" office:value="984" calcext:value-type="float">
            <text:p>984</text:p>
          </table:table-cell>
          <table:table-cell table:formula="of:=DECIMAL([.C122];16)" office:value-type="float" office:value="455" calcext:value-type="float">
            <text:p>455</text:p>
          </table:table-cell>
          <table:table-cell table:formula="of:=DECIMAL([.D122];16)" office:value-type="float" office:value="1141" calcext:value-type="float">
            <text:p>1141</text:p>
          </table:table-cell>
          <table:table-cell/>
          <table:table-cell table:formula="of:=[.E122]-63.5" office:value-type="float" office:value="56.5" calcext:value-type="float">
            <text:p>56,5</text:p>
          </table:table-cell>
          <table:table-cell table:formula="of:=[.F$133]+[.F$137]*([.$K122])^2" office:value-type="float" office:value="427.855849223509" calcext:value-type="float">
            <text:p>427,8558492235</text:p>
          </table:table-cell>
          <table:table-cell table:formula="of:=[.G$133]+[.G$137]*([.$K122])^2" office:value-type="float" office:value="358.886344497098" calcext:value-type="float">
            <text:p>358,8863444971</text:p>
          </table:table-cell>
          <table:table-cell table:formula="of:=[.H$133]+[.H$137]*([.$K122])^2" office:value-type="float" office:value="438.543982741509" calcext:value-type="float">
            <text:p>438,5439827415</text:p>
          </table:table-cell>
          <table:table-cell table:formula="of:=[.I$133]+[.I$137]*([.$K122])^2" office:value-type="float" office:value="421.420627880626" calcext:value-type="float">
            <text:p>421,4206278806</text:p>
          </table:table-cell>
          <table:table-cell table:number-columns-repeated="2"/>
          <table:table-cell table:formula="of:=[.L122]-[.F122]" office:value-type="float" office:value="-3.14415077649062" calcext:value-type="float">
            <text:p>-3,1441507765</text:p>
          </table:table-cell>
          <table:table-cell table:formula="of:=[.M122]-[.G122]" office:value-type="float" office:value="-625.113655502902" calcext:value-type="float">
            <text:p>-625,1136555029</text:p>
          </table:table-cell>
          <table:table-cell table:formula="of:=[.N122]-[.H122]" office:value-type="float" office:value="-16.4560172584913" calcext:value-type="float">
            <text:p>-16,4560172585</text:p>
          </table:table-cell>
          <table:table-cell table:formula="of:=[.O122]-[.I122]" office:value-type="float" office:value="-719.579372119374" calcext:value-type="float">
            <text:p>-719,5793721194</text:p>
          </table:table-cell>
          <table:table-cell/>
          <table:table-cell table:formula="of:=[.R123]-[.R121]" office:value-type="float" office:value="57.2552813609565" calcext:value-type="float">
            <text:p>57,255281361</text:p>
          </table:table-cell>
          <table:table-cell table:formula="of:=[.S123]-[.S121]" office:value-type="float" office:value="12.558325274131" calcext:value-type="float">
            <text:p>12,5583252741</text:p>
          </table:table-cell>
          <table:table-cell table:formula="of:=[.T123]-[.T121]" office:value-type="float" office:value="53.0562111675405" calcext:value-type="float">
            <text:p>53,0562111675</text:p>
          </table:table-cell>
          <table:table-cell table:formula="of:=[.U123]-[.U121]" office:value-type="float" office:value="29.5696019738496" calcext:value-type="float">
            <text:p>29,5696019738</text:p>
          </table:table-cell>
          <table:table-cell/>
          <table:table-cell table:formula="of:=[.F121]-[.F123]" office:value-type="float" office:value="119" calcext:value-type="float">
            <text:p>119</text:p>
          </table:table-cell>
          <table:table-cell table:formula="of:=[.G121]-[.G123]" office:value-type="float" office:value="100" calcext:value-type="float">
            <text:p>100</text:p>
          </table:table-cell>
          <table:table-cell table:formula="of:=[.H121]-[.H123]" office:value-type="float" office:value="127" calcext:value-type="float">
            <text:p>127</text:p>
          </table:table-cell>
          <table:table-cell table:formula="of:=[.I121]-[.I123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176</text:p>
          </table:table-cell>
          <table:table-cell office:value-type="string" calcext:value-type="string">
            <text:p>03A2</text:p>
          </table:table-cell>
          <table:table-cell office:value-type="string" calcext:value-type="string">
            <text:p>018B</text:p>
          </table:table-cell>
          <table:table-cell office:value-type="string" calcext:value-type="string">
            <text:p>0440</text:p>
          </table:table-cell>
          <table:table-cell office:value-type="float" office:value="121" calcext:value-type="float">
            <text:p>121</text:p>
          </table:table-cell>
          <table:table-cell table:formula="of:=DECIMAL([.A123];16)" office:value-type="float" office:value="374" calcext:value-type="float">
            <text:p>374</text:p>
          </table:table-cell>
          <table:table-cell table:formula="of:=DECIMAL([.B123];16)" office:value-type="float" office:value="930" calcext:value-type="float">
            <text:p>930</text:p>
          </table:table-cell>
          <table:table-cell table:formula="of:=DECIMAL([.C123];16)" office:value-type="float" office:value="395" calcext:value-type="float">
            <text:p>395</text:p>
          </table:table-cell>
          <table:table-cell table:formula="of:=DECIMAL([.D123];16)" office:value-type="float" office:value="1088" calcext:value-type="float">
            <text:p>1088</text:p>
          </table:table-cell>
          <table:table-cell/>
          <table:table-cell table:formula="of:=[.E123]-63.5" office:value-type="float" office:value="57.5" calcext:value-type="float">
            <text:p>57,5</text:p>
          </table:table-cell>
          <table:table-cell table:formula="of:=[.F$133]+[.F$137]*([.$K123])^2" office:value-type="float" office:value="396.710283184346" calcext:value-type="float">
            <text:p>396,7102831843</text:p>
          </table:table-cell>
          <table:table-cell table:formula="of:=[.G$133]+[.G$137]*([.$K123])^2" office:value-type="float" office:value="314.778597069005" calcext:value-type="float">
            <text:p>314,778597069</text:p>
          </table:table-cell>
          <table:table-cell table:formula="of:=[.H$133]+[.H$137]*([.$K123])^2" office:value-type="float" office:value="401.244903418941" calcext:value-type="float">
            <text:p>401,2449034189</text:p>
          </table:table-cell>
          <table:table-cell table:formula="of:=[.I$133]+[.I$137]*([.$K123])^2" office:value-type="float" office:value="374.796444805488" calcext:value-type="float">
            <text:p>374,7964448055</text:p>
          </table:table-cell>
          <table:table-cell table:number-columns-repeated="2"/>
          <table:table-cell table:formula="of:=[.L123]-[.F123]" office:value-type="float" office:value="22.7102831843458" calcext:value-type="float">
            <text:p>22,7102831843</text:p>
          </table:table-cell>
          <table:table-cell table:formula="of:=[.M123]-[.G123]" office:value-type="float" office:value="-615.221402930995" calcext:value-type="float">
            <text:p>-615,221402931</text:p>
          </table:table-cell>
          <table:table-cell table:formula="of:=[.N123]-[.H123]" office:value-type="float" office:value="6.24490341894057" calcext:value-type="float">
            <text:p>6,2449034189</text:p>
          </table:table-cell>
          <table:table-cell table:formula="of:=[.O123]-[.I123]" office:value-type="float" office:value="-713.203555194512" calcext:value-type="float">
            <text:p>-713,2035551945</text:p>
          </table:table-cell>
          <table:table-cell/>
          <table:table-cell table:formula="of:=[.R124]-[.R122]" office:value-type="float" office:value="52.1624544823892" calcext:value-type="float">
            <text:p>52,1624544824</text:p>
          </table:table-cell>
          <table:table-cell table:formula="of:=[.S124]-[.S122]" office:value-type="float" office:value="10.010685013496" calcext:value-type="float">
            <text:p>10,0106850135</text:p>
          </table:table-cell>
          <table:table-cell table:formula="of:=[.T124]-[.T122]" office:value-type="float" office:value="46.7474715421872" calcext:value-type="float">
            <text:p>46,7474715422</text:p>
          </table:table-cell>
          <table:table-cell table:formula="of:=[.U124]-[.U122]" office:value-type="float" office:value="25.9336657255992" calcext:value-type="float">
            <text:p>25,9336657256</text:p>
          </table:table-cell>
          <table:table-cell/>
          <table:table-cell table:formula="of:=[.F122]-[.F124]" office:value-type="float" office:value="115" calcext:value-type="float">
            <text:p>115</text:p>
          </table:table-cell>
          <table:table-cell table:formula="of:=[.G122]-[.G124]" office:value-type="float" office:value="99" calcext:value-type="float">
            <text:p>99</text:p>
          </table:table-cell>
          <table:table-cell table:formula="of:=[.H122]-[.H124]" office:value-type="float" office:value="122" calcext:value-type="float">
            <text:p>122</text:p>
          </table:table-cell>
          <table:table-cell table:formula="of:=[.I122]-[.I124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13C</text:p>
          </table:table-cell>
          <table:table-cell office:value-type="string" calcext:value-type="string">
            <text:p>0375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03FD</text:p>
          </table:table-cell>
          <table:table-cell office:value-type="float" office:value="122" calcext:value-type="float">
            <text:p>122</text:p>
          </table:table-cell>
          <table:table-cell table:formula="of:=DECIMAL([.A124];16)" office:value-type="float" office:value="316" calcext:value-type="float">
            <text:p>316</text:p>
          </table:table-cell>
          <table:table-cell table:formula="of:=DECIMAL([.B124];16)" office:value-type="float" office:value="885" calcext:value-type="float">
            <text:p>885</text:p>
          </table:table-cell>
          <table:table-cell table:formula="of:=DECIMAL([.C124];16)" office:value-type="float" office:value="333" calcext:value-type="float">
            <text:p>333</text:p>
          </table:table-cell>
          <table:table-cell table:formula="of:=DECIMAL([.D124];16)" office:value-type="float" office:value="1021" calcext:value-type="float">
            <text:p>1021</text:p>
          </table:table-cell>
          <table:table-cell/>
          <table:table-cell table:formula="of:=[.E124]-63.5" office:value-type="float" office:value="58.5" calcext:value-type="float">
            <text:p>58,5</text:p>
          </table:table-cell>
          <table:table-cell table:formula="of:=[.F$133]+[.F$137]*([.$K124])^2" office:value-type="float" office:value="365.018303705899" calcext:value-type="float">
            <text:p>365,0183037059</text:p>
          </table:table-cell>
          <table:table-cell table:formula="of:=[.G$133]+[.G$137]*([.$K124])^2" office:value-type="float" office:value="269.897029510594" calcext:value-type="float">
            <text:p>269,8970295106</text:p>
          </table:table-cell>
          <table:table-cell table:formula="of:=[.H$133]+[.H$137]*([.$K124])^2" office:value-type="float" office:value="363.291454283696" calcext:value-type="float">
            <text:p>363,2914542837</text:p>
          </table:table-cell>
          <table:table-cell table:formula="of:=[.I$133]+[.I$137]*([.$K124])^2" office:value-type="float" office:value="327.354293606225" calcext:value-type="float">
            <text:p>327,3542936062</text:p>
          </table:table-cell>
          <table:table-cell table:number-columns-repeated="2"/>
          <table:table-cell table:formula="of:=[.L124]-[.F124]" office:value-type="float" office:value="49.0183037058986" calcext:value-type="float">
            <text:p>49,0183037059</text:p>
          </table:table-cell>
          <table:table-cell table:formula="of:=[.M124]-[.G124]" office:value-type="float" office:value="-615.102970489406" calcext:value-type="float">
            <text:p>-615,1029704894</text:p>
          </table:table-cell>
          <table:table-cell table:formula="of:=[.N124]-[.H124]" office:value-type="float" office:value="30.2914542836959" calcext:value-type="float">
            <text:p>30,2914542837</text:p>
          </table:table-cell>
          <table:table-cell table:formula="of:=[.O124]-[.I124]" office:value-type="float" office:value="-693.645706393775" calcext:value-type="float">
            <text:p>-693,6457063938</text:p>
          </table:table-cell>
          <table:table-cell/>
          <table:table-cell table:formula="of:=[.R125]-[.R123]" office:value-type="float" office:value="43.069627603822" calcext:value-type="float">
            <text:p>43,0696276038</text:p>
          </table:table-cell>
          <table:table-cell table:formula="of:=[.S125]-[.S123]" office:value-type="float" office:value="0.463044752861151" calcext:value-type="float">
            <text:p>0,4630447529</text:p>
          </table:table-cell>
          <table:table-cell table:formula="of:=[.T125]-[.T123]" office:value-type="float" office:value="37.4387319168338" calcext:value-type="float">
            <text:p>37,4387319168</text:p>
          </table:table-cell>
          <table:table-cell table:formula="of:=[.U125]-[.U123]" office:value-type="float" office:value="10.2977294773486" calcext:value-type="float">
            <text:p>10,2977294773</text:p>
          </table:table-cell>
          <table:table-cell/>
          <table:table-cell table:formula="of:=[.F123]-[.F125]" office:value-type="float" office:value="107" calcext:value-type="float">
            <text:p>107</text:p>
          </table:table-cell>
          <table:table-cell table:formula="of:=[.G123]-[.G125]" office:value-type="float" office:value="91" calcext:value-type="float">
            <text:p>91</text:p>
          </table:table-cell>
          <table:table-cell table:formula="of:=[.H123]-[.H125]" office:value-type="float" office:value="114" calcext:value-type="float">
            <text:p>114</text:p>
          </table:table-cell>
          <table:table-cell table:formula="of:=[.I123]-[.I125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10B</text:p>
          </table:table-cell>
          <table:table-cell office:value-type="string" calcext:value-type="string">
            <text:p>0347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3D6</text:p>
          </table:table-cell>
          <table:table-cell office:value-type="float" office:value="123" calcext:value-type="float">
            <text:p>123</text:p>
          </table:table-cell>
          <table:table-cell table:formula="of:=DECIMAL([.A125];16)" office:value-type="float" office:value="267" calcext:value-type="float">
            <text:p>267</text:p>
          </table:table-cell>
          <table:table-cell table:formula="of:=DECIMAL([.B125];16)" office:value-type="float" office:value="839" calcext:value-type="float">
            <text:p>839</text:p>
          </table:table-cell>
          <table:table-cell table:formula="of:=DECIMAL([.C125];16)" office:value-type="float" office:value="281" calcext:value-type="float">
            <text:p>281</text:p>
          </table:table-cell>
          <table:table-cell table:formula="of:=DECIMAL([.D125];16)" office:value-type="float" office:value="982" calcext:value-type="float">
            <text:p>982</text:p>
          </table:table-cell>
          <table:table-cell/>
          <table:table-cell table:formula="of:=[.E125]-63.5" office:value-type="float" office:value="59.5" calcext:value-type="float">
            <text:p>59,5</text:p>
          </table:table-cell>
          <table:table-cell table:formula="of:=[.F$133]+[.F$137]*([.$K125])^2" office:value-type="float" office:value="332.779910788168" calcext:value-type="float">
            <text:p>332,7799107882</text:p>
          </table:table-cell>
          <table:table-cell table:formula="of:=[.G$133]+[.G$137]*([.$K125])^2" office:value-type="float" office:value="224.241641821866" calcext:value-type="float">
            <text:p>224,2416418219</text:p>
          </table:table-cell>
          <table:table-cell table:formula="of:=[.H$133]+[.H$137]*([.$K125])^2" office:value-type="float" office:value="324.683635335774" calcext:value-type="float">
            <text:p>324,6836353358</text:p>
          </table:table-cell>
          <table:table-cell table:formula="of:=[.I$133]+[.I$137]*([.$K125])^2" office:value-type="float" office:value="279.094174282837" calcext:value-type="float">
            <text:p>279,0941742828</text:p>
          </table:table-cell>
          <table:table-cell table:number-columns-repeated="2"/>
          <table:table-cell table:formula="of:=[.L125]-[.F125]" office:value-type="float" office:value="65.7799107881679" calcext:value-type="float">
            <text:p>65,7799107882</text:p>
          </table:table-cell>
          <table:table-cell table:formula="of:=[.M125]-[.G125]" office:value-type="float" office:value="-614.758358178134" calcext:value-type="float">
            <text:p>-614,7583581781</text:p>
          </table:table-cell>
          <table:table-cell table:formula="of:=[.N125]-[.H125]" office:value-type="float" office:value="43.6836353357744" calcext:value-type="float">
            <text:p>43,6836353358</text:p>
          </table:table-cell>
          <table:table-cell table:formula="of:=[.O125]-[.I125]" office:value-type="float" office:value="-702.905825717163" calcext:value-type="float">
            <text:p>-702,9058257172</text:p>
          </table:table-cell>
          <table:table-cell/>
          <table:table-cell table:formula="of:=[.R126]-[.R124]" office:value-type="float" office:value="24.976800725255" calcext:value-type="float">
            <text:p>24,9768007253</text:p>
          </table:table-cell>
          <table:table-cell table:formula="of:=[.S126]-[.S124]" office:value-type="float" office:value="5.91540449222634" calcext:value-type="float">
            <text:p>5,9154044922</text:p>
          </table:table-cell>
          <table:table-cell table:formula="of:=[.T126]-[.T124]" office:value-type="float" office:value="19.1299922914807" calcext:value-type="float">
            <text:p>19,1299922915</text:p>
          </table:table-cell>
          <table:table-cell table:formula="of:=[.U126]-[.U124]" office:value-type="float" office:value="8.66179322909829" calcext:value-type="float">
            <text:p>8,6617932291</text:p>
          </table:table-cell>
          <table:table-cell/>
          <table:table-cell table:formula="of:=[.F124]-[.F126]" office:value-type="float" office:value="90" calcext:value-type="float">
            <text:p>90</text:p>
          </table:table-cell>
          <table:table-cell table:formula="of:=[.G124]-[.G126]" office:value-type="float" office:value="98" calcext:value-type="float">
            <text:p>98</text:p>
          </table:table-cell>
          <table:table-cell table:formula="of:=[.H124]-[.H126]" office:value-type="float" office:value="97" calcext:value-type="float">
            <text:p>97</text:p>
          </table:table-cell>
          <table:table-cell table:formula="of:=[.I124]-[.I126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0E2</text:p>
          </table:table-cell>
          <table:table-cell office:value-type="string" calcext:value-type="string">
            <text:p>0313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0393</text:p>
          </table:table-cell>
          <table:table-cell office:value-type="float" office:value="124" calcext:value-type="float">
            <text:p>124</text:p>
          </table:table-cell>
          <table:table-cell table:formula="of:=DECIMAL([.A126];16)" office:value-type="float" office:value="226" calcext:value-type="float">
            <text:p>226</text:p>
          </table:table-cell>
          <table:table-cell table:formula="of:=DECIMAL([.B126];16)" office:value-type="float" office:value="787" calcext:value-type="float">
            <text:p>787</text:p>
          </table:table-cell>
          <table:table-cell table:formula="of:=DECIMAL([.C126];16)" office:value-type="float" office:value="236" calcext:value-type="float">
            <text:p>236</text:p>
          </table:table-cell>
          <table:table-cell table:formula="of:=DECIMAL([.D126];16)" office:value-type="float" office:value="915" calcext:value-type="float">
            <text:p>915</text:p>
          </table:table-cell>
          <table:table-cell/>
          <table:table-cell table:formula="of:=[.E126]-63.5" office:value-type="float" office:value="60.5" calcext:value-type="float">
            <text:p>60,5</text:p>
          </table:table-cell>
          <table:table-cell table:formula="of:=[.F$133]+[.F$137]*([.$K126])^2" office:value-type="float" office:value="299.995104431154" calcext:value-type="float">
            <text:p>299,9951044312</text:p>
          </table:table-cell>
          <table:table-cell table:formula="of:=[.G$133]+[.G$137]*([.$K126])^2" office:value-type="float" office:value="177.812434002821" calcext:value-type="float">
            <text:p>177,8124340028</text:p>
          </table:table-cell>
          <table:table-cell table:formula="of:=[.H$133]+[.H$137]*([.$K126])^2" office:value-type="float" office:value="285.421446575177" calcext:value-type="float">
            <text:p>285,4214465752</text:p>
          </table:table-cell>
          <table:table-cell table:formula="of:=[.I$133]+[.I$137]*([.$K126])^2" office:value-type="float" office:value="230.016086835323" calcext:value-type="float">
            <text:p>230,0160868353</text:p>
          </table:table-cell>
          <table:table-cell table:number-columns-repeated="2"/>
          <table:table-cell table:formula="of:=[.L126]-[.F126]" office:value-type="float" office:value="73.9951044311536" calcext:value-type="float">
            <text:p>73,9951044312</text:p>
          </table:table-cell>
          <table:table-cell table:formula="of:=[.M126]-[.G126]" office:value-type="float" office:value="-609.187565997179" calcext:value-type="float">
            <text:p>-609,1875659972</text:p>
          </table:table-cell>
          <table:table-cell table:formula="of:=[.N126]-[.H126]" office:value-type="float" office:value="49.4214465751766" calcext:value-type="float">
            <text:p>49,4214465752</text:p>
          </table:table-cell>
          <table:table-cell table:formula="of:=[.O126]-[.I126]" office:value-type="float" office:value="-684.983913164677" calcext:value-type="float">
            <text:p>-684,9839131647</text:p>
          </table:table-cell>
          <table:table-cell/>
          <table:table-cell table:formula="of:=[.R127]-[.R125]" office:value-type="float" office:value="6.88397384668792" calcext:value-type="float">
            <text:p>6,8839738467</text:p>
          </table:table-cell>
          <table:table-cell table:formula="of:=[.S127]-[.S125]" office:value-type="float" office:value="21.3677642315913" calcext:value-type="float">
            <text:p>21,3677642316</text:p>
          </table:table-cell>
          <table:table-cell table:formula="of:=[.T127]-[.T125]" office:value-type="float" office:value="-1.17874733387248" calcext:value-type="float">
            <text:p>-1,1787473339</text:p>
          </table:table-cell>
          <table:table-cell table:formula="of:=[.U127]-[.U125]" office:value-type="float" office:value="10.0258569808479" calcext:value-type="float">
            <text:p>10,0258569808</text:p>
          </table:table-cell>
          <table:table-cell/>
          <table:table-cell table:formula="of:=[.F125]-[.F127]" office:value-type="float" office:value="73" calcext:value-type="float">
            <text:p>73</text:p>
          </table:table-cell>
          <table:table-cell table:formula="of:=[.G125]-[.G127]" office:value-type="float" office:value="115" calcext:value-type="float">
            <text:p>115</text:p>
          </table:table-cell>
          <table:table-cell table:formula="of:=[.H125]-[.H127]" office:value-type="float" office:value="78" calcext:value-type="float">
            <text:p>78</text:p>
          </table:table-cell>
          <table:table-cell table:formula="of:=[.I125]-[.I127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0C2</text:p>
          </table:table-cell>
          <table:table-cell office:value-type="string" calcext:value-type="string">
            <text:p>02D4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0369</text:p>
          </table:table-cell>
          <table:table-cell office:value-type="float" office:value="125" calcext:value-type="float">
            <text:p>125</text:p>
          </table:table-cell>
          <table:table-cell table:formula="of:=DECIMAL([.A127];16)" office:value-type="float" office:value="194" calcext:value-type="float">
            <text:p>194</text:p>
          </table:table-cell>
          <table:table-cell table:formula="of:=DECIMAL([.B127];16)" office:value-type="float" office:value="724" calcext:value-type="float">
            <text:p>724</text:p>
          </table:table-cell>
          <table:table-cell table:formula="of:=DECIMAL([.C127];16)" office:value-type="float" office:value="203" calcext:value-type="float">
            <text:p>203</text:p>
          </table:table-cell>
          <table:table-cell table:formula="of:=DECIMAL([.D127];16)" office:value-type="float" office:value="873" calcext:value-type="float">
            <text:p>873</text:p>
          </table:table-cell>
          <table:table-cell/>
          <table:table-cell table:formula="of:=[.E127]-63.5" office:value-type="float" office:value="61.5" calcext:value-type="float">
            <text:p>61,5</text:p>
          </table:table-cell>
          <table:table-cell table:formula="of:=[.F$133]+[.F$137]*([.$K127])^2" office:value-type="float" office:value="266.663884634856" calcext:value-type="float">
            <text:p>266,6638846349</text:p>
          </table:table-cell>
          <table:table-cell table:formula="of:=[.G$133]+[.G$137]*([.$K127])^2" office:value-type="float" office:value="130.609406053458" calcext:value-type="float">
            <text:p>130,6094060535</text:p>
          </table:table-cell>
          <table:table-cell table:formula="of:=[.H$133]+[.H$137]*([.$K127])^2" office:value-type="float" office:value="245.504888001902" calcext:value-type="float">
            <text:p>245,5048880019</text:p>
          </table:table-cell>
          <table:table-cell table:formula="of:=[.I$133]+[.I$137]*([.$K127])^2" office:value-type="float" office:value="180.120031263685" calcext:value-type="float">
            <text:p>180,1200312637</text:p>
          </table:table-cell>
          <table:table-cell table:number-columns-repeated="2"/>
          <table:table-cell table:formula="of:=[.L127]-[.F127]" office:value-type="float" office:value="72.6638846348558" calcext:value-type="float">
            <text:p>72,6638846349</text:p>
          </table:table-cell>
          <table:table-cell table:formula="of:=[.M127]-[.G127]" office:value-type="float" office:value="-593.390593946542" calcext:value-type="float">
            <text:p>-593,3905939465</text:p>
          </table:table-cell>
          <table:table-cell table:formula="of:=[.N127]-[.H127]" office:value-type="float" office:value="42.5048880019019" calcext:value-type="float">
            <text:p>42,5048880019</text:p>
          </table:table-cell>
          <table:table-cell table:formula="of:=[.O127]-[.I127]" office:value-type="float" office:value="-692.879968736316" calcext:value-type="float">
            <text:p>-692,8799687363</text:p>
          </table:table-cell>
          <table:table-cell/>
          <table:table-cell table:formula="of:=[.R128]-[.R126]" office:value-type="float" office:value="-11.2088530318792" calcext:value-type="float">
            <text:p>-11,2088530319</text:p>
          </table:table-cell>
          <table:table-cell table:formula="of:=[.S128]-[.S126]" office:value-type="float" office:value="18.8201239709565" calcext:value-type="float">
            <text:p>18,820123971</text:p>
          </table:table-cell>
          <table:table-cell table:formula="of:=[.T128]-[.T126]" office:value-type="float" office:value="-21.4874869592259" calcext:value-type="float">
            <text:p>-21,4874869592</text:p>
          </table:table-cell>
          <table:table-cell table:formula="of:=[.U128]-[.U126]" office:value-type="float" office:value="11.3899207325974" calcext:value-type="float">
            <text:p>11,3899207326</text:p>
          </table:table-cell>
          <table:table-cell/>
          <table:table-cell table:formula="of:=[.F126]-[.F128]" office:value-type="float" office:value="56" calcext:value-type="float">
            <text:p>56</text:p>
          </table:table-cell>
          <table:table-cell table:formula="of:=[.G126]-[.G128]" office:value-type="float" office:value="114" calcext:value-type="float">
            <text:p>114</text:p>
          </table:table-cell>
          <table:table-cell table:formula="of:=[.H126]-[.H128]" office:value-type="float" office:value="59" calcext:value-type="float">
            <text:p>59</text:p>
          </table:table-cell>
          <table:table-cell table:formula="of:=[.I126]-[.I128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0AA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0323</text:p>
          </table:table-cell>
          <table:table-cell office:value-type="float" office:value="126" calcext:value-type="float">
            <text:p>126</text:p>
          </table:table-cell>
          <table:table-cell table:formula="of:=DECIMAL([.A128];16)" office:value-type="float" office:value="170" calcext:value-type="float">
            <text:p>170</text:p>
          </table:table-cell>
          <table:table-cell table:formula="of:=DECIMAL([.B128];16)" office:value-type="float" office:value="673" calcext:value-type="float">
            <text:p>673</text:p>
          </table:table-cell>
          <table:table-cell table:formula="of:=DECIMAL([.C128];16)" office:value-type="float" office:value="177" calcext:value-type="float">
            <text:p>177</text:p>
          </table:table-cell>
          <table:table-cell table:formula="of:=DECIMAL([.D128];16)" office:value-type="float" office:value="803" calcext:value-type="float">
            <text:p>803</text:p>
          </table:table-cell>
          <table:table-cell/>
          <table:table-cell table:formula="of:=[.E128]-63.5" office:value-type="float" office:value="62.5" calcext:value-type="float">
            <text:p>62,5</text:p>
          </table:table-cell>
          <table:table-cell table:formula="of:=[.F$133]+[.F$137]*([.$K128])^2" office:value-type="float" office:value="232.786251399274" calcext:value-type="float">
            <text:p>232,7862513993</text:p>
          </table:table-cell>
          <table:table-cell table:formula="of:=[.G$133]+[.G$137]*([.$K128])^2" office:value-type="float" office:value="82.6325579737772" calcext:value-type="float">
            <text:p>82,6325579738</text:p>
          </table:table-cell>
          <table:table-cell table:formula="of:=[.H$133]+[.H$137]*([.$K128])^2" office:value-type="float" office:value="204.933959615951" calcext:value-type="float">
            <text:p>204,933959616</text:p>
          </table:table-cell>
          <table:table-cell table:formula="of:=[.I$133]+[.I$137]*([.$K128])^2" office:value-type="float" office:value="129.406007567921" calcext:value-type="float">
            <text:p>129,4060075679</text:p>
          </table:table-cell>
          <table:table-cell table:number-columns-repeated="2"/>
          <table:table-cell table:formula="of:=[.L128]-[.F128]" office:value-type="float" office:value="62.7862513992743" calcext:value-type="float">
            <text:p>62,7862513993</text:p>
          </table:table-cell>
          <table:table-cell table:formula="of:=[.M128]-[.G128]" office:value-type="float" office:value="-590.367442026223" calcext:value-type="float">
            <text:p>-590,3674420262</text:p>
          </table:table-cell>
          <table:table-cell table:formula="of:=[.N128]-[.H128]" office:value-type="float" office:value="27.9339596159507" calcext:value-type="float">
            <text:p>27,933959616</text:p>
          </table:table-cell>
          <table:table-cell table:formula="of:=[.O128]-[.I128]" office:value-type="float" office:value="-673.593992432079" calcext:value-type="float">
            <text:p>-673,5939924321</text:p>
          </table:table-cell>
          <table:table-cell/>
          <table:table-cell table:formula="of:=[.R129]-[.R127]" office:value-type="float" office:value="-31.3016799104464" calcext:value-type="float">
            <text:p>-31,3016799104</text:p>
          </table:table-cell>
          <table:table-cell table:formula="of:=[.S129]-[.S127]" office:value-type="float" office:value="-5.72751628967808" calcext:value-type="float">
            <text:p>-5,7275162897</text:p>
          </table:table-cell>
          <table:table-cell table:formula="of:=[.T129]-[.T127]" office:value-type="float" office:value="-41.7962265845793" calcext:value-type="float">
            <text:p>-41,7962265846</text:p>
          </table:table-cell>
          <table:table-cell table:formula="of:=[.U129]-[.U127]" office:value-type="float" office:value="23.7539844843468" calcext:value-type="float">
            <text:p>23,7539844843</text:p>
          </table:table-cell>
          <table:table-cell/>
          <table:table-cell table:formula="of:=[.F127]-[.F129]" office:value-type="float" office:value="37" calcext:value-type="float">
            <text:p>37</text:p>
          </table:table-cell>
          <table:table-cell table:formula="of:=[.G127]-[.G129]" office:value-type="float" office:value="91" calcext:value-type="float">
            <text:p>91</text:p>
          </table:table-cell>
          <table:table-cell table:formula="of:=[.H127]-[.H129]" office:value-type="float" office:value="40" calcext:value-type="float">
            <text:p>40</text:p>
          </table:table-cell>
          <table:table-cell table:formula="of:=[.I127]-[.I129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09D</text:p>
          </table:table-cell>
          <table:table-cell office:value-type="string" calcext:value-type="string">
            <text:p>0279</text:p>
          </table:table-cell>
          <table:table-cell table:style-name="Default" office:value-type="string" calcext:value-type="string">
            <text:p>00A3</text:p>
          </table:table-cell>
          <table:table-cell table:style-name="Default" office:value-type="string" calcext:value-type="string">
            <text:p>02EB</text:p>
          </table:table-cell>
          <table:table-cell office:value-type="float" office:value="127" calcext:value-type="float">
            <text:p>127</text:p>
          </table:table-cell>
          <table:table-cell table:formula="of:=DECIMAL([.A129];16)" office:value-type="float" office:value="157" calcext:value-type="float">
            <text:p>157</text:p>
          </table:table-cell>
          <table:table-cell table:formula="of:=DECIMAL([.B129];16)" office:value-type="float" office:value="633" calcext:value-type="float">
            <text:p>633</text:p>
          </table:table-cell>
          <table:table-cell table:formula="of:=DECIMAL([.C129];16)" office:value-type="float" office:value="163" calcext:value-type="float">
            <text:p>163</text:p>
          </table:table-cell>
          <table:table-cell table:formula="of:=DECIMAL([.D129];16)" office:value-type="float" office:value="747" calcext:value-type="float">
            <text:p>747</text:p>
          </table:table-cell>
          <table:table-cell/>
          <table:table-cell table:formula="of:=[.E129]-63.5" office:value-type="float" office:value="63.5" calcext:value-type="float">
            <text:p>63,5</text:p>
          </table:table-cell>
          <table:table-cell table:formula="of:=[.F$133]+[.F$137]*([.$K129])^2" office:value-type="float" office:value="198.362204724409" calcext:value-type="float">
            <text:p>198,3622047244</text:p>
          </table:table-cell>
          <table:table-cell table:formula="of:=[.G$133]+[.G$137]*([.$K129])^2" office:value-type="float" office:value="33.8818897637796" calcext:value-type="float">
            <text:p>33,8818897638</text:p>
          </table:table-cell>
          <table:table-cell table:formula="of:=[.H$133]+[.H$137]*([.$K129])^2" office:value-type="float" office:value="163.708661417323" calcext:value-type="float">
            <text:p>163,7086614173</text:p>
          </table:table-cell>
          <table:table-cell table:formula="of:=[.I$133]+[.I$137]*([.$K129])^2" office:value-type="float" office:value="77.8740157480313" calcext:value-type="float">
            <text:p>77,874015748</text:p>
          </table:table-cell>
          <table:table-cell table:number-columns-repeated="2"/>
          <table:table-cell table:formula="of:=[.L129]-[.F129]" office:value-type="float" office:value="41.3622047244094" calcext:value-type="float">
            <text:p>41,3622047244</text:p>
          </table:table-cell>
          <table:table-cell table:formula="of:=[.M129]-[.G129]" office:value-type="float" office:value="-599.11811023622" calcext:value-type="float">
            <text:p>-599,1181102362</text:p>
          </table:table-cell>
          <table:table-cell table:formula="of:=[.N129]-[.H129]" office:value-type="float" office:value="0.708661417322674" calcext:value-type="float">
            <text:p>0,7086614173</text:p>
          </table:table-cell>
          <table:table-cell table:formula="of:=[.O129]-[.I129]" office:value-type="float" office:value="-669.125984251969" calcext:value-type="float">
            <text:p>-669,125984252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somme :0001D3D4</text:p>
          </table:table-cell>
          <table:table-cell office:value-type="string" calcext:value-type="string">
            <text:p>Somme :</text:p>
          </table:table-cell>
          <table:table-cell table:style-name="Default" office:value-type="string" calcext:value-type="string">
            <text:p>Somme :</text:p>
          </table:table-cell>
          <table:table-cell table:style-name="Default"/>
          <table:table-cell/>
          <table:table-cell table:formula="of:=SUM([.F2:.F129])" office:value-type="float" office:value="119764" calcext:value-type="float">
            <text:p>119764</text:p>
          </table:table-cell>
          <table:table-cell table:formula="of:=SUM([.G2:.G129])" office:value-type="float" office:value="137987" calcext:value-type="float">
            <text:p>137987</text:p>
          </table:table-cell>
          <table:table-cell table:formula="of:=SUM([.H2:.H129])" office:value-type="float" office:value="133974" calcext:value-type="float">
            <text:p>133974</text:p>
          </table:table-cell>
          <table:table-cell table:formula="of:=SUM([.I2:.I129])" office:value-type="float" office:value="150912" calcext:value-type="float">
            <text:p>150912</text:p>
          </table:table-cell>
          <table:table-cell table:number-columns-repeated="2"/>
          <table:table-cell table:formula="of:=SUM([.L2:.L129])" office:value-type="float" office:value="118656.579329159" calcext:value-type="float">
            <text:p>118656,579329159</text:p>
          </table:table-cell>
          <table:table-cell table:formula="of:=SUM([.M2:.M129])" office:value-type="float" office:value="136418.692293385" calcext:value-type="float">
            <text:p>136418,692293385</text:p>
          </table:table-cell>
          <table:table-cell table:formula="of:=SUM([.N2:.N129])" office:value-type="float" office:value="132647.783247566" calcext:value-type="float">
            <text:p>132647,783247566</text:p>
          </table:table-cell>
          <table:table-cell table:formula="of:=SUM([.O2:.O129])" office:value-type="float" office:value="149585.217186434" calcext:value-type="float">
            <text:p>149585,217186434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0001D3D4</text:p>
          </table:table-cell>
          <table:table-cell table:style-name="Default" office:value-type="string" calcext:value-type="string">
            <text:p>00021B03</text:p>
          </table:table-cell>
          <table:table-cell table:style-name="Default" office:value-type="string" calcext:value-type="string">
            <text:p>00020B56</text:p>
          </table:table-cell>
          <table:table-cell table:style-name="Default" office:value-type="string" calcext:value-type="string">
            <text:p>00024ECB</text:p>
          </table:table-cell>
          <table:table-cell/>
          <table:table-cell table:formula="of:=DECIMAL([.A131];16)" office:value-type="float" office:value="119764" calcext:value-type="float">
            <text:p>119764</text:p>
          </table:table-cell>
          <table:table-cell table:formula="of:=DECIMAL([.B131];16)" office:value-type="float" office:value="137987" calcext:value-type="float">
            <text:p>137987</text:p>
          </table:table-cell>
          <table:table-cell table:formula="of:=DECIMAL([.C131];16)" office:value-type="float" office:value="133974" calcext:value-type="float">
            <text:p>133974</text:p>
          </table:table-cell>
          <table:table-cell table:formula="of:=DECIMAL([.D131];16)" office:value-type="float" office:value="151243" calcext:value-type="float">
            <text:p>151243</text:p>
          </table:table-cell>
          <table:table-cell table:number-columns-repeated="2"/>
          <table:table-cell table:formula="of:=[.L130]-[.F130]" office:value-type="float" office:value="-1107.42067084131" calcext:value-type="float">
            <text:p>-1107,4206708413</text:p>
          </table:table-cell>
          <table:table-cell table:formula="of:=[.M130]-[.G130]" office:value-type="float" office:value="-1568.30770661536" calcext:value-type="float">
            <text:p>-1568,3077066154</text:p>
          </table:table-cell>
          <table:table-cell table:formula="of:=[.N130]-[.H130]" office:value-type="float" office:value="-1326.21675243354" calcext:value-type="float">
            <text:p>-1326,2167524335</text:p>
          </table:table-cell>
          <table:table-cell table:formula="of:=[.O130]-[.I130]" office:value-type="float" office:value="-1326.78281356563" calcext:value-type="float">
            <text:p>-1326,7828135656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max :06BF</text:p>
          </table:table-cell>
          <table:table-cell table:number-columns-repeated="27"/>
        </table:table-row>
        <table:table-row table:style-name="ro1">
          <table:table-cell table:style-name="Default" office:value-type="float" office:value="514" calcext:value-type="float">
            <text:p>514</text:p>
          </table:table-cell>
          <table:table-cell table:style-name="Default" office:value-type="string" calcext:value-type="string">
            <text:p>63a</text:p>
          </table:table-cell>
          <table:table-cell table:style-name="Default" office:value-type="string" calcext:value-type="string">
            <text:p>5cb</text:p>
          </table:table-cell>
          <table:table-cell table:style-name="Default" office:value-type="string" calcext:value-type="string">
            <text:p>6bf</text:p>
          </table:table-cell>
          <table:table-cell/>
          <table:table-cell table:formula="of:=DECIMAL([.A133];16)" office:value-type="float" office:value="1300" calcext:value-type="float">
            <text:p>1300</text:p>
          </table:table-cell>
          <table:table-cell table:formula="of:=DECIMAL([.B133];16)" office:value-type="float" office:value="1594" calcext:value-type="float">
            <text:p>1594</text:p>
          </table:table-cell>
          <table:table-cell table:formula="of:=DECIMAL([.C133];16)" office:value-type="float" office:value="1483" calcext:value-type="float">
            <text:p>1483</text:p>
          </table:table-cell>
          <table:table-cell table:formula="of:=DECIMAL([.D133];16)" office:value-type="float" office:value="1727" calcext:value-type="float">
            <text:p>1727</text:p>
          </table:table-cell>
          <table:table-cell table:number-columns-repeated="22"/>
        </table:table-row>
        <table:table-row table:style-name="ro1">
          <table:table-cell table:style-name="Default" table:number-columns-repeated="4"/>
          <table:table-cell/>
          <table:table-cell table:formula="of:=MAX([.F2:.F129])" office:value-type="float" office:value="1300" calcext:value-type="float">
            <text:p>1300</text:p>
          </table:table-cell>
          <table:table-cell table:formula="of:=MAX([.G2:.G129])" office:value-type="float" office:value="1594" calcext:value-type="float">
            <text:p>1594</text:p>
          </table:table-cell>
          <table:table-cell table:formula="of:=MAX([.H2:.H129])" office:value-type="float" office:value="1483" calcext:value-type="float">
            <text:p>1483</text:p>
          </table:table-cell>
          <table:table-cell table:formula="of:=MAX([.I2:.I129])" office:value-type="float" office:value="1727" calcext:value-type="float">
            <text:p>1727</text:p>
          </table:table-cell>
          <table:table-cell table:formula="of:=MAX([.J2:.J129])" office:value-type="float" office:value="0" calcext:value-type="float">
            <text:p>0</text:p>
          </table:table-cell>
          <table:table-cell table:formula="of:=MAX([.K2:.K129])" office:value-type="float" office:value="63.5" calcext:value-type="float">
            <text:p>63,5</text:p>
          </table:table-cell>
          <table:table-cell table:number-columns-repeated="3"/>
          <table:table-cell table:formula="of:=MAX([.O2:.O129])" office:value-type="float" office:value="1726.89775398448" calcext:value-type="float">
            <text:p>1726,8977539845</text:p>
          </table:table-cell>
          <table:table-cell table:number-columns-repeated="16"/>
        </table:table-row>
        <table:table-row table:style-name="ro1"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4"/>
          <table:table-cell/>
          <table:table-cell table:formula="of:=128*[.F133]" office:value-type="float" office:value="166400" calcext:value-type="float">
            <text:p>166400</text:p>
          </table:table-cell>
          <table:table-cell table:formula="of:=128*[.G133]" office:value-type="float" office:value="204032" calcext:value-type="float">
            <text:p>204032</text:p>
          </table:table-cell>
          <table:table-cell table:formula="of:=128*[.H133]" office:value-type="float" office:value="189824" calcext:value-type="float">
            <text:p>189824</text:p>
          </table:table-cell>
          <table:table-cell table:formula="of:=128*[.I133]" office:value-type="float" office:value="221056" calcext:value-type="float">
            <text:p>221056</text:p>
          </table:table-cell>
          <table:table-cell table:number-columns-repeated="22"/>
        </table:table-row>
        <table:table-row table:style-name="ro1">
          <table:table-cell table:style-name="Default" table:number-columns-repeated="2"/>
          <table:table-cell table:style-name="Default" table:formula="of:=(2/3)*(63.5^3)" office:value-type="float" office:value="170698.583333333" calcext:value-type="float">
            <text:p>170698,583333333</text:p>
          </table:table-cell>
          <table:table-cell table:style-name="Default"/>
          <table:table-cell/>
          <table:table-cell table:formula="of:=([.F131]-[.F136])/[.$C$137]" office:value-type="float" office:value="-0.273206719641786" calcext:value-type="float">
            <text:p>-0,2732067196</text:p>
          </table:table-cell>
          <table:table-cell table:formula="of:=([.G131]-[.G136])/[.$C$137]" office:value-type="float" office:value="-0.386910065158713" calcext:value-type="float">
            <text:p>-0,3869100652</text:p>
          </table:table-cell>
          <table:table-cell table:formula="of:=([.H131]-[.H136])/[.$C$137]" office:value-type="float" office:value="-0.327184906338317" calcext:value-type="float">
            <text:p>-0,3271849063</text:p>
          </table:table-cell>
          <table:table-cell table:formula="of:=([.I131]-[.I136])/[.$C$137]" office:value-type="float" office:value="-0.408984062062612" calcext:value-type="float">
            <text:p>-0,4089840621</text:p>
          </table:table-cell>
          <table:table-cell table:number-columns-repeated="22"/>
        </table:table-row>
        <table:table-row table:style-name="ro1">
          <table:table-cell table:style-name="Default" table:number-columns-repeated="2"/>
          <table:table-cell table:style-name="Default" table:formula="of:=(2/3)*(64*64*64)" office:value-type="float" office:value="174762.666666667" calcext:value-type="float">
            <text:p>174762,666666667</text:p>
          </table:table-cell>
          <table:table-cell table:style-name="Default"/>
          <table:table-cell table:number-columns-repeated="27"/>
        </table:table-row>
        <table:table-row table:style-name="ro1" table:number-rows-repeated="6"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Default" office:value-type="string" calcext:value-type="string">
            <text:p>2a666</text:p>
          </table:table-cell>
          <table:table-cell table:style-name="Default" office:value-type="string" calcext:value-type="string">
            <text:p>7d2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/>
          <table:table-cell table:style-name="Default" table:formula="of:=DECIMAL([.B145];16)" office:value-type="float" office:value="173670" calcext:value-type="float">
            <text:p>173670</text:p>
          </table:table-cell>
          <table:table-cell table:style-name="Default" table:formula="of:=DECIMAL([.C145];16)" office:value-type="float" office:value="2002" calcext:value-type="float">
            <text:p>2002</text:p>
          </table:table-cell>
          <table:table-cell table:style-name="Default" table:formula="of:=128*[.C146]" office:value-type="float" office:value="256256" calcext:value-type="float">
            <text:p>256256</text:p>
          </table:table-cell>
          <table:table-cell table:number-columns-repeated="27"/>
        </table:table-row>
        <table:table-row table:style-name="ro1"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" table:formula="of:=1/[.C138]" office:value-type="float" office:value="0.0000057220458984375" calcext:value-type="float">
            <text:p>0,0000057220459</text:p>
          </table:table-cell>
          <table:table-cell table:number-columns-repeated="21"/>
        </table:table-row>
        <table:table-row table:style-name="ro1">
          <table:table-cell table:style-name="Default" table:number-columns-repeated="2"/>
          <table:table-cell table:style-name="Default" table:formula="of:=([.B146]-[.D146])/[.C137]" office:value-type="float" office:value="-0.483811865261526" calcext:value-type="float">
            <text:p>-0,4838118653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 table:number-columns-repeated="2"/>
          <table:table-cell table:style-name="Default" table:formula="of:=([.B146]-[.D146])/[.C138]" office:value-type="float" office:value="-0.472560882568359" calcext:value-type="float">
            <text:p>-0,4725608826</text:p>
          </table:table-cell>
          <table:table-cell table:style-name="Default"/>
          <table:table-cell table:number-columns-repeated="27"/>
        </table:table-row>
      </table:table>
      <table:table table:name="Feuille2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>
          <table:table-cell table:number-columns-repeated="6"/>
          <table:table-cell office:value-type="string" calcext:value-type="string">
            <text:p>0197</text:p>
          </table:table-cell>
          <table:table-cell office:value-type="string" calcext:value-type="string">
            <text:p>011D</text:p>
          </table:table-cell>
          <table:table-cell table:style-name="Default" office:value-type="string" calcext:value-type="string">
            <text:p>01C1</text:p>
          </table:table-cell>
          <table:table-cell table:style-name="Default" office:value-type="string" calcext:value-type="string">
            <text:p>012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B3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0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D8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01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02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023B</text:p>
          </table:table-cell>
          <table:table-cell office:value-type="string" calcext:value-type="string">
            <text:p>01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28</text:p>
          </table:table-cell>
          <table:table-cell office:value-type="string" calcext:value-type="string">
            <text:p>0166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01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53</text:p>
          </table:table-cell>
          <table:table-cell office:value-type="string" calcext:value-type="string">
            <text:p>0190</text:p>
          </table:table-cell>
          <table:table-cell office:value-type="string" calcext:value-type="string">
            <text:p>029C</text:p>
          </table:table-cell>
          <table:table-cell office:value-type="string" calcext:value-type="string">
            <text:p>01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7E</text:p>
          </table:table-cell>
          <table:table-cell office:value-type="string" calcext:value-type="string">
            <text:p>01CB</text:p>
          </table:table-cell>
          <table:table-cell office:value-type="string" calcext:value-type="string">
            <text:p>02CE</text:p>
          </table:table-cell>
          <table:table-cell office:value-type="string" calcext:value-type="string">
            <text:p>01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A6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02FD</text:p>
          </table:table-cell>
          <table:table-cell office:value-type="string" calcext:value-type="string">
            <text:p>01C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D3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0331</text:p>
          </table:table-cell>
          <table:table-cell office:value-type="string" calcext:value-type="string">
            <text:p>02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01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02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26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0392</text:p>
          </table:table-cell>
          <table:table-cell office:value-type="string" calcext:value-type="string">
            <text:p>02A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48</text:p>
          </table:table-cell>
          <table:table-cell office:value-type="string" calcext:value-type="string">
            <text:p>030D</text:p>
          </table:table-cell>
          <table:table-cell office:value-type="string" calcext:value-type="string">
            <text:p>03BA</text:p>
          </table:table-cell>
          <table:table-cell office:value-type="string" calcext:value-type="string">
            <text:p>02E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6A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03E4</text:p>
          </table:table-cell>
          <table:table-cell office:value-type="string" calcext:value-type="string">
            <text:p>03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88</text:p>
          </table:table-cell>
          <table:table-cell office:value-type="string" calcext:value-type="string">
            <text:p>0345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03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A4</text:p>
          </table:table-cell>
          <table:table-cell table:style-name="Default" office:value-type="string" calcext:value-type="string">
            <text:p>037D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03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BD</text:p>
          </table:table-cell>
          <table:table-cell office:value-type="string" calcext:value-type="string">
            <text:p>03B4</text:p>
          </table:table-cell>
          <table:table-cell office:value-type="string" calcext:value-type="string">
            <text:p>0444</text:p>
          </table:table-cell>
          <table:table-cell office:value-type="string" calcext:value-type="string">
            <text:p>03A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D2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045D</text:p>
          </table:table-cell>
          <table:table-cell office:value-type="string" calcext:value-type="string">
            <text:p>03E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E6</text:p>
          </table:table-cell>
          <table:table-cell office:value-type="string" calcext:value-type="string">
            <text:p>044F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2D</text:p>
          </table:table-cell>
        </table:table-row>
        <table:table-row table:style-name="ro1">
          <table:table-cell table:number-columns-repeated="6"/>
          <table:table-cell table:style-name="Default" office:value-type="string" calcext:value-type="string">
            <text:p>03F9</text:p>
          </table:table-cell>
          <table:table-cell office:value-type="string" calcext:value-type="string">
            <text:p>04A6</text:p>
          </table:table-cell>
          <table:table-cell office:value-type="string" calcext:value-type="string">
            <text:p>0489</text:p>
          </table:table-cell>
          <table:table-cell office:value-type="string" calcext:value-type="string">
            <text:p>04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0C</text:p>
          </table:table-cell>
          <table:table-cell office:value-type="string" calcext:value-type="string">
            <text:p>04C5</text:p>
          </table:table-cell>
          <table:table-cell office:value-type="string" calcext:value-type="string">
            <text:p>049F</text:p>
          </table:table-cell>
          <table:table-cell office:value-type="string" calcext:value-type="string">
            <text:p>04D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22</text:p>
          </table:table-cell>
          <table:table-cell office:value-type="string" calcext:value-type="string">
            <text:p>04DE</text:p>
          </table:table-cell>
          <table:table-cell office:value-type="string" calcext:value-type="string">
            <text:p>04B9</text:p>
          </table:table-cell>
          <table:table-cell office:value-type="string" calcext:value-type="string">
            <text:p>05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3A</text:p>
          </table:table-cell>
          <table:table-cell office:value-type="string" calcext:value-type="string">
            <text:p>0504</text:p>
          </table:table-cell>
          <table:table-cell table:style-name="Default" office:value-type="string" calcext:value-type="string">
            <text:p>04D4</text:p>
          </table:table-cell>
          <table:table-cell office:value-type="string" calcext:value-type="string">
            <text:p>0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52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04EE</text:p>
          </table:table-cell>
          <table:table-cell office:value-type="string" calcext:value-type="string">
            <text:p>057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66</text:p>
          </table:table-cell>
          <table:table-cell office:value-type="string" calcext:value-type="string">
            <text:p>0539</text:p>
          </table:table-cell>
          <table:table-cell office:value-type="string" calcext:value-type="string">
            <text:p>0505</text:p>
          </table:table-cell>
          <table:table-cell office:value-type="string" calcext:value-type="string">
            <text:p>05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77</text:p>
          </table:table-cell>
          <table:table-cell office:value-type="string" calcext:value-type="string">
            <text:p>0565</text:p>
          </table:table-cell>
          <table:table-cell table:style-name="Default" office:value-type="string" calcext:value-type="string">
            <text:p>051A</text:p>
          </table:table-cell>
          <table:table-cell office:value-type="string" calcext:value-type="string">
            <text:p>05B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85</text:p>
          </table:table-cell>
          <table:table-cell office:value-type="string" calcext:value-type="string">
            <text:p>058C</text:p>
          </table:table-cell>
          <table:table-cell table:style-name="Default" office:value-type="string" calcext:value-type="string">
            <text:p>052A</text:p>
          </table:table-cell>
          <table:table-cell office:value-type="string" calcext:value-type="string">
            <text:p>05E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91</text:p>
          </table:table-cell>
          <table:table-cell office:value-type="string" calcext:value-type="string">
            <text:p>059C</text:p>
          </table:table-cell>
          <table:table-cell office:value-type="string" calcext:value-type="string">
            <text:p>0538</text:p>
          </table:table-cell>
          <table:table-cell office:value-type="string" calcext:value-type="string">
            <text:p>06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9B</text:p>
          </table:table-cell>
          <table:table-cell office:value-type="string" calcext:value-type="string">
            <text:p>059C</text:p>
          </table:table-cell>
          <table:table-cell office:value-type="string" calcext:value-type="string">
            <text:p>0544</text:p>
          </table:table-cell>
          <table:table-cell office:value-type="string" calcext:value-type="string">
            <text:p>06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A5</text:p>
          </table:table-cell>
          <table:table-cell office:value-type="string" calcext:value-type="string">
            <text:p>05A9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062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AA</text:p>
          </table:table-cell>
          <table:table-cell office:value-type="string" calcext:value-type="string">
            <text:p>05A7</text:p>
          </table:table-cell>
          <table:table-cell office:value-type="string" calcext:value-type="string">
            <text:p>0555</text:p>
          </table:table-cell>
          <table:table-cell office:value-type="string" calcext:value-type="string">
            <text:p>06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AE</text:p>
          </table:table-cell>
          <table:table-cell table:style-name="Default" office:value-type="string" calcext:value-type="string">
            <text:p>05B4</text:p>
          </table:table-cell>
          <table:table-cell office:value-type="string" calcext:value-type="string">
            <text:p>0556</text:p>
          </table:table-cell>
          <table:table-cell office:value-type="string" calcext:value-type="string">
            <text:p>06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B3</text:p>
          </table:table-cell>
          <table:table-cell office:value-type="string" calcext:value-type="string">
            <text:p>05BC</text:p>
          </table:table-cell>
          <table:table-cell office:value-type="string" calcext:value-type="string">
            <text:p>0557</text:p>
          </table:table-cell>
          <table:table-cell office:value-type="string" calcext:value-type="string">
            <text:p>06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BD</text:p>
          </table:table-cell>
          <table:table-cell office:value-type="string" calcext:value-type="string">
            <text:p>05C7</text:p>
          </table:table-cell>
          <table:table-cell office:value-type="string" calcext:value-type="string">
            <text:p>0562</text:p>
          </table:table-cell>
          <table:table-cell office:value-type="string" calcext:value-type="string">
            <text:p>064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7</text:p>
          </table:table-cell>
          <table:table-cell office:value-type="string" calcext:value-type="string">
            <text:p>05C7</text:p>
          </table:table-cell>
          <table:table-cell office:value-type="string" calcext:value-type="string">
            <text:p>056E</text:p>
          </table:table-cell>
          <table:table-cell office:value-type="string" calcext:value-type="string">
            <text:p>065F</text:p>
          </table:table-cell>
        </table:table-row>
        <table:table-row table:style-name="ro1">
          <table:table-cell table:number-columns-repeated="6"/>
          <table:table-cell table:style-name="Default" office:value-type="string" calcext:value-type="string">
            <text:p>04D5</text:p>
          </table:table-cell>
          <table:table-cell office:value-type="string" calcext:value-type="string">
            <text:p>05CF</text:p>
          </table:table-cell>
          <table:table-cell table:style-name="Default" office:value-type="string" calcext:value-type="string">
            <text:p>057E</text:p>
          </table:table-cell>
          <table:table-cell office:value-type="string" calcext:value-type="string">
            <text:p>066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3</text:p>
          </table:table-cell>
          <table:table-cell office:value-type="string" calcext:value-type="string">
            <text:p>05C6</text:p>
          </table:table-cell>
          <table:table-cell office:value-type="string" calcext:value-type="string">
            <text:p>0590</text:p>
          </table:table-cell>
          <table:table-cell office:value-type="string" calcext:value-type="string">
            <text:p>066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E</text:p>
          </table:table-cell>
          <table:table-cell office:value-type="string" calcext:value-type="string">
            <text:p>05C6</text:p>
          </table:table-cell>
          <table:table-cell office:value-type="string" calcext:value-type="string">
            <text:p>05A2</text:p>
          </table:table-cell>
          <table:table-cell office:value-type="string" calcext:value-type="string">
            <text:p>06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F9</text:p>
          </table:table-cell>
          <table:table-cell office:value-type="string" calcext:value-type="string">
            <text:p>05C1</text:p>
          </table:table-cell>
          <table:table-cell office:value-type="string" calcext:value-type="string">
            <text:p>05B0</text:p>
          </table:table-cell>
          <table:table-cell office:value-type="string" calcext:value-type="string">
            <text:p>06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04</text:p>
          </table:table-cell>
          <table:table-cell office:value-type="string" calcext:value-type="string">
            <text:p>05C8</text:p>
          </table:table-cell>
          <table:table-cell table:style-name="Default" office:value-type="string" calcext:value-type="string">
            <text:p>05BB</text:p>
          </table:table-cell>
          <table:table-cell office:value-type="string" calcext:value-type="string">
            <text:p>06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0C</text:p>
          </table:table-cell>
          <table:table-cell office:value-type="string" calcext:value-type="string">
            <text:p>05C8</text:p>
          </table:table-cell>
          <table:table-cell table:style-name="Default" office:value-type="string" calcext:value-type="string">
            <text:p>05C3</text:p>
          </table:table-cell>
          <table:table-cell office:value-type="string" calcext:value-type="string">
            <text:p>0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11</text:p>
          </table:table-cell>
          <table:table-cell office:value-type="string" calcext:value-type="string">
            <text:p>05D3</text:p>
          </table:table-cell>
          <table:table-cell office:value-type="string" calcext:value-type="string">
            <text:p>05C9</text:p>
          </table:table-cell>
          <table:table-cell office:value-type="string" calcext:value-type="string">
            <text:p>06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14</text:p>
          </table:table-cell>
          <table:table-cell office:value-type="string" calcext:value-type="string">
            <text:p>05D4</text:p>
          </table:table-cell>
          <table:table-cell office:value-type="string" calcext:value-type="string">
            <text:p>05CB</text:p>
          </table:table-cell>
          <table:table-cell office:value-type="string" calcext:value-type="string">
            <text:p>06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0E</text:p>
          </table:table-cell>
          <table:table-cell office:value-type="string" calcext:value-type="string">
            <text:p>05E4</text:p>
          </table:table-cell>
          <table:table-cell office:value-type="string" calcext:value-type="string">
            <text:p>05C3</text:p>
          </table:table-cell>
          <table:table-cell office:value-type="string" calcext:value-type="string">
            <text:p>06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05</text:p>
          </table:table-cell>
          <table:table-cell office:value-type="string" calcext:value-type="string">
            <text:p>05E9</text:p>
          </table:table-cell>
          <table:table-cell office:value-type="string" calcext:value-type="string">
            <text:p>05B8</text:p>
          </table:table-cell>
          <table:table-cell office:value-type="string" calcext:value-type="string">
            <text:p>069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FE</text:p>
          </table:table-cell>
          <table:table-cell office:value-type="string" calcext:value-type="string">
            <text:p>05F4</text:p>
          </table:table-cell>
          <table:table-cell office:value-type="string" calcext:value-type="string">
            <text:p>05AF</text:p>
          </table:table-cell>
          <table:table-cell office:value-type="string" calcext:value-type="string">
            <text:p>06A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F7</text:p>
          </table:table-cell>
          <table:table-cell office:value-type="string" calcext:value-type="string">
            <text:p>05F2</text:p>
          </table:table-cell>
          <table:table-cell office:value-type="string" calcext:value-type="string">
            <text:p>05A6</text:p>
          </table:table-cell>
          <table:table-cell office:value-type="string" calcext:value-type="string">
            <text:p>06B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B</text:p>
          </table:table-cell>
          <table:table-cell office:value-type="string" calcext:value-type="string">
            <text:p>05FA</text:p>
          </table:table-cell>
          <table:table-cell office:value-type="string" calcext:value-type="string">
            <text:p>0598</text:p>
          </table:table-cell>
          <table:table-cell office:value-type="string" calcext:value-type="string">
            <text:p>06B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D</text:p>
          </table:table-cell>
          <table:table-cell office:value-type="string" calcext:value-type="string">
            <text:p>05F8</text:p>
          </table:table-cell>
          <table:table-cell office:value-type="string" calcext:value-type="string">
            <text:p>0587</text:p>
          </table:table-cell>
          <table:table-cell table:style-name="Default" office:value-type="string" calcext:value-type="string">
            <text:p>06B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E</text:p>
          </table:table-cell>
          <table:table-cell office:value-type="string" calcext:value-type="string">
            <text:p>05FD</text:p>
          </table:table-cell>
          <table:table-cell office:value-type="string" calcext:value-type="string">
            <text:p>0576</text:p>
          </table:table-cell>
          <table:table-cell table:style-name="Default" office:value-type="string" calcext:value-type="string">
            <text:p>06B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6</text:p>
          </table:table-cell>
          <table:table-cell office:value-type="string" calcext:value-type="string">
            <text:p>05F9</text:p>
          </table:table-cell>
          <table:table-cell office:value-type="string" calcext:value-type="string">
            <text:p>056D</text:p>
          </table:table-cell>
          <table:table-cell table:style-name="Default" office:value-type="string" calcext:value-type="string">
            <text:p>06B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1</text:p>
          </table:table-cell>
          <table:table-cell office:value-type="string" calcext:value-type="string">
            <text:p>05FD</text:p>
          </table:table-cell>
          <table:table-cell office:value-type="string" calcext:value-type="string">
            <text:p>0568</text:p>
          </table:table-cell>
          <table:table-cell table:style-name="Default" office:value-type="string" calcext:value-type="string">
            <text:p>06B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6</text:p>
          </table:table-cell>
          <table:table-cell office:value-type="string" calcext:value-type="string">
            <text:p>05F8</text:p>
          </table:table-cell>
          <table:table-cell office:value-type="string" calcext:value-type="string">
            <text:p>056B</text:p>
          </table:table-cell>
          <table:table-cell table:style-name="Default" office:value-type="string" calcext:value-type="string">
            <text:p>06B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F</text:p>
          </table:table-cell>
          <table:table-cell office:value-type="string" calcext:value-type="string">
            <text:p>05F6</text:p>
          </table:table-cell>
          <table:table-cell office:value-type="string" calcext:value-type="string">
            <text:p>0573</text:p>
          </table:table-cell>
          <table:table-cell table:style-name="Default" office:value-type="string" calcext:value-type="string">
            <text:p>06B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A</text:p>
          </table:table-cell>
          <table:table-cell office:value-type="string" calcext:value-type="string">
            <text:p>05EB</text:p>
          </table:table-cell>
          <table:table-cell office:value-type="string" calcext:value-type="string">
            <text:p>0580</text:p>
          </table:table-cell>
          <table:table-cell table:style-name="Default" office:value-type="string" calcext:value-type="string">
            <text:p>06B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F</text:p>
          </table:table-cell>
          <table:table-cell office:value-type="string" calcext:value-type="string">
            <text:p>05EA</text:p>
          </table:table-cell>
          <table:table-cell office:value-type="string" calcext:value-type="string">
            <text:p>0586</text:p>
          </table:table-cell>
          <table:table-cell office:value-type="string" calcext:value-type="string">
            <text:p>06A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2</text:p>
          </table:table-cell>
          <table:table-cell office:value-type="string" calcext:value-type="string">
            <text:p>05E2</text:p>
          </table:table-cell>
          <table:table-cell office:value-type="string" calcext:value-type="string">
            <text:p>0587</text:p>
          </table:table-cell>
          <table:table-cell office:value-type="string" calcext:value-type="string">
            <text:p>06A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1</text:p>
          </table:table-cell>
          <table:table-cell office:value-type="string" calcext:value-type="string">
            <text:p>05E1</text:p>
          </table:table-cell>
          <table:table-cell office:value-type="string" calcext:value-type="string">
            <text:p>0586</text:p>
          </table:table-cell>
          <table:table-cell office:value-type="string" calcext:value-type="string">
            <text:p>069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E</text:p>
          </table:table-cell>
          <table:table-cell office:value-type="string" calcext:value-type="string">
            <text:p>05C2</text:p>
          </table:table-cell>
          <table:table-cell office:value-type="string" calcext:value-type="string">
            <text:p>0584</text:p>
          </table:table-cell>
          <table:table-cell office:value-type="string" calcext:value-type="string">
            <text:p>06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B1</text:p>
          </table:table-cell>
          <table:table-cell office:value-type="string" calcext:value-type="string">
            <text:p>057E</text:p>
          </table:table-cell>
          <table:table-cell office:value-type="string" calcext:value-type="string">
            <text:p>054F</text:p>
          </table:table-cell>
          <table:table-cell office:value-type="string" calcext:value-type="string">
            <text:p>06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3C</text:p>
          </table:table-cell>
          <table:table-cell office:value-type="string" calcext:value-type="string">
            <text:p>0502</text:p>
          </table:table-cell>
          <table:table-cell office:value-type="string" calcext:value-type="string">
            <text:p>04C7</text:p>
          </table:table-cell>
          <table:table-cell office:value-type="string" calcext:value-type="string">
            <text:p>06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84</text:p>
          </table:table-cell>
          <table:table-cell table:style-name="Default" office:value-type="string" calcext:value-type="string">
            <text:p>045E</text:p>
          </table:table-cell>
          <table:table-cell table:style-name="Default" office:value-type="string" calcext:value-type="string">
            <text:p>03F6</text:p>
          </table:table-cell>
          <table:table-cell table:style-name="Default" office:value-type="string" calcext:value-type="string">
            <text:p>05C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C3</text:p>
          </table:table-cell>
          <table:table-cell office:value-type="string" calcext:value-type="string">
            <text:p>0391</text:p>
          </table:table-cell>
          <table:table-cell table:style-name="Default" office:value-type="string" calcext:value-type="string">
            <text:p>031B</text:p>
          </table:table-cell>
          <table:table-cell table:style-name="Default" office:value-type="string" calcext:value-type="string">
            <text:p>053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03</text:p>
          </table:table-cell>
          <table:table-cell office:value-type="string" calcext:value-type="string">
            <text:p>02DA</text:p>
          </table:table-cell>
          <table:table-cell table:style-name="Default" office:value-type="string" calcext:value-type="string">
            <text:p>023F</text:p>
          </table:table-cell>
          <table:table-cell office:value-type="string" calcext:value-type="string">
            <text:p>04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6E</text:p>
          </table:table-cell>
          <table:table-cell office:value-type="string" calcext:value-type="string">
            <text:p>024E</text:p>
          </table:table-cell>
          <table:table-cell office:value-type="string" calcext:value-type="string">
            <text:p>0193</text:p>
          </table:table-cell>
          <table:table-cell office:value-type="string" calcext:value-type="string">
            <text:p>038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20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02B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6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02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5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01E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5</text:p>
          </table:table-cell>
          <table:table-cell office:value-type="string" calcext:value-type="string">
            <text:p>01BC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01D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4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01D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6</text:p>
          </table:table-cell>
          <table:table-cell office:value-type="string" calcext:value-type="string">
            <text:p>01B7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1D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8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01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1B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01C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3E</text:p>
          </table:table-cell>
          <table:table-cell office:value-type="string" calcext:value-type="string">
            <text:p>01B5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01C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AB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01C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58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01C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18</text:p>
          </table:table-cell>
          <table:table-cell table:style-name="Default" office:value-type="string" calcext:value-type="string">
            <text:p>01B4</text:p>
          </table:table-cell>
          <table:table-cell office:value-type="string" calcext:value-type="string">
            <text:p>0370</text:p>
          </table:table-cell>
          <table:table-cell office:value-type="string" calcext:value-type="string">
            <text:p>01C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D9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449</text:p>
          </table:table-cell>
          <table:table-cell table:style-name="Default" office:value-type="string" calcext:value-type="string">
            <text:p>01C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78</text:p>
          </table:table-cell>
          <table:table-cell office:value-type="string" calcext:value-type="string">
            <text:p>01B2</text:p>
          </table:table-cell>
          <table:table-cell office:value-type="string" calcext:value-type="string">
            <text:p>04FE</text:p>
          </table:table-cell>
          <table:table-cell table:style-name="Default" office:value-type="string" calcext:value-type="string">
            <text:p>01C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E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55F</text:p>
          </table:table-cell>
          <table:table-cell table:style-name="Default" office:value-type="string" calcext:value-type="string">
            <text:p>01C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5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577</text:p>
          </table:table-cell>
          <table:table-cell table:style-name="Default" office:value-type="string" calcext:value-type="string">
            <text:p>01C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8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057B</text:p>
          </table:table-cell>
          <table:table-cell office:value-type="string" calcext:value-type="string">
            <text:p>01C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A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57D</text:p>
          </table:table-cell>
          <table:table-cell office:value-type="string" calcext:value-type="string">
            <text:p>01C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D</text:p>
          </table:table-cell>
          <table:table-cell office:value-type="string" calcext:value-type="string">
            <text:p>01BB</text:p>
          </table:table-cell>
          <table:table-cell office:value-type="string" calcext:value-type="string">
            <text:p>057D</text:p>
          </table:table-cell>
          <table:table-cell office:value-type="string" calcext:value-type="string">
            <text:p>01C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F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057D</text:p>
          </table:table-cell>
          <table:table-cell office:value-type="string" calcext:value-type="string">
            <text:p>01C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B</text:p>
          </table:table-cell>
          <table:table-cell office:value-type="string" calcext:value-type="string">
            <text:p>021C</text:p>
          </table:table-cell>
          <table:table-cell office:value-type="string" calcext:value-type="string">
            <text:p>0578</text:p>
          </table:table-cell>
          <table:table-cell office:value-type="string" calcext:value-type="string">
            <text:p>01E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E6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0573</text:p>
          </table:table-cell>
          <table:table-cell office:value-type="string" calcext:value-type="string">
            <text:p>02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F</text:p>
          </table:table-cell>
          <table:table-cell office:value-type="string" calcext:value-type="string">
            <text:p>033F</text:p>
          </table:table-cell>
          <table:table-cell office:value-type="string" calcext:value-type="string">
            <text:p>056A</text:p>
          </table:table-cell>
          <table:table-cell office:value-type="string" calcext:value-type="string">
            <text:p>028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7</text:p>
          </table:table-cell>
          <table:table-cell office:value-type="string" calcext:value-type="string">
            <text:p>0413</text:p>
          </table:table-cell>
          <table:table-cell office:value-type="string" calcext:value-type="string">
            <text:p>0561</text:p>
          </table:table-cell>
          <table:table-cell office:value-type="string" calcext:value-type="string">
            <text:p>030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D0</text:p>
          </table:table-cell>
          <table:table-cell office:value-type="string" calcext:value-type="string">
            <text:p>04E7</text:p>
          </table:table-cell>
          <table:table-cell office:value-type="string" calcext:value-type="string">
            <text:p>0559</text:p>
          </table:table-cell>
          <table:table-cell office:value-type="string" calcext:value-type="string">
            <text:p>03F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B</text:p>
          </table:table-cell>
          <table:table-cell office:value-type="string" calcext:value-type="string">
            <text:p>0589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04C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8</text:p>
          </table:table-cell>
          <table:table-cell office:value-type="string" calcext:value-type="string">
            <text:p>05FC</text:p>
          </table:table-cell>
          <table:table-cell office:value-type="string" calcext:value-type="string">
            <text:p>054F</text:p>
          </table:table-cell>
          <table:table-cell office:value-type="string" calcext:value-type="string">
            <text:p>05B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4</text:p>
          </table:table-cell>
          <table:table-cell office:value-type="string" calcext:value-type="string">
            <text:p>062F</text:p>
          </table:table-cell>
          <table:table-cell office:value-type="string" calcext:value-type="string">
            <text:p>054A</text:p>
          </table:table-cell>
          <table:table-cell office:value-type="string" calcext:value-type="string">
            <text:p>063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C1</text:p>
          </table:table-cell>
          <table:table-cell office:value-type="string" calcext:value-type="string">
            <text:p>063A</text:p>
          </table:table-cell>
          <table:table-cell office:value-type="string" calcext:value-type="string">
            <text:p>0545</text:p>
          </table:table-cell>
          <table:table-cell office:value-type="string" calcext:value-type="string">
            <text:p>06B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BB</text:p>
          </table:table-cell>
          <table:table-cell office:value-type="string" calcext:value-type="string">
            <text:p>0621</text:p>
          </table:table-cell>
          <table:table-cell office:value-type="string" calcext:value-type="string">
            <text:p>053D</text:p>
          </table:table-cell>
          <table:table-cell office:value-type="string" calcext:value-type="string">
            <text:p>06B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B6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0536</text:p>
          </table:table-cell>
          <table:table-cell office:value-type="string" calcext:value-type="string">
            <text:p>06B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AF</text:p>
          </table:table-cell>
          <table:table-cell office:value-type="string" calcext:value-type="string">
            <text:p>05E8</text:p>
          </table:table-cell>
          <table:table-cell office:value-type="string" calcext:value-type="string">
            <text:p>052B</text:p>
          </table:table-cell>
          <table:table-cell table:style-name="Default" office:value-type="string" calcext:value-type="string">
            <text:p>06A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A8</text:p>
          </table:table-cell>
          <table:table-cell office:value-type="string" calcext:value-type="string">
            <text:p>05D4</text:p>
          </table:table-cell>
          <table:table-cell office:value-type="string" calcext:value-type="string">
            <text:p>0521</text:p>
          </table:table-cell>
          <table:table-cell table:style-name="Default" office:value-type="string" calcext:value-type="string">
            <text:p>067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9D</text:p>
          </table:table-cell>
          <table:table-cell office:value-type="string" calcext:value-type="string">
            <text:p>05C1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0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8D</text:p>
          </table:table-cell>
          <table:table-cell office:value-type="string" calcext:value-type="string">
            <text:p>05BD</text:p>
          </table:table-cell>
          <table:table-cell office:value-type="string" calcext:value-type="string">
            <text:p>0502</text:p>
          </table:table-cell>
          <table:table-cell office:value-type="string" calcext:value-type="string">
            <text:p>06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79</text:p>
          </table:table-cell>
          <table:table-cell office:value-type="string" calcext:value-type="string">
            <text:p>05B7</text:p>
          </table:table-cell>
          <table:table-cell table:style-name="Default" office:value-type="string" calcext:value-type="string">
            <text:p>04EB</text:p>
          </table:table-cell>
          <table:table-cell office:value-type="string" calcext:value-type="string">
            <text:p>06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67</text:p>
          </table:table-cell>
          <table:table-cell office:value-type="string" calcext:value-type="string">
            <text:p>05B7</text:p>
          </table:table-cell>
          <table:table-cell office:value-type="string" calcext:value-type="string">
            <text:p>04D6</text:p>
          </table:table-cell>
          <table:table-cell office:value-type="string" calcext:value-type="string">
            <text:p>06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51</text:p>
          </table:table-cell>
          <table:table-cell office:value-type="string" calcext:value-type="string">
            <text:p>05AC</text:p>
          </table:table-cell>
          <table:table-cell office:value-type="string" calcext:value-type="string">
            <text:p>04BD</text:p>
          </table:table-cell>
          <table:table-cell office:value-type="string" calcext:value-type="string">
            <text:p>06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3B</text:p>
          </table:table-cell>
          <table:table-cell office:value-type="string" calcext:value-type="string">
            <text:p>05A0</text:p>
          </table:table-cell>
          <table:table-cell office:value-type="string" calcext:value-type="string">
            <text:p>04A4</text:p>
          </table:table-cell>
          <table:table-cell office:value-type="string" calcext:value-type="string">
            <text:p>063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2C</text:p>
          </table:table-cell>
          <table:table-cell office:value-type="string" calcext:value-type="string">
            <text:p>058D</text:p>
          </table:table-cell>
          <table:table-cell office:value-type="string" calcext:value-type="string">
            <text:p>048F</text:p>
          </table:table-cell>
          <table:table-cell office:value-type="string" calcext:value-type="string">
            <text:p>06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21</text:p>
          </table:table-cell>
          <table:table-cell office:value-type="string" calcext:value-type="string">
            <text:p>0581</text:p>
          </table:table-cell>
          <table:table-cell office:value-type="string" calcext:value-type="string">
            <text:p>0480</text:p>
          </table:table-cell>
          <table:table-cell office:value-type="string" calcext:value-type="string">
            <text:p>061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13</text:p>
          </table:table-cell>
          <table:table-cell office:value-type="string" calcext:value-type="string">
            <text:p>056C</text:p>
          </table:table-cell>
          <table:table-cell office:value-type="string" calcext:value-type="string">
            <text:p>0470</text:p>
          </table:table-cell>
          <table:table-cell office:value-type="string" calcext:value-type="string">
            <text:p>060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08</text:p>
          </table:table-cell>
          <table:table-cell office:value-type="string" calcext:value-type="string">
            <text:p>0563</text:p>
          </table:table-cell>
          <table:table-cell office:value-type="string" calcext:value-type="string">
            <text:p>0462</text:p>
          </table:table-cell>
          <table:table-cell office:value-type="string" calcext:value-type="string">
            <text:p>05FB</text:p>
          </table:table-cell>
        </table:table-row>
        <table:table-row table:style-name="ro1">
          <table:table-cell table:number-columns-repeated="6"/>
          <table:table-cell table:style-name="Default" office:value-type="string" calcext:value-type="string">
            <text:p>03FC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0452</text:p>
          </table:table-cell>
          <table:table-cell office:value-type="string" calcext:value-type="string">
            <text:p>05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EB</text:p>
          </table:table-cell>
          <table:table-cell office:value-type="string" calcext:value-type="string">
            <text:p>054A</text:p>
          </table:table-cell>
          <table:table-cell office:value-type="string" calcext:value-type="string">
            <text:p>043D</text:p>
          </table:table-cell>
          <table:table-cell office:value-type="string" calcext:value-type="string">
            <text:p>05D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D3</text:p>
          </table:table-cell>
          <table:table-cell office:value-type="string" calcext:value-type="string">
            <text:p>053A</text:p>
          </table:table-cell>
          <table:table-cell office:value-type="string" calcext:value-type="string">
            <text:p>0420</text:p>
          </table:table-cell>
          <table:table-cell office:value-type="string" calcext:value-type="string">
            <text:p>05C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B1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03F9</text:p>
          </table:table-cell>
          <table:table-cell office:value-type="string" calcext:value-type="string">
            <text:p>05B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87</text:p>
          </table:table-cell>
          <table:table-cell office:value-type="string" calcext:value-type="string">
            <text:p>0521</text:p>
          </table:table-cell>
          <table:table-cell office:value-type="string" calcext:value-type="string">
            <text:p>03C9</text:p>
          </table:table-cell>
          <table:table-cell office:value-type="string" calcext:value-type="string">
            <text:p>05B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5D</text:p>
          </table:table-cell>
          <table:table-cell office:value-type="string" calcext:value-type="string">
            <text:p>0512</text:p>
          </table:table-cell>
          <table:table-cell office:value-type="string" calcext:value-type="string">
            <text:p>0399</text:p>
          </table:table-cell>
          <table:table-cell office:value-type="string" calcext:value-type="string">
            <text:p>05A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31</text:p>
          </table:table-cell>
          <table:table-cell office:value-type="string" calcext:value-type="string">
            <text:p>04FA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05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FF</text:p>
          </table:table-cell>
          <table:table-cell office:value-type="string" calcext:value-type="string">
            <text:p>04E4</text:p>
          </table:table-cell>
          <table:table-cell office:value-type="string" calcext:value-type="string">
            <text:p>0332</text:p>
          </table:table-cell>
          <table:table-cell office:value-type="string" calcext:value-type="string">
            <text:p>05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D0</text:p>
          </table:table-cell>
          <table:table-cell office:value-type="string" calcext:value-type="string">
            <text:p>04C2</text:p>
          </table:table-cell>
          <table:table-cell office:value-type="string" calcext:value-type="string">
            <text:p>02FD</text:p>
          </table:table-cell>
          <table:table-cell office:value-type="string" calcext:value-type="string">
            <text:p>05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9F</text:p>
          </table:table-cell>
          <table:table-cell office:value-type="string" calcext:value-type="string">
            <text:p>04A3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053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69</text:p>
          </table:table-cell>
          <table:table-cell office:value-type="string" calcext:value-type="string">
            <text:p>0472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05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2A</text:p>
          </table:table-cell>
          <table:table-cell office:value-type="string" calcext:value-type="string">
            <text:p>043D</text:p>
          </table:table-cell>
          <table:table-cell office:value-type="string" calcext:value-type="string">
            <text:p>024A</text:p>
          </table:table-cell>
          <table:table-cell office:value-type="string" calcext:value-type="string">
            <text:p>04E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ED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04B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AF</text:p>
          </table:table-cell>
          <table:table-cell office:value-type="string" calcext:value-type="string">
            <text:p>03D8</text:p>
          </table:table-cell>
          <table:table-cell office:value-type="string" calcext:value-type="string">
            <text:p>01C7</text:p>
          </table:table-cell>
          <table:table-cell office:value-type="string" calcext:value-type="string">
            <text:p>04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76</text:p>
          </table:table-cell>
          <table:table-cell office:value-type="string" calcext:value-type="string">
            <text:p>03A2</text:p>
          </table:table-cell>
          <table:table-cell office:value-type="string" calcext:value-type="string">
            <text:p>018B</text:p>
          </table:table-cell>
          <table:table-cell office:value-type="string" calcext:value-type="string">
            <text:p>044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3C</text:p>
          </table:table-cell>
          <table:table-cell office:value-type="string" calcext:value-type="string">
            <text:p>0375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03F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0B</text:p>
          </table:table-cell>
          <table:table-cell office:value-type="string" calcext:value-type="string">
            <text:p>0347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3D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E2</text:p>
          </table:table-cell>
          <table:table-cell office:value-type="string" calcext:value-type="string">
            <text:p>0313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03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C2</text:p>
          </table:table-cell>
          <table:table-cell office:value-type="string" calcext:value-type="string">
            <text:p>02D4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0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AA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0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9D</text:p>
          </table:table-cell>
          <table:table-cell office:value-type="string" calcext:value-type="string">
            <text:p>0279</text:p>
          </table:table-cell>
          <table:table-cell table:style-name="Default" office:value-type="string" calcext:value-type="string">
            <text:p>00A3</text:p>
          </table:table-cell>
          <table:table-cell table:style-name="Default" office:value-type="string" calcext:value-type="string">
            <text:p>02EB</text:p>
          </table:table-cell>
        </table:table-row>
      </table:table>
      <table:table table:name="Feuille3" table:style-name="ta1">
        <table:shapes>
          <draw:frame draw:z-index="0" draw:style-name="gr1" draw:text-style-name="P1" svg:width="16.021cm" svg:height="9.006cm" svg:x="24.959cm" svg:y="3.295cm">
            <draw:object draw:notify-on-update-of-ranges="Feuille3.E1:Feuille3.E128 Feuille3.F1:Feuille3.F12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3ABC</text:p>
          </table:table-cell>
          <table:table-cell table:style-name="ce1" office:value-type="string" calcext:value-type="string">
            <text:p>3946</text:p>
          </table:table-cell>
          <table:table-cell table:number-columns-repeated="2"/>
          <table:table-cell table:formula="of:=DECIMAL([.A1];16)" office:value-type="float" office:value="15036" calcext:value-type="float">
            <text:p>15036</text:p>
          </table:table-cell>
          <table:table-cell table:formula="of:=DECIMAL([.B1];16)" office:value-type="float" office:value="14662" calcext:value-type="float">
            <text:p>14662</text:p>
          </table:table-cell>
          <table:table-cell/>
          <table:table-cell table:style-name="ce3" table:formula="of:=IF([.E1]&gt;32768;&quot;=E1-65000&quot;;[.E1])" office:value-type="boolean" office:boolean-value="15036" calcext:value-type="boolean">
            <text:p>VRAI</text:p>
          </table:table-cell>
          <table:table-cell table:formula="of:=[.E1]-65000" office:value-type="float" office:value="-49964" calcext:value-type="float">
            <text:p>-49964</text:p>
          </table:table-cell>
          <table:table-cell table:formula="of:=[.F1]-65000" office:value-type="float" office:value="-50338" calcext:value-type="float">
            <text:p>-50338</text:p>
          </table:table-cell>
        </table:table-row>
        <table:table-row table:style-name="ro1">
          <table:table-cell office:value-type="string" calcext:value-type="string">
            <text:p>DAC2</text:p>
          </table:table-cell>
          <table:table-cell office:value-type="string" calcext:value-type="string">
            <text:p>D94E</text:p>
          </table:table-cell>
          <table:table-cell table:number-columns-repeated="2"/>
          <table:table-cell table:formula="of:=DECIMAL([.A2];16)" office:value-type="float" office:value="56002" calcext:value-type="float">
            <text:p>56002</text:p>
          </table:table-cell>
          <table:table-cell table:formula="of:=DECIMAL([.B2];16)" office:value-type="float" office:value="55630" calcext:value-type="float">
            <text:p>55630</text:p>
          </table:table-cell>
          <table:table-cell/>
          <table:table-cell table:style-name="ce3"/>
          <table:table-cell table:formula="of:=[.E2]-65000" office:value-type="float" office:value="-8998" calcext:value-type="float">
            <text:p>-8998</text:p>
          </table:table-cell>
          <table:table-cell table:formula="of:=[.F2]-65000" office:value-type="float" office:value="-9370" calcext:value-type="float">
            <text:p>-9370</text:p>
          </table:table-cell>
        </table:table-row>
        <table:table-row table:style-name="ro1">
          <table:table-cell office:value-type="string" calcext:value-type="string">
            <text:p>FAC6</text:p>
          </table:table-cell>
          <table:table-cell office:value-type="string" calcext:value-type="string">
            <text:p>F959</text:p>
          </table:table-cell>
          <table:table-cell table:number-columns-repeated="2"/>
          <table:table-cell table:formula="of:=DECIMAL([.A3];16)" office:value-type="float" office:value="64198" calcext:value-type="float">
            <text:p>64198</text:p>
          </table:table-cell>
          <table:table-cell table:formula="of:=DECIMAL([.B3];16)" office:value-type="float" office:value="63833" calcext:value-type="float">
            <text:p>63833</text:p>
          </table:table-cell>
          <table:table-cell/>
          <table:table-cell table:style-name="ce3"/>
          <table:table-cell table:formula="of:=[.E3]-65000" office:value-type="float" office:value="-802" calcext:value-type="float">
            <text:p>-802</text:p>
          </table:table-cell>
          <table:table-cell table:formula="of:=[.F3]-65000" office:value-type="float" office:value="-1167" calcext:value-type="float">
            <text:p>-1167</text:p>
          </table:table-cell>
        </table:table-row>
        <table:table-row table:style-name="ro1">
          <table:table-cell office:value-type="string" calcext:value-type="string">
            <text:p>9ACD</text:p>
          </table:table-cell>
          <table:table-cell table:style-name="ce1" office:value-type="string" calcext:value-type="string">
            <text:p>9974</text:p>
          </table:table-cell>
          <table:table-cell table:number-columns-repeated="2"/>
          <table:table-cell table:formula="of:=DECIMAL([.A4];16)" office:value-type="float" office:value="39629" calcext:value-type="float">
            <text:p>39629</text:p>
          </table:table-cell>
          <table:table-cell table:formula="of:=DECIMAL([.B4];16)" office:value-type="float" office:value="39284" calcext:value-type="float">
            <text:p>39284</text:p>
          </table:table-cell>
          <table:table-cell/>
          <table:table-cell table:style-name="ce3"/>
          <table:table-cell table:formula="of:=[.E4]-65000" office:value-type="float" office:value="-25371" calcext:value-type="float">
            <text:p>-25371</text:p>
          </table:table-cell>
          <table:table-cell table:formula="of:=[.F4]-65000" office:value-type="float" office:value="-25716" calcext:value-type="float">
            <text:p>-25716</text:p>
          </table:table-cell>
        </table:table-row>
        <table:table-row table:style-name="ro1">
          <table:table-cell office:value-type="string" calcext:value-type="string">
            <text:p>BAD4</text:p>
          </table:table-cell>
          <table:table-cell office:value-type="string" calcext:value-type="string">
            <text:p>B997</text:p>
          </table:table-cell>
          <table:table-cell table:number-columns-repeated="2"/>
          <table:table-cell table:formula="of:=DECIMAL([.A5];16)" office:value-type="float" office:value="47828" calcext:value-type="float">
            <text:p>47828</text:p>
          </table:table-cell>
          <table:table-cell table:formula="of:=DECIMAL([.B5];16)" office:value-type="float" office:value="47511" calcext:value-type="float">
            <text:p>47511</text:p>
          </table:table-cell>
          <table:table-cell/>
          <table:table-cell table:style-name="ce3"/>
          <table:table-cell table:formula="of:=[.E5]-65000" office:value-type="float" office:value="-17172" calcext:value-type="float">
            <text:p>-17172</text:p>
          </table:table-cell>
          <table:table-cell table:formula="of:=[.F5]-65000" office:value-type="float" office:value="-17489" calcext:value-type="float">
            <text:p>-17489</text:p>
          </table:table-cell>
        </table:table-row>
        <table:table-row table:style-name="ro1">
          <table:table-cell office:value-type="string" calcext:value-type="string">
            <text:p>5ADB</text:p>
          </table:table-cell>
          <table:table-cell office:value-type="string" calcext:value-type="string">
            <text:p>59C8</text:p>
          </table:table-cell>
          <table:table-cell table:number-columns-repeated="2"/>
          <table:table-cell table:formula="of:=DECIMAL([.A6];16)" office:value-type="float" office:value="23259" calcext:value-type="float">
            <text:p>23259</text:p>
          </table:table-cell>
          <table:table-cell table:formula="of:=DECIMAL([.B6];16)" office:value-type="float" office:value="22984" calcext:value-type="float">
            <text:p>22984</text:p>
          </table:table-cell>
          <table:table-cell/>
          <table:table-cell table:style-name="ce3"/>
          <table:table-cell table:formula="of:=[.E6]-65000" office:value-type="float" office:value="-41741" calcext:value-type="float">
            <text:p>-41741</text:p>
          </table:table-cell>
          <table:table-cell table:formula="of:=[.F6]-65000" office:value-type="float" office:value="-42016" calcext:value-type="float">
            <text:p>-42016</text:p>
          </table:table-cell>
        </table:table-row>
        <table:table-row table:style-name="ro1">
          <table:table-cell office:value-type="string" calcext:value-type="string">
            <text:p>7AE1</text:p>
          </table:table-cell>
          <table:table-cell office:value-type="string" calcext:value-type="string">
            <text:p>7A07</text:p>
          </table:table-cell>
          <table:table-cell table:number-columns-repeated="2"/>
          <table:table-cell table:formula="of:=DECIMAL([.A7];16)" office:value-type="float" office:value="31457" calcext:value-type="float">
            <text:p>31457</text:p>
          </table:table-cell>
          <table:table-cell table:formula="of:=DECIMAL([.B7];16)" office:value-type="float" office:value="31239" calcext:value-type="float">
            <text:p>31239</text:p>
          </table:table-cell>
          <table:table-cell/>
          <table:table-cell table:style-name="ce3"/>
          <table:table-cell table:formula="of:=[.E7]-65000" office:value-type="float" office:value="-33543" calcext:value-type="float">
            <text:p>-33543</text:p>
          </table:table-cell>
          <table:table-cell table:formula="of:=[.F7]-65000" office:value-type="float" office:value="-33761" calcext:value-type="float">
            <text:p>-33761</text:p>
          </table:table-cell>
        </table:table-row>
        <table:table-row table:style-name="ro1">
          <table:table-cell office:value-type="string" calcext:value-type="string">
            <text:p>1AE8</text:p>
          </table:table-cell>
          <table:table-cell office:value-type="string" calcext:value-type="string">
            <text:p>1A4F</text:p>
          </table:table-cell>
          <table:table-cell table:number-columns-repeated="2"/>
          <table:table-cell table:formula="of:=DECIMAL([.A8];16)" office:value-type="float" office:value="6888" calcext:value-type="float">
            <text:p>6888</text:p>
          </table:table-cell>
          <table:table-cell table:formula="of:=DECIMAL([.B8];16)" office:value-type="float" office:value="6735" calcext:value-type="float">
            <text:p>6735</text:p>
          </table:table-cell>
          <table:table-cell/>
          <table:table-cell table:style-name="ce3" table:formula="of:=IF([.F8]&lt;10;1;0)" office:value-type="boolean" office:boolean-value="false" calcext:value-type="boolean">
            <text:p>FAUX</text:p>
          </table:table-cell>
          <table:table-cell table:formula="of:=[.E8]-65000" office:value-type="float" office:value="-58112" calcext:value-type="float">
            <text:p>-58112</text:p>
          </table:table-cell>
          <table:table-cell table:formula="of:=[.F8]-65000" office:value-type="float" office:value="-58265" calcext:value-type="float">
            <text:p>-58265</text:p>
          </table:table-cell>
        </table:table-row>
        <table:table-row table:style-name="ro1">
          <table:table-cell office:value-type="string" calcext:value-type="string">
            <text:p>3AF2</text:p>
          </table:table-cell>
          <table:table-cell office:value-type="string" calcext:value-type="string">
            <text:p>3A9C</text:p>
          </table:table-cell>
          <table:table-cell table:number-columns-repeated="2"/>
          <table:table-cell table:formula="of:=DECIMAL([.A9];16)" office:value-type="float" office:value="15090" calcext:value-type="float">
            <text:p>15090</text:p>
          </table:table-cell>
          <table:table-cell table:formula="of:=DECIMAL([.B9];16)" office:value-type="float" office:value="15004" calcext:value-type="float">
            <text:p>15004</text:p>
          </table:table-cell>
          <table:table-cell/>
          <table:table-cell table:style-name="ce3"/>
          <table:table-cell table:formula="of:=[.E9]-65000" office:value-type="float" office:value="-49910" calcext:value-type="float">
            <text:p>-49910</text:p>
          </table:table-cell>
          <table:table-cell table:formula="of:=[.F9]-65000" office:value-type="float" office:value="-49996" calcext:value-type="float">
            <text:p>-49996</text:p>
          </table:table-cell>
        </table:table-row>
        <table:table-row table:style-name="ro1">
          <table:table-cell office:value-type="string" calcext:value-type="string">
            <text:p>DAFA</text:p>
          </table:table-cell>
          <table:table-cell office:value-type="string" calcext:value-type="string">
            <text:p>DAEB</text:p>
          </table:table-cell>
          <table:table-cell table:number-columns-repeated="2"/>
          <table:table-cell table:formula="of:=DECIMAL([.A10];16)" office:value-type="float" office:value="56058" calcext:value-type="float">
            <text:p>56058</text:p>
          </table:table-cell>
          <table:table-cell table:formula="of:=DECIMAL([.B10];16)" office:value-type="float" office:value="56043" calcext:value-type="float">
            <text:p>56043</text:p>
          </table:table-cell>
          <table:table-cell/>
          <table:table-cell table:style-name="ce3"/>
          <table:table-cell table:formula="of:=[.E10]-65000" office:value-type="float" office:value="-8942" calcext:value-type="float">
            <text:p>-8942</text:p>
          </table:table-cell>
          <table:table-cell table:formula="of:=[.F10]-65000" office:value-type="float" office:value="-8957" calcext:value-type="float">
            <text:p>-8957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string" calcext:value-type="string">
            <text:p>FB34</text:p>
          </table:table-cell>
          <table:table-cell table:number-columns-repeated="2"/>
          <table:table-cell table:formula="of:=DECIMAL([.A11];16)" office:value-type="float" office:value="64254" calcext:value-type="float">
            <text:p>64254</text:p>
          </table:table-cell>
          <table:table-cell table:formula="of:=DECIMAL([.B11];16)" office:value-type="float" office:value="64308" calcext:value-type="float">
            <text:p>64308</text:p>
          </table:table-cell>
          <table:table-cell/>
          <table:table-cell table:style-name="ce3"/>
          <table:table-cell table:formula="of:=[.E11]-65000" office:value-type="float" office:value="-746" calcext:value-type="float">
            <text:p>-746</text:p>
          </table:table-cell>
          <table:table-cell table:formula="of:=[.F11]-65000" office:value-type="float" office:value="-692" calcext:value-type="float">
            <text:p>-692</text:p>
          </table:table-cell>
        </table:table-row>
        <table:table-row table:style-name="ro1">
          <table:table-cell office:value-type="string" calcext:value-type="string">
            <text:p>9B02</text:p>
          </table:table-cell>
          <table:table-cell office:value-type="string" calcext:value-type="string">
            <text:p>9B6D</text:p>
          </table:table-cell>
          <table:table-cell table:number-columns-repeated="2"/>
          <table:table-cell table:formula="of:=DECIMAL([.A12];16)" office:value-type="float" office:value="39682" calcext:value-type="float">
            <text:p>39682</text:p>
          </table:table-cell>
          <table:table-cell table:formula="of:=DECIMAL([.B12];16)" office:value-type="float" office:value="39789" calcext:value-type="float">
            <text:p>39789</text:p>
          </table:table-cell>
          <table:table-cell/>
          <table:table-cell table:style-name="ce3"/>
          <table:table-cell table:formula="of:=[.E12]-65000" office:value-type="float" office:value="-25318" calcext:value-type="float">
            <text:p>-25318</text:p>
          </table:table-cell>
          <table:table-cell table:formula="of:=[.F12]-65000" office:value-type="float" office:value="-25211" calcext:value-type="float">
            <text:p>-25211</text:p>
          </table:table-cell>
        </table:table-row>
        <table:table-row table:style-name="ro1">
          <table:table-cell office:value-type="string" calcext:value-type="string">
            <text:p>BB07</text:p>
          </table:table-cell>
          <table:table-cell office:value-type="string" calcext:value-type="string">
            <text:p>BB93</text:p>
          </table:table-cell>
          <table:table-cell table:number-columns-repeated="2"/>
          <table:table-cell table:formula="of:=DECIMAL([.A13];16)" office:value-type="float" office:value="47879" calcext:value-type="float">
            <text:p>47879</text:p>
          </table:table-cell>
          <table:table-cell table:formula="of:=DECIMAL([.B13];16)" office:value-type="float" office:value="48019" calcext:value-type="float">
            <text:p>48019</text:p>
          </table:table-cell>
          <table:table-cell/>
          <table:table-cell table:style-name="ce3"/>
          <table:table-cell table:formula="of:=[.E13]-65000" office:value-type="float" office:value="-17121" calcext:value-type="float">
            <text:p>-17121</text:p>
          </table:table-cell>
          <table:table-cell table:formula="of:=[.F13]-65000" office:value-type="float" office:value="-16981" calcext:value-type="float">
            <text:p>-16981</text:p>
          </table:table-cell>
        </table:table-row>
        <table:table-row table:style-name="ro1">
          <table:table-cell office:value-type="string" calcext:value-type="string">
            <text:p>5B0D</text:p>
          </table:table-cell>
          <table:table-cell office:value-type="string" calcext:value-type="string">
            <text:p>5BBB</text:p>
          </table:table-cell>
          <table:table-cell table:number-columns-repeated="2"/>
          <table:table-cell table:formula="of:=DECIMAL([.A14];16)" office:value-type="float" office:value="23309" calcext:value-type="float">
            <text:p>23309</text:p>
          </table:table-cell>
          <table:table-cell table:formula="of:=DECIMAL([.B14];16)" office:value-type="float" office:value="23483" calcext:value-type="float">
            <text:p>23483</text:p>
          </table:table-cell>
          <table:table-cell/>
          <table:table-cell table:style-name="ce3"/>
          <table:table-cell table:formula="of:=[.E14]-65000" office:value-type="float" office:value="-41691" calcext:value-type="float">
            <text:p>-41691</text:p>
          </table:table-cell>
          <table:table-cell table:formula="of:=[.F14]-65000" office:value-type="float" office:value="-41517" calcext:value-type="float">
            <text:p>-41517</text:p>
          </table:table-cell>
        </table:table-row>
        <table:table-row table:style-name="ro1">
          <table:table-cell office:value-type="string" calcext:value-type="string">
            <text:p>7B0E</text:p>
          </table:table-cell>
          <table:table-cell office:value-type="string" calcext:value-type="string">
            <text:p>7BFA</text:p>
          </table:table-cell>
          <table:table-cell table:number-columns-repeated="2"/>
          <table:table-cell table:formula="of:=DECIMAL([.A15];16)" office:value-type="float" office:value="31502" calcext:value-type="float">
            <text:p>31502</text:p>
          </table:table-cell>
          <table:table-cell table:formula="of:=DECIMAL([.B15];16)" office:value-type="float" office:value="31738" calcext:value-type="float">
            <text:p>31738</text:p>
          </table:table-cell>
          <table:table-cell/>
          <table:table-cell table:style-name="ce3"/>
          <table:table-cell table:formula="of:=[.E15]-65000" office:value-type="float" office:value="-33498" calcext:value-type="float">
            <text:p>-33498</text:p>
          </table:table-cell>
          <table:table-cell table:formula="of:=[.F15]-65000" office:value-type="float" office:value="-33262" calcext:value-type="float">
            <text:p>-33262</text:p>
          </table:table-cell>
        </table:table-row>
        <table:table-row table:style-name="ro1">
          <table:table-cell office:value-type="string" calcext:value-type="string">
            <text:p>1B13</text:p>
          </table:table-cell>
          <table:table-cell office:value-type="string" calcext:value-type="string">
            <text:p>1C35</text:p>
          </table:table-cell>
          <table:table-cell table:number-columns-repeated="2"/>
          <table:table-cell table:formula="of:=DECIMAL([.A16];16)" office:value-type="float" office:value="6931" calcext:value-type="float">
            <text:p>6931</text:p>
          </table:table-cell>
          <table:table-cell table:formula="of:=DECIMAL([.B16];16)" office:value-type="float" office:value="7221" calcext:value-type="float">
            <text:p>7221</text:p>
          </table:table-cell>
          <table:table-cell/>
          <table:table-cell table:style-name="ce3"/>
          <table:table-cell table:formula="of:=[.E16]-65000" office:value-type="float" office:value="-58069" calcext:value-type="float">
            <text:p>-58069</text:p>
          </table:table-cell>
          <table:table-cell table:formula="of:=[.F16]-65000" office:value-type="float" office:value="-57779" calcext:value-type="float">
            <text:p>-57779</text:p>
          </table:table-cell>
        </table:table-row>
        <table:table-row table:style-name="ro1">
          <table:table-cell office:value-type="string" calcext:value-type="string">
            <text:p>3B19</text:p>
          </table:table-cell>
          <table:table-cell office:value-type="string" calcext:value-type="string">
            <text:p>3C7E</text:p>
          </table:table-cell>
          <table:table-cell table:number-columns-repeated="2"/>
          <table:table-cell table:formula="of:=DECIMAL([.A17];16)" office:value-type="float" office:value="15129" calcext:value-type="float">
            <text:p>15129</text:p>
          </table:table-cell>
          <table:table-cell table:formula="of:=DECIMAL([.B17];16)" office:value-type="float" office:value="15486" calcext:value-type="float">
            <text:p>15486</text:p>
          </table:table-cell>
          <table:table-cell/>
          <table:table-cell table:style-name="ce3"/>
          <table:table-cell table:formula="of:=[.E17]-65000" office:value-type="float" office:value="-49871" calcext:value-type="float">
            <text:p>-49871</text:p>
          </table:table-cell>
          <table:table-cell table:formula="of:=[.F17]-65000" office:value-type="float" office:value="-49514" calcext:value-type="float">
            <text:p>-49514</text:p>
          </table:table-cell>
        </table:table-row>
        <table:table-row table:style-name="ro1">
          <table:table-cell office:value-type="string" calcext:value-type="string">
            <text:p>DB1D</text:p>
          </table:table-cell>
          <table:table-cell office:value-type="string" calcext:value-type="string">
            <text:p>DCDA</text:p>
          </table:table-cell>
          <table:table-cell table:number-columns-repeated="2"/>
          <table:table-cell table:formula="of:=DECIMAL([.A18];16)" office:value-type="float" office:value="56093" calcext:value-type="float">
            <text:p>56093</text:p>
          </table:table-cell>
          <table:table-cell table:formula="of:=DECIMAL([.B18];16)" office:value-type="float" office:value="56538" calcext:value-type="float">
            <text:p>56538</text:p>
          </table:table-cell>
          <table:table-cell/>
          <table:table-cell table:style-name="ce3"/>
          <table:table-cell table:formula="of:=[.E18]-65000" office:value-type="float" office:value="-8907" calcext:value-type="float">
            <text:p>-8907</text:p>
          </table:table-cell>
          <table:table-cell table:formula="of:=[.F18]-65000" office:value-type="float" office:value="-8462" calcext:value-type="float">
            <text:p>-8462</text:p>
          </table:table-cell>
        </table:table-row>
        <table:table-row table:style-name="ro1">
          <table:table-cell office:value-type="string" calcext:value-type="string">
            <text:p>FB1F</text:p>
          </table:table-cell>
          <table:table-cell office:value-type="string" calcext:value-type="string">
            <text:p>FD2F</text:p>
          </table:table-cell>
          <table:table-cell table:number-columns-repeated="2"/>
          <table:table-cell table:formula="of:=DECIMAL([.A19];16)" office:value-type="float" office:value="64287" calcext:value-type="float">
            <text:p>64287</text:p>
          </table:table-cell>
          <table:table-cell table:formula="of:=DECIMAL([.B19];16)" office:value-type="float" office:value="64815" calcext:value-type="float">
            <text:p>64815</text:p>
          </table:table-cell>
          <table:table-cell/>
          <table:table-cell table:style-name="ce3"/>
          <table:table-cell table:formula="of:=[.E19]-65000" office:value-type="float" office:value="-713" calcext:value-type="float">
            <text:p>-713</text:p>
          </table:table-cell>
          <table:table-cell table:formula="of:=[.F19]-65000" office:value-type="float" office:value="-185" calcext:value-type="float">
            <text:p>-185</text:p>
          </table:table-cell>
        </table:table-row>
        <table:table-row table:style-name="ro1">
          <table:table-cell office:value-type="string" calcext:value-type="string">
            <text:p>9B24</text:p>
          </table:table-cell>
          <table:table-cell office:value-type="string" calcext:value-type="string">
            <text:p>9D4F</text:p>
          </table:table-cell>
          <table:table-cell table:number-columns-repeated="2"/>
          <table:table-cell table:formula="of:=DECIMAL([.A20];16)" office:value-type="float" office:value="39716" calcext:value-type="float">
            <text:p>39716</text:p>
          </table:table-cell>
          <table:table-cell table:formula="of:=DECIMAL([.B20];16)" office:value-type="float" office:value="40271" calcext:value-type="float">
            <text:p>40271</text:p>
          </table:table-cell>
          <table:table-cell/>
          <table:table-cell table:style-name="ce3"/>
          <table:table-cell table:formula="of:=[.E20]-65000" office:value-type="float" office:value="-25284" calcext:value-type="float">
            <text:p>-25284</text:p>
          </table:table-cell>
          <table:table-cell table:formula="of:=[.F20]-65000" office:value-type="float" office:value="-24729" calcext:value-type="float">
            <text:p>-24729</text:p>
          </table:table-cell>
        </table:table-row>
        <table:table-row table:style-name="ro1">
          <table:table-cell office:value-type="string" calcext:value-type="string">
            <text:p>BB2A</text:p>
          </table:table-cell>
          <table:table-cell office:value-type="string" calcext:value-type="string">
            <text:p>BD70</text:p>
          </table:table-cell>
          <table:table-cell table:number-columns-repeated="2"/>
          <table:table-cell table:formula="of:=DECIMAL([.A21];16)" office:value-type="float" office:value="47914" calcext:value-type="float">
            <text:p>47914</text:p>
          </table:table-cell>
          <table:table-cell table:formula="of:=DECIMAL([.B21];16)" office:value-type="float" office:value="48496" calcext:value-type="float">
            <text:p>48496</text:p>
          </table:table-cell>
          <table:table-cell/>
          <table:table-cell table:style-name="ce3"/>
          <table:table-cell table:formula="of:=[.E21]-65000" office:value-type="float" office:value="-17086" calcext:value-type="float">
            <text:p>-17086</text:p>
          </table:table-cell>
          <table:table-cell table:formula="of:=[.F21]-65000" office:value-type="float" office:value="-16504" calcext:value-type="float">
            <text:p>-16504</text:p>
          </table:table-cell>
        </table:table-row>
        <table:table-row table:style-name="ro1">
          <table:table-cell office:value-type="string" calcext:value-type="string">
            <text:p>5B2E</text:p>
          </table:table-cell>
          <table:table-cell office:value-type="string" calcext:value-type="string">
            <text:p>5D9C</text:p>
          </table:table-cell>
          <table:table-cell table:number-columns-repeated="2"/>
          <table:table-cell table:formula="of:=DECIMAL([.A22];16)" office:value-type="float" office:value="23342" calcext:value-type="float">
            <text:p>23342</text:p>
          </table:table-cell>
          <table:table-cell table:formula="of:=DECIMAL([.B22];16)" office:value-type="float" office:value="23964" calcext:value-type="float">
            <text:p>23964</text:p>
          </table:table-cell>
          <table:table-cell/>
          <table:table-cell table:style-name="ce3"/>
          <table:table-cell table:formula="of:=[.E22]-65000" office:value-type="float" office:value="-41658" calcext:value-type="float">
            <text:p>-41658</text:p>
          </table:table-cell>
          <table:table-cell table:formula="of:=[.F22]-65000" office:value-type="float" office:value="-41036" calcext:value-type="float">
            <text:p>-41036</text:p>
          </table:table-cell>
        </table:table-row>
        <table:table-row table:style-name="ro1">
          <table:table-cell office:value-type="string" calcext:value-type="string">
            <text:p>7B32</text:p>
          </table:table-cell>
          <table:table-cell office:value-type="string" calcext:value-type="string">
            <text:p>7DC5</text:p>
          </table:table-cell>
          <table:table-cell table:number-columns-repeated="2"/>
          <table:table-cell table:formula="of:=DECIMAL([.A23];16)" office:value-type="float" office:value="31538" calcext:value-type="float">
            <text:p>31538</text:p>
          </table:table-cell>
          <table:table-cell table:formula="of:=DECIMAL([.B23];16)" office:value-type="float" office:value="32197" calcext:value-type="float">
            <text:p>32197</text:p>
          </table:table-cell>
          <table:table-cell/>
          <table:table-cell table:style-name="ce3"/>
          <table:table-cell table:formula="of:=[.E23]-65000" office:value-type="float" office:value="-33462" calcext:value-type="float">
            <text:p>-33462</text:p>
          </table:table-cell>
          <table:table-cell table:formula="of:=[.F23]-65000" office:value-type="float" office:value="-32803" calcext:value-type="float">
            <text:p>-32803</text:p>
          </table:table-cell>
        </table:table-row>
        <table:table-row table:style-name="ro1">
          <table:table-cell office:value-type="string" calcext:value-type="string">
            <text:p>1B36</text:p>
          </table:table-cell>
          <table:table-cell office:value-type="string" calcext:value-type="string">
            <text:p>1DDB</text:p>
          </table:table-cell>
          <table:table-cell table:number-columns-repeated="2"/>
          <table:table-cell table:formula="of:=DECIMAL([.A24];16)" office:value-type="float" office:value="6966" calcext:value-type="float">
            <text:p>6966</text:p>
          </table:table-cell>
          <table:table-cell table:formula="of:=DECIMAL([.B24];16)" office:value-type="float" office:value="7643" calcext:value-type="float">
            <text:p>7643</text:p>
          </table:table-cell>
          <table:table-cell/>
          <table:table-cell table:style-name="ce3"/>
          <table:table-cell table:formula="of:=[.E24]-65000" office:value-type="float" office:value="-58034" calcext:value-type="float">
            <text:p>-58034</text:p>
          </table:table-cell>
          <table:table-cell table:formula="of:=[.F24]-65000" office:value-type="float" office:value="-57357" calcext:value-type="float">
            <text:p>-57357</text:p>
          </table:table-cell>
        </table:table-row>
        <table:table-row table:style-name="ro1">
          <table:table-cell office:value-type="string" calcext:value-type="string">
            <text:p>F926</text:p>
          </table:table-cell>
          <table:table-cell table:style-name="ce1" office:value-type="string" calcext:value-type="string">
            <text:p>FA4D</text:p>
          </table:table-cell>
          <table:table-cell table:number-columns-repeated="2"/>
          <table:table-cell table:formula="of:=DECIMAL([.A25];16)" office:value-type="float" office:value="63782" calcext:value-type="float">
            <text:p>63782</text:p>
          </table:table-cell>
          <table:table-cell table:formula="of:=DECIMAL([.B25];16)" office:value-type="float" office:value="64077" calcext:value-type="float">
            <text:p>64077</text:p>
          </table:table-cell>
          <table:table-cell/>
          <table:table-cell table:style-name="ce3"/>
          <table:table-cell table:formula="of:=[.E25]-65000" office:value-type="float" office:value="-1218" calcext:value-type="float">
            <text:p>-1218</text:p>
          </table:table-cell>
          <table:table-cell table:formula="of:=[.F25]-65000" office:value-type="float" office:value="-923" calcext:value-type="float">
            <text:p>-923</text:p>
          </table:table-cell>
        </table:table-row>
        <table:table-row table:style-name="ro1">
          <table:table-cell office:value-type="string" calcext:value-type="string">
            <text:p>F92E</text:p>
          </table:table-cell>
          <table:table-cell office:value-type="string" calcext:value-type="string">
            <text:p>FA52</text:p>
          </table:table-cell>
          <table:table-cell table:number-columns-repeated="2"/>
          <table:table-cell table:formula="of:=DECIMAL([.A26];16)" office:value-type="float" office:value="63790" calcext:value-type="float">
            <text:p>63790</text:p>
          </table:table-cell>
          <table:table-cell table:formula="of:=DECIMAL([.B26];16)" office:value-type="float" office:value="64082" calcext:value-type="float">
            <text:p>64082</text:p>
          </table:table-cell>
          <table:table-cell/>
          <table:table-cell table:style-name="ce3"/>
          <table:table-cell table:formula="of:=[.E26]-65000" office:value-type="float" office:value="-1210" calcext:value-type="float">
            <text:p>-1210</text:p>
          </table:table-cell>
          <table:table-cell table:formula="of:=[.F26]-65000" office:value-type="float" office:value="-918" calcext:value-type="float">
            <text:p>-918</text:p>
          </table:table-cell>
        </table:table-row>
        <table:table-row table:style-name="ro1">
          <table:table-cell office:value-type="string" calcext:value-type="string">
            <text:p>F93A</text:p>
          </table:table-cell>
          <table:table-cell office:value-type="string" calcext:value-type="string">
            <text:p>FA57</text:p>
          </table:table-cell>
          <table:table-cell table:number-columns-repeated="2"/>
          <table:table-cell table:formula="of:=DECIMAL([.A27];16)" office:value-type="float" office:value="63802" calcext:value-type="float">
            <text:p>63802</text:p>
          </table:table-cell>
          <table:table-cell table:formula="of:=DECIMAL([.B27];16)" office:value-type="float" office:value="64087" calcext:value-type="float">
            <text:p>64087</text:p>
          </table:table-cell>
          <table:table-cell/>
          <table:table-cell table:style-name="ce3"/>
          <table:table-cell table:formula="of:=[.E27]-65000" office:value-type="float" office:value="-1198" calcext:value-type="float">
            <text:p>-1198</text:p>
          </table:table-cell>
          <table:table-cell table:formula="of:=[.F27]-65000" office:value-type="float" office:value="-913" calcext:value-type="float">
            <text:p>-913</text:p>
          </table:table-cell>
        </table:table-row>
        <table:table-row table:style-name="ro1">
          <table:table-cell office:value-type="string" calcext:value-type="string">
            <text:p>F954</text:p>
          </table:table-cell>
          <table:table-cell table:style-name="ce1" office:value-type="string" calcext:value-type="string">
            <text:p>FA60</text:p>
          </table:table-cell>
          <table:table-cell table:number-columns-repeated="2"/>
          <table:table-cell table:formula="of:=DECIMAL([.A28];16)" office:value-type="float" office:value="63828" calcext:value-type="float">
            <text:p>63828</text:p>
          </table:table-cell>
          <table:table-cell table:formula="of:=DECIMAL([.B28];16)" office:value-type="float" office:value="64096" calcext:value-type="float">
            <text:p>64096</text:p>
          </table:table-cell>
          <table:table-cell/>
          <table:table-cell table:style-name="ce3"/>
          <table:table-cell table:formula="of:=[.E28]-65000" office:value-type="float" office:value="-1172" calcext:value-type="float">
            <text:p>-1172</text:p>
          </table:table-cell>
          <table:table-cell table:formula="of:=[.F28]-65000" office:value-type="float" office:value="-904" calcext:value-type="float">
            <text:p>-904</text:p>
          </table:table-cell>
        </table:table-row>
        <table:table-row table:style-name="ro1">
          <table:table-cell office:value-type="string" calcext:value-type="string">
            <text:p>F979</text:p>
          </table:table-cell>
          <table:table-cell office:value-type="string" calcext:value-type="string">
            <text:p>FA6B</text:p>
          </table:table-cell>
          <table:table-cell table:number-columns-repeated="2"/>
          <table:table-cell table:formula="of:=DECIMAL([.A29];16)" office:value-type="float" office:value="63865" calcext:value-type="float">
            <text:p>63865</text:p>
          </table:table-cell>
          <table:table-cell table:formula="of:=DECIMAL([.B29];16)" office:value-type="float" office:value="64107" calcext:value-type="float">
            <text:p>64107</text:p>
          </table:table-cell>
          <table:table-cell table:number-columns-repeated="2"/>
          <table:table-cell table:formula="of:=[.E29]-65000" office:value-type="float" office:value="-1135" calcext:value-type="float">
            <text:p>-1135</text:p>
          </table:table-cell>
          <table:table-cell table:formula="of:=[.F29]-65000" office:value-type="float" office:value="-893" calcext:value-type="float">
            <text:p>-893</text:p>
          </table:table-cell>
        </table:table-row>
        <table:table-row table:style-name="ro1">
          <table:table-cell office:value-type="string" calcext:value-type="string">
            <text:p>F9A9</text:p>
          </table:table-cell>
          <table:table-cell office:value-type="string" calcext:value-type="string">
            <text:p>FA74</text:p>
          </table:table-cell>
          <table:table-cell table:number-columns-repeated="2"/>
          <table:table-cell table:formula="of:=DECIMAL([.A30];16)" office:value-type="float" office:value="63913" calcext:value-type="float">
            <text:p>63913</text:p>
          </table:table-cell>
          <table:table-cell table:formula="of:=DECIMAL([.B30];16)" office:value-type="float" office:value="64116" calcext:value-type="float">
            <text:p>64116</text:p>
          </table:table-cell>
          <table:table-cell table:number-columns-repeated="2"/>
          <table:table-cell table:formula="of:=[.E30]-65000" office:value-type="float" office:value="-1087" calcext:value-type="float">
            <text:p>-1087</text:p>
          </table:table-cell>
          <table:table-cell table:formula="of:=[.F30]-65000" office:value-type="float" office:value="-884" calcext:value-type="float">
            <text:p>-884</text:p>
          </table:table-cell>
        </table:table-row>
        <table:table-row table:style-name="ro1">
          <table:table-cell office:value-type="string" calcext:value-type="string">
            <text:p>F9EB</text:p>
          </table:table-cell>
          <table:table-cell office:value-type="string" calcext:value-type="string">
            <text:p>FA7D</text:p>
          </table:table-cell>
          <table:table-cell table:number-columns-repeated="2"/>
          <table:table-cell table:formula="of:=DECIMAL([.A31];16)" office:value-type="float" office:value="63979" calcext:value-type="float">
            <text:p>63979</text:p>
          </table:table-cell>
          <table:table-cell table:formula="of:=DECIMAL([.B31];16)" office:value-type="float" office:value="64125" calcext:value-type="float">
            <text:p>64125</text:p>
          </table:table-cell>
          <table:table-cell table:number-columns-repeated="2"/>
          <table:table-cell table:formula="of:=[.E31]-65000" office:value-type="float" office:value="-1021" calcext:value-type="float">
            <text:p>-1021</text:p>
          </table:table-cell>
          <table:table-cell table:formula="of:=[.F31]-65000" office:value-type="float" office:value="-875" calcext:value-type="float">
            <text:p>-875</text:p>
          </table:table-cell>
        </table:table-row>
        <table:table-row table:style-name="ro1">
          <table:table-cell office:value-type="string" calcext:value-type="string">
            <text:p>FA36</text:p>
          </table:table-cell>
          <table:table-cell office:value-type="string" calcext:value-type="string">
            <text:p>FA87</text:p>
          </table:table-cell>
          <table:table-cell table:number-columns-repeated="2"/>
          <table:table-cell table:formula="of:=DECIMAL([.A32];16)" office:value-type="float" office:value="64054" calcext:value-type="float">
            <text:p>64054</text:p>
          </table:table-cell>
          <table:table-cell table:formula="of:=DECIMAL([.B32];16)" office:value-type="float" office:value="64135" calcext:value-type="float">
            <text:p>64135</text:p>
          </table:table-cell>
          <table:table-cell table:number-columns-repeated="2"/>
          <table:table-cell table:formula="of:=[.E32]-65000" office:value-type="float" office:value="-946" calcext:value-type="float">
            <text:p>-946</text:p>
          </table:table-cell>
          <table:table-cell table:formula="of:=[.F32]-65000" office:value-type="float" office:value="-865" calcext:value-type="float">
            <text:p>-865</text:p>
          </table:table-cell>
        </table:table-row>
        <table:table-row table:style-name="ro1">
          <table:table-cell office:value-type="string" calcext:value-type="string">
            <text:p>FA88</text:p>
          </table:table-cell>
          <table:table-cell office:value-type="string" calcext:value-type="string">
            <text:p>FA93</text:p>
          </table:table-cell>
          <table:table-cell table:number-columns-repeated="2"/>
          <table:table-cell table:formula="of:=DECIMAL([.A33];16)" office:value-type="float" office:value="64136" calcext:value-type="float">
            <text:p>64136</text:p>
          </table:table-cell>
          <table:table-cell table:formula="of:=DECIMAL([.B33];16)" office:value-type="float" office:value="64147" calcext:value-type="float">
            <text:p>64147</text:p>
          </table:table-cell>
          <table:table-cell table:number-columns-repeated="2"/>
          <table:table-cell table:formula="of:=[.E33]-65000" office:value-type="float" office:value="-864" calcext:value-type="float">
            <text:p>-864</text:p>
          </table:table-cell>
          <table:table-cell table:formula="of:=[.F33]-65000" office:value-type="float" office:value="-853" calcext:value-type="float">
            <text:p>-853</text:p>
          </table:table-cell>
        </table:table-row>
        <table:table-row table:style-name="ro1">
          <table:table-cell office:value-type="string" calcext:value-type="string">
            <text:p>FAD9</text:p>
          </table:table-cell>
          <table:table-cell office:value-type="string" calcext:value-type="string">
            <text:p>FA9F</text:p>
          </table:table-cell>
          <table:table-cell table:number-columns-repeated="2"/>
          <table:table-cell table:formula="of:=DECIMAL([.A34];16)" office:value-type="float" office:value="64217" calcext:value-type="float">
            <text:p>64217</text:p>
          </table:table-cell>
          <table:table-cell table:formula="of:=DECIMAL([.B34];16)" office:value-type="float" office:value="64159" calcext:value-type="float">
            <text:p>64159</text:p>
          </table:table-cell>
          <table:table-cell table:number-columns-repeated="2"/>
          <table:table-cell table:formula="of:=[.E34]-65000" office:value-type="float" office:value="-783" calcext:value-type="float">
            <text:p>-783</text:p>
          </table:table-cell>
          <table:table-cell table:formula="of:=[.F34]-65000" office:value-type="float" office:value="-841" calcext:value-type="float">
            <text:p>-841</text:p>
          </table:table-cell>
        </table:table-row>
        <table:table-row table:style-name="ro1">
          <table:table-cell office:value-type="string" calcext:value-type="string">
            <text:p>FB27</text:p>
          </table:table-cell>
          <table:table-cell office:value-type="string" calcext:value-type="string">
            <text:p>FAA7</text:p>
          </table:table-cell>
          <table:table-cell table:number-columns-repeated="2"/>
          <table:table-cell table:formula="of:=DECIMAL([.A35];16)" office:value-type="float" office:value="64295" calcext:value-type="float">
            <text:p>64295</text:p>
          </table:table-cell>
          <table:table-cell table:formula="of:=DECIMAL([.B35];16)" office:value-type="float" office:value="64167" calcext:value-type="float">
            <text:p>64167</text:p>
          </table:table-cell>
          <table:table-cell table:number-columns-repeated="2"/>
          <table:table-cell table:formula="of:=[.E35]-65000" office:value-type="float" office:value="-705" calcext:value-type="float">
            <text:p>-705</text:p>
          </table:table-cell>
          <table:table-cell table:formula="of:=[.F35]-65000" office:value-type="float" office:value="-833" calcext:value-type="float">
            <text:p>-833</text:p>
          </table:table-cell>
        </table:table-row>
        <table:table-row table:style-name="ro1">
          <table:table-cell office:value-type="string" calcext:value-type="string">
            <text:p>FB62</text:p>
          </table:table-cell>
          <table:table-cell office:value-type="string" calcext:value-type="string">
            <text:p>FAB1</text:p>
          </table:table-cell>
          <table:table-cell table:number-columns-repeated="2"/>
          <table:table-cell table:formula="of:=DECIMAL([.A36];16)" office:value-type="float" office:value="64354" calcext:value-type="float">
            <text:p>64354</text:p>
          </table:table-cell>
          <table:table-cell table:formula="of:=DECIMAL([.B36];16)" office:value-type="float" office:value="64177" calcext:value-type="float">
            <text:p>64177</text:p>
          </table:table-cell>
          <table:table-cell table:number-columns-repeated="2"/>
          <table:table-cell table:formula="of:=[.E36]-65000" office:value-type="float" office:value="-646" calcext:value-type="float">
            <text:p>-646</text:p>
          </table:table-cell>
          <table:table-cell table:formula="of:=[.F36]-65000" office:value-type="float" office:value="-823" calcext:value-type="float">
            <text:p>-823</text:p>
          </table:table-cell>
        </table:table-row>
        <table:table-row table:style-name="ro1">
          <table:table-cell office:value-type="string" calcext:value-type="string">
            <text:p>FB88</text:p>
          </table:table-cell>
          <table:table-cell office:value-type="string" calcext:value-type="string">
            <text:p>FAC3</text:p>
          </table:table-cell>
          <table:table-cell table:number-columns-repeated="2"/>
          <table:table-cell table:formula="of:=DECIMAL([.A37];16)" office:value-type="float" office:value="64392" calcext:value-type="float">
            <text:p>64392</text:p>
          </table:table-cell>
          <table:table-cell table:formula="of:=DECIMAL([.B37];16)" office:value-type="float" office:value="64195" calcext:value-type="float">
            <text:p>64195</text:p>
          </table:table-cell>
          <table:table-cell table:number-columns-repeated="2"/>
          <table:table-cell table:formula="of:=[.E37]-65000" office:value-type="float" office:value="-608" calcext:value-type="float">
            <text:p>-608</text:p>
          </table:table-cell>
          <table:table-cell table:formula="of:=[.F37]-65000" office:value-type="float" office:value="-805" calcext:value-type="float">
            <text:p>-805</text:p>
          </table:table-cell>
        </table:table-row>
        <table:table-row table:style-name="ro1">
          <table:table-cell office:value-type="string" calcext:value-type="string">
            <text:p>FBB3</text:p>
          </table:table-cell>
          <table:table-cell office:value-type="string" calcext:value-type="string">
            <text:p>FAF3</text:p>
          </table:table-cell>
          <table:table-cell table:number-columns-repeated="2"/>
          <table:table-cell table:formula="of:=DECIMAL([.A38];16)" office:value-type="float" office:value="64435" calcext:value-type="float">
            <text:p>64435</text:p>
          </table:table-cell>
          <table:table-cell table:formula="of:=DECIMAL([.B38];16)" office:value-type="float" office:value="64243" calcext:value-type="float">
            <text:p>64243</text:p>
          </table:table-cell>
          <table:table-cell table:number-columns-repeated="2"/>
          <table:table-cell table:formula="of:=[.E38]-65000" office:value-type="float" office:value="-565" calcext:value-type="float">
            <text:p>-565</text:p>
          </table:table-cell>
          <table:table-cell table:formula="of:=[.F38]-65000" office:value-type="float" office:value="-757" calcext:value-type="float">
            <text:p>-757</text:p>
          </table:table-cell>
        </table:table-row>
        <table:table-row table:style-name="ro1">
          <table:table-cell office:value-type="string" calcext:value-type="string">
            <text:p>FBF8</text:p>
          </table:table-cell>
          <table:table-cell office:value-type="string" calcext:value-type="string">
            <text:p>FB51</text:p>
          </table:table-cell>
          <table:table-cell table:number-columns-repeated="2"/>
          <table:table-cell table:formula="of:=DECIMAL([.A39];16)" office:value-type="float" office:value="64504" calcext:value-type="float">
            <text:p>64504</text:p>
          </table:table-cell>
          <table:table-cell table:formula="of:=DECIMAL([.B39];16)" office:value-type="float" office:value="64337" calcext:value-type="float">
            <text:p>64337</text:p>
          </table:table-cell>
          <table:table-cell table:number-columns-repeated="2"/>
          <table:table-cell table:formula="of:=[.E39]-65000" office:value-type="float" office:value="-496" calcext:value-type="float">
            <text:p>-496</text:p>
          </table:table-cell>
          <table:table-cell table:formula="of:=[.F39]-65000" office:value-type="float" office:value="-663" calcext:value-type="float">
            <text:p>-663</text:p>
          </table:table-cell>
        </table:table-row>
        <table:table-row table:style-name="ro1">
          <table:table-cell office:value-type="string" calcext:value-type="string">
            <text:p>FC39</text:p>
          </table:table-cell>
          <table:table-cell office:value-type="string" calcext:value-type="string">
            <text:p>FBE0</text:p>
          </table:table-cell>
          <table:table-cell table:number-columns-repeated="2"/>
          <table:table-cell table:formula="of:=DECIMAL([.A40];16)" office:value-type="float" office:value="64569" calcext:value-type="float">
            <text:p>64569</text:p>
          </table:table-cell>
          <table:table-cell table:formula="of:=DECIMAL([.B40];16)" office:value-type="float" office:value="64480" calcext:value-type="float">
            <text:p>64480</text:p>
          </table:table-cell>
          <table:table-cell table:number-columns-repeated="2"/>
          <table:table-cell table:formula="of:=[.E40]-65000" office:value-type="float" office:value="-431" calcext:value-type="float">
            <text:p>-431</text:p>
          </table:table-cell>
          <table:table-cell table:formula="of:=[.F40]-65000" office:value-type="float" office:value="-520" calcext:value-type="float">
            <text:p>-520</text:p>
          </table:table-cell>
        </table:table-row>
        <table:table-row table:style-name="ro1">
          <table:table-cell office:value-type="string" calcext:value-type="string">
            <text:p>FC89</text:p>
          </table:table-cell>
          <table:table-cell office:value-type="string" calcext:value-type="string">
            <text:p>FC92</text:p>
          </table:table-cell>
          <table:table-cell table:number-columns-repeated="2"/>
          <table:table-cell table:formula="of:=DECIMAL([.A41];16)" office:value-type="float" office:value="64649" calcext:value-type="float">
            <text:p>64649</text:p>
          </table:table-cell>
          <table:table-cell table:formula="of:=DECIMAL([.B41];16)" office:value-type="float" office:value="64658" calcext:value-type="float">
            <text:p>64658</text:p>
          </table:table-cell>
          <table:table-cell table:number-columns-repeated="2"/>
          <table:table-cell table:formula="of:=[.E41]-65000" office:value-type="float" office:value="-351" calcext:value-type="float">
            <text:p>-351</text:p>
          </table:table-cell>
          <table:table-cell table:formula="of:=[.F41]-65000" office:value-type="float" office:value="-342" calcext:value-type="float">
            <text:p>-342</text:p>
          </table:table-cell>
        </table:table-row>
        <table:table-row table:style-name="ro1">
          <table:table-cell office:value-type="string" calcext:value-type="string">
            <text:p>FCEE</text:p>
          </table:table-cell>
          <table:table-cell office:value-type="string" calcext:value-type="string">
            <text:p>FD42</text:p>
          </table:table-cell>
          <table:table-cell table:number-columns-repeated="2"/>
          <table:table-cell table:formula="of:=DECIMAL([.A42];16)" office:value-type="float" office:value="64750" calcext:value-type="float">
            <text:p>64750</text:p>
          </table:table-cell>
          <table:table-cell table:formula="of:=DECIMAL([.B42];16)" office:value-type="float" office:value="64834" calcext:value-type="float">
            <text:p>64834</text:p>
          </table:table-cell>
          <table:table-cell table:number-columns-repeated="2"/>
          <table:table-cell table:formula="of:=[.E42]-65000" office:value-type="float" office:value="-250" calcext:value-type="float">
            <text:p>-250</text:p>
          </table:table-cell>
          <table:table-cell table:formula="of:=[.F42]-65000"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FD4A</text:p>
          </table:table-cell>
          <table:table-cell office:value-type="string" calcext:value-type="string">
            <text:p>FDD2</text:p>
          </table:table-cell>
          <table:table-cell table:number-columns-repeated="2"/>
          <table:table-cell table:formula="of:=DECIMAL([.A43];16)" office:value-type="float" office:value="64842" calcext:value-type="float">
            <text:p>64842</text:p>
          </table:table-cell>
          <table:table-cell table:formula="of:=DECIMAL([.B43];16)" office:value-type="float" office:value="64978" calcext:value-type="float">
            <text:p>64978</text:p>
          </table:table-cell>
          <table:table-cell table:number-columns-repeated="2"/>
          <table:table-cell table:formula="of:=[.E43]-65000" office:value-type="float" office:value="-158" calcext:value-type="float">
            <text:p>-158</text:p>
          </table:table-cell>
          <table:table-cell table:formula="of:=[.F43]-65000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FD6D</text:p>
          </table:table-cell>
          <table:table-cell office:value-type="string" calcext:value-type="string">
            <text:p>FE34</text:p>
          </table:table-cell>
          <table:table-cell table:number-columns-repeated="2"/>
          <table:table-cell table:formula="of:=DECIMAL([.A44];16)" office:value-type="float" office:value="64877" calcext:value-type="float">
            <text:p>64877</text:p>
          </table:table-cell>
          <table:table-cell table:formula="of:=DECIMAL([.B44];16)" office:value-type="float" office:value="65076" calcext:value-type="float">
            <text:p>65076</text:p>
          </table:table-cell>
          <table:table-cell table:number-columns-repeated="2"/>
          <table:table-cell table:formula="of:=[.E44]-65000" office:value-type="float" office:value="-123" calcext:value-type="float">
            <text:p>-123</text:p>
          </table:table-cell>
          <table:table-cell table:formula="of:=[.F44]-65000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D90</text:p>
          </table:table-cell>
          <table:table-cell office:value-type="string" calcext:value-type="string">
            <text:p>FE6A</text:p>
          </table:table-cell>
          <table:table-cell table:number-columns-repeated="2"/>
          <table:table-cell table:formula="of:=DECIMAL([.A45];16)" office:value-type="float" office:value="64912" calcext:value-type="float">
            <text:p>64912</text:p>
          </table:table-cell>
          <table:table-cell table:formula="of:=DECIMAL([.B45];16)" office:value-type="float" office:value="65130" calcext:value-type="float">
            <text:p>65130</text:p>
          </table:table-cell>
          <table:table-cell table:number-columns-repeated="2"/>
          <table:table-cell table:formula="of:=[.E45]-65000" office:value-type="float" office:value="-88" calcext:value-type="float">
            <text:p>-88</text:p>
          </table:table-cell>
          <table:table-cell table:formula="of:=[.F45]-65000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DC2</text:p>
          </table:table-cell>
          <table:table-cell office:value-type="string" calcext:value-type="string">
            <text:p>FE80</text:p>
          </table:table-cell>
          <table:table-cell table:number-columns-repeated="2"/>
          <table:table-cell table:formula="of:=DECIMAL([.A46];16)" office:value-type="float" office:value="64962" calcext:value-type="float">
            <text:p>64962</text:p>
          </table:table-cell>
          <table:table-cell table:formula="of:=DECIMAL([.B46];16)" office:value-type="float" office:value="65152" calcext:value-type="float">
            <text:p>65152</text:p>
          </table:table-cell>
          <table:table-cell table:number-columns-repeated="2"/>
          <table:table-cell table:formula="of:=[.E46]-65000" office:value-type="float" office:value="-38" calcext:value-type="float">
            <text:p>-38</text:p>
          </table:table-cell>
          <table:table-cell table:formula="of:=[.F46]-65000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DF1</text:p>
          </table:table-cell>
          <table:table-cell office:value-type="string" calcext:value-type="string">
            <text:p>FE94</text:p>
          </table:table-cell>
          <table:table-cell table:number-columns-repeated="2"/>
          <table:table-cell table:formula="of:=DECIMAL([.A47];16)" office:value-type="float" office:value="65009" calcext:value-type="float">
            <text:p>65009</text:p>
          </table:table-cell>
          <table:table-cell table:formula="of:=DECIMAL([.B47];16)" office:value-type="float" office:value="65172" calcext:value-type="float">
            <text:p>65172</text:p>
          </table:table-cell>
          <table:table-cell table:number-columns-repeated="2"/>
          <table:table-cell table:formula="of:=[.E47]-65000" office:value-type="float" office:value="9" calcext:value-type="float">
            <text:p>9</text:p>
          </table:table-cell>
          <table:table-cell table:formula="of:=[.F47]-65000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FE0D</text:p>
          </table:table-cell>
          <table:table-cell office:value-type="string" calcext:value-type="string">
            <text:p>FEA7</text:p>
          </table:table-cell>
          <table:table-cell table:number-columns-repeated="2"/>
          <table:table-cell table:formula="of:=DECIMAL([.A48];16)" office:value-type="float" office:value="65037" calcext:value-type="float">
            <text:p>65037</text:p>
          </table:table-cell>
          <table:table-cell table:formula="of:=DECIMAL([.B48];16)" office:value-type="float" office:value="65191" calcext:value-type="float">
            <text:p>65191</text:p>
          </table:table-cell>
          <table:table-cell table:number-columns-repeated="2"/>
          <table:table-cell table:formula="of:=[.E48]-65000" office:value-type="float" office:value="37" calcext:value-type="float">
            <text:p>37</text:p>
          </table:table-cell>
          <table:table-cell table:formula="of:=[.F48]-65000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E4D</text:p>
          </table:table-cell>
          <table:table-cell office:value-type="string" calcext:value-type="string">
            <text:p>FEBC</text:p>
          </table:table-cell>
          <table:table-cell table:number-columns-repeated="2"/>
          <table:table-cell table:formula="of:=DECIMAL([.A49];16)" office:value-type="float" office:value="65101" calcext:value-type="float">
            <text:p>65101</text:p>
          </table:table-cell>
          <table:table-cell table:formula="of:=DECIMAL([.B49];16)" office:value-type="float" office:value="65212" calcext:value-type="float">
            <text:p>65212</text:p>
          </table:table-cell>
          <table:table-cell table:number-columns-repeated="2"/>
          <table:table-cell table:formula="of:=[.E49]-65000" office:value-type="float" office:value="101" calcext:value-type="float">
            <text:p>101</text:p>
          </table:table-cell>
          <table:table-cell table:formula="of:=[.F49]-65000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FE89</text:p>
          </table:table-cell>
          <table:table-cell office:value-type="string" calcext:value-type="string">
            <text:p>FECE</text:p>
          </table:table-cell>
          <table:table-cell table:number-columns-repeated="2"/>
          <table:table-cell table:formula="of:=DECIMAL([.A50];16)" office:value-type="float" office:value="65161" calcext:value-type="float">
            <text:p>65161</text:p>
          </table:table-cell>
          <table:table-cell table:formula="of:=DECIMAL([.B50];16)" office:value-type="float" office:value="65230" calcext:value-type="float">
            <text:p>65230</text:p>
          </table:table-cell>
          <table:table-cell table:number-columns-repeated="2"/>
          <table:table-cell table:formula="of:=[.E50]-65000" office:value-type="float" office:value="161" calcext:value-type="float">
            <text:p>161</text:p>
          </table:table-cell>
          <table:table-cell table:formula="of:=[.F50]-65000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EA7</text:p>
          </table:table-cell>
          <table:table-cell office:value-type="string" calcext:value-type="string">
            <text:p>FEDF</text:p>
          </table:table-cell>
          <table:table-cell table:number-columns-repeated="2"/>
          <table:table-cell table:formula="of:=DECIMAL([.A51];16)" office:value-type="float" office:value="65191" calcext:value-type="float">
            <text:p>65191</text:p>
          </table:table-cell>
          <table:table-cell table:formula="of:=DECIMAL([.B51];16)" office:value-type="float" office:value="65247" calcext:value-type="float">
            <text:p>65247</text:p>
          </table:table-cell>
          <table:table-cell table:number-columns-repeated="2"/>
          <table:table-cell table:formula="of:=[.E51]-65000" office:value-type="float" office:value="191" calcext:value-type="float">
            <text:p>191</text:p>
          </table:table-cell>
          <table:table-cell table:formula="of:=[.F51]-65000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EB8</text:p>
          </table:table-cell>
          <table:table-cell office:value-type="string" calcext:value-type="string">
            <text:p>FEEF</text:p>
          </table:table-cell>
          <table:table-cell table:number-columns-repeated="2"/>
          <table:table-cell table:formula="of:=DECIMAL([.A52];16)" office:value-type="float" office:value="65208" calcext:value-type="float">
            <text:p>65208</text:p>
          </table:table-cell>
          <table:table-cell table:formula="of:=DECIMAL([.B52];16)" office:value-type="float" office:value="65263" calcext:value-type="float">
            <text:p>65263</text:p>
          </table:table-cell>
          <table:table-cell table:number-columns-repeated="2"/>
          <table:table-cell table:formula="of:=[.E52]-65000" office:value-type="float" office:value="208" calcext:value-type="float">
            <text:p>208</text:p>
          </table:table-cell>
          <table:table-cell table:formula="of:=[.F52]-65000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FEDB</text:p>
          </table:table-cell>
          <table:table-cell office:value-type="string" calcext:value-type="string">
            <text:p>FF02</text:p>
          </table:table-cell>
          <table:table-cell table:number-columns-repeated="2"/>
          <table:table-cell table:formula="of:=DECIMAL([.A53];16)" office:value-type="float" office:value="65243" calcext:value-type="float">
            <text:p>65243</text:p>
          </table:table-cell>
          <table:table-cell table:formula="of:=DECIMAL([.B53];16)" office:value-type="float" office:value="65282" calcext:value-type="float">
            <text:p>65282</text:p>
          </table:table-cell>
          <table:table-cell table:number-columns-repeated="2"/>
          <table:table-cell table:formula="of:=[.E53]-65000" office:value-type="float" office:value="243" calcext:value-type="float">
            <text:p>243</text:p>
          </table:table-cell>
          <table:table-cell table:formula="of:=[.F53]-65000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FF11</text:p>
          </table:table-cell>
          <table:table-cell table:number-columns-repeated="2"/>
          <table:table-cell table:formula="of:=DECIMAL([.A54];16)" office:value-type="float" office:value="65261" calcext:value-type="float">
            <text:p>65261</text:p>
          </table:table-cell>
          <table:table-cell table:formula="of:=DECIMAL([.B54];16)" office:value-type="float" office:value="65297" calcext:value-type="float">
            <text:p>65297</text:p>
          </table:table-cell>
          <table:table-cell table:number-columns-repeated="2"/>
          <table:table-cell table:formula="of:=[.E54]-65000" office:value-type="float" office:value="261" calcext:value-type="float">
            <text:p>261</text:p>
          </table:table-cell>
          <table:table-cell table:formula="of:=[.F54]-65000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F0F</text:p>
          </table:table-cell>
          <table:table-cell office:value-type="string" calcext:value-type="string">
            <text:p>FF1B</text:p>
          </table:table-cell>
          <table:table-cell table:number-columns-repeated="2"/>
          <table:table-cell table:formula="of:=DECIMAL([.A55];16)" office:value-type="float" office:value="65295" calcext:value-type="float">
            <text:p>65295</text:p>
          </table:table-cell>
          <table:table-cell table:formula="of:=DECIMAL([.B55];16)" office:value-type="float" office:value="65307" calcext:value-type="float">
            <text:p>65307</text:p>
          </table:table-cell>
          <table:table-cell table:number-columns-repeated="2"/>
          <table:table-cell table:formula="of:=[.E55]-65000" office:value-type="float" office:value="295" calcext:value-type="float">
            <text:p>295</text:p>
          </table:table-cell>
          <table:table-cell table:formula="of:=[.F55]-65000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F31</text:p>
          </table:table-cell>
          <table:table-cell office:value-type="string" calcext:value-type="string">
            <text:p>FF25</text:p>
          </table:table-cell>
          <table:table-cell table:number-columns-repeated="2"/>
          <table:table-cell table:formula="of:=DECIMAL([.A56];16)" office:value-type="float" office:value="65329" calcext:value-type="float">
            <text:p>65329</text:p>
          </table:table-cell>
          <table:table-cell table:formula="of:=DECIMAL([.B56];16)" office:value-type="float" office:value="65317" calcext:value-type="float">
            <text:p>65317</text:p>
          </table:table-cell>
          <table:table-cell table:number-columns-repeated="2"/>
          <table:table-cell table:formula="of:=[.E56]-65000" office:value-type="float" office:value="329" calcext:value-type="float">
            <text:p>329</text:p>
          </table:table-cell>
          <table:table-cell table:formula="of:=[.F56]-65000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FF5A</text:p>
          </table:table-cell>
          <table:table-cell office:value-type="string" calcext:value-type="string">
            <text:p>FF30</text:p>
          </table:table-cell>
          <table:table-cell table:number-columns-repeated="2"/>
          <table:table-cell table:formula="of:=DECIMAL([.A57];16)" office:value-type="float" office:value="65370" calcext:value-type="float">
            <text:p>65370</text:p>
          </table:table-cell>
          <table:table-cell table:formula="of:=DECIMAL([.B57];16)" office:value-type="float" office:value="65328" calcext:value-type="float">
            <text:p>65328</text:p>
          </table:table-cell>
          <table:table-cell table:number-columns-repeated="2"/>
          <table:table-cell table:formula="of:=[.E57]-65000" office:value-type="float" office:value="370" calcext:value-type="float">
            <text:p>370</text:p>
          </table:table-cell>
          <table:table-cell table:formula="of:=[.F57]-65000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F7D</text:p>
          </table:table-cell>
          <table:table-cell office:value-type="string" calcext:value-type="string">
            <text:p>FF36</text:p>
          </table:table-cell>
          <table:table-cell table:number-columns-repeated="2"/>
          <table:table-cell table:formula="of:=DECIMAL([.A58];16)" office:value-type="float" office:value="65405" calcext:value-type="float">
            <text:p>65405</text:p>
          </table:table-cell>
          <table:table-cell table:formula="of:=DECIMAL([.B58];16)" office:value-type="float" office:value="65334" calcext:value-type="float">
            <text:p>65334</text:p>
          </table:table-cell>
          <table:table-cell table:number-columns-repeated="2"/>
          <table:table-cell table:formula="of:=[.E58]-65000" office:value-type="float" office:value="405" calcext:value-type="float">
            <text:p>405</text:p>
          </table:table-cell>
          <table:table-cell table:formula="of:=[.F58]-65000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F9B</text:p>
          </table:table-cell>
          <table:table-cell office:value-type="string" calcext:value-type="string">
            <text:p>FF38</text:p>
          </table:table-cell>
          <table:table-cell table:number-columns-repeated="2"/>
          <table:table-cell table:formula="of:=DECIMAL([.A59];16)" office:value-type="float" office:value="65435" calcext:value-type="float">
            <text:p>65435</text:p>
          </table:table-cell>
          <table:table-cell table:formula="of:=DECIMAL([.B59];16)" office:value-type="float" office:value="65336" calcext:value-type="float">
            <text:p>65336</text:p>
          </table:table-cell>
          <table:table-cell table:number-columns-repeated="2"/>
          <table:table-cell table:formula="of:=[.E59]-65000" office:value-type="float" office:value="435" calcext:value-type="float">
            <text:p>435</text:p>
          </table:table-cell>
          <table:table-cell table:formula="of:=[.F59]-65000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FA3</text:p>
          </table:table-cell>
          <table:table-cell office:value-type="string" calcext:value-type="string">
            <text:p>FF3D</text:p>
          </table:table-cell>
          <table:table-cell table:number-columns-repeated="2"/>
          <table:table-cell table:formula="of:=DECIMAL([.A60];16)" office:value-type="float" office:value="65443" calcext:value-type="float">
            <text:p>65443</text:p>
          </table:table-cell>
          <table:table-cell table:formula="of:=DECIMAL([.B60];16)" office:value-type="float" office:value="65341" calcext:value-type="float">
            <text:p>65341</text:p>
          </table:table-cell>
          <table:table-cell table:number-columns-repeated="2"/>
          <table:table-cell table:formula="of:=[.E60]-65000" office:value-type="float" office:value="443" calcext:value-type="float">
            <text:p>443</text:p>
          </table:table-cell>
          <table:table-cell table:formula="of:=[.F60]-65000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FFB6</text:p>
          </table:table-cell>
          <table:table-cell office:value-type="string" calcext:value-type="string">
            <text:p>FF45</text:p>
          </table:table-cell>
          <table:table-cell table:number-columns-repeated="2"/>
          <table:table-cell table:formula="of:=DECIMAL([.A61];16)" office:value-type="float" office:value="65462" calcext:value-type="float">
            <text:p>65462</text:p>
          </table:table-cell>
          <table:table-cell table:formula="of:=DECIMAL([.B61];16)" office:value-type="float" office:value="65349" calcext:value-type="float">
            <text:p>65349</text:p>
          </table:table-cell>
          <table:table-cell table:number-columns-repeated="2"/>
          <table:table-cell table:formula="of:=[.E61]-65000" office:value-type="float" office:value="462" calcext:value-type="float">
            <text:p>462</text:p>
          </table:table-cell>
          <table:table-cell table:formula="of:=[.F61]-65000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FFB9</text:p>
          </table:table-cell>
          <table:table-cell office:value-type="string" calcext:value-type="string">
            <text:p>FF50</text:p>
          </table:table-cell>
          <table:table-cell table:number-columns-repeated="2"/>
          <table:table-cell table:formula="of:=DECIMAL([.A62];16)" office:value-type="float" office:value="65465" calcext:value-type="float">
            <text:p>65465</text:p>
          </table:table-cell>
          <table:table-cell table:formula="of:=DECIMAL([.B62];16)" office:value-type="float" office:value="65360" calcext:value-type="float">
            <text:p>65360</text:p>
          </table:table-cell>
          <table:table-cell table:number-columns-repeated="2"/>
          <table:table-cell table:formula="of:=[.E62]-65000" office:value-type="float" office:value="465" calcext:value-type="float">
            <text:p>465</text:p>
          </table:table-cell>
          <table:table-cell table:formula="of:=[.F62]-65000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FFB7</text:p>
          </table:table-cell>
          <table:table-cell office:value-type="string" calcext:value-type="string">
            <text:p>FF59</text:p>
          </table:table-cell>
          <table:table-cell table:number-columns-repeated="2"/>
          <table:table-cell table:formula="of:=DECIMAL([.A63];16)" office:value-type="float" office:value="65463" calcext:value-type="float">
            <text:p>65463</text:p>
          </table:table-cell>
          <table:table-cell table:formula="of:=DECIMAL([.B63];16)" office:value-type="float" office:value="65369" calcext:value-type="float">
            <text:p>65369</text:p>
          </table:table-cell>
          <table:table-cell table:number-columns-repeated="2"/>
          <table:table-cell table:formula="of:=[.E63]-65000" office:value-type="float" office:value="463" calcext:value-type="float">
            <text:p>463</text:p>
          </table:table-cell>
          <table:table-cell table:formula="of:=[.F63]-65000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FFA9</text:p>
          </table:table-cell>
          <table:table-cell office:value-type="string" calcext:value-type="string">
            <text:p>FF66</text:p>
          </table:table-cell>
          <table:table-cell table:number-columns-repeated="2"/>
          <table:table-cell table:formula="of:=DECIMAL([.A64];16)" office:value-type="float" office:value="65449" calcext:value-type="float">
            <text:p>65449</text:p>
          </table:table-cell>
          <table:table-cell table:formula="of:=DECIMAL([.B64];16)" office:value-type="float" office:value="65382" calcext:value-type="float">
            <text:p>65382</text:p>
          </table:table-cell>
          <table:table-cell table:number-columns-repeated="2"/>
          <table:table-cell table:formula="of:=[.E64]-65000" office:value-type="float" office:value="449" calcext:value-type="float">
            <text:p>449</text:p>
          </table:table-cell>
          <table:table-cell table:formula="of:=[.F64]-65000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FA9</text:p>
          </table:table-cell>
          <table:table-cell office:value-type="string" calcext:value-type="string">
            <text:p>FF71</text:p>
          </table:table-cell>
          <table:table-cell table:number-columns-repeated="2"/>
          <table:table-cell table:formula="of:=DECIMAL([.A65];16)" office:value-type="float" office:value="65449" calcext:value-type="float">
            <text:p>65449</text:p>
          </table:table-cell>
          <table:table-cell table:formula="of:=DECIMAL([.B65];16)" office:value-type="float" office:value="65393" calcext:value-type="float">
            <text:p>65393</text:p>
          </table:table-cell>
          <table:table-cell table:number-columns-repeated="2"/>
          <table:table-cell table:formula="of:=[.E65]-65000" office:value-type="float" office:value="449" calcext:value-type="float">
            <text:p>449</text:p>
          </table:table-cell>
          <table:table-cell table:formula="of:=[.F65]-65000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FF99</text:p>
          </table:table-cell>
          <table:table-cell office:value-type="string" calcext:value-type="string">
            <text:p>FF77</text:p>
          </table:table-cell>
          <table:table-cell table:number-columns-repeated="2"/>
          <table:table-cell table:formula="of:=DECIMAL([.A66];16)" office:value-type="float" office:value="65433" calcext:value-type="float">
            <text:p>65433</text:p>
          </table:table-cell>
          <table:table-cell table:formula="of:=DECIMAL([.B66];16)" office:value-type="float" office:value="65399" calcext:value-type="float">
            <text:p>65399</text:p>
          </table:table-cell>
          <table:table-cell table:number-columns-repeated="2"/>
          <table:table-cell table:formula="of:=[.E66]-65000" office:value-type="float" office:value="433" calcext:value-type="float">
            <text:p>433</text:p>
          </table:table-cell>
          <table:table-cell table:formula="of:=[.F66]-65000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FF9C</text:p>
          </table:table-cell>
          <table:table-cell office:value-type="string" calcext:value-type="string">
            <text:p>FF76</text:p>
          </table:table-cell>
          <table:table-cell table:number-columns-repeated="2"/>
          <table:table-cell table:formula="of:=DECIMAL([.A67];16)" office:value-type="float" office:value="65436" calcext:value-type="float">
            <text:p>65436</text:p>
          </table:table-cell>
          <table:table-cell table:formula="of:=DECIMAL([.B67];16)" office:value-type="float" office:value="65398" calcext:value-type="float">
            <text:p>65398</text:p>
          </table:table-cell>
          <table:table-cell table:number-columns-repeated="2"/>
          <table:table-cell table:formula="of:=[.E67]-65000" office:value-type="float" office:value="436" calcext:value-type="float">
            <text:p>436</text:p>
          </table:table-cell>
          <table:table-cell table:formula="of:=[.F67]-65000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FFA0</text:p>
          </table:table-cell>
          <table:table-cell office:value-type="string" calcext:value-type="string">
            <text:p>FF77</text:p>
          </table:table-cell>
          <table:table-cell table:number-columns-repeated="2"/>
          <table:table-cell table:formula="of:=DECIMAL([.A68];16)" office:value-type="float" office:value="65440" calcext:value-type="float">
            <text:p>65440</text:p>
          </table:table-cell>
          <table:table-cell table:formula="of:=DECIMAL([.B68];16)" office:value-type="float" office:value="65399" calcext:value-type="float">
            <text:p>65399</text:p>
          </table:table-cell>
          <table:table-cell table:number-columns-repeated="2"/>
          <table:table-cell table:formula="of:=[.E68]-65000" office:value-type="float" office:value="440" calcext:value-type="float">
            <text:p>440</text:p>
          </table:table-cell>
          <table:table-cell table:formula="of:=[.F68]-65000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FFC3</text:p>
          </table:table-cell>
          <table:table-cell office:value-type="string" calcext:value-type="string">
            <text:p>FF7D</text:p>
          </table:table-cell>
          <table:table-cell table:number-columns-repeated="2"/>
          <table:table-cell table:formula="of:=DECIMAL([.A69];16)" office:value-type="float" office:value="65475" calcext:value-type="float">
            <text:p>65475</text:p>
          </table:table-cell>
          <table:table-cell table:formula="of:=DECIMAL([.B69];16)" office:value-type="float" office:value="65405" calcext:value-type="float">
            <text:p>65405</text:p>
          </table:table-cell>
          <table:table-cell table:number-columns-repeated="2"/>
          <table:table-cell table:formula="of:=[.E69]-65000" office:value-type="float" office:value="475" calcext:value-type="float">
            <text:p>475</text:p>
          </table:table-cell>
          <table:table-cell table:formula="of:=[.F69]-65000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FD3</text:p>
          </table:table-cell>
          <table:table-cell office:value-type="string" calcext:value-type="string">
            <text:p>FF83</text:p>
          </table:table-cell>
          <table:table-cell table:number-columns-repeated="2"/>
          <table:table-cell table:formula="of:=DECIMAL([.A70];16)" office:value-type="float" office:value="65491" calcext:value-type="float">
            <text:p>65491</text:p>
          </table:table-cell>
          <table:table-cell table:formula="of:=DECIMAL([.B70];16)" office:value-type="float" office:value="65411" calcext:value-type="float">
            <text:p>65411</text:p>
          </table:table-cell>
          <table:table-cell table:number-columns-repeated="2"/>
          <table:table-cell table:formula="of:=[.E70]-65000" office:value-type="float" office:value="491" calcext:value-type="float">
            <text:p>491</text:p>
          </table:table-cell>
          <table:table-cell table:formula="of:=[.F70]-65000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FFE9</text:p>
          </table:table-cell>
          <table:table-cell office:value-type="string" calcext:value-type="string">
            <text:p>FF81</text:p>
          </table:table-cell>
          <table:table-cell table:number-columns-repeated="2"/>
          <table:table-cell table:formula="of:=DECIMAL([.A71];16)" office:value-type="float" office:value="65513" calcext:value-type="float">
            <text:p>65513</text:p>
          </table:table-cell>
          <table:table-cell table:formula="of:=DECIMAL([.B71];16)" office:value-type="float" office:value="65409" calcext:value-type="float">
            <text:p>65409</text:p>
          </table:table-cell>
          <table:table-cell table:number-columns-repeated="2"/>
          <table:table-cell table:formula="of:=[.E71]-65000" office:value-type="float" office:value="513" calcext:value-type="float">
            <text:p>513</text:p>
          </table:table-cell>
          <table:table-cell table:formula="of:=[.F71]-65000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FFF0</text:p>
          </table:table-cell>
          <table:table-cell office:value-type="string" calcext:value-type="string">
            <text:p>FF7A</text:p>
          </table:table-cell>
          <table:table-cell table:number-columns-repeated="2"/>
          <table:table-cell table:formula="of:=DECIMAL([.A72];16)" office:value-type="float" office:value="65520" calcext:value-type="float">
            <text:p>65520</text:p>
          </table:table-cell>
          <table:table-cell table:formula="of:=DECIMAL([.B72];16)" office:value-type="float" office:value="65402" calcext:value-type="float">
            <text:p>65402</text:p>
          </table:table-cell>
          <table:table-cell table:number-columns-repeated="2"/>
          <table:table-cell table:formula="of:=[.E72]-65000" office:value-type="float" office:value="520" calcext:value-type="float">
            <text:p>520</text:p>
          </table:table-cell>
          <table:table-cell table:formula="of:=[.F72]-65000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FFFA</text:p>
          </table:table-cell>
          <table:table-cell office:value-type="string" calcext:value-type="string">
            <text:p>FF72</text:p>
          </table:table-cell>
          <table:table-cell table:number-columns-repeated="2"/>
          <table:table-cell table:formula="of:=DECIMAL([.A73];16)" office:value-type="float" office:value="65530" calcext:value-type="float">
            <text:p>65530</text:p>
          </table:table-cell>
          <table:table-cell table:formula="of:=DECIMAL([.B73];16)" office:value-type="float" office:value="65394" calcext:value-type="float">
            <text:p>65394</text:p>
          </table:table-cell>
          <table:table-cell table:number-columns-repeated="2"/>
          <table:table-cell table:formula="of:=[.E73]-65000" office:value-type="float" office:value="530" calcext:value-type="float">
            <text:p>530</text:p>
          </table:table-cell>
          <table:table-cell table:formula="of:=[.F73]-65000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FFEA</text:p>
          </table:table-cell>
          <table:table-cell office:value-type="string" calcext:value-type="string">
            <text:p>FF6B</text:p>
          </table:table-cell>
          <table:table-cell table:number-columns-repeated="2"/>
          <table:table-cell table:formula="of:=DECIMAL([.A74];16)" office:value-type="float" office:value="65514" calcext:value-type="float">
            <text:p>65514</text:p>
          </table:table-cell>
          <table:table-cell table:formula="of:=DECIMAL([.B74];16)" office:value-type="float" office:value="65387" calcext:value-type="float">
            <text:p>65387</text:p>
          </table:table-cell>
          <table:table-cell table:number-columns-repeated="2"/>
          <table:table-cell table:formula="of:=[.E74]-65000" office:value-type="float" office:value="514" calcext:value-type="float">
            <text:p>514</text:p>
          </table:table-cell>
          <table:table-cell table:formula="of:=[.F74]-65000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FFE4</text:p>
          </table:table-cell>
          <table:table-cell office:value-type="string" calcext:value-type="string">
            <text:p>FF67</text:p>
          </table:table-cell>
          <table:table-cell table:number-columns-repeated="2"/>
          <table:table-cell table:formula="of:=DECIMAL([.A75];16)" office:value-type="float" office:value="65508" calcext:value-type="float">
            <text:p>65508</text:p>
          </table:table-cell>
          <table:table-cell table:formula="of:=DECIMAL([.B75];16)" office:value-type="float" office:value="65383" calcext:value-type="float">
            <text:p>65383</text:p>
          </table:table-cell>
          <table:table-cell table:number-columns-repeated="2"/>
          <table:table-cell table:formula="of:=[.E75]-65000" office:value-type="float" office:value="508" calcext:value-type="float">
            <text:p>508</text:p>
          </table:table-cell>
          <table:table-cell table:formula="of:=[.F75]-65000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FFD5</text:p>
          </table:table-cell>
          <table:table-cell office:value-type="string" calcext:value-type="string">
            <text:p>FF74</text:p>
          </table:table-cell>
          <table:table-cell table:number-columns-repeated="2"/>
          <table:table-cell table:formula="of:=DECIMAL([.A76];16)" office:value-type="float" office:value="65493" calcext:value-type="float">
            <text:p>65493</text:p>
          </table:table-cell>
          <table:table-cell table:formula="of:=DECIMAL([.B76];16)" office:value-type="float" office:value="65396" calcext:value-type="float">
            <text:p>65396</text:p>
          </table:table-cell>
          <table:table-cell table:number-columns-repeated="2"/>
          <table:table-cell table:formula="of:=[.E76]-65000" office:value-type="float" office:value="493" calcext:value-type="float">
            <text:p>493</text:p>
          </table:table-cell>
          <table:table-cell table:formula="of:=[.F76]-65000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FD1</text:p>
          </table:table-cell>
          <table:table-cell office:value-type="string" calcext:value-type="string">
            <text:p>FF8A</text:p>
          </table:table-cell>
          <table:table-cell table:number-columns-repeated="2"/>
          <table:table-cell table:formula="of:=DECIMAL([.A77];16)" office:value-type="float" office:value="65489" calcext:value-type="float">
            <text:p>65489</text:p>
          </table:table-cell>
          <table:table-cell table:formula="of:=DECIMAL([.B77];16)" office:value-type="float" office:value="65418" calcext:value-type="float">
            <text:p>65418</text:p>
          </table:table-cell>
          <table:table-cell table:number-columns-repeated="2"/>
          <table:table-cell table:formula="of:=[.E77]-65000" office:value-type="float" office:value="489" calcext:value-type="float">
            <text:p>489</text:p>
          </table:table-cell>
          <table:table-cell table:formula="of:=[.F77]-65000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FFBE</text:p>
          </table:table-cell>
          <table:table-cell office:value-type="string" calcext:value-type="string">
            <text:p>FFA3</text:p>
          </table:table-cell>
          <table:table-cell table:number-columns-repeated="2"/>
          <table:table-cell table:formula="of:=DECIMAL([.A78];16)" office:value-type="float" office:value="65470" calcext:value-type="float">
            <text:p>65470</text:p>
          </table:table-cell>
          <table:table-cell table:formula="of:=DECIMAL([.B78];16)" office:value-type="float" office:value="65443" calcext:value-type="float">
            <text:p>65443</text:p>
          </table:table-cell>
          <table:table-cell table:number-columns-repeated="2"/>
          <table:table-cell table:formula="of:=[.E78]-65000" office:value-type="float" office:value="470" calcext:value-type="float">
            <text:p>470</text:p>
          </table:table-cell>
          <table:table-cell table:formula="of:=[.F78]-65000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FB7</text:p>
          </table:table-cell>
          <table:table-cell office:value-type="string" calcext:value-type="string">
            <text:p>FFB8</text:p>
          </table:table-cell>
          <table:table-cell table:number-columns-repeated="2"/>
          <table:table-cell table:formula="of:=DECIMAL([.A79];16)" office:value-type="float" office:value="65463" calcext:value-type="float">
            <text:p>65463</text:p>
          </table:table-cell>
          <table:table-cell table:formula="of:=DECIMAL([.B79];16)" office:value-type="float" office:value="65464" calcext:value-type="float">
            <text:p>65464</text:p>
          </table:table-cell>
          <table:table-cell table:number-columns-repeated="2"/>
          <table:table-cell table:formula="of:=[.E79]-65000" office:value-type="float" office:value="463" calcext:value-type="float">
            <text:p>463</text:p>
          </table:table-cell>
          <table:table-cell table:formula="of:=[.F79]-65000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FFAA</text:p>
          </table:table-cell>
          <table:table-cell office:value-type="string" calcext:value-type="string">
            <text:p>FFCC</text:p>
          </table:table-cell>
          <table:table-cell table:number-columns-repeated="2"/>
          <table:table-cell table:formula="of:=DECIMAL([.A80];16)" office:value-type="float" office:value="65450" calcext:value-type="float">
            <text:p>65450</text:p>
          </table:table-cell>
          <table:table-cell table:formula="of:=DECIMAL([.B80];16)" office:value-type="float" office:value="65484" calcext:value-type="float">
            <text:p>65484</text:p>
          </table:table-cell>
          <table:table-cell table:number-columns-repeated="2"/>
          <table:table-cell table:formula="of:=[.E80]-65000" office:value-type="float" office:value="450" calcext:value-type="float">
            <text:p>450</text:p>
          </table:table-cell>
          <table:table-cell table:formula="of:=[.F80]-65000"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string" calcext:value-type="string">
            <text:p>FFAD</text:p>
          </table:table-cell>
          <table:table-cell office:value-type="string" calcext:value-type="string">
            <text:p>FFDC</text:p>
          </table:table-cell>
          <table:table-cell table:number-columns-repeated="2"/>
          <table:table-cell table:formula="of:=DECIMAL([.A81];16)" office:value-type="float" office:value="65453" calcext:value-type="float">
            <text:p>65453</text:p>
          </table:table-cell>
          <table:table-cell table:formula="of:=DECIMAL([.B81];16)" office:value-type="float" office:value="65500" calcext:value-type="float">
            <text:p>65500</text:p>
          </table:table-cell>
          <table:table-cell table:number-columns-repeated="2"/>
          <table:table-cell table:formula="of:=[.E81]-65000" office:value-type="float" office:value="453" calcext:value-type="float">
            <text:p>453</text:p>
          </table:table-cell>
          <table:table-cell table:formula="of:=[.F81]-6500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FA4</text:p>
          </table:table-cell>
          <table:table-cell office:value-type="string" calcext:value-type="string">
            <text:p>FFE8</text:p>
          </table:table-cell>
          <table:table-cell table:number-columns-repeated="2"/>
          <table:table-cell table:formula="of:=DECIMAL([.A82];16)" office:value-type="float" office:value="65444" calcext:value-type="float">
            <text:p>65444</text:p>
          </table:table-cell>
          <table:table-cell table:formula="of:=DECIMAL([.B82];16)" office:value-type="float" office:value="65512" calcext:value-type="float">
            <text:p>65512</text:p>
          </table:table-cell>
          <table:table-cell table:number-columns-repeated="2"/>
          <table:table-cell table:formula="of:=[.E82]-65000" office:value-type="float" office:value="444" calcext:value-type="float">
            <text:p>444</text:p>
          </table:table-cell>
          <table:table-cell table:formula="of:=[.F82]-65000"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string" calcext:value-type="string">
            <text:p>FFA5</text:p>
          </table:table-cell>
          <table:table-cell office:value-type="string" calcext:value-type="string">
            <text:p>FFEE</text:p>
          </table:table-cell>
          <table:table-cell table:number-columns-repeated="2"/>
          <table:table-cell table:formula="of:=DECIMAL([.A83];16)" office:value-type="float" office:value="65445" calcext:value-type="float">
            <text:p>65445</text:p>
          </table:table-cell>
          <table:table-cell table:formula="of:=DECIMAL([.B83];16)" office:value-type="float" office:value="65518" calcext:value-type="float">
            <text:p>65518</text:p>
          </table:table-cell>
          <table:table-cell table:number-columns-repeated="2"/>
          <table:table-cell table:formula="of:=[.E83]-65000" office:value-type="float" office:value="445" calcext:value-type="float">
            <text:p>445</text:p>
          </table:table-cell>
          <table:table-cell table:formula="of:=[.F83]-65000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FF99</text:p>
          </table:table-cell>
          <table:table-cell office:value-type="string" calcext:value-type="string">
            <text:p>FFF6</text:p>
          </table:table-cell>
          <table:table-cell table:number-columns-repeated="2"/>
          <table:table-cell table:formula="of:=DECIMAL([.A84];16)" office:value-type="float" office:value="65433" calcext:value-type="float">
            <text:p>65433</text:p>
          </table:table-cell>
          <table:table-cell table:formula="of:=DECIMAL([.B84];16)" office:value-type="float" office:value="65526" calcext:value-type="float">
            <text:p>65526</text:p>
          </table:table-cell>
          <table:table-cell table:number-columns-repeated="2"/>
          <table:table-cell table:formula="of:=[.E84]-65000" office:value-type="float" office:value="433" calcext:value-type="float">
            <text:p>433</text:p>
          </table:table-cell>
          <table:table-cell table:formula="of:=[.F84]-65000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FF94</text:p>
          </table:table-cell>
          <table:table-cell office:value-type="string" calcext:value-type="string">
            <text:p>FFFA</text:p>
          </table:table-cell>
          <table:table-cell table:number-columns-repeated="2"/>
          <table:table-cell table:formula="of:=DECIMAL([.A85];16)" office:value-type="float" office:value="65428" calcext:value-type="float">
            <text:p>65428</text:p>
          </table:table-cell>
          <table:table-cell table:formula="of:=DECIMAL([.B85];16)" office:value-type="float" office:value="65530" calcext:value-type="float">
            <text:p>65530</text:p>
          </table:table-cell>
          <table:table-cell table:number-columns-repeated="2"/>
          <table:table-cell table:formula="of:=[.E85]-65000" office:value-type="float" office:value="428" calcext:value-type="float">
            <text:p>428</text:p>
          </table:table-cell>
          <table:table-cell table:formula="of:=[.F85]-65000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F7E</text:p>
          </table:table-cell>
          <table:table-cell office:value-type="string" calcext:value-type="string">
            <text:p>FFEE</text:p>
          </table:table-cell>
          <table:table-cell table:number-columns-repeated="2"/>
          <table:table-cell table:formula="of:=DECIMAL([.A86];16)" office:value-type="float" office:value="65406" calcext:value-type="float">
            <text:p>65406</text:p>
          </table:table-cell>
          <table:table-cell table:formula="of:=DECIMAL([.B86];16)" office:value-type="float" office:value="65518" calcext:value-type="float">
            <text:p>65518</text:p>
          </table:table-cell>
          <table:table-cell table:number-columns-repeated="2"/>
          <table:table-cell table:formula="of:=[.E86]-65000" office:value-type="float" office:value="406" calcext:value-type="float">
            <text:p>406</text:p>
          </table:table-cell>
          <table:table-cell table:formula="of:=[.F86]-65000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FF76</text:p>
          </table:table-cell>
          <table:table-cell office:value-type="string" calcext:value-type="string">
            <text:p>FFE2</text:p>
          </table:table-cell>
          <table:table-cell table:number-columns-repeated="2"/>
          <table:table-cell table:formula="of:=DECIMAL([.A87];16)" office:value-type="float" office:value="65398" calcext:value-type="float">
            <text:p>65398</text:p>
          </table:table-cell>
          <table:table-cell table:formula="of:=DECIMAL([.B87];16)" office:value-type="float" office:value="65506" calcext:value-type="float">
            <text:p>65506</text:p>
          </table:table-cell>
          <table:table-cell table:number-columns-repeated="2"/>
          <table:table-cell table:formula="of:=[.E87]-65000" office:value-type="float" office:value="398" calcext:value-type="float">
            <text:p>398</text:p>
          </table:table-cell>
          <table:table-cell table:formula="of:=[.F87]-65000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FF6B</text:p>
          </table:table-cell>
          <table:table-cell table:style-name="ce1" office:value-type="string" calcext:value-type="string">
            <text:p>FFE3</text:p>
          </table:table-cell>
          <table:table-cell table:number-columns-repeated="2"/>
          <table:table-cell table:formula="of:=DECIMAL([.A88];16)" office:value-type="float" office:value="65387" calcext:value-type="float">
            <text:p>65387</text:p>
          </table:table-cell>
          <table:table-cell table:formula="of:=DECIMAL([.B88];16)" office:value-type="float" office:value="65507" calcext:value-type="float">
            <text:p>65507</text:p>
          </table:table-cell>
          <table:table-cell table:number-columns-repeated="2"/>
          <table:table-cell table:formula="of:=[.E88]-65000" office:value-type="float" office:value="387" calcext:value-type="float">
            <text:p>387</text:p>
          </table:table-cell>
          <table:table-cell table:formula="of:=[.F88]-65000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FF6E</text:p>
          </table:table-cell>
          <table:table-cell office:value-type="string" calcext:value-type="string">
            <text:p>FFE4</text:p>
          </table:table-cell>
          <table:table-cell table:number-columns-repeated="2"/>
          <table:table-cell table:formula="of:=DECIMAL([.A89];16)" office:value-type="float" office:value="65390" calcext:value-type="float">
            <text:p>65390</text:p>
          </table:table-cell>
          <table:table-cell table:formula="of:=DECIMAL([.B89];16)" office:value-type="float" office:value="65508" calcext:value-type="float">
            <text:p>65508</text:p>
          </table:table-cell>
          <table:table-cell table:number-columns-repeated="2"/>
          <table:table-cell table:formula="of:=[.E89]-65000" office:value-type="float" office:value="390" calcext:value-type="float">
            <text:p>390</text:p>
          </table:table-cell>
          <table:table-cell table:formula="of:=[.F89]-65000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FF60</text:p>
          </table:table-cell>
          <table:table-cell office:value-type="string" calcext:value-type="string">
            <text:p>FFE6</text:p>
          </table:table-cell>
          <table:table-cell table:number-columns-repeated="2"/>
          <table:table-cell table:formula="of:=DECIMAL([.A90];16)" office:value-type="float" office:value="65376" calcext:value-type="float">
            <text:p>65376</text:p>
          </table:table-cell>
          <table:table-cell table:formula="of:=DECIMAL([.B90];16)" office:value-type="float" office:value="65510" calcext:value-type="float">
            <text:p>65510</text:p>
          </table:table-cell>
          <table:table-cell table:number-columns-repeated="2"/>
          <table:table-cell table:formula="of:=[.E90]-65000" office:value-type="float" office:value="376" calcext:value-type="float">
            <text:p>376</text:p>
          </table:table-cell>
          <table:table-cell table:formula="of:=[.F90]-65000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FF57</text:p>
          </table:table-cell>
          <table:table-cell office:value-type="string" calcext:value-type="string">
            <text:p>FFF2</text:p>
          </table:table-cell>
          <table:table-cell table:number-columns-repeated="2"/>
          <table:table-cell table:formula="of:=DECIMAL([.A91];16)" office:value-type="float" office:value="65367" calcext:value-type="float">
            <text:p>65367</text:p>
          </table:table-cell>
          <table:table-cell table:formula="of:=DECIMAL([.B91];16)" office:value-type="float" office:value="65522" calcext:value-type="float">
            <text:p>65522</text:p>
          </table:table-cell>
          <table:table-cell table:number-columns-repeated="2"/>
          <table:table-cell table:formula="of:=[.E91]-65000" office:value-type="float" office:value="367" calcext:value-type="float">
            <text:p>367</text:p>
          </table:table-cell>
          <table:table-cell table:formula="of:=[.F91]-65000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FF44</text:p>
          </table:table-cell>
          <table:table-cell table:style-name="ce1" office:value-type="string" calcext:value-type="string">
            <text:p>0000</text:p>
          </table:table-cell>
          <table:table-cell table:number-columns-repeated="2"/>
          <table:table-cell table:formula="of:=DECIMAL([.A92];16)" office:value-type="float" office:value="65348" calcext:value-type="float">
            <text:p>65348</text:p>
          </table:table-cell>
          <table:table-cell table:formula="of:=DECIMAL([.B92];16)" office:value-type="float" office:value="0" calcext:value-type="float">
            <text:p>0</text:p>
          </table:table-cell>
          <table:table-cell table:number-columns-repeated="2"/>
          <table:table-cell table:formula="of:=[.E92]-65000" office:value-type="float" office:value="348" calcext:value-type="float">
            <text:p>348</text:p>
          </table:table-cell>
          <table:table-cell table:formula="of:=[.F92]-65000" office:value-type="float" office:value="-65000" calcext:value-type="float">
            <text:p>-65000</text:p>
          </table:table-cell>
        </table:table-row>
        <table:table-row table:style-name="ro1">
          <table:table-cell office:value-type="string" calcext:value-type="string">
            <text:p>FF3B</text:p>
          </table:table-cell>
          <table:table-cell table:style-name="ce1" office:value-type="string" calcext:value-type="string">
            <text:p>0002</text:p>
          </table:table-cell>
          <table:table-cell table:number-columns-repeated="2"/>
          <table:table-cell table:formula="of:=DECIMAL([.A93];16)" office:value-type="float" office:value="65339" calcext:value-type="float">
            <text:p>65339</text:p>
          </table:table-cell>
          <table:table-cell table:formula="of:=DECIMAL([.B93];16)" office:value-type="float" office:value="2" calcext:value-type="float">
            <text:p>2</text:p>
          </table:table-cell>
          <table:table-cell table:number-columns-repeated="2"/>
          <table:table-cell table:formula="of:=[.E93]-65000" office:value-type="float" office:value="339" calcext:value-type="float">
            <text:p>339</text:p>
          </table:table-cell>
          <table:table-cell table:formula="of:=[.F93]-65000" office:value-type="float" office:value="-64998" calcext:value-type="float">
            <text:p>-64998</text:p>
          </table:table-cell>
        </table:table-row>
        <table:table-row table:style-name="ro1">
          <table:table-cell office:value-type="string" calcext:value-type="string">
            <text:p>FF24</text:p>
          </table:table-cell>
          <table:table-cell table:style-name="ce1" office:value-type="string" calcext:value-type="string">
            <text:p>0001</text:p>
          </table:table-cell>
          <table:table-cell table:number-columns-repeated="2"/>
          <table:table-cell table:formula="of:=DECIMAL([.A94];16)" office:value-type="float" office:value="65316" calcext:value-type="float">
            <text:p>65316</text:p>
          </table:table-cell>
          <table:table-cell table:formula="of:=DECIMAL([.B94];16)" office:value-type="float" office:value="1" calcext:value-type="float">
            <text:p>1</text:p>
          </table:table-cell>
          <table:table-cell table:number-columns-repeated="2"/>
          <table:table-cell table:formula="of:=[.E94]-65000" office:value-type="float" office:value="316" calcext:value-type="float">
            <text:p>316</text:p>
          </table:table-cell>
          <table:table-cell table:formula="of:=[.F94]-65000" office:value-type="float" office:value="-64999" calcext:value-type="float">
            <text:p>-64999</text:p>
          </table:table-cell>
        </table:table-row>
        <table:table-row table:style-name="ro1">
          <table:table-cell office:value-type="string" calcext:value-type="string">
            <text:p>FF21</text:p>
          </table:table-cell>
          <table:table-cell office:value-type="string" calcext:value-type="string">
            <text:p>FFFF</text:p>
          </table:table-cell>
          <table:table-cell table:number-columns-repeated="2"/>
          <table:table-cell table:formula="of:=DECIMAL([.A95];16)" office:value-type="float" office:value="65313" calcext:value-type="float">
            <text:p>65313</text:p>
          </table:table-cell>
          <table:table-cell table:formula="of:=DECIMAL([.B95];16)" office:value-type="float" office:value="65535" calcext:value-type="float">
            <text:p>65535</text:p>
          </table:table-cell>
          <table:table-cell table:number-columns-repeated="2"/>
          <table:table-cell table:formula="of:=[.E95]-65000" office:value-type="float" office:value="313" calcext:value-type="float">
            <text:p>313</text:p>
          </table:table-cell>
          <table:table-cell table:formula="of:=[.F95]-65000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FF23</text:p>
          </table:table-cell>
          <table:table-cell office:value-type="string" calcext:value-type="string">
            <text:p>FFF9</text:p>
          </table:table-cell>
          <table:table-cell table:number-columns-repeated="2"/>
          <table:table-cell table:formula="of:=DECIMAL([.A96];16)" office:value-type="float" office:value="65315" calcext:value-type="float">
            <text:p>65315</text:p>
          </table:table-cell>
          <table:table-cell table:formula="of:=DECIMAL([.B96];16)" office:value-type="float" office:value="65529" calcext:value-type="float">
            <text:p>65529</text:p>
          </table:table-cell>
          <table:table-cell table:number-columns-repeated="2"/>
          <table:table-cell table:formula="of:=[.E96]-65000" office:value-type="float" office:value="315" calcext:value-type="float">
            <text:p>315</text:p>
          </table:table-cell>
          <table:table-cell table:formula="of:=[.F96]-65000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F3C</text:p>
          </table:table-cell>
          <table:table-cell office:value-type="string" calcext:value-type="string">
            <text:p>FFF0</text:p>
          </table:table-cell>
          <table:table-cell table:number-columns-repeated="2"/>
          <table:table-cell table:formula="of:=DECIMAL([.A97];16)" office:value-type="float" office:value="65340" calcext:value-type="float">
            <text:p>65340</text:p>
          </table:table-cell>
          <table:table-cell table:formula="of:=DECIMAL([.B97];16)" office:value-type="float" office:value="65520" calcext:value-type="float">
            <text:p>65520</text:p>
          </table:table-cell>
          <table:table-cell table:number-columns-repeated="2"/>
          <table:table-cell table:formula="of:=[.E97]-65000" office:value-type="float" office:value="340" calcext:value-type="float">
            <text:p>340</text:p>
          </table:table-cell>
          <table:table-cell table:formula="of:=[.F97]-65000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FF49</text:p>
          </table:table-cell>
          <table:table-cell office:value-type="string" calcext:value-type="string">
            <text:p>FFE9</text:p>
          </table:table-cell>
          <table:table-cell table:number-columns-repeated="2"/>
          <table:table-cell table:formula="of:=DECIMAL([.A98];16)" office:value-type="float" office:value="65353" calcext:value-type="float">
            <text:p>65353</text:p>
          </table:table-cell>
          <table:table-cell table:formula="of:=DECIMAL([.B98];16)" office:value-type="float" office:value="65513" calcext:value-type="float">
            <text:p>65513</text:p>
          </table:table-cell>
          <table:table-cell table:number-columns-repeated="2"/>
          <table:table-cell table:formula="of:=[.E98]-65000" office:value-type="float" office:value="353" calcext:value-type="float">
            <text:p>353</text:p>
          </table:table-cell>
          <table:table-cell table:formula="of:=[.F98]-65000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FF63</text:p>
          </table:table-cell>
          <table:table-cell office:value-type="string" calcext:value-type="string">
            <text:p>FFE2</text:p>
          </table:table-cell>
          <table:table-cell table:number-columns-repeated="2"/>
          <table:table-cell table:formula="of:=DECIMAL([.A99];16)" office:value-type="float" office:value="65379" calcext:value-type="float">
            <text:p>65379</text:p>
          </table:table-cell>
          <table:table-cell table:formula="of:=DECIMAL([.B99];16)" office:value-type="float" office:value="65506" calcext:value-type="float">
            <text:p>65506</text:p>
          </table:table-cell>
          <table:table-cell table:number-columns-repeated="2"/>
          <table:table-cell table:formula="of:=[.E99]-65000" office:value-type="float" office:value="379" calcext:value-type="float">
            <text:p>379</text:p>
          </table:table-cell>
          <table:table-cell table:formula="of:=[.F99]-65000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FF74</text:p>
          </table:table-cell>
          <table:table-cell office:value-type="string" calcext:value-type="string">
            <text:p>FFDA</text:p>
          </table:table-cell>
          <table:table-cell table:number-columns-repeated="2"/>
          <table:table-cell table:formula="of:=DECIMAL([.A100];16)" office:value-type="float" office:value="65396" calcext:value-type="float">
            <text:p>65396</text:p>
          </table:table-cell>
          <table:table-cell table:formula="of:=DECIMAL([.B100];16)" office:value-type="float" office:value="65498" calcext:value-type="float">
            <text:p>65498</text:p>
          </table:table-cell>
          <table:table-cell table:number-columns-repeated="2"/>
          <table:table-cell table:formula="of:=[.E100]-65000" office:value-type="float" office:value="396" calcext:value-type="float">
            <text:p>396</text:p>
          </table:table-cell>
          <table:table-cell table:formula="of:=[.F100]-65000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FF88</text:p>
          </table:table-cell>
          <table:table-cell office:value-type="string" calcext:value-type="string">
            <text:p>FFD7</text:p>
          </table:table-cell>
          <table:table-cell table:number-columns-repeated="2"/>
          <table:table-cell table:formula="of:=DECIMAL([.A101];16)" office:value-type="float" office:value="65416" calcext:value-type="float">
            <text:p>65416</text:p>
          </table:table-cell>
          <table:table-cell table:formula="of:=DECIMAL([.B101];16)" office:value-type="float" office:value="65495" calcext:value-type="float">
            <text:p>65495</text:p>
          </table:table-cell>
          <table:table-cell table:number-columns-repeated="2"/>
          <table:table-cell table:formula="of:=[.E101]-65000" office:value-type="float" office:value="416" calcext:value-type="float">
            <text:p>416</text:p>
          </table:table-cell>
          <table:table-cell table:formula="of:=[.F101]-65000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FF84</text:p>
          </table:table-cell>
          <table:table-cell office:value-type="string" calcext:value-type="string">
            <text:p>FFD1</text:p>
          </table:table-cell>
          <table:table-cell table:number-columns-repeated="2"/>
          <table:table-cell table:formula="of:=DECIMAL([.A102];16)" office:value-type="float" office:value="65412" calcext:value-type="float">
            <text:p>65412</text:p>
          </table:table-cell>
          <table:table-cell table:formula="of:=DECIMAL([.B102];16)" office:value-type="float" office:value="65489" calcext:value-type="float">
            <text:p>65489</text:p>
          </table:table-cell>
          <table:table-cell table:number-columns-repeated="2"/>
          <table:table-cell table:formula="of:=[.E102]-65000" office:value-type="float" office:value="412" calcext:value-type="float">
            <text:p>412</text:p>
          </table:table-cell>
          <table:table-cell table:formula="of:=[.F102]-65000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FF84</text:p>
          </table:table-cell>
          <table:table-cell office:value-type="string" calcext:value-type="string">
            <text:p>FFC4</text:p>
          </table:table-cell>
          <table:table-cell table:number-columns-repeated="2"/>
          <table:table-cell table:formula="of:=DECIMAL([.A103];16)" office:value-type="float" office:value="65412" calcext:value-type="float">
            <text:p>65412</text:p>
          </table:table-cell>
          <table:table-cell table:formula="of:=DECIMAL([.B103];16)" office:value-type="float" office:value="65476" calcext:value-type="float">
            <text:p>65476</text:p>
          </table:table-cell>
          <table:table-cell table:number-columns-repeated="2"/>
          <table:table-cell table:formula="of:=[.E103]-65000" office:value-type="float" office:value="412" calcext:value-type="float">
            <text:p>412</text:p>
          </table:table-cell>
          <table:table-cell table:formula="of:=[.F103]-65000" office:value-type="float" office:value="476" calcext:value-type="float">
            <text:p>476</text:p>
          </table:table-cell>
        </table:table-row>
        <table:table-row table:style-name="ro1">
          <table:table-cell table:style-name="ce1" office:value-type="string" calcext:value-type="string">
            <text:p>FF7A</text:p>
          </table:table-cell>
          <table:table-cell office:value-type="string" calcext:value-type="string">
            <text:p>FFB1</text:p>
          </table:table-cell>
          <table:table-cell table:number-columns-repeated="2"/>
          <table:table-cell table:formula="of:=DECIMAL([.A104];16)" office:value-type="float" office:value="65402" calcext:value-type="float">
            <text:p>65402</text:p>
          </table:table-cell>
          <table:table-cell table:formula="of:=DECIMAL([.B104];16)" office:value-type="float" office:value="65457" calcext:value-type="float">
            <text:p>65457</text:p>
          </table:table-cell>
          <table:table-cell table:number-columns-repeated="2"/>
          <table:table-cell table:formula="of:=[.E104]-65000" office:value-type="float" office:value="402" calcext:value-type="float">
            <text:p>402</text:p>
          </table:table-cell>
          <table:table-cell table:formula="of:=[.F104]-65000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FF57</text:p>
          </table:table-cell>
          <table:table-cell office:value-type="string" calcext:value-type="string">
            <text:p>FF5D</text:p>
          </table:table-cell>
          <table:table-cell table:number-columns-repeated="2"/>
          <table:table-cell table:formula="of:=DECIMAL([.A105];16)" office:value-type="float" office:value="65367" calcext:value-type="float">
            <text:p>65367</text:p>
          </table:table-cell>
          <table:table-cell table:formula="of:=DECIMAL([.B105];16)" office:value-type="float" office:value="65373" calcext:value-type="float">
            <text:p>65373</text:p>
          </table:table-cell>
          <table:table-cell table:number-columns-repeated="2"/>
          <table:table-cell table:formula="of:=[.E105]-65000" office:value-type="float" office:value="367" calcext:value-type="float">
            <text:p>367</text:p>
          </table:table-cell>
          <table:table-cell table:formula="of:=[.F105]-65000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FEE7</text:p>
          </table:table-cell>
          <table:table-cell office:value-type="string" calcext:value-type="string">
            <text:p>FE96</text:p>
          </table:table-cell>
          <table:table-cell table:number-columns-repeated="2"/>
          <table:table-cell table:formula="of:=DECIMAL([.A106];16)" office:value-type="float" office:value="65255" calcext:value-type="float">
            <text:p>65255</text:p>
          </table:table-cell>
          <table:table-cell table:formula="of:=DECIMAL([.B106];16)" office:value-type="float" office:value="65174" calcext:value-type="float">
            <text:p>65174</text:p>
          </table:table-cell>
          <table:table-cell table:number-columns-repeated="2"/>
          <table:table-cell table:formula="of:=[.E106]-65000" office:value-type="float" office:value="255" calcext:value-type="float">
            <text:p>255</text:p>
          </table:table-cell>
          <table:table-cell table:formula="of:=[.F106]-65000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FE3A</text:p>
          </table:table-cell>
          <table:table-cell office:value-type="string" calcext:value-type="string">
            <text:p>FD9E</text:p>
          </table:table-cell>
          <table:table-cell table:number-columns-repeated="2"/>
          <table:table-cell table:formula="of:=DECIMAL([.A107];16)" office:value-type="float" office:value="65082" calcext:value-type="float">
            <text:p>65082</text:p>
          </table:table-cell>
          <table:table-cell table:formula="of:=DECIMAL([.B107];16)" office:value-type="float" office:value="64926" calcext:value-type="float">
            <text:p>64926</text:p>
          </table:table-cell>
          <table:table-cell table:number-columns-repeated="2"/>
          <table:table-cell table:formula="of:=[.E107]-65000" office:value-type="float" office:value="82" calcext:value-type="float">
            <text:p>82</text:p>
          </table:table-cell>
          <table:table-cell table:formula="of:=[.F107]-65000"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FD49</text:p>
          </table:table-cell>
          <table:table-cell office:value-type="string" calcext:value-type="string">
            <text:p>FCA8</text:p>
          </table:table-cell>
          <table:table-cell table:number-columns-repeated="2"/>
          <table:table-cell table:formula="of:=DECIMAL([.A108];16)" office:value-type="float" office:value="64841" calcext:value-type="float">
            <text:p>64841</text:p>
          </table:table-cell>
          <table:table-cell table:formula="of:=DECIMAL([.B108];16)" office:value-type="float" office:value="64680" calcext:value-type="float">
            <text:p>64680</text:p>
          </table:table-cell>
          <table:table-cell table:number-columns-repeated="2"/>
          <table:table-cell table:formula="of:=[.E108]-65000" office:value-type="float" office:value="-159" calcext:value-type="float">
            <text:p>-159</text:p>
          </table:table-cell>
          <table:table-cell table:formula="of:=[.F108]-65000" office:value-type="float" office:value="-320" calcext:value-type="float">
            <text:p>-320</text:p>
          </table:table-cell>
        </table:table-row>
        <table:table-row table:style-name="ro1">
          <table:table-cell office:value-type="string" calcext:value-type="string">
            <text:p>FC3C</text:p>
          </table:table-cell>
          <table:table-cell office:value-type="string" calcext:value-type="string">
            <text:p>FBBB</text:p>
          </table:table-cell>
          <table:table-cell table:number-columns-repeated="2"/>
          <table:table-cell table:formula="of:=DECIMAL([.A109];16)" office:value-type="float" office:value="64572" calcext:value-type="float">
            <text:p>64572</text:p>
          </table:table-cell>
          <table:table-cell table:formula="of:=DECIMAL([.B109];16)" office:value-type="float" office:value="64443" calcext:value-type="float">
            <text:p>64443</text:p>
          </table:table-cell>
          <table:table-cell table:number-columns-repeated="2"/>
          <table:table-cell table:formula="of:=[.E109]-65000" office:value-type="float" office:value="-428" calcext:value-type="float">
            <text:p>-428</text:p>
          </table:table-cell>
          <table:table-cell table:formula="of:=[.F109]-65000" office:value-type="float" office:value="-557" calcext:value-type="float">
            <text:p>-557</text:p>
          </table:table-cell>
        </table:table-row>
        <table:table-row table:style-name="ro1">
          <table:table-cell office:value-type="string" calcext:value-type="string">
            <text:p>FB49</text:p>
          </table:table-cell>
          <table:table-cell office:value-type="string" calcext:value-type="string">
            <text:p>FB11</text:p>
          </table:table-cell>
          <table:table-cell table:number-columns-repeated="2"/>
          <table:table-cell table:formula="of:=DECIMAL([.A110];16)" office:value-type="float" office:value="64329" calcext:value-type="float">
            <text:p>64329</text:p>
          </table:table-cell>
          <table:table-cell table:formula="of:=DECIMAL([.B110];16)" office:value-type="float" office:value="64273" calcext:value-type="float">
            <text:p>64273</text:p>
          </table:table-cell>
          <table:table-cell table:number-columns-repeated="2"/>
          <table:table-cell table:formula="of:=[.E110]-65000" office:value-type="float" office:value="-671" calcext:value-type="float">
            <text:p>-671</text:p>
          </table:table-cell>
          <table:table-cell table:formula="of:=[.F110]-65000" office:value-type="float" office:value="-727" calcext:value-type="float">
            <text:p>-727</text:p>
          </table:table-cell>
        </table:table-row>
        <table:table-row table:style-name="ro1">
          <table:table-cell office:value-type="string" calcext:value-type="string">
            <text:p>FA9A</text:p>
          </table:table-cell>
          <table:table-cell office:value-type="string" calcext:value-type="string">
            <text:p>FAD4</text:p>
          </table:table-cell>
          <table:table-cell table:number-columns-repeated="2"/>
          <table:table-cell table:formula="of:=DECIMAL([.A111];16)" office:value-type="float" office:value="64154" calcext:value-type="float">
            <text:p>64154</text:p>
          </table:table-cell>
          <table:table-cell table:formula="of:=DECIMAL([.B111];16)" office:value-type="float" office:value="64212" calcext:value-type="float">
            <text:p>64212</text:p>
          </table:table-cell>
          <table:table-cell table:number-columns-repeated="2"/>
          <table:table-cell table:formula="of:=[.E111]-65000" office:value-type="float" office:value="-846" calcext:value-type="float">
            <text:p>-846</text:p>
          </table:table-cell>
          <table:table-cell table:formula="of:=[.F111]-65000" office:value-type="float" office:value="-788" calcext:value-type="float">
            <text:p>-788</text:p>
          </table:table-cell>
        </table:table-row>
        <table:table-row table:style-name="ro1">
          <table:table-cell office:value-type="string" calcext:value-type="string">
            <text:p>FA2F</text:p>
          </table:table-cell>
          <table:table-cell office:value-type="string" calcext:value-type="string">
            <text:p>FACE</text:p>
          </table:table-cell>
          <table:table-cell table:number-columns-repeated="2"/>
          <table:table-cell table:formula="of:=DECIMAL([.A112];16)" office:value-type="float" office:value="64047" calcext:value-type="float">
            <text:p>64047</text:p>
          </table:table-cell>
          <table:table-cell table:formula="of:=DECIMAL([.B112];16)" office:value-type="float" office:value="64206" calcext:value-type="float">
            <text:p>64206</text:p>
          </table:table-cell>
          <table:table-cell table:number-columns-repeated="2"/>
          <table:table-cell table:formula="of:=[.E112]-65000" office:value-type="float" office:value="-953" calcext:value-type="float">
            <text:p>-953</text:p>
          </table:table-cell>
          <table:table-cell table:formula="of:=[.F112]-65000" office:value-type="float" office:value="-794" calcext:value-type="float">
            <text:p>-794</text:p>
          </table:table-cell>
        </table:table-row>
        <table:table-row table:style-name="ro1">
          <table:table-cell office:value-type="string" calcext:value-type="string">
            <text:p>FA07</text:p>
          </table:table-cell>
          <table:table-cell office:value-type="string" calcext:value-type="string">
            <text:p>FACE</text:p>
          </table:table-cell>
          <table:table-cell table:number-columns-repeated="2"/>
          <table:table-cell table:formula="of:=DECIMAL([.A113];16)" office:value-type="float" office:value="64007" calcext:value-type="float">
            <text:p>64007</text:p>
          </table:table-cell>
          <table:table-cell table:formula="of:=DECIMAL([.B113];16)" office:value-type="float" office:value="64206" calcext:value-type="float">
            <text:p>64206</text:p>
          </table:table-cell>
          <table:table-cell table:number-columns-repeated="2"/>
          <table:table-cell table:formula="of:=[.E113]-65000" office:value-type="float" office:value="-993" calcext:value-type="float">
            <text:p>-993</text:p>
          </table:table-cell>
          <table:table-cell table:formula="of:=[.F113]-65000" office:value-type="float" office:value="-794" calcext:value-type="float">
            <text:p>-794</text:p>
          </table:table-cell>
        </table:table-row>
        <table:table-row table:style-name="ro1">
          <table:table-cell office:value-type="string" calcext:value-type="string">
            <text:p>FA01</text:p>
          </table:table-cell>
          <table:table-cell office:value-type="string" calcext:value-type="string">
            <text:p>FAFE</text:p>
          </table:table-cell>
          <table:table-cell table:number-columns-repeated="2"/>
          <table:table-cell table:formula="of:=DECIMAL([.A114];16)" office:value-type="float" office:value="64001" calcext:value-type="float">
            <text:p>64001</text:p>
          </table:table-cell>
          <table:table-cell table:formula="of:=DECIMAL([.B114];16)" office:value-type="float" office:value="64254" calcext:value-type="float">
            <text:p>64254</text:p>
          </table:table-cell>
          <table:table-cell table:number-columns-repeated="2"/>
          <table:table-cell table:formula="of:=[.E114]-65000" office:value-type="float" office:value="-999" calcext:value-type="float">
            <text:p>-999</text:p>
          </table:table-cell>
          <table:table-cell table:formula="of:=[.F114]-65000" office:value-type="float" office:value="-746" calcext:value-type="float">
            <text:p>-746</text:p>
          </table:table-cell>
        </table:table-row>
        <table:table-row table:style-name="ro1">
          <table:table-cell office:value-type="string" calcext:value-type="string">
            <text:p>F9FB</text:p>
          </table:table-cell>
          <table:table-cell office:value-type="string" calcext:value-type="string">
            <text:p>FB9D</text:p>
          </table:table-cell>
          <table:table-cell table:number-columns-repeated="2"/>
          <table:table-cell table:formula="of:=DECIMAL([.A115];16)" office:value-type="float" office:value="63995" calcext:value-type="float">
            <text:p>63995</text:p>
          </table:table-cell>
          <table:table-cell table:formula="of:=DECIMAL([.B115];16)" office:value-type="float" office:value="64413" calcext:value-type="float">
            <text:p>64413</text:p>
          </table:table-cell>
          <table:table-cell table:number-columns-repeated="2"/>
          <table:table-cell table:formula="of:=[.E115]-65000" office:value-type="float" office:value="-1005" calcext:value-type="float">
            <text:p>-1005</text:p>
          </table:table-cell>
          <table:table-cell table:formula="of:=[.F115]-65000" office:value-type="float" office:value="-587" calcext:value-type="float">
            <text:p>-587</text:p>
          </table:table-cell>
        </table:table-row>
        <table:table-row table:style-name="ro1">
          <table:table-cell office:value-type="string" calcext:value-type="string">
            <text:p>F9F9</text:p>
          </table:table-cell>
          <table:table-cell office:value-type="string" calcext:value-type="string">
            <text:p>FC6F</text:p>
          </table:table-cell>
          <table:table-cell table:number-columns-repeated="2"/>
          <table:table-cell table:formula="of:=DECIMAL([.A116];16)" office:value-type="float" office:value="63993" calcext:value-type="float">
            <text:p>63993</text:p>
          </table:table-cell>
          <table:table-cell table:formula="of:=DECIMAL([.B116];16)" office:value-type="float" office:value="64623" calcext:value-type="float">
            <text:p>64623</text:p>
          </table:table-cell>
          <table:table-cell table:number-columns-repeated="2"/>
          <table:table-cell table:formula="of:=[.E116]-65000" office:value-type="float" office:value="-1007" calcext:value-type="float">
            <text:p>-1007</text:p>
          </table:table-cell>
          <table:table-cell table:formula="of:=[.F116]-65000" office:value-type="float" office:value="-377" calcext:value-type="float">
            <text:p>-377</text:p>
          </table:table-cell>
        </table:table-row>
        <table:table-row table:style-name="ro1">
          <table:table-cell office:value-type="string" calcext:value-type="string">
            <text:p>F9F7</text:p>
          </table:table-cell>
          <table:table-cell office:value-type="string" calcext:value-type="string">
            <text:p>FD43</text:p>
          </table:table-cell>
          <table:table-cell table:number-columns-repeated="2"/>
          <table:table-cell table:formula="of:=DECIMAL([.A117];16)" office:value-type="float" office:value="63991" calcext:value-type="float">
            <text:p>63991</text:p>
          </table:table-cell>
          <table:table-cell table:formula="of:=DECIMAL([.B117];16)" office:value-type="float" office:value="64835" calcext:value-type="float">
            <text:p>64835</text:p>
          </table:table-cell>
          <table:table-cell table:number-columns-repeated="2"/>
          <table:table-cell table:formula="of:=[.E117]-65000" office:value-type="float" office:value="-1009" calcext:value-type="float">
            <text:p>-1009</text:p>
          </table:table-cell>
          <table:table-cell table:formula="of:=[.F117]-65000" office:value-type="float" office:value="-165" calcext:value-type="float">
            <text:p>-165</text:p>
          </table:table-cell>
        </table:table-row>
        <table:table-row table:style-name="ro1">
          <table:table-cell office:value-type="string" calcext:value-type="string">
            <text:p>F9F4</text:p>
          </table:table-cell>
          <table:table-cell office:value-type="string" calcext:value-type="string">
            <text:p>FE16</text:p>
          </table:table-cell>
          <table:table-cell table:number-columns-repeated="2"/>
          <table:table-cell table:formula="of:=DECIMAL([.A118];16)" office:value-type="float" office:value="63988" calcext:value-type="float">
            <text:p>63988</text:p>
          </table:table-cell>
          <table:table-cell table:formula="of:=DECIMAL([.B118];16)" office:value-type="float" office:value="65046" calcext:value-type="float">
            <text:p>65046</text:p>
          </table:table-cell>
          <table:table-cell table:number-columns-repeated="2"/>
          <table:table-cell table:formula="of:=[.E118]-65000" office:value-type="float" office:value="-1012" calcext:value-type="float">
            <text:p>-1012</text:p>
          </table:table-cell>
          <table:table-cell table:formula="of:=[.F118]-65000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9F0</text:p>
          </table:table-cell>
          <table:table-cell office:value-type="string" calcext:value-type="string">
            <text:p>FEB7</text:p>
          </table:table-cell>
          <table:table-cell table:number-columns-repeated="2"/>
          <table:table-cell table:formula="of:=DECIMAL([.A119];16)" office:value-type="float" office:value="63984" calcext:value-type="float">
            <text:p>63984</text:p>
          </table:table-cell>
          <table:table-cell table:formula="of:=DECIMAL([.B119];16)" office:value-type="float" office:value="65207" calcext:value-type="float">
            <text:p>65207</text:p>
          </table:table-cell>
          <table:table-cell table:number-columns-repeated="2"/>
          <table:table-cell table:formula="of:=[.E119]-65000" office:value-type="float" office:value="-1016" calcext:value-type="float">
            <text:p>-1016</text:p>
          </table:table-cell>
          <table:table-cell table:formula="of:=[.F119]-65000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9EF</text:p>
          </table:table-cell>
          <table:table-cell office:value-type="string" calcext:value-type="string">
            <text:p>FEE6</text:p>
          </table:table-cell>
          <table:table-cell table:number-columns-repeated="2"/>
          <table:table-cell table:formula="of:=DECIMAL([.A120];16)" office:value-type="float" office:value="63983" calcext:value-type="float">
            <text:p>63983</text:p>
          </table:table-cell>
          <table:table-cell table:formula="of:=DECIMAL([.B120];16)" office:value-type="float" office:value="65254" calcext:value-type="float">
            <text:p>65254</text:p>
          </table:table-cell>
          <table:table-cell table:number-columns-repeated="2"/>
          <table:table-cell table:formula="of:=[.E120]-65000" office:value-type="float" office:value="-1017" calcext:value-type="float">
            <text:p>-1017</text:p>
          </table:table-cell>
          <table:table-cell table:formula="of:=[.F120]-65000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9F1</text:p>
          </table:table-cell>
          <table:table-cell office:value-type="string" calcext:value-type="string">
            <text:p>FEE6</text:p>
          </table:table-cell>
          <table:table-cell table:number-columns-repeated="2"/>
          <table:table-cell table:formula="of:=DECIMAL([.A121];16)" office:value-type="float" office:value="63985" calcext:value-type="float">
            <text:p>63985</text:p>
          </table:table-cell>
          <table:table-cell table:formula="of:=DECIMAL([.B121];16)" office:value-type="float" office:value="65254" calcext:value-type="float">
            <text:p>65254</text:p>
          </table:table-cell>
          <table:table-cell table:number-columns-repeated="2"/>
          <table:table-cell table:formula="of:=[.E121]-65000" office:value-type="float" office:value="-1015" calcext:value-type="float">
            <text:p>-1015</text:p>
          </table:table-cell>
          <table:table-cell table:formula="of:=[.F121]-65000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9F1</text:p>
          </table:table-cell>
          <table:table-cell office:value-type="string" calcext:value-type="string">
            <text:p>FEE1</text:p>
          </table:table-cell>
          <table:table-cell table:number-columns-repeated="2"/>
          <table:table-cell table:formula="of:=DECIMAL([.A122];16)" office:value-type="float" office:value="63985" calcext:value-type="float">
            <text:p>63985</text:p>
          </table:table-cell>
          <table:table-cell table:formula="of:=DECIMAL([.B122];16)" office:value-type="float" office:value="65249" calcext:value-type="float">
            <text:p>65249</text:p>
          </table:table-cell>
          <table:table-cell table:number-columns-repeated="2"/>
          <table:table-cell table:formula="of:=[.E122]-65000" office:value-type="float" office:value="-1015" calcext:value-type="float">
            <text:p>-1015</text:p>
          </table:table-cell>
          <table:table-cell table:formula="of:=[.F122]-65000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9F2</text:p>
          </table:table-cell>
          <table:table-cell office:value-type="string" calcext:value-type="string">
            <text:p>FED9</text:p>
          </table:table-cell>
          <table:table-cell table:number-columns-repeated="2"/>
          <table:table-cell table:formula="of:=DECIMAL([.A123];16)" office:value-type="float" office:value="63986" calcext:value-type="float">
            <text:p>63986</text:p>
          </table:table-cell>
          <table:table-cell table:formula="of:=DECIMAL([.B123];16)" office:value-type="float" office:value="65241" calcext:value-type="float">
            <text:p>65241</text:p>
          </table:table-cell>
          <table:table-cell table:number-columns-repeated="2"/>
          <table:table-cell table:formula="of:=[.E123]-65000" office:value-type="float" office:value="-1014" calcext:value-type="float">
            <text:p>-1014</text:p>
          </table:table-cell>
          <table:table-cell table:formula="of:=[.F123]-65000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FA05</text:p>
          </table:table-cell>
          <table:table-cell office:value-type="string" calcext:value-type="string">
            <text:p>FED0</text:p>
          </table:table-cell>
          <table:table-cell table:number-columns-repeated="2"/>
          <table:table-cell table:formula="of:=DECIMAL([.A124];16)" office:value-type="float" office:value="64005" calcext:value-type="float">
            <text:p>64005</text:p>
          </table:table-cell>
          <table:table-cell table:formula="of:=DECIMAL([.B124];16)" office:value-type="float" office:value="65232" calcext:value-type="float">
            <text:p>65232</text:p>
          </table:table-cell>
          <table:table-cell table:number-columns-repeated="2"/>
          <table:table-cell table:formula="of:=[.E124]-65000" office:value-type="float" office:value="-995" calcext:value-type="float">
            <text:p>-995</text:p>
          </table:table-cell>
          <table:table-cell table:formula="of:=[.F124]-65000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A47</text:p>
          </table:table-cell>
          <table:table-cell office:value-type="string" calcext:value-type="string">
            <text:p>FECA</text:p>
          </table:table-cell>
          <table:table-cell table:number-columns-repeated="2"/>
          <table:table-cell table:formula="of:=DECIMAL([.A125];16)" office:value-type="float" office:value="64071" calcext:value-type="float">
            <text:p>64071</text:p>
          </table:table-cell>
          <table:table-cell table:formula="of:=DECIMAL([.B125];16)" office:value-type="float" office:value="65226" calcext:value-type="float">
            <text:p>65226</text:p>
          </table:table-cell>
          <table:table-cell table:number-columns-repeated="2"/>
          <table:table-cell table:formula="of:=[.E125]-65000" office:value-type="float" office:value="-929" calcext:value-type="float">
            <text:p>-929</text:p>
          </table:table-cell>
          <table:table-cell table:formula="of:=[.F125]-65000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ABE</text:p>
          </table:table-cell>
          <table:table-cell office:value-type="string" calcext:value-type="string">
            <text:p>FEBF</text:p>
          </table:table-cell>
          <table:table-cell table:number-columns-repeated="2"/>
          <table:table-cell table:formula="of:=DECIMAL([.A126];16)" office:value-type="float" office:value="64190" calcext:value-type="float">
            <text:p>64190</text:p>
          </table:table-cell>
          <table:table-cell table:formula="of:=DECIMAL([.B126];16)" office:value-type="float" office:value="65215" calcext:value-type="float">
            <text:p>65215</text:p>
          </table:table-cell>
          <table:table-cell table:number-columns-repeated="2"/>
          <table:table-cell table:formula="of:=[.E126]-65000" office:value-type="float" office:value="-810" calcext:value-type="float">
            <text:p>-810</text:p>
          </table:table-cell>
          <table:table-cell table:formula="of:=[.F126]-65000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B77</text:p>
          </table:table-cell>
          <table:table-cell office:value-type="string" calcext:value-type="string">
            <text:p>FEB1</text:p>
          </table:table-cell>
          <table:table-cell table:number-columns-repeated="2"/>
          <table:table-cell table:formula="of:=DECIMAL([.A127];16)" office:value-type="float" office:value="64375" calcext:value-type="float">
            <text:p>64375</text:p>
          </table:table-cell>
          <table:table-cell table:formula="of:=DECIMAL([.B127];16)" office:value-type="float" office:value="65201" calcext:value-type="float">
            <text:p>65201</text:p>
          </table:table-cell>
          <table:table-cell table:number-columns-repeated="2"/>
          <table:table-cell table:formula="of:=[.E127]-65000" office:value-type="float" office:value="-625" calcext:value-type="float">
            <text:p>-625</text:p>
          </table:table-cell>
          <table:table-cell table:formula="of:=[.F127]-65000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FC54</text:p>
          </table:table-cell>
          <table:table-cell office:value-type="string" calcext:value-type="string">
            <text:p>FEA1</text:p>
          </table:table-cell>
          <table:table-cell table:number-columns-repeated="2"/>
          <table:table-cell table:formula="of:=DECIMAL([.A128];16)" office:value-type="float" office:value="64596" calcext:value-type="float">
            <text:p>64596</text:p>
          </table:table-cell>
          <table:table-cell table:formula="of:=DECIMAL([.B128];16)" office:value-type="float" office:value="65185" calcext:value-type="float">
            <text:p>65185</text:p>
          </table:table-cell>
          <table:table-cell table:number-columns-repeated="2"/>
          <table:table-cell table:formula="of:=[.E128]-65000" office:value-type="float" office:value="-404" calcext:value-type="float">
            <text:p>-404</text:p>
          </table:table-cell>
          <table:table-cell table:formula="of:=[.F128]-65000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FD29</text:p>
          </table:table-cell>
          <table:table-cell office:value-type="string" calcext:value-type="string">
            <text:p>FE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6</text:p>
          </table:table-cell>
          <table:table-cell office:value-type="string" calcext:value-type="string">
            <text:p>FE7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2E</text:p>
          </table:table-cell>
          <table:table-cell office:value-type="string" calcext:value-type="string">
            <text:p>FE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4A</text:p>
          </table:table-cell>
          <table:table-cell office:value-type="string" calcext:value-type="string">
            <text:p>FE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43</text:p>
          </table:table-cell>
          <table:table-cell office:value-type="string" calcext:value-type="string">
            <text:p>FE3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2C</text:p>
          </table:table-cell>
          <table:table-cell office:value-type="string" calcext:value-type="string">
            <text:p>FE1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1D</text:p>
          </table:table-cell>
          <table:table-cell office:value-type="string" calcext:value-type="string">
            <text:p>FDF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00</text:p>
          </table:table-cell>
          <table:table-cell office:value-type="string" calcext:value-type="string">
            <text:p>FD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EC</text:p>
          </table:table-cell>
          <table:table-cell office:value-type="string" calcext:value-type="string">
            <text:p>FDA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A</text:p>
          </table:table-cell>
          <table:table-cell office:value-type="string" calcext:value-type="string">
            <text:p>FD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AA</text:p>
          </table:table-cell>
          <table:table-cell office:value-type="string" calcext:value-type="string">
            <text:p>FD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7C</text:p>
          </table:table-cell>
          <table:table-cell office:value-type="string" calcext:value-type="string">
            <text:p>FCF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55</text:p>
          </table:table-cell>
          <table:table-cell office:value-type="string" calcext:value-type="string">
            <text:p>FCC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18</text:p>
          </table:table-cell>
          <table:table-cell office:value-type="string" calcext:value-type="string">
            <text:p>FC7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D6</text:p>
          </table:table-cell>
          <table:table-cell office:value-type="string" calcext:value-type="string">
            <text:p>FC2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94</text:p>
          </table:table-cell>
          <table:table-cell office:value-type="string" calcext:value-type="string">
            <text:p>FBE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62</text:p>
          </table:table-cell>
          <table:table-cell office:value-type="string" calcext:value-type="string">
            <text:p>FB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28</text:p>
          </table:table-cell>
          <table:table-cell office:value-type="string" calcext:value-type="string">
            <text:p>FB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F7</text:p>
          </table:table-cell>
          <table:table-cell office:value-type="string" calcext:value-type="string">
            <text:p>FB0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C9</text:p>
          </table:table-cell>
          <table:table-cell office:value-type="string" calcext:value-type="string">
            <text:p>FA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96</text:p>
          </table:table-cell>
          <table:table-cell office:value-type="string" calcext:value-type="string">
            <text:p>FAA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52</text:p>
          </table:table-cell>
          <table:table-cell office:value-type="string" calcext:value-type="string">
            <text:p>FA7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19</text:p>
          </table:table-cell>
          <table:table-cell office:value-type="string" calcext:value-type="string">
            <text:p>FA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EF</text:p>
          </table:table-cell>
          <table:table-cell office:value-type="string" calcext:value-type="string">
            <text:p>FA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00:00:01.79508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4:30:22.274000000</meta:creation-date>
    <dc:date>2014-04-03T01:30:33.797000000</dc:date>
    <meta:editing-duration>PT4H3M1S</meta:editing-duration>
    <meta:editing-cycles>3</meta:editing-cycles>
    <meta:generator>LibreOffice/4.1.3.2$Windows_x86 LibreOffice_project/70feb7d99726f064edab4605a8ab840c50ec57a</meta:generator>
    <meta:document-statistic meta:table-count="3" meta:cell-count="47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74cm" svg:height="8.992cm" xlink:href=".." xlink:type="simple" chart:class="chart:scatter" chart:style-name="ch1">
        <chart:plot-area chart:style-name="ch2" table:cell-range-address="Feuille1.E2:Feuille1.F129 Feuille1.L2:Feuille1.L129" svg:x="0.791cm" svg:y="0.851cm" svg:width="15.601cm" svg:height="7.542cm">
          <chartooo:coordinate-region svg:x="1.783cm" svg:y="1.063cm" svg:width="14.329cm" svg:height="6.65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F2:Feuille1.F129" chart:class="chart:scatter">
            <chart:domain table:cell-range-address="Feuille1.E2:Feuille1.E129"/>
            <chart:data-point chart:repeated="128"/>
          </chart:series>
          <chart:series chart:style-name="ch6" chart:values-cell-range-address="Feuille1.L2:Feuille1.L129" chart:class="chart:scatter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E2:Feuille1.E129</svg:desc>
                </draw:g>
              </table:table-cell>
              <table:table-cell office:value-type="float" office:value="407">
                <text:p>407</text:p>
                <draw:g>
                  <svg:desc>Feuille1.F2:Feuille1.F129</svg:desc>
                </draw:g>
              </table:table-cell>
              <table:table-cell office:value-type="float" office:value="198.362204724409">
                <text:p>198.362204724409</text:p>
                <draw:g>
                  <svg:desc>Feuille1.L2:Feuille1.L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35">
                <text:p>435</text:p>
              </table:table-cell>
              <table:table-cell office:value-type="float" office:value="232.786251399274">
                <text:p>232.786251399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  <table:table-cell office:value-type="float" office:value="266.663884634856">
                <text:p>266.663884634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  <table:table-cell office:value-type="float" office:value="299.995104431154">
                <text:p>299.995104431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2">
                <text:p>552</text:p>
              </table:table-cell>
              <table:table-cell office:value-type="float" office:value="332.779910788168">
                <text:p>332.779910788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95">
                <text:p>595</text:p>
              </table:table-cell>
              <table:table-cell office:value-type="float" office:value="365.018303705899">
                <text:p>365.018303705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38">
                <text:p>638</text:p>
              </table:table-cell>
              <table:table-cell office:value-type="float" office:value="396.710283184346">
                <text:p>396.710283184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78">
                <text:p>678</text:p>
              </table:table-cell>
              <table:table-cell office:value-type="float" office:value="427.855849223509">
                <text:p>427.855849223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23">
                <text:p>723</text:p>
              </table:table-cell>
              <table:table-cell office:value-type="float" office:value="458.455001823389">
                <text:p>458.455001823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69">
                <text:p>769</text:p>
              </table:table-cell>
              <table:table-cell office:value-type="float" office:value="488.507740983986">
                <text:p>488.507740983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6">
                <text:p>806</text:p>
              </table:table-cell>
              <table:table-cell office:value-type="float" office:value="518.014066705299">
                <text:p>518.014066705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  <table:table-cell office:value-type="float" office:value="546.973978987328">
                <text:p>546.973978987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4">
                <text:p>874</text:p>
              </table:table-cell>
              <table:table-cell office:value-type="float" office:value="575.387477830074">
                <text:p>575.387477830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04">
                <text:p>904</text:p>
              </table:table-cell>
              <table:table-cell office:value-type="float" office:value="603.254563233536">
                <text:p>603.254563233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32">
                <text:p>932</text:p>
              </table:table-cell>
              <table:table-cell office:value-type="float" office:value="630.575235197714">
                <text:p>630.57523519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57">
                <text:p>957</text:p>
              </table:table-cell>
              <table:table-cell office:value-type="float" office:value="657.349493722609">
                <text:p>657.349493722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78">
                <text:p>978</text:p>
              </table:table-cell>
              <table:table-cell office:value-type="float" office:value="683.577338808221">
                <text:p>683.57733880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8">
                <text:p>998</text:p>
              </table:table-cell>
              <table:table-cell office:value-type="float" office:value="709.258770454549">
                <text:p>709.258770454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17">
                <text:p>1017</text:p>
              </table:table-cell>
              <table:table-cell office:value-type="float" office:value="734.393788661593">
                <text:p>734.39378866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36">
                <text:p>1036</text:p>
              </table:table-cell>
              <table:table-cell office:value-type="float" office:value="758.982393429354">
                <text:p>758.982393429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58">
                <text:p>1058</text:p>
              </table:table-cell>
              <table:table-cell office:value-type="float" office:value="783.024584757831">
                <text:p>783.024584757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82">
                <text:p>1082</text:p>
              </table:table-cell>
              <table:table-cell office:value-type="float" office:value="806.520362647025">
                <text:p>806.520362647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06">
                <text:p>1106</text:p>
              </table:table-cell>
              <table:table-cell office:value-type="float" office:value="829.469727096934">
                <text:p>829.4697270969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26">
                <text:p>1126</text:p>
              </table:table-cell>
              <table:table-cell office:value-type="float" office:value="851.872678107561">
                <text:p>851.872678107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43">
                <text:p>1143</text:p>
              </table:table-cell>
              <table:table-cell office:value-type="float" office:value="873.729215678904">
                <text:p>873.729215678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57">
                <text:p>1157</text:p>
              </table:table-cell>
              <table:table-cell office:value-type="float" office:value="895.039339810963">
                <text:p>895.039339810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69">
                <text:p>1169</text:p>
              </table:table-cell>
              <table:table-cell office:value-type="float" office:value="915.803050503739">
                <text:p>915.803050503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79">
                <text:p>1179</text:p>
              </table:table-cell>
              <table:table-cell office:value-type="float" office:value="936.020347757231">
                <text:p>936.020347757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89">
                <text:p>1189</text:p>
              </table:table-cell>
              <table:table-cell office:value-type="float" office:value="955.691231571439">
                <text:p>955.691231571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94">
                <text:p>1194</text:p>
              </table:table-cell>
              <table:table-cell office:value-type="float" office:value="974.815701946364">
                <text:p>974.81570194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98">
                <text:p>1198</text:p>
              </table:table-cell>
              <table:table-cell office:value-type="float" office:value="993.393758882006">
                <text:p>993.393758882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03">
                <text:p>1203</text:p>
              </table:table-cell>
              <table:table-cell office:value-type="float" office:value="1011.42540237836">
                <text:p>1011.42540237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13">
                <text:p>1213</text:p>
              </table:table-cell>
              <table:table-cell office:value-type="float" office:value="1028.91063243544">
                <text:p>1028.91063243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23">
                <text:p>1223</text:p>
              </table:table-cell>
              <table:table-cell office:value-type="float" office:value="1045.84944905323">
                <text:p>1045.84944905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37">
                <text:p>1237</text:p>
              </table:table-cell>
              <table:table-cell office:value-type="float" office:value="1062.24185223174">
                <text:p>1062.24185223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51">
                <text:p>1251</text:p>
              </table:table-cell>
              <table:table-cell office:value-type="float" office:value="1078.08784197096">
                <text:p>1078.08784197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62">
                <text:p>1262</text:p>
              </table:table-cell>
              <table:table-cell office:value-type="float" office:value="1093.3874182709">
                <text:p>1093.3874182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73">
                <text:p>1273</text:p>
              </table:table-cell>
              <table:table-cell office:value-type="float" office:value="1108.14058113156">
                <text:p>1108.14058113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84">
                <text:p>1284</text:p>
              </table:table-cell>
              <table:table-cell office:value-type="float" office:value="1122.34733055293">
                <text:p>1122.34733055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92">
                <text:p>1292</text:p>
              </table:table-cell>
              <table:table-cell office:value-type="float" office:value="1136.00766653502">
                <text:p>1136.00766653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97">
                <text:p>1297</text:p>
              </table:table-cell>
              <table:table-cell office:value-type="float" office:value="1149.12158907782">
                <text:p>1149.12158907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00">
                <text:p>1300</text:p>
              </table:table-cell>
              <table:table-cell office:value-type="float" office:value="1161.68909818135">
                <text:p>1161.68909818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94">
                <text:p>1294</text:p>
              </table:table-cell>
              <table:table-cell office:value-type="float" office:value="1173.71019384558">
                <text:p>1173.71019384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85">
                <text:p>1285</text:p>
              </table:table-cell>
              <table:table-cell office:value-type="float" office:value="1185.18487607054">
                <text:p>1185.18487607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78">
                <text:p>1278</text:p>
              </table:table-cell>
              <table:table-cell office:value-type="float" office:value="1196.11314485621">
                <text:p>1196.11314485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71">
                <text:p>1271</text:p>
              </table:table-cell>
              <table:table-cell office:value-type="float" office:value="1206.4950002026">
                <text:p>1206.4950002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259">
                <text:p>1259</text:p>
              </table:table-cell>
              <table:table-cell office:value-type="float" office:value="1216.3304421097">
                <text:p>1216.3304421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  <table:table-cell office:value-type="float" office:value="1225.61947057752">
                <text:p>1225.61947057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0">
                <text:p>1230</text:p>
              </table:table-cell>
              <table:table-cell office:value-type="float" office:value="1234.36208560606">
                <text:p>1234.36208560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22">
                <text:p>1222</text:p>
              </table:table-cell>
              <table:table-cell office:value-type="float" office:value="1242.55828719531">
                <text:p>1242.55828719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17">
                <text:p>1217</text:p>
              </table:table-cell>
              <table:table-cell office:value-type="float" office:value="1250.20807534528">
                <text:p>1250.20807534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22">
                <text:p>1222</text:p>
              </table:table-cell>
              <table:table-cell office:value-type="float" office:value="1257.31145005597">
                <text:p>1257.31145005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31">
                <text:p>1231</text:p>
              </table:table-cell>
              <table:table-cell office:value-type="float" office:value="1263.86841132737">
                <text:p>1263.868411327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42">
                <text:p>1242</text:p>
              </table:table-cell>
              <table:table-cell office:value-type="float" office:value="1269.87895915949">
                <text:p>1269.87895915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47">
                <text:p>1247</text:p>
              </table:table-cell>
              <table:table-cell office:value-type="float" office:value="1275.34309355233">
                <text:p>1275.34309355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1280.26081450588">
                <text:p>1280.26081450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49">
                <text:p>1249</text:p>
              </table:table-cell>
              <table:table-cell office:value-type="float" office:value="1284.63212202015">
                <text:p>1284.63212202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46">
                <text:p>1246</text:p>
              </table:table-cell>
              <table:table-cell office:value-type="float" office:value="1288.45701609513">
                <text:p>1288.45701609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01">
                <text:p>1201</text:p>
              </table:table-cell>
              <table:table-cell office:value-type="float" office:value="1291.73549673084">
                <text:p>1291.73549673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84">
                <text:p>1084</text:p>
              </table:table-cell>
              <table:table-cell office:value-type="float" office:value="1294.46756392725">
                <text:p>1294.467563927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00">
                <text:p>900</text:p>
              </table:table-cell>
              <table:table-cell office:value-type="float" office:value="1296.65321768439">
                <text:p>1296.65321768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7">
                <text:p>707</text:p>
              </table:table-cell>
              <table:table-cell office:value-type="float" office:value="1298.29245800224">
                <text:p>1298.29245800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15">
                <text:p>515</text:p>
              </table:table-cell>
              <table:table-cell office:value-type="float" office:value="1299.38528488081">
                <text:p>1299.3852848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66">
                <text:p>366</text:p>
              </table:table-cell>
              <table:table-cell office:value-type="float" office:value="1299.93169832009">
                <text:p>1299.93169832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88">
                <text:p>288</text:p>
              </table:table-cell>
              <table:table-cell office:value-type="float" office:value="1299.93169832009">
                <text:p>1299.93169832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78">
                <text:p>278</text:p>
              </table:table-cell>
              <table:table-cell office:value-type="float" office:value="1299.38528488081">
                <text:p>1299.38528488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77">
                <text:p>277</text:p>
              </table:table-cell>
              <table:table-cell office:value-type="float" office:value="1298.29245800224">
                <text:p>1298.29245800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77">
                <text:p>277</text:p>
              </table:table-cell>
              <table:table-cell office:value-type="float" office:value="1296.65321768439">
                <text:p>1296.65321768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1294.46756392725">
                <text:p>1294.46756392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78">
                <text:p>278</text:p>
              </table:table-cell>
              <table:table-cell office:value-type="float" office:value="1291.73549673084">
                <text:p>1291.73549673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1288.45701609513">
                <text:p>1288.457016095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83">
                <text:p>283</text:p>
              </table:table-cell>
              <table:table-cell office:value-type="float" office:value="1284.63212202015">
                <text:p>1284.63212202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18">
                <text:p>318</text:p>
              </table:table-cell>
              <table:table-cell office:value-type="float" office:value="1280.26081450588">
                <text:p>1280.26081450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27">
                <text:p>427</text:p>
              </table:table-cell>
              <table:table-cell office:value-type="float" office:value="1275.34309355233">
                <text:p>1275.34309355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00">
                <text:p>600</text:p>
              </table:table-cell>
              <table:table-cell office:value-type="float" office:value="1269.87895915949">
                <text:p>1269.87895915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92">
                <text:p>792</text:p>
              </table:table-cell>
              <table:table-cell office:value-type="float" office:value="1263.86841132737">
                <text:p>1263.86841132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85">
                <text:p>985</text:p>
              </table:table-cell>
              <table:table-cell office:value-type="float" office:value="1257.31145005597">
                <text:p>1257.31145005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44">
                <text:p>1144</text:p>
              </table:table-cell>
              <table:table-cell office:value-type="float" office:value="1250.20807534528">
                <text:p>1250.20807534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30">
                <text:p>1230</text:p>
              </table:table-cell>
              <table:table-cell office:value-type="float" office:value="1242.55828719531">
                <text:p>1242.55828719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53">
                <text:p>1253</text:p>
              </table:table-cell>
              <table:table-cell office:value-type="float" office:value="1234.36208560606">
                <text:p>1234.36208560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56">
                <text:p>1256</text:p>
              </table:table-cell>
              <table:table-cell office:value-type="float" office:value="1225.61947057752">
                <text:p>1225.61947057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58">
                <text:p>1258</text:p>
              </table:table-cell>
              <table:table-cell office:value-type="float" office:value="1216.3304421097">
                <text:p>1216.3304421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61">
                <text:p>1261</text:p>
              </table:table-cell>
              <table:table-cell office:value-type="float" office:value="1206.4950002026">
                <text:p>1206.4950002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63">
                <text:p>1263</text:p>
              </table:table-cell>
              <table:table-cell office:value-type="float" office:value="1196.11314485621">
                <text:p>1196.11314485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259">
                <text:p>1259</text:p>
              </table:table-cell>
              <table:table-cell office:value-type="float" office:value="1185.18487607054">
                <text:p>1185.18487607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54">
                <text:p>1254</text:p>
              </table:table-cell>
              <table:table-cell office:value-type="float" office:value="1173.71019384558">
                <text:p>1173.71019384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47">
                <text:p>1247</text:p>
              </table:table-cell>
              <table:table-cell office:value-type="float" office:value="1161.68909818135">
                <text:p>1161.689098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39">
                <text:p>1239</text:p>
              </table:table-cell>
              <table:table-cell office:value-type="float" office:value="1149.12158907782">
                <text:p>1149.12158907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32">
                <text:p>1232</text:p>
              </table:table-cell>
              <table:table-cell office:value-type="float" office:value="1136.00766653502">
                <text:p>1136.00766653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27">
                <text:p>1227</text:p>
              </table:table-cell>
              <table:table-cell office:value-type="float" office:value="1122.34733055293">
                <text:p>1122.34733055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24">
                <text:p>1224</text:p>
              </table:table-cell>
              <table:table-cell office:value-type="float" office:value="1108.14058113156">
                <text:p>1108.14058113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220">
                <text:p>1220</text:p>
              </table:table-cell>
              <table:table-cell office:value-type="float" office:value="1093.3874182709">
                <text:p>1093.3874182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217">
                <text:p>1217</text:p>
              </table:table-cell>
              <table:table-cell office:value-type="float" office:value="1078.08784197096">
                <text:p>1078.0878419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11">
                <text:p>1211</text:p>
              </table:table-cell>
              <table:table-cell office:value-type="float" office:value="1062.24185223174">
                <text:p>1062.24185223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06">
                <text:p>1206</text:p>
              </table:table-cell>
              <table:table-cell office:value-type="float" office:value="1045.84944905323">
                <text:p>1045.84944905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99">
                <text:p>1199</text:p>
              </table:table-cell>
              <table:table-cell office:value-type="float" office:value="1028.91063243544">
                <text:p>1028.91063243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92">
                <text:p>1192</text:p>
              </table:table-cell>
              <table:table-cell office:value-type="float" office:value="1011.42540237836">
                <text:p>1011.42540237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81">
                <text:p>1181</text:p>
              </table:table-cell>
              <table:table-cell office:value-type="float" office:value="993.393758882006">
                <text:p>993.393758882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65">
                <text:p>1165</text:p>
              </table:table-cell>
              <table:table-cell office:value-type="float" office:value="974.815701946364">
                <text:p>974.81570194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145">
                <text:p>1145</text:p>
              </table:table-cell>
              <table:table-cell office:value-type="float" office:value="955.691231571439">
                <text:p>955.6912315714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127">
                <text:p>1127</text:p>
              </table:table-cell>
              <table:table-cell office:value-type="float" office:value="936.020347757231">
                <text:p>936.0203477572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05">
                <text:p>1105</text:p>
              </table:table-cell>
              <table:table-cell office:value-type="float" office:value="915.803050503739">
                <text:p>915.803050503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83">
                <text:p>1083</text:p>
              </table:table-cell>
              <table:table-cell office:value-type="float" office:value="895.039339810963">
                <text:p>895.039339810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68">
                <text:p>1068</text:p>
              </table:table-cell>
              <table:table-cell office:value-type="float" office:value="873.729215678904">
                <text:p>873.7292156789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7">
                <text:p>1057</text:p>
              </table:table-cell>
              <table:table-cell office:value-type="float" office:value="851.872678107561">
                <text:p>851.872678107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3">
                <text:p>1043</text:p>
              </table:table-cell>
              <table:table-cell office:value-type="float" office:value="829.469727096934">
                <text:p>829.4697270969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32">
                <text:p>1032</text:p>
              </table:table-cell>
              <table:table-cell office:value-type="float" office:value="806.520362647025">
                <text:p>806.520362647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20">
                <text:p>1020</text:p>
              </table:table-cell>
              <table:table-cell office:value-type="float" office:value="783.024584757831">
                <text:p>783.024584757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03">
                <text:p>1003</text:p>
              </table:table-cell>
              <table:table-cell office:value-type="float" office:value="758.982393429354">
                <text:p>758.982393429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79">
                <text:p>979</text:p>
              </table:table-cell>
              <table:table-cell office:value-type="float" office:value="734.393788661593">
                <text:p>734.393788661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45">
                <text:p>945</text:p>
              </table:table-cell>
              <table:table-cell office:value-type="float" office:value="709.258770454549">
                <text:p>709.258770454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03">
                <text:p>903</text:p>
              </table:table-cell>
              <table:table-cell office:value-type="float" office:value="683.577338808221">
                <text:p>683.577338808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861">
                <text:p>861</text:p>
              </table:table-cell>
              <table:table-cell office:value-type="float" office:value="657.349493722609">
                <text:p>657.349493722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17">
                <text:p>817</text:p>
              </table:table-cell>
              <table:table-cell office:value-type="float" office:value="630.575235197714">
                <text:p>630.575235197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67">
                <text:p>767</text:p>
              </table:table-cell>
              <table:table-cell office:value-type="float" office:value="603.254563233536">
                <text:p>603.2545632335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20">
                <text:p>720</text:p>
              </table:table-cell>
              <table:table-cell office:value-type="float" office:value="575.387477830074">
                <text:p>575.387477830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71">
                <text:p>671</text:p>
              </table:table-cell>
              <table:table-cell office:value-type="float" office:value="546.973978987328">
                <text:p>546.973978987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17">
                <text:p>617</text:p>
              </table:table-cell>
              <table:table-cell office:value-type="float" office:value="518.014066705299">
                <text:p>518.014066705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54">
                <text:p>554</text:p>
              </table:table-cell>
              <table:table-cell office:value-type="float" office:value="488.507740983986">
                <text:p>488.5077409839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93">
                <text:p>493</text:p>
              </table:table-cell>
              <table:table-cell office:value-type="float" office:value="458.455001823389">
                <text:p>458.4550018233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31">
                <text:p>431</text:p>
              </table:table-cell>
              <table:table-cell office:value-type="float" office:value="427.855849223509">
                <text:p>427.855849223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74">
                <text:p>374</text:p>
              </table:table-cell>
              <table:table-cell office:value-type="float" office:value="396.710283184346">
                <text:p>396.710283184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16">
                <text:p>316</text:p>
              </table:table-cell>
              <table:table-cell office:value-type="float" office:value="365.018303705899">
                <text:p>365.0183037058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67">
                <text:p>267</text:p>
              </table:table-cell>
              <table:table-cell office:value-type="float" office:value="332.779910788168">
                <text:p>332.7799107881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299.995104431154">
                <text:p>299.995104431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4">
                <text:p>194</text:p>
              </table:table-cell>
              <table:table-cell office:value-type="float" office:value="266.663884634856">
                <text:p>266.663884634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0">
                <text:p>170</text:p>
              </table:table-cell>
              <table:table-cell office:value-type="float" office:value="232.786251399274">
                <text:p>232.786251399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57">
                <text:p>157</text:p>
              </table:table-cell>
              <table:table-cell office:value-type="float" office:value="198.362204724409">
                <text:p>198.362204724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81cm" svg:height="8.991cm" xlink:href=".." xlink:type="simple" chart:class="chart:line" chart:style-name="ch1">
        <chart:plot-area chart:style-name="ch2" table:cell-range-address="Feuille1.R2:Feuille1.U129" svg:x="0.973cm" svg:y="0.851cm" svg:width="24.162cm" svg:height="7.541cm">
          <chartooo:coordinate-region svg:x="2.071cm" svg:y="1.063cm" svg:width="23.064cm" svg:height="7.1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R2:Feuille1.R129" chart:class="chart:line">
            <chart:data-point chart:repeated="128"/>
          </chart:series>
          <chart:series chart:style-name="ch6" chart:values-cell-range-address="Feuille1.S2:Feuille1.S129" chart:class="chart:line">
            <chart:data-point chart:repeated="128"/>
          </chart:series>
          <chart:series chart:style-name="ch7" chart:values-cell-range-address="Feuille1.T2:Feuille1.T129" chart:class="chart:line">
            <chart:data-point chart:repeated="128"/>
          </chart:series>
          <chart:series chart:style-name="ch8" chart:values-cell-range-address="Feuille1.U2:Feuille1.U129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olonne S</text:p>
              </table:table-cell>
              <table:table-cell office:value-type="string">
                <text:p>Colonne T</text:p>
              </table:table-cell>
              <table:table-cell office:value-type="string">
                <text:p>Colonne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8.637795275591">
                <text:p>-208.637795275591</text:p>
                <draw:g>
                  <svg:desc>Feuille1.R2:Feuille1.R129</svg:desc>
                </draw:g>
              </table:table-cell>
              <table:table-cell office:value-type="float" office:value="-251.11811023622">
                <text:p>-251.11811023622</text:p>
                <draw:g>
                  <svg:desc>Feuille1.S2:Feuille1.S129</svg:desc>
                </draw:g>
              </table:table-cell>
              <table:table-cell office:value-type="float" office:value="-285.291338582677">
                <text:p>-285.291338582677</text:p>
                <draw:g>
                  <svg:desc>Feuille1.T2:Feuille1.T129</svg:desc>
                </draw:g>
              </table:table-cell>
              <table:table-cell office:value-type="float" office:value="-220.125984251969">
                <text:p>-220.125984251969</text:p>
                <draw:g>
                  <svg:desc>Feuille1.U2:Feuille1.U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2.213748600726">
                <text:p>-202.213748600726</text:p>
              </table:table-cell>
              <table:table-cell office:value-type="float" office:value="-208.367442026223">
                <text:p>-208.367442026223</text:p>
              </table:table-cell>
              <table:table-cell office:value-type="float" office:value="-276.066040384049">
                <text:p>-276.066040384049</text:p>
              </table:table-cell>
              <table:table-cell office:value-type="float" office:value="-175.593992432079">
                <text:p>-175.593992432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5.336115365144">
                <text:p>-205.336115365144</text:p>
              </table:table-cell>
              <table:table-cell office:value-type="float" office:value="-172.390593946542">
                <text:p>-172.390593946542</text:p>
              </table:table-cell>
              <table:table-cell office:value-type="float" office:value="-276.495111998098">
                <text:p>-276.495111998098</text:p>
              </table:table-cell>
              <table:table-cell office:value-type="float" office:value="-131.879968736316">
                <text:p>-131.879968736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4.004895568846">
                <text:p>-214.004895568846</text:p>
              </table:table-cell>
              <table:table-cell office:value-type="float" office:value="-150.187565997179">
                <text:p>-150.187565997179</text:p>
              </table:table-cell>
              <table:table-cell office:value-type="float" office:value="-285.578553424823">
                <text:p>-285.578553424823</text:p>
              </table:table-cell>
              <table:table-cell office:value-type="float" office:value="-107.983913164677">
                <text:p>-107.983913164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9.220089211832">
                <text:p>-219.220089211832</text:p>
              </table:table-cell>
              <table:table-cell office:value-type="float" office:value="-133.758358178134">
                <text:p>-133.758358178134</text:p>
              </table:table-cell>
              <table:table-cell office:value-type="float" office:value="-292.316364664226">
                <text:p>-292.316364664226</text:p>
              </table:table-cell>
              <table:table-cell office:value-type="float" office:value="-80.9058257171635">
                <text:p>-80.905825717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9.981696294101">
                <text:p>-229.981696294101</text:p>
              </table:table-cell>
              <table:table-cell office:value-type="float" office:value="-130.102970489406">
                <text:p>-130.102970489406</text:p>
              </table:table-cell>
              <table:table-cell office:value-type="float" office:value="-304.708545716304">
                <text:p>-304.708545716304</text:p>
              </table:table-cell>
              <table:table-cell office:value-type="float" office:value="-32.6457063937751">
                <text:p>-32.6457063937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1.289716815654">
                <text:p>-241.289716815654</text:p>
              </table:table-cell>
              <table:table-cell office:value-type="float" office:value="-144.221402930995">
                <text:p>-144.221402930995</text:p>
              </table:table-cell>
              <table:table-cell office:value-type="float" office:value="-316.755096581059">
                <text:p>-316.755096581059</text:p>
              </table:table-cell>
              <table:table-cell office:value-type="float" office:value="-34.2035551945121">
                <text:p>-34.2035551945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0.144150776491">
                <text:p>-250.144150776491</text:p>
              </table:table-cell>
              <table:table-cell office:value-type="float" office:value="-165.113655502902">
                <text:p>-165.113655502902</text:p>
              </table:table-cell>
              <table:table-cell office:value-type="float" office:value="-326.456017258491">
                <text:p>-326.456017258491</text:p>
              </table:table-cell>
              <table:table-cell office:value-type="float" office:value="-33.5793721193743">
                <text:p>-33.5793721193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4.544998176611">
                <text:p>-264.544998176611</text:p>
              </table:table-cell>
              <table:table-cell office:value-type="float" office:value="-188.779728205126">
                <text:p>-188.779728205126</text:p>
              </table:table-cell>
              <table:table-cell office:value-type="float" office:value="-341.8113077486">
                <text:p>-341.8113077486</text:p>
              </table:table-cell>
              <table:table-cell office:value-type="float" office:value="-66.7731571683617">
                <text:p>-66.7731571683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80.492259016014">
                <text:p>-280.492259016014</text:p>
              </table:table-cell>
              <table:table-cell office:value-type="float" office:value="-216.219621037667">
                <text:p>-216.219621037667</text:p>
              </table:table-cell>
              <table:table-cell office:value-type="float" office:value="-359.820968051385">
                <text:p>-359.820968051385</text:p>
              </table:table-cell>
              <table:table-cell office:value-type="float" office:value="-81.7849103414744">
                <text:p>-81.784910341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7.985933294701">
                <text:p>-287.985933294701</text:p>
              </table:table-cell>
              <table:table-cell office:value-type="float" office:value="-243.433334000526">
                <text:p>-243.433334000526</text:p>
              </table:table-cell>
              <table:table-cell office:value-type="float" office:value="-367.484998166847">
                <text:p>-367.484998166847</text:p>
              </table:table-cell>
              <table:table-cell office:value-type="float" office:value="-127.614631638712">
                <text:p>-127.614631638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3.026021012672">
                <text:p>-293.026021012672</text:p>
              </table:table-cell>
              <table:table-cell office:value-type="float" office:value="-253.420867093703">
                <text:p>-253.420867093703</text:p>
              </table:table-cell>
              <table:table-cell office:value-type="float" office:value="-372.803398094985">
                <text:p>-372.803398094985</text:p>
              </table:table-cell>
              <table:table-cell office:value-type="float" office:value="-147.262321060075">
                <text:p>-147.262321060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98.612522169926">
                <text:p>-298.612522169926</text:p>
              </table:table-cell>
              <table:table-cell office:value-type="float" office:value="-240.182220317197">
                <text:p>-240.182220317197</text:p>
              </table:table-cell>
              <table:table-cell office:value-type="float" office:value="-380.7761678358">
                <text:p>-380.7761678358</text:p>
              </table:table-cell>
              <table:table-cell office:value-type="float" office:value="-180.727978605564">
                <text:p>-180.727978605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00.745436766464">
                <text:p>-300.745436766464</text:p>
              </table:table-cell>
              <table:table-cell office:value-type="float" office:value="-229.717393671008">
                <text:p>-229.717393671008</text:p>
              </table:table-cell>
              <table:table-cell office:value-type="float" office:value="-383.403307389292">
                <text:p>-383.403307389292</text:p>
              </table:table-cell>
              <table:table-cell office:value-type="float" office:value="-182.011604275177">
                <text:p>-182.011604275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01.424764802286">
                <text:p>-301.424764802286</text:p>
              </table:table-cell>
              <table:table-cell office:value-type="float" office:value="-247.026387155137">
                <text:p>-247.026387155137</text:p>
              </table:table-cell>
              <table:table-cell office:value-type="float" office:value="-381.68481675546">
                <text:p>-381.68481675546</text:p>
              </table:table-cell>
              <table:table-cell office:value-type="float" office:value="-189.113198068916">
                <text:p>-189.113198068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99.650506277391">
                <text:p>-299.650506277391</text:p>
              </table:table-cell>
              <table:table-cell office:value-type="float" office:value="-264.109200769583">
                <text:p>-264.109200769583</text:p>
              </table:table-cell>
              <table:table-cell office:value-type="float" office:value="-378.620695934305">
                <text:p>-378.620695934305</text:p>
              </table:table-cell>
              <table:table-cell office:value-type="float" office:value="-167.03275998678">
                <text:p>-167.03275998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94.422661191779">
                <text:p>-294.422661191779</text:p>
              </table:table-cell>
              <table:table-cell office:value-type="float" office:value="-292.965834514346">
                <text:p>-292.965834514346</text:p>
              </table:table-cell>
              <table:table-cell office:value-type="float" office:value="-372.210944925827">
                <text:p>-372.210944925827</text:p>
              </table:table-cell>
              <table:table-cell office:value-type="float" office:value="-202.770290028769">
                <text:p>-202.770290028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88.741229545451">
                <text:p>-288.741229545451</text:p>
              </table:table-cell>
              <table:table-cell office:value-type="float" office:value="-345.596288389427">
                <text:p>-345.596288389427</text:p>
              </table:table-cell>
              <table:table-cell office:value-type="float" office:value="-364.455563730025">
                <text:p>-364.455563730025</text:p>
              </table:table-cell>
              <table:table-cell office:value-type="float" office:value="-226.325788194884">
                <text:p>-226.325788194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2.606211338407">
                <text:p>-282.606211338407</text:p>
              </table:table-cell>
              <table:table-cell office:value-type="float" office:value="-397.000562394826">
                <text:p>-397.000562394826</text:p>
              </table:table-cell>
              <table:table-cell office:value-type="float" office:value="-355.3545523469">
                <text:p>-355.3545523469</text:p>
              </table:table-cell>
              <table:table-cell office:value-type="float" office:value="-276.699254485123">
                <text:p>-276.699254485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7.017606570646">
                <text:p>-277.017606570646</text:p>
              </table:table-cell>
              <table:table-cell office:value-type="float" office:value="-393.178656530541">
                <text:p>-393.178656530541</text:p>
              </table:table-cell>
              <table:table-cell office:value-type="float" office:value="-347.907910776452">
                <text:p>-347.907910776452</text:p>
              </table:table-cell>
              <table:table-cell office:value-type="float" office:value="-322.890688899488">
                <text:p>-322.890688899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74.975415242169">
                <text:p>-274.975415242169</text:p>
              </table:table-cell>
              <table:table-cell office:value-type="float" office:value="-384.130570796575">
                <text:p>-384.130570796575</text:p>
              </table:table-cell>
              <table:table-cell office:value-type="float" office:value="-345.11563901868">
                <text:p>-345.11563901868</text:p>
              </table:table-cell>
              <table:table-cell office:value-type="float" office:value="-367.900091437978">
                <text:p>-367.900091437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75.479637352975">
                <text:p>-275.479637352975</text:p>
              </table:table-cell>
              <table:table-cell office:value-type="float" office:value="-388.856305192925">
                <text:p>-388.856305192925</text:p>
              </table:table-cell>
              <table:table-cell office:value-type="float" office:value="-343.977737073584">
                <text:p>-343.977737073584</text:p>
              </table:table-cell>
              <table:table-cell office:value-type="float" office:value="-356.727462100594">
                <text:p>-356.727462100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76.530272903066">
                <text:p>-276.530272903066</text:p>
              </table:table-cell>
              <table:table-cell office:value-type="float" office:value="-393.355859719593">
                <text:p>-393.355859719593</text:p>
              </table:table-cell>
              <table:table-cell office:value-type="float" office:value="-342.494204941166">
                <text:p>-342.494204941166</text:p>
              </table:table-cell>
              <table:table-cell office:value-type="float" office:value="-379.372800887334">
                <text:p>-379.372800887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74.127321892439">
                <text:p>-274.127321892439</text:p>
              </table:table-cell>
              <table:table-cell office:value-type="float" office:value="-377.629234376579">
                <text:p>-377.629234376579</text:p>
              </table:table-cell>
              <table:table-cell office:value-type="float" office:value="-338.665042621424">
                <text:p>-338.665042621424</text:p>
              </table:table-cell>
              <table:table-cell office:value-type="float" office:value="-376.8361077982">
                <text:p>-376.8361077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9.270784321096">
                <text:p>-269.270784321096</text:p>
              </table:table-cell>
              <table:table-cell office:value-type="float" office:value="-390.676429163882">
                <text:p>-390.676429163882</text:p>
              </table:table-cell>
              <table:table-cell office:value-type="float" office:value="-333.490250114359">
                <text:p>-333.490250114359</text:p>
              </table:table-cell>
              <table:table-cell office:value-type="float" office:value="-379.117382833191">
                <text:p>-379.117382833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61.960660189037">
                <text:p>-261.960660189037</text:p>
              </table:table-cell>
              <table:table-cell office:value-type="float" office:value="-399.497444081502">
                <text:p>-399.497444081502</text:p>
              </table:table-cell>
              <table:table-cell office:value-type="float" office:value="-323.96982741997">
                <text:p>-323.96982741997</text:p>
              </table:table-cell>
              <table:table-cell office:value-type="float" office:value="-384.216625992307">
                <text:p>-384.2166259923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53.196949496261">
                <text:p>-253.196949496261</text:p>
              </table:table-cell>
              <table:table-cell office:value-type="float" office:value="-386.09227912944">
                <text:p>-386.09227912944</text:p>
              </table:table-cell>
              <table:table-cell office:value-type="float" office:value="-313.103774538258">
                <text:p>-313.103774538258</text:p>
              </table:table-cell>
              <table:table-cell office:value-type="float" office:value="-403.133837275549">
                <text:p>-403.133837275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42.979652242769">
                <text:p>-242.979652242769</text:p>
              </table:table-cell>
              <table:table-cell office:value-type="float" office:value="-357.460934307695">
                <text:p>-357.460934307695</text:p>
              </table:table-cell>
              <table:table-cell office:value-type="float" office:value="-300.892091469222">
                <text:p>-300.892091469222</text:p>
              </table:table-cell>
              <table:table-cell office:value-type="float" office:value="-389.869016682915">
                <text:p>-389.869016682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3.308768428561">
                <text:p>-233.308768428561</text:p>
              </table:table-cell>
              <table:table-cell office:value-type="float" office:value="-342.603409616268">
                <text:p>-342.603409616268</text:p>
              </table:table-cell>
              <table:table-cell office:value-type="float" office:value="-289.334778212863">
                <text:p>-289.334778212863</text:p>
              </table:table-cell>
              <table:table-cell office:value-type="float" office:value="-371.422164214407">
                <text:p>-371.422164214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9.184298053636">
                <text:p>-219.184298053636</text:p>
              </table:table-cell>
              <table:table-cell office:value-type="float" office:value="-313.519705055158">
                <text:p>-313.519705055158</text:p>
              </table:table-cell>
              <table:table-cell office:value-type="float" office:value="-271.431834769181">
                <text:p>-271.431834769181</text:p>
              </table:table-cell>
              <table:table-cell office:value-type="float" office:value="-349.793279870024">
                <text:p>-349.793279870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4.606241117994">
                <text:p>-204.606241117994</text:p>
              </table:table-cell>
              <table:table-cell office:value-type="float" office:value="-300.209820624366">
                <text:p>-300.209820624366</text:p>
              </table:table-cell>
              <table:table-cell office:value-type="float" office:value="-250.183261138176">
                <text:p>-250.183261138176</text:p>
              </table:table-cell>
              <table:table-cell office:value-type="float" office:value="-335.982363649767">
                <text:p>-335.982363649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1.574597621636">
                <text:p>-191.574597621636</text:p>
              </table:table-cell>
              <table:table-cell office:value-type="float" office:value="-282.673756323891">
                <text:p>-282.673756323891</text:p>
              </table:table-cell>
              <table:table-cell office:value-type="float" office:value="-229.589057319847">
                <text:p>-229.589057319847</text:p>
              </table:table-cell>
              <table:table-cell office:value-type="float" office:value="-309.989415553634">
                <text:p>-309.989415553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4.089367564562">
                <text:p>-184.089367564562</text:p>
              </table:table-cell>
              <table:table-cell office:value-type="float" office:value="-268.911512153733">
                <text:p>-268.911512153733</text:p>
              </table:table-cell>
              <table:table-cell office:value-type="float" office:value="-219.649223314195">
                <text:p>-219.649223314195</text:p>
              </table:table-cell>
              <table:table-cell office:value-type="float" office:value="-293.814435581627">
                <text:p>-293.814435581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7.150550946771">
                <text:p>-177.150550946771</text:p>
              </table:table-cell>
              <table:table-cell office:value-type="float" office:value="-244.923088113893">
                <text:p>-244.923088113893</text:p>
              </table:table-cell>
              <table:table-cell office:value-type="float" office:value="-211.363759121219">
                <text:p>-211.363759121219</text:p>
              </table:table-cell>
              <table:table-cell office:value-type="float" office:value="-284.457423733745">
                <text:p>-284.45742373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4.758147768264">
                <text:p>-174.758147768264</text:p>
              </table:table-cell>
              <table:table-cell office:value-type="float" office:value="-229.70848420437">
                <text:p>-229.70848420437</text:p>
              </table:table-cell>
              <table:table-cell office:value-type="float" office:value="-207.73266474092">
                <text:p>-207.73266474092</text:p>
              </table:table-cell>
              <table:table-cell office:value-type="float" office:value="-270.918380009988">
                <text:p>-270.918380009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2.91215802904">
                <text:p>-172.91215802904</text:p>
              </table:table-cell>
              <table:table-cell office:value-type="float" office:value="-198.267700425165">
                <text:p>-198.267700425165</text:p>
              </table:table-cell>
              <table:table-cell office:value-type="float" office:value="-206.755940173298">
                <text:p>-206.755940173298</text:p>
              </table:table-cell>
              <table:table-cell office:value-type="float" office:value="-251.197304410357">
                <text:p>-251.1973044103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8.6125817291">
                <text:p>-168.6125817291</text:p>
              </table:table-cell>
              <table:table-cell office:value-type="float" office:value="-176.600736776277">
                <text:p>-176.600736776277</text:p>
              </table:table-cell>
              <table:table-cell office:value-type="float" office:value="-206.433585418352">
                <text:p>-206.433585418352</text:p>
              </table:table-cell>
              <table:table-cell office:value-type="float" office:value="-236.294196934851">
                <text:p>-236.294196934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4.859418868444">
                <text:p>-164.859418868444</text:p>
              </table:table-cell>
              <table:table-cell office:value-type="float" office:value="-150.707593257706">
                <text:p>-150.707593257706</text:p>
              </table:table-cell>
              <table:table-cell office:value-type="float" office:value="-202.765600476083">
                <text:p>-202.765600476083</text:p>
              </table:table-cell>
              <table:table-cell office:value-type="float" office:value="-213.20905758347">
                <text:p>-213.20905758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1.652669447071">
                <text:p>-161.652669447071</text:p>
              </table:table-cell>
              <table:table-cell office:value-type="float" office:value="-137.588269869453">
                <text:p>-137.588269869453</text:p>
              </table:table-cell>
              <table:table-cell office:value-type="float" office:value="-196.751985346491">
                <text:p>-196.751985346491</text:p>
              </table:table-cell>
              <table:table-cell office:value-type="float" office:value="-190.941886356214">
                <text:p>-190.941886356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5.992333464982">
                <text:p>-155.992333464982</text:p>
              </table:table-cell>
              <table:table-cell office:value-type="float" office:value="-118.242766611518">
                <text:p>-118.242766611518</text:p>
              </table:table-cell>
              <table:table-cell office:value-type="float" office:value="-188.392740029575">
                <text:p>-188.392740029575</text:p>
              </table:table-cell>
              <table:table-cell office:value-type="float" office:value="-174.492683253083">
                <text:p>-174.492683253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7.878410922176">
                <text:p>-147.878410922176</text:p>
              </table:table-cell>
              <table:table-cell office:value-type="float" office:value="-110.671083483899">
                <text:p>-110.671083483899</text:p>
              </table:table-cell>
              <table:table-cell office:value-type="float" office:value="-178.687864525335">
                <text:p>-178.687864525335</text:p>
              </table:table-cell>
              <table:table-cell office:value-type="float" office:value="-163.861448274078">
                <text:p>-163.861448274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8.310901818654">
                <text:p>-138.310901818654</text:p>
              </table:table-cell>
              <table:table-cell office:value-type="float" office:value="-93.8732204865985">
                <text:p>-93.8732204865985</text:p>
              </table:table-cell>
              <table:table-cell office:value-type="float" office:value="-165.637358833773">
                <text:p>-165.637358833773</text:p>
              </table:table-cell>
              <table:table-cell office:value-type="float" office:value="-150.048181419198">
                <text:p>-150.048181419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0.289806154415">
                <text:p>-120.289806154415</text:p>
              </table:table-cell>
              <table:table-cell office:value-type="float" office:value="-92.8491776196151">
                <text:p>-92.8491776196151</text:p>
              </table:table-cell>
              <table:table-cell office:value-type="float" office:value="-143.241222954887">
                <text:p>-143.241222954887</text:p>
              </table:table-cell>
              <table:table-cell office:value-type="float" office:value="-144.052882688443">
                <text:p>-144.0528826884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9.8151239294605">
                <text:p>-99.8151239294605</text:p>
              </table:table-cell>
              <table:table-cell office:value-type="float" office:value="-81.5989548829491">
                <text:p>-81.5989548829491</text:p>
              </table:table-cell>
              <table:table-cell office:value-type="float" office:value="-118.499456888678">
                <text:p>-118.499456888678</text:p>
              </table:table-cell>
              <table:table-cell office:value-type="float" office:value="-138.875552081813">
                <text:p>-138.875552081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1.886855143789">
                <text:p>-81.886855143789</text:p>
              </table:table-cell>
              <table:table-cell office:value-type="float" office:value="-77.1225522766006">
                <text:p>-77.1225522766006</text:p>
              </table:table-cell>
              <table:table-cell office:value-type="float" office:value="-96.4120606351448">
                <text:p>-96.4120606351448</text:p>
              </table:table-cell>
              <table:table-cell office:value-type="float" office:value="-135.516189599308">
                <text:p>-135.516189599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4.5049997974011">
                <text:p>-64.5049997974011</text:p>
              </table:table-cell>
              <table:table-cell office:value-type="float" office:value="-60.4199698005696">
                <text:p>-60.4199698005696</text:p>
              </table:table-cell>
              <table:table-cell office:value-type="float" office:value="-74.9790341942889">
                <text:p>-74.9790341942889</text:p>
              </table:table-cell>
              <table:table-cell office:value-type="float" office:value="-127.974795240929">
                <text:p>-127.974795240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2.6695578902968">
                <text:p>-42.6695578902968</text:p>
              </table:table-cell>
              <table:table-cell office:value-type="float" office:value="-54.4912074548558">
                <text:p>-54.4912074548558</text:p>
              </table:table-cell>
              <table:table-cell office:value-type="float" office:value="-49.2003775661094">
                <text:p>-49.2003775661094</text:p>
              </table:table-cell>
              <table:table-cell office:value-type="float" office:value="-122.251369006675">
                <text:p>-122.251369006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3805294224762">
                <text:p>-19.3805294224762</text:p>
              </table:table-cell>
              <table:table-cell office:value-type="float" office:value="-39.3362652394596">
                <text:p>-39.3362652394596</text:p>
              </table:table-cell>
              <table:table-cell office:value-type="float" office:value="-21.0760907506067">
                <text:p>-21.0760907506067</text:p>
              </table:table-cell>
              <table:table-cell office:value-type="float" office:value="-110.345910896546">
                <text:p>-110.345910896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6208560606087">
                <text:p>4.36208560606087</text:p>
              </table:table-cell>
              <table:table-cell office:value-type="float" office:value="-31.9551431543807">
                <text:p>-31.9551431543807</text:p>
              </table:table-cell>
              <table:table-cell office:value-type="float" office:value="6.39382625221947">
                <text:p>6.39382625221947</text:p>
              </table:table-cell>
              <table:table-cell office:value-type="float" office:value="-98.2584209105426">
                <text:p>-98.2584209105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5582871953145">
                <text:p>20.5582871953145</text:p>
              </table:table-cell>
              <table:table-cell office:value-type="float" office:value="-16.3478411996193">
                <text:p>-16.3478411996193</text:p>
              </table:table-cell>
              <table:table-cell office:value-type="float" office:value="25.2093734423688">
                <text:p>25.2093734423688</text:p>
              </table:table-cell>
              <table:table-cell office:value-type="float" office:value="-85.9888990486643">
                <text:p>-85.9888990486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2080753452844">
                <text:p>33.2080753452844</text:p>
              </table:table-cell>
              <table:table-cell office:value-type="float" office:value="-9.51435937517545">
                <text:p>-9.51435937517545</text:p>
              </table:table-cell>
              <table:table-cell office:value-type="float" office:value="39.3705508198418">
                <text:p>39.3705508198418</text:p>
              </table:table-cell>
              <table:table-cell office:value-type="float" office:value="-74.5373453109112">
                <text:p>-74.5373453109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.3114500559709">
                <text:p>35.3114500559709</text:p>
              </table:table-cell>
              <table:table-cell office:value-type="float" office:value="5.54530231895114">
                <text:p>5.54530231895114</text:p>
              </table:table-cell>
              <table:table-cell office:value-type="float" office:value="44.877358384638">
                <text:p>44.877358384638</text:p>
              </table:table-cell>
              <table:table-cell office:value-type="float" office:value="-62.9037596972833">
                <text:p>-62.9037596972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684113273739">
                <text:p>32.8684113273739</text:p>
              </table:table-cell>
              <table:table-cell office:value-type="float" office:value="16.8311438827602">
                <text:p>16.8311438827602</text:p>
              </table:table-cell>
              <table:table-cell office:value-type="float" office:value="44.7297961367576">
                <text:p>44.7297961367576</text:p>
              </table:table-cell>
              <table:table-cell office:value-type="float" office:value="-49.0881422077805">
                <text:p>-49.0881422077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8789591594932">
                <text:p>27.8789591594932</text:p>
              </table:table-cell>
              <table:table-cell office:value-type="float" office:value="36.343165316252">
                <text:p>36.343165316252</text:p>
              </table:table-cell>
              <table:table-cell office:value-type="float" office:value="38.9278640762006">
                <text:p>38.9278640762006</text:p>
              </table:table-cell>
              <table:table-cell office:value-type="float" office:value="-37.0904928424029">
                <text:p>-37.09049284240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3430935523288">
                <text:p>28.3430935523288</text:p>
              </table:table-cell>
              <table:table-cell office:value-type="float" office:value="45.0813666194263">
                <text:p>45.0813666194263</text:p>
              </table:table-cell>
              <table:table-cell office:value-type="float" office:value="39.4715622029669">
                <text:p>39.4715622029669</text:p>
              </table:table-cell>
              <table:table-cell office:value-type="float" office:value="-18.9108116011507">
                <text:p>-18.9108116011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2608145058809">
                <text:p>30.2608145058809</text:p>
              </table:table-cell>
              <table:table-cell office:value-type="float" office:value="60.045747792283">
                <text:p>60.045747792283</text:p>
              </table:table-cell>
              <table:table-cell office:value-type="float" office:value="44.3608905170565">
                <text:p>44.3608905170565</text:p>
              </table:table-cell>
              <table:table-cell office:value-type="float" office:value="-1.54909848402372">
                <text:p>-1.54909848402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.6321220201496">
                <text:p>35.6321220201496</text:p>
              </table:table-cell>
              <table:table-cell office:value-type="float" office:value="67.2363088348225">
                <text:p>67.2363088348225</text:p>
              </table:table-cell>
              <table:table-cell office:value-type="float" office:value="50.5958490184696">
                <text:p>50.5958490184696</text:p>
              </table:table-cell>
              <table:table-cell office:value-type="float" office:value="12.9946465089781">
                <text:p>12.9946465089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4570160951346">
                <text:p>42.4570160951346</text:p>
              </table:table-cell>
              <table:table-cell office:value-type="float" office:value="103.653049747044">
                <text:p>103.653049747044</text:p>
              </table:table-cell>
              <table:table-cell office:value-type="float" office:value="57.1764377072061">
                <text:p>57.1764377072061</text:p>
              </table:table-cell>
              <table:table-cell office:value-type="float" office:value="23.7204233778546">
                <text:p>23.7204233778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7354967308361">
                <text:p>90.7354967308361</text:p>
              </table:table-cell>
              <table:table-cell office:value-type="float" office:value="176.295970528949">
                <text:p>176.295970528949</text:p>
              </table:table-cell>
              <table:table-cell office:value-type="float" office:value="114.102656583266">
                <text:p>114.102656583266</text:p>
              </table:table-cell>
              <table:table-cell office:value-type="float" office:value="64.6282321226061">
                <text:p>64.6282321226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.467563927254">
                <text:p>210.467563927254</text:p>
              </table:table-cell>
              <table:table-cell office:value-type="float" office:value="304.165071180536">
                <text:p>304.165071180536</text:p>
              </table:table-cell>
              <table:table-cell office:value-type="float" office:value="253.374505646649">
                <text:p>253.374505646649</text:p>
              </table:table-cell>
              <table:table-cell office:value-type="float" office:value="97.7180727432321">
                <text:p>97.7180727432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6.653217684388">
                <text:p>396.653217684388</text:p>
              </table:table-cell>
              <table:table-cell office:value-type="float" office:value="471.260351701806">
                <text:p>471.260351701806</text:p>
              </table:table-cell>
              <table:table-cell office:value-type="float" office:value="464.991984897356">
                <text:p>464.991984897356</text:p>
              </table:table-cell>
              <table:table-cell office:value-type="float" office:value="238.989945239733">
                <text:p>238.989945239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.292458002239">
                <text:p>591.292458002239</text:p>
              </table:table-cell>
              <table:table-cell office:value-type="float" office:value="678.581812092758">
                <text:p>678.581812092758</text:p>
              </table:table-cell>
              <table:table-cell office:value-type="float" office:value="685.955094335385">
                <text:p>685.955094335385</text:p>
              </table:table-cell>
              <table:table-cell office:value-type="float" office:value="381.443849612109">
                <text:p>381.443849612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4.385284880806">
                <text:p>784.385284880806</text:p>
              </table:table-cell>
              <table:table-cell office:value-type="float" office:value="863.129452353393">
                <text:p>863.129452353393</text:p>
              </table:table-cell>
              <table:table-cell office:value-type="float" office:value="907.263833960739">
                <text:p>907.263833960739</text:p>
              </table:table-cell>
              <table:table-cell office:value-type="float" office:value="616.079785860359">
                <text:p>616.079785860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3.93169832009">
                <text:p>933.93169832009</text:p>
              </table:table-cell>
              <table:table-cell office:value-type="float" office:value="1003.90327248371">
                <text:p>1003.90327248371</text:p>
              </table:table-cell>
              <table:table-cell office:value-type="float" office:value="1079.91820377342">
                <text:p>1079.91820377342</text:p>
              </table:table-cell>
              <table:table-cell office:value-type="float" office:value="818.897753984484">
                <text:p>818.897753984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1.93169832009">
                <text:p>1011.93169832009</text:p>
              </table:table-cell>
              <table:table-cell office:value-type="float" office:value="1092.90327248371">
                <text:p>1092.90327248371</text:p>
              </table:table-cell>
              <table:table-cell office:value-type="float" office:value="1168.91820377342">
                <text:p>1168.91820377342</text:p>
              </table:table-cell>
              <table:table-cell office:value-type="float" office:value="1030.89775398448">
                <text:p>1030.89775398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1.38528488081">
                <text:p>1021.38528488081</text:p>
              </table:table-cell>
              <table:table-cell office:value-type="float" office:value="1139.12945235339">
                <text:p>1139.12945235339</text:p>
              </table:table-cell>
              <table:table-cell office:value-type="float" office:value="1180.26383396074">
                <text:p>1180.26383396074</text:p>
              </table:table-cell>
              <table:table-cell office:value-type="float" office:value="1133.07978586036">
                <text:p>1133.07978586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1.29245800224">
                <text:p>1021.29245800224</text:p>
              </table:table-cell>
              <table:table-cell office:value-type="float" office:value="1146.58181209276">
                <text:p>1146.58181209276</text:p>
              </table:table-cell>
              <table:table-cell office:value-type="float" office:value="1179.95509433539">
                <text:p>1179.95509433539</text:p>
              </table:table-cell>
              <table:table-cell office:value-type="float" office:value="1235.44384961211">
                <text:p>1235.44384961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.65321768439">
                <text:p>1019.65321768439</text:p>
              </table:table-cell>
              <table:table-cell office:value-type="float" office:value="1145.26035170181">
                <text:p>1145.26035170181</text:p>
              </table:table-cell>
              <table:table-cell office:value-type="float" office:value="1178.99198489736">
                <text:p>1178.99198489736</text:p>
              </table:table-cell>
              <table:table-cell office:value-type="float" office:value="1243.98994523973">
                <text:p>1243.98994523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8.46756392725">
                <text:p>1018.46756392725</text:p>
              </table:table-cell>
              <table:table-cell office:value-type="float" office:value="1144.16507118054">
                <text:p>1144.16507118054</text:p>
              </table:table-cell>
              <table:table-cell office:value-type="float" office:value="1175.37450564665">
                <text:p>1175.37450564665</text:p>
              </table:table-cell>
              <table:table-cell office:value-type="float" office:value="1252.71807274323">
                <text:p>1252.718072743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3.73549673084">
                <text:p>1013.73549673084</text:p>
              </table:table-cell>
              <table:table-cell office:value-type="float" office:value="1143.29597052895">
                <text:p>1143.29597052895</text:p>
              </table:table-cell>
              <table:table-cell office:value-type="float" office:value="1169.10265658327">
                <text:p>1169.10265658327</text:p>
              </table:table-cell>
              <table:table-cell office:value-type="float" office:value="1250.62823212261">
                <text:p>1250.62823212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8.45701609513">
                <text:p>1008.45701609513</text:p>
              </table:table-cell>
              <table:table-cell office:value-type="float" office:value="1139.65304974704">
                <text:p>1139.65304974704</text:p>
              </table:table-cell>
              <table:table-cell office:value-type="float" office:value="1164.17643770721">
                <text:p>1164.17643770721</text:p>
              </table:table-cell>
              <table:table-cell office:value-type="float" office:value="1247.72042337785">
                <text:p>1247.72042337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1.63212202015">
                <text:p>1001.63212202015</text:p>
              </table:table-cell>
              <table:table-cell office:value-type="float" office:value="1134.23630883482">
                <text:p>1134.23630883482</text:p>
              </table:table-cell>
              <table:table-cell office:value-type="float" office:value="1157.59584901847">
                <text:p>1157.59584901847</text:p>
              </table:table-cell>
              <table:table-cell office:value-type="float" office:value="1242.99464650898">
                <text:p>1242.99464650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2.260814505881">
                <text:p>962.260814505881</text:p>
              </table:table-cell>
              <table:table-cell office:value-type="float" office:value="1129.04574779228">
                <text:p>1129.04574779228</text:p>
              </table:table-cell>
              <table:table-cell office:value-type="float" office:value="1112.36089051706">
                <text:p>1112.36089051706</text:p>
              </table:table-cell>
              <table:table-cell office:value-type="float" office:value="1237.45090151598">
                <text:p>1237.450901515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8.343093552329">
                <text:p>848.343093552329</text:p>
              </table:table-cell>
              <table:table-cell office:value-type="float" office:value="1124.08136661943">
                <text:p>1124.08136661943</text:p>
              </table:table-cell>
              <table:table-cell office:value-type="float" office:value="984.471562202967">
                <text:p>984.471562202967</text:p>
              </table:table-cell>
              <table:table-cell office:value-type="float" office:value="1230.08918839885">
                <text:p>1230.08918839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9.878959159493">
                <text:p>669.878959159493</text:p>
              </table:table-cell>
              <table:table-cell office:value-type="float" office:value="1115.34316531625">
                <text:p>1115.34316531625</text:p>
              </table:table-cell>
              <table:table-cell office:value-type="float" office:value="782.927864076201">
                <text:p>782.927864076201</text:p>
              </table:table-cell>
              <table:table-cell office:value-type="float" office:value="1222.9095071576">
                <text:p>1222.9095071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1.868411327374">
                <text:p>471.868411327374</text:p>
              </table:table-cell>
              <table:table-cell office:value-type="float" office:value="1106.83114388276">
                <text:p>1106.83114388276</text:p>
              </table:table-cell>
              <table:table-cell office:value-type="float" office:value="559.729796136758">
                <text:p>559.729796136758</text:p>
              </table:table-cell>
              <table:table-cell office:value-type="float" office:value="1214.91185779222">
                <text:p>1214.91185779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2.311450055971">
                <text:p>272.311450055971</text:p>
              </table:table-cell>
              <table:table-cell office:value-type="float" office:value="1098.54530231895">
                <text:p>1098.54530231895</text:p>
              </table:table-cell>
              <table:table-cell office:value-type="float" office:value="334.877358384638">
                <text:p>334.877358384638</text:p>
              </table:table-cell>
              <table:table-cell office:value-type="float" office:value="1206.09624030272">
                <text:p>1206.09624030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.208075345284">
                <text:p>106.208075345284</text:p>
              </table:table-cell>
              <table:table-cell office:value-type="float" office:value="1089.48564062482">
                <text:p>1089.48564062482</text:p>
              </table:table-cell>
              <table:table-cell office:value-type="float" office:value="145.370550819842">
                <text:p>145.370550819842</text:p>
              </table:table-cell>
              <table:table-cell office:value-type="float" office:value="1196.46265468909">
                <text:p>1196.46265468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5582871953145">
                <text:p>12.5582871953145</text:p>
              </table:table-cell>
              <table:table-cell office:value-type="float" office:value="1077.65215880038">
                <text:p>1077.65215880038</text:p>
              </table:table-cell>
              <table:table-cell office:value-type="float" office:value="39.2093734423688">
                <text:p>39.2093734423688</text:p>
              </table:table-cell>
              <table:table-cell office:value-type="float" office:value="1186.01110095134">
                <text:p>1186.01110095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8.6379143939391">
                <text:p>-18.6379143939391</text:p>
              </table:table-cell>
              <table:table-cell office:value-type="float" office:value="1066.04485684562">
                <text:p>1066.04485684562</text:p>
              </table:table-cell>
              <table:table-cell office:value-type="float" office:value="5.39382625221947">
                <text:p>5.39382625221947</text:p>
              </table:table-cell>
              <table:table-cell office:value-type="float" office:value="1173.74157908946">
                <text:p>1173.74157908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0.3805294224762">
                <text:p>-30.3805294224762</text:p>
              </table:table-cell>
              <table:table-cell office:value-type="float" office:value="1052.66373476054">
                <text:p>1052.66373476054</text:p>
              </table:table-cell>
              <table:table-cell office:value-type="float" office:value="-9.07609075060668">
                <text:p>-9.07609075060668</text:p>
              </table:table-cell>
              <table:table-cell office:value-type="float" office:value="1160.65408910345">
                <text:p>1160.65408910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1.6695578902968">
                <text:p>-41.6695578902968</text:p>
              </table:table-cell>
              <table:table-cell office:value-type="float" office:value="1037.50879254514">
                <text:p>1037.50879254514</text:p>
              </table:table-cell>
              <table:table-cell office:value-type="float" office:value="-22.2003775661094">
                <text:p>-22.2003775661094</text:p>
              </table:table-cell>
              <table:table-cell office:value-type="float" office:value="1146.74863099333">
                <text:p>1146.74863099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4.5049997974011">
                <text:p>-54.5049997974011</text:p>
              </table:table-cell>
              <table:table-cell office:value-type="float" office:value="1018.58003019943">
                <text:p>1018.58003019943</text:p>
              </table:table-cell>
              <table:table-cell office:value-type="float" office:value="-33.9790341942889">
                <text:p>-33.9790341942889</text:p>
              </table:table-cell>
              <table:table-cell office:value-type="float" office:value="1128.02520475907">
                <text:p>1128.02520475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6.886855143789">
                <text:p>-66.886855143789</text:p>
              </table:table-cell>
              <table:table-cell office:value-type="float" office:value="977.8774477234">
                <text:p>977.8774477234</text:p>
              </table:table-cell>
              <table:table-cell office:value-type="float" office:value="-46.4120606351448">
                <text:p>-46.4120606351448</text:p>
              </table:table-cell>
              <table:table-cell office:value-type="float" office:value="1108.48381040069">
                <text:p>1108.483810400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3.8151239294605">
                <text:p>-73.8151239294605</text:p>
              </table:table-cell>
              <table:table-cell office:value-type="float" office:value="891.401045117051">
                <text:p>891.401045117051</text:p>
              </table:table-cell>
              <table:table-cell office:value-type="float" office:value="-54.4994568886775">
                <text:p>-54.4994568886775</text:p>
              </table:table-cell>
              <table:table-cell office:value-type="float" office:value="1064.12444791819">
                <text:p>1064.12444791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0.2898061544154">
                <text:p>-80.2898061544154</text:p>
              </table:table-cell>
              <table:table-cell office:value-type="float" office:value="757.150822380385">
                <text:p>757.150822380385</text:p>
              </table:table-cell>
              <table:table-cell office:value-type="float" office:value="-63.2412229548868">
                <text:p>-63.2412229548868</text:p>
              </table:table-cell>
              <table:table-cell office:value-type="float" office:value="1018.94711731156">
                <text:p>1018.94711731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5.310901818654">
                <text:p>-85.310901818654</text:p>
              </table:table-cell>
              <table:table-cell office:value-type="float" office:value="567.126779513402">
                <text:p>567.126779513402</text:p>
              </table:table-cell>
              <table:table-cell office:value-type="float" office:value="-68.6373588337729">
                <text:p>-68.6373588337729</text:p>
              </table:table-cell>
              <table:table-cell office:value-type="float" office:value="867.951818580803">
                <text:p>867.951818580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9.8784109221763">
                <text:p>-89.8784109221763</text:p>
              </table:table-cell>
              <table:table-cell office:value-type="float" office:value="337.328916516101">
                <text:p>337.328916516101</text:p>
              </table:table-cell>
              <table:table-cell office:value-type="float" office:value="-74.6878645253353">
                <text:p>-74.6878645253353</text:p>
              </table:table-cell>
              <table:table-cell office:value-type="float" office:value="720.138551725922">
                <text:p>720.138551725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5.992333464982">
                <text:p>-95.992333464982</text:p>
              </table:table-cell>
              <table:table-cell office:value-type="float" office:value="106.757233388483">
                <text:p>106.757233388483</text:p>
              </table:table-cell>
              <table:table-cell office:value-type="float" office:value="-82.3927400295745">
                <text:p>-82.3927400295745</text:p>
              </table:table-cell>
              <table:table-cell office:value-type="float" office:value="463.507316746917">
                <text:p>463.5073167469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4.652669447071">
                <text:p>-104.652669447071</text:p>
              </table:table-cell>
              <table:table-cell office:value-type="float" office:value="-74.5882698694531">
                <text:p>-74.5882698694531</text:p>
              </table:table-cell>
              <table:table-cell office:value-type="float" office:value="-93.7519853464905">
                <text:p>-93.7519853464905</text:p>
              </table:table-cell>
              <table:table-cell office:value-type="float" office:value="230.058113643786">
                <text:p>230.058113643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5.859418868444">
                <text:p>-115.859418868444</text:p>
              </table:table-cell>
              <table:table-cell office:value-type="float" office:value="-209.707593257706">
                <text:p>-209.707593257706</text:p>
              </table:table-cell>
              <table:table-cell office:value-type="float" office:value="-105.765600476083">
                <text:p>-105.765600476083</text:p>
              </table:table-cell>
              <table:table-cell office:value-type="float" office:value="-26.2090575834695">
                <text:p>-26.2090575834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6.6125817291">
                <text:p>-126.6125817291</text:p>
              </table:table-cell>
              <table:table-cell office:value-type="float" office:value="-281.600736776277">
                <text:p>-281.600736776277</text:p>
              </table:table-cell>
              <table:table-cell office:value-type="float" office:value="-118.433585418352">
                <text:p>-118.433585418352</text:p>
              </table:table-cell>
              <table:table-cell office:value-type="float" office:value="-178.294196934851">
                <text:p>-178.29419693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8.91215802904">
                <text:p>-138.91215802904</text:p>
              </table:table-cell>
              <table:table-cell office:value-type="float" office:value="-314.267700425165">
                <text:p>-314.267700425165</text:p>
              </table:table-cell>
              <table:table-cell office:value-type="float" office:value="-131.755940173298">
                <text:p>-131.755940173298</text:p>
              </table:table-cell>
              <table:table-cell office:value-type="float" office:value="-319.197304410357">
                <text:p>-319.1973044103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8.758147768264">
                <text:p>-148.758147768264</text:p>
              </table:table-cell>
              <table:table-cell office:value-type="float" office:value="-311.70848420437">
                <text:p>-311.70848420437</text:p>
              </table:table-cell>
              <table:table-cell office:value-type="float" office:value="-142.73266474092">
                <text:p>-142.73266474092</text:p>
              </table:table-cell>
              <table:table-cell office:value-type="float" office:value="-352.918380009988">
                <text:p>-352.918380009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60.150550946771">
                <text:p>-160.150550946771</text:p>
              </table:table-cell>
              <table:table-cell office:value-type="float" office:value="-308.923088113893">
                <text:p>-308.923088113893</text:p>
              </table:table-cell>
              <table:table-cell office:value-type="float" office:value="-155.363759121219">
                <text:p>-155.363759121219</text:p>
              </table:table-cell>
              <table:table-cell office:value-type="float" office:value="-375.457423733745">
                <text:p>-375.4574237337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70.089367564562">
                <text:p>-170.089367564562</text:p>
              </table:table-cell>
              <table:table-cell office:value-type="float" office:value="-301.911512153733">
                <text:p>-301.911512153733</text:p>
              </table:table-cell>
              <table:table-cell office:value-type="float" office:value="-164.649223314195">
                <text:p>-164.649223314195</text:p>
              </table:table-cell>
              <table:table-cell office:value-type="float" office:value="-376.814435581627">
                <text:p>-376.814435581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0.574597621636">
                <text:p>-180.574597621636</text:p>
              </table:table-cell>
              <table:table-cell office:value-type="float" office:value="-306.673756323891">
                <text:p>-306.673756323891</text:p>
              </table:table-cell>
              <table:table-cell office:value-type="float" office:value="-175.589057319847">
                <text:p>-175.589057319847</text:p>
              </table:table-cell>
              <table:table-cell office:value-type="float" office:value="-366.989415553634">
                <text:p>-366.989415553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7.606241117994">
                <text:p>-187.606241117994</text:p>
              </table:table-cell>
              <table:table-cell office:value-type="float" office:value="-313.209820624366">
                <text:p>-313.209820624366</text:p>
              </table:table-cell>
              <table:table-cell office:value-type="float" office:value="-184.183261138176">
                <text:p>-184.183261138176</text:p>
              </table:table-cell>
              <table:table-cell office:value-type="float" office:value="-369.982363649767">
                <text:p>-369.982363649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90.184298053636">
                <text:p>-190.184298053636</text:p>
              </table:table-cell>
              <table:table-cell office:value-type="float" office:value="-335.519705055158">
                <text:p>-335.519705055158</text:p>
              </table:table-cell>
              <table:table-cell office:value-type="float" office:value="-188.431834769181">
                <text:p>-188.431834769181</text:p>
              </table:table-cell>
              <table:table-cell office:value-type="float" office:value="-381.793279870024">
                <text:p>-381.793279870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89.308768428561">
                <text:p>-189.308768428561</text:p>
              </table:table-cell>
              <table:table-cell office:value-type="float" office:value="-356.603409616268">
                <text:p>-356.603409616268</text:p>
              </table:table-cell>
              <table:table-cell office:value-type="float" office:value="-188.334778212864">
                <text:p>-188.334778212864</text:p>
              </table:table-cell>
              <table:table-cell office:value-type="float" office:value="-406.422164214407">
                <text:p>-406.422164214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90.979652242769">
                <text:p>-190.979652242769</text:p>
              </table:table-cell>
              <table:table-cell office:value-type="float" office:value="-384.460934307695">
                <text:p>-384.460934307695</text:p>
              </table:table-cell>
              <table:table-cell office:value-type="float" office:value="-190.892091469222">
                <text:p>-190.892091469222</text:p>
              </table:table-cell>
              <table:table-cell office:value-type="float" office:value="-422.869016682915">
                <text:p>-422.869016682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89.196949496261">
                <text:p>-189.196949496261</text:p>
              </table:table-cell>
              <table:table-cell office:value-type="float" office:value="-402.09227912944">
                <text:p>-402.09227912944</text:p>
              </table:table-cell>
              <table:table-cell office:value-type="float" office:value="-190.103774538258">
                <text:p>-190.103774538258</text:p>
              </table:table-cell>
              <table:table-cell office:value-type="float" office:value="-452.133837275549">
                <text:p>-452.133837275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87.960660189037">
                <text:p>-187.960660189037</text:p>
              </table:table-cell>
              <table:table-cell office:value-type="float" office:value="-419.497444081502">
                <text:p>-419.497444081502</text:p>
              </table:table-cell>
              <table:table-cell office:value-type="float" office:value="-189.96982741997">
                <text:p>-189.96982741997</text:p>
              </table:table-cell>
              <table:table-cell office:value-type="float" office:value="-477.216625992307">
                <text:p>-477.2166259923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94.270784321096">
                <text:p>-194.270784321096</text:p>
              </table:table-cell>
              <table:table-cell office:value-type="float" office:value="-430.676429163882">
                <text:p>-430.676429163882</text:p>
              </table:table-cell>
              <table:table-cell office:value-type="float" office:value="-194.490250114359">
                <text:p>-194.490250114359</text:p>
              </table:table-cell>
              <table:table-cell office:value-type="float" office:value="-495.117382833191">
                <text:p>-495.117382833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5.127321892439">
                <text:p>-205.127321892439</text:p>
              </table:table-cell>
              <table:table-cell office:value-type="float" office:value="-449.629234376579">
                <text:p>-449.629234376579</text:p>
              </table:table-cell>
              <table:table-cell office:value-type="float" office:value="-205.665042621424">
                <text:p>-205.665042621424</text:p>
              </table:table-cell>
              <table:table-cell office:value-type="float" office:value="-506.8361077982">
                <text:p>-506.83610779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13.530272903066">
                <text:p>-213.530272903066</text:p>
              </table:table-cell>
              <table:table-cell office:value-type="float" office:value="-460.355859719594">
                <text:p>-460.355859719594</text:p>
              </table:table-cell>
              <table:table-cell office:value-type="float" office:value="-216.494204941166">
                <text:p>-216.494204941166</text:p>
              </table:table-cell>
              <table:table-cell office:value-type="float" office:value="-528.372800887334">
                <text:p>-528.372800887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25.479637352975">
                <text:p>-225.479637352975</text:p>
              </table:table-cell>
              <table:table-cell office:value-type="float" office:value="-483.856305192925">
                <text:p>-483.856305192925</text:p>
              </table:table-cell>
              <table:table-cell office:value-type="float" office:value="-229.977737073584">
                <text:p>-229.977737073584</text:p>
              </table:table-cell>
              <table:table-cell office:value-type="float" office:value="-542.727462100594">
                <text:p>-542.727462100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36.975415242169">
                <text:p>-236.975415242169</text:p>
              </table:table-cell>
              <table:table-cell office:value-type="float" office:value="-502.130570796575">
                <text:p>-502.130570796575</text:p>
              </table:table-cell>
              <table:table-cell office:value-type="float" office:value="-242.11563901868">
                <text:p>-242.11563901868</text:p>
              </table:table-cell>
              <table:table-cell office:value-type="float" office:value="-562.900091437978">
                <text:p>-562.9000914379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44.017606570646">
                <text:p>-244.017606570646</text:p>
              </table:table-cell>
              <table:table-cell office:value-type="float" office:value="-526.178656530541">
                <text:p>-526.178656530541</text:p>
              </table:table-cell>
              <table:table-cell office:value-type="float" office:value="-249.907910776452">
                <text:p>-249.907910776452</text:p>
              </table:table-cell>
              <table:table-cell office:value-type="float" office:value="-579.890688899488">
                <text:p>-579.8906888994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44.606211338407">
                <text:p>-244.606211338407</text:p>
              </table:table-cell>
              <table:table-cell office:value-type="float" office:value="-545.000562394826">
                <text:p>-545.000562394826</text:p>
              </table:table-cell>
              <table:table-cell office:value-type="float" office:value="-250.3545523469">
                <text:p>-250.3545523469</text:p>
              </table:table-cell>
              <table:table-cell office:value-type="float" office:value="-604.699254485123">
                <text:p>-604.699254485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35.741229545451">
                <text:p>-235.741229545451</text:p>
              </table:table-cell>
              <table:table-cell office:value-type="float" office:value="-573.596288389427">
                <text:p>-573.596288389427</text:p>
              </table:table-cell>
              <table:table-cell office:value-type="float" office:value="-241.455563730025">
                <text:p>-241.455563730025</text:p>
              </table:table-cell>
              <table:table-cell office:value-type="float" office:value="-624.325788194884">
                <text:p>-624.325788194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19.422661191779">
                <text:p>-219.422661191779</text:p>
              </table:table-cell>
              <table:table-cell office:value-type="float" office:value="-591.965834514346">
                <text:p>-591.965834514346</text:p>
              </table:table-cell>
              <table:table-cell office:value-type="float" office:value="-224.210944925827">
                <text:p>-224.210944925827</text:p>
              </table:table-cell>
              <table:table-cell office:value-type="float" office:value="-652.770290028769">
                <text:p>-652.7702900287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03.650506277391">
                <text:p>-203.650506277391</text:p>
              </table:table-cell>
              <table:table-cell office:value-type="float" office:value="-614.109200769583">
                <text:p>-614.109200769583</text:p>
              </table:table-cell>
              <table:table-cell office:value-type="float" office:value="-207.620695934305">
                <text:p>-207.620695934305</text:p>
              </table:table-cell>
              <table:table-cell office:value-type="float" office:value="-675.03275998678">
                <text:p>-675.03275998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86.424764802286">
                <text:p>-186.424764802286</text:p>
              </table:table-cell>
              <table:table-cell office:value-type="float" office:value="-628.026387155137">
                <text:p>-628.026387155137</text:p>
              </table:table-cell>
              <table:table-cell office:value-type="float" office:value="-191.68481675546">
                <text:p>-191.68481675546</text:p>
              </table:table-cell>
              <table:table-cell office:value-type="float" office:value="-702.113198068916">
                <text:p>-702.113198068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63.745436766464">
                <text:p>-163.745436766464</text:p>
              </table:table-cell>
              <table:table-cell office:value-type="float" office:value="-644.717393671008">
                <text:p>-644.717393671008</text:p>
              </table:table-cell>
              <table:table-cell office:value-type="float" office:value="-169.403307389292">
                <text:p>-169.403307389292</text:p>
              </table:table-cell>
              <table:table-cell office:value-type="float" office:value="-716.011604275177">
                <text:p>-716.0116042751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44.612522169926">
                <text:p>-144.612522169926</text:p>
              </table:table-cell>
              <table:table-cell office:value-type="float" office:value="-650.182220317197">
                <text:p>-650.182220317197</text:p>
              </table:table-cell>
              <table:table-cell office:value-type="float" office:value="-149.7761678358">
                <text:p>-149.7761678358</text:p>
              </table:table-cell>
              <table:table-cell office:value-type="float" office:value="-736.727978605564">
                <text:p>-736.727978605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4.026021012672">
                <text:p>-124.026021012672</text:p>
              </table:table-cell>
              <table:table-cell office:value-type="float" office:value="-659.420867093703">
                <text:p>-659.420867093703</text:p>
              </table:table-cell>
              <table:table-cell office:value-type="float" office:value="-129.803398094985">
                <text:p>-129.803398094985</text:p>
              </table:table-cell>
              <table:table-cell office:value-type="float" office:value="-742.262321060075">
                <text:p>-742.2623210600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8.9859332947014">
                <text:p>-98.9859332947014</text:p>
              </table:table-cell>
              <table:table-cell office:value-type="float" office:value="-651.433334000526">
                <text:p>-651.433334000526</text:p>
              </table:table-cell>
              <table:table-cell office:value-type="float" office:value="-106.484998166847">
                <text:p>-106.484998166847</text:p>
              </table:table-cell>
              <table:table-cell office:value-type="float" office:value="-755.614631638712">
                <text:p>-755.6146316387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5.4922590160143">
                <text:p>-65.4922590160143</text:p>
              </table:table-cell>
              <table:table-cell office:value-type="float" office:value="-640.219621037667">
                <text:p>-640.219621037667</text:p>
              </table:table-cell>
              <table:table-cell office:value-type="float" office:value="-74.8209680513851">
                <text:p>-74.8209680513851</text:p>
              </table:table-cell>
              <table:table-cell office:value-type="float" office:value="-741.784910341474">
                <text:p>-741.784910341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4.5449981766106">
                <text:p>-34.5449981766106</text:p>
              </table:table-cell>
              <table:table-cell office:value-type="float" office:value="-627.779728205126">
                <text:p>-627.779728205126</text:p>
              </table:table-cell>
              <table:table-cell office:value-type="float" office:value="-46.8113077485999">
                <text:p>-46.8113077485999</text:p>
              </table:table-cell>
              <table:table-cell office:value-type="float" office:value="-742.773157168362">
                <text:p>-742.7731571683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14415077649062">
                <text:p>-3.14415077649062</text:p>
              </table:table-cell>
              <table:table-cell office:value-type="float" office:value="-625.113655502902">
                <text:p>-625.113655502902</text:p>
              </table:table-cell>
              <table:table-cell office:value-type="float" office:value="-16.4560172584913">
                <text:p>-16.4560172584913</text:p>
              </table:table-cell>
              <table:table-cell office:value-type="float" office:value="-719.579372119374">
                <text:p>-719.579372119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7102831843458">
                <text:p>22.7102831843458</text:p>
              </table:table-cell>
              <table:table-cell office:value-type="float" office:value="-615.221402930995">
                <text:p>-615.221402930995</text:p>
              </table:table-cell>
              <table:table-cell office:value-type="float" office:value="6.24490341894057">
                <text:p>6.24490341894057</text:p>
              </table:table-cell>
              <table:table-cell office:value-type="float" office:value="-713.203555194512">
                <text:p>-713.203555194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.0183037058986">
                <text:p>49.0183037058986</text:p>
              </table:table-cell>
              <table:table-cell office:value-type="float" office:value="-615.102970489406">
                <text:p>-615.102970489406</text:p>
              </table:table-cell>
              <table:table-cell office:value-type="float" office:value="30.2914542836959">
                <text:p>30.2914542836959</text:p>
              </table:table-cell>
              <table:table-cell office:value-type="float" office:value="-693.645706393775">
                <text:p>-693.645706393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.7799107881679">
                <text:p>65.7799107881679</text:p>
              </table:table-cell>
              <table:table-cell office:value-type="float" office:value="-614.758358178134">
                <text:p>-614.758358178134</text:p>
              </table:table-cell>
              <table:table-cell office:value-type="float" office:value="43.6836353357744">
                <text:p>43.6836353357744</text:p>
              </table:table-cell>
              <table:table-cell office:value-type="float" office:value="-702.905825717163">
                <text:p>-702.905825717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.9951044311536">
                <text:p>73.9951044311536</text:p>
              </table:table-cell>
              <table:table-cell office:value-type="float" office:value="-609.187565997179">
                <text:p>-609.187565997179</text:p>
              </table:table-cell>
              <table:table-cell office:value-type="float" office:value="49.4214465751766">
                <text:p>49.4214465751766</text:p>
              </table:table-cell>
              <table:table-cell office:value-type="float" office:value="-684.983913164677">
                <text:p>-684.9839131646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.6638846348558">
                <text:p>72.6638846348558</text:p>
              </table:table-cell>
              <table:table-cell office:value-type="float" office:value="-593.390593946542">
                <text:p>-593.390593946542</text:p>
              </table:table-cell>
              <table:table-cell office:value-type="float" office:value="42.5048880019019">
                <text:p>42.5048880019019</text:p>
              </table:table-cell>
              <table:table-cell office:value-type="float" office:value="-692.879968736316">
                <text:p>-692.8799687363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7862513992743">
                <text:p>62.7862513992743</text:p>
              </table:table-cell>
              <table:table-cell office:value-type="float" office:value="-590.367442026223">
                <text:p>-590.367442026223</text:p>
              </table:table-cell>
              <table:table-cell office:value-type="float" office:value="27.9339596159507">
                <text:p>27.9339596159507</text:p>
              </table:table-cell>
              <table:table-cell office:value-type="float" office:value="-673.593992432079">
                <text:p>-673.593992432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.3622047244094">
                <text:p>41.3622047244094</text:p>
              </table:table-cell>
              <table:table-cell office:value-type="float" office:value="-599.11811023622">
                <text:p>-599.11811023622</text:p>
              </table:table-cell>
              <table:table-cell office:value-type="float" office:value="0.708661417322674">
                <text:p>0.708661417322674</text:p>
              </table:table-cell>
              <table:table-cell office:value-type="float" office:value="-669.125984251969">
                <text:p>-669.125984251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74cm" svg:height="8.992cm" xlink:href=".." xlink:type="simple" chart:class="chart:scatter" chart:style-name="ch1">
        <chart:plot-area chart:style-name="ch2" table:cell-range-address="Feuille1.E2:Feuille1.E129 Feuille1.G2:Feuille1.G129 Feuille1.M2:Feuille1.M129" svg:x="0.791cm" svg:y="0.851cm" svg:width="15.601cm" svg:height="7.542cm">
          <chartooo:coordinate-region svg:x="1.783cm" svg:y="1.063cm" svg:width="14.329cm" svg:height="6.65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G2:Feuille1.G129" chart:class="chart:scatter">
            <chart:domain table:cell-range-address="Feuille1.E2:Feuille1.E129"/>
            <chart:data-point chart:repeated="128"/>
          </chart:series>
          <chart:series chart:style-name="ch6" chart:values-cell-range-address="Feuille1.M2:Feuille1.M129" chart:class="chart:scatter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E2:Feuille1.E129</svg:desc>
                </draw:g>
              </table:table-cell>
              <table:table-cell office:value-type="float" office:value="285">
                <text:p>285</text:p>
                <draw:g>
                  <svg:desc>Feuille1.G2:Feuille1.G129</svg:desc>
                </draw:g>
              </table:table-cell>
              <table:table-cell office:value-type="float" office:value="33.8818897637796">
                <text:p>33.8818897637796</text:p>
                <draw:g>
                  <svg:desc>Feuille1.M2:Feuille1.M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82.6325579737772">
                <text:p>82.6325579737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130.609406053458">
                <text:p>130.609406053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8">
                <text:p>328</text:p>
              </table:table-cell>
              <table:table-cell office:value-type="float" office:value="177.812434002821">
                <text:p>177.812434002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224.241641821866">
                <text:p>224.241641821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9.897029510594">
                <text:p>269.897029510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59">
                <text:p>459</text:p>
              </table:table-cell>
              <table:table-cell office:value-type="float" office:value="314.778597069005">
                <text:p>314.77859706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24">
                <text:p>524</text:p>
              </table:table-cell>
              <table:table-cell office:value-type="float" office:value="358.886344497098">
                <text:p>358.886344497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91">
                <text:p>591</text:p>
              </table:table-cell>
              <table:table-cell office:value-type="float" office:value="402.220271794874">
                <text:p>402.220271794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1">
                <text:p>661</text:p>
              </table:table-cell>
              <table:table-cell office:value-type="float" office:value="444.780378962333">
                <text:p>444.78037896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0">
                <text:p>730</text:p>
              </table:table-cell>
              <table:table-cell office:value-type="float" office:value="486.566665999474">
                <text:p>486.566665999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1">
                <text:p>781</text:p>
              </table:table-cell>
              <table:table-cell office:value-type="float" office:value="527.579132906297">
                <text:p>527.579132906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08">
                <text:p>808</text:p>
              </table:table-cell>
              <table:table-cell office:value-type="float" office:value="567.817779682803">
                <text:p>567.817779682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37">
                <text:p>837</text:p>
              </table:table-cell>
              <table:table-cell office:value-type="float" office:value="607.282606328992">
                <text:p>607.282606328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93">
                <text:p>893</text:p>
              </table:table-cell>
              <table:table-cell office:value-type="float" office:value="645.973612844863">
                <text:p>645.973612844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48">
                <text:p>948</text:p>
              </table:table-cell>
              <table:table-cell office:value-type="float" office:value="683.890799230417">
                <text:p>683.890799230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14">
                <text:p>1014</text:p>
              </table:table-cell>
              <table:table-cell office:value-type="float" office:value="721.034165485654">
                <text:p>721.034165485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03">
                <text:p>1103</text:p>
              </table:table-cell>
              <table:table-cell office:value-type="float" office:value="757.403711610573">
                <text:p>757.403711610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90">
                <text:p>1190</text:p>
              </table:table-cell>
              <table:table-cell office:value-type="float" office:value="792.999437605174">
                <text:p>792.999437605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21">
                <text:p>1221</text:p>
              </table:table-cell>
              <table:table-cell office:value-type="float" office:value="827.821343469459">
                <text:p>827.821343469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46">
                <text:p>1246</text:p>
              </table:table-cell>
              <table:table-cell office:value-type="float" office:value="861.869429203425">
                <text:p>861.869429203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84">
                <text:p>1284</text:p>
              </table:table-cell>
              <table:table-cell office:value-type="float" office:value="895.143694807075">
                <text:p>895.143694807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21">
                <text:p>1321</text:p>
              </table:table-cell>
              <table:table-cell office:value-type="float" office:value="927.644140280407">
                <text:p>927.644140280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37">
                <text:p>1337</text:p>
              </table:table-cell>
              <table:table-cell office:value-type="float" office:value="959.370765623421">
                <text:p>959.370765623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81">
                <text:p>1381</text:p>
              </table:table-cell>
              <table:table-cell office:value-type="float" office:value="990.323570836118">
                <text:p>990.323570836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20">
                <text:p>1420</text:p>
              </table:table-cell>
              <table:table-cell office:value-type="float" office:value="1020.5025559185">
                <text:p>1020.5025559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36">
                <text:p>1436</text:p>
              </table:table-cell>
              <table:table-cell office:value-type="float" office:value="1049.90772087056">
                <text:p>1049.90772087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36">
                <text:p>1436</text:p>
              </table:table-cell>
              <table:table-cell office:value-type="float" office:value="1078.5390656923">
                <text:p>1078.5390656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449">
                <text:p>1449</text:p>
              </table:table-cell>
              <table:table-cell office:value-type="float" office:value="1106.39659038373">
                <text:p>1106.39659038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47">
                <text:p>1447</text:p>
              </table:table-cell>
              <table:table-cell office:value-type="float" office:value="1133.48029494484">
                <text:p>1133.48029494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1159.79017937563">
                <text:p>1159.7901793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468">
                <text:p>1468</text:p>
              </table:table-cell>
              <table:table-cell office:value-type="float" office:value="1185.32624367611">
                <text:p>1185.32624367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79">
                <text:p>1479</text:p>
              </table:table-cell>
              <table:table-cell office:value-type="float" office:value="1210.08848784627">
                <text:p>1210.08848784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79">
                <text:p>1479</text:p>
              </table:table-cell>
              <table:table-cell office:value-type="float" office:value="1234.07691188611">
                <text:p>1234.07691188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87">
                <text:p>1487</text:p>
              </table:table-cell>
              <table:table-cell office:value-type="float" office:value="1257.29151579563">
                <text:p>1257.29151579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78">
                <text:p>1478</text:p>
              </table:table-cell>
              <table:table-cell office:value-type="float" office:value="1279.73229957484">
                <text:p>1279.73229957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78">
                <text:p>1478</text:p>
              </table:table-cell>
              <table:table-cell office:value-type="float" office:value="1301.39926322372">
                <text:p>1301.39926322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73">
                <text:p>1473</text:p>
              </table:table-cell>
              <table:table-cell office:value-type="float" office:value="1322.29240674229">
                <text:p>1322.29240674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80">
                <text:p>1480</text:p>
              </table:table-cell>
              <table:table-cell office:value-type="float" office:value="1342.41173013055">
                <text:p>1342.41173013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80">
                <text:p>1480</text:p>
              </table:table-cell>
              <table:table-cell office:value-type="float" office:value="1361.75723338848">
                <text:p>1361.75723338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91">
                <text:p>1491</text:p>
              </table:table-cell>
              <table:table-cell office:value-type="float" office:value="1380.3289165161">
                <text:p>1380.3289165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92">
                <text:p>1492</text:p>
              </table:table-cell>
              <table:table-cell office:value-type="float" office:value="1398.1267795134">
                <text:p>1398.1267795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08">
                <text:p>1508</text:p>
              </table:table-cell>
              <table:table-cell office:value-type="float" office:value="1415.15082238038">
                <text:p>1415.15082238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13">
                <text:p>1513</text:p>
              </table:table-cell>
              <table:table-cell office:value-type="float" office:value="1431.40104511705">
                <text:p>1431.40104511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24">
                <text:p>1524</text:p>
              </table:table-cell>
              <table:table-cell office:value-type="float" office:value="1446.8774477234">
                <text:p>1446.8774477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22">
                <text:p>1522</text:p>
              </table:table-cell>
              <table:table-cell office:value-type="float" office:value="1461.58003019943">
                <text:p>1461.58003019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530">
                <text:p>1530</text:p>
              </table:table-cell>
              <table:table-cell office:value-type="float" office:value="1475.50879254514">
                <text:p>1475.50879254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528">
                <text:p>1528</text:p>
              </table:table-cell>
              <table:table-cell office:value-type="float" office:value="1488.66373476054">
                <text:p>1488.66373476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33">
                <text:p>1533</text:p>
              </table:table-cell>
              <table:table-cell office:value-type="float" office:value="1501.04485684562">
                <text:p>1501.04485684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29">
                <text:p>1529</text:p>
              </table:table-cell>
              <table:table-cell office:value-type="float" office:value="1512.65215880038">
                <text:p>1512.65215880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33">
                <text:p>1533</text:p>
              </table:table-cell>
              <table:table-cell office:value-type="float" office:value="1523.48564062482">
                <text:p>1523.48564062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28">
                <text:p>1528</text:p>
              </table:table-cell>
              <table:table-cell office:value-type="float" office:value="1533.54530231895">
                <text:p>1533.545302318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26">
                <text:p>1526</text:p>
              </table:table-cell>
              <table:table-cell office:value-type="float" office:value="1542.83114388276">
                <text:p>1542.83114388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15">
                <text:p>1515</text:p>
              </table:table-cell>
              <table:table-cell office:value-type="float" office:value="1551.34316531625">
                <text:p>1551.34316531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14">
                <text:p>1514</text:p>
              </table:table-cell>
              <table:table-cell office:value-type="float" office:value="1559.08136661943">
                <text:p>1559.08136661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06">
                <text:p>1506</text:p>
              </table:table-cell>
              <table:table-cell office:value-type="float" office:value="1566.04574779228">
                <text:p>1566.04574779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05">
                <text:p>1505</text:p>
              </table:table-cell>
              <table:table-cell office:value-type="float" office:value="1572.23630883482">
                <text:p>1572.23630883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74">
                <text:p>1474</text:p>
              </table:table-cell>
              <table:table-cell office:value-type="float" office:value="1577.65304974704">
                <text:p>1577.65304974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06">
                <text:p>1406</text:p>
              </table:table-cell>
              <table:table-cell office:value-type="float" office:value="1582.29597052895">
                <text:p>1582.29597052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82">
                <text:p>1282</text:p>
              </table:table-cell>
              <table:table-cell office:value-type="float" office:value="1586.16507118054">
                <text:p>1586.16507118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18">
                <text:p>1118</text:p>
              </table:table-cell>
              <table:table-cell office:value-type="float" office:value="1589.26035170181">
                <text:p>1589.26035170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13">
                <text:p>913</text:p>
              </table:table-cell>
              <table:table-cell office:value-type="float" office:value="1591.58181209276">
                <text:p>1591.58181209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30">
                <text:p>730</text:p>
              </table:table-cell>
              <table:table-cell office:value-type="float" office:value="1593.12945235339">
                <text:p>1593.12945235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90">
                <text:p>590</text:p>
              </table:table-cell>
              <table:table-cell office:value-type="float" office:value="1593.90327248371">
                <text:p>1593.90327248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1">
                <text:p>501</text:p>
              </table:table-cell>
              <table:table-cell office:value-type="float" office:value="1593.90327248371">
                <text:p>1593.90327248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1593.12945235339">
                <text:p>1593.12945235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45">
                <text:p>445</text:p>
              </table:table-cell>
              <table:table-cell office:value-type="float" office:value="1591.58181209276">
                <text:p>1591.58181209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44">
                <text:p>444</text:p>
              </table:table-cell>
              <table:table-cell office:value-type="float" office:value="1589.26035170181">
                <text:p>1589.260351701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42">
                <text:p>442</text:p>
              </table:table-cell>
              <table:table-cell office:value-type="float" office:value="1586.16507118054">
                <text:p>1586.16507118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39">
                <text:p>439</text:p>
              </table:table-cell>
              <table:table-cell office:value-type="float" office:value="1582.29597052895">
                <text:p>1582.29597052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38">
                <text:p>438</text:p>
              </table:table-cell>
              <table:table-cell office:value-type="float" office:value="1577.65304974704">
                <text:p>1577.65304974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38">
                <text:p>438</text:p>
              </table:table-cell>
              <table:table-cell office:value-type="float" office:value="1572.23630883482">
                <text:p>1572.236308834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37">
                <text:p>437</text:p>
              </table:table-cell>
              <table:table-cell office:value-type="float" office:value="1566.04574779228">
                <text:p>1566.04574779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35">
                <text:p>435</text:p>
              </table:table-cell>
              <table:table-cell office:value-type="float" office:value="1559.08136661943">
                <text:p>1559.08136661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36">
                <text:p>436</text:p>
              </table:table-cell>
              <table:table-cell office:value-type="float" office:value="1551.34316531625">
                <text:p>1551.34316531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36">
                <text:p>436</text:p>
              </table:table-cell>
              <table:table-cell office:value-type="float" office:value="1542.83114388276">
                <text:p>1542.83114388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5">
                <text:p>435</text:p>
              </table:table-cell>
              <table:table-cell office:value-type="float" office:value="1533.54530231895">
                <text:p>1533.545302318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4">
                <text:p>434</text:p>
              </table:table-cell>
              <table:table-cell office:value-type="float" office:value="1523.48564062482">
                <text:p>1523.48564062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35">
                <text:p>435</text:p>
              </table:table-cell>
              <table:table-cell office:value-type="float" office:value="1512.65215880038">
                <text:p>1512.6521588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35">
                <text:p>435</text:p>
              </table:table-cell>
              <table:table-cell office:value-type="float" office:value="1501.04485684562">
                <text:p>1501.04485684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6">
                <text:p>436</text:p>
              </table:table-cell>
              <table:table-cell office:value-type="float" office:value="1488.66373476054">
                <text:p>1488.66373476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">
                <text:p>438</text:p>
              </table:table-cell>
              <table:table-cell office:value-type="float" office:value="1475.50879254514">
                <text:p>1475.50879254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3">
                <text:p>443</text:p>
              </table:table-cell>
              <table:table-cell office:value-type="float" office:value="1461.58003019943">
                <text:p>1461.58003019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69">
                <text:p>469</text:p>
              </table:table-cell>
              <table:table-cell office:value-type="float" office:value="1446.8774477234">
                <text:p>1446.8774477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40">
                <text:p>540</text:p>
              </table:table-cell>
              <table:table-cell office:value-type="float" office:value="1431.40104511705">
                <text:p>1431.4010451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58">
                <text:p>658</text:p>
              </table:table-cell>
              <table:table-cell office:value-type="float" office:value="1415.15082238038">
                <text:p>1415.15082238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1">
                <text:p>831</text:p>
              </table:table-cell>
              <table:table-cell office:value-type="float" office:value="1398.1267795134">
                <text:p>1398.1267795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43">
                <text:p>1043</text:p>
              </table:table-cell>
              <table:table-cell office:value-type="float" office:value="1380.3289165161">
                <text:p>1380.3289165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55">
                <text:p>1255</text:p>
              </table:table-cell>
              <table:table-cell office:value-type="float" office:value="1361.75723338848">
                <text:p>1361.757233388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17">
                <text:p>1417</text:p>
              </table:table-cell>
              <table:table-cell office:value-type="float" office:value="1342.41173013055">
                <text:p>1342.41173013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32">
                <text:p>1532</text:p>
              </table:table-cell>
              <table:table-cell office:value-type="float" office:value="1322.29240674229">
                <text:p>1322.29240674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83">
                <text:p>1583</text:p>
              </table:table-cell>
              <table:table-cell office:value-type="float" office:value="1301.39926322372">
                <text:p>1301.39926322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94">
                <text:p>1594</text:p>
              </table:table-cell>
              <table:table-cell office:value-type="float" office:value="1279.73229957484">
                <text:p>1279.73229957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69">
                <text:p>1569</text:p>
              </table:table-cell>
              <table:table-cell office:value-type="float" office:value="1257.29151579563">
                <text:p>1257.29151579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43">
                <text:p>1543</text:p>
              </table:table-cell>
              <table:table-cell office:value-type="float" office:value="1234.07691188611">
                <text:p>1234.07691188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12">
                <text:p>1512</text:p>
              </table:table-cell>
              <table:table-cell office:value-type="float" office:value="1210.08848784627">
                <text:p>1210.08848784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92">
                <text:p>1492</text:p>
              </table:table-cell>
              <table:table-cell office:value-type="float" office:value="1185.32624367611">
                <text:p>1185.32624367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3">
                <text:p>1473</text:p>
              </table:table-cell>
              <table:table-cell office:value-type="float" office:value="1159.79017937563">
                <text:p>1159.790179375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469">
                <text:p>1469</text:p>
              </table:table-cell>
              <table:table-cell office:value-type="float" office:value="1133.48029494484">
                <text:p>1133.48029494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63">
                <text:p>1463</text:p>
              </table:table-cell>
              <table:table-cell office:value-type="float" office:value="1106.39659038373">
                <text:p>1106.396590383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463">
                <text:p>1463</text:p>
              </table:table-cell>
              <table:table-cell office:value-type="float" office:value="1078.5390656923">
                <text:p>1078.5390656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452">
                <text:p>1452</text:p>
              </table:table-cell>
              <table:table-cell office:value-type="float" office:value="1049.90772087056">
                <text:p>1049.90772087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440">
                <text:p>1440</text:p>
              </table:table-cell>
              <table:table-cell office:value-type="float" office:value="1020.5025559185">
                <text:p>1020.50255591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421">
                <text:p>1421</text:p>
              </table:table-cell>
              <table:table-cell office:value-type="float" office:value="990.323570836118">
                <text:p>990.323570836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09">
                <text:p>1409</text:p>
              </table:table-cell>
              <table:table-cell office:value-type="float" office:value="959.370765623421">
                <text:p>959.3707656234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88">
                <text:p>1388</text:p>
              </table:table-cell>
              <table:table-cell office:value-type="float" office:value="927.644140280407">
                <text:p>927.644140280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379">
                <text:p>1379</text:p>
              </table:table-cell>
              <table:table-cell office:value-type="float" office:value="895.143694807075">
                <text:p>895.1436948070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364">
                <text:p>1364</text:p>
              </table:table-cell>
              <table:table-cell office:value-type="float" office:value="861.869429203425">
                <text:p>861.8694292034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354">
                <text:p>1354</text:p>
              </table:table-cell>
              <table:table-cell office:value-type="float" office:value="827.821343469459">
                <text:p>827.821343469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338">
                <text:p>1338</text:p>
              </table:table-cell>
              <table:table-cell office:value-type="float" office:value="792.999437605174">
                <text:p>792.9994376051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331">
                <text:p>1331</text:p>
              </table:table-cell>
              <table:table-cell office:value-type="float" office:value="757.403711610573">
                <text:p>757.403711610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313">
                <text:p>1313</text:p>
              </table:table-cell>
              <table:table-cell office:value-type="float" office:value="721.034165485654">
                <text:p>721.034165485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98">
                <text:p>1298</text:p>
              </table:table-cell>
              <table:table-cell office:value-type="float" office:value="683.890799230417">
                <text:p>683.890799230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74">
                <text:p>1274</text:p>
              </table:table-cell>
              <table:table-cell office:value-type="float" office:value="645.973612844863">
                <text:p>645.9736128448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52">
                <text:p>1252</text:p>
              </table:table-cell>
              <table:table-cell office:value-type="float" office:value="607.282606328992">
                <text:p>607.282606328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18">
                <text:p>1218</text:p>
              </table:table-cell>
              <table:table-cell office:value-type="float" office:value="567.817779682803">
                <text:p>567.817779682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87">
                <text:p>1187</text:p>
              </table:table-cell>
              <table:table-cell office:value-type="float" office:value="527.579132906297">
                <text:p>527.579132906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38">
                <text:p>1138</text:p>
              </table:table-cell>
              <table:table-cell office:value-type="float" office:value="486.566665999474">
                <text:p>486.5666659994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85">
                <text:p>1085</text:p>
              </table:table-cell>
              <table:table-cell office:value-type="float" office:value="444.780378962333">
                <text:p>444.780378962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30">
                <text:p>1030</text:p>
              </table:table-cell>
              <table:table-cell office:value-type="float" office:value="402.220271794874">
                <text:p>402.2202717948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84">
                <text:p>984</text:p>
              </table:table-cell>
              <table:table-cell office:value-type="float" office:value="358.886344497098">
                <text:p>358.886344497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30">
                <text:p>930</text:p>
              </table:table-cell>
              <table:table-cell office:value-type="float" office:value="314.778597069005">
                <text:p>314.778597069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85">
                <text:p>885</text:p>
              </table:table-cell>
              <table:table-cell office:value-type="float" office:value="269.897029510594">
                <text:p>269.8970295105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39">
                <text:p>839</text:p>
              </table:table-cell>
              <table:table-cell office:value-type="float" office:value="224.241641821866">
                <text:p>224.241641821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87">
                <text:p>787</text:p>
              </table:table-cell>
              <table:table-cell office:value-type="float" office:value="177.812434002821">
                <text:p>177.812434002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24">
                <text:p>724</text:p>
              </table:table-cell>
              <table:table-cell office:value-type="float" office:value="130.609406053458">
                <text:p>130.609406053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73">
                <text:p>673</text:p>
              </table:table-cell>
              <table:table-cell office:value-type="float" office:value="82.6325579737772">
                <text:p>82.63255797377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33">
                <text:p>633</text:p>
              </table:table-cell>
              <table:table-cell office:value-type="float" office:value="33.8818897637796">
                <text:p>33.8818897637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74cm" svg:height="8.992cm" xlink:href=".." xlink:type="simple" chart:class="chart:scatter" chart:style-name="ch1">
        <chart:plot-area chart:style-name="ch2" table:cell-range-address="Feuille1.E2:Feuille1.E129 Feuille1.H2:Feuille1.H129 Feuille1.N2:Feuille1.N129" svg:x="0.791cm" svg:y="0.851cm" svg:width="15.601cm" svg:height="7.542cm">
          <chartooo:coordinate-region svg:x="1.783cm" svg:y="1.063cm" svg:width="14.329cm" svg:height="6.65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H2:Feuille1.H129" chart:class="chart:scatter">
            <chart:domain table:cell-range-address="Feuille1.E2:Feuille1.E129"/>
            <chart:data-point chart:repeated="128"/>
          </chart:series>
          <chart:series chart:style-name="ch6" chart:values-cell-range-address="Feuille1.N2:Feuille1.N129" chart:class="chart:scatter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H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E2:Feuille1.E129</svg:desc>
                </draw:g>
              </table:table-cell>
              <table:table-cell office:value-type="float" office:value="449">
                <text:p>449</text:p>
                <draw:g>
                  <svg:desc>Feuille1.H2:Feuille1.H129</svg:desc>
                </draw:g>
              </table:table-cell>
              <table:table-cell office:value-type="float" office:value="163.708661417323">
                <text:p>163.708661417323</text:p>
                <draw:g>
                  <svg:desc>Feuille1.N2:Feuille1.N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1">
                <text:p>481</text:p>
              </table:table-cell>
              <table:table-cell office:value-type="float" office:value="204.933959615951">
                <text:p>204.933959615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2">
                <text:p>522</text:p>
              </table:table-cell>
              <table:table-cell office:value-type="float" office:value="245.504888001902">
                <text:p>245.504888001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71">
                <text:p>571</text:p>
              </table:table-cell>
              <table:table-cell office:value-type="float" office:value="285.421446575177">
                <text:p>285.421446575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7">
                <text:p>617</text:p>
              </table:table-cell>
              <table:table-cell office:value-type="float" office:value="324.683635335774">
                <text:p>324.683635335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8">
                <text:p>668</text:p>
              </table:table-cell>
              <table:table-cell office:value-type="float" office:value="363.291454283696">
                <text:p>363.29145428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18">
                <text:p>718</text:p>
              </table:table-cell>
              <table:table-cell office:value-type="float" office:value="401.244903418941">
                <text:p>401.244903418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65">
                <text:p>765</text:p>
              </table:table-cell>
              <table:table-cell office:value-type="float" office:value="438.543982741509">
                <text:p>438.54398274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17">
                <text:p>817</text:p>
              </table:table-cell>
              <table:table-cell office:value-type="float" office:value="475.1886922514">
                <text:p>475.1886922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1">
                <text:p>871</text:p>
              </table:table-cell>
              <table:table-cell office:value-type="float" office:value="511.179031948615">
                <text:p>511.179031948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14">
                <text:p>914</text:p>
              </table:table-cell>
              <table:table-cell office:value-type="float" office:value="546.515001833153">
                <text:p>546.515001833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54">
                <text:p>954</text:p>
              </table:table-cell>
              <table:table-cell office:value-type="float" office:value="581.196601905015">
                <text:p>581.196601905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6">
                <text:p>996</text:p>
              </table:table-cell>
              <table:table-cell office:value-type="float" office:value="615.2238321642">
                <text:p>615.2238321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32">
                <text:p>1032</text:p>
              </table:table-cell>
              <table:table-cell office:value-type="float" office:value="648.596692610708">
                <text:p>648.596692610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63">
                <text:p>1063</text:p>
              </table:table-cell>
              <table:table-cell office:value-type="float" office:value="681.31518324454">
                <text:p>681.31518324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2">
                <text:p>1092</text:p>
              </table:table-cell>
              <table:table-cell office:value-type="float" office:value="713.379304065695">
                <text:p>713.379304065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17">
                <text:p>1117</text:p>
              </table:table-cell>
              <table:table-cell office:value-type="float" office:value="744.789055074173">
                <text:p>744.789055074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40">
                <text:p>1140</text:p>
              </table:table-cell>
              <table:table-cell office:value-type="float" office:value="775.544436269975">
                <text:p>775.544436269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61">
                <text:p>1161</text:p>
              </table:table-cell>
              <table:table-cell office:value-type="float" office:value="805.6454476531">
                <text:p>805.6454476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83">
                <text:p>1183</text:p>
              </table:table-cell>
              <table:table-cell office:value-type="float" office:value="835.092089223548">
                <text:p>835.092089223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09">
                <text:p>1209</text:p>
              </table:table-cell>
              <table:table-cell office:value-type="float" office:value="863.88436098132">
                <text:p>863.88436098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36">
                <text:p>1236</text:p>
              </table:table-cell>
              <table:table-cell office:value-type="float" office:value="892.022262926416">
                <text:p>892.02226292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62">
                <text:p>1262</text:p>
              </table:table-cell>
              <table:table-cell office:value-type="float" office:value="919.505795058834">
                <text:p>919.505795058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85">
                <text:p>1285</text:p>
              </table:table-cell>
              <table:table-cell office:value-type="float" office:value="946.334957378576">
                <text:p>946.334957378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06">
                <text:p>1306</text:p>
              </table:table-cell>
              <table:table-cell office:value-type="float" office:value="972.509749885641">
                <text:p>972.509749885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22">
                <text:p>1322</text:p>
              </table:table-cell>
              <table:table-cell office:value-type="float" office:value="998.03017258003">
                <text:p>998.03017258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36">
                <text:p>1336</text:p>
              </table:table-cell>
              <table:table-cell office:value-type="float" office:value="1022.89622546174">
                <text:p>1022.89622546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48">
                <text:p>1348</text:p>
              </table:table-cell>
              <table:table-cell office:value-type="float" office:value="1047.10790853078">
                <text:p>1047.10790853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1070.66522178714">
                <text:p>1070.66522178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65">
                <text:p>1365</text:p>
              </table:table-cell>
              <table:table-cell office:value-type="float" office:value="1093.56816523082">
                <text:p>1093.56816523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66">
                <text:p>1366</text:p>
              </table:table-cell>
              <table:table-cell office:value-type="float" office:value="1115.81673886182">
                <text:p>1115.81673886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67">
                <text:p>1367</text:p>
              </table:table-cell>
              <table:table-cell office:value-type="float" office:value="1137.41094268015">
                <text:p>1137.41094268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78">
                <text:p>1378</text:p>
              </table:table-cell>
              <table:table-cell office:value-type="float" office:value="1158.35077668581">
                <text:p>1158.35077668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90">
                <text:p>1390</text:p>
              </table:table-cell>
              <table:table-cell office:value-type="float" office:value="1178.63624087878">
                <text:p>1178.63624087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06">
                <text:p>1406</text:p>
              </table:table-cell>
              <table:table-cell office:value-type="float" office:value="1198.26733525908">
                <text:p>1198.26733525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24">
                <text:p>1424</text:p>
              </table:table-cell>
              <table:table-cell office:value-type="float" office:value="1217.2440598267">
                <text:p>1217.2440598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42">
                <text:p>1442</text:p>
              </table:table-cell>
              <table:table-cell office:value-type="float" office:value="1235.56641458165">
                <text:p>1235.56641458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56">
                <text:p>1456</text:p>
              </table:table-cell>
              <table:table-cell office:value-type="float" office:value="1253.23439952392">
                <text:p>1253.23439952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67">
                <text:p>1467</text:p>
              </table:table-cell>
              <table:table-cell office:value-type="float" office:value="1270.24801465351">
                <text:p>1270.24801465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75">
                <text:p>1475</text:p>
              </table:table-cell>
              <table:table-cell office:value-type="float" office:value="1286.60725997043">
                <text:p>1286.60725997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81">
                <text:p>1481</text:p>
              </table:table-cell>
              <table:table-cell office:value-type="float" office:value="1302.31213547466">
                <text:p>1302.31213547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83">
                <text:p>1483</text:p>
              </table:table-cell>
              <table:table-cell office:value-type="float" office:value="1317.36264116623">
                <text:p>1317.36264116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75">
                <text:p>1475</text:p>
              </table:table-cell>
              <table:table-cell office:value-type="float" office:value="1331.75877704511">
                <text:p>1331.75877704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64">
                <text:p>1464</text:p>
              </table:table-cell>
              <table:table-cell office:value-type="float" office:value="1345.50054311132">
                <text:p>1345.50054311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55">
                <text:p>1455</text:p>
              </table:table-cell>
              <table:table-cell office:value-type="float" office:value="1358.58793936486">
                <text:p>1358.587939364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46">
                <text:p>1446</text:p>
              </table:table-cell>
              <table:table-cell office:value-type="float" office:value="1371.02096580571">
                <text:p>1371.02096580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32">
                <text:p>1432</text:p>
              </table:table-cell>
              <table:table-cell office:value-type="float" office:value="1382.79962243389">
                <text:p>1382.79962243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15">
                <text:p>1415</text:p>
              </table:table-cell>
              <table:table-cell office:value-type="float" office:value="1393.92390924939">
                <text:p>1393.92390924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98">
                <text:p>1398</text:p>
              </table:table-cell>
              <table:table-cell office:value-type="float" office:value="1404.39382625222">
                <text:p>1404.39382625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89">
                <text:p>1389</text:p>
              </table:table-cell>
              <table:table-cell office:value-type="float" office:value="1414.20937344237">
                <text:p>1414.20937344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384">
                <text:p>1384</text:p>
              </table:table-cell>
              <table:table-cell office:value-type="float" office:value="1423.37055081984">
                <text:p>1423.37055081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87">
                <text:p>1387</text:p>
              </table:table-cell>
              <table:table-cell office:value-type="float" office:value="1431.87735838464">
                <text:p>1431.87735838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95">
                <text:p>1395</text:p>
              </table:table-cell>
              <table:table-cell office:value-type="float" office:value="1439.72979613676">
                <text:p>1439.72979613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08">
                <text:p>1408</text:p>
              </table:table-cell>
              <table:table-cell office:value-type="float" office:value="1446.9278640762">
                <text:p>1446.9278640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14">
                <text:p>1414</text:p>
              </table:table-cell>
              <table:table-cell office:value-type="float" office:value="1453.47156220297">
                <text:p>1453.47156220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15">
                <text:p>1415</text:p>
              </table:table-cell>
              <table:table-cell office:value-type="float" office:value="1459.36089051706">
                <text:p>1459.360890517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14">
                <text:p>1414</text:p>
              </table:table-cell>
              <table:table-cell office:value-type="float" office:value="1464.59584901847">
                <text:p>1464.59584901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12">
                <text:p>1412</text:p>
              </table:table-cell>
              <table:table-cell office:value-type="float" office:value="1469.17643770721">
                <text:p>1469.17643770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59">
                <text:p>1359</text:p>
              </table:table-cell>
              <table:table-cell office:value-type="float" office:value="1473.10265658327">
                <text:p>1473.102656583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23">
                <text:p>1223</text:p>
              </table:table-cell>
              <table:table-cell office:value-type="float" office:value="1476.37450564665">
                <text:p>1476.37450564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14">
                <text:p>1014</text:p>
              </table:table-cell>
              <table:table-cell office:value-type="float" office:value="1478.99198489736">
                <text:p>1478.99198489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95">
                <text:p>795</text:p>
              </table:table-cell>
              <table:table-cell office:value-type="float" office:value="1480.95509433539">
                <text:p>1480.95509433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75">
                <text:p>575</text:p>
              </table:table-cell>
              <table:table-cell office:value-type="float" office:value="1482.26383396074">
                <text:p>1482.26383396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03">
                <text:p>403</text:p>
              </table:table-cell>
              <table:table-cell office:value-type="float" office:value="1482.91820377342">
                <text:p>1482.918203773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14">
                <text:p>314</text:p>
              </table:table-cell>
              <table:table-cell office:value-type="float" office:value="1482.91820377342">
                <text:p>1482.91820377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02">
                <text:p>302</text:p>
              </table:table-cell>
              <table:table-cell office:value-type="float" office:value="1482.26383396074">
                <text:p>1482.26383396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01">
                <text:p>301</text:p>
              </table:table-cell>
              <table:table-cell office:value-type="float" office:value="1480.95509433539">
                <text:p>1480.95509433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00">
                <text:p>300</text:p>
              </table:table-cell>
              <table:table-cell office:value-type="float" office:value="1478.99198489736">
                <text:p>1478.99198489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01">
                <text:p>301</text:p>
              </table:table-cell>
              <table:table-cell office:value-type="float" office:value="1476.37450564665">
                <text:p>1476.37450564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04">
                <text:p>304</text:p>
              </table:table-cell>
              <table:table-cell office:value-type="float" office:value="1473.10265658327">
                <text:p>1473.10265658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05">
                <text:p>305</text:p>
              </table:table-cell>
              <table:table-cell office:value-type="float" office:value="1469.17643770721">
                <text:p>1469.17643770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1464.59584901847">
                <text:p>1464.595849018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47">
                <text:p>347</text:p>
              </table:table-cell>
              <table:table-cell office:value-type="float" office:value="1459.36089051706">
                <text:p>1459.36089051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69">
                <text:p>469</text:p>
              </table:table-cell>
              <table:table-cell office:value-type="float" office:value="1453.47156220297">
                <text:p>1453.47156220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64">
                <text:p>664</text:p>
              </table:table-cell>
              <table:table-cell office:value-type="float" office:value="1446.9278640762">
                <text:p>1446.9278640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80">
                <text:p>880</text:p>
              </table:table-cell>
              <table:table-cell office:value-type="float" office:value="1439.72979613676">
                <text:p>1439.72979613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97">
                <text:p>1097</text:p>
              </table:table-cell>
              <table:table-cell office:value-type="float" office:value="1431.87735838464">
                <text:p>1431.87735838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78">
                <text:p>1278</text:p>
              </table:table-cell>
              <table:table-cell office:value-type="float" office:value="1423.37055081984">
                <text:p>1423.37055081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375">
                <text:p>1375</text:p>
              </table:table-cell>
              <table:table-cell office:value-type="float" office:value="1414.20937344237">
                <text:p>1414.20937344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99">
                <text:p>1399</text:p>
              </table:table-cell>
              <table:table-cell office:value-type="float" office:value="1404.39382625222">
                <text:p>1404.39382625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403">
                <text:p>1403</text:p>
              </table:table-cell>
              <table:table-cell office:value-type="float" office:value="1393.92390924939">
                <text:p>1393.92390924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05">
                <text:p>1405</text:p>
              </table:table-cell>
              <table:table-cell office:value-type="float" office:value="1382.79962243389">
                <text:p>1382.79962243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05">
                <text:p>1405</text:p>
              </table:table-cell>
              <table:table-cell office:value-type="float" office:value="1371.02096580571">
                <text:p>1371.02096580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405">
                <text:p>1405</text:p>
              </table:table-cell>
              <table:table-cell office:value-type="float" office:value="1358.58793936486">
                <text:p>1358.58793936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00">
                <text:p>1400</text:p>
              </table:table-cell>
              <table:table-cell office:value-type="float" office:value="1345.50054311132">
                <text:p>1345.50054311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95">
                <text:p>1395</text:p>
              </table:table-cell>
              <table:table-cell office:value-type="float" office:value="1331.75877704511">
                <text:p>1331.75877704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86">
                <text:p>1386</text:p>
              </table:table-cell>
              <table:table-cell office:value-type="float" office:value="1317.36264116623">
                <text:p>1317.362641166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377">
                <text:p>1377</text:p>
              </table:table-cell>
              <table:table-cell office:value-type="float" office:value="1302.31213547466">
                <text:p>1302.31213547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69">
                <text:p>1369</text:p>
              </table:table-cell>
              <table:table-cell office:value-type="float" office:value="1286.60725997043">
                <text:p>1286.60725997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364">
                <text:p>1364</text:p>
              </table:table-cell>
              <table:table-cell office:value-type="float" office:value="1270.24801465351">
                <text:p>1270.24801465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59">
                <text:p>1359</text:p>
              </table:table-cell>
              <table:table-cell office:value-type="float" office:value="1253.23439952392">
                <text:p>1253.234399523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54">
                <text:p>1354</text:p>
              </table:table-cell>
              <table:table-cell office:value-type="float" office:value="1235.56641458165">
                <text:p>1235.56641458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49">
                <text:p>1349</text:p>
              </table:table-cell>
              <table:table-cell office:value-type="float" office:value="1217.2440598267">
                <text:p>1217.2440598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41">
                <text:p>1341</text:p>
              </table:table-cell>
              <table:table-cell office:value-type="float" office:value="1198.26733525908">
                <text:p>1198.26733525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34">
                <text:p>1334</text:p>
              </table:table-cell>
              <table:table-cell office:value-type="float" office:value="1178.63624087878">
                <text:p>1178.636240878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323">
                <text:p>1323</text:p>
              </table:table-cell>
              <table:table-cell office:value-type="float" office:value="1158.35077668581">
                <text:p>1158.35077668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13">
                <text:p>1313</text:p>
              </table:table-cell>
              <table:table-cell office:value-type="float" office:value="1137.41094268015">
                <text:p>1137.41094268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  <table:table-cell office:value-type="float" office:value="1115.81673886182">
                <text:p>1115.81673886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82">
                <text:p>1282</text:p>
              </table:table-cell>
              <table:table-cell office:value-type="float" office:value="1093.56816523082">
                <text:p>1093.56816523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59">
                <text:p>1259</text:p>
              </table:table-cell>
              <table:table-cell office:value-type="float" office:value="1070.66522178714">
                <text:p>1070.665221787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38">
                <text:p>1238</text:p>
              </table:table-cell>
              <table:table-cell office:value-type="float" office:value="1047.10790853078">
                <text:p>1047.107908530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13">
                <text:p>1213</text:p>
              </table:table-cell>
              <table:table-cell office:value-type="float" office:value="1022.89622546174">
                <text:p>1022.89622546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88">
                <text:p>1188</text:p>
              </table:table-cell>
              <table:table-cell office:value-type="float" office:value="998.03017258003">
                <text:p>998.03017258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67">
                <text:p>1167</text:p>
              </table:table-cell>
              <table:table-cell office:value-type="float" office:value="972.509749885641">
                <text:p>972.509749885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52">
                <text:p>1152</text:p>
              </table:table-cell>
              <table:table-cell office:value-type="float" office:value="946.334957378576">
                <text:p>946.334957378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136">
                <text:p>1136</text:p>
              </table:table-cell>
              <table:table-cell office:value-type="float" office:value="919.505795058834">
                <text:p>919.5057950588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122">
                <text:p>1122</text:p>
              </table:table-cell>
              <table:table-cell office:value-type="float" office:value="892.022262926416">
                <text:p>892.022262926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106">
                <text:p>1106</text:p>
              </table:table-cell>
              <table:table-cell office:value-type="float" office:value="863.88436098132">
                <text:p>863.88436098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5">
                <text:p>1085</text:p>
              </table:table-cell>
              <table:table-cell office:value-type="float" office:value="835.092089223548">
                <text:p>835.092089223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56">
                <text:p>1056</text:p>
              </table:table-cell>
              <table:table-cell office:value-type="float" office:value="805.6454476531">
                <text:p>805.64544765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17">
                <text:p>1017</text:p>
              </table:table-cell>
              <table:table-cell office:value-type="float" office:value="775.544436269975">
                <text:p>775.5444362699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69">
                <text:p>969</text:p>
              </table:table-cell>
              <table:table-cell office:value-type="float" office:value="744.789055074173">
                <text:p>744.789055074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21">
                <text:p>921</text:p>
              </table:table-cell>
              <table:table-cell office:value-type="float" office:value="713.379304065695">
                <text:p>713.379304065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73">
                <text:p>873</text:p>
              </table:table-cell>
              <table:table-cell office:value-type="float" office:value="681.31518324454">
                <text:p>681.31518324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18">
                <text:p>818</text:p>
              </table:table-cell>
              <table:table-cell office:value-type="float" office:value="648.596692610708">
                <text:p>648.5966926107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65">
                <text:p>765</text:p>
              </table:table-cell>
              <table:table-cell office:value-type="float" office:value="615.2238321642">
                <text:p>615.22383216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11">
                <text:p>711</text:p>
              </table:table-cell>
              <table:table-cell office:value-type="float" office:value="581.196601905015">
                <text:p>581.196601905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53">
                <text:p>653</text:p>
              </table:table-cell>
              <table:table-cell office:value-type="float" office:value="546.515001833153">
                <text:p>546.515001833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86">
                <text:p>586</text:p>
              </table:table-cell>
              <table:table-cell office:value-type="float" office:value="511.179031948615">
                <text:p>511.179031948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22">
                <text:p>522</text:p>
              </table:table-cell>
              <table:table-cell office:value-type="float" office:value="475.1886922514">
                <text:p>475.18869225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55">
                <text:p>455</text:p>
              </table:table-cell>
              <table:table-cell office:value-type="float" office:value="438.543982741509">
                <text:p>438.543982741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95">
                <text:p>395</text:p>
              </table:table-cell>
              <table:table-cell office:value-type="float" office:value="401.244903418941">
                <text:p>401.2449034189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33">
                <text:p>333</text:p>
              </table:table-cell>
              <table:table-cell office:value-type="float" office:value="363.291454283696">
                <text:p>363.291454283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81">
                <text:p>281</text:p>
              </table:table-cell>
              <table:table-cell office:value-type="float" office:value="324.683635335774">
                <text:p>324.6836353357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36">
                <text:p>236</text:p>
              </table:table-cell>
              <table:table-cell office:value-type="float" office:value="285.421446575177">
                <text:p>285.421446575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03">
                <text:p>203</text:p>
              </table:table-cell>
              <table:table-cell office:value-type="float" office:value="245.504888001902">
                <text:p>245.504888001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7">
                <text:p>177</text:p>
              </table:table-cell>
              <table:table-cell office:value-type="float" office:value="204.933959615951">
                <text:p>204.9339596159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3">
                <text:p>163</text:p>
              </table:table-cell>
              <table:table-cell office:value-type="float" office:value="163.708661417323">
                <text:p>163.7086614173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00" chart:maximum="50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153cm" xlink:href=".." xlink:type="simple" chart:class="chart:line" chart:style-name="ch1">
        <chart:plot-area chart:style-name="ch2" table:cell-range-address="Feuille1.W3:Feuille1.Z128" svg:x="0.77cm" svg:y="1.107cm" svg:width="14.59cm" svg:height="10.383cm">
          <chartooo:coordinate-region svg:x="1.682cm" svg:y="1.319cm" svg:width="13.678cm" svg:height="9.95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W3:Feuille1.W128" chart:class="chart:line">
            <chart:data-point chart:repeated="126"/>
          </chart:series>
          <chart:series chart:style-name="ch7" chart:values-cell-range-address="Feuille1.X3:Feuille1.X128" chart:class="chart:line">
            <chart:data-point chart:repeated="126"/>
          </chart:series>
          <chart:series chart:style-name="ch8" chart:values-cell-range-address="Feuille1.Y3:Feuille1.Y128" chart:class="chart:line">
            <chart:data-point chart:repeated="126"/>
          </chart:series>
          <chart:series chart:style-name="ch9" chart:values-cell-range-address="Feuille1.Z3:Feuille1.Z128" chart:class="chart:line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W</text:p>
              </table:table-cell>
              <table:table-cell office:value-type="string">
                <text:p>Colonne X</text:p>
              </table:table-cell>
              <table:table-cell office:value-type="string">
                <text:p>Colonne Y</text:p>
              </table:table-cell>
              <table:table-cell office:value-type="string">
                <text:p>Colonne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0167991044641">
                <text:p>3.30167991044641</text:p>
                <draw:g>
                  <svg:desc>Feuille1.W3:Feuille1.W128</svg:desc>
                </draw:g>
              </table:table-cell>
              <table:table-cell office:value-type="float" office:value="78.7275162896781">
                <text:p>78.7275162896781</text:p>
                <draw:g>
                  <svg:desc>Feuille1.X3:Feuille1.X128</svg:desc>
                </draw:g>
              </table:table-cell>
              <table:table-cell office:value-type="float" office:value="8.79622658457924">
                <text:p>8.79622658457924</text:p>
                <draw:g>
                  <svg:desc>Feuille1.Y3:Feuille1.Y128</svg:desc>
                </draw:g>
              </table:table-cell>
              <table:table-cell office:value-type="float" office:value="88.2460155156532">
                <text:p>88.2460155156532</text:p>
                <draw:g>
                  <svg:desc>Feuille1.Z3:Feuille1.Z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7911469681208">
                <text:p>-11.7911469681208</text:p>
              </table:table-cell>
              <table:table-cell office:value-type="float" office:value="58.1798760290435">
                <text:p>58.1798760290435</text:p>
              </table:table-cell>
              <table:table-cell office:value-type="float" office:value="-9.51251304077414">
                <text:p>-9.51251304077414</text:p>
              </table:table-cell>
              <table:table-cell office:value-type="float" office:value="67.6100792674026">
                <text:p>67.6100792674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8839738466879">
                <text:p>-13.8839738466879</text:p>
              </table:table-cell>
              <table:table-cell office:value-type="float" office:value="38.6322357684087">
                <text:p>38.6322357684087</text:p>
              </table:table-cell>
              <table:table-cell office:value-type="float" office:value="-15.8212526661275">
                <text:p>-15.8212526661275</text:p>
              </table:table-cell>
              <table:table-cell office:value-type="float" office:value="50.9741430191521">
                <text:p>50.9741430191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976800725255">
                <text:p>-15.976800725255</text:p>
              </table:table-cell>
              <table:table-cell office:value-type="float" office:value="20.0845955077737">
                <text:p>20.0845955077737</text:p>
              </table:table-cell>
              <table:table-cell office:value-type="float" office:value="-19.1299922914807">
                <text:p>-19.1299922914807</text:p>
              </table:table-cell>
              <table:table-cell office:value-type="float" office:value="75.3382067709017">
                <text:p>75.3382067709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069627603822">
                <text:p>-22.069627603822</text:p>
              </table:table-cell>
              <table:table-cell office:value-type="float" office:value="-10.4630447528612">
                <text:p>-10.4630447528612</text:p>
              </table:table-cell>
              <table:table-cell office:value-type="float" office:value="-24.4387319168338">
                <text:p>-24.4387319168338</text:p>
              </table:table-cell>
              <table:table-cell office:value-type="float" office:value="46.7022705226514">
                <text:p>46.7022705226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.1624544823892">
                <text:p>-20.1624544823892</text:p>
              </table:table-cell>
              <table:table-cell office:value-type="float" office:value="-35.010685013496">
                <text:p>-35.010685013496</text:p>
              </table:table-cell>
              <table:table-cell office:value-type="float" office:value="-21.7474715421872">
                <text:p>-21.7474715421872</text:p>
              </table:table-cell>
              <table:table-cell office:value-type="float" office:value="-0.933665725599212">
                <text:p>-0.933665725599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2552813609565">
                <text:p>-23.2552813609565</text:p>
              </table:table-cell>
              <table:table-cell office:value-type="float" office:value="-44.558325274131">
                <text:p>-44.558325274131</text:p>
              </table:table-cell>
              <table:table-cell office:value-type="float" office:value="-25.0562111675405">
                <text:p>-25.0562111675405</text:p>
              </table:table-cell>
              <table:table-cell office:value-type="float" office:value="-32.5696019738496">
                <text:p>-32.5696019738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.3481082395236">
                <text:p>-30.3481082395236</text:p>
              </table:table-cell>
              <table:table-cell office:value-type="float" office:value="-51.1059655347658">
                <text:p>-51.1059655347658</text:p>
              </table:table-cell>
              <table:table-cell office:value-type="float" office:value="-33.3649507928938">
                <text:p>-33.3649507928938</text:p>
              </table:table-cell>
              <table:table-cell office:value-type="float" office:value="-48.2055382221001">
                <text:p>-48.2055382221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.4409351180907">
                <text:p>-23.4409351180907</text:p>
              </table:table-cell>
              <table:table-cell office:value-type="float" office:value="-54.6536057954006">
                <text:p>-54.6536057954006</text:p>
              </table:table-cell>
              <table:table-cell office:value-type="float" office:value="-25.6736904182469">
                <text:p>-25.6736904182469</text:p>
              </table:table-cell>
              <table:table-cell office:value-type="float" office:value="-60.8414744703505">
                <text:p>-60.8414744703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5337619966577">
                <text:p>-12.5337619966577</text:p>
              </table:table-cell>
              <table:table-cell office:value-type="float" office:value="-37.2012460560354">
                <text:p>-37.2012460560354</text:p>
              </table:table-cell>
              <table:table-cell office:value-type="float" office:value="-12.9824300436002">
                <text:p>-12.9824300436002</text:p>
              </table:table-cell>
              <table:table-cell office:value-type="float" office:value="-65.4774107186008">
                <text:p>-65.4774107186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.626588875225">
                <text:p>-10.626588875225</text:p>
              </table:table-cell>
              <table:table-cell office:value-type="float" office:value="3.25111368332978">
                <text:p>3.25111368332978</text:p>
              </table:table-cell>
              <table:table-cell office:value-type="float" office:value="-13.2911696689536">
                <text:p>-13.2911696689536</text:p>
              </table:table-cell>
              <table:table-cell office:value-type="float" office:value="-53.1133469668514">
                <text:p>-53.1133469668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71941575379219">
                <text:p>-7.71941575379219</text:p>
              </table:table-cell>
              <table:table-cell office:value-type="float" office:value="23.703473422695">
                <text:p>23.703473422695</text:p>
              </table:table-cell>
              <table:table-cell office:value-type="float" office:value="-10.5999092943068">
                <text:p>-10.5999092943068</text:p>
              </table:table-cell>
              <table:table-cell office:value-type="float" office:value="-34.749283215102">
                <text:p>-34.749283215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1224263235924">
                <text:p>-2.81224263235924</text:p>
              </table:table-cell>
              <table:table-cell office:value-type="float" office:value="-6.84416683793995">
                <text:p>-6.84416683793995</text:p>
              </table:table-cell>
              <table:table-cell office:value-type="float" office:value="-0.908648919659981">
                <text:p>-0.908648919659981</text:p>
              </table:table-cell>
              <table:table-cell office:value-type="float" office:value="-8.38521946335231">
                <text:p>-8.38521946335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493048907359">
                <text:p>1.09493048907359</text:p>
              </table:table-cell>
              <table:table-cell office:value-type="float" office:value="-34.3918070985749">
                <text:p>-34.3918070985749</text:p>
              </table:table-cell>
              <table:table-cell office:value-type="float" office:value="4.78261145498675">
                <text:p>4.78261145498675</text:p>
              </table:table-cell>
              <table:table-cell office:value-type="float" office:value="14.9788442883973">
                <text:p>14.978844288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210361050642">
                <text:p>7.00210361050642</text:p>
              </table:table-cell>
              <table:table-cell office:value-type="float" office:value="-45.9394473592097">
                <text:p>-45.9394473592097</text:p>
              </table:table-cell>
              <table:table-cell office:value-type="float" office:value="9.47387182963337">
                <text:p>9.47387182963337</text:p>
              </table:table-cell>
              <table:table-cell office:value-type="float" office:value="-13.6570919598532">
                <text:p>-13.6570919598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092767319393">
                <text:p>10.9092767319393</text:p>
              </table:table-cell>
              <table:table-cell office:value-type="float" office:value="-81.4870876198445">
                <text:p>-81.4870876198445</text:p>
              </table:table-cell>
              <table:table-cell office:value-type="float" office:value="14.1651322042801">
                <text:p>14.1651322042801</text:p>
              </table:table-cell>
              <table:table-cell office:value-type="float" office:value="-59.2930282081037">
                <text:p>-59.2930282081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8164498533722">
                <text:p>11.8164498533722</text:p>
              </table:table-cell>
              <table:table-cell office:value-type="float" office:value="-104.034727880479">
                <text:p>-104.034727880479</text:p>
              </table:table-cell>
              <table:table-cell office:value-type="float" office:value="16.8563925789269">
                <text:p>16.8563925789269</text:p>
              </table:table-cell>
              <table:table-cell office:value-type="float" office:value="-73.9289644563542">
                <text:p>-73.9289644563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23622974805">
                <text:p>11.723622974805</text:p>
              </table:table-cell>
              <table:table-cell office:value-type="float" office:value="-47.5823681411142">
                <text:p>-47.5823681411142</text:p>
              </table:table-cell>
              <table:table-cell office:value-type="float" office:value="16.5476529535737">
                <text:p>16.5476529535737</text:p>
              </table:table-cell>
              <table:table-cell office:value-type="float" office:value="-96.5649007046045">
                <text:p>-96.5649007046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3079609623787">
                <text:p>7.63079609623787</text:p>
              </table:table-cell>
              <table:table-cell office:value-type="float" office:value="12.8699915982509">
                <text:p>12.8699915982509</text:p>
              </table:table-cell>
              <table:table-cell office:value-type="float" office:value="10.2389133282204">
                <text:p>10.2389133282204</text:p>
              </table:table-cell>
              <table:table-cell office:value-type="float" office:value="-91.200836952855">
                <text:p>-91.200836952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3796921767082">
                <text:p>1.53796921767082</text:p>
              </table:table-cell>
              <table:table-cell office:value-type="float" office:value="4.32235133761606">
                <text:p>4.32235133761606</text:p>
              </table:table-cell>
              <table:table-cell office:value-type="float" office:value="3.93017370286714">
                <text:p>3.93017370286714</text:p>
              </table:table-cell>
              <table:table-cell office:value-type="float" office:value="-33.8367732011055">
                <text:p>-33.8367732011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5485766089646">
                <text:p>-1.55485766089646</text:p>
              </table:table-cell>
              <table:table-cell office:value-type="float" office:value="-9.22528892301875">
                <text:p>-9.22528892301875</text:p>
              </table:table-cell>
              <table:table-cell office:value-type="float" office:value="2.62143407751375">
                <text:p>2.62143407751375</text:p>
              </table:table-cell>
              <table:table-cell office:value-type="float" office:value="-11.4727094493559">
                <text:p>-11.4727094493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231546053637">
                <text:p>1.35231546053637</text:p>
              </table:table-cell>
              <table:table-cell office:value-type="float" office:value="11.2270708163463">
                <text:p>11.2270708163463</text:p>
              </table:table-cell>
              <table:table-cell office:value-type="float" office:value="5.31269445216049">
                <text:p>5.31269445216049</text:p>
              </table:table-cell>
              <table:table-cell office:value-type="float" office:value="-20.1086456976063">
                <text:p>-20.1086456976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948858196932">
                <text:p>7.25948858196932</text:p>
              </table:table-cell>
              <table:table-cell office:value-type="float" office:value="2.67943055571152">
                <text:p>2.67943055571152</text:p>
              </table:table-cell>
              <table:table-cell office:value-type="float" office:value="9.00395482680733">
                <text:p>9.00395482680733</text:p>
              </table:table-cell>
              <table:table-cell office:value-type="float" office:value="0.255418054143092">
                <text:p>0.255418054143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666617034022">
                <text:p>12.1666617034022</text:p>
              </table:table-cell>
              <table:table-cell office:value-type="float" office:value="-21.8682097049234">
                <text:p>-21.8682097049234</text:p>
              </table:table-cell>
              <table:table-cell office:value-type="float" office:value="14.6952152014541">
                <text:p>14.6952152014541</text:p>
              </table:table-cell>
              <table:table-cell office:value-type="float" office:value="-7.38051819410725">
                <text:p>-7.38051819410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73834824835">
                <text:p>16.073834824835</text:p>
              </table:table-cell>
              <table:table-cell office:value-type="float" office:value="4.58415003444179">
                <text:p>4.58415003444179</text:p>
              </table:table-cell>
              <table:table-cell office:value-type="float" office:value="20.3864755761008">
                <text:p>20.3864755761008</text:p>
              </table:table-cell>
              <table:table-cell office:value-type="float" office:value="-24.0164544423576">
                <text:p>-24.0164544423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810079462678">
                <text:p>18.9810079462678</text:p>
              </table:table-cell>
              <table:table-cell office:value-type="float" office:value="42.036509773807">
                <text:p>42.036509773807</text:p>
              </table:table-cell>
              <table:table-cell office:value-type="float" office:value="23.0777359507475">
                <text:p>23.0777359507475</text:p>
              </table:table-cell>
              <table:table-cell office:value-type="float" office:value="-5.65239069060817">
                <text:p>-5.65239069060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8881810677007">
                <text:p>19.8881810677007</text:p>
              </table:table-cell>
              <table:table-cell office:value-type="float" office:value="43.4888695131722">
                <text:p>43.4888695131722</text:p>
              </table:table-cell>
              <table:table-cell office:value-type="float" office:value="23.7689963253943">
                <text:p>23.7689963253943</text:p>
              </table:table-cell>
              <table:table-cell office:value-type="float" office:value="31.7116730611415">
                <text:p>31.7116730611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7953541891336">
                <text:p>23.7953541891336</text:p>
              </table:table-cell>
              <table:table-cell office:value-type="float" office:value="43.9412292525371">
                <text:p>43.9412292525371</text:p>
              </table:table-cell>
              <table:table-cell office:value-type="float" office:value="29.4602567000409">
                <text:p>29.4602567000409</text:p>
              </table:table-cell>
              <table:table-cell office:value-type="float" office:value="40.0757368128909">
                <text:p>40.0757368128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7025273105664">
                <text:p>28.7025273105664</text:p>
              </table:table-cell>
              <table:table-cell office:value-type="float" office:value="42.3935889919023">
                <text:p>42.3935889919023</text:p>
              </table:table-cell>
              <table:table-cell office:value-type="float" office:value="39.1515170746877">
                <text:p>39.1515170746877</text:p>
              </table:table-cell>
              <table:table-cell office:value-type="float" office:value="35.4398005646403">
                <text:p>35.4398005646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6097004319993">
                <text:p>27.6097004319993</text:p>
              </table:table-cell>
              <table:table-cell office:value-type="float" office:value="30.8459487312675">
                <text:p>30.8459487312675</text:p>
              </table:table-cell>
              <table:table-cell office:value-type="float" office:value="41.8427774493346">
                <text:p>41.8427774493346</text:p>
              </table:table-cell>
              <table:table-cell office:value-type="float" office:value="39.8038643163902">
                <text:p>39.8038643163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5168735534321">
                <text:p>20.5168735534321</text:p>
              </table:table-cell>
              <table:table-cell office:value-type="float" office:value="31.2983084706327">
                <text:p>31.2983084706327</text:p>
              </table:table-cell>
              <table:table-cell office:value-type="float" office:value="30.5340378239812">
                <text:p>30.5340378239812</text:p>
              </table:table-cell>
              <table:table-cell office:value-type="float" office:value="42.1679280681397">
                <text:p>42.1679280681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240466748649">
                <text:p>14.4240466748649</text:p>
              </table:table-cell>
              <table:table-cell office:value-type="float" office:value="37.7506682099979">
                <text:p>37.7506682099979</text:p>
              </table:table-cell>
              <table:table-cell office:value-type="float" office:value="18.2252981986278">
                <text:p>18.2252981986278</text:p>
              </table:table-cell>
              <table:table-cell office:value-type="float" office:value="25.5319918198891">
                <text:p>25.53199181988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31219796298">
                <text:p>9.331219796298</text:p>
              </table:table-cell>
              <table:table-cell office:value-type="float" office:value="39.2030279493629">
                <text:p>39.2030279493629</text:p>
              </table:table-cell>
              <table:table-cell office:value-type="float" office:value="11.9165585732746">
                <text:p>11.9165585732746</text:p>
              </table:table-cell>
              <table:table-cell office:value-type="float" office:value="22.8960555716387">
                <text:p>22.8960555716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3839291773083">
                <text:p>4.23839291773083</text:p>
              </table:table-cell>
              <table:table-cell office:value-type="float" office:value="46.6553876887283">
                <text:p>46.6553876887283</text:p>
              </table:table-cell>
              <table:table-cell office:value-type="float" office:value="4.60781894792149">
                <text:p>4.60781894792149</text:p>
              </table:table-cell>
              <table:table-cell office:value-type="float" office:value="33.2601193233882">
                <text:p>33.260119323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4556603916367">
                <text:p>6.14556603916367</text:p>
              </table:table-cell>
              <table:table-cell office:value-type="float" office:value="53.1077474280933">
                <text:p>53.1077474280933</text:p>
              </table:table-cell>
              <table:table-cell office:value-type="float" office:value="1.2990793225681">
                <text:p>1.2990793225681</text:p>
              </table:table-cell>
              <table:table-cell office:value-type="float" office:value="34.6241830751378">
                <text:p>34.6241830751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527391605965">
                <text:p>8.0527391605965</text:p>
              </table:table-cell>
              <table:table-cell office:value-type="float" office:value="47.5601071674582">
                <text:p>47.5601071674582</text:p>
              </table:table-cell>
              <table:table-cell office:value-type="float" office:value="3.99033969721472">
                <text:p>3.99033969721472</text:p>
              </table:table-cell>
              <table:table-cell office:value-type="float" office:value="37.9882468268875">
                <text:p>37.9882468268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5991228202911">
                <text:p>6.95991228202911</text:p>
              </table:table-cell>
              <table:table-cell office:value-type="float" office:value="39.0124669068236">
                <text:p>39.0124669068236</text:p>
              </table:table-cell>
              <table:table-cell office:value-type="float" office:value="9.68160007186134">
                <text:p>9.68160007186134</text:p>
              </table:table-cell>
              <table:table-cell office:value-type="float" office:value="45.3523105786369">
                <text:p>45.3523105786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86708540346194">
                <text:p>8.86708540346194</text:p>
              </table:table-cell>
              <table:table-cell office:value-type="float" office:value="32.4648266461888">
                <text:p>32.4648266461888</text:p>
              </table:table-cell>
              <table:table-cell office:value-type="float" office:value="14.3728604465084">
                <text:p>14.3728604465084</text:p>
              </table:table-cell>
              <table:table-cell office:value-type="float" office:value="38.7163743303865">
                <text:p>38.7163743303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774258524895">
                <text:p>13.774258524895</text:p>
              </table:table-cell>
              <table:table-cell office:value-type="float" office:value="26.9171863855538">
                <text:p>26.9171863855538</text:p>
              </table:table-cell>
              <table:table-cell office:value-type="float" office:value="18.0641208211553">
                <text:p>18.0641208211553</text:p>
              </table:table-cell>
              <table:table-cell office:value-type="float" office:value="27.080438082136">
                <text:p>27.080438082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6814316463281">
                <text:p>17.6814316463281</text:p>
              </table:table-cell>
              <table:table-cell office:value-type="float" office:value="24.369546124919">
                <text:p>24.369546124919</text:p>
              </table:table-cell>
              <table:table-cell office:value-type="float" office:value="22.7553811958016">
                <text:p>22.7553811958016</text:p>
              </table:table-cell>
              <table:table-cell office:value-type="float" office:value="24.4445018338854">
                <text:p>24.4445018338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5886047677609">
                <text:p>27.5886047677609</text:p>
              </table:table-cell>
              <table:table-cell office:value-type="float" office:value="17.8219058642842">
                <text:p>17.8219058642842</text:p>
              </table:table-cell>
              <table:table-cell office:value-type="float" office:value="35.4466415704485">
                <text:p>35.4466415704485</text:p>
              </table:table-cell>
              <table:table-cell office:value-type="float" office:value="19.8085655856351">
                <text:p>19.80856558563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4957778891935">
                <text:p>38.4957778891935</text:p>
              </table:table-cell>
              <table:table-cell office:value-type="float" office:value="12.2742656036494">
                <text:p>12.2742656036494</text:p>
              </table:table-cell>
              <table:table-cell office:value-type="float" office:value="47.1379019450953">
                <text:p>47.1379019450953</text:p>
              </table:table-cell>
              <table:table-cell office:value-type="float" office:value="11.1726293373847">
                <text:p>11.1726293373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4029510106263">
                <text:p>38.4029510106263</text:p>
              </table:table-cell>
              <table:table-cell office:value-type="float" office:value="15.7266253430146">
                <text:p>15.7266253430146</text:p>
              </table:table-cell>
              <table:table-cell office:value-type="float" office:value="46.829162319742">
                <text:p>46.829162319742</text:p>
              </table:table-cell>
              <table:table-cell office:value-type="float" office:value="8.53669308913436">
                <text:p>8.53669308913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.3101241320594">
                <text:p>35.3101241320594</text:p>
              </table:table-cell>
              <table:table-cell office:value-type="float" office:value="21.1789850823795">
                <text:p>21.1789850823795</text:p>
              </table:table-cell>
              <table:table-cell office:value-type="float" office:value="43.5204226943886">
                <text:p>43.5204226943886</text:p>
              </table:table-cell>
              <table:table-cell office:value-type="float" office:value="10.9007568408838">
                <text:p>10.9007568408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172972534922">
                <text:p>39.2172972534922</text:p>
              </table:table-cell>
              <table:table-cell office:value-type="float" office:value="22.6313448217447">
                <text:p>22.6313448217447</text:p>
              </table:table-cell>
              <table:table-cell office:value-type="float" office:value="47.2116830690354">
                <text:p>47.2116830690354</text:p>
              </table:table-cell>
              <table:table-cell office:value-type="float" office:value="13.2648205926332">
                <text:p>13.2648205926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1244703749248">
                <text:p>45.1244703749248</text:p>
              </table:table-cell>
              <table:table-cell office:value-type="float" office:value="21.0837045611099">
                <text:p>21.0837045611099</text:p>
              </table:table-cell>
              <table:table-cell office:value-type="float" office:value="53.9029434436823">
                <text:p>53.9029434436823</text:p>
              </table:table-cell>
              <table:table-cell office:value-type="float" office:value="17.6288843443829">
                <text:p>17.6288843443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0316434963577">
                <text:p>47.0316434963577</text:p>
              </table:table-cell>
              <table:table-cell office:value-type="float" office:value="22.5360643004751">
                <text:p>22.5360643004751</text:p>
              </table:table-cell>
              <table:table-cell office:value-type="float" office:value="55.5942038183289">
                <text:p>55.5942038183289</text:p>
              </table:table-cell>
              <table:table-cell office:value-type="float" office:value="23.9929480961325">
                <text:p>23.9929480961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9388166177907">
                <text:p>39.9388166177907</text:p>
              </table:table-cell>
              <table:table-cell office:value-type="float" office:value="22.9884240398403">
                <text:p>22.9884240398403</text:p>
              </table:table-cell>
              <table:table-cell office:value-type="float" office:value="46.2854641929755">
                <text:p>46.2854641929755</text:p>
              </table:table-cell>
              <table:table-cell office:value-type="float" office:value="24.3570118478819">
                <text:p>24.3570118478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8459897392236">
                <text:p>28.8459897392236</text:p>
              </table:table-cell>
              <table:table-cell office:value-type="float" office:value="22.4407837792053">
                <text:p>22.4407837792053</text:p>
              </table:table-cell>
              <table:table-cell office:value-type="float" office:value="32.9767245676223">
                <text:p>32.9767245676223</text:p>
              </table:table-cell>
              <table:table-cell office:value-type="float" office:value="23.7210755996314">
                <text:p>23.7210755996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7531628606564">
                <text:p>14.7531628606564</text:p>
              </table:table-cell>
              <table:table-cell office:value-type="float" office:value="21.8931435185705">
                <text:p>21.8931435185705</text:p>
              </table:table-cell>
              <table:table-cell office:value-type="float" office:value="19.6679849422692">
                <text:p>19.6679849422692</text:p>
              </table:table-cell>
              <table:table-cell office:value-type="float" office:value="23.085139351381">
                <text:p>23.085139351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39664017910536">
                <text:p>-0.339664017910536</text:p>
              </table:table-cell>
              <table:table-cell office:value-type="float" office:value="26.3455032579357">
                <text:p>26.3455032579357</text:p>
              </table:table-cell>
              <table:table-cell office:value-type="float" office:value="5.3592453169158">
                <text:p>5.3592453169158</text:p>
              </table:table-cell>
              <table:table-cell office:value-type="float" office:value="25.4492031031307">
                <text:p>25.4492031031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4324908964777">
                <text:p>-7.4324908964777</text:p>
              </table:table-cell>
              <table:table-cell office:value-type="float" office:value="30.7978629973009">
                <text:p>30.7978629973009</text:p>
              </table:table-cell>
              <table:table-cell office:value-type="float" office:value="-5.94949430843735">
                <text:p>-5.94949430843735</text:p>
              </table:table-cell>
              <table:table-cell office:value-type="float" office:value="25.8132668548803">
                <text:p>25.8132668548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5253177750451">
                <text:p>-4.5253177750451</text:p>
              </table:table-cell>
              <table:table-cell office:value-type="float" office:value="28.250222736666">
                <text:p>28.250222736666</text:p>
              </table:table-cell>
              <table:table-cell office:value-type="float" office:value="-5.25823393379073">
                <text:p>-5.25823393379073</text:p>
              </table:table-cell>
              <table:table-cell office:value-type="float" office:value="30.1773306066298">
                <text:p>30.1773306066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8185534638774">
                <text:p>2.38185534638774</text:p>
              </table:table-cell>
              <table:table-cell office:value-type="float" office:value="23.702582476031">
                <text:p>23.702582476031</text:p>
              </table:table-cell>
              <table:table-cell office:value-type="float" office:value="5.43302644085588">
                <text:p>5.43302644085588</text:p>
              </table:table-cell>
              <table:table-cell office:value-type="float" office:value="35.5413943583792">
                <text:p>35.5413943583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2890284678208">
                <text:p>7.2890284678208</text:p>
              </table:table-cell>
              <table:table-cell office:value-type="float" office:value="22.1549422153962">
                <text:p>22.1549422153962</text:p>
              </table:table-cell>
              <table:table-cell office:value-type="float" office:value="11.1242868155027">
                <text:p>11.1242868155027</text:p>
              </table:table-cell>
              <table:table-cell office:value-type="float" office:value="31.9054581101288">
                <text:p>31.9054581101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1962015892536">
                <text:p>12.1962015892536</text:p>
              </table:table-cell>
              <table:table-cell office:value-type="float" office:value="43.6073019547614">
                <text:p>43.6073019547614</text:p>
              </table:table-cell>
              <table:table-cell office:value-type="float" office:value="12.8155471901496">
                <text:p>12.8155471901496</text:p>
              </table:table-cell>
              <table:table-cell office:value-type="float" office:value="25.2695218618783">
                <text:p>25.2695218618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1033747106865">
                <text:p>55.1033747106865</text:p>
              </table:table-cell>
              <table:table-cell office:value-type="float" office:value="109.059661694126">
                <text:p>109.059661694126</text:p>
              </table:table-cell>
              <table:table-cell office:value-type="float" office:value="63.5068075647964">
                <text:p>63.5068075647964</text:p>
              </table:table-cell>
              <table:table-cell office:value-type="float" office:value="51.6335856136279">
                <text:p>51.6335856136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010547832119">
                <text:p>168.010547832119</text:p>
              </table:table-cell>
              <table:table-cell office:value-type="float" office:value="200.512021433492">
                <text:p>200.512021433492</text:p>
              </table:table-cell>
              <table:table-cell office:value-type="float" office:value="196.198067939443">
                <text:p>196.198067939443</text:p>
              </table:table-cell>
              <table:table-cell office:value-type="float" office:value="73.9976493653776">
                <text:p>73.9976493653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.917720953552">
                <text:p>305.917720953552</text:p>
              </table:table-cell>
              <table:table-cell office:value-type="float" office:value="294.964381172857">
                <text:p>294.964381172857</text:p>
              </table:table-cell>
              <table:table-cell office:value-type="float" office:value="350.88932831409">
                <text:p>350.88932831409</text:p>
              </table:table-cell>
              <table:table-cell office:value-type="float" office:value="174.361713117127">
                <text:p>174.361713117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.824894074985">
                <text:p>380.824894074985</text:p>
              </table:table-cell>
              <table:table-cell office:value-type="float" office:value="374.416740912222">
                <text:p>374.416740912222</text:p>
              </table:table-cell>
              <table:table-cell office:value-type="float" office:value="432.580588688736">
                <text:p>432.580588688736</text:p>
              </table:table-cell>
              <table:table-cell office:value-type="float" office:value="283.725776868876">
                <text:p>283.725776868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7.732067196418">
                <text:p>387.732067196418</text:p>
              </table:table-cell>
              <table:table-cell office:value-type="float" office:value="391.869100651587">
                <text:p>391.869100651587</text:p>
              </table:table-cell>
              <table:table-cell office:value-type="float" office:value="442.271849063383">
                <text:p>442.271849063383</text:p>
              </table:table-cell>
              <table:table-cell office:value-type="float" office:value="377.089840620626">
                <text:p>377.089840620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2.639240317851">
                <text:p>342.639240317851</text:p>
              </table:table-cell>
              <table:table-cell office:value-type="float" office:value="325.321460390952">
                <text:p>325.321460390952</text:p>
              </table:table-cell>
              <table:table-cell office:value-type="float" office:value="393.96310943803">
                <text:p>393.96310943803</text:p>
              </table:table-cell>
              <table:table-cell office:value-type="float" office:value="437.453904372376">
                <text:p>437.453904372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7.546413439283">
                <text:p>227.546413439283</text:p>
              </table:table-cell>
              <table:table-cell office:value-type="float" office:value="229.773820130317">
                <text:p>229.773820130317</text:p>
              </table:table-cell>
              <table:table-cell office:value-type="float" office:value="261.654369812677">
                <text:p>261.654369812677</text:p>
              </table:table-cell>
              <table:table-cell office:value-type="float" office:value="414.817968124125">
                <text:p>414.817968124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4535865607165">
                <text:p>87.4535865607165</text:p>
              </table:table-cell>
              <table:table-cell office:value-type="float" office:value="135.226179869683">
                <text:p>135.226179869683</text:p>
              </table:table-cell>
              <table:table-cell office:value-type="float" office:value="100.345630187323">
                <text:p>100.345630187323</text:p>
              </table:table-cell>
              <table:table-cell office:value-type="float" office:value="314.182031875875">
                <text:p>314.182031875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36075968214936">
                <text:p>9.36075968214936</text:p>
              </table:table-cell>
              <table:table-cell office:value-type="float" office:value="53.6785396090479">
                <text:p>53.6785396090479</text:p>
              </table:table-cell>
              <table:table-cell office:value-type="float" office:value="11.03689056197">
                <text:p>11.03689056197</text:p>
              </table:table-cell>
              <table:table-cell office:value-type="float" office:value="204.546095627624">
                <text:p>204.546095627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320671964178">
                <text:p>-1.7320671964178</text:p>
              </table:table-cell>
              <table:table-cell office:value-type="float" office:value="6.13089934841287">
                <text:p>6.13089934841287</text:p>
              </table:table-cell>
              <table:table-cell office:value-type="float" office:value="-1.27184906338312">
                <text:p>-1.27184906338312</text:p>
              </table:table-cell>
              <table:table-cell office:value-type="float" office:value="110.910159379374">
                <text:p>110.910159379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82489407498497">
                <text:p>-2.82489407498497</text:p>
              </table:table-cell>
              <table:table-cell office:value-type="float" office:value="-2.41674091222217">
                <text:p>-2.41674091222217</text:p>
              </table:table-cell>
              <table:table-cell office:value-type="float" office:value="-4.58058868873627">
                <text:p>-4.58058868873627</text:p>
              </table:table-cell>
              <table:table-cell office:value-type="float" office:value="17.2742231311236">
                <text:p>17.2742231311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91772095355213">
                <text:p>-5.91772095355213</text:p>
              </table:table-cell>
              <table:table-cell office:value-type="float" office:value="-1.96438117285697">
                <text:p>-1.96438117285697</text:p>
              </table:table-cell>
              <table:table-cell office:value-type="float" office:value="-9.88932831408965">
                <text:p>-9.88932831408965</text:p>
              </table:table-cell>
              <table:table-cell office:value-type="float" office:value="6.63828688287299">
                <text:p>6.63828688287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.0105478321193">
                <text:p>-10.0105478321193</text:p>
              </table:table-cell>
              <table:table-cell office:value-type="float" office:value="-4.51202143349155">
                <text:p>-4.51202143349155</text:p>
              </table:table-cell>
              <table:table-cell office:value-type="float" office:value="-11.198067939443">
                <text:p>-11.198067939443</text:p>
              </table:table-cell>
              <table:table-cell office:value-type="float" office:value="-4.99764936537758">
                <text:p>-4.99764936537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.1033747106865">
                <text:p>-12.1033747106865</text:p>
              </table:table-cell>
              <table:table-cell office:value-type="float" office:value="-9.05966169412636">
                <text:p>-9.05966169412636</text:p>
              </table:table-cell>
              <table:table-cell office:value-type="float" office:value="-11.5068075647964">
                <text:p>-11.5068075647964</text:p>
              </table:table-cell>
              <table:table-cell office:value-type="float" office:value="-7.63358561362793">
                <text:p>-7.63358561362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.1962015892536">
                <text:p>-46.1962015892536</text:p>
              </table:table-cell>
              <table:table-cell office:value-type="float" office:value="-10.6073019547614">
                <text:p>-10.6073019547614</text:p>
              </table:table-cell>
              <table:table-cell office:value-type="float" office:value="-51.8155471901496">
                <text:p>-51.8155471901496</text:p>
              </table:table-cell>
              <table:table-cell office:value-type="float" office:value="-10.2695218618783">
                <text:p>-10.2695218618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53.289028467821">
                <text:p>-153.289028467821</text:p>
              </table:table-cell>
              <table:table-cell office:value-type="float" office:value="-10.1549422153962">
                <text:p>-10.1549422153962</text:p>
              </table:table-cell>
              <table:table-cell office:value-type="float" office:value="-173.124286815503">
                <text:p>-173.124286815503</text:p>
              </table:table-cell>
              <table:table-cell office:value-type="float" office:value="-12.9054581101288">
                <text:p>-12.9054581101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92.381855346388">
                <text:p>-292.381855346388</text:p>
              </table:table-cell>
              <table:table-cell office:value-type="float" office:value="-13.702582476031">
                <text:p>-13.702582476031</text:p>
              </table:table-cell>
              <table:table-cell office:value-type="float" office:value="-329.433026440856">
                <text:p>-329.433026440856</text:p>
              </table:table-cell>
              <table:table-cell office:value-type="float" office:value="-14.5413943583792">
                <text:p>-14.5413943583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76.474682224955">
                <text:p>-376.474682224955</text:p>
              </table:table-cell>
              <table:table-cell office:value-type="float" office:value="-17.250222736666">
                <text:p>-17.250222736666</text:p>
              </table:table-cell>
              <table:table-cell office:value-type="float" office:value="-424.741766066209">
                <text:p>-424.741766066209</text:p>
              </table:table-cell>
              <table:table-cell office:value-type="float" office:value="-15.1773306066298">
                <text:p>-15.177330606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97.567509103522">
                <text:p>-397.567509103522</text:p>
              </table:table-cell>
              <table:table-cell office:value-type="float" office:value="-16.7978629973009">
                <text:p>-16.7978629973009</text:p>
              </table:table-cell>
              <table:table-cell office:value-type="float" office:value="-448.050505691563">
                <text:p>-448.050505691563</text:p>
              </table:table-cell>
              <table:table-cell office:value-type="float" office:value="-16.8132668548803">
                <text:p>-16.8132668548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65.660335982089">
                <text:p>-365.660335982089</text:p>
              </table:table-cell>
              <table:table-cell office:value-type="float" office:value="-17.3455032579357">
                <text:p>-17.3455032579357</text:p>
              </table:table-cell>
              <table:table-cell office:value-type="float" office:value="-414.359245316916">
                <text:p>-414.359245316916</text:p>
              </table:table-cell>
              <table:table-cell office:value-type="float" office:value="-18.4492031031307">
                <text:p>-18.449203103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59.753162860656">
                <text:p>-259.753162860656</text:p>
              </table:table-cell>
              <table:table-cell office:value-type="float" office:value="-20.8931435185705">
                <text:p>-20.8931435185705</text:p>
              </table:table-cell>
              <table:table-cell office:value-type="float" office:value="-295.667984942269">
                <text:p>-295.667984942269</text:p>
              </table:table-cell>
              <table:table-cell office:value-type="float" office:value="-20.085139351381">
                <text:p>-20.085139351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4.845989739224">
                <text:p>-124.845989739224</text:p>
              </table:table-cell>
              <table:table-cell office:value-type="float" office:value="-23.4407837792053">
                <text:p>-23.4407837792053</text:p>
              </table:table-cell>
              <table:table-cell office:value-type="float" office:value="-139.976724567622">
                <text:p>-139.976724567622</text:p>
              </table:table-cell>
              <table:table-cell office:value-type="float" office:value="-22.7210755996314">
                <text:p>-22.72107559963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2.9388166177907">
                <text:p>-42.9388166177907</text:p>
              </table:table-cell>
              <table:table-cell office:value-type="float" office:value="-24.9884240398403">
                <text:p>-24.9884240398403</text:p>
              </table:table-cell>
              <table:table-cell office:value-type="float" office:value="-48.2854641929755">
                <text:p>-48.2854641929755</text:p>
              </table:table-cell>
              <table:table-cell office:value-type="float" office:value="-25.3570118478819">
                <text:p>-25.3570118478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3.0316434963577">
                <text:p>-23.0316434963577</text:p>
              </table:table-cell>
              <table:table-cell office:value-type="float" office:value="-28.5360643004751">
                <text:p>-28.5360643004751</text:p>
              </table:table-cell>
              <table:table-cell office:value-type="float" office:value="-27.5942038183289">
                <text:p>-27.5942038183289</text:p>
              </table:table-cell>
              <table:table-cell office:value-type="float" office:value="-26.9929480961325">
                <text:p>-26.9929480961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.1244703749248">
                <text:p>-24.1244703749248</text:p>
              </table:table-cell>
              <table:table-cell office:value-type="float" office:value="-34.0837045611099">
                <text:p>-34.0837045611099</text:p>
              </table:table-cell>
              <table:table-cell office:value-type="float" office:value="-24.9029434436823">
                <text:p>-24.9029434436823</text:p>
              </table:table-cell>
              <table:table-cell office:value-type="float" office:value="-32.6288843443829">
                <text:p>-32.6288843443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5.2172972534922">
                <text:p>-25.2172972534922</text:p>
              </table:table-cell>
              <table:table-cell office:value-type="float" office:value="-59.6313448217447">
                <text:p>-59.6313448217447</text:p>
              </table:table-cell>
              <table:table-cell office:value-type="float" office:value="-24.2116830690354">
                <text:p>-24.2116830690354</text:p>
              </table:table-cell>
              <table:table-cell office:value-type="float" office:value="-38.2648205926332">
                <text:p>-38.2648205926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9.3101241320594">
                <text:p>-19.3101241320594</text:p>
              </table:table-cell>
              <table:table-cell office:value-type="float" office:value="-127.17898508238">
                <text:p>-127.17898508238</text:p>
              </table:table-cell>
              <table:table-cell office:value-type="float" office:value="-20.5204226943886">
                <text:p>-20.5204226943886</text:p>
              </table:table-cell>
              <table:table-cell office:value-type="float" office:value="-63.9007568408838">
                <text:p>-63.90075684088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.4029510106263">
                <text:p>-13.4029510106263</text:p>
              </table:table-cell>
              <table:table-cell office:value-type="float" office:value="-220.726625343015">
                <text:p>-220.726625343015</text:p>
              </table:table-cell>
              <table:table-cell office:value-type="float" office:value="-16.829162319742">
                <text:p>-16.829162319742</text:p>
              </table:table-cell>
              <table:table-cell office:value-type="float" office:value="-89.5366930891344">
                <text:p>-89.5366930891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4957778891935">
                <text:p>-11.4957778891935</text:p>
              </table:table-cell>
              <table:table-cell office:value-type="float" office:value="-324.274265603649">
                <text:p>-324.274265603649</text:p>
              </table:table-cell>
              <table:table-cell office:value-type="float" office:value="-14.1379019450953">
                <text:p>-14.1379019450953</text:p>
              </table:table-cell>
              <table:table-cell office:value-type="float" office:value="-196.172629337385">
                <text:p>-196.172629337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.5886047677609">
                <text:p>-9.5886047677609</text:p>
              </table:table-cell>
              <table:table-cell office:value-type="float" office:value="-419.821905864284">
                <text:p>-419.821905864284</text:p>
              </table:table-cell>
              <table:table-cell office:value-type="float" office:value="-11.4466415704485">
                <text:p>-11.4466415704485</text:p>
              </table:table-cell>
              <table:table-cell office:value-type="float" office:value="-298.808565585635">
                <text:p>-298.808565585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.6814316463281">
                <text:p>-10.6814316463281</text:p>
              </table:table-cell>
              <table:table-cell office:value-type="float" office:value="-460.369546124919">
                <text:p>-460.369546124919</text:p>
              </table:table-cell>
              <table:table-cell office:value-type="float" office:value="-13.7553811958016">
                <text:p>-13.7553811958016</text:p>
              </table:table-cell>
              <table:table-cell office:value-type="float" office:value="-404.444501833885">
                <text:p>-404.444501833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774258524895">
                <text:p>-14.774258524895</text:p>
              </table:table-cell>
              <table:table-cell office:value-type="float" office:value="-411.917186385554">
                <text:p>-411.917186385554</text:p>
              </table:table-cell>
              <table:table-cell office:value-type="float" office:value="-19.0641208211553">
                <text:p>-19.0641208211553</text:p>
              </table:table-cell>
              <table:table-cell office:value-type="float" office:value="-490.080438082136">
                <text:p>-490.080438082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.8670854034619">
                <text:p>-19.8670854034619</text:p>
              </table:table-cell>
              <table:table-cell office:value-type="float" office:value="-316.464826646189">
                <text:p>-316.464826646189</text:p>
              </table:table-cell>
              <table:table-cell office:value-type="float" office:value="-23.3728604465084">
                <text:p>-23.3728604465084</text:p>
              </table:table-cell>
              <table:table-cell office:value-type="float" office:value="-489.716374330387">
                <text:p>-489.716374330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1.9599122820291">
                <text:p>-21.9599122820291</text:p>
              </table:table-cell>
              <table:table-cell office:value-type="float" office:value="-207.012466906824">
                <text:p>-207.012466906824</text:p>
              </table:table-cell>
              <table:table-cell office:value-type="float" office:value="-24.6816000718613">
                <text:p>-24.6816000718613</text:p>
              </table:table-cell>
              <table:table-cell office:value-type="float" office:value="-408.352310578637">
                <text:p>-408.352310578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3.0527391605965">
                <text:p>-23.0527391605965</text:p>
              </table:table-cell>
              <table:table-cell office:value-type="float" office:value="-104.560107167458">
                <text:p>-104.560107167458</text:p>
              </table:table-cell>
              <table:table-cell office:value-type="float" office:value="-25.9903396972147">
                <text:p>-25.9903396972147</text:p>
              </table:table-cell>
              <table:table-cell office:value-type="float" office:value="-292.988246826887">
                <text:p>-292.9882468268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2.1455660391637">
                <text:p>-22.1455660391637</text:p>
              </table:table-cell>
              <table:table-cell office:value-type="float" office:value="-30.1077474280933">
                <text:p>-30.1077474280933</text:p>
              </table:table-cell>
              <table:table-cell office:value-type="float" office:value="-24.2990793225681">
                <text:p>-24.2990793225681</text:p>
              </table:table-cell>
              <table:table-cell office:value-type="float" office:value="-174.624183075138">
                <text:p>-174.624183075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.2383929177308">
                <text:p>-21.2383929177308</text:p>
              </table:table-cell>
              <table:table-cell office:value-type="float" office:value="5.3446123112717">
                <text:p>5.3446123112717</text:p>
              </table:table-cell>
              <table:table-cell office:value-type="float" office:value="-23.6078189479215">
                <text:p>-23.6078189479215</text:p>
              </table:table-cell>
              <table:table-cell office:value-type="float" office:value="-56.2601193233882">
                <text:p>-56.2601193233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331219796298">
                <text:p>-21.331219796298</text:p>
              </table:table-cell>
              <table:table-cell office:value-type="float" office:value="9.79697205063712">
                <text:p>9.79697205063712</text:p>
              </table:table-cell>
              <table:table-cell office:value-type="float" office:value="-21.9165585732746">
                <text:p>-21.9165585732746</text:p>
              </table:table-cell>
              <table:table-cell office:value-type="float" office:value="-23.8960555716387">
                <text:p>-23.8960555716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.4240466748649">
                <text:p>-20.4240466748649</text:p>
              </table:table-cell>
              <table:table-cell office:value-type="float" office:value="2.24933179000209">
                <text:p>2.24933179000209</text:p>
              </table:table-cell>
              <table:table-cell office:value-type="float" office:value="-20.2252981986278">
                <text:p>-20.2252981986278</text:p>
              </table:table-cell>
              <table:table-cell office:value-type="float" office:value="8.46800818011093">
                <text:p>8.468008180110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7.5168735534321">
                <text:p>-17.5168735534321</text:p>
              </table:table-cell>
              <table:table-cell office:value-type="float" office:value="-11.2983084706327">
                <text:p>-11.2983084706327</text:p>
              </table:table-cell>
              <table:table-cell office:value-type="float" office:value="-19.5340378239812">
                <text:p>-19.5340378239812</text:p>
              </table:table-cell>
              <table:table-cell office:value-type="float" office:value="6.83207193186036">
                <text:p>6.83207193186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60970043199927">
                <text:p>-9.60970043199927</text:p>
              </table:table-cell>
              <table:table-cell office:value-type="float" office:value="-28.8459487312675">
                <text:p>-28.8459487312675</text:p>
              </table:table-cell>
              <table:table-cell office:value-type="float" office:value="-12.8427774493346">
                <text:p>-12.8427774493346</text:p>
              </table:table-cell>
              <table:table-cell office:value-type="float" office:value="-14.8038643163902">
                <text:p>-14.80386431639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70252731056644">
                <text:p>-1.70252731056644</text:p>
              </table:table-cell>
              <table:table-cell office:value-type="float" office:value="-43.3935889919023">
                <text:p>-43.3935889919023</text:p>
              </table:table-cell>
              <table:table-cell office:value-type="float" office:value="-4.15151707468772">
                <text:p>-4.15151707468772</text:p>
              </table:table-cell>
              <table:table-cell office:value-type="float" office:value="-36.4398005646403">
                <text:p>-36.4398005646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95354189133604">
                <text:p>-0.795354189133604</text:p>
              </table:table-cell>
              <table:table-cell office:value-type="float" office:value="-48.9412292525371">
                <text:p>-48.9412292525371</text:p>
              </table:table-cell>
              <table:table-cell office:value-type="float" office:value="-2.46025670004087">
                <text:p>-2.46025670004087</text:p>
              </table:table-cell>
              <table:table-cell office:value-type="float" office:value="-41.0757368128909">
                <text:p>-41.0757368128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1818932299343">
                <text:p>0.111818932299343</text:p>
              </table:table-cell>
              <table:table-cell office:value-type="float" office:value="-45.4888695131722">
                <text:p>-45.4888695131722</text:p>
              </table:table-cell>
              <table:table-cell office:value-type="float" office:value="-1.76899632539426">
                <text:p>-1.76899632539426</text:p>
              </table:table-cell>
              <table:table-cell office:value-type="float" office:value="-45.7116730611415">
                <text:p>-45.7116730611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1899205373218">
                <text:p>3.01899205373218</text:p>
              </table:table-cell>
              <table:table-cell office:value-type="float" office:value="-35.036509773807">
                <text:p>-35.036509773807</text:p>
              </table:table-cell>
              <table:table-cell office:value-type="float" office:value="0.922264049252476">
                <text:p>0.922264049252476</text:p>
              </table:table-cell>
              <table:table-cell office:value-type="float" office:value="-54.3476093093918">
                <text:p>-54.3476093093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.07383482483499">
                <text:p>-5.07383482483499</text:p>
              </table:table-cell>
              <table:table-cell office:value-type="float" office:value="-28.5841500344418">
                <text:p>-28.5841500344418</text:p>
              </table:table-cell>
              <table:table-cell office:value-type="float" office:value="-4.38647557610079">
                <text:p>-4.38647557610079</text:p>
              </table:table-cell>
              <table:table-cell office:value-type="float" office:value="-42.9835455576424">
                <text:p>-42.9835455576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.1666617034022">
                <text:p>-17.1666617034022</text:p>
              </table:table-cell>
              <table:table-cell office:value-type="float" office:value="-30.1317902950766">
                <text:p>-30.1317902950766</text:p>
              </table:table-cell>
              <table:table-cell office:value-type="float" office:value="-15.6952152014541">
                <text:p>-15.6952152014541</text:p>
              </table:table-cell>
              <table:table-cell office:value-type="float" office:value="-29.6194818058927">
                <text:p>-29.6194818058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9.2594885819693">
                <text:p>-19.2594885819693</text:p>
              </table:table-cell>
              <table:table-cell office:value-type="float" office:value="-29.6794305557115">
                <text:p>-29.6794305557115</text:p>
              </table:table-cell>
              <table:table-cell office:value-type="float" office:value="-22.0039548268073">
                <text:p>-22.0039548268073</text:p>
              </table:table-cell>
              <table:table-cell office:value-type="float" office:value="-33.2554180541431">
                <text:p>-33.25541805414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.3523154605364">
                <text:p>-20.3523154605364</text:p>
              </table:table-cell>
              <table:table-cell office:value-type="float" office:value="-34.2270708163463">
                <text:p>-34.2270708163463</text:p>
              </table:table-cell>
              <table:table-cell office:value-type="float" office:value="-24.3126944521605">
                <text:p>-24.3126944521605</text:p>
              </table:table-cell>
              <table:table-cell office:value-type="float" office:value="-35.8913543023937">
                <text:p>-35.89135430239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4451423391035">
                <text:p>-23.4451423391035</text:p>
              </table:table-cell>
              <table:table-cell office:value-type="float" office:value="-41.7747110769813">
                <text:p>-41.7747110769813</text:p>
              </table:table-cell>
              <table:table-cell office:value-type="float" office:value="-25.6214340775138">
                <text:p>-25.6214340775138</text:p>
              </table:table-cell>
              <table:table-cell office:value-type="float" office:value="-34.5272905506441">
                <text:p>-34.52729055064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8.5379692176708">
                <text:p>-18.5379692176708</text:p>
              </table:table-cell>
              <table:table-cell office:value-type="float" office:value="-42.3223513376161">
                <text:p>-42.3223513376161</text:p>
              </table:table-cell>
              <table:table-cell office:value-type="float" office:value="-19.9301737028671">
                <text:p>-19.9301737028671</text:p>
              </table:table-cell>
              <table:table-cell office:value-type="float" office:value="-37.1632267988945">
                <text:p>-37.16322679889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63079609623787">
                <text:p>-7.63079609623787</text:p>
              </table:table-cell>
              <table:table-cell office:value-type="float" office:value="-42.8699915982509">
                <text:p>-42.8699915982509</text:p>
              </table:table-cell>
              <table:table-cell office:value-type="float" office:value="-8.23891332822041">
                <text:p>-8.23891332822041</text:p>
              </table:table-cell>
              <table:table-cell office:value-type="float" office:value="-41.7991630471451">
                <text:p>-41.79916304714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27637702519496">
                <text:p>8.27637702519496</text:p>
              </table:table-cell>
              <table:table-cell office:value-type="float" office:value="-47.4176318588858">
                <text:p>-47.4176318588858</text:p>
              </table:table-cell>
              <table:table-cell office:value-type="float" office:value="8.45234704642633">
                <text:p>8.45234704642633</text:p>
              </table:table-cell>
              <table:table-cell office:value-type="float" office:value="-44.4350992953955">
                <text:p>-44.4350992953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1835501466278">
                <text:p>25.1835501466278</text:p>
              </table:table-cell>
              <table:table-cell office:value-type="float" office:value="-46.9652721195207">
                <text:p>-46.9652721195207</text:p>
              </table:table-cell>
              <table:table-cell office:value-type="float" office:value="26.1436074210731">
                <text:p>26.1436074210731</text:p>
              </table:table-cell>
              <table:table-cell office:value-type="float" office:value="-48.0710355436459">
                <text:p>-48.0710355436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0907232680607">
                <text:p>32.0907232680607</text:p>
              </table:table-cell>
              <table:table-cell office:value-type="float" office:value="-40.5129123801555">
                <text:p>-40.5129123801555</text:p>
              </table:table-cell>
              <table:table-cell office:value-type="float" office:value="33.8348677957199">
                <text:p>33.8348677957199</text:p>
              </table:table-cell>
              <table:table-cell office:value-type="float" office:value="-50.7069717918963">
                <text:p>-50.7069717918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9978963894936">
                <text:p>32.9978963894936</text:p>
              </table:table-cell>
              <table:table-cell office:value-type="float" office:value="-36.0605526407903">
                <text:p>-36.0605526407903</text:p>
              </table:table-cell>
              <table:table-cell office:value-type="float" office:value="32.5261281703666">
                <text:p>32.5261281703666</text:p>
              </table:table-cell>
              <table:table-cell office:value-type="float" office:value="-49.3429080401468">
                <text:p>-49.3429080401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.9050695109264">
                <text:p>39.9050695109264</text:p>
              </table:table-cell>
              <table:table-cell office:value-type="float" office:value="-30.6081929014251">
                <text:p>-30.6081929014251</text:p>
              </table:table-cell>
              <table:table-cell office:value-type="float" office:value="38.2173885450132">
                <text:p>38.2173885450132</text:p>
              </table:table-cell>
              <table:table-cell office:value-type="float" office:value="-40.9788442883973">
                <text:p>-40.97884428839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.8122426323592">
                <text:p>41.8122426323592</text:p>
              </table:table-cell>
              <table:table-cell office:value-type="float" office:value="-22.15583316206">
                <text:p>-22.15583316206</text:p>
              </table:table-cell>
              <table:table-cell office:value-type="float" office:value="41.90864891966">
                <text:p>41.90864891966</text:p>
              </table:table-cell>
              <table:table-cell office:value-type="float" office:value="-34.6147805366477">
                <text:p>-34.61478053664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.7194157537922">
                <text:p>39.7194157537922</text:p>
              </table:table-cell>
              <table:table-cell office:value-type="float" office:value="-14.703473422695">
                <text:p>-14.703473422695</text:p>
              </table:table-cell>
              <table:table-cell office:value-type="float" office:value="39.5999092943068">
                <text:p>39.5999092943068</text:p>
              </table:table-cell>
              <table:table-cell office:value-type="float" office:value="-26.250716784898">
                <text:p>-26.250716784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626588875225">
                <text:p>45.626588875225</text:p>
              </table:table-cell>
              <table:table-cell office:value-type="float" office:value="-1.25111368332978">
                <text:p>-1.25111368332978</text:p>
              </table:table-cell>
              <table:table-cell office:value-type="float" office:value="43.2911696689536">
                <text:p>43.2911696689536</text:p>
              </table:table-cell>
              <table:table-cell office:value-type="float" office:value="-18.8866530331486">
                <text:p>-18.8866530331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5337619966577">
                <text:p>58.5337619966577</text:p>
              </table:table-cell>
              <table:table-cell office:value-type="float" office:value="19.2012460560354">
                <text:p>19.2012460560354</text:p>
              </table:table-cell>
              <table:table-cell office:value-type="float" office:value="54.9824300436002">
                <text:p>54.9824300436002</text:p>
              </table:table-cell>
              <table:table-cell office:value-type="float" office:value="0.477410718600822">
                <text:p>0.4774107186008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4409351180907">
                <text:p>64.4409351180907</text:p>
              </table:table-cell>
              <table:table-cell office:value-type="float" office:value="23.6536057954006">
                <text:p>23.6536057954006</text:p>
              </table:table-cell>
              <table:table-cell office:value-type="float" office:value="59.6736904182469">
                <text:p>59.6736904182469</text:p>
              </table:table-cell>
              <table:table-cell office:value-type="float" office:value="12.8414744703505">
                <text:p>12.84147447035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.3481082395236">
                <text:p>62.3481082395236</text:p>
              </table:table-cell>
              <table:table-cell office:value-type="float" office:value="15.1059655347658">
                <text:p>15.1059655347658</text:p>
              </table:table-cell>
              <table:table-cell office:value-type="float" office:value="58.3649507928938">
                <text:p>58.3649507928938</text:p>
              </table:table-cell>
              <table:table-cell office:value-type="float" office:value="22.2055382221001">
                <text:p>22.2055382221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.2552813609565">
                <text:p>57.2552813609565</text:p>
              </table:table-cell>
              <table:table-cell office:value-type="float" office:value="12.558325274131">
                <text:p>12.558325274131</text:p>
              </table:table-cell>
              <table:table-cell office:value-type="float" office:value="53.0562111675405">
                <text:p>53.0562111675405</text:p>
              </table:table-cell>
              <table:table-cell office:value-type="float" office:value="29.5696019738496">
                <text:p>29.5696019738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1624544823892">
                <text:p>52.1624544823892</text:p>
              </table:table-cell>
              <table:table-cell office:value-type="float" office:value="10.010685013496">
                <text:p>10.010685013496</text:p>
              </table:table-cell>
              <table:table-cell office:value-type="float" office:value="46.7474715421872">
                <text:p>46.7474715421872</text:p>
              </table:table-cell>
              <table:table-cell office:value-type="float" office:value="25.9336657255992">
                <text:p>25.9336657255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.069627603822">
                <text:p>43.069627603822</text:p>
              </table:table-cell>
              <table:table-cell office:value-type="float" office:value="0.463044752861151">
                <text:p>0.463044752861151</text:p>
              </table:table-cell>
              <table:table-cell office:value-type="float" office:value="37.4387319168338">
                <text:p>37.4387319168338</text:p>
              </table:table-cell>
              <table:table-cell office:value-type="float" office:value="10.2977294773486">
                <text:p>10.2977294773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976800725255">
                <text:p>24.976800725255</text:p>
              </table:table-cell>
              <table:table-cell office:value-type="float" office:value="5.91540449222634">
                <text:p>5.91540449222634</text:p>
              </table:table-cell>
              <table:table-cell office:value-type="float" office:value="19.1299922914807">
                <text:p>19.1299922914807</text:p>
              </table:table-cell>
              <table:table-cell office:value-type="float" office:value="8.66179322909829">
                <text:p>8.661793229098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8397384668792">
                <text:p>6.88397384668792</text:p>
              </table:table-cell>
              <table:table-cell office:value-type="float" office:value="21.3677642315913">
                <text:p>21.3677642315913</text:p>
              </table:table-cell>
              <table:table-cell office:value-type="float" office:value="-1.17874733387248">
                <text:p>-1.17874733387248</text:p>
              </table:table-cell>
              <table:table-cell office:value-type="float" office:value="10.0258569808479">
                <text:p>10.0258569808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1.2088530318792">
                <text:p>-11.2088530318792</text:p>
              </table:table-cell>
              <table:table-cell office:value-type="float" office:value="18.8201239709565">
                <text:p>18.8201239709565</text:p>
              </table:table-cell>
              <table:table-cell office:value-type="float" office:value="-21.4874869592259">
                <text:p>-21.4874869592259</text:p>
              </table:table-cell>
              <table:table-cell office:value-type="float" office:value="11.3899207325974">
                <text:p>11.38992073259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1.3016799104464">
                <text:p>-31.3016799104464</text:p>
              </table:table-cell>
              <table:table-cell office:value-type="float" office:value="-5.72751628967808">
                <text:p>-5.72751628967808</text:p>
              </table:table-cell>
              <table:table-cell office:value-type="float" office:value="-41.7962265845793">
                <text:p>-41.7962265845793</text:p>
              </table:table-cell>
              <table:table-cell office:value-type="float" office:value="23.7539844843468">
                <text:p>23.75398448434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12.181cm" xlink:href=".." xlink:type="simple" chart:class="chart:line" chart:style-name="ch1">
        <chart:plot-area chart:style-name="ch2" table:cell-range-address="Feuille1.AB3:Feuille1.AE128" svg:x="0.77cm" svg:y="1.107cm" svg:width="14.612cm" svg:height="10.411cm">
          <chartooo:coordinate-region svg:x="1.682cm" svg:y="1.319cm" svg:width="13.7cm" svg:height="9.9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AB3:Feuille1.AB128" chart:class="chart:line">
            <chart:data-point chart:repeated="126"/>
          </chart:series>
          <chart:series chart:style-name="ch6" chart:values-cell-range-address="Feuille1.AC3:Feuille1.AC128" chart:class="chart:line">
            <chart:data-point chart:repeated="126"/>
          </chart:series>
          <chart:series chart:style-name="ch7" chart:values-cell-range-address="Feuille1.AD3:Feuille1.AD128" chart:class="chart:line">
            <chart:data-point chart:repeated="126"/>
          </chart:series>
          <chart:series chart:style-name="ch8" chart:values-cell-range-address="Feuille1.AE3:Feuille1.AE128" chart:class="chart:line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B</text:p>
              </table:table-cell>
              <table:table-cell office:value-type="string">
                <text:p>Colonne AC</text:p>
              </table:table-cell>
              <table:table-cell office:value-type="string">
                <text:p>Colonne AD</text:p>
              </table:table-cell>
              <table:table-cell office:value-type="string">
                <text:p>Colonne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5">
                <text:p>-65</text:p>
                <draw:g>
                  <svg:desc>Feuille1.AB3:Feuille1.AB128</svg:desc>
                </draw:g>
              </table:table-cell>
              <table:table-cell office:value-type="float" office:value="-18">
                <text:p>-18</text:p>
                <draw:g>
                  <svg:desc>Feuille1.AC3:Feuille1.AC128</svg:desc>
                </draw:g>
              </table:table-cell>
              <table:table-cell office:value-type="float" office:value="-73">
                <text:p>-73</text:p>
                <draw:g>
                  <svg:desc>Feuille1.AD3:Feuille1.AD128</svg:desc>
                </draw:g>
              </table:table-cell>
              <table:table-cell office:value-type="float" office:value="-14">
                <text:p>-14</text:p>
                <draw:g>
                  <svg:desc>Feuille1.AE3:Feuille1.A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9">
                <text:p>-79</text:p>
              </table:table-cell>
              <table:table-cell office:value-type="float" office:value="-37">
                <text:p>-37</text:p>
              </table:table-cell>
              <table:table-cell office:value-type="float" office:value="-90">
                <text:p>-9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">
                <text:p>-80</text:p>
              </table:table-cell>
              <table:table-cell office:value-type="float" office:value="-55">
                <text:p>-55</text:p>
              </table:table-cell>
              <table:table-cell office:value-type="float" office:value="-95">
                <text:p>-9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1">
                <text:p>-81</text:p>
              </table:table-cell>
              <table:table-cell office:value-type="float" office:value="-72">
                <text:p>-72</text:p>
              </table:table-cell>
              <table:table-cell office:value-type="float" office:value="-97">
                <text:p>-9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6">
                <text:p>-86</text:p>
              </table:table-cell>
              <table:table-cell office:value-type="float" office:value="-101">
                <text:p>-101</text:p>
              </table:table-cell>
              <table:table-cell office:value-type="float" office:value="-101">
                <text:p>-10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3">
                <text:p>-83</text:p>
              </table:table-cell>
              <table:table-cell office:value-type="float" office:value="-124">
                <text:p>-124</text:p>
              </table:table-cell>
              <table:table-cell office:value-type="float" office:value="-97">
                <text:p>-9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5">
                <text:p>-85</text:p>
              </table:table-cell>
              <table:table-cell office:value-type="float" office:value="-132">
                <text:p>-132</text:p>
              </table:table-cell>
              <table:table-cell office:value-type="float" office:value="-99">
                <text:p>-9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1">
                <text:p>-91</text:p>
              </table:table-cell>
              <table:table-cell office:value-type="float" office:value="-137">
                <text:p>-137</text:p>
              </table:table-cell>
              <table:table-cell office:value-type="float" office:value="-106">
                <text:p>-10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3">
                <text:p>-83</text:p>
              </table:table-cell>
              <table:table-cell office:value-type="float" office:value="-139">
                <text:p>-139</text:p>
              </table:table-cell>
              <table:table-cell office:value-type="float" office:value="-97">
                <text:p>-97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1">
                <text:p>-71</text:p>
              </table:table-cell>
              <table:table-cell office:value-type="float" office:value="-120">
                <text:p>-120</text:p>
              </table:table-cell>
              <table:table-cell office:value-type="float" office:value="-83">
                <text:p>-8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">
                <text:p>-68</text:p>
              </table:table-cell>
              <table:table-cell office:value-type="float" office:value="-78">
                <text:p>-78</text:p>
              </table:table-cell>
              <table:table-cell office:value-type="float" office:value="-82">
                <text:p>-8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4">
                <text:p>-64</text:p>
              </table:table-cell>
              <table:table-cell office:value-type="float" office:value="-56">
                <text:p>-56</text:p>
              </table:table-cell>
              <table:table-cell office:value-type="float" office:value="-78">
                <text:p>-7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8">
                <text:p>-58</text:p>
              </table:table-cell>
              <table:table-cell office:value-type="float" office:value="-85">
                <text:p>-85</text:p>
              </table:table-cell>
              <table:table-cell office:value-type="float" office:value="-67">
                <text:p>-6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">
                <text:p>-53</text:p>
              </table:table-cell>
              <table:table-cell office:value-type="float" office:value="-111">
                <text:p>-111</text:p>
              </table:table-cell>
              <table:table-cell office:value-type="float" office:value="-60">
                <text:p>-6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6">
                <text:p>-46</text:p>
              </table:table-cell>
              <table:table-cell office:value-type="float" office:value="-121">
                <text:p>-121</text:p>
              </table:table-cell>
              <table:table-cell office:value-type="float" office:value="-54">
                <text:p>-5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1">
                <text:p>-41</text:p>
              </table:table-cell>
              <table:table-cell office:value-type="float" office:value="-155">
                <text:p>-155</text:p>
              </table:table-cell>
              <table:table-cell office:value-type="float" office:value="-48">
                <text:p>-4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76">
                <text:p>-176</text:p>
              </table:table-cell>
              <table:table-cell office:value-type="float" office:value="-44">
                <text:p>-4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8">
                <text:p>-38</text:p>
              </table:table-cell>
              <table:table-cell office:value-type="float" office:value="-118">
                <text:p>-118</text:p>
              </table:table-cell>
              <table:table-cell office:value-type="float" office:value="-43">
                <text:p>-4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1">
                <text:p>-41</text:p>
              </table:table-cell>
              <table:table-cell office:value-type="float" office:value="-56">
                <text:p>-56</text:p>
              </table:table-cell>
              <table:table-cell office:value-type="float" office:value="-48">
                <text:p>-48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6">
                <text:p>-46</text:p>
              </table:table-cell>
              <table:table-cell office:value-type="float" office:value="-63">
                <text:p>-63</text:p>
              </table:table-cell>
              <table:table-cell office:value-type="float" office:value="-53">
                <text:p>-53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8">
                <text:p>-48</text:p>
              </table:table-cell>
              <table:table-cell office:value-type="float" office:value="-75">
                <text:p>-75</text:p>
              </table:table-cell>
              <table:table-cell office:value-type="float" office:value="-53">
                <text:p>-5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-53">
                <text:p>-53</text:p>
              </table:table-cell>
              <table:table-cell office:value-type="float" office:value="-49">
                <text:p>-4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">
                <text:p>-37</text:p>
              </table:table-cell>
              <table:table-cell office:value-type="float" office:value="-60">
                <text:p>-60</text:p>
              </table:table-cell>
              <table:table-cell office:value-type="float" office:value="-44">
                <text:p>-4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">
                <text:p>-31</text:p>
              </table:table-cell>
              <table:table-cell office:value-type="float" office:value="-83">
                <text:p>-83</text:p>
              </table:table-cell>
              <table:table-cell office:value-type="float" office:value="-37">
                <text:p>-3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">
                <text:p>-26</text:p>
              </table:table-cell>
              <table:table-cell office:value-type="float" office:value="-55">
                <text:p>-55</text:p>
              </table:table-cell>
              <table:table-cell office:value-type="float" office:value="-30">
                <text:p>-3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2">
                <text:p>-22</text:p>
              </table:table-cell>
              <table:table-cell office:value-type="float" office:value="-16">
                <text:p>-16</text:p>
              </table:table-cell>
              <table:table-cell office:value-type="float" office:value="-26">
                <text:p>-2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4">
                <text:p>-2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">
                <text:p>-9</text:p>
              </table:table-cell>
              <table:table-cell office:value-type="float" office:value="-21">
                <text:p>-21</text:p>
              </table:table-cell>
              <table:table-cell office:value-type="float" office:value="-2">
                <text:p>-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">
                <text:p>-15</text:p>
              </table:table-cell>
              <table:table-cell office:value-type="float" office:value="-19">
                <text:p>-1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">
                <text:p>-20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4">
                <text:p>-24</text:p>
              </table:table-cell>
              <table:table-cell office:value-type="float" office:value="-8">
                <text:p>-8</text:p>
              </table:table-cell>
              <table:table-cell office:value-type="float" office:value="-28">
                <text:p>-2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34">
                <text:p>-3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5">
                <text:p>-25</text:p>
              </table:table-cell>
              <table:table-cell office:value-type="float" office:value="9">
                <text:p>9</text:p>
              </table:table-cell>
              <table:table-cell office:value-type="float" office:value="-36">
                <text:p>-3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">
                <text:p>-22</text:p>
              </table:table-cell>
              <table:table-cell office:value-type="float" office:value="5">
                <text:p>5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2">
                <text:p>-22</text:p>
              </table:table-cell>
              <table:table-cell office:value-type="float" office:value="-2">
                <text:p>-2</text:p>
              </table:table-cell>
              <table:table-cell office:value-type="float" office:value="-25">
                <text:p>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7">
                <text:p>-7</text:p>
              </table:table-cell>
              <table:table-cell office:value-type="float" office:value="-19">
                <text:p>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6">
                <text:p>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-21">
                <text:p>-21</text:p>
              </table:table-cell>
              <table:table-cell office:value-type="float" office:value="19">
                <text:p>1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-9">
                <text:p>-9</text:p>
              </table:table-cell>
              <table:table-cell office:value-type="float" office:value="18">
                <text:p>1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-6">
                <text:p>-6</text:p>
              </table:table-cell>
              <table:table-cell office:value-type="float" office:value="23">
                <text:p>2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-6">
                <text:p>-6</text:p>
              </table:table-cell>
              <table:table-cell office:value-type="float" office:value="31">
                <text:p>3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-3">
                <text:p>-3</text:p>
              </table:table-cell>
              <table:table-cell office:value-type="float" office:value="34">
                <text:p>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">
                <text:p>-14</text:p>
              </table:table-cell>
              <table:table-cell office:value-type="float" office:value="7">
                <text:p>7</text:p>
              </table:table-cell>
              <table:table-cell office:value-type="float" office:value="-11">
                <text:p>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">
                <text:p>-20</text:p>
              </table:table-cell>
              <table:table-cell office:value-type="float" office:value="13">
                <text:p>13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6">
                <text:p>-16</text:p>
              </table:table-cell>
              <table:table-cell office:value-type="float" office:value="12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1">
                <text:p>301</text:p>
              </table:table-cell>
              <table:table-cell office:value-type="float" office:value="288">
                <text:p>288</text:p>
              </table:table-cell>
              <table:table-cell office:value-type="float" office:value="345">
                <text:p>3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">
                <text:p>377</text:p>
              </table:table-cell>
              <table:table-cell office:value-type="float" office:value="369">
                <text:p>369</text:p>
              </table:table-cell>
              <table:table-cell office:value-type="float" office:value="428">
                <text:p>42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5">
                <text:p>385</text:p>
              </table:table-cell>
              <table:table-cell office:value-type="float" office:value="388">
                <text:p>388</text:p>
              </table:table-cell>
              <table:table-cell office:value-type="float" office:value="439">
                <text:p>43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1">
                <text:p>341</text:p>
              </table:table-cell>
              <table:table-cell office:value-type="float" office:value="323">
                <text:p>323</text:p>
              </table:table-cell>
              <table:table-cell office:value-type="float" office:value="392">
                <text:p>3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7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261">
                <text:p>2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136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8">
                <text:p>-38</text:p>
              </table:table-cell>
              <table:table-cell office:value-type="float" office:value="1">
                <text:p>1</text:p>
              </table:table-cell>
              <table:table-cell office:value-type="float" office:value="-42">
                <text:p>-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4">
                <text:p>-144</text:p>
              </table:table-cell>
              <table:table-cell office:value-type="float" office:value="3">
                <text:p>3</text:p>
              </table:table-cell>
              <table:table-cell office:value-type="float" office:value="-162">
                <text:p>-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2">
                <text:p>-282</text:p>
              </table:table-cell>
              <table:table-cell office:value-type="float" office:value="1">
                <text:p>1</text:p>
              </table:table-cell>
              <table:table-cell office:value-type="float" office:value="-317">
                <text:p>-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65">
                <text:p>-365</text:p>
              </table:table-cell>
              <table:table-cell office:value-type="float" office:value="-1">
                <text:p>-1</text:p>
              </table:table-cell>
              <table:table-cell office:value-type="float" office:value="-411">
                <text:p>-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85">
                <text:p>-385</text:p>
              </table:table-cell>
              <table:table-cell office:value-type="float" office:value="1">
                <text:p>1</text:p>
              </table:table-cell>
              <table:table-cell office:value-type="float" office:value="-433">
                <text:p>-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52">
                <text:p>-352</text:p>
              </table:table-cell>
              <table:table-cell office:value-type="float" office:value="2">
                <text:p>2</text:p>
              </table:table-cell>
              <table:table-cell office:value-type="float" office:value="-398">
                <text:p>-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5">
                <text:p>-245</text:p>
              </table:table-cell>
              <table:table-cell office:value-type="float" office:value="0">
                <text:p>0</text:p>
              </table:table-cell>
              <table:table-cell office:value-type="float" office:value="-278">
                <text:p>-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9">
                <text:p>-109</text:p>
              </table:table-cell>
              <table:table-cell office:value-type="float" office:value="-1">
                <text:p>-1</text:p>
              </table:table-cell>
              <table:table-cell office:value-type="float" office:value="-121">
                <text:p>-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6">
                <text:p>-26</text:p>
              </table:table-cell>
              <table:table-cell office:value-type="float" office:value="-1">
                <text:p>-1</text:p>
              </table:table-cell>
              <table:table-cell office:value-type="float" office:value="-28">
                <text:p>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">
                <text:p>-5</text:p>
              </table:table-cell>
              <table:table-cell office:value-type="float" office:value="-31">
                <text:p>-31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  <table:table-cell office:value-type="float" office:value="5">
                <text:p>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-189">
                <text:p>-189</text:p>
              </table:table-cell>
              <table:table-cell office:value-type="float" office:value="10">
                <text:p>1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-291">
                <text:p>-291</text:p>
              </table:table-cell>
              <table:table-cell office:value-type="float" office:value="14">
                <text:p>1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-385">
                <text:p>-385</text:p>
              </table:table-cell>
              <table:table-cell office:value-type="float" office:value="18">
                <text:p>18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-424">
                <text:p>-424</text:p>
              </table:table-cell>
              <table:table-cell office:value-type="float" office:value="17">
                <text:p>17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-374">
                <text:p>-374</text:p>
              </table:table-cell>
              <table:table-cell office:value-type="float" office:value="13">
                <text:p>13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-277">
                <text:p>-277</text:p>
              </table:table-cell>
              <table:table-cell office:value-type="float" office:value="10">
                <text:p>10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-166">
                <text:p>-166</text:p>
              </table:table-cell>
              <table:table-cell office:value-type="float" office:value="10">
                <text:p>10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-62">
                <text:p>-62</text:p>
              </table:table-cell>
              <table:table-cell office:value-type="float" office:value="10">
                <text:p>10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33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">
                <text:p>94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2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">
                <text:p>124</text:p>
              </table:table-cell>
              <table:table-cell office:value-type="float" office:value="108">
                <text:p>108</text:p>
              </table:table-cell>
              <table:table-cell office:value-type="float" office:value="131">
                <text:p>1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01">
                <text:p>101</text:p>
              </table:table-cell>
              <table:table-cell office:value-type="float" office:value="131">
                <text:p>1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99">
                <text:p>99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">
                <text:p>73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">
                <text:p>56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7cm" xlink:href=".." xlink:type="simple" chart:class="chart:line" chart:style-name="ch1">
        <chart:legend chart:legend-position="end" svg:x="13.09cm" svg:y="3.929cm" style:legend-expansion="high" chart:style-name="ch2"/>
        <chart:plot-area chart:style-name="ch3" table:cell-range-address="Feuille3.E1:Feuille3.F128" svg:x="0.77cm" svg:y="0.855cm" svg:width="11.68cm" svg:height="7.552cm">
          <chartooo:coordinate-region svg:x="1.947cm" svg:y="1.067cm" svg:width="10.503cm" svg:height="6.3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3.E1:Feuille3.E128" chart:class="chart:line">
            <chart:data-point chart:repeated="128"/>
          </chart:series>
          <chart:series chart:style-name="ch7" chart:values-cell-range-address="Feuille3.F1:Feuille3.F128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36">
                <text:p>15036</text:p>
                <draw:g>
                  <svg:desc>Feuille3.E1:Feuille3.E128</svg:desc>
                </draw:g>
              </table:table-cell>
              <table:table-cell office:value-type="float" office:value="14662">
                <text:p>14662</text:p>
                <draw:g>
                  <svg:desc>Feuille3.F1:Feuille3.F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02">
                <text:p>56002</text:p>
              </table:table-cell>
              <table:table-cell office:value-type="float" office:value="55630">
                <text:p>556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198">
                <text:p>64198</text:p>
              </table:table-cell>
              <table:table-cell office:value-type="float" office:value="63833">
                <text:p>63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29">
                <text:p>39629</text:p>
              </table:table-cell>
              <table:table-cell office:value-type="float" office:value="39284">
                <text:p>39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828">
                <text:p>47828</text:p>
              </table:table-cell>
              <table:table-cell office:value-type="float" office:value="47511">
                <text:p>47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59">
                <text:p>23259</text:p>
              </table:table-cell>
              <table:table-cell office:value-type="float" office:value="22984">
                <text:p>22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57">
                <text:p>31457</text:p>
              </table:table-cell>
              <table:table-cell office:value-type="float" office:value="31239">
                <text:p>31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88">
                <text:p>6888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90">
                <text:p>15090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58">
                <text:p>56058</text:p>
              </table:table-cell>
              <table:table-cell office:value-type="float" office:value="56043">
                <text:p>56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54">
                <text:p>64254</text:p>
              </table:table-cell>
              <table:table-cell office:value-type="float" office:value="64308">
                <text:p>64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82">
                <text:p>39682</text:p>
              </table:table-cell>
              <table:table-cell office:value-type="float" office:value="39789">
                <text:p>39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79">
                <text:p>47879</text:p>
              </table:table-cell>
              <table:table-cell office:value-type="float" office:value="48019">
                <text:p>48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09">
                <text:p>23309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02">
                <text:p>31502</text:p>
              </table:table-cell>
              <table:table-cell office:value-type="float" office:value="31738">
                <text:p>31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31">
                <text:p>6931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9">
                <text:p>15129</text:p>
              </table:table-cell>
              <table:table-cell office:value-type="float" office:value="15486">
                <text:p>15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93">
                <text:p>56093</text:p>
              </table:table-cell>
              <table:table-cell office:value-type="float" office:value="56538">
                <text:p>56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287">
                <text:p>64287</text:p>
              </table:table-cell>
              <table:table-cell office:value-type="float" office:value="64815">
                <text:p>64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716">
                <text:p>39716</text:p>
              </table:table-cell>
              <table:table-cell office:value-type="float" office:value="40271">
                <text:p>40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914">
                <text:p>47914</text:p>
              </table:table-cell>
              <table:table-cell office:value-type="float" office:value="48496">
                <text:p>48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42">
                <text:p>23342</text:p>
              </table:table-cell>
              <table:table-cell office:value-type="float" office:value="23964">
                <text:p>23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38">
                <text:p>31538</text:p>
              </table:table-cell>
              <table:table-cell office:value-type="float" office:value="32197">
                <text:p>32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66">
                <text:p>6966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782">
                <text:p>63782</text:p>
              </table:table-cell>
              <table:table-cell office:value-type="float" office:value="64077">
                <text:p>64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790">
                <text:p>63790</text:p>
              </table:table-cell>
              <table:table-cell office:value-type="float" office:value="64082">
                <text:p>64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802">
                <text:p>63802</text:p>
              </table:table-cell>
              <table:table-cell office:value-type="float" office:value="64087">
                <text:p>64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828">
                <text:p>63828</text:p>
              </table:table-cell>
              <table:table-cell office:value-type="float" office:value="64096">
                <text:p>64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865">
                <text:p>63865</text:p>
              </table:table-cell>
              <table:table-cell office:value-type="float" office:value="64107">
                <text:p>64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913">
                <text:p>63913</text:p>
              </table:table-cell>
              <table:table-cell office:value-type="float" office:value="64116">
                <text:p>64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979">
                <text:p>63979</text:p>
              </table:table-cell>
              <table:table-cell office:value-type="float" office:value="64125">
                <text:p>64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54">
                <text:p>64054</text:p>
              </table:table-cell>
              <table:table-cell office:value-type="float" office:value="64135">
                <text:p>64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136">
                <text:p>64136</text:p>
              </table:table-cell>
              <table:table-cell office:value-type="float" office:value="64147">
                <text:p>64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217">
                <text:p>64217</text:p>
              </table:table-cell>
              <table:table-cell office:value-type="float" office:value="64159">
                <text:p>64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295">
                <text:p>64295</text:p>
              </table:table-cell>
              <table:table-cell office:value-type="float" office:value="64167">
                <text:p>64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354">
                <text:p>64354</text:p>
              </table:table-cell>
              <table:table-cell office:value-type="float" office:value="64177">
                <text:p>64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392">
                <text:p>64392</text:p>
              </table:table-cell>
              <table:table-cell office:value-type="float" office:value="64195">
                <text:p>64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435">
                <text:p>64435</text:p>
              </table:table-cell>
              <table:table-cell office:value-type="float" office:value="64243">
                <text:p>64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504">
                <text:p>64504</text:p>
              </table:table-cell>
              <table:table-cell office:value-type="float" office:value="64337">
                <text:p>64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569">
                <text:p>64569</text:p>
              </table:table-cell>
              <table:table-cell office:value-type="float" office:value="64480">
                <text:p>64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649">
                <text:p>64649</text:p>
              </table:table-cell>
              <table:table-cell office:value-type="float" office:value="64658">
                <text:p>64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750">
                <text:p>64750</text:p>
              </table:table-cell>
              <table:table-cell office:value-type="float" office:value="64834">
                <text:p>64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842">
                <text:p>64842</text:p>
              </table:table-cell>
              <table:table-cell office:value-type="float" office:value="64978">
                <text:p>64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877">
                <text:p>64877</text:p>
              </table:table-cell>
              <table:table-cell office:value-type="float" office:value="65076">
                <text:p>65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12">
                <text:p>64912</text:p>
              </table:table-cell>
              <table:table-cell office:value-type="float" office:value="65130">
                <text:p>65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962">
                <text:p>64962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009">
                <text:p>65009</text:p>
              </table:table-cell>
              <table:table-cell office:value-type="float" office:value="65172">
                <text:p>65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037">
                <text:p>65037</text:p>
              </table:table-cell>
              <table:table-cell office:value-type="float" office:value="65191">
                <text:p>65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101">
                <text:p>65101</text:p>
              </table:table-cell>
              <table:table-cell office:value-type="float" office:value="65212">
                <text:p>65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161">
                <text:p>65161</text:p>
              </table:table-cell>
              <table:table-cell office:value-type="float" office:value="65230">
                <text:p>652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191">
                <text:p>65191</text:p>
              </table:table-cell>
              <table:table-cell office:value-type="float" office:value="65247">
                <text:p>65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208">
                <text:p>65208</text:p>
              </table:table-cell>
              <table:table-cell office:value-type="float" office:value="65263">
                <text:p>65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243">
                <text:p>65243</text:p>
              </table:table-cell>
              <table:table-cell office:value-type="float" office:value="65282">
                <text:p>65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261">
                <text:p>65261</text:p>
              </table:table-cell>
              <table:table-cell office:value-type="float" office:value="65297">
                <text:p>65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295">
                <text:p>65295</text:p>
              </table:table-cell>
              <table:table-cell office:value-type="float" office:value="65307">
                <text:p>65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329">
                <text:p>65329</text:p>
              </table:table-cell>
              <table:table-cell office:value-type="float" office:value="65317">
                <text:p>65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370">
                <text:p>65370</text:p>
              </table:table-cell>
              <table:table-cell office:value-type="float" office:value="65328">
                <text:p>65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405">
                <text:p>65405</text:p>
              </table:table-cell>
              <table:table-cell office:value-type="float" office:value="65334">
                <text:p>65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435">
                <text:p>65435</text:p>
              </table:table-cell>
              <table:table-cell office:value-type="float" office:value="65336">
                <text:p>65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443">
                <text:p>65443</text:p>
              </table:table-cell>
              <table:table-cell office:value-type="float" office:value="65341">
                <text:p>65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462">
                <text:p>65462</text:p>
              </table:table-cell>
              <table:table-cell office:value-type="float" office:value="65349">
                <text:p>65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465">
                <text:p>65465</text:p>
              </table:table-cell>
              <table:table-cell office:value-type="float" office:value="65360">
                <text:p>653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463">
                <text:p>65463</text:p>
              </table:table-cell>
              <table:table-cell office:value-type="float" office:value="65369">
                <text:p>65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449">
                <text:p>65449</text:p>
              </table:table-cell>
              <table:table-cell office:value-type="float" office:value="65382">
                <text:p>65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449">
                <text:p>65449</text:p>
              </table:table-cell>
              <table:table-cell office:value-type="float" office:value="65393">
                <text:p>65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433">
                <text:p>65433</text:p>
              </table:table-cell>
              <table:table-cell office:value-type="float" office:value="65399">
                <text:p>65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436">
                <text:p>65436</text:p>
              </table:table-cell>
              <table:table-cell office:value-type="float" office:value="65398">
                <text:p>65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440">
                <text:p>65440</text:p>
              </table:table-cell>
              <table:table-cell office:value-type="float" office:value="65399">
                <text:p>65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475">
                <text:p>65475</text:p>
              </table:table-cell>
              <table:table-cell office:value-type="float" office:value="65405">
                <text:p>65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491">
                <text:p>65491</text:p>
              </table:table-cell>
              <table:table-cell office:value-type="float" office:value="65411">
                <text:p>65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513">
                <text:p>65513</text:p>
              </table:table-cell>
              <table:table-cell office:value-type="float" office:value="65409">
                <text:p>65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520">
                <text:p>65520</text:p>
              </table:table-cell>
              <table:table-cell office:value-type="float" office:value="65402">
                <text:p>65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530">
                <text:p>65530</text:p>
              </table:table-cell>
              <table:table-cell office:value-type="float" office:value="65394">
                <text:p>65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514">
                <text:p>65514</text:p>
              </table:table-cell>
              <table:table-cell office:value-type="float" office:value="65387">
                <text:p>65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508">
                <text:p>65508</text:p>
              </table:table-cell>
              <table:table-cell office:value-type="float" office:value="65383">
                <text:p>653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493">
                <text:p>65493</text:p>
              </table:table-cell>
              <table:table-cell office:value-type="float" office:value="65396">
                <text:p>65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489">
                <text:p>65489</text:p>
              </table:table-cell>
              <table:table-cell office:value-type="float" office:value="65418">
                <text:p>65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470">
                <text:p>65470</text:p>
              </table:table-cell>
              <table:table-cell office:value-type="float" office:value="65443">
                <text:p>65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463">
                <text:p>65463</text:p>
              </table:table-cell>
              <table:table-cell office:value-type="float" office:value="65464">
                <text:p>65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450">
                <text:p>65450</text:p>
              </table:table-cell>
              <table:table-cell office:value-type="float" office:value="65484">
                <text:p>654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453">
                <text:p>65453</text:p>
              </table:table-cell>
              <table:table-cell office:value-type="float" office:value="65500">
                <text:p>65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444">
                <text:p>65444</text:p>
              </table:table-cell>
              <table:table-cell office:value-type="float" office:value="65512">
                <text:p>65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445">
                <text:p>65445</text:p>
              </table:table-cell>
              <table:table-cell office:value-type="float" office:value="65518">
                <text:p>65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433">
                <text:p>65433</text:p>
              </table:table-cell>
              <table:table-cell office:value-type="float" office:value="65526">
                <text:p>65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428">
                <text:p>65428</text:p>
              </table:table-cell>
              <table:table-cell office:value-type="float" office:value="65530">
                <text:p>655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406">
                <text:p>65406</text:p>
              </table:table-cell>
              <table:table-cell office:value-type="float" office:value="65518">
                <text:p>65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398">
                <text:p>65398</text:p>
              </table:table-cell>
              <table:table-cell office:value-type="float" office:value="65506">
                <text:p>65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387">
                <text:p>65387</text:p>
              </table:table-cell>
              <table:table-cell office:value-type="float" office:value="65507">
                <text:p>65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390">
                <text:p>65390</text:p>
              </table:table-cell>
              <table:table-cell office:value-type="float" office:value="65508">
                <text:p>655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376">
                <text:p>65376</text:p>
              </table:table-cell>
              <table:table-cell office:value-type="float" office:value="65510">
                <text:p>655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367">
                <text:p>65367</text:p>
              </table:table-cell>
              <table:table-cell office:value-type="float" office:value="65522">
                <text:p>65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348">
                <text:p>65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339">
                <text:p>65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316">
                <text:p>65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313">
                <text:p>653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315">
                <text:p>65315</text:p>
              </table:table-cell>
              <table:table-cell office:value-type="float" office:value="65529">
                <text:p>655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340">
                <text:p>65340</text:p>
              </table:table-cell>
              <table:table-cell office:value-type="float" office:value="65520">
                <text:p>655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353">
                <text:p>65353</text:p>
              </table:table-cell>
              <table:table-cell office:value-type="float" office:value="65513">
                <text:p>65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379">
                <text:p>65379</text:p>
              </table:table-cell>
              <table:table-cell office:value-type="float" office:value="65506">
                <text:p>65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396">
                <text:p>65396</text:p>
              </table:table-cell>
              <table:table-cell office:value-type="float" office:value="65498">
                <text:p>65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416">
                <text:p>65416</text:p>
              </table:table-cell>
              <table:table-cell office:value-type="float" office:value="65495">
                <text:p>65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412">
                <text:p>65412</text:p>
              </table:table-cell>
              <table:table-cell office:value-type="float" office:value="65489">
                <text:p>65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412">
                <text:p>65412</text:p>
              </table:table-cell>
              <table:table-cell office:value-type="float" office:value="65476">
                <text:p>65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402">
                <text:p>65402</text:p>
              </table:table-cell>
              <table:table-cell office:value-type="float" office:value="65457">
                <text:p>654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367">
                <text:p>65367</text:p>
              </table:table-cell>
              <table:table-cell office:value-type="float" office:value="65373">
                <text:p>65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255">
                <text:p>65255</text:p>
              </table:table-cell>
              <table:table-cell office:value-type="float" office:value="65174">
                <text:p>65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082">
                <text:p>65082</text:p>
              </table:table-cell>
              <table:table-cell office:value-type="float" office:value="64926">
                <text:p>64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841">
                <text:p>64841</text:p>
              </table:table-cell>
              <table:table-cell office:value-type="float" office:value="64680">
                <text:p>64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572">
                <text:p>64572</text:p>
              </table:table-cell>
              <table:table-cell office:value-type="float" office:value="64443">
                <text:p>64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329">
                <text:p>64329</text:p>
              </table:table-cell>
              <table:table-cell office:value-type="float" office:value="64273">
                <text:p>64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154">
                <text:p>64154</text:p>
              </table:table-cell>
              <table:table-cell office:value-type="float" office:value="64212">
                <text:p>64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047">
                <text:p>64047</text:p>
              </table:table-cell>
              <table:table-cell office:value-type="float" office:value="64206">
                <text:p>642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007">
                <text:p>64007</text:p>
              </table:table-cell>
              <table:table-cell office:value-type="float" office:value="64206">
                <text:p>642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001">
                <text:p>64001</text:p>
              </table:table-cell>
              <table:table-cell office:value-type="float" office:value="64254">
                <text:p>64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995">
                <text:p>63995</text:p>
              </table:table-cell>
              <table:table-cell office:value-type="float" office:value="64413">
                <text:p>64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993">
                <text:p>63993</text:p>
              </table:table-cell>
              <table:table-cell office:value-type="float" office:value="64623">
                <text:p>646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991">
                <text:p>63991</text:p>
              </table:table-cell>
              <table:table-cell office:value-type="float" office:value="64835">
                <text:p>648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988">
                <text:p>63988</text:p>
              </table:table-cell>
              <table:table-cell office:value-type="float" office:value="65046">
                <text:p>650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984">
                <text:p>63984</text:p>
              </table:table-cell>
              <table:table-cell office:value-type="float" office:value="65207">
                <text:p>65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983">
                <text:p>63983</text:p>
              </table:table-cell>
              <table:table-cell office:value-type="float" office:value="65254">
                <text:p>6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985">
                <text:p>63985</text:p>
              </table:table-cell>
              <table:table-cell office:value-type="float" office:value="65254">
                <text:p>65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985">
                <text:p>63985</text:p>
              </table:table-cell>
              <table:table-cell office:value-type="float" office:value="65249">
                <text:p>652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986">
                <text:p>63986</text:p>
              </table:table-cell>
              <table:table-cell office:value-type="float" office:value="65241">
                <text:p>65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005">
                <text:p>64005</text:p>
              </table:table-cell>
              <table:table-cell office:value-type="float" office:value="65232">
                <text:p>65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071">
                <text:p>64071</text:p>
              </table:table-cell>
              <table:table-cell office:value-type="float" office:value="65226">
                <text:p>65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190">
                <text:p>64190</text:p>
              </table:table-cell>
              <table:table-cell office:value-type="float" office:value="65215">
                <text:p>652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375">
                <text:p>64375</text:p>
              </table:table-cell>
              <table:table-cell office:value-type="float" office:value="65201">
                <text:p>65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596">
                <text:p>64596</text:p>
              </table:table-cell>
              <table:table-cell office:value-type="float" office:value="65185">
                <text:p>651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